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Dolar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float" office:value="3099.75" calcext:value-type="float">
            <text:p>3099,75</text:p>
          </table:table-cell>
          <table:table-cell table:formula="of:=[.A1]-[.A2]" office:value-type="float" office:value="0" calcext:value-type="float">
            <text:p>0</text:p>
          </table:table-cell>
          <table:table-cell table:formula="of:=([.B1]+128)/256*0.8+0.1" office:value-type="float" office:value="0.5" calcext:value-type="float">
            <text:p>0,5</text:p>
          </table:table-cell>
          <table:table-cell/>
          <table:table-cell table:formula="of:=[.C6]" office:value-type="float" office:value="0.5" calcext:value-type="float">
            <text:p>0,5</text:p>
          </table:table-cell>
          <table:table-cell table:formula="of:=[.C5]" office:value-type="float" office:value="0.5" calcext:value-type="float">
            <text:p>0,5</text:p>
          </table:table-cell>
          <table:table-cell table:formula="of:=[.C4]" office:value-type="float" office:value="0.623468750000001" calcext:value-type="float">
            <text:p>0,62346875</text:p>
          </table:table-cell>
          <table:table-cell table:formula="of:=[.C3]" office:value-type="float" office:value="0.461031249999999" calcext:value-type="float">
            <text:p>0,46103125</text:p>
          </table:table-cell>
          <table:table-cell table:formula="of:=[.C2]" office:value-type="float" office:value="0.579375" calcext:value-type="float">
            <text:p>0,579375</text:p>
          </table:table-cell>
          <table:table-cell/>
          <table:table-cell table:formula="of:=[.C1]" office:value-type="float" office:value="0.5" calcext:value-type="float">
            <text:p>0,5</text:p>
          </table:table-cell>
          <table:table-cell/>
          <table:table-cell table:formula="of:=[.K1]" office:value-type="float" office:value="0.5" calcext:value-type="float">
            <text:p>0,5</text:p>
          </table:table-cell>
          <table:table-cell table:formula="of:=([.M1]-0.1)/0.8*256-1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.75" calcext:value-type="float">
            <text:p>3099,75</text:p>
          </table:table-cell>
          <table:table-cell table:formula="of:=[.A2]-[.A3]" office:value-type="float" office:value="25.4000000000001" calcext:value-type="float">
            <text:p>25,4</text:p>
          </table:table-cell>
          <table:table-cell table:formula="of:=([.B2]+128)/256*0.8+0.1" office:value-type="float" office:value="0.579375" calcext:value-type="float">
            <text:p>0,579375</text:p>
          </table:table-cell>
          <table:table-cell/>
          <table:table-cell table:formula="of:=[.C7]" office:value-type="float" office:value="0.39146875" calcext:value-type="float">
            <text:p>0,39146875</text:p>
          </table:table-cell>
          <table:table-cell table:formula="of:=[.C6]" office:value-type="float" office:value="0.5" calcext:value-type="float">
            <text:p>0,5</text:p>
          </table:table-cell>
          <table:table-cell table:formula="of:=[.C5]" office:value-type="float" office:value="0.5" calcext:value-type="float">
            <text:p>0,5</text:p>
          </table:table-cell>
          <table:table-cell table:formula="of:=[.C4]" office:value-type="float" office:value="0.623468750000001" calcext:value-type="float">
            <text:p>0,62346875</text:p>
          </table:table-cell>
          <table:table-cell table:formula="of:=[.C3]" office:value-type="float" office:value="0.461031249999999" calcext:value-type="float">
            <text:p>0,46103125</text:p>
          </table:table-cell>
          <table:table-cell/>
          <table:table-cell table:formula="of:=[.C2]" office:value-type="float" office:value="0.579375" calcext:value-type="float">
            <text:p>0,579375</text:p>
          </table:table-cell>
          <table:table-cell table:number-columns-repeated="3"/>
        </table:table-row>
        <table:table-row table:style-name="ro1">
          <table:table-cell office:value-type="float" office:value="3074.35" calcext:value-type="float">
            <text:p>3074,35</text:p>
          </table:table-cell>
          <table:table-cell table:formula="of:=[.A3]-[.A4]" office:value-type="float" office:value="-12.4700000000003" calcext:value-type="float">
            <text:p>-12,47</text:p>
          </table:table-cell>
          <table:table-cell table:formula="of:=([.B3]+128)/256*0.8+0.1" office:value-type="float" office:value="0.461031249999999" calcext:value-type="float">
            <text:p>0,46103125</text:p>
          </table:table-cell>
          <table:table-cell/>
          <table:table-cell table:formula="of:=[.C8]" office:value-type="float" office:value="0.416687499999999" calcext:value-type="float">
            <text:p>0,4166875</text:p>
          </table:table-cell>
          <table:table-cell table:formula="of:=[.C7]" office:value-type="float" office:value="0.39146875" calcext:value-type="float">
            <text:p>0,39146875</text:p>
          </table:table-cell>
          <table:table-cell table:formula="of:=[.C6]" office:value-type="float" office:value="0.5" calcext:value-type="float">
            <text:p>0,5</text:p>
          </table:table-cell>
          <table:table-cell table:formula="of:=[.C5]" office:value-type="float" office:value="0.5" calcext:value-type="float">
            <text:p>0,5</text:p>
          </table:table-cell>
          <table:table-cell table:formula="of:=[.C4]" office:value-type="float" office:value="0.623468750000001" calcext:value-type="float">
            <text:p>0,62346875</text:p>
          </table:table-cell>
          <table:table-cell/>
          <table:table-cell table:formula="of:=[.C3]" office:value-type="float" office:value="0.461031249999999" calcext:value-type="float">
            <text:p>0,46103125</text:p>
          </table:table-cell>
          <table:table-cell table:number-columns-repeated="3"/>
        </table:table-row>
        <table:table-row table:style-name="ro1">
          <table:table-cell office:value-type="float" office:value="3086.82" calcext:value-type="float">
            <text:p>3086,82</text:p>
          </table:table-cell>
          <table:table-cell table:formula="of:=[.A4]-[.A5]" office:value-type="float" office:value="39.5100000000002" calcext:value-type="float">
            <text:p>39,51</text:p>
          </table:table-cell>
          <table:table-cell table:formula="of:=([.B4]+128)/256*0.8+0.1" office:value-type="float" office:value="0.623468750000001" calcext:value-type="float">
            <text:p>0,62346875</text:p>
          </table:table-cell>
          <table:table-cell/>
          <table:table-cell table:formula="of:=[.C9]" office:value-type="float" office:value="0.6233125" calcext:value-type="float">
            <text:p>0,6233125</text:p>
          </table:table-cell>
          <table:table-cell table:formula="of:=[.C8]" office:value-type="float" office:value="0.416687499999999" calcext:value-type="float">
            <text:p>0,4166875</text:p>
          </table:table-cell>
          <table:table-cell table:formula="of:=[.C7]" office:value-type="float" office:value="0.39146875" calcext:value-type="float">
            <text:p>0,39146875</text:p>
          </table:table-cell>
          <table:table-cell table:formula="of:=[.C6]" office:value-type="float" office:value="0.5" calcext:value-type="float">
            <text:p>0,5</text:p>
          </table:table-cell>
          <table:table-cell table:formula="of:=[.C5]" office:value-type="float" office:value="0.5" calcext:value-type="float">
            <text:p>0,5</text:p>
          </table:table-cell>
          <table:table-cell/>
          <table:table-cell table:formula="of:=[.C4]" office:value-type="float" office:value="0.623468750000001" calcext:value-type="float">
            <text:p>0,62346875</text:p>
          </table:table-cell>
          <table:table-cell table:number-columns-repeated="3"/>
        </table:table-row>
        <table:table-row table:style-name="ro1">
          <table:table-cell office:value-type="float" office:value="3047.31" calcext:value-type="float">
            <text:p>3047,31</text:p>
          </table:table-cell>
          <table:table-cell table:formula="of:=[.A5]-[.A6]" office:value-type="float" office:value="0" calcext:value-type="float">
            <text:p>0</text:p>
          </table:table-cell>
          <table:table-cell table:formula="of:=([.B5]+128)/256*0.8+0.1" office:value-type="float" office:value="0.5" calcext:value-type="float">
            <text:p>0,5</text:p>
          </table:table-cell>
          <table:table-cell/>
          <table:table-cell table:formula="of:=[.C10]" office:value-type="float" office:value="0.487531250000001" calcext:value-type="float">
            <text:p>0,48753125</text:p>
          </table:table-cell>
          <table:table-cell table:formula="of:=[.C9]" office:value-type="float" office:value="0.6233125" calcext:value-type="float">
            <text:p>0,6233125</text:p>
          </table:table-cell>
          <table:table-cell table:formula="of:=[.C8]" office:value-type="float" office:value="0.416687499999999" calcext:value-type="float">
            <text:p>0,4166875</text:p>
          </table:table-cell>
          <table:table-cell table:formula="of:=[.C7]" office:value-type="float" office:value="0.39146875" calcext:value-type="float">
            <text:p>0,39146875</text:p>
          </table:table-cell>
          <table:table-cell table:formula="of:=[.C6]" office:value-type="float" office:value="0.5" calcext:value-type="float">
            <text:p>0,5</text:p>
          </table:table-cell>
          <table:table-cell/>
          <table:table-cell table:formula="of:=[.C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47.31" calcext:value-type="float">
            <text:p>3047,31</text:p>
          </table:table-cell>
          <table:table-cell table:formula="of:=[.A6]-[.A7]" office:value-type="float" office:value="0" calcext:value-type="float">
            <text:p>0</text:p>
          </table:table-cell>
          <table:table-cell table:formula="of:=([.B6]+128)/256*0.8+0.1" office:value-type="float" office:value="0.5" calcext:value-type="float">
            <text:p>0,5</text:p>
          </table:table-cell>
          <table:table-cell/>
          <table:table-cell table:formula="of:=[.C11]" office:value-type="float" office:value="0.5" calcext:value-type="float">
            <text:p>0,5</text:p>
          </table:table-cell>
          <table:table-cell table:formula="of:=[.C10]" office:value-type="float" office:value="0.487531250000001" calcext:value-type="float">
            <text:p>0,48753125</text:p>
          </table:table-cell>
          <table:table-cell table:formula="of:=[.C9]" office:value-type="float" office:value="0.6233125" calcext:value-type="float">
            <text:p>0,6233125</text:p>
          </table:table-cell>
          <table:table-cell table:formula="of:=[.C8]" office:value-type="float" office:value="0.416687499999999" calcext:value-type="float">
            <text:p>0,4166875</text:p>
          </table:table-cell>
          <table:table-cell table:formula="of:=[.C7]" office:value-type="float" office:value="0.39146875" calcext:value-type="float">
            <text:p>0,39146875</text:p>
          </table:table-cell>
          <table:table-cell/>
          <table:table-cell table:formula="of:=[.C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47.31" calcext:value-type="float">
            <text:p>3047,31</text:p>
          </table:table-cell>
          <table:table-cell table:formula="of:=[.A7]-[.A8]" office:value-type="float" office:value="-34.73" calcext:value-type="float">
            <text:p>-34,73</text:p>
          </table:table-cell>
          <table:table-cell table:formula="of:=([.B7]+128)/256*0.8+0.1" office:value-type="float" office:value="0.39146875" calcext:value-type="float">
            <text:p>0,39146875</text:p>
          </table:table-cell>
          <table:table-cell/>
          <table:table-cell table:formula="of:=[.C12]" office:value-type="float" office:value="0.5" calcext:value-type="float">
            <text:p>0,5</text:p>
          </table:table-cell>
          <table:table-cell table:formula="of:=[.C11]" office:value-type="float" office:value="0.5" calcext:value-type="float">
            <text:p>0,5</text:p>
          </table:table-cell>
          <table:table-cell table:formula="of:=[.C10]" office:value-type="float" office:value="0.487531250000001" calcext:value-type="float">
            <text:p>0,48753125</text:p>
          </table:table-cell>
          <table:table-cell table:formula="of:=[.C9]" office:value-type="float" office:value="0.6233125" calcext:value-type="float">
            <text:p>0,6233125</text:p>
          </table:table-cell>
          <table:table-cell table:formula="of:=[.C8]" office:value-type="float" office:value="0.416687499999999" calcext:value-type="float">
            <text:p>0,4166875</text:p>
          </table:table-cell>
          <table:table-cell/>
          <table:table-cell table:formula="of:=[.C7]" office:value-type="float" office:value="0.39146875" calcext:value-type="float">
            <text:p>0,39146875</text:p>
          </table:table-cell>
          <table:table-cell table:number-columns-repeated="3"/>
        </table:table-row>
        <table:table-row table:style-name="ro1">
          <table:table-cell office:value-type="float" office:value="3082.04" calcext:value-type="float">
            <text:p>3082,04</text:p>
          </table:table-cell>
          <table:table-cell table:formula="of:=[.A8]-[.A9]" office:value-type="float" office:value="-26.6600000000003" calcext:value-type="float">
            <text:p>-26,66</text:p>
          </table:table-cell>
          <table:table-cell table:formula="of:=([.B8]+128)/256*0.8+0.1" office:value-type="float" office:value="0.416687499999999" calcext:value-type="float">
            <text:p>0,4166875</text:p>
          </table:table-cell>
          <table:table-cell/>
          <table:table-cell table:formula="of:=[.C13]" office:value-type="float" office:value="0.5" calcext:value-type="float">
            <text:p>0,5</text:p>
          </table:table-cell>
          <table:table-cell table:formula="of:=[.C12]" office:value-type="float" office:value="0.5" calcext:value-type="float">
            <text:p>0,5</text:p>
          </table:table-cell>
          <table:table-cell table:formula="of:=[.C11]" office:value-type="float" office:value="0.5" calcext:value-type="float">
            <text:p>0,5</text:p>
          </table:table-cell>
          <table:table-cell table:formula="of:=[.C10]" office:value-type="float" office:value="0.487531250000001" calcext:value-type="float">
            <text:p>0,48753125</text:p>
          </table:table-cell>
          <table:table-cell table:formula="of:=[.C9]" office:value-type="float" office:value="0.6233125" calcext:value-type="float">
            <text:p>0,6233125</text:p>
          </table:table-cell>
          <table:table-cell/>
          <table:table-cell table:formula="of:=[.C8]" office:value-type="float" office:value="0.416687499999999" calcext:value-type="float">
            <text:p>0,4166875</text:p>
          </table:table-cell>
          <table:table-cell table:number-columns-repeated="3"/>
        </table:table-row>
        <table:table-row table:style-name="ro1">
          <table:table-cell office:value-type="float" office:value="3108.7" calcext:value-type="float">
            <text:p>3108,7</text:p>
          </table:table-cell>
          <table:table-cell table:formula="of:=[.A9]-[.A10]" office:value-type="float" office:value="39.46" calcext:value-type="float">
            <text:p>39,46</text:p>
          </table:table-cell>
          <table:table-cell table:formula="of:=([.B9]+128)/256*0.8+0.1" office:value-type="float" office:value="0.6233125" calcext:value-type="float">
            <text:p>0,6233125</text:p>
          </table:table-cell>
          <table:table-cell/>
          <table:table-cell table:formula="of:=[.C14]" office:value-type="float" office:value="0.69959375" calcext:value-type="float">
            <text:p>0,69959375</text:p>
          </table:table-cell>
          <table:table-cell table:formula="of:=[.C13]" office:value-type="float" office:value="0.5" calcext:value-type="float">
            <text:p>0,5</text:p>
          </table:table-cell>
          <table:table-cell table:formula="of:=[.C12]" office:value-type="float" office:value="0.5" calcext:value-type="float">
            <text:p>0,5</text:p>
          </table:table-cell>
          <table:table-cell table:formula="of:=[.C11]" office:value-type="float" office:value="0.5" calcext:value-type="float">
            <text:p>0,5</text:p>
          </table:table-cell>
          <table:table-cell table:formula="of:=[.C10]" office:value-type="float" office:value="0.487531250000001" calcext:value-type="float">
            <text:p>0,48753125</text:p>
          </table:table-cell>
          <table:table-cell/>
          <table:table-cell table:formula="of:=[.C9]" office:value-type="float" office:value="0.6233125" calcext:value-type="float">
            <text:p>0,6233125</text:p>
          </table:table-cell>
          <table:table-cell table:number-columns-repeated="3"/>
        </table:table-row>
        <table:table-row table:style-name="ro1">
          <table:table-cell office:value-type="float" office:value="3069.24" calcext:value-type="float">
            <text:p>3069,24</text:p>
          </table:table-cell>
          <table:table-cell table:formula="of:=[.A10]-[.A11]" office:value-type="float" office:value="-3.98999999999978" calcext:value-type="float">
            <text:p>-3,99</text:p>
          </table:table-cell>
          <table:table-cell table:formula="of:=([.B10]+128)/256*0.8+0.1" office:value-type="float" office:value="0.487531250000001" calcext:value-type="float">
            <text:p>0,48753125</text:p>
          </table:table-cell>
          <table:table-cell/>
          <table:table-cell table:formula="of:=[.C15]" office:value-type="float" office:value="0.7296875" calcext:value-type="float">
            <text:p>0,7296875</text:p>
          </table:table-cell>
          <table:table-cell table:formula="of:=[.C14]" office:value-type="float" office:value="0.69959375" calcext:value-type="float">
            <text:p>0,69959375</text:p>
          </table:table-cell>
          <table:table-cell table:formula="of:=[.C13]" office:value-type="float" office:value="0.5" calcext:value-type="float">
            <text:p>0,5</text:p>
          </table:table-cell>
          <table:table-cell table:formula="of:=[.C12]" office:value-type="float" office:value="0.5" calcext:value-type="float">
            <text:p>0,5</text:p>
          </table:table-cell>
          <table:table-cell table:formula="of:=[.C11]" office:value-type="float" office:value="0.5" calcext:value-type="float">
            <text:p>0,5</text:p>
          </table:table-cell>
          <table:table-cell/>
          <table:table-cell table:formula="of:=[.C10]" office:value-type="float" office:value="0.487531250000001" calcext:value-type="float">
            <text:p>0,48753125</text:p>
          </table:table-cell>
          <table:table-cell table:number-columns-repeated="3"/>
        </table:table-row>
        <table:table-row table:style-name="ro1">
          <table:table-cell office:value-type="float" office:value="3073.23" calcext:value-type="float">
            <text:p>3073,23</text:p>
          </table:table-cell>
          <table:table-cell table:formula="of:=[.A11]-[.A12]" office:value-type="float" office:value="0" calcext:value-type="float">
            <text:p>0</text:p>
          </table:table-cell>
          <table:table-cell table:formula="of:=([.B11]+128)/256*0.8+0.1" office:value-type="float" office:value="0.5" calcext:value-type="float">
            <text:p>0,5</text:p>
          </table:table-cell>
          <table:table-cell/>
          <table:table-cell table:formula="of:=[.C16]" office:value-type="float" office:value="0.5" calcext:value-type="float">
            <text:p>0,5</text:p>
          </table:table-cell>
          <table:table-cell table:formula="of:=[.C15]" office:value-type="float" office:value="0.7296875" calcext:value-type="float">
            <text:p>0,7296875</text:p>
          </table:table-cell>
          <table:table-cell table:formula="of:=[.C14]" office:value-type="float" office:value="0.69959375" calcext:value-type="float">
            <text:p>0,69959375</text:p>
          </table:table-cell>
          <table:table-cell table:formula="of:=[.C13]" office:value-type="float" office:value="0.5" calcext:value-type="float">
            <text:p>0,5</text:p>
          </table:table-cell>
          <table:table-cell table:formula="of:=[.C12]" office:value-type="float" office:value="0.5" calcext:value-type="float">
            <text:p>0,5</text:p>
          </table:table-cell>
          <table:table-cell/>
          <table:table-cell table:formula="of:=[.C1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73.23" calcext:value-type="float">
            <text:p>3073,23</text:p>
          </table:table-cell>
          <table:table-cell table:formula="of:=[.A12]-[.A13]" office:value-type="float" office:value="0" calcext:value-type="float">
            <text:p>0</text:p>
          </table:table-cell>
          <table:table-cell table:formula="of:=([.B12]+128)/256*0.8+0.1" office:value-type="float" office:value="0.5" calcext:value-type="float">
            <text:p>0,5</text:p>
          </table:table-cell>
          <table:table-cell/>
          <table:table-cell table:formula="of:=[.C17]" office:value-type="float" office:value="0.54596875" calcext:value-type="float">
            <text:p>0,54596875</text:p>
          </table:table-cell>
          <table:table-cell table:formula="of:=[.C16]" office:value-type="float" office:value="0.5" calcext:value-type="float">
            <text:p>0,5</text:p>
          </table:table-cell>
          <table:table-cell table:formula="of:=[.C15]" office:value-type="float" office:value="0.7296875" calcext:value-type="float">
            <text:p>0,7296875</text:p>
          </table:table-cell>
          <table:table-cell table:formula="of:=[.C14]" office:value-type="float" office:value="0.69959375" calcext:value-type="float">
            <text:p>0,69959375</text:p>
          </table:table-cell>
          <table:table-cell table:formula="of:=[.C13]" office:value-type="float" office:value="0.5" calcext:value-type="float">
            <text:p>0,5</text:p>
          </table:table-cell>
          <table:table-cell/>
          <table:table-cell table:formula="of:=[.C1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73.23" calcext:value-type="float">
            <text:p>3073,23</text:p>
          </table:table-cell>
          <table:table-cell table:formula="of:=[.A13]-[.A14]" office:value-type="float" office:value="0" calcext:value-type="float">
            <text:p>0</text:p>
          </table:table-cell>
          <table:table-cell table:formula="of:=([.B13]+128)/256*0.8+0.1" office:value-type="float" office:value="0.5" calcext:value-type="float">
            <text:p>0,5</text:p>
          </table:table-cell>
          <table:table-cell/>
          <table:table-cell table:formula="of:=[.C18]" office:value-type="float" office:value="0.578" calcext:value-type="float">
            <text:p>0,578</text:p>
          </table:table-cell>
          <table:table-cell table:formula="of:=[.C17]" office:value-type="float" office:value="0.54596875" calcext:value-type="float">
            <text:p>0,54596875</text:p>
          </table:table-cell>
          <table:table-cell table:formula="of:=[.C16]" office:value-type="float" office:value="0.5" calcext:value-type="float">
            <text:p>0,5</text:p>
          </table:table-cell>
          <table:table-cell table:formula="of:=[.C15]" office:value-type="float" office:value="0.7296875" calcext:value-type="float">
            <text:p>0,7296875</text:p>
          </table:table-cell>
          <table:table-cell table:formula="of:=[.C14]" office:value-type="float" office:value="0.69959375" calcext:value-type="float">
            <text:p>0,69959375</text:p>
          </table:table-cell>
          <table:table-cell/>
          <table:table-cell table:formula="of:=[.C1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73.23" calcext:value-type="float">
            <text:p>3073,23</text:p>
          </table:table-cell>
          <table:table-cell table:formula="of:=[.A14]-[.A15]" office:value-type="float" office:value="63.8699999999999" calcext:value-type="float">
            <text:p>63,87</text:p>
          </table:table-cell>
          <table:table-cell table:formula="of:=([.B14]+128)/256*0.8+0.1" office:value-type="float" office:value="0.69959375" calcext:value-type="float">
            <text:p>0,69959375</text:p>
          </table:table-cell>
          <table:table-cell/>
          <table:table-cell table:formula="of:=[.C19]" office:value-type="float" office:value="0.5" calcext:value-type="float">
            <text:p>0,5</text:p>
          </table:table-cell>
          <table:table-cell table:formula="of:=[.C18]" office:value-type="float" office:value="0.578" calcext:value-type="float">
            <text:p>0,578</text:p>
          </table:table-cell>
          <table:table-cell table:formula="of:=[.C17]" office:value-type="float" office:value="0.54596875" calcext:value-type="float">
            <text:p>0,54596875</text:p>
          </table:table-cell>
          <table:table-cell table:formula="of:=[.C16]" office:value-type="float" office:value="0.5" calcext:value-type="float">
            <text:p>0,5</text:p>
          </table:table-cell>
          <table:table-cell table:formula="of:=[.C15]" office:value-type="float" office:value="0.7296875" calcext:value-type="float">
            <text:p>0,7296875</text:p>
          </table:table-cell>
          <table:table-cell/>
          <table:table-cell table:formula="of:=[.C14]" office:value-type="float" office:value="0.69959375" calcext:value-type="float">
            <text:p>0,69959375</text:p>
          </table:table-cell>
          <table:table-cell table:number-columns-repeated="3"/>
        </table:table-row>
        <table:table-row table:style-name="ro1">
          <table:table-cell office:value-type="float" office:value="3009.36" calcext:value-type="float">
            <text:p>3009,36</text:p>
          </table:table-cell>
          <table:table-cell table:formula="of:=[.A15]-[.A16]" office:value-type="float" office:value="73.5" calcext:value-type="float">
            <text:p>73,5</text:p>
          </table:table-cell>
          <table:table-cell table:formula="of:=([.B15]+128)/256*0.8+0.1" office:value-type="float" office:value="0.7296875" calcext:value-type="float">
            <text:p>0,7296875</text:p>
          </table:table-cell>
          <table:table-cell/>
          <table:table-cell table:formula="of:=[.C20]" office:value-type="float" office:value="0.5" calcext:value-type="float">
            <text:p>0,5</text:p>
          </table:table-cell>
          <table:table-cell table:formula="of:=[.C19]" office:value-type="float" office:value="0.5" calcext:value-type="float">
            <text:p>0,5</text:p>
          </table:table-cell>
          <table:table-cell table:formula="of:=[.C18]" office:value-type="float" office:value="0.578" calcext:value-type="float">
            <text:p>0,578</text:p>
          </table:table-cell>
          <table:table-cell table:formula="of:=[.C17]" office:value-type="float" office:value="0.54596875" calcext:value-type="float">
            <text:p>0,54596875</text:p>
          </table:table-cell>
          <table:table-cell table:formula="of:=[.C16]" office:value-type="float" office:value="0.5" calcext:value-type="float">
            <text:p>0,5</text:p>
          </table:table-cell>
          <table:table-cell/>
          <table:table-cell table:formula="of:=[.C15]" office:value-type="float" office:value="0.7296875" calcext:value-type="float">
            <text:p>0,7296875</text:p>
          </table:table-cell>
          <table:table-cell table:number-columns-repeated="3"/>
        </table:table-row>
        <table:table-row table:style-name="ro1">
          <table:table-cell office:value-type="float" office:value="2935.86" calcext:value-type="float">
            <text:p>2935,86</text:p>
          </table:table-cell>
          <table:table-cell table:formula="of:=[.A16]-[.A17]" office:value-type="float" office:value="0" calcext:value-type="float">
            <text:p>0</text:p>
          </table:table-cell>
          <table:table-cell table:formula="of:=([.B16]+128)/256*0.8+0.1" office:value-type="float" office:value="0.5" calcext:value-type="float">
            <text:p>0,5</text:p>
          </table:table-cell>
          <table:table-cell/>
          <table:table-cell table:formula="of:=[.C21]" office:value-type="float" office:value="0.63396875" calcext:value-type="float">
            <text:p>0,63396875</text:p>
          </table:table-cell>
          <table:table-cell table:formula="of:=[.C20]" office:value-type="float" office:value="0.5" calcext:value-type="float">
            <text:p>0,5</text:p>
          </table:table-cell>
          <table:table-cell table:formula="of:=[.C19]" office:value-type="float" office:value="0.5" calcext:value-type="float">
            <text:p>0,5</text:p>
          </table:table-cell>
          <table:table-cell table:formula="of:=[.C18]" office:value-type="float" office:value="0.578" calcext:value-type="float">
            <text:p>0,578</text:p>
          </table:table-cell>
          <table:table-cell table:formula="of:=[.C17]" office:value-type="float" office:value="0.54596875" calcext:value-type="float">
            <text:p>0,54596875</text:p>
          </table:table-cell>
          <table:table-cell/>
          <table:table-cell table:formula="of:=[.C1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35.86" calcext:value-type="float">
            <text:p>2935,86</text:p>
          </table:table-cell>
          <table:table-cell table:formula="of:=[.A17]-[.A18]" office:value-type="float" office:value="14.71" calcext:value-type="float">
            <text:p>14,71</text:p>
          </table:table-cell>
          <table:table-cell table:formula="of:=([.B17]+128)/256*0.8+0.1" office:value-type="float" office:value="0.54596875" calcext:value-type="float">
            <text:p>0,54596875</text:p>
          </table:table-cell>
          <table:table-cell/>
          <table:table-cell table:formula="of:=[.C22]" office:value-type="float" office:value="0.60528125" calcext:value-type="float">
            <text:p>0,60528125</text:p>
          </table:table-cell>
          <table:table-cell table:formula="of:=[.C21]" office:value-type="float" office:value="0.63396875" calcext:value-type="float">
            <text:p>0,63396875</text:p>
          </table:table-cell>
          <table:table-cell table:formula="of:=[.C20]" office:value-type="float" office:value="0.5" calcext:value-type="float">
            <text:p>0,5</text:p>
          </table:table-cell>
          <table:table-cell table:formula="of:=[.C19]" office:value-type="float" office:value="0.5" calcext:value-type="float">
            <text:p>0,5</text:p>
          </table:table-cell>
          <table:table-cell table:formula="of:=[.C18]" office:value-type="float" office:value="0.578" calcext:value-type="float">
            <text:p>0,578</text:p>
          </table:table-cell>
          <table:table-cell/>
          <table:table-cell table:formula="of:=[.C17]" office:value-type="float" office:value="0.54596875" calcext:value-type="float">
            <text:p>0,54596875</text:p>
          </table:table-cell>
          <table:table-cell table:number-columns-repeated="3"/>
        </table:table-row>
        <table:table-row table:style-name="ro1">
          <table:table-cell office:value-type="float" office:value="2921.15" calcext:value-type="float">
            <text:p>2921,15</text:p>
          </table:table-cell>
          <table:table-cell table:formula="of:=[.A18]-[.A19]" office:value-type="float" office:value="24.96" calcext:value-type="float">
            <text:p>24,96</text:p>
          </table:table-cell>
          <table:table-cell table:formula="of:=([.B18]+128)/256*0.8+0.1" office:value-type="float" office:value="0.578" calcext:value-type="float">
            <text:p>0,578</text:p>
          </table:table-cell>
          <table:table-cell/>
          <table:table-cell table:formula="of:=[.C23]" office:value-type="float" office:value="0.4824375" calcext:value-type="float">
            <text:p>0,4824375</text:p>
          </table:table-cell>
          <table:table-cell table:formula="of:=[.C22]" office:value-type="float" office:value="0.60528125" calcext:value-type="float">
            <text:p>0,60528125</text:p>
          </table:table-cell>
          <table:table-cell table:formula="of:=[.C21]" office:value-type="float" office:value="0.63396875" calcext:value-type="float">
            <text:p>0,63396875</text:p>
          </table:table-cell>
          <table:table-cell table:formula="of:=[.C20]" office:value-type="float" office:value="0.5" calcext:value-type="float">
            <text:p>0,5</text:p>
          </table:table-cell>
          <table:table-cell table:formula="of:=[.C19]" office:value-type="float" office:value="0.5" calcext:value-type="float">
            <text:p>0,5</text:p>
          </table:table-cell>
          <table:table-cell/>
          <table:table-cell table:formula="of:=[.C18]" office:value-type="float" office:value="0.578" calcext:value-type="float">
            <text:p>0,578</text:p>
          </table:table-cell>
          <table:table-cell table:number-columns-repeated="3"/>
        </table:table-row>
        <table:table-row table:style-name="ro1">
          <table:table-cell office:value-type="float" office:value="2896.19" calcext:value-type="float">
            <text:p>2896,19</text:p>
          </table:table-cell>
          <table:table-cell table:formula="of:=[.A19]-[.A20]" office:value-type="float" office:value="0" calcext:value-type="float">
            <text:p>0</text:p>
          </table:table-cell>
          <table:table-cell table:formula="of:=([.B19]+128)/256*0.8+0.1" office:value-type="float" office:value="0.5" calcext:value-type="float">
            <text:p>0,5</text:p>
          </table:table-cell>
          <table:table-cell/>
          <table:table-cell table:formula="of:=[.C24]" office:value-type="float" office:value="0.2731875" calcext:value-type="float">
            <text:p>0,2731875</text:p>
          </table:table-cell>
          <table:table-cell table:formula="of:=[.C23]" office:value-type="float" office:value="0.4824375" calcext:value-type="float">
            <text:p>0,4824375</text:p>
          </table:table-cell>
          <table:table-cell table:formula="of:=[.C22]" office:value-type="float" office:value="0.60528125" calcext:value-type="float">
            <text:p>0,60528125</text:p>
          </table:table-cell>
          <table:table-cell table:formula="of:=[.C21]" office:value-type="float" office:value="0.63396875" calcext:value-type="float">
            <text:p>0,63396875</text:p>
          </table:table-cell>
          <table:table-cell table:formula="of:=[.C20]" office:value-type="float" office:value="0.5" calcext:value-type="float">
            <text:p>0,5</text:p>
          </table:table-cell>
          <table:table-cell/>
          <table:table-cell table:formula="of:=[.C1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96.19" calcext:value-type="float">
            <text:p>2896,19</text:p>
          </table:table-cell>
          <table:table-cell table:formula="of:=[.A20]-[.A21]" office:value-type="float" office:value="0" calcext:value-type="float">
            <text:p>0</text:p>
          </table:table-cell>
          <table:table-cell table:formula="of:=([.B20]+128)/256*0.8+0.1" office:value-type="float" office:value="0.5" calcext:value-type="float">
            <text:p>0,5</text:p>
          </table:table-cell>
          <table:table-cell/>
          <table:table-cell table:formula="of:=[.C25]" office:value-type="float" office:value="0.5" calcext:value-type="float">
            <text:p>0,5</text:p>
          </table:table-cell>
          <table:table-cell table:formula="of:=[.C24]" office:value-type="float" office:value="0.2731875" calcext:value-type="float">
            <text:p>0,2731875</text:p>
          </table:table-cell>
          <table:table-cell table:formula="of:=[.C23]" office:value-type="float" office:value="0.4824375" calcext:value-type="float">
            <text:p>0,4824375</text:p>
          </table:table-cell>
          <table:table-cell table:formula="of:=[.C22]" office:value-type="float" office:value="0.60528125" calcext:value-type="float">
            <text:p>0,60528125</text:p>
          </table:table-cell>
          <table:table-cell table:formula="of:=[.C21]" office:value-type="float" office:value="0.63396875" calcext:value-type="float">
            <text:p>0,63396875</text:p>
          </table:table-cell>
          <table:table-cell/>
          <table:table-cell table:formula="of:=[.C2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96.19" calcext:value-type="float">
            <text:p>2896,19</text:p>
          </table:table-cell>
          <table:table-cell table:formula="of:=[.A21]-[.A22]" office:value-type="float" office:value="42.8699999999999" calcext:value-type="float">
            <text:p>42,87</text:p>
          </table:table-cell>
          <table:table-cell table:formula="of:=([.B21]+128)/256*0.8+0.1" office:value-type="float" office:value="0.63396875" calcext:value-type="float">
            <text:p>0,63396875</text:p>
          </table:table-cell>
          <table:table-cell/>
          <table:table-cell table:formula="of:=[.C26]" office:value-type="float" office:value="0.5" calcext:value-type="float">
            <text:p>0,5</text:p>
          </table:table-cell>
          <table:table-cell table:formula="of:=[.C25]" office:value-type="float" office:value="0.5" calcext:value-type="float">
            <text:p>0,5</text:p>
          </table:table-cell>
          <table:table-cell table:formula="of:=[.C24]" office:value-type="float" office:value="0.2731875" calcext:value-type="float">
            <text:p>0,2731875</text:p>
          </table:table-cell>
          <table:table-cell table:formula="of:=[.C23]" office:value-type="float" office:value="0.4824375" calcext:value-type="float">
            <text:p>0,4824375</text:p>
          </table:table-cell>
          <table:table-cell table:formula="of:=[.C22]" office:value-type="float" office:value="0.60528125" calcext:value-type="float">
            <text:p>0,60528125</text:p>
          </table:table-cell>
          <table:table-cell/>
          <table:table-cell table:formula="of:=[.C21]" office:value-type="float" office:value="0.63396875" calcext:value-type="float">
            <text:p>0,63396875</text:p>
          </table:table-cell>
          <table:table-cell table:number-columns-repeated="3"/>
        </table:table-row>
        <table:table-row table:style-name="ro1">
          <table:table-cell office:value-type="float" office:value="2853.32" calcext:value-type="float">
            <text:p>2853,32</text:p>
          </table:table-cell>
          <table:table-cell table:formula="of:=[.A22]-[.A23]" office:value-type="float" office:value="33.6900000000001" calcext:value-type="float">
            <text:p>33,69</text:p>
          </table:table-cell>
          <table:table-cell table:formula="of:=([.B22]+128)/256*0.8+0.1" office:value-type="float" office:value="0.60528125" calcext:value-type="float">
            <text:p>0,60528125</text:p>
          </table:table-cell>
          <table:table-cell/>
          <table:table-cell table:formula="of:=[.C27]" office:value-type="float" office:value="0.5" calcext:value-type="float">
            <text:p>0,5</text:p>
          </table:table-cell>
          <table:table-cell table:formula="of:=[.C26]" office:value-type="float" office:value="0.5" calcext:value-type="float">
            <text:p>0,5</text:p>
          </table:table-cell>
          <table:table-cell table:formula="of:=[.C25]" office:value-type="float" office:value="0.5" calcext:value-type="float">
            <text:p>0,5</text:p>
          </table:table-cell>
          <table:table-cell table:formula="of:=[.C24]" office:value-type="float" office:value="0.2731875" calcext:value-type="float">
            <text:p>0,2731875</text:p>
          </table:table-cell>
          <table:table-cell table:formula="of:=[.C23]" office:value-type="float" office:value="0.4824375" calcext:value-type="float">
            <text:p>0,4824375</text:p>
          </table:table-cell>
          <table:table-cell/>
          <table:table-cell table:formula="of:=[.C22]" office:value-type="float" office:value="0.60528125" calcext:value-type="float">
            <text:p>0,60528125</text:p>
          </table:table-cell>
          <table:table-cell table:number-columns-repeated="3"/>
        </table:table-row>
        <table:table-row table:style-name="ro1">
          <table:table-cell office:value-type="float" office:value="2819.63" calcext:value-type="float">
            <text:p>2819,63</text:p>
          </table:table-cell>
          <table:table-cell table:formula="of:=[.A23]-[.A24]" office:value-type="float" office:value="-5.61999999999989" calcext:value-type="float">
            <text:p>-5,62</text:p>
          </table:table-cell>
          <table:table-cell table:formula="of:=([.B23]+128)/256*0.8+0.1" office:value-type="float" office:value="0.4824375" calcext:value-type="float">
            <text:p>0,4824375</text:p>
          </table:table-cell>
          <table:table-cell/>
          <table:table-cell table:formula="of:=[.C28]" office:value-type="float" office:value="0.426593749999999" calcext:value-type="float">
            <text:p>0,42659375</text:p>
          </table:table-cell>
          <table:table-cell table:formula="of:=[.C27]" office:value-type="float" office:value="0.5" calcext:value-type="float">
            <text:p>0,5</text:p>
          </table:table-cell>
          <table:table-cell table:formula="of:=[.C26]" office:value-type="float" office:value="0.5" calcext:value-type="float">
            <text:p>0,5</text:p>
          </table:table-cell>
          <table:table-cell table:formula="of:=[.C25]" office:value-type="float" office:value="0.5" calcext:value-type="float">
            <text:p>0,5</text:p>
          </table:table-cell>
          <table:table-cell table:formula="of:=[.C24]" office:value-type="float" office:value="0.2731875" calcext:value-type="float">
            <text:p>0,2731875</text:p>
          </table:table-cell>
          <table:table-cell/>
          <table:table-cell table:formula="of:=[.C23]" office:value-type="float" office:value="0.4824375" calcext:value-type="float">
            <text:p>0,4824375</text:p>
          </table:table-cell>
          <table:table-cell table:number-columns-repeated="3"/>
        </table:table-row>
        <table:table-row table:style-name="ro1">
          <table:table-cell office:value-type="float" office:value="2825.25" calcext:value-type="float">
            <text:p>2825,25</text:p>
          </table:table-cell>
          <table:table-cell table:formula="of:=[.A24]-[.A25]" office:value-type="float" office:value="-72.5799999999999" calcext:value-type="float">
            <text:p>-72,58</text:p>
          </table:table-cell>
          <table:table-cell table:formula="of:=([.B24]+128)/256*0.8+0.1" office:value-type="float" office:value="0.2731875" calcext:value-type="float">
            <text:p>0,2731875</text:p>
          </table:table-cell>
          <table:table-cell/>
          <table:table-cell table:formula="of:=[.C29]" office:value-type="float" office:value="0.483031250000001" calcext:value-type="float">
            <text:p>0,48303125</text:p>
          </table:table-cell>
          <table:table-cell table:formula="of:=[.C28]" office:value-type="float" office:value="0.426593749999999" calcext:value-type="float">
            <text:p>0,42659375</text:p>
          </table:table-cell>
          <table:table-cell table:formula="of:=[.C27]" office:value-type="float" office:value="0.5" calcext:value-type="float">
            <text:p>0,5</text:p>
          </table:table-cell>
          <table:table-cell table:formula="of:=[.C26]" office:value-type="float" office:value="0.5" calcext:value-type="float">
            <text:p>0,5</text:p>
          </table:table-cell>
          <table:table-cell table:formula="of:=[.C25]" office:value-type="float" office:value="0.5" calcext:value-type="float">
            <text:p>0,5</text:p>
          </table:table-cell>
          <table:table-cell/>
          <table:table-cell table:formula="of:=[.C24]" office:value-type="float" office:value="0.2731875" calcext:value-type="float">
            <text:p>0,2731875</text:p>
          </table:table-cell>
          <table:table-cell table:number-columns-repeated="3"/>
        </table:table-row>
        <table:table-row table:style-name="ro1">
          <table:table-cell office:value-type="float" office:value="2897.83" calcext:value-type="float">
            <text:p>2897,83</text:p>
          </table:table-cell>
          <table:table-cell table:formula="of:=[.A25]-[.A26]" office:value-type="float" office:value="0" calcext:value-type="float">
            <text:p>0</text:p>
          </table:table-cell>
          <table:table-cell table:formula="of:=([.B25]+128)/256*0.8+0.1" office:value-type="float" office:value="0.5" calcext:value-type="float">
            <text:p>0,5</text:p>
          </table:table-cell>
          <table:table-cell/>
          <table:table-cell table:formula="of:=[.C30]" office:value-type="float" office:value="0.424625" calcext:value-type="float">
            <text:p>0,424625</text:p>
          </table:table-cell>
          <table:table-cell table:formula="of:=[.C29]" office:value-type="float" office:value="0.483031250000001" calcext:value-type="float">
            <text:p>0,48303125</text:p>
          </table:table-cell>
          <table:table-cell table:formula="of:=[.C28]" office:value-type="float" office:value="0.426593749999999" calcext:value-type="float">
            <text:p>0,42659375</text:p>
          </table:table-cell>
          <table:table-cell table:formula="of:=[.C27]" office:value-type="float" office:value="0.5" calcext:value-type="float">
            <text:p>0,5</text:p>
          </table:table-cell>
          <table:table-cell table:formula="of:=[.C26]" office:value-type="float" office:value="0.5" calcext:value-type="float">
            <text:p>0,5</text:p>
          </table:table-cell>
          <table:table-cell/>
          <table:table-cell table:formula="of:=[.C2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97.83" calcext:value-type="float">
            <text:p>2897,83</text:p>
          </table:table-cell>
          <table:table-cell table:formula="of:=[.A26]-[.A27]" office:value-type="float" office:value="0" calcext:value-type="float">
            <text:p>0</text:p>
          </table:table-cell>
          <table:table-cell table:formula="of:=([.B26]+128)/256*0.8+0.1" office:value-type="float" office:value="0.5" calcext:value-type="float">
            <text:p>0,5</text:p>
          </table:table-cell>
          <table:table-cell/>
          <table:table-cell table:formula="of:=[.C31]" office:value-type="float" office:value="0.602062499999999" calcext:value-type="float">
            <text:p>0,6020625</text:p>
          </table:table-cell>
          <table:table-cell table:formula="of:=[.C30]" office:value-type="float" office:value="0.424625" calcext:value-type="float">
            <text:p>0,424625</text:p>
          </table:table-cell>
          <table:table-cell table:formula="of:=[.C29]" office:value-type="float" office:value="0.483031250000001" calcext:value-type="float">
            <text:p>0,48303125</text:p>
          </table:table-cell>
          <table:table-cell table:formula="of:=[.C28]" office:value-type="float" office:value="0.426593749999999" calcext:value-type="float">
            <text:p>0,42659375</text:p>
          </table:table-cell>
          <table:table-cell table:formula="of:=[.C27]" office:value-type="float" office:value="0.5" calcext:value-type="float">
            <text:p>0,5</text:p>
          </table:table-cell>
          <table:table-cell/>
          <table:table-cell table:formula="of:=[.C2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97.83" calcext:value-type="float">
            <text:p>2897,83</text:p>
          </table:table-cell>
          <table:table-cell table:formula="of:=[.A27]-[.A28]" office:value-type="float" office:value="0" calcext:value-type="float">
            <text:p>0</text:p>
          </table:table-cell>
          <table:table-cell table:formula="of:=([.B27]+128)/256*0.8+0.1" office:value-type="float" office:value="0.5" calcext:value-type="float">
            <text:p>0,5</text:p>
          </table:table-cell>
          <table:table-cell/>
          <table:table-cell table:formula="of:=[.C32]" office:value-type="float" office:value="0.51915625" calcext:value-type="float">
            <text:p>0,51915625</text:p>
          </table:table-cell>
          <table:table-cell table:formula="of:=[.C31]" office:value-type="float" office:value="0.602062499999999" calcext:value-type="float">
            <text:p>0,6020625</text:p>
          </table:table-cell>
          <table:table-cell table:formula="of:=[.C30]" office:value-type="float" office:value="0.424625" calcext:value-type="float">
            <text:p>0,424625</text:p>
          </table:table-cell>
          <table:table-cell table:formula="of:=[.C29]" office:value-type="float" office:value="0.483031250000001" calcext:value-type="float">
            <text:p>0,48303125</text:p>
          </table:table-cell>
          <table:table-cell table:formula="of:=[.C28]" office:value-type="float" office:value="0.426593749999999" calcext:value-type="float">
            <text:p>0,42659375</text:p>
          </table:table-cell>
          <table:table-cell/>
          <table:table-cell table:formula="of:=[.C2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97.83" calcext:value-type="float">
            <text:p>2897,83</text:p>
          </table:table-cell>
          <table:table-cell table:formula="of:=[.A28]-[.A29]" office:value-type="float" office:value="-23.4900000000002" calcext:value-type="float">
            <text:p>-23,49</text:p>
          </table:table-cell>
          <table:table-cell table:formula="of:=([.B28]+128)/256*0.8+0.1" office:value-type="float" office:value="0.426593749999999" calcext:value-type="float">
            <text:p>0,42659375</text:p>
          </table:table-cell>
          <table:table-cell/>
          <table:table-cell table:formula="of:=[.C33]" office:value-type="float" office:value="0.5" calcext:value-type="float">
            <text:p>0,5</text:p>
          </table:table-cell>
          <table:table-cell table:formula="of:=[.C32]" office:value-type="float" office:value="0.51915625" calcext:value-type="float">
            <text:p>0,51915625</text:p>
          </table:table-cell>
          <table:table-cell table:formula="of:=[.C31]" office:value-type="float" office:value="0.602062499999999" calcext:value-type="float">
            <text:p>0,6020625</text:p>
          </table:table-cell>
          <table:table-cell table:formula="of:=[.C30]" office:value-type="float" office:value="0.424625" calcext:value-type="float">
            <text:p>0,424625</text:p>
          </table:table-cell>
          <table:table-cell table:formula="of:=[.C29]" office:value-type="float" office:value="0.483031250000001" calcext:value-type="float">
            <text:p>0,48303125</text:p>
          </table:table-cell>
          <table:table-cell/>
          <table:table-cell table:formula="of:=[.C28]" office:value-type="float" office:value="0.426593749999999" calcext:value-type="float">
            <text:p>0,42659375</text:p>
          </table:table-cell>
          <table:table-cell table:number-columns-repeated="3"/>
        </table:table-row>
        <table:table-row table:style-name="ro1">
          <table:table-cell office:value-type="float" office:value="2921.32" calcext:value-type="float">
            <text:p>2921,32</text:p>
          </table:table-cell>
          <table:table-cell table:formula="of:=[.A29]-[.A30]" office:value-type="float" office:value="-5.42999999999984" calcext:value-type="float">
            <text:p>-5,43</text:p>
          </table:table-cell>
          <table:table-cell table:formula="of:=([.B29]+128)/256*0.8+0.1" office:value-type="float" office:value="0.483031250000001" calcext:value-type="float">
            <text:p>0,48303125</text:p>
          </table:table-cell>
          <table:table-cell/>
          <table:table-cell table:formula="of:=[.C34]" office:value-type="float" office:value="0.5" calcext:value-type="float">
            <text:p>0,5</text:p>
          </table:table-cell>
          <table:table-cell table:formula="of:=[.C33]" office:value-type="float" office:value="0.5" calcext:value-type="float">
            <text:p>0,5</text:p>
          </table:table-cell>
          <table:table-cell table:formula="of:=[.C32]" office:value-type="float" office:value="0.51915625" calcext:value-type="float">
            <text:p>0,51915625</text:p>
          </table:table-cell>
          <table:table-cell table:formula="of:=[.C31]" office:value-type="float" office:value="0.602062499999999" calcext:value-type="float">
            <text:p>0,6020625</text:p>
          </table:table-cell>
          <table:table-cell table:formula="of:=[.C30]" office:value-type="float" office:value="0.424625" calcext:value-type="float">
            <text:p>0,424625</text:p>
          </table:table-cell>
          <table:table-cell/>
          <table:table-cell table:formula="of:=[.C29]" office:value-type="float" office:value="0.483031250000001" calcext:value-type="float">
            <text:p>0,48303125</text:p>
          </table:table-cell>
          <table:table-cell table:number-columns-repeated="3"/>
        </table:table-row>
        <table:table-row table:style-name="ro1">
          <table:table-cell office:value-type="float" office:value="2926.75" calcext:value-type="float">
            <text:p>2926,75</text:p>
          </table:table-cell>
          <table:table-cell table:formula="of:=[.A30]-[.A31]" office:value-type="float" office:value="-24.1199999999999" calcext:value-type="float">
            <text:p>-24,12</text:p>
          </table:table-cell>
          <table:table-cell table:formula="of:=([.B30]+128)/256*0.8+0.1" office:value-type="float" office:value="0.424625" calcext:value-type="float">
            <text:p>0,424625</text:p>
          </table:table-cell>
          <table:table-cell/>
          <table:table-cell table:formula="of:=[.C35]" office:value-type="float" office:value="0.458499999999999" calcext:value-type="float">
            <text:p>0,4585</text:p>
          </table:table-cell>
          <table:table-cell table:formula="of:=[.C34]" office:value-type="float" office:value="0.5" calcext:value-type="float">
            <text:p>0,5</text:p>
          </table:table-cell>
          <table:table-cell table:formula="of:=[.C33]" office:value-type="float" office:value="0.5" calcext:value-type="float">
            <text:p>0,5</text:p>
          </table:table-cell>
          <table:table-cell table:formula="of:=[.C32]" office:value-type="float" office:value="0.51915625" calcext:value-type="float">
            <text:p>0,51915625</text:p>
          </table:table-cell>
          <table:table-cell table:formula="of:=[.C31]" office:value-type="float" office:value="0.602062499999999" calcext:value-type="float">
            <text:p>0,6020625</text:p>
          </table:table-cell>
          <table:table-cell/>
          <table:table-cell table:formula="of:=[.C30]" office:value-type="float" office:value="0.424625" calcext:value-type="float">
            <text:p>0,424625</text:p>
          </table:table-cell>
          <table:table-cell table:number-columns-repeated="3"/>
        </table:table-row>
        <table:table-row table:style-name="ro1">
          <table:table-cell office:value-type="float" office:value="2950.87" calcext:value-type="float">
            <text:p>2950,87</text:p>
          </table:table-cell>
          <table:table-cell table:formula="of:=[.A31]-[.A32]" office:value-type="float" office:value="32.6599999999999" calcext:value-type="float">
            <text:p>32,66</text:p>
          </table:table-cell>
          <table:table-cell table:formula="of:=([.B31]+128)/256*0.8+0.1" office:value-type="float" office:value="0.602062499999999" calcext:value-type="float">
            <text:p>0,6020625</text:p>
          </table:table-cell>
          <table:table-cell/>
          <table:table-cell table:formula="of:=[.C36]" office:value-type="float" office:value="0.370875000000001" calcext:value-type="float">
            <text:p>0,370875</text:p>
          </table:table-cell>
          <table:table-cell table:formula="of:=[.C35]" office:value-type="float" office:value="0.458499999999999" calcext:value-type="float">
            <text:p>0,4585</text:p>
          </table:table-cell>
          <table:table-cell table:formula="of:=[.C34]" office:value-type="float" office:value="0.5" calcext:value-type="float">
            <text:p>0,5</text:p>
          </table:table-cell>
          <table:table-cell table:formula="of:=[.C33]" office:value-type="float" office:value="0.5" calcext:value-type="float">
            <text:p>0,5</text:p>
          </table:table-cell>
          <table:table-cell table:formula="of:=[.C32]" office:value-type="float" office:value="0.51915625" calcext:value-type="float">
            <text:p>0,51915625</text:p>
          </table:table-cell>
          <table:table-cell/>
          <table:table-cell table:formula="of:=[.C31]" office:value-type="float" office:value="0.602062499999999" calcext:value-type="float">
            <text:p>0,6020625</text:p>
          </table:table-cell>
          <table:table-cell table:number-columns-repeated="3"/>
        </table:table-row>
        <table:table-row table:style-name="ro1">
          <table:table-cell office:value-type="float" office:value="2918.21" calcext:value-type="float">
            <text:p>2918,21</text:p>
          </table:table-cell>
          <table:table-cell table:formula="of:=[.A32]-[.A33]" office:value-type="float" office:value="6.13000000000011" calcext:value-type="float">
            <text:p>6,13</text:p>
          </table:table-cell>
          <table:table-cell table:formula="of:=([.B32]+128)/256*0.8+0.1" office:value-type="float" office:value="0.51915625" calcext:value-type="float">
            <text:p>0,51915625</text:p>
          </table:table-cell>
          <table:table-cell/>
          <table:table-cell table:formula="of:=[.C37]" office:value-type="float" office:value="0.617156249999999" calcext:value-type="float">
            <text:p>0,61715625</text:p>
          </table:table-cell>
          <table:table-cell table:formula="of:=[.C36]" office:value-type="float" office:value="0.370875000000001" calcext:value-type="float">
            <text:p>0,370875</text:p>
          </table:table-cell>
          <table:table-cell table:formula="of:=[.C35]" office:value-type="float" office:value="0.458499999999999" calcext:value-type="float">
            <text:p>0,4585</text:p>
          </table:table-cell>
          <table:table-cell table:formula="of:=[.C34]" office:value-type="float" office:value="0.5" calcext:value-type="float">
            <text:p>0,5</text:p>
          </table:table-cell>
          <table:table-cell table:formula="of:=[.C33]" office:value-type="float" office:value="0.5" calcext:value-type="float">
            <text:p>0,5</text:p>
          </table:table-cell>
          <table:table-cell/>
          <table:table-cell table:formula="of:=[.C32]" office:value-type="float" office:value="0.51915625" calcext:value-type="float">
            <text:p>0,51915625</text:p>
          </table:table-cell>
          <table:table-cell table:number-columns-repeated="3"/>
        </table:table-row>
        <table:table-row table:style-name="ro1">
          <table:table-cell office:value-type="float" office:value="2912.08" calcext:value-type="float">
            <text:p>2912,08</text:p>
          </table:table-cell>
          <table:table-cell table:formula="of:=[.A33]-[.A34]" office:value-type="float" office:value="0" calcext:value-type="float">
            <text:p>0</text:p>
          </table:table-cell>
          <table:table-cell table:formula="of:=([.B33]+128)/256*0.8+0.1" office:value-type="float" office:value="0.5" calcext:value-type="float">
            <text:p>0,5</text:p>
          </table:table-cell>
          <table:table-cell/>
          <table:table-cell table:formula="of:=[.C38]" office:value-type="float" office:value="0.550624999999999" calcext:value-type="float">
            <text:p>0,550625</text:p>
          </table:table-cell>
          <table:table-cell table:formula="of:=[.C37]" office:value-type="float" office:value="0.617156249999999" calcext:value-type="float">
            <text:p>0,61715625</text:p>
          </table:table-cell>
          <table:table-cell table:formula="of:=[.C36]" office:value-type="float" office:value="0.370875000000001" calcext:value-type="float">
            <text:p>0,370875</text:p>
          </table:table-cell>
          <table:table-cell table:formula="of:=[.C35]" office:value-type="float" office:value="0.458499999999999" calcext:value-type="float">
            <text:p>0,4585</text:p>
          </table:table-cell>
          <table:table-cell table:formula="of:=[.C34]" office:value-type="float" office:value="0.5" calcext:value-type="float">
            <text:p>0,5</text:p>
          </table:table-cell>
          <table:table-cell/>
          <table:table-cell table:formula="of:=[.C3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12.08" calcext:value-type="float">
            <text:p>2912,08</text:p>
          </table:table-cell>
          <table:table-cell table:formula="of:=[.A34]-[.A35]" office:value-type="float" office:value="0" calcext:value-type="float">
            <text:p>0</text:p>
          </table:table-cell>
          <table:table-cell table:formula="of:=([.B34]+128)/256*0.8+0.1" office:value-type="float" office:value="0.5" calcext:value-type="float">
            <text:p>0,5</text:p>
          </table:table-cell>
          <table:table-cell/>
          <table:table-cell table:formula="of:=[.C39]" office:value-type="float" office:value="0.603437500000001" calcext:value-type="float">
            <text:p>0,6034375</text:p>
          </table:table-cell>
          <table:table-cell table:formula="of:=[.C38]" office:value-type="float" office:value="0.550624999999999" calcext:value-type="float">
            <text:p>0,550625</text:p>
          </table:table-cell>
          <table:table-cell table:formula="of:=[.C37]" office:value-type="float" office:value="0.617156249999999" calcext:value-type="float">
            <text:p>0,61715625</text:p>
          </table:table-cell>
          <table:table-cell table:formula="of:=[.C36]" office:value-type="float" office:value="0.370875000000001" calcext:value-type="float">
            <text:p>0,370875</text:p>
          </table:table-cell>
          <table:table-cell table:formula="of:=[.C35]" office:value-type="float" office:value="0.458499999999999" calcext:value-type="float">
            <text:p>0,4585</text:p>
          </table:table-cell>
          <table:table-cell/>
          <table:table-cell table:formula="of:=[.C3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12.08" calcext:value-type="float">
            <text:p>2912,08</text:p>
          </table:table-cell>
          <table:table-cell table:formula="of:=[.A35]-[.A36]" office:value-type="float" office:value="-13.2800000000002" calcext:value-type="float">
            <text:p>-13,28</text:p>
          </table:table-cell>
          <table:table-cell table:formula="of:=([.B35]+128)/256*0.8+0.1" office:value-type="float" office:value="0.458499999999999" calcext:value-type="float">
            <text:p>0,4585</text:p>
          </table:table-cell>
          <table:table-cell/>
          <table:table-cell table:formula="of:=[.C40]" office:value-type="float" office:value="0.5" calcext:value-type="float">
            <text:p>0,5</text:p>
          </table:table-cell>
          <table:table-cell table:formula="of:=[.C39]" office:value-type="float" office:value="0.603437500000001" calcext:value-type="float">
            <text:p>0,6034375</text:p>
          </table:table-cell>
          <table:table-cell table:formula="of:=[.C38]" office:value-type="float" office:value="0.550624999999999" calcext:value-type="float">
            <text:p>0,550625</text:p>
          </table:table-cell>
          <table:table-cell table:formula="of:=[.C37]" office:value-type="float" office:value="0.617156249999999" calcext:value-type="float">
            <text:p>0,61715625</text:p>
          </table:table-cell>
          <table:table-cell table:formula="of:=[.C36]" office:value-type="float" office:value="0.370875000000001" calcext:value-type="float">
            <text:p>0,370875</text:p>
          </table:table-cell>
          <table:table-cell/>
          <table:table-cell table:formula="of:=[.C35]" office:value-type="float" office:value="0.458499999999999" calcext:value-type="float">
            <text:p>0,4585</text:p>
          </table:table-cell>
          <table:table-cell table:number-columns-repeated="3"/>
        </table:table-row>
        <table:table-row table:style-name="ro1">
          <table:table-cell office:value-type="float" office:value="2925.36" calcext:value-type="float">
            <text:p>2925,36</text:p>
          </table:table-cell>
          <table:table-cell table:formula="of:=[.A36]-[.A37]" office:value-type="float" office:value="-41.3199999999997" calcext:value-type="float">
            <text:p>-41,32</text:p>
          </table:table-cell>
          <table:table-cell table:formula="of:=([.B36]+128)/256*0.8+0.1" office:value-type="float" office:value="0.370875000000001" calcext:value-type="float">
            <text:p>0,370875</text:p>
          </table:table-cell>
          <table:table-cell/>
          <table:table-cell table:formula="of:=[.C41]" office:value-type="float" office:value="0.5" calcext:value-type="float">
            <text:p>0,5</text:p>
          </table:table-cell>
          <table:table-cell table:formula="of:=[.C40]" office:value-type="float" office:value="0.5" calcext:value-type="float">
            <text:p>0,5</text:p>
          </table:table-cell>
          <table:table-cell table:formula="of:=[.C39]" office:value-type="float" office:value="0.603437500000001" calcext:value-type="float">
            <text:p>0,6034375</text:p>
          </table:table-cell>
          <table:table-cell table:formula="of:=[.C38]" office:value-type="float" office:value="0.550624999999999" calcext:value-type="float">
            <text:p>0,550625</text:p>
          </table:table-cell>
          <table:table-cell table:formula="of:=[.C37]" office:value-type="float" office:value="0.617156249999999" calcext:value-type="float">
            <text:p>0,61715625</text:p>
          </table:table-cell>
          <table:table-cell/>
          <table:table-cell table:formula="of:=[.C36]" office:value-type="float" office:value="0.370875000000001" calcext:value-type="float">
            <text:p>0,370875</text:p>
          </table:table-cell>
          <table:table-cell table:number-columns-repeated="3"/>
        </table:table-row>
        <table:table-row table:style-name="ro1">
          <table:table-cell office:value-type="float" office:value="2966.68" calcext:value-type="float">
            <text:p>2966,68</text:p>
          </table:table-cell>
          <table:table-cell table:formula="of:=[.A37]-[.A38]" office:value-type="float" office:value="37.4899999999998" calcext:value-type="float">
            <text:p>37,49</text:p>
          </table:table-cell>
          <table:table-cell table:formula="of:=([.B37]+128)/256*0.8+0.1" office:value-type="float" office:value="0.617156249999999" calcext:value-type="float">
            <text:p>0,61715625</text:p>
          </table:table-cell>
          <table:table-cell/>
          <table:table-cell table:formula="of:=[.C42]" office:value-type="float" office:value="0.4094375" calcext:value-type="float">
            <text:p>0,4094375</text:p>
          </table:table-cell>
          <table:table-cell table:formula="of:=[.C41]" office:value-type="float" office:value="0.5" calcext:value-type="float">
            <text:p>0,5</text:p>
          </table:table-cell>
          <table:table-cell table:formula="of:=[.C40]" office:value-type="float" office:value="0.5" calcext:value-type="float">
            <text:p>0,5</text:p>
          </table:table-cell>
          <table:table-cell table:formula="of:=[.C39]" office:value-type="float" office:value="0.603437500000001" calcext:value-type="float">
            <text:p>0,6034375</text:p>
          </table:table-cell>
          <table:table-cell table:formula="of:=[.C38]" office:value-type="float" office:value="0.550624999999999" calcext:value-type="float">
            <text:p>0,550625</text:p>
          </table:table-cell>
          <table:table-cell/>
          <table:table-cell table:formula="of:=[.C37]" office:value-type="float" office:value="0.617156249999999" calcext:value-type="float">
            <text:p>0,61715625</text:p>
          </table:table-cell>
          <table:table-cell table:number-columns-repeated="3"/>
        </table:table-row>
        <table:table-row table:style-name="ro1">
          <table:table-cell office:value-type="float" office:value="2929.19" calcext:value-type="float">
            <text:p>2929,19</text:p>
          </table:table-cell>
          <table:table-cell table:formula="of:=[.A38]-[.A39]" office:value-type="float" office:value="16.1999999999998" calcext:value-type="float">
            <text:p>16,2</text:p>
          </table:table-cell>
          <table:table-cell table:formula="of:=([.B38]+128)/256*0.8+0.1" office:value-type="float" office:value="0.550624999999999" calcext:value-type="float">
            <text:p>0,550625</text:p>
          </table:table-cell>
          <table:table-cell/>
          <table:table-cell table:formula="of:=[.C43]" office:value-type="float" office:value="0.438062499999999" calcext:value-type="float">
            <text:p>0,4380625</text:p>
          </table:table-cell>
          <table:table-cell table:formula="of:=[.C42]" office:value-type="float" office:value="0.4094375" calcext:value-type="float">
            <text:p>0,4094375</text:p>
          </table:table-cell>
          <table:table-cell table:formula="of:=[.C41]" office:value-type="float" office:value="0.5" calcext:value-type="float">
            <text:p>0,5</text:p>
          </table:table-cell>
          <table:table-cell table:formula="of:=[.C40]" office:value-type="float" office:value="0.5" calcext:value-type="float">
            <text:p>0,5</text:p>
          </table:table-cell>
          <table:table-cell table:formula="of:=[.C39]" office:value-type="float" office:value="0.603437500000001" calcext:value-type="float">
            <text:p>0,6034375</text:p>
          </table:table-cell>
          <table:table-cell/>
          <table:table-cell table:formula="of:=[.C38]" office:value-type="float" office:value="0.550624999999999" calcext:value-type="float">
            <text:p>0,550625</text:p>
          </table:table-cell>
          <table:table-cell table:number-columns-repeated="3"/>
        </table:table-row>
        <table:table-row table:style-name="ro1">
          <table:table-cell office:value-type="float" office:value="2912.99" calcext:value-type="float">
            <text:p>2912,99</text:p>
          </table:table-cell>
          <table:table-cell table:formula="of:=[.A39]-[.A40]" office:value-type="float" office:value="33.1000000000004" calcext:value-type="float">
            <text:p>33,1</text:p>
          </table:table-cell>
          <table:table-cell table:formula="of:=([.B39]+128)/256*0.8+0.1" office:value-type="float" office:value="0.603437500000001" calcext:value-type="float">
            <text:p>0,6034375</text:p>
          </table:table-cell>
          <table:table-cell/>
          <table:table-cell table:formula="of:=[.C44]" office:value-type="float" office:value="0.556218749999999" calcext:value-type="float">
            <text:p>0,55621875</text:p>
          </table:table-cell>
          <table:table-cell table:formula="of:=[.C43]" office:value-type="float" office:value="0.438062499999999" calcext:value-type="float">
            <text:p>0,4380625</text:p>
          </table:table-cell>
          <table:table-cell table:formula="of:=[.C42]" office:value-type="float" office:value="0.4094375" calcext:value-type="float">
            <text:p>0,4094375</text:p>
          </table:table-cell>
          <table:table-cell table:formula="of:=[.C41]" office:value-type="float" office:value="0.5" calcext:value-type="float">
            <text:p>0,5</text:p>
          </table:table-cell>
          <table:table-cell table:formula="of:=[.C40]" office:value-type="float" office:value="0.5" calcext:value-type="float">
            <text:p>0,5</text:p>
          </table:table-cell>
          <table:table-cell/>
          <table:table-cell table:formula="of:=[.C39]" office:value-type="float" office:value="0.603437500000001" calcext:value-type="float">
            <text:p>0,6034375</text:p>
          </table:table-cell>
          <table:table-cell table:number-columns-repeated="3"/>
        </table:table-row>
        <table:table-row table:style-name="ro1">
          <table:table-cell office:value-type="float" office:value="2879.89" calcext:value-type="float">
            <text:p>2879,89</text:p>
          </table:table-cell>
          <table:table-cell table:formula="of:=[.A40]-[.A41]" office:value-type="float" office:value="0" calcext:value-type="float">
            <text:p>0</text:p>
          </table:table-cell>
          <table:table-cell table:formula="of:=([.B40]+128)/256*0.8+0.1" office:value-type="float" office:value="0.5" calcext:value-type="float">
            <text:p>0,5</text:p>
          </table:table-cell>
          <table:table-cell/>
          <table:table-cell table:formula="of:=[.C45]" office:value-type="float" office:value="0.67175" calcext:value-type="float">
            <text:p>0,67175</text:p>
          </table:table-cell>
          <table:table-cell table:formula="of:=[.C44]" office:value-type="float" office:value="0.556218749999999" calcext:value-type="float">
            <text:p>0,55621875</text:p>
          </table:table-cell>
          <table:table-cell table:formula="of:=[.C43]" office:value-type="float" office:value="0.438062499999999" calcext:value-type="float">
            <text:p>0,4380625</text:p>
          </table:table-cell>
          <table:table-cell table:formula="of:=[.C42]" office:value-type="float" office:value="0.4094375" calcext:value-type="float">
            <text:p>0,4094375</text:p>
          </table:table-cell>
          <table:table-cell table:formula="of:=[.C41]" office:value-type="float" office:value="0.5" calcext:value-type="float">
            <text:p>0,5</text:p>
          </table:table-cell>
          <table:table-cell/>
          <table:table-cell table:formula="of:=[.C4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79.89" calcext:value-type="float">
            <text:p>2879,89</text:p>
          </table:table-cell>
          <table:table-cell table:formula="of:=[.A41]-[.A42]" office:value-type="float" office:value="0" calcext:value-type="float">
            <text:p>0</text:p>
          </table:table-cell>
          <table:table-cell table:formula="of:=([.B41]+128)/256*0.8+0.1" office:value-type="float" office:value="0.5" calcext:value-type="float">
            <text:p>0,5</text:p>
          </table:table-cell>
          <table:table-cell/>
          <table:table-cell table:formula="of:=[.C46]" office:value-type="float" office:value="0.5" calcext:value-type="float">
            <text:p>0,5</text:p>
          </table:table-cell>
          <table:table-cell table:formula="of:=[.C45]" office:value-type="float" office:value="0.67175" calcext:value-type="float">
            <text:p>0,67175</text:p>
          </table:table-cell>
          <table:table-cell table:formula="of:=[.C44]" office:value-type="float" office:value="0.556218749999999" calcext:value-type="float">
            <text:p>0,55621875</text:p>
          </table:table-cell>
          <table:table-cell table:formula="of:=[.C43]" office:value-type="float" office:value="0.438062499999999" calcext:value-type="float">
            <text:p>0,4380625</text:p>
          </table:table-cell>
          <table:table-cell table:formula="of:=[.C42]" office:value-type="float" office:value="0.4094375" calcext:value-type="float">
            <text:p>0,4094375</text:p>
          </table:table-cell>
          <table:table-cell/>
          <table:table-cell table:formula="of:=[.C4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79.89" calcext:value-type="float">
            <text:p>2879,89</text:p>
          </table:table-cell>
          <table:table-cell table:formula="of:=[.A42]-[.A43]" office:value-type="float" office:value="-28.98" calcext:value-type="float">
            <text:p>-28,98</text:p>
          </table:table-cell>
          <table:table-cell table:formula="of:=([.B42]+128)/256*0.8+0.1" office:value-type="float" office:value="0.4094375" calcext:value-type="float">
            <text:p>0,4094375</text:p>
          </table:table-cell>
          <table:table-cell/>
          <table:table-cell table:formula="of:=[.C47]" office:value-type="float" office:value="0.5" calcext:value-type="float">
            <text:p>0,5</text:p>
          </table:table-cell>
          <table:table-cell table:formula="of:=[.C46]" office:value-type="float" office:value="0.5" calcext:value-type="float">
            <text:p>0,5</text:p>
          </table:table-cell>
          <table:table-cell table:formula="of:=[.C45]" office:value-type="float" office:value="0.67175" calcext:value-type="float">
            <text:p>0,67175</text:p>
          </table:table-cell>
          <table:table-cell table:formula="of:=[.C44]" office:value-type="float" office:value="0.556218749999999" calcext:value-type="float">
            <text:p>0,55621875</text:p>
          </table:table-cell>
          <table:table-cell table:formula="of:=[.C43]" office:value-type="float" office:value="0.438062499999999" calcext:value-type="float">
            <text:p>0,4380625</text:p>
          </table:table-cell>
          <table:table-cell/>
          <table:table-cell table:formula="of:=[.C42]" office:value-type="float" office:value="0.4094375" calcext:value-type="float">
            <text:p>0,4094375</text:p>
          </table:table-cell>
          <table:table-cell table:number-columns-repeated="3"/>
        </table:table-row>
        <table:table-row table:style-name="ro1">
          <table:table-cell office:value-type="float" office:value="2908.87" calcext:value-type="float">
            <text:p>2908,87</text:p>
          </table:table-cell>
          <table:table-cell table:formula="of:=[.A43]-[.A44]" office:value-type="float" office:value="-19.8200000000002" calcext:value-type="float">
            <text:p>-19,82</text:p>
          </table:table-cell>
          <table:table-cell table:formula="of:=([.B43]+128)/256*0.8+0.1" office:value-type="float" office:value="0.438062499999999" calcext:value-type="float">
            <text:p>0,4380625</text:p>
          </table:table-cell>
          <table:table-cell/>
          <table:table-cell table:formula="of:=[.C48]" office:value-type="float" office:value="0.5" calcext:value-type="float">
            <text:p>0,5</text:p>
          </table:table-cell>
          <table:table-cell table:formula="of:=[.C47]" office:value-type="float" office:value="0.5" calcext:value-type="float">
            <text:p>0,5</text:p>
          </table:table-cell>
          <table:table-cell table:formula="of:=[.C46]" office:value-type="float" office:value="0.5" calcext:value-type="float">
            <text:p>0,5</text:p>
          </table:table-cell>
          <table:table-cell table:formula="of:=[.C45]" office:value-type="float" office:value="0.67175" calcext:value-type="float">
            <text:p>0,67175</text:p>
          </table:table-cell>
          <table:table-cell table:formula="of:=[.C44]" office:value-type="float" office:value="0.556218749999999" calcext:value-type="float">
            <text:p>0,55621875</text:p>
          </table:table-cell>
          <table:table-cell/>
          <table:table-cell table:formula="of:=[.C43]" office:value-type="float" office:value="0.438062499999999" calcext:value-type="float">
            <text:p>0,4380625</text:p>
          </table:table-cell>
          <table:table-cell table:number-columns-repeated="3"/>
        </table:table-row>
        <table:table-row table:style-name="ro1">
          <table:table-cell office:value-type="float" office:value="2928.69" calcext:value-type="float">
            <text:p>2928,69</text:p>
          </table:table-cell>
          <table:table-cell table:formula="of:=[.A44]-[.A45]" office:value-type="float" office:value="17.9899999999998" calcext:value-type="float">
            <text:p>17,99</text:p>
          </table:table-cell>
          <table:table-cell table:formula="of:=([.B44]+128)/256*0.8+0.1" office:value-type="float" office:value="0.556218749999999" calcext:value-type="float">
            <text:p>0,55621875</text:p>
          </table:table-cell>
          <table:table-cell/>
          <table:table-cell table:formula="of:=[.C49]" office:value-type="float" office:value="0.401656250000001" calcext:value-type="float">
            <text:p>0,40165625</text:p>
          </table:table-cell>
          <table:table-cell table:formula="of:=[.C48]" office:value-type="float" office:value="0.5" calcext:value-type="float">
            <text:p>0,5</text:p>
          </table:table-cell>
          <table:table-cell table:formula="of:=[.C47]" office:value-type="float" office:value="0.5" calcext:value-type="float">
            <text:p>0,5</text:p>
          </table:table-cell>
          <table:table-cell table:formula="of:=[.C46]" office:value-type="float" office:value="0.5" calcext:value-type="float">
            <text:p>0,5</text:p>
          </table:table-cell>
          <table:table-cell table:formula="of:=[.C45]" office:value-type="float" office:value="0.67175" calcext:value-type="float">
            <text:p>0,67175</text:p>
          </table:table-cell>
          <table:table-cell/>
          <table:table-cell table:formula="of:=[.C44]" office:value-type="float" office:value="0.556218749999999" calcext:value-type="float">
            <text:p>0,55621875</text:p>
          </table:table-cell>
          <table:table-cell table:number-columns-repeated="3"/>
        </table:table-row>
        <table:table-row table:style-name="ro1">
          <table:table-cell office:value-type="float" office:value="2910.7" calcext:value-type="float">
            <text:p>2910,7</text:p>
          </table:table-cell>
          <table:table-cell table:formula="of:=[.A45]-[.A46]" office:value-type="float" office:value="54.96" calcext:value-type="float">
            <text:p>54,96</text:p>
          </table:table-cell>
          <table:table-cell table:formula="of:=([.B45]+128)/256*0.8+0.1" office:value-type="float" office:value="0.67175" calcext:value-type="float">
            <text:p>0,67175</text:p>
          </table:table-cell>
          <table:table-cell/>
          <table:table-cell table:formula="of:=[.C50]" office:value-type="float" office:value="0.485312500000001" calcext:value-type="float">
            <text:p>0,4853125</text:p>
          </table:table-cell>
          <table:table-cell table:formula="of:=[.C49]" office:value-type="float" office:value="0.401656250000001" calcext:value-type="float">
            <text:p>0,40165625</text:p>
          </table:table-cell>
          <table:table-cell table:formula="of:=[.C48]" office:value-type="float" office:value="0.5" calcext:value-type="float">
            <text:p>0,5</text:p>
          </table:table-cell>
          <table:table-cell table:formula="of:=[.C47]" office:value-type="float" office:value="0.5" calcext:value-type="float">
            <text:p>0,5</text:p>
          </table:table-cell>
          <table:table-cell table:formula="of:=[.C46]" office:value-type="float" office:value="0.5" calcext:value-type="float">
            <text:p>0,5</text:p>
          </table:table-cell>
          <table:table-cell/>
          <table:table-cell table:formula="of:=[.C45]" office:value-type="float" office:value="0.67175" calcext:value-type="float">
            <text:p>0,67175</text:p>
          </table:table-cell>
          <table:table-cell table:number-columns-repeated="3"/>
        </table:table-row>
        <table:table-row table:style-name="ro1">
          <table:table-cell office:value-type="float" office:value="2855.74" calcext:value-type="float">
            <text:p>2855,74</text:p>
          </table:table-cell>
          <table:table-cell table:formula="of:=[.A46]-[.A47]" office:value-type="float" office:value="0" calcext:value-type="float">
            <text:p>0</text:p>
          </table:table-cell>
          <table:table-cell table:formula="of:=([.B46]+128)/256*0.8+0.1" office:value-type="float" office:value="0.5" calcext:value-type="float">
            <text:p>0,5</text:p>
          </table:table-cell>
          <table:table-cell/>
          <table:table-cell table:formula="of:=[.C51]" office:value-type="float" office:value="0.431781249999999" calcext:value-type="float">
            <text:p>0,43178125</text:p>
          </table:table-cell>
          <table:table-cell table:formula="of:=[.C50]" office:value-type="float" office:value="0.485312500000001" calcext:value-type="float">
            <text:p>0,4853125</text:p>
          </table:table-cell>
          <table:table-cell table:formula="of:=[.C49]" office:value-type="float" office:value="0.401656250000001" calcext:value-type="float">
            <text:p>0,40165625</text:p>
          </table:table-cell>
          <table:table-cell table:formula="of:=[.C48]" office:value-type="float" office:value="0.5" calcext:value-type="float">
            <text:p>0,5</text:p>
          </table:table-cell>
          <table:table-cell table:formula="of:=[.C47]" office:value-type="float" office:value="0.5" calcext:value-type="float">
            <text:p>0,5</text:p>
          </table:table-cell>
          <table:table-cell/>
          <table:table-cell table:formula="of:=[.C4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55.74" calcext:value-type="float">
            <text:p>2855,74</text:p>
          </table:table-cell>
          <table:table-cell table:formula="of:=[.A47]-[.A48]" office:value-type="float" office:value="0" calcext:value-type="float">
            <text:p>0</text:p>
          </table:table-cell>
          <table:table-cell table:formula="of:=([.B47]+128)/256*0.8+0.1" office:value-type="float" office:value="0.5" calcext:value-type="float">
            <text:p>0,5</text:p>
          </table:table-cell>
          <table:table-cell/>
          <table:table-cell table:formula="of:=[.C52]" office:value-type="float" office:value="0.32059375" calcext:value-type="float">
            <text:p>0,32059375</text:p>
          </table:table-cell>
          <table:table-cell table:formula="of:=[.C51]" office:value-type="float" office:value="0.431781249999999" calcext:value-type="float">
            <text:p>0,43178125</text:p>
          </table:table-cell>
          <table:table-cell table:formula="of:=[.C50]" office:value-type="float" office:value="0.485312500000001" calcext:value-type="float">
            <text:p>0,4853125</text:p>
          </table:table-cell>
          <table:table-cell table:formula="of:=[.C49]" office:value-type="float" office:value="0.401656250000001" calcext:value-type="float">
            <text:p>0,40165625</text:p>
          </table:table-cell>
          <table:table-cell table:formula="of:=[.C48]" office:value-type="float" office:value="0.5" calcext:value-type="float">
            <text:p>0,5</text:p>
          </table:table-cell>
          <table:table-cell/>
          <table:table-cell table:formula="of:=[.C4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55.74" calcext:value-type="float">
            <text:p>2855,74</text:p>
          </table:table-cell>
          <table:table-cell table:formula="of:=[.A48]-[.A49]" office:value-type="float" office:value="0" calcext:value-type="float">
            <text:p>0</text:p>
          </table:table-cell>
          <table:table-cell table:formula="of:=([.B48]+128)/256*0.8+0.1" office:value-type="float" office:value="0.5" calcext:value-type="float">
            <text:p>0,5</text:p>
          </table:table-cell>
          <table:table-cell/>
          <table:table-cell table:formula="of:=[.C53]" office:value-type="float" office:value="0.30078125" calcext:value-type="float">
            <text:p>0,30078125</text:p>
          </table:table-cell>
          <table:table-cell table:formula="of:=[.C52]" office:value-type="float" office:value="0.32059375" calcext:value-type="float">
            <text:p>0,32059375</text:p>
          </table:table-cell>
          <table:table-cell table:formula="of:=[.C51]" office:value-type="float" office:value="0.431781249999999" calcext:value-type="float">
            <text:p>0,43178125</text:p>
          </table:table-cell>
          <table:table-cell table:formula="of:=[.C50]" office:value-type="float" office:value="0.485312500000001" calcext:value-type="float">
            <text:p>0,4853125</text:p>
          </table:table-cell>
          <table:table-cell table:formula="of:=[.C49]" office:value-type="float" office:value="0.401656250000001" calcext:value-type="float">
            <text:p>0,40165625</text:p>
          </table:table-cell>
          <table:table-cell/>
          <table:table-cell table:formula="of:=[.C4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55.74" calcext:value-type="float">
            <text:p>2855,74</text:p>
          </table:table-cell>
          <table:table-cell table:formula="of:=[.A49]-[.A50]" office:value-type="float" office:value="-31.4699999999998" calcext:value-type="float">
            <text:p>-31,47</text:p>
          </table:table-cell>
          <table:table-cell table:formula="of:=([.B49]+128)/256*0.8+0.1" office:value-type="float" office:value="0.401656250000001" calcext:value-type="float">
            <text:p>0,40165625</text:p>
          </table:table-cell>
          <table:table-cell/>
          <table:table-cell table:formula="of:=[.C54]" office:value-type="float" office:value="0.5" calcext:value-type="float">
            <text:p>0,5</text:p>
          </table:table-cell>
          <table:table-cell table:formula="of:=[.C53]" office:value-type="float" office:value="0.30078125" calcext:value-type="float">
            <text:p>0,30078125</text:p>
          </table:table-cell>
          <table:table-cell table:formula="of:=[.C52]" office:value-type="float" office:value="0.32059375" calcext:value-type="float">
            <text:p>0,32059375</text:p>
          </table:table-cell>
          <table:table-cell table:formula="of:=[.C51]" office:value-type="float" office:value="0.431781249999999" calcext:value-type="float">
            <text:p>0,43178125</text:p>
          </table:table-cell>
          <table:table-cell table:formula="of:=[.C50]" office:value-type="float" office:value="0.485312500000001" calcext:value-type="float">
            <text:p>0,4853125</text:p>
          </table:table-cell>
          <table:table-cell/>
          <table:table-cell table:formula="of:=[.C49]" office:value-type="float" office:value="0.401656250000001" calcext:value-type="float">
            <text:p>0,40165625</text:p>
          </table:table-cell>
          <table:table-cell table:number-columns-repeated="3"/>
        </table:table-row>
        <table:table-row table:style-name="ro1">
          <table:table-cell office:value-type="float" office:value="2887.21" calcext:value-type="float">
            <text:p>2887,21</text:p>
          </table:table-cell>
          <table:table-cell table:formula="of:=[.A50]-[.A51]" office:value-type="float" office:value="-4.69999999999982" calcext:value-type="float">
            <text:p>-4,7</text:p>
          </table:table-cell>
          <table:table-cell table:formula="of:=([.B50]+128)/256*0.8+0.1" office:value-type="float" office:value="0.485312500000001" calcext:value-type="float">
            <text:p>0,4853125</text:p>
          </table:table-cell>
          <table:table-cell/>
          <table:table-cell table:formula="of:=[.C55]" office:value-type="float" office:value="0.5" calcext:value-type="float">
            <text:p>0,5</text:p>
          </table:table-cell>
          <table:table-cell table:formula="of:=[.C54]" office:value-type="float" office:value="0.5" calcext:value-type="float">
            <text:p>0,5</text:p>
          </table:table-cell>
          <table:table-cell table:formula="of:=[.C53]" office:value-type="float" office:value="0.30078125" calcext:value-type="float">
            <text:p>0,30078125</text:p>
          </table:table-cell>
          <table:table-cell table:formula="of:=[.C52]" office:value-type="float" office:value="0.32059375" calcext:value-type="float">
            <text:p>0,32059375</text:p>
          </table:table-cell>
          <table:table-cell table:formula="of:=[.C51]" office:value-type="float" office:value="0.431781249999999" calcext:value-type="float">
            <text:p>0,43178125</text:p>
          </table:table-cell>
          <table:table-cell/>
          <table:table-cell table:formula="of:=[.C50]" office:value-type="float" office:value="0.485312500000001" calcext:value-type="float">
            <text:p>0,4853125</text:p>
          </table:table-cell>
          <table:table-cell table:number-columns-repeated="3"/>
        </table:table-row>
        <table:table-row table:style-name="ro1">
          <table:table-cell office:value-type="float" office:value="2891.91" calcext:value-type="float">
            <text:p>2891,91</text:p>
          </table:table-cell>
          <table:table-cell table:formula="of:=[.A51]-[.A52]" office:value-type="float" office:value="-21.8300000000004" calcext:value-type="float">
            <text:p>-21,83</text:p>
          </table:table-cell>
          <table:table-cell table:formula="of:=([.B51]+128)/256*0.8+0.1" office:value-type="float" office:value="0.431781249999999" calcext:value-type="float">
            <text:p>0,43178125</text:p>
          </table:table-cell>
          <table:table-cell/>
          <table:table-cell table:formula="of:=[.C56]" office:value-type="float" office:value="0.415781250000001" calcext:value-type="float">
            <text:p>0,41578125</text:p>
          </table:table-cell>
          <table:table-cell table:formula="of:=[.C55]" office:value-type="float" office:value="0.5" calcext:value-type="float">
            <text:p>0,5</text:p>
          </table:table-cell>
          <table:table-cell table:formula="of:=[.C54]" office:value-type="float" office:value="0.5" calcext:value-type="float">
            <text:p>0,5</text:p>
          </table:table-cell>
          <table:table-cell table:formula="of:=[.C53]" office:value-type="float" office:value="0.30078125" calcext:value-type="float">
            <text:p>0,30078125</text:p>
          </table:table-cell>
          <table:table-cell table:formula="of:=[.C52]" office:value-type="float" office:value="0.32059375" calcext:value-type="float">
            <text:p>0,32059375</text:p>
          </table:table-cell>
          <table:table-cell/>
          <table:table-cell table:formula="of:=[.C51]" office:value-type="float" office:value="0.431781249999999" calcext:value-type="float">
            <text:p>0,43178125</text:p>
          </table:table-cell>
          <table:table-cell table:number-columns-repeated="3"/>
        </table:table-row>
        <table:table-row table:style-name="ro1">
          <table:table-cell office:value-type="float" office:value="2913.74" calcext:value-type="float">
            <text:p>2913,74</text:p>
          </table:table-cell>
          <table:table-cell table:formula="of:=[.A52]-[.A53]" office:value-type="float" office:value="-57.4099999999999" calcext:value-type="float">
            <text:p>-57,41</text:p>
          </table:table-cell>
          <table:table-cell table:formula="of:=([.B52]+128)/256*0.8+0.1" office:value-type="float" office:value="0.32059375" calcext:value-type="float">
            <text:p>0,32059375</text:p>
          </table:table-cell>
          <table:table-cell/>
          <table:table-cell table:formula="of:=[.C57]" office:value-type="float" office:value="0.4221875" calcext:value-type="float">
            <text:p>0,4221875</text:p>
          </table:table-cell>
          <table:table-cell table:formula="of:=[.C56]" office:value-type="float" office:value="0.415781250000001" calcext:value-type="float">
            <text:p>0,41578125</text:p>
          </table:table-cell>
          <table:table-cell table:formula="of:=[.C55]" office:value-type="float" office:value="0.5" calcext:value-type="float">
            <text:p>0,5</text:p>
          </table:table-cell>
          <table:table-cell table:formula="of:=[.C54]" office:value-type="float" office:value="0.5" calcext:value-type="float">
            <text:p>0,5</text:p>
          </table:table-cell>
          <table:table-cell table:formula="of:=[.C53]" office:value-type="float" office:value="0.30078125" calcext:value-type="float">
            <text:p>0,30078125</text:p>
          </table:table-cell>
          <table:table-cell/>
          <table:table-cell table:formula="of:=[.C52]" office:value-type="float" office:value="0.32059375" calcext:value-type="float">
            <text:p>0,32059375</text:p>
          </table:table-cell>
          <table:table-cell table:number-columns-repeated="3"/>
        </table:table-row>
        <table:table-row table:style-name="ro1">
          <table:table-cell office:value-type="float" office:value="2971.15" calcext:value-type="float">
            <text:p>2971,15</text:p>
          </table:table-cell>
          <table:table-cell table:formula="of:=[.A53]-[.A54]" office:value-type="float" office:value="-63.75" calcext:value-type="float">
            <text:p>-63,75</text:p>
          </table:table-cell>
          <table:table-cell table:formula="of:=([.B53]+128)/256*0.8+0.1" office:value-type="float" office:value="0.30078125" calcext:value-type="float">
            <text:p>0,30078125</text:p>
          </table:table-cell>
          <table:table-cell/>
          <table:table-cell table:formula="of:=[.C58]" office:value-type="float" office:value="0.39003125" calcext:value-type="float">
            <text:p>0,39003125</text:p>
          </table:table-cell>
          <table:table-cell table:formula="of:=[.C57]" office:value-type="float" office:value="0.4221875" calcext:value-type="float">
            <text:p>0,4221875</text:p>
          </table:table-cell>
          <table:table-cell table:formula="of:=[.C56]" office:value-type="float" office:value="0.415781250000001" calcext:value-type="float">
            <text:p>0,41578125</text:p>
          </table:table-cell>
          <table:table-cell table:formula="of:=[.C55]" office:value-type="float" office:value="0.5" calcext:value-type="float">
            <text:p>0,5</text:p>
          </table:table-cell>
          <table:table-cell table:formula="of:=[.C54]" office:value-type="float" office:value="0.5" calcext:value-type="float">
            <text:p>0,5</text:p>
          </table:table-cell>
          <table:table-cell/>
          <table:table-cell table:formula="of:=[.C53]" office:value-type="float" office:value="0.30078125" calcext:value-type="float">
            <text:p>0,30078125</text:p>
          </table:table-cell>
          <table:table-cell table:number-columns-repeated="3"/>
        </table:table-row>
        <table:table-row table:style-name="ro1">
          <table:table-cell office:value-type="float" office:value="3034.9" calcext:value-type="float">
            <text:p>3034,9</text:p>
          </table:table-cell>
          <table:table-cell table:formula="of:=[.A54]-[.A55]" office:value-type="float" office:value="0" calcext:value-type="float">
            <text:p>0</text:p>
          </table:table-cell>
          <table:table-cell table:formula="of:=([.B54]+128)/256*0.8+0.1" office:value-type="float" office:value="0.5" calcext:value-type="float">
            <text:p>0,5</text:p>
          </table:table-cell>
          <table:table-cell/>
          <table:table-cell table:formula="of:=[.C59]" office:value-type="float" office:value="0.578" calcext:value-type="float">
            <text:p>0,578</text:p>
          </table:table-cell>
          <table:table-cell table:formula="of:=[.C58]" office:value-type="float" office:value="0.39003125" calcext:value-type="float">
            <text:p>0,39003125</text:p>
          </table:table-cell>
          <table:table-cell table:formula="of:=[.C57]" office:value-type="float" office:value="0.4221875" calcext:value-type="float">
            <text:p>0,4221875</text:p>
          </table:table-cell>
          <table:table-cell table:formula="of:=[.C56]" office:value-type="float" office:value="0.415781250000001" calcext:value-type="float">
            <text:p>0,41578125</text:p>
          </table:table-cell>
          <table:table-cell table:formula="of:=[.C55]" office:value-type="float" office:value="0.5" calcext:value-type="float">
            <text:p>0,5</text:p>
          </table:table-cell>
          <table:table-cell/>
          <table:table-cell table:formula="of:=[.C5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34.9" calcext:value-type="float">
            <text:p>3034,9</text:p>
          </table:table-cell>
          <table:table-cell table:formula="of:=[.A55]-[.A56]" office:value-type="float" office:value="0" calcext:value-type="float">
            <text:p>0</text:p>
          </table:table-cell>
          <table:table-cell table:formula="of:=([.B55]+128)/256*0.8+0.1" office:value-type="float" office:value="0.5" calcext:value-type="float">
            <text:p>0,5</text:p>
          </table:table-cell>
          <table:table-cell/>
          <table:table-cell table:formula="of:=[.C60]" office:value-type="float" office:value="0.5516875" calcext:value-type="float">
            <text:p>0,5516875</text:p>
          </table:table-cell>
          <table:table-cell table:formula="of:=[.C59]" office:value-type="float" office:value="0.578" calcext:value-type="float">
            <text:p>0,578</text:p>
          </table:table-cell>
          <table:table-cell table:formula="of:=[.C58]" office:value-type="float" office:value="0.39003125" calcext:value-type="float">
            <text:p>0,39003125</text:p>
          </table:table-cell>
          <table:table-cell table:formula="of:=[.C57]" office:value-type="float" office:value="0.4221875" calcext:value-type="float">
            <text:p>0,4221875</text:p>
          </table:table-cell>
          <table:table-cell table:formula="of:=[.C56]" office:value-type="float" office:value="0.415781250000001" calcext:value-type="float">
            <text:p>0,41578125</text:p>
          </table:table-cell>
          <table:table-cell/>
          <table:table-cell table:formula="of:=[.C5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34.9" calcext:value-type="float">
            <text:p>3034,9</text:p>
          </table:table-cell>
          <table:table-cell table:formula="of:=[.A56]-[.A57]" office:value-type="float" office:value="-26.9499999999998" calcext:value-type="float">
            <text:p>-26,95</text:p>
          </table:table-cell>
          <table:table-cell table:formula="of:=([.B56]+128)/256*0.8+0.1" office:value-type="float" office:value="0.415781250000001" calcext:value-type="float">
            <text:p>0,41578125</text:p>
          </table:table-cell>
          <table:table-cell/>
          <table:table-cell table:formula="of:=[.C61]" office:value-type="float" office:value="0.5" calcext:value-type="float">
            <text:p>0,5</text:p>
          </table:table-cell>
          <table:table-cell table:formula="of:=[.C60]" office:value-type="float" office:value="0.5516875" calcext:value-type="float">
            <text:p>0,5516875</text:p>
          </table:table-cell>
          <table:table-cell table:formula="of:=[.C59]" office:value-type="float" office:value="0.578" calcext:value-type="float">
            <text:p>0,578</text:p>
          </table:table-cell>
          <table:table-cell table:formula="of:=[.C58]" office:value-type="float" office:value="0.39003125" calcext:value-type="float">
            <text:p>0,39003125</text:p>
          </table:table-cell>
          <table:table-cell table:formula="of:=[.C57]" office:value-type="float" office:value="0.4221875" calcext:value-type="float">
            <text:p>0,4221875</text:p>
          </table:table-cell>
          <table:table-cell/>
          <table:table-cell table:formula="of:=[.C56]" office:value-type="float" office:value="0.415781250000001" calcext:value-type="float">
            <text:p>0,41578125</text:p>
          </table:table-cell>
          <table:table-cell table:number-columns-repeated="3"/>
        </table:table-row>
        <table:table-row table:style-name="ro1">
          <table:table-cell office:value-type="float" office:value="3061.85" calcext:value-type="float">
            <text:p>3061,85</text:p>
          </table:table-cell>
          <table:table-cell table:formula="of:=[.A57]-[.A58]" office:value-type="float" office:value="-24.9000000000001" calcext:value-type="float">
            <text:p>-24,9</text:p>
          </table:table-cell>
          <table:table-cell table:formula="of:=([.B57]+128)/256*0.8+0.1" office:value-type="float" office:value="0.4221875" calcext:value-type="float">
            <text:p>0,4221875</text:p>
          </table:table-cell>
          <table:table-cell/>
          <table:table-cell table:formula="of:=[.C62]" office:value-type="float" office:value="0.5" calcext:value-type="float">
            <text:p>0,5</text:p>
          </table:table-cell>
          <table:table-cell table:formula="of:=[.C61]" office:value-type="float" office:value="0.5" calcext:value-type="float">
            <text:p>0,5</text:p>
          </table:table-cell>
          <table:table-cell table:formula="of:=[.C60]" office:value-type="float" office:value="0.5516875" calcext:value-type="float">
            <text:p>0,5516875</text:p>
          </table:table-cell>
          <table:table-cell table:formula="of:=[.C59]" office:value-type="float" office:value="0.578" calcext:value-type="float">
            <text:p>0,578</text:p>
          </table:table-cell>
          <table:table-cell table:formula="of:=[.C58]" office:value-type="float" office:value="0.39003125" calcext:value-type="float">
            <text:p>0,39003125</text:p>
          </table:table-cell>
          <table:table-cell/>
          <table:table-cell table:formula="of:=[.C57]" office:value-type="float" office:value="0.4221875" calcext:value-type="float">
            <text:p>0,4221875</text:p>
          </table:table-cell>
          <table:table-cell table:number-columns-repeated="3"/>
        </table:table-row>
        <table:table-row table:style-name="ro1">
          <table:table-cell office:value-type="float" office:value="3086.75" calcext:value-type="float">
            <text:p>3086,75</text:p>
          </table:table-cell>
          <table:table-cell table:formula="of:=[.A58]-[.A59]" office:value-type="float" office:value="-35.1900000000001" calcext:value-type="float">
            <text:p>-35,19</text:p>
          </table:table-cell>
          <table:table-cell table:formula="of:=([.B58]+128)/256*0.8+0.1" office:value-type="float" office:value="0.39003125" calcext:value-type="float">
            <text:p>0,39003125</text:p>
          </table:table-cell>
          <table:table-cell/>
          <table:table-cell table:formula="of:=[.C63]" office:value-type="float" office:value="0.32896875" calcext:value-type="float">
            <text:p>0,32896875</text:p>
          </table:table-cell>
          <table:table-cell table:formula="of:=[.C62]" office:value-type="float" office:value="0.5" calcext:value-type="float">
            <text:p>0,5</text:p>
          </table:table-cell>
          <table:table-cell table:formula="of:=[.C61]" office:value-type="float" office:value="0.5" calcext:value-type="float">
            <text:p>0,5</text:p>
          </table:table-cell>
          <table:table-cell table:formula="of:=[.C60]" office:value-type="float" office:value="0.5516875" calcext:value-type="float">
            <text:p>0,5516875</text:p>
          </table:table-cell>
          <table:table-cell table:formula="of:=[.C59]" office:value-type="float" office:value="0.578" calcext:value-type="float">
            <text:p>0,578</text:p>
          </table:table-cell>
          <table:table-cell/>
          <table:table-cell table:formula="of:=[.C58]" office:value-type="float" office:value="0.39003125" calcext:value-type="float">
            <text:p>0,39003125</text:p>
          </table:table-cell>
          <table:table-cell table:number-columns-repeated="3"/>
        </table:table-row>
        <table:table-row table:style-name="ro1">
          <table:table-cell office:value-type="float" office:value="3121.94" calcext:value-type="float">
            <text:p>3121,94</text:p>
          </table:table-cell>
          <table:table-cell table:formula="of:=[.A59]-[.A60]" office:value-type="float" office:value="24.96" calcext:value-type="float">
            <text:p>24,96</text:p>
          </table:table-cell>
          <table:table-cell table:formula="of:=([.B59]+128)/256*0.8+0.1" office:value-type="float" office:value="0.578" calcext:value-type="float">
            <text:p>0,578</text:p>
          </table:table-cell>
          <table:table-cell/>
          <table:table-cell table:formula="of:=[.C64]" office:value-type="float" office:value="0.61215625" calcext:value-type="float">
            <text:p>0,61215625</text:p>
          </table:table-cell>
          <table:table-cell table:formula="of:=[.C63]" office:value-type="float" office:value="0.32896875" calcext:value-type="float">
            <text:p>0,32896875</text:p>
          </table:table-cell>
          <table:table-cell table:formula="of:=[.C62]" office:value-type="float" office:value="0.5" calcext:value-type="float">
            <text:p>0,5</text:p>
          </table:table-cell>
          <table:table-cell table:formula="of:=[.C61]" office:value-type="float" office:value="0.5" calcext:value-type="float">
            <text:p>0,5</text:p>
          </table:table-cell>
          <table:table-cell table:formula="of:=[.C60]" office:value-type="float" office:value="0.5516875" calcext:value-type="float">
            <text:p>0,5516875</text:p>
          </table:table-cell>
          <table:table-cell/>
          <table:table-cell table:formula="of:=[.C59]" office:value-type="float" office:value="0.578" calcext:value-type="float">
            <text:p>0,578</text:p>
          </table:table-cell>
          <table:table-cell table:number-columns-repeated="3"/>
        </table:table-row>
        <table:table-row table:style-name="ro1">
          <table:table-cell office:value-type="float" office:value="3096.98" calcext:value-type="float">
            <text:p>3096,98</text:p>
          </table:table-cell>
          <table:table-cell table:formula="of:=[.A60]-[.A61]" office:value-type="float" office:value="16.54" calcext:value-type="float">
            <text:p>16,54</text:p>
          </table:table-cell>
          <table:table-cell table:formula="of:=([.B60]+128)/256*0.8+0.1" office:value-type="float" office:value="0.5516875" calcext:value-type="float">
            <text:p>0,5516875</text:p>
          </table:table-cell>
          <table:table-cell/>
          <table:table-cell table:formula="of:=[.C65]" office:value-type="float" office:value="0.6048125" calcext:value-type="float">
            <text:p>0,6048125</text:p>
          </table:table-cell>
          <table:table-cell table:formula="of:=[.C64]" office:value-type="float" office:value="0.61215625" calcext:value-type="float">
            <text:p>0,61215625</text:p>
          </table:table-cell>
          <table:table-cell table:formula="of:=[.C63]" office:value-type="float" office:value="0.32896875" calcext:value-type="float">
            <text:p>0,32896875</text:p>
          </table:table-cell>
          <table:table-cell table:formula="of:=[.C62]" office:value-type="float" office:value="0.5" calcext:value-type="float">
            <text:p>0,5</text:p>
          </table:table-cell>
          <table:table-cell table:formula="of:=[.C61]" office:value-type="float" office:value="0.5" calcext:value-type="float">
            <text:p>0,5</text:p>
          </table:table-cell>
          <table:table-cell/>
          <table:table-cell table:formula="of:=[.C60]" office:value-type="float" office:value="0.5516875" calcext:value-type="float">
            <text:p>0,5516875</text:p>
          </table:table-cell>
          <table:table-cell table:number-columns-repeated="3"/>
        </table:table-row>
        <table:table-row table:style-name="ro1">
          <table:table-cell office:value-type="float" office:value="3080.44" calcext:value-type="float">
            <text:p>3080,44</text:p>
          </table:table-cell>
          <table:table-cell table:formula="of:=[.A61]-[.A62]" office:value-type="float" office:value="0" calcext:value-type="float">
            <text:p>0</text:p>
          </table:table-cell>
          <table:table-cell table:formula="of:=([.B61]+128)/256*0.8+0.1" office:value-type="float" office:value="0.5" calcext:value-type="float">
            <text:p>0,5</text:p>
          </table:table-cell>
          <table:table-cell/>
          <table:table-cell table:formula="of:=[.C66]" office:value-type="float" office:value="0.700187500000001" calcext:value-type="float">
            <text:p>0,7001875</text:p>
          </table:table-cell>
          <table:table-cell table:formula="of:=[.C65]" office:value-type="float" office:value="0.6048125" calcext:value-type="float">
            <text:p>0,6048125</text:p>
          </table:table-cell>
          <table:table-cell table:formula="of:=[.C64]" office:value-type="float" office:value="0.61215625" calcext:value-type="float">
            <text:p>0,61215625</text:p>
          </table:table-cell>
          <table:table-cell table:formula="of:=[.C63]" office:value-type="float" office:value="0.32896875" calcext:value-type="float">
            <text:p>0,32896875</text:p>
          </table:table-cell>
          <table:table-cell table:formula="of:=[.C62]" office:value-type="float" office:value="0.5" calcext:value-type="float">
            <text:p>0,5</text:p>
          </table:table-cell>
          <table:table-cell/>
          <table:table-cell table:formula="of:=[.C6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80.44" calcext:value-type="float">
            <text:p>3080,44</text:p>
          </table:table-cell>
          <table:table-cell table:formula="of:=[.A62]-[.A63]" office:value-type="float" office:value="0" calcext:value-type="float">
            <text:p>0</text:p>
          </table:table-cell>
          <table:table-cell table:formula="of:=([.B62]+128)/256*0.8+0.1" office:value-type="float" office:value="0.5" calcext:value-type="float">
            <text:p>0,5</text:p>
          </table:table-cell>
          <table:table-cell/>
          <table:table-cell table:formula="of:=[.C67]" office:value-type="float" office:value="0.552437499999999" calcext:value-type="float">
            <text:p>0,5524375</text:p>
          </table:table-cell>
          <table:table-cell table:formula="of:=[.C66]" office:value-type="float" office:value="0.700187500000001" calcext:value-type="float">
            <text:p>0,7001875</text:p>
          </table:table-cell>
          <table:table-cell table:formula="of:=[.C65]" office:value-type="float" office:value="0.6048125" calcext:value-type="float">
            <text:p>0,6048125</text:p>
          </table:table-cell>
          <table:table-cell table:formula="of:=[.C64]" office:value-type="float" office:value="0.61215625" calcext:value-type="float">
            <text:p>0,61215625</text:p>
          </table:table-cell>
          <table:table-cell table:formula="of:=[.C63]" office:value-type="float" office:value="0.32896875" calcext:value-type="float">
            <text:p>0,32896875</text:p>
          </table:table-cell>
          <table:table-cell/>
          <table:table-cell table:formula="of:=[.C6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80.44" calcext:value-type="float">
            <text:p>3080,44</text:p>
          </table:table-cell>
          <table:table-cell table:formula="of:=[.A63]-[.A64]" office:value-type="float" office:value="-54.73" calcext:value-type="float">
            <text:p>-54,73</text:p>
          </table:table-cell>
          <table:table-cell table:formula="of:=([.B63]+128)/256*0.8+0.1" office:value-type="float" office:value="0.32896875" calcext:value-type="float">
            <text:p>0,32896875</text:p>
          </table:table-cell>
          <table:table-cell/>
          <table:table-cell table:formula="of:=[.C68]" office:value-type="float" office:value="0.5" calcext:value-type="float">
            <text:p>0,5</text:p>
          </table:table-cell>
          <table:table-cell table:formula="of:=[.C67]" office:value-type="float" office:value="0.552437499999999" calcext:value-type="float">
            <text:p>0,5524375</text:p>
          </table:table-cell>
          <table:table-cell table:formula="of:=[.C66]" office:value-type="float" office:value="0.700187500000001" calcext:value-type="float">
            <text:p>0,7001875</text:p>
          </table:table-cell>
          <table:table-cell table:formula="of:=[.C65]" office:value-type="float" office:value="0.6048125" calcext:value-type="float">
            <text:p>0,6048125</text:p>
          </table:table-cell>
          <table:table-cell table:formula="of:=[.C64]" office:value-type="float" office:value="0.61215625" calcext:value-type="float">
            <text:p>0,61215625</text:p>
          </table:table-cell>
          <table:table-cell/>
          <table:table-cell table:formula="of:=[.C63]" office:value-type="float" office:value="0.32896875" calcext:value-type="float">
            <text:p>0,32896875</text:p>
          </table:table-cell>
          <table:table-cell table:number-columns-repeated="3"/>
        </table:table-row>
        <table:table-row table:style-name="ro1">
          <table:table-cell office:value-type="float" office:value="3135.17" calcext:value-type="float">
            <text:p>3135,17</text:p>
          </table:table-cell>
          <table:table-cell table:formula="of:=[.A64]-[.A65]" office:value-type="float" office:value="35.8899999999999" calcext:value-type="float">
            <text:p>35,89</text:p>
          </table:table-cell>
          <table:table-cell table:formula="of:=([.B64]+128)/256*0.8+0.1" office:value-type="float" office:value="0.61215625" calcext:value-type="float">
            <text:p>0,61215625</text:p>
          </table:table-cell>
          <table:table-cell/>
          <table:table-cell table:formula="of:=[.C69]" office:value-type="float" office:value="0.5" calcext:value-type="float">
            <text:p>0,5</text:p>
          </table:table-cell>
          <table:table-cell table:formula="of:=[.C68]" office:value-type="float" office:value="0.5" calcext:value-type="float">
            <text:p>0,5</text:p>
          </table:table-cell>
          <table:table-cell table:formula="of:=[.C67]" office:value-type="float" office:value="0.552437499999999" calcext:value-type="float">
            <text:p>0,5524375</text:p>
          </table:table-cell>
          <table:table-cell table:formula="of:=[.C66]" office:value-type="float" office:value="0.700187500000001" calcext:value-type="float">
            <text:p>0,7001875</text:p>
          </table:table-cell>
          <table:table-cell table:formula="of:=[.C65]" office:value-type="float" office:value="0.6048125" calcext:value-type="float">
            <text:p>0,6048125</text:p>
          </table:table-cell>
          <table:table-cell/>
          <table:table-cell table:formula="of:=[.C64]" office:value-type="float" office:value="0.61215625" calcext:value-type="float">
            <text:p>0,61215625</text:p>
          </table:table-cell>
          <table:table-cell table:number-columns-repeated="3"/>
        </table:table-row>
        <table:table-row table:style-name="ro1">
          <table:table-cell office:value-type="float" office:value="3099.28" calcext:value-type="float">
            <text:p>3099,28</text:p>
          </table:table-cell>
          <table:table-cell table:formula="of:=[.A65]-[.A66]" office:value-type="float" office:value="33.54" calcext:value-type="float">
            <text:p>33,54</text:p>
          </table:table-cell>
          <table:table-cell table:formula="of:=([.B65]+128)/256*0.8+0.1" office:value-type="float" office:value="0.6048125" calcext:value-type="float">
            <text:p>0,6048125</text:p>
          </table:table-cell>
          <table:table-cell/>
          <table:table-cell table:formula="of:=[.C70]" office:value-type="float" office:value="0.53053125" calcext:value-type="float">
            <text:p>0,53053125</text:p>
          </table:table-cell>
          <table:table-cell table:formula="of:=[.C69]" office:value-type="float" office:value="0.5" calcext:value-type="float">
            <text:p>0,5</text:p>
          </table:table-cell>
          <table:table-cell table:formula="of:=[.C68]" office:value-type="float" office:value="0.5" calcext:value-type="float">
            <text:p>0,5</text:p>
          </table:table-cell>
          <table:table-cell table:formula="of:=[.C67]" office:value-type="float" office:value="0.552437499999999" calcext:value-type="float">
            <text:p>0,5524375</text:p>
          </table:table-cell>
          <table:table-cell table:formula="of:=[.C66]" office:value-type="float" office:value="0.700187500000001" calcext:value-type="float">
            <text:p>0,7001875</text:p>
          </table:table-cell>
          <table:table-cell/>
          <table:table-cell table:formula="of:=[.C65]" office:value-type="float" office:value="0.6048125" calcext:value-type="float">
            <text:p>0,6048125</text:p>
          </table:table-cell>
          <table:table-cell table:number-columns-repeated="3"/>
        </table:table-row>
        <table:table-row table:style-name="ro1">
          <table:table-cell office:value-type="float" office:value="3065.74" calcext:value-type="float">
            <text:p>3065,74</text:p>
          </table:table-cell>
          <table:table-cell table:formula="of:=[.A66]-[.A67]" office:value-type="float" office:value="64.0600000000004" calcext:value-type="float">
            <text:p>64,06</text:p>
          </table:table-cell>
          <table:table-cell table:formula="of:=([.B66]+128)/256*0.8+0.1" office:value-type="float" office:value="0.700187500000001" calcext:value-type="float">
            <text:p>0,7001875</text:p>
          </table:table-cell>
          <table:table-cell/>
          <table:table-cell table:formula="of:=[.C71]" office:value-type="float" office:value="0.45653125" calcext:value-type="float">
            <text:p>0,45653125</text:p>
          </table:table-cell>
          <table:table-cell table:formula="of:=[.C70]" office:value-type="float" office:value="0.53053125" calcext:value-type="float">
            <text:p>0,53053125</text:p>
          </table:table-cell>
          <table:table-cell table:formula="of:=[.C69]" office:value-type="float" office:value="0.5" calcext:value-type="float">
            <text:p>0,5</text:p>
          </table:table-cell>
          <table:table-cell table:formula="of:=[.C68]" office:value-type="float" office:value="0.5" calcext:value-type="float">
            <text:p>0,5</text:p>
          </table:table-cell>
          <table:table-cell table:formula="of:=[.C67]" office:value-type="float" office:value="0.552437499999999" calcext:value-type="float">
            <text:p>0,5524375</text:p>
          </table:table-cell>
          <table:table-cell/>
          <table:table-cell table:formula="of:=[.C66]" office:value-type="float" office:value="0.700187500000001" calcext:value-type="float">
            <text:p>0,7001875</text:p>
          </table:table-cell>
          <table:table-cell table:number-columns-repeated="3"/>
        </table:table-row>
        <table:table-row table:style-name="ro1">
          <table:table-cell office:value-type="float" office:value="3001.68" calcext:value-type="float">
            <text:p>3001,68</text:p>
          </table:table-cell>
          <table:table-cell table:formula="of:=[.A67]-[.A68]" office:value-type="float" office:value="16.7799999999997" calcext:value-type="float">
            <text:p>16,78</text:p>
          </table:table-cell>
          <table:table-cell table:formula="of:=([.B67]+128)/256*0.8+0.1" office:value-type="float" office:value="0.552437499999999" calcext:value-type="float">
            <text:p>0,5524375</text:p>
          </table:table-cell>
          <table:table-cell/>
          <table:table-cell table:formula="of:=[.C72]" office:value-type="float" office:value="0.386749999999999" calcext:value-type="float">
            <text:p>0,38675</text:p>
          </table:table-cell>
          <table:table-cell table:formula="of:=[.C71]" office:value-type="float" office:value="0.45653125" calcext:value-type="float">
            <text:p>0,45653125</text:p>
          </table:table-cell>
          <table:table-cell table:formula="of:=[.C70]" office:value-type="float" office:value="0.53053125" calcext:value-type="float">
            <text:p>0,53053125</text:p>
          </table:table-cell>
          <table:table-cell table:formula="of:=[.C69]" office:value-type="float" office:value="0.5" calcext:value-type="float">
            <text:p>0,5</text:p>
          </table:table-cell>
          <table:table-cell table:formula="of:=[.C68]" office:value-type="float" office:value="0.5" calcext:value-type="float">
            <text:p>0,5</text:p>
          </table:table-cell>
          <table:table-cell/>
          <table:table-cell table:formula="of:=[.C67]" office:value-type="float" office:value="0.552437499999999" calcext:value-type="float">
            <text:p>0,5524375</text:p>
          </table:table-cell>
          <table:table-cell table:number-columns-repeated="3"/>
        </table:table-row>
        <table:table-row table:style-name="ro1">
          <table:table-cell office:value-type="float" office:value="2984.9" calcext:value-type="float">
            <text:p>2984,9</text:p>
          </table:table-cell>
          <table:table-cell table:formula="of:=[.A68]-[.A69]" office:value-type="float" office:value="0" calcext:value-type="float">
            <text:p>0</text:p>
          </table:table-cell>
          <table:table-cell table:formula="of:=([.B68]+128)/256*0.8+0.1" office:value-type="float" office:value="0.5" calcext:value-type="float">
            <text:p>0,5</text:p>
          </table:table-cell>
          <table:table-cell/>
          <table:table-cell table:formula="of:=[.C73]" office:value-type="float" office:value="0.47715625" calcext:value-type="float">
            <text:p>0,47715625</text:p>
          </table:table-cell>
          <table:table-cell table:formula="of:=[.C72]" office:value-type="float" office:value="0.386749999999999" calcext:value-type="float">
            <text:p>0,38675</text:p>
          </table:table-cell>
          <table:table-cell table:formula="of:=[.C71]" office:value-type="float" office:value="0.45653125" calcext:value-type="float">
            <text:p>0,45653125</text:p>
          </table:table-cell>
          <table:table-cell table:formula="of:=[.C70]" office:value-type="float" office:value="0.53053125" calcext:value-type="float">
            <text:p>0,53053125</text:p>
          </table:table-cell>
          <table:table-cell table:formula="of:=[.C69]" office:value-type="float" office:value="0.5" calcext:value-type="float">
            <text:p>0,5</text:p>
          </table:table-cell>
          <table:table-cell/>
          <table:table-cell table:formula="of:=[.C6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84.9" calcext:value-type="float">
            <text:p>2984,9</text:p>
          </table:table-cell>
          <table:table-cell table:formula="of:=[.A69]-[.A70]" office:value-type="float" office:value="0" calcext:value-type="float">
            <text:p>0</text:p>
          </table:table-cell>
          <table:table-cell table:formula="of:=([.B69]+128)/256*0.8+0.1" office:value-type="float" office:value="0.5" calcext:value-type="float">
            <text:p>0,5</text:p>
          </table:table-cell>
          <table:table-cell/>
          <table:table-cell table:formula="of:=[.C74]" office:value-type="float" office:value="0.56134375" calcext:value-type="float">
            <text:p>0,56134375</text:p>
          </table:table-cell>
          <table:table-cell table:formula="of:=[.C73]" office:value-type="float" office:value="0.47715625" calcext:value-type="float">
            <text:p>0,47715625</text:p>
          </table:table-cell>
          <table:table-cell table:formula="of:=[.C72]" office:value-type="float" office:value="0.386749999999999" calcext:value-type="float">
            <text:p>0,38675</text:p>
          </table:table-cell>
          <table:table-cell table:formula="of:=[.C71]" office:value-type="float" office:value="0.45653125" calcext:value-type="float">
            <text:p>0,45653125</text:p>
          </table:table-cell>
          <table:table-cell table:formula="of:=[.C70]" office:value-type="float" office:value="0.53053125" calcext:value-type="float">
            <text:p>0,53053125</text:p>
          </table:table-cell>
          <table:table-cell/>
          <table:table-cell table:formula="of:=[.C6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84.9" calcext:value-type="float">
            <text:p>2984,9</text:p>
          </table:table-cell>
          <table:table-cell table:formula="of:=[.A70]-[.A71]" office:value-type="float" office:value="9.76999999999998" calcext:value-type="float">
            <text:p>9,77</text:p>
          </table:table-cell>
          <table:table-cell table:formula="of:=([.B70]+128)/256*0.8+0.1" office:value-type="float" office:value="0.53053125" calcext:value-type="float">
            <text:p>0,53053125</text:p>
          </table:table-cell>
          <table:table-cell/>
          <table:table-cell table:formula="of:=[.C75]" office:value-type="float" office:value="0.5" calcext:value-type="float">
            <text:p>0,5</text:p>
          </table:table-cell>
          <table:table-cell table:formula="of:=[.C74]" office:value-type="float" office:value="0.56134375" calcext:value-type="float">
            <text:p>0,56134375</text:p>
          </table:table-cell>
          <table:table-cell table:formula="of:=[.C73]" office:value-type="float" office:value="0.47715625" calcext:value-type="float">
            <text:p>0,47715625</text:p>
          </table:table-cell>
          <table:table-cell table:formula="of:=[.C72]" office:value-type="float" office:value="0.386749999999999" calcext:value-type="float">
            <text:p>0,38675</text:p>
          </table:table-cell>
          <table:table-cell table:formula="of:=[.C71]" office:value-type="float" office:value="0.45653125" calcext:value-type="float">
            <text:p>0,45653125</text:p>
          </table:table-cell>
          <table:table-cell/>
          <table:table-cell table:formula="of:=[.C70]" office:value-type="float" office:value="0.53053125" calcext:value-type="float">
            <text:p>0,53053125</text:p>
          </table:table-cell>
          <table:table-cell table:number-columns-repeated="3"/>
        </table:table-row>
        <table:table-row table:style-name="ro1">
          <table:table-cell office:value-type="float" office:value="2975.13" calcext:value-type="float">
            <text:p>2975,13</text:p>
          </table:table-cell>
          <table:table-cell table:formula="of:=[.A71]-[.A72]" office:value-type="float" office:value="-13.9099999999999" calcext:value-type="float">
            <text:p>-13,91</text:p>
          </table:table-cell>
          <table:table-cell table:formula="of:=([.B71]+128)/256*0.8+0.1" office:value-type="float" office:value="0.45653125" calcext:value-type="float">
            <text:p>0,45653125</text:p>
          </table:table-cell>
          <table:table-cell/>
          <table:table-cell table:formula="of:=[.C76]" office:value-type="float" office:value="0.5" calcext:value-type="float">
            <text:p>0,5</text:p>
          </table:table-cell>
          <table:table-cell table:formula="of:=[.C75]" office:value-type="float" office:value="0.5" calcext:value-type="float">
            <text:p>0,5</text:p>
          </table:table-cell>
          <table:table-cell table:formula="of:=[.C74]" office:value-type="float" office:value="0.56134375" calcext:value-type="float">
            <text:p>0,56134375</text:p>
          </table:table-cell>
          <table:table-cell table:formula="of:=[.C73]" office:value-type="float" office:value="0.47715625" calcext:value-type="float">
            <text:p>0,47715625</text:p>
          </table:table-cell>
          <table:table-cell table:formula="of:=[.C72]" office:value-type="float" office:value="0.386749999999999" calcext:value-type="float">
            <text:p>0,38675</text:p>
          </table:table-cell>
          <table:table-cell/>
          <table:table-cell table:formula="of:=[.C71]" office:value-type="float" office:value="0.45653125" calcext:value-type="float">
            <text:p>0,45653125</text:p>
          </table:table-cell>
          <table:table-cell table:number-columns-repeated="3"/>
        </table:table-row>
        <table:table-row table:style-name="ro1">
          <table:table-cell office:value-type="float" office:value="2989.04" calcext:value-type="float">
            <text:p>2989,04</text:p>
          </table:table-cell>
          <table:table-cell table:formula="of:=[.A72]-[.A73]" office:value-type="float" office:value="-36.2400000000002" calcext:value-type="float">
            <text:p>-36,24</text:p>
          </table:table-cell>
          <table:table-cell table:formula="of:=([.B72]+128)/256*0.8+0.1" office:value-type="float" office:value="0.386749999999999" calcext:value-type="float">
            <text:p>0,38675</text:p>
          </table:table-cell>
          <table:table-cell/>
          <table:table-cell table:formula="of:=[.C77]" office:value-type="float" office:value="0.28871875" calcext:value-type="float">
            <text:p>0,28871875</text:p>
          </table:table-cell>
          <table:table-cell table:formula="of:=[.C76]" office:value-type="float" office:value="0.5" calcext:value-type="float">
            <text:p>0,5</text:p>
          </table:table-cell>
          <table:table-cell table:formula="of:=[.C75]" office:value-type="float" office:value="0.5" calcext:value-type="float">
            <text:p>0,5</text:p>
          </table:table-cell>
          <table:table-cell table:formula="of:=[.C74]" office:value-type="float" office:value="0.56134375" calcext:value-type="float">
            <text:p>0,56134375</text:p>
          </table:table-cell>
          <table:table-cell table:formula="of:=[.C73]" office:value-type="float" office:value="0.47715625" calcext:value-type="float">
            <text:p>0,47715625</text:p>
          </table:table-cell>
          <table:table-cell/>
          <table:table-cell table:formula="of:=[.C72]" office:value-type="float" office:value="0.386749999999999" calcext:value-type="float">
            <text:p>0,38675</text:p>
          </table:table-cell>
          <table:table-cell table:number-columns-repeated="3"/>
        </table:table-row>
        <table:table-row table:style-name="ro1">
          <table:table-cell office:value-type="float" office:value="3025.28" calcext:value-type="float">
            <text:p>3025,28</text:p>
          </table:table-cell>
          <table:table-cell table:formula="of:=[.A73]-[.A74]" office:value-type="float" office:value="-7.30999999999995" calcext:value-type="float">
            <text:p>-7,31</text:p>
          </table:table-cell>
          <table:table-cell table:formula="of:=([.B73]+128)/256*0.8+0.1" office:value-type="float" office:value="0.47715625" calcext:value-type="float">
            <text:p>0,47715625</text:p>
          </table:table-cell>
          <table:table-cell/>
          <table:table-cell table:formula="of:=[.C78]" office:value-type="float" office:value="0.42240625" calcext:value-type="float">
            <text:p>0,42240625</text:p>
          </table:table-cell>
          <table:table-cell table:formula="of:=[.C77]" office:value-type="float" office:value="0.28871875" calcext:value-type="float">
            <text:p>0,28871875</text:p>
          </table:table-cell>
          <table:table-cell table:formula="of:=[.C76]" office:value-type="float" office:value="0.5" calcext:value-type="float">
            <text:p>0,5</text:p>
          </table:table-cell>
          <table:table-cell table:formula="of:=[.C75]" office:value-type="float" office:value="0.5" calcext:value-type="float">
            <text:p>0,5</text:p>
          </table:table-cell>
          <table:table-cell table:formula="of:=[.C74]" office:value-type="float" office:value="0.56134375" calcext:value-type="float">
            <text:p>0,56134375</text:p>
          </table:table-cell>
          <table:table-cell/>
          <table:table-cell table:formula="of:=[.C73]" office:value-type="float" office:value="0.47715625" calcext:value-type="float">
            <text:p>0,47715625</text:p>
          </table:table-cell>
          <table:table-cell table:number-columns-repeated="3"/>
        </table:table-row>
        <table:table-row table:style-name="ro1">
          <table:table-cell office:value-type="float" office:value="3032.59" calcext:value-type="float">
            <text:p>3032,59</text:p>
          </table:table-cell>
          <table:table-cell table:formula="of:=[.A74]-[.A75]" office:value-type="float" office:value="19.6300000000001" calcext:value-type="float">
            <text:p>19,63</text:p>
          </table:table-cell>
          <table:table-cell table:formula="of:=([.B74]+128)/256*0.8+0.1" office:value-type="float" office:value="0.56134375" calcext:value-type="float">
            <text:p>0,56134375</text:p>
          </table:table-cell>
          <table:table-cell/>
          <table:table-cell table:formula="of:=[.C79]" office:value-type="float" office:value="0.3966875" calcext:value-type="float">
            <text:p>0,3966875</text:p>
          </table:table-cell>
          <table:table-cell table:formula="of:=[.C78]" office:value-type="float" office:value="0.42240625" calcext:value-type="float">
            <text:p>0,42240625</text:p>
          </table:table-cell>
          <table:table-cell table:formula="of:=[.C77]" office:value-type="float" office:value="0.28871875" calcext:value-type="float">
            <text:p>0,28871875</text:p>
          </table:table-cell>
          <table:table-cell table:formula="of:=[.C76]" office:value-type="float" office:value="0.5" calcext:value-type="float">
            <text:p>0,5</text:p>
          </table:table-cell>
          <table:table-cell table:formula="of:=[.C75]" office:value-type="float" office:value="0.5" calcext:value-type="float">
            <text:p>0,5</text:p>
          </table:table-cell>
          <table:table-cell/>
          <table:table-cell table:formula="of:=[.C74]" office:value-type="float" office:value="0.56134375" calcext:value-type="float">
            <text:p>0,56134375</text:p>
          </table:table-cell>
          <table:table-cell table:number-columns-repeated="3"/>
        </table:table-row>
        <table:table-row table:style-name="ro1">
          <table:table-cell office:value-type="float" office:value="3012.96" calcext:value-type="float">
            <text:p>3012,96</text:p>
          </table:table-cell>
          <table:table-cell table:formula="of:=[.A75]-[.A76]" office:value-type="float" office:value="0" calcext:value-type="float">
            <text:p>0</text:p>
          </table:table-cell>
          <table:table-cell table:formula="of:=([.B75]+128)/256*0.8+0.1" office:value-type="float" office:value="0.5" calcext:value-type="float">
            <text:p>0,5</text:p>
          </table:table-cell>
          <table:table-cell/>
          <table:table-cell table:formula="of:=[.C80]" office:value-type="float" office:value="0.57784375" calcext:value-type="float">
            <text:p>0,57784375</text:p>
          </table:table-cell>
          <table:table-cell table:formula="of:=[.C79]" office:value-type="float" office:value="0.3966875" calcext:value-type="float">
            <text:p>0,3966875</text:p>
          </table:table-cell>
          <table:table-cell table:formula="of:=[.C78]" office:value-type="float" office:value="0.42240625" calcext:value-type="float">
            <text:p>0,42240625</text:p>
          </table:table-cell>
          <table:table-cell table:formula="of:=[.C77]" office:value-type="float" office:value="0.28871875" calcext:value-type="float">
            <text:p>0,28871875</text:p>
          </table:table-cell>
          <table:table-cell table:formula="of:=[.C76]" office:value-type="float" office:value="0.5" calcext:value-type="float">
            <text:p>0,5</text:p>
          </table:table-cell>
          <table:table-cell/>
          <table:table-cell table:formula="of:=[.C7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12.96" calcext:value-type="float">
            <text:p>3012,96</text:p>
          </table:table-cell>
          <table:table-cell table:formula="of:=[.A76]-[.A77]" office:value-type="float" office:value="0" calcext:value-type="float">
            <text:p>0</text:p>
          </table:table-cell>
          <table:table-cell table:formula="of:=([.B76]+128)/256*0.8+0.1" office:value-type="float" office:value="0.5" calcext:value-type="float">
            <text:p>0,5</text:p>
          </table:table-cell>
          <table:table-cell/>
          <table:table-cell table:formula="of:=[.C81]" office:value-type="float" office:value="0.5" calcext:value-type="float">
            <text:p>0,5</text:p>
          </table:table-cell>
          <table:table-cell table:formula="of:=[.C80]" office:value-type="float" office:value="0.57784375" calcext:value-type="float">
            <text:p>0,57784375</text:p>
          </table:table-cell>
          <table:table-cell table:formula="of:=[.C79]" office:value-type="float" office:value="0.3966875" calcext:value-type="float">
            <text:p>0,3966875</text:p>
          </table:table-cell>
          <table:table-cell table:formula="of:=[.C78]" office:value-type="float" office:value="0.42240625" calcext:value-type="float">
            <text:p>0,42240625</text:p>
          </table:table-cell>
          <table:table-cell table:formula="of:=[.C77]" office:value-type="float" office:value="0.28871875" calcext:value-type="float">
            <text:p>0,28871875</text:p>
          </table:table-cell>
          <table:table-cell/>
          <table:table-cell table:formula="of:=[.C7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012.96" calcext:value-type="float">
            <text:p>3012,96</text:p>
          </table:table-cell>
          <table:table-cell table:formula="of:=[.A77]-[.A78]" office:value-type="float" office:value="-67.6100000000001" calcext:value-type="float">
            <text:p>-67,61</text:p>
          </table:table-cell>
          <table:table-cell table:formula="of:=([.B77]+128)/256*0.8+0.1" office:value-type="float" office:value="0.28871875" calcext:value-type="float">
            <text:p>0,28871875</text:p>
          </table:table-cell>
          <table:table-cell/>
          <table:table-cell table:formula="of:=[.C82]" office:value-type="float" office:value="0.5" calcext:value-type="float">
            <text:p>0,5</text:p>
          </table:table-cell>
          <table:table-cell table:formula="of:=[.C81]" office:value-type="float" office:value="0.5" calcext:value-type="float">
            <text:p>0,5</text:p>
          </table:table-cell>
          <table:table-cell table:formula="of:=[.C80]" office:value-type="float" office:value="0.57784375" calcext:value-type="float">
            <text:p>0,57784375</text:p>
          </table:table-cell>
          <table:table-cell table:formula="of:=[.C79]" office:value-type="float" office:value="0.3966875" calcext:value-type="float">
            <text:p>0,3966875</text:p>
          </table:table-cell>
          <table:table-cell table:formula="of:=[.C78]" office:value-type="float" office:value="0.42240625" calcext:value-type="float">
            <text:p>0,42240625</text:p>
          </table:table-cell>
          <table:table-cell/>
          <table:table-cell table:formula="of:=[.C77]" office:value-type="float" office:value="0.28871875" calcext:value-type="float">
            <text:p>0,28871875</text:p>
          </table:table-cell>
          <table:table-cell table:number-columns-repeated="3"/>
        </table:table-row>
        <table:table-row table:style-name="ro1">
          <table:table-cell office:value-type="float" office:value="3080.57" calcext:value-type="float">
            <text:p>3080,57</text:p>
          </table:table-cell>
          <table:table-cell table:formula="of:=[.A78]-[.A79]" office:value-type="float" office:value="-24.8299999999999" calcext:value-type="float">
            <text:p>-24,83</text:p>
          </table:table-cell>
          <table:table-cell table:formula="of:=([.B78]+128)/256*0.8+0.1" office:value-type="float" office:value="0.42240625" calcext:value-type="float">
            <text:p>0,42240625</text:p>
          </table:table-cell>
          <table:table-cell/>
          <table:table-cell table:formula="of:=[.C83]" office:value-type="float" office:value="0.5" calcext:value-type="float">
            <text:p>0,5</text:p>
          </table:table-cell>
          <table:table-cell table:formula="of:=[.C82]" office:value-type="float" office:value="0.5" calcext:value-type="float">
            <text:p>0,5</text:p>
          </table:table-cell>
          <table:table-cell table:formula="of:=[.C81]" office:value-type="float" office:value="0.5" calcext:value-type="float">
            <text:p>0,5</text:p>
          </table:table-cell>
          <table:table-cell table:formula="of:=[.C80]" office:value-type="float" office:value="0.57784375" calcext:value-type="float">
            <text:p>0,57784375</text:p>
          </table:table-cell>
          <table:table-cell table:formula="of:=[.C79]" office:value-type="float" office:value="0.3966875" calcext:value-type="float">
            <text:p>0,3966875</text:p>
          </table:table-cell>
          <table:table-cell/>
          <table:table-cell table:formula="of:=[.C78]" office:value-type="float" office:value="0.42240625" calcext:value-type="float">
            <text:p>0,42240625</text:p>
          </table:table-cell>
          <table:table-cell table:number-columns-repeated="3"/>
        </table:table-row>
        <table:table-row table:style-name="ro1">
          <table:table-cell office:value-type="float" office:value="3105.4" calcext:value-type="float">
            <text:p>3105,4</text:p>
          </table:table-cell>
          <table:table-cell table:formula="of:=[.A79]-[.A80]" office:value-type="float" office:value="-33.0599999999999" calcext:value-type="float">
            <text:p>-33,06</text:p>
          </table:table-cell>
          <table:table-cell table:formula="of:=([.B79]+128)/256*0.8+0.1" office:value-type="float" office:value="0.3966875" calcext:value-type="float">
            <text:p>0,3966875</text:p>
          </table:table-cell>
          <table:table-cell/>
          <table:table-cell table:formula="of:=[.C84]" office:value-type="float" office:value="0.4800625" calcext:value-type="float">
            <text:p>0,4800625</text:p>
          </table:table-cell>
          <table:table-cell table:formula="of:=[.C83]" office:value-type="float" office:value="0.5" calcext:value-type="float">
            <text:p>0,5</text:p>
          </table:table-cell>
          <table:table-cell table:formula="of:=[.C82]" office:value-type="float" office:value="0.5" calcext:value-type="float">
            <text:p>0,5</text:p>
          </table:table-cell>
          <table:table-cell table:formula="of:=[.C81]" office:value-type="float" office:value="0.5" calcext:value-type="float">
            <text:p>0,5</text:p>
          </table:table-cell>
          <table:table-cell table:formula="of:=[.C80]" office:value-type="float" office:value="0.57784375" calcext:value-type="float">
            <text:p>0,57784375</text:p>
          </table:table-cell>
          <table:table-cell/>
          <table:table-cell table:formula="of:=[.C79]" office:value-type="float" office:value="0.3966875" calcext:value-type="float">
            <text:p>0,3966875</text:p>
          </table:table-cell>
          <table:table-cell table:number-columns-repeated="3"/>
        </table:table-row>
        <table:table-row table:style-name="ro1">
          <table:table-cell office:value-type="float" office:value="3138.46" calcext:value-type="float">
            <text:p>3138,46</text:p>
          </table:table-cell>
          <table:table-cell table:formula="of:=[.A80]-[.A81]" office:value-type="float" office:value="24.9099999999999" calcext:value-type="float">
            <text:p>24,91</text:p>
          </table:table-cell>
          <table:table-cell table:formula="of:=([.B80]+128)/256*0.8+0.1" office:value-type="float" office:value="0.57784375" calcext:value-type="float">
            <text:p>0,57784375</text:p>
          </table:table-cell>
          <table:table-cell/>
          <table:table-cell table:formula="of:=[.C85]" office:value-type="float" office:value="0.42996875" calcext:value-type="float">
            <text:p>0,42996875</text:p>
          </table:table-cell>
          <table:table-cell table:formula="of:=[.C84]" office:value-type="float" office:value="0.4800625" calcext:value-type="float">
            <text:p>0,4800625</text:p>
          </table:table-cell>
          <table:table-cell table:formula="of:=[.C83]" office:value-type="float" office:value="0.5" calcext:value-type="float">
            <text:p>0,5</text:p>
          </table:table-cell>
          <table:table-cell table:formula="of:=[.C82]" office:value-type="float" office:value="0.5" calcext:value-type="float">
            <text:p>0,5</text:p>
          </table:table-cell>
          <table:table-cell table:formula="of:=[.C81]" office:value-type="float" office:value="0.5" calcext:value-type="float">
            <text:p>0,5</text:p>
          </table:table-cell>
          <table:table-cell/>
          <table:table-cell table:formula="of:=[.C80]" office:value-type="float" office:value="0.57784375" calcext:value-type="float">
            <text:p>0,57784375</text:p>
          </table:table-cell>
          <table:table-cell table:number-columns-repeated="3"/>
        </table:table-row>
        <table:table-row table:style-name="ro1">
          <table:table-cell office:value-type="float" office:value="3113.55" calcext:value-type="float">
            <text:p>3113,55</text:p>
          </table:table-cell>
          <table:table-cell table:formula="of:=[.A81]-[.A82]" office:value-type="float" office:value="0" calcext:value-type="float">
            <text:p>0</text:p>
          </table:table-cell>
          <table:table-cell table:formula="of:=([.B81]+128)/256*0.8+0.1" office:value-type="float" office:value="0.5" calcext:value-type="float">
            <text:p>0,5</text:p>
          </table:table-cell>
          <table:table-cell/>
          <table:table-cell table:formula="of:=[.C86]" office:value-type="float" office:value="0.652187500000001" calcext:value-type="float">
            <text:p>0,6521875</text:p>
          </table:table-cell>
          <table:table-cell table:formula="of:=[.C85]" office:value-type="float" office:value="0.42996875" calcext:value-type="float">
            <text:p>0,42996875</text:p>
          </table:table-cell>
          <table:table-cell table:formula="of:=[.C84]" office:value-type="float" office:value="0.4800625" calcext:value-type="float">
            <text:p>0,4800625</text:p>
          </table:table-cell>
          <table:table-cell table:formula="of:=[.C83]" office:value-type="float" office:value="0.5" calcext:value-type="float">
            <text:p>0,5</text:p>
          </table:table-cell>
          <table:table-cell table:formula="of:=[.C82]" office:value-type="float" office:value="0.5" calcext:value-type="float">
            <text:p>0,5</text:p>
          </table:table-cell>
          <table:table-cell/>
          <table:table-cell table:formula="of:=[.C8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113.55" calcext:value-type="float">
            <text:p>3113,55</text:p>
          </table:table-cell>
          <table:table-cell table:formula="of:=[.A82]-[.A83]" office:value-type="float" office:value="0" calcext:value-type="float">
            <text:p>0</text:p>
          </table:table-cell>
          <table:table-cell table:formula="of:=([.B82]+128)/256*0.8+0.1" office:value-type="float" office:value="0.5" calcext:value-type="float">
            <text:p>0,5</text:p>
          </table:table-cell>
          <table:table-cell/>
          <table:table-cell table:formula="of:=[.C87]" office:value-type="float" office:value="0.542718749999999" calcext:value-type="float">
            <text:p>0,54271875</text:p>
          </table:table-cell>
          <table:table-cell table:formula="of:=[.C86]" office:value-type="float" office:value="0.652187500000001" calcext:value-type="float">
            <text:p>0,6521875</text:p>
          </table:table-cell>
          <table:table-cell table:formula="of:=[.C85]" office:value-type="float" office:value="0.42996875" calcext:value-type="float">
            <text:p>0,42996875</text:p>
          </table:table-cell>
          <table:table-cell table:formula="of:=[.C84]" office:value-type="float" office:value="0.4800625" calcext:value-type="float">
            <text:p>0,4800625</text:p>
          </table:table-cell>
          <table:table-cell table:formula="of:=[.C83]" office:value-type="float" office:value="0.5" calcext:value-type="float">
            <text:p>0,5</text:p>
          </table:table-cell>
          <table:table-cell/>
          <table:table-cell table:formula="of:=[.C8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113.55" calcext:value-type="float">
            <text:p>3113,55</text:p>
          </table:table-cell>
          <table:table-cell table:formula="of:=[.A83]-[.A84]" office:value-type="float" office:value="0" calcext:value-type="float">
            <text:p>0</text:p>
          </table:table-cell>
          <table:table-cell table:formula="of:=([.B83]+128)/256*0.8+0.1" office:value-type="float" office:value="0.5" calcext:value-type="float">
            <text:p>0,5</text:p>
          </table:table-cell>
          <table:table-cell/>
          <table:table-cell table:formula="of:=[.C88]" office:value-type="float" office:value="0.433968750000001" calcext:value-type="float">
            <text:p>0,43396875</text:p>
          </table:table-cell>
          <table:table-cell table:formula="of:=[.C87]" office:value-type="float" office:value="0.542718749999999" calcext:value-type="float">
            <text:p>0,54271875</text:p>
          </table:table-cell>
          <table:table-cell table:formula="of:=[.C86]" office:value-type="float" office:value="0.652187500000001" calcext:value-type="float">
            <text:p>0,6521875</text:p>
          </table:table-cell>
          <table:table-cell table:formula="of:=[.C85]" office:value-type="float" office:value="0.42996875" calcext:value-type="float">
            <text:p>0,42996875</text:p>
          </table:table-cell>
          <table:table-cell table:formula="of:=[.C84]" office:value-type="float" office:value="0.4800625" calcext:value-type="float">
            <text:p>0,4800625</text:p>
          </table:table-cell>
          <table:table-cell/>
          <table:table-cell table:formula="of:=[.C8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113.55" calcext:value-type="float">
            <text:p>3113,55</text:p>
          </table:table-cell>
          <table:table-cell table:formula="of:=[.A84]-[.A85]" office:value-type="float" office:value="-6.38000000000011" calcext:value-type="float">
            <text:p>-6,38</text:p>
          </table:table-cell>
          <table:table-cell table:formula="of:=([.B84]+128)/256*0.8+0.1" office:value-type="float" office:value="0.4800625" calcext:value-type="float">
            <text:p>0,4800625</text:p>
          </table:table-cell>
          <table:table-cell/>
          <table:table-cell table:formula="of:=[.C89]" office:value-type="float" office:value="0.5" calcext:value-type="float">
            <text:p>0,5</text:p>
          </table:table-cell>
          <table:table-cell table:formula="of:=[.C88]" office:value-type="float" office:value="0.433968750000001" calcext:value-type="float">
            <text:p>0,43396875</text:p>
          </table:table-cell>
          <table:table-cell table:formula="of:=[.C87]" office:value-type="float" office:value="0.542718749999999" calcext:value-type="float">
            <text:p>0,54271875</text:p>
          </table:table-cell>
          <table:table-cell table:formula="of:=[.C86]" office:value-type="float" office:value="0.652187500000001" calcext:value-type="float">
            <text:p>0,6521875</text:p>
          </table:table-cell>
          <table:table-cell table:formula="of:=[.C85]" office:value-type="float" office:value="0.42996875" calcext:value-type="float">
            <text:p>0,42996875</text:p>
          </table:table-cell>
          <table:table-cell/>
          <table:table-cell table:formula="of:=[.C84]" office:value-type="float" office:value="0.4800625" calcext:value-type="float">
            <text:p>0,4800625</text:p>
          </table:table-cell>
          <table:table-cell table:number-columns-repeated="3"/>
        </table:table-row>
        <table:table-row table:style-name="ro1">
          <table:table-cell office:value-type="float" office:value="3119.93" calcext:value-type="float">
            <text:p>3119,93</text:p>
          </table:table-cell>
          <table:table-cell table:formula="of:=[.A85]-[.A86]" office:value-type="float" office:value="-22.4099999999999" calcext:value-type="float">
            <text:p>-22,41</text:p>
          </table:table-cell>
          <table:table-cell table:formula="of:=([.B85]+128)/256*0.8+0.1" office:value-type="float" office:value="0.42996875" calcext:value-type="float">
            <text:p>0,42996875</text:p>
          </table:table-cell>
          <table:table-cell/>
          <table:table-cell table:formula="of:=[.C90]" office:value-type="float" office:value="0.5" calcext:value-type="float">
            <text:p>0,5</text:p>
          </table:table-cell>
          <table:table-cell table:formula="of:=[.C89]" office:value-type="float" office:value="0.5" calcext:value-type="float">
            <text:p>0,5</text:p>
          </table:table-cell>
          <table:table-cell table:formula="of:=[.C88]" office:value-type="float" office:value="0.433968750000001" calcext:value-type="float">
            <text:p>0,43396875</text:p>
          </table:table-cell>
          <table:table-cell table:formula="of:=[.C87]" office:value-type="float" office:value="0.542718749999999" calcext:value-type="float">
            <text:p>0,54271875</text:p>
          </table:table-cell>
          <table:table-cell table:formula="of:=[.C86]" office:value-type="float" office:value="0.652187500000001" calcext:value-type="float">
            <text:p>0,6521875</text:p>
          </table:table-cell>
          <table:table-cell/>
          <table:table-cell table:formula="of:=[.C85]" office:value-type="float" office:value="0.42996875" calcext:value-type="float">
            <text:p>0,42996875</text:p>
          </table:table-cell>
          <table:table-cell table:number-columns-repeated="3"/>
        </table:table-row>
        <table:table-row table:style-name="ro1">
          <table:table-cell office:value-type="float" office:value="3142.34" calcext:value-type="float">
            <text:p>3142,34</text:p>
          </table:table-cell>
          <table:table-cell table:formula="of:=[.A86]-[.A87]" office:value-type="float" office:value="48.7000000000003" calcext:value-type="float">
            <text:p>48,7</text:p>
          </table:table-cell>
          <table:table-cell table:formula="of:=([.B86]+128)/256*0.8+0.1" office:value-type="float" office:value="0.652187500000001" calcext:value-type="float">
            <text:p>0,6521875</text:p>
          </table:table-cell>
          <table:table-cell/>
          <table:table-cell table:formula="of:=[.C91]" office:value-type="float" office:value="0.205093749999999" calcext:value-type="float">
            <text:p>0,20509375</text:p>
          </table:table-cell>
          <table:table-cell table:formula="of:=[.C90]" office:value-type="float" office:value="0.5" calcext:value-type="float">
            <text:p>0,5</text:p>
          </table:table-cell>
          <table:table-cell table:formula="of:=[.C89]" office:value-type="float" office:value="0.5" calcext:value-type="float">
            <text:p>0,5</text:p>
          </table:table-cell>
          <table:table-cell table:formula="of:=[.C88]" office:value-type="float" office:value="0.433968750000001" calcext:value-type="float">
            <text:p>0,43396875</text:p>
          </table:table-cell>
          <table:table-cell table:formula="of:=[.C87]" office:value-type="float" office:value="0.542718749999999" calcext:value-type="float">
            <text:p>0,54271875</text:p>
          </table:table-cell>
          <table:table-cell/>
          <table:table-cell table:formula="of:=[.C86]" office:value-type="float" office:value="0.652187500000001" calcext:value-type="float">
            <text:p>0,6521875</text:p>
          </table:table-cell>
          <table:table-cell table:number-columns-repeated="3"/>
        </table:table-row>
        <table:table-row table:style-name="ro1">
          <table:table-cell office:value-type="float" office:value="3093.64" calcext:value-type="float">
            <text:p>3093,64</text:p>
          </table:table-cell>
          <table:table-cell table:formula="of:=[.A87]-[.A88]" office:value-type="float" office:value="13.6699999999996" calcext:value-type="float">
            <text:p>13,67</text:p>
          </table:table-cell>
          <table:table-cell table:formula="of:=([.B87]+128)/256*0.8+0.1" office:value-type="float" office:value="0.542718749999999" calcext:value-type="float">
            <text:p>0,54271875</text:p>
          </table:table-cell>
          <table:table-cell/>
          <table:table-cell table:formula="of:=[.C92]" office:value-type="float" office:value="0.3655" calcext:value-type="float">
            <text:p>0,3655</text:p>
          </table:table-cell>
          <table:table-cell table:formula="of:=[.C91]" office:value-type="float" office:value="0.205093749999999" calcext:value-type="float">
            <text:p>0,20509375</text:p>
          </table:table-cell>
          <table:table-cell table:formula="of:=[.C90]" office:value-type="float" office:value="0.5" calcext:value-type="float">
            <text:p>0,5</text:p>
          </table:table-cell>
          <table:table-cell table:formula="of:=[.C89]" office:value-type="float" office:value="0.5" calcext:value-type="float">
            <text:p>0,5</text:p>
          </table:table-cell>
          <table:table-cell table:formula="of:=[.C88]" office:value-type="float" office:value="0.433968750000001" calcext:value-type="float">
            <text:p>0,43396875</text:p>
          </table:table-cell>
          <table:table-cell/>
          <table:table-cell table:formula="of:=[.C87]" office:value-type="float" office:value="0.542718749999999" calcext:value-type="float">
            <text:p>0,54271875</text:p>
          </table:table-cell>
          <table:table-cell table:number-columns-repeated="3"/>
        </table:table-row>
        <table:table-row table:style-name="ro1">
          <table:table-cell office:value-type="float" office:value="3079.97" calcext:value-type="float">
            <text:p>3079,97</text:p>
          </table:table-cell>
          <table:table-cell table:formula="of:=[.A88]-[.A89]" office:value-type="float" office:value="-21.1299999999997" calcext:value-type="float">
            <text:p>-21,13</text:p>
          </table:table-cell>
          <table:table-cell table:formula="of:=([.B88]+128)/256*0.8+0.1" office:value-type="float" office:value="0.433968750000001" calcext:value-type="float">
            <text:p>0,43396875</text:p>
          </table:table-cell>
          <table:table-cell/>
          <table:table-cell table:formula="of:=[.C93]" office:value-type="float" office:value="0.63834375" calcext:value-type="float">
            <text:p>0,63834375</text:p>
          </table:table-cell>
          <table:table-cell table:formula="of:=[.C92]" office:value-type="float" office:value="0.3655" calcext:value-type="float">
            <text:p>0,3655</text:p>
          </table:table-cell>
          <table:table-cell table:formula="of:=[.C91]" office:value-type="float" office:value="0.205093749999999" calcext:value-type="float">
            <text:p>0,20509375</text:p>
          </table:table-cell>
          <table:table-cell table:formula="of:=[.C90]" office:value-type="float" office:value="0.5" calcext:value-type="float">
            <text:p>0,5</text:p>
          </table:table-cell>
          <table:table-cell table:formula="of:=[.C89]" office:value-type="float" office:value="0.5" calcext:value-type="float">
            <text:p>0,5</text:p>
          </table:table-cell>
          <table:table-cell/>
          <table:table-cell table:formula="of:=[.C88]" office:value-type="float" office:value="0.433968750000001" calcext:value-type="float">
            <text:p>0,43396875</text:p>
          </table:table-cell>
          <table:table-cell table:number-columns-repeated="3"/>
        </table:table-row>
        <table:table-row table:style-name="ro1">
          <table:table-cell office:value-type="float" office:value="3101.1" calcext:value-type="float">
            <text:p>3101,1</text:p>
          </table:table-cell>
          <table:table-cell table:formula="of:=[.A89]-[.A90]" office:value-type="float" office:value="0" calcext:value-type="float">
            <text:p>0</text:p>
          </table:table-cell>
          <table:table-cell table:formula="of:=([.B89]+128)/256*0.8+0.1" office:value-type="float" office:value="0.5" calcext:value-type="float">
            <text:p>0,5</text:p>
          </table:table-cell>
          <table:table-cell/>
          <table:table-cell table:formula="of:=[.C94]" office:value-type="float" office:value="0.455843750000001" calcext:value-type="float">
            <text:p>0,45584375</text:p>
          </table:table-cell>
          <table:table-cell table:formula="of:=[.C93]" office:value-type="float" office:value="0.63834375" calcext:value-type="float">
            <text:p>0,63834375</text:p>
          </table:table-cell>
          <table:table-cell table:formula="of:=[.C92]" office:value-type="float" office:value="0.3655" calcext:value-type="float">
            <text:p>0,3655</text:p>
          </table:table-cell>
          <table:table-cell table:formula="of:=[.C91]" office:value-type="float" office:value="0.205093749999999" calcext:value-type="float">
            <text:p>0,20509375</text:p>
          </table:table-cell>
          <table:table-cell table:formula="of:=[.C90]" office:value-type="float" office:value="0.5" calcext:value-type="float">
            <text:p>0,5</text:p>
          </table:table-cell>
          <table:table-cell/>
          <table:table-cell table:formula="of:=[.C8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101.1" calcext:value-type="float">
            <text:p>3101,1</text:p>
          </table:table-cell>
          <table:table-cell table:formula="of:=[.A90]-[.A91]" office:value-type="float" office:value="0" calcext:value-type="float">
            <text:p>0</text:p>
          </table:table-cell>
          <table:table-cell table:formula="of:=([.B90]+128)/256*0.8+0.1" office:value-type="float" office:value="0.5" calcext:value-type="float">
            <text:p>0,5</text:p>
          </table:table-cell>
          <table:table-cell/>
          <table:table-cell table:formula="of:=[.C95]" office:value-type="float" office:value="0.83053125" calcext:value-type="float">
            <text:p>0,83053125</text:p>
          </table:table-cell>
          <table:table-cell table:formula="of:=[.C94]" office:value-type="float" office:value="0.455843750000001" calcext:value-type="float">
            <text:p>0,45584375</text:p>
          </table:table-cell>
          <table:table-cell table:formula="of:=[.C93]" office:value-type="float" office:value="0.63834375" calcext:value-type="float">
            <text:p>0,63834375</text:p>
          </table:table-cell>
          <table:table-cell table:formula="of:=[.C92]" office:value-type="float" office:value="0.3655" calcext:value-type="float">
            <text:p>0,3655</text:p>
          </table:table-cell>
          <table:table-cell table:formula="of:=[.C91]" office:value-type="float" office:value="0.205093749999999" calcext:value-type="float">
            <text:p>0,20509375</text:p>
          </table:table-cell>
          <table:table-cell/>
          <table:table-cell table:formula="of:=[.C9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101.1" calcext:value-type="float">
            <text:p>3101,1</text:p>
          </table:table-cell>
          <table:table-cell table:formula="of:=[.A91]-[.A92]" office:value-type="float" office:value="-94.3700000000004" calcext:value-type="float">
            <text:p>-94,37</text:p>
          </table:table-cell>
          <table:table-cell table:formula="of:=([.B91]+128)/256*0.8+0.1" office:value-type="float" office:value="0.205093749999999" calcext:value-type="float">
            <text:p>0,20509375</text:p>
          </table:table-cell>
          <table:table-cell/>
          <table:table-cell table:formula="of:=[.C96]" office:value-type="float" office:value="0.5" calcext:value-type="float">
            <text:p>0,5</text:p>
          </table:table-cell>
          <table:table-cell table:formula="of:=[.C95]" office:value-type="float" office:value="0.83053125" calcext:value-type="float">
            <text:p>0,83053125</text:p>
          </table:table-cell>
          <table:table-cell table:formula="of:=[.C94]" office:value-type="float" office:value="0.455843750000001" calcext:value-type="float">
            <text:p>0,45584375</text:p>
          </table:table-cell>
          <table:table-cell table:formula="of:=[.C93]" office:value-type="float" office:value="0.63834375" calcext:value-type="float">
            <text:p>0,63834375</text:p>
          </table:table-cell>
          <table:table-cell table:formula="of:=[.C92]" office:value-type="float" office:value="0.3655" calcext:value-type="float">
            <text:p>0,3655</text:p>
          </table:table-cell>
          <table:table-cell/>
          <table:table-cell table:formula="of:=[.C91]" office:value-type="float" office:value="0.205093749999999" calcext:value-type="float">
            <text:p>0,20509375</text:p>
          </table:table-cell>
          <table:table-cell table:number-columns-repeated="3"/>
        </table:table-row>
        <table:table-row table:style-name="ro1">
          <table:table-cell office:value-type="float" office:value="3195.47" calcext:value-type="float">
            <text:p>3195,47</text:p>
          </table:table-cell>
          <table:table-cell table:formula="of:=[.A92]-[.A93]" office:value-type="float" office:value="-43.04" calcext:value-type="float">
            <text:p>-43,04</text:p>
          </table:table-cell>
          <table:table-cell table:formula="of:=([.B92]+128)/256*0.8+0.1" office:value-type="float" office:value="0.3655" calcext:value-type="float">
            <text:p>0,3655</text:p>
          </table:table-cell>
          <table:table-cell/>
          <table:table-cell table:formula="of:=[.C97]" office:value-type="float" office:value="0.5" calcext:value-type="float">
            <text:p>0,5</text:p>
          </table:table-cell>
          <table:table-cell table:formula="of:=[.C96]" office:value-type="float" office:value="0.5" calcext:value-type="float">
            <text:p>0,5</text:p>
          </table:table-cell>
          <table:table-cell table:formula="of:=[.C95]" office:value-type="float" office:value="0.83053125" calcext:value-type="float">
            <text:p>0,83053125</text:p>
          </table:table-cell>
          <table:table-cell table:formula="of:=[.C94]" office:value-type="float" office:value="0.455843750000001" calcext:value-type="float">
            <text:p>0,45584375</text:p>
          </table:table-cell>
          <table:table-cell table:formula="of:=[.C93]" office:value-type="float" office:value="0.63834375" calcext:value-type="float">
            <text:p>0,63834375</text:p>
          </table:table-cell>
          <table:table-cell/>
          <table:table-cell table:formula="of:=[.C92]" office:value-type="float" office:value="0.3655" calcext:value-type="float">
            <text:p>0,3655</text:p>
          </table:table-cell>
          <table:table-cell table:number-columns-repeated="3"/>
        </table:table-row>
        <table:table-row table:style-name="ro1">
          <table:table-cell office:value-type="float" office:value="3238.51" calcext:value-type="float">
            <text:p>3238,51</text:p>
          </table:table-cell>
          <table:table-cell table:formula="of:=[.A93]-[.A94]" office:value-type="float" office:value="44.27" calcext:value-type="float">
            <text:p>44,27</text:p>
          </table:table-cell>
          <table:table-cell table:formula="of:=([.B93]+128)/256*0.8+0.1" office:value-type="float" office:value="0.63834375" calcext:value-type="float">
            <text:p>0,63834375</text:p>
          </table:table-cell>
          <table:table-cell/>
          <table:table-cell table:formula="of:=[.C98]" office:value-type="float" office:value="0.652968749999999" calcext:value-type="float">
            <text:p>0,65296875</text:p>
          </table:table-cell>
          <table:table-cell table:formula="of:=[.C97]" office:value-type="float" office:value="0.5" calcext:value-type="float">
            <text:p>0,5</text:p>
          </table:table-cell>
          <table:table-cell table:formula="of:=[.C96]" office:value-type="float" office:value="0.5" calcext:value-type="float">
            <text:p>0,5</text:p>
          </table:table-cell>
          <table:table-cell table:formula="of:=[.C95]" office:value-type="float" office:value="0.83053125" calcext:value-type="float">
            <text:p>0,83053125</text:p>
          </table:table-cell>
          <table:table-cell table:formula="of:=[.C94]" office:value-type="float" office:value="0.455843750000001" calcext:value-type="float">
            <text:p>0,45584375</text:p>
          </table:table-cell>
          <table:table-cell/>
          <table:table-cell table:formula="of:=[.C93]" office:value-type="float" office:value="0.63834375" calcext:value-type="float">
            <text:p>0,63834375</text:p>
          </table:table-cell>
          <table:table-cell table:number-columns-repeated="3"/>
        </table:table-row>
        <table:table-row table:style-name="ro1">
          <table:table-cell office:value-type="float" office:value="3194.24" calcext:value-type="float">
            <text:p>3194,24</text:p>
          </table:table-cell>
          <table:table-cell table:formula="of:=[.A94]-[.A95]" office:value-type="float" office:value="-14.1299999999997" calcext:value-type="float">
            <text:p>-14,13</text:p>
          </table:table-cell>
          <table:table-cell table:formula="of:=([.B94]+128)/256*0.8+0.1" office:value-type="float" office:value="0.455843750000001" calcext:value-type="float">
            <text:p>0,45584375</text:p>
          </table:table-cell>
          <table:table-cell/>
          <table:table-cell table:formula="of:=[.C99]" office:value-type="float" office:value="0.582656249999999" calcext:value-type="float">
            <text:p>0,58265625</text:p>
          </table:table-cell>
          <table:table-cell table:formula="of:=[.C98]" office:value-type="float" office:value="0.652968749999999" calcext:value-type="float">
            <text:p>0,65296875</text:p>
          </table:table-cell>
          <table:table-cell table:formula="of:=[.C97]" office:value-type="float" office:value="0.5" calcext:value-type="float">
            <text:p>0,5</text:p>
          </table:table-cell>
          <table:table-cell table:formula="of:=[.C96]" office:value-type="float" office:value="0.5" calcext:value-type="float">
            <text:p>0,5</text:p>
          </table:table-cell>
          <table:table-cell table:formula="of:=[.C95]" office:value-type="float" office:value="0.83053125" calcext:value-type="float">
            <text:p>0,83053125</text:p>
          </table:table-cell>
          <table:table-cell/>
          <table:table-cell table:formula="of:=[.C94]" office:value-type="float" office:value="0.455843750000001" calcext:value-type="float">
            <text:p>0,45584375</text:p>
          </table:table-cell>
          <table:table-cell table:number-columns-repeated="3"/>
        </table:table-row>
        <table:table-row table:style-name="ro1">
          <table:table-cell office:value-type="float" office:value="3208.37" calcext:value-type="float">
            <text:p>3208,37</text:p>
          </table:table-cell>
          <table:table-cell table:formula="of:=[.A95]-[.A96]" office:value-type="float" office:value="105.77" calcext:value-type="float">
            <text:p>105,77</text:p>
          </table:table-cell>
          <table:table-cell table:formula="of:=([.B95]+128)/256*0.8+0.1" office:value-type="float" office:value="0.83053125" calcext:value-type="float">
            <text:p>0,83053125</text:p>
          </table:table-cell>
          <table:table-cell/>
          <table:table-cell table:formula="of:=[.C100]" office:value-type="float" office:value="0.574531250000001" calcext:value-type="float">
            <text:p>0,57453125</text:p>
          </table:table-cell>
          <table:table-cell table:formula="of:=[.C99]" office:value-type="float" office:value="0.582656249999999" calcext:value-type="float">
            <text:p>0,58265625</text:p>
          </table:table-cell>
          <table:table-cell table:formula="of:=[.C98]" office:value-type="float" office:value="0.652968749999999" calcext:value-type="float">
            <text:p>0,65296875</text:p>
          </table:table-cell>
          <table:table-cell table:formula="of:=[.C97]" office:value-type="float" office:value="0.5" calcext:value-type="float">
            <text:p>0,5</text:p>
          </table:table-cell>
          <table:table-cell table:formula="of:=[.C96]" office:value-type="float" office:value="0.5" calcext:value-type="float">
            <text:p>0,5</text:p>
          </table:table-cell>
          <table:table-cell/>
          <table:table-cell table:formula="of:=[.C95]" office:value-type="float" office:value="0.83053125" calcext:value-type="float">
            <text:p>0,83053125</text:p>
          </table:table-cell>
          <table:table-cell table:number-columns-repeated="3"/>
        </table:table-row>
        <table:table-row table:style-name="ro1">
          <table:table-cell office:value-type="float" office:value="3102.6" calcext:value-type="float">
            <text:p>3102,6</text:p>
          </table:table-cell>
          <table:table-cell table:formula="of:=[.A96]-[.A97]" office:value-type="float" office:value="0" calcext:value-type="float">
            <text:p>0</text:p>
          </table:table-cell>
          <table:table-cell table:formula="of:=([.B96]+128)/256*0.8+0.1" office:value-type="float" office:value="0.5" calcext:value-type="float">
            <text:p>0,5</text:p>
          </table:table-cell>
          <table:table-cell/>
          <table:table-cell table:formula="of:=[.C101]" office:value-type="float" office:value="0.56321875" calcext:value-type="float">
            <text:p>0,56321875</text:p>
          </table:table-cell>
          <table:table-cell table:formula="of:=[.C100]" office:value-type="float" office:value="0.574531250000001" calcext:value-type="float">
            <text:p>0,57453125</text:p>
          </table:table-cell>
          <table:table-cell table:formula="of:=[.C99]" office:value-type="float" office:value="0.582656249999999" calcext:value-type="float">
            <text:p>0,58265625</text:p>
          </table:table-cell>
          <table:table-cell table:formula="of:=[.C98]" office:value-type="float" office:value="0.652968749999999" calcext:value-type="float">
            <text:p>0,65296875</text:p>
          </table:table-cell>
          <table:table-cell table:formula="of:=[.C97]" office:value-type="float" office:value="0.5" calcext:value-type="float">
            <text:p>0,5</text:p>
          </table:table-cell>
          <table:table-cell/>
          <table:table-cell table:formula="of:=[.C9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102.6" calcext:value-type="float">
            <text:p>3102,6</text:p>
          </table:table-cell>
          <table:table-cell table:formula="of:=[.A97]-[.A98]" office:value-type="float" office:value="0" calcext:value-type="float">
            <text:p>0</text:p>
          </table:table-cell>
          <table:table-cell table:formula="of:=([.B97]+128)/256*0.8+0.1" office:value-type="float" office:value="0.5" calcext:value-type="float">
            <text:p>0,5</text:p>
          </table:table-cell>
          <table:table-cell/>
          <table:table-cell table:formula="of:=[.C102]" office:value-type="float" office:value="0.5" calcext:value-type="float">
            <text:p>0,5</text:p>
          </table:table-cell>
          <table:table-cell table:formula="of:=[.C101]" office:value-type="float" office:value="0.56321875" calcext:value-type="float">
            <text:p>0,56321875</text:p>
          </table:table-cell>
          <table:table-cell table:formula="of:=[.C100]" office:value-type="float" office:value="0.574531250000001" calcext:value-type="float">
            <text:p>0,57453125</text:p>
          </table:table-cell>
          <table:table-cell table:formula="of:=[.C99]" office:value-type="float" office:value="0.582656249999999" calcext:value-type="float">
            <text:p>0,58265625</text:p>
          </table:table-cell>
          <table:table-cell table:formula="of:=[.C98]" office:value-type="float" office:value="0.652968749999999" calcext:value-type="float">
            <text:p>0,65296875</text:p>
          </table:table-cell>
          <table:table-cell/>
          <table:table-cell table:formula="of:=[.C9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102.6" calcext:value-type="float">
            <text:p>3102,6</text:p>
          </table:table-cell>
          <table:table-cell table:formula="of:=[.A98]-[.A99]" office:value-type="float" office:value="48.9499999999998" calcext:value-type="float">
            <text:p>48,95</text:p>
          </table:table-cell>
          <table:table-cell table:formula="of:=([.B98]+128)/256*0.8+0.1" office:value-type="float" office:value="0.652968749999999" calcext:value-type="float">
            <text:p>0,65296875</text:p>
          </table:table-cell>
          <table:table-cell/>
          <table:table-cell table:formula="of:=[.C103]" office:value-type="float" office:value="0.5" calcext:value-type="float">
            <text:p>0,5</text:p>
          </table:table-cell>
          <table:table-cell table:formula="of:=[.C102]" office:value-type="float" office:value="0.5" calcext:value-type="float">
            <text:p>0,5</text:p>
          </table:table-cell>
          <table:table-cell table:formula="of:=[.C101]" office:value-type="float" office:value="0.56321875" calcext:value-type="float">
            <text:p>0,56321875</text:p>
          </table:table-cell>
          <table:table-cell table:formula="of:=[.C100]" office:value-type="float" office:value="0.574531250000001" calcext:value-type="float">
            <text:p>0,57453125</text:p>
          </table:table-cell>
          <table:table-cell table:formula="of:=[.C99]" office:value-type="float" office:value="0.582656249999999" calcext:value-type="float">
            <text:p>0,58265625</text:p>
          </table:table-cell>
          <table:table-cell/>
          <table:table-cell table:formula="of:=[.C98]" office:value-type="float" office:value="0.652968749999999" calcext:value-type="float">
            <text:p>0,65296875</text:p>
          </table:table-cell>
          <table:table-cell table:number-columns-repeated="3"/>
        </table:table-row>
        <table:table-row table:style-name="ro1">
          <table:table-cell office:value-type="float" office:value="3053.65" calcext:value-type="float">
            <text:p>3053,65</text:p>
          </table:table-cell>
          <table:table-cell table:formula="of:=[.A99]-[.A100]" office:value-type="float" office:value="26.4499999999998" calcext:value-type="float">
            <text:p>26,45</text:p>
          </table:table-cell>
          <table:table-cell table:formula="of:=([.B99]+128)/256*0.8+0.1" office:value-type="float" office:value="0.582656249999999" calcext:value-type="float">
            <text:p>0,58265625</text:p>
          </table:table-cell>
          <table:table-cell/>
          <table:table-cell table:formula="of:=[.C104]" office:value-type="float" office:value="0.5" calcext:value-type="float">
            <text:p>0,5</text:p>
          </table:table-cell>
          <table:table-cell table:formula="of:=[.C103]" office:value-type="float" office:value="0.5" calcext:value-type="float">
            <text:p>0,5</text:p>
          </table:table-cell>
          <table:table-cell table:formula="of:=[.C102]" office:value-type="float" office:value="0.5" calcext:value-type="float">
            <text:p>0,5</text:p>
          </table:table-cell>
          <table:table-cell table:formula="of:=[.C101]" office:value-type="float" office:value="0.56321875" calcext:value-type="float">
            <text:p>0,56321875</text:p>
          </table:table-cell>
          <table:table-cell table:formula="of:=[.C100]" office:value-type="float" office:value="0.574531250000001" calcext:value-type="float">
            <text:p>0,57453125</text:p>
          </table:table-cell>
          <table:table-cell/>
          <table:table-cell table:formula="of:=[.C99]" office:value-type="float" office:value="0.582656249999999" calcext:value-type="float">
            <text:p>0,58265625</text:p>
          </table:table-cell>
          <table:table-cell table:number-columns-repeated="3"/>
        </table:table-row>
        <table:table-row table:style-name="ro1">
          <table:table-cell office:value-type="float" office:value="3027.2" calcext:value-type="float">
            <text:p>3027,2</text:p>
          </table:table-cell>
          <table:table-cell table:formula="of:=[.A100]-[.A101]" office:value-type="float" office:value="23.8500000000004" calcext:value-type="float">
            <text:p>23,85</text:p>
          </table:table-cell>
          <table:table-cell table:formula="of:=([.B100]+128)/256*0.8+0.1" office:value-type="float" office:value="0.574531250000001" calcext:value-type="float">
            <text:p>0,57453125</text:p>
          </table:table-cell>
          <table:table-cell/>
          <table:table-cell table:formula="of:=[.C105]" office:value-type="float" office:value="0.553125" calcext:value-type="float">
            <text:p>0,553125</text:p>
          </table:table-cell>
          <table:table-cell table:formula="of:=[.C104]" office:value-type="float" office:value="0.5" calcext:value-type="float">
            <text:p>0,5</text:p>
          </table:table-cell>
          <table:table-cell table:formula="of:=[.C103]" office:value-type="float" office:value="0.5" calcext:value-type="float">
            <text:p>0,5</text:p>
          </table:table-cell>
          <table:table-cell table:formula="of:=[.C102]" office:value-type="float" office:value="0.5" calcext:value-type="float">
            <text:p>0,5</text:p>
          </table:table-cell>
          <table:table-cell table:formula="of:=[.C101]" office:value-type="float" office:value="0.56321875" calcext:value-type="float">
            <text:p>0,56321875</text:p>
          </table:table-cell>
          <table:table-cell/>
          <table:table-cell table:formula="of:=[.C100]" office:value-type="float" office:value="0.574531250000001" calcext:value-type="float">
            <text:p>0,57453125</text:p>
          </table:table-cell>
          <table:table-cell table:number-columns-repeated="3"/>
        </table:table-row>
        <table:table-row table:style-name="ro1">
          <table:table-cell office:value-type="float" office:value="3003.35" calcext:value-type="float">
            <text:p>3003,35</text:p>
          </table:table-cell>
          <table:table-cell table:formula="of:=[.A101]-[.A102]" office:value-type="float" office:value="20.23" calcext:value-type="float">
            <text:p>20,23</text:p>
          </table:table-cell>
          <table:table-cell table:formula="of:=([.B101]+128)/256*0.8+0.1" office:value-type="float" office:value="0.56321875" calcext:value-type="float">
            <text:p>0,56321875</text:p>
          </table:table-cell>
          <table:table-cell/>
          <table:table-cell table:formula="of:=[.C106]" office:value-type="float" office:value="0.589031249999999" calcext:value-type="float">
            <text:p>0,58903125</text:p>
          </table:table-cell>
          <table:table-cell table:formula="of:=[.C105]" office:value-type="float" office:value="0.553125" calcext:value-type="float">
            <text:p>0,553125</text:p>
          </table:table-cell>
          <table:table-cell table:formula="of:=[.C104]" office:value-type="float" office:value="0.5" calcext:value-type="float">
            <text:p>0,5</text:p>
          </table:table-cell>
          <table:table-cell table:formula="of:=[.C103]" office:value-type="float" office:value="0.5" calcext:value-type="float">
            <text:p>0,5</text:p>
          </table:table-cell>
          <table:table-cell table:formula="of:=[.C102]" office:value-type="float" office:value="0.5" calcext:value-type="float">
            <text:p>0,5</text:p>
          </table:table-cell>
          <table:table-cell/>
          <table:table-cell table:formula="of:=[.C101]" office:value-type="float" office:value="0.56321875" calcext:value-type="float">
            <text:p>0,56321875</text:p>
          </table:table-cell>
          <table:table-cell table:number-columns-repeated="3"/>
        </table:table-row>
        <table:table-row table:style-name="ro1">
          <table:table-cell office:value-type="float" office:value="2983.12" calcext:value-type="float">
            <text:p>2983,12</text:p>
          </table:table-cell>
          <table:table-cell table:formula="of:=[.A102]-[.A103]" office:value-type="float" office:value="0" calcext:value-type="float">
            <text:p>0</text:p>
          </table:table-cell>
          <table:table-cell table:formula="of:=([.B102]+128)/256*0.8+0.1" office:value-type="float" office:value="0.5" calcext:value-type="float">
            <text:p>0,5</text:p>
          </table:table-cell>
          <table:table-cell/>
          <table:table-cell table:formula="of:=[.C107]" office:value-type="float" office:value="0.4801875" calcext:value-type="float">
            <text:p>0,4801875</text:p>
          </table:table-cell>
          <table:table-cell table:formula="of:=[.C106]" office:value-type="float" office:value="0.589031249999999" calcext:value-type="float">
            <text:p>0,58903125</text:p>
          </table:table-cell>
          <table:table-cell table:formula="of:=[.C105]" office:value-type="float" office:value="0.553125" calcext:value-type="float">
            <text:p>0,553125</text:p>
          </table:table-cell>
          <table:table-cell table:formula="of:=[.C104]" office:value-type="float" office:value="0.5" calcext:value-type="float">
            <text:p>0,5</text:p>
          </table:table-cell>
          <table:table-cell table:formula="of:=[.C103]" office:value-type="float" office:value="0.5" calcext:value-type="float">
            <text:p>0,5</text:p>
          </table:table-cell>
          <table:table-cell/>
          <table:table-cell table:formula="of:=[.C10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83.12" calcext:value-type="float">
            <text:p>2983,12</text:p>
          </table:table-cell>
          <table:table-cell table:formula="of:=[.A103]-[.A104]" office:value-type="float" office:value="0" calcext:value-type="float">
            <text:p>0</text:p>
          </table:table-cell>
          <table:table-cell table:formula="of:=([.B103]+128)/256*0.8+0.1" office:value-type="float" office:value="0.5" calcext:value-type="float">
            <text:p>0,5</text:p>
          </table:table-cell>
          <table:table-cell/>
          <table:table-cell table:formula="of:=[.C108]" office:value-type="float" office:value="0.595375" calcext:value-type="float">
            <text:p>0,595375</text:p>
          </table:table-cell>
          <table:table-cell table:formula="of:=[.C107]" office:value-type="float" office:value="0.4801875" calcext:value-type="float">
            <text:p>0,4801875</text:p>
          </table:table-cell>
          <table:table-cell table:formula="of:=[.C106]" office:value-type="float" office:value="0.589031249999999" calcext:value-type="float">
            <text:p>0,58903125</text:p>
          </table:table-cell>
          <table:table-cell table:formula="of:=[.C105]" office:value-type="float" office:value="0.553125" calcext:value-type="float">
            <text:p>0,553125</text:p>
          </table:table-cell>
          <table:table-cell table:formula="of:=[.C104]" office:value-type="float" office:value="0.5" calcext:value-type="float">
            <text:p>0,5</text:p>
          </table:table-cell>
          <table:table-cell/>
          <table:table-cell table:formula="of:=[.C10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83.12" calcext:value-type="float">
            <text:p>2983,12</text:p>
          </table:table-cell>
          <table:table-cell table:formula="of:=[.A104]-[.A105]" office:value-type="float" office:value="0" calcext:value-type="float">
            <text:p>0</text:p>
          </table:table-cell>
          <table:table-cell table:formula="of:=([.B104]+128)/256*0.8+0.1" office:value-type="float" office:value="0.5" calcext:value-type="float">
            <text:p>0,5</text:p>
          </table:table-cell>
          <table:table-cell/>
          <table:table-cell table:formula="of:=[.C109]" office:value-type="float" office:value="0.369187500000001" calcext:value-type="float">
            <text:p>0,3691875</text:p>
          </table:table-cell>
          <table:table-cell table:formula="of:=[.C108]" office:value-type="float" office:value="0.595375" calcext:value-type="float">
            <text:p>0,595375</text:p>
          </table:table-cell>
          <table:table-cell table:formula="of:=[.C107]" office:value-type="float" office:value="0.4801875" calcext:value-type="float">
            <text:p>0,4801875</text:p>
          </table:table-cell>
          <table:table-cell table:formula="of:=[.C106]" office:value-type="float" office:value="0.589031249999999" calcext:value-type="float">
            <text:p>0,58903125</text:p>
          </table:table-cell>
          <table:table-cell table:formula="of:=[.C105]" office:value-type="float" office:value="0.553125" calcext:value-type="float">
            <text:p>0,553125</text:p>
          </table:table-cell>
          <table:table-cell/>
          <table:table-cell table:formula="of:=[.C10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83.12" calcext:value-type="float">
            <text:p>2983,12</text:p>
          </table:table-cell>
          <table:table-cell table:formula="of:=[.A105]-[.A106]" office:value-type="float" office:value="17" calcext:value-type="float">
            <text:p>17</text:p>
          </table:table-cell>
          <table:table-cell table:formula="of:=([.B105]+128)/256*0.8+0.1" office:value-type="float" office:value="0.553125" calcext:value-type="float">
            <text:p>0,553125</text:p>
          </table:table-cell>
          <table:table-cell/>
          <table:table-cell table:formula="of:=[.C110]" office:value-type="float" office:value="0.5" calcext:value-type="float">
            <text:p>0,5</text:p>
          </table:table-cell>
          <table:table-cell table:formula="of:=[.C109]" office:value-type="float" office:value="0.369187500000001" calcext:value-type="float">
            <text:p>0,3691875</text:p>
          </table:table-cell>
          <table:table-cell table:formula="of:=[.C108]" office:value-type="float" office:value="0.595375" calcext:value-type="float">
            <text:p>0,595375</text:p>
          </table:table-cell>
          <table:table-cell table:formula="of:=[.C107]" office:value-type="float" office:value="0.4801875" calcext:value-type="float">
            <text:p>0,4801875</text:p>
          </table:table-cell>
          <table:table-cell table:formula="of:=[.C106]" office:value-type="float" office:value="0.589031249999999" calcext:value-type="float">
            <text:p>0,58903125</text:p>
          </table:table-cell>
          <table:table-cell/>
          <table:table-cell table:formula="of:=[.C105]" office:value-type="float" office:value="0.553125" calcext:value-type="float">
            <text:p>0,553125</text:p>
          </table:table-cell>
          <table:table-cell table:number-columns-repeated="3"/>
        </table:table-row>
        <table:table-row table:style-name="ro1">
          <table:table-cell office:value-type="float" office:value="2966.12" calcext:value-type="float">
            <text:p>2966,12</text:p>
          </table:table-cell>
          <table:table-cell table:formula="of:=[.A106]-[.A107]" office:value-type="float" office:value="28.4899999999998" calcext:value-type="float">
            <text:p>28,49</text:p>
          </table:table-cell>
          <table:table-cell table:formula="of:=([.B106]+128)/256*0.8+0.1" office:value-type="float" office:value="0.589031249999999" calcext:value-type="float">
            <text:p>0,58903125</text:p>
          </table:table-cell>
          <table:table-cell/>
          <table:table-cell table:formula="of:=[.C111]" office:value-type="float" office:value="0.5" calcext:value-type="float">
            <text:p>0,5</text:p>
          </table:table-cell>
          <table:table-cell table:formula="of:=[.C110]" office:value-type="float" office:value="0.5" calcext:value-type="float">
            <text:p>0,5</text:p>
          </table:table-cell>
          <table:table-cell table:formula="of:=[.C109]" office:value-type="float" office:value="0.369187500000001" calcext:value-type="float">
            <text:p>0,3691875</text:p>
          </table:table-cell>
          <table:table-cell table:formula="of:=[.C108]" office:value-type="float" office:value="0.595375" calcext:value-type="float">
            <text:p>0,595375</text:p>
          </table:table-cell>
          <table:table-cell table:formula="of:=[.C107]" office:value-type="float" office:value="0.4801875" calcext:value-type="float">
            <text:p>0,4801875</text:p>
          </table:table-cell>
          <table:table-cell/>
          <table:table-cell table:formula="of:=[.C106]" office:value-type="float" office:value="0.589031249999999" calcext:value-type="float">
            <text:p>0,58903125</text:p>
          </table:table-cell>
          <table:table-cell table:number-columns-repeated="3"/>
        </table:table-row>
        <table:table-row table:style-name="ro1">
          <table:table-cell office:value-type="float" office:value="2937.63" calcext:value-type="float">
            <text:p>2937,63</text:p>
          </table:table-cell>
          <table:table-cell table:formula="of:=[.A107]-[.A108]" office:value-type="float" office:value="-6.34000000000015" calcext:value-type="float">
            <text:p>-6,34</text:p>
          </table:table-cell>
          <table:table-cell table:formula="of:=([.B107]+128)/256*0.8+0.1" office:value-type="float" office:value="0.4801875" calcext:value-type="float">
            <text:p>0,4801875</text:p>
          </table:table-cell>
          <table:table-cell/>
          <table:table-cell table:formula="of:=[.C112]" office:value-type="float" office:value="0.5" calcext:value-type="float">
            <text:p>0,5</text:p>
          </table:table-cell>
          <table:table-cell table:formula="of:=[.C111]" office:value-type="float" office:value="0.5" calcext:value-type="float">
            <text:p>0,5</text:p>
          </table:table-cell>
          <table:table-cell table:formula="of:=[.C110]" office:value-type="float" office:value="0.5" calcext:value-type="float">
            <text:p>0,5</text:p>
          </table:table-cell>
          <table:table-cell table:formula="of:=[.C109]" office:value-type="float" office:value="0.369187500000001" calcext:value-type="float">
            <text:p>0,3691875</text:p>
          </table:table-cell>
          <table:table-cell table:formula="of:=[.C108]" office:value-type="float" office:value="0.595375" calcext:value-type="float">
            <text:p>0,595375</text:p>
          </table:table-cell>
          <table:table-cell/>
          <table:table-cell table:formula="of:=[.C107]" office:value-type="float" office:value="0.4801875" calcext:value-type="float">
            <text:p>0,4801875</text:p>
          </table:table-cell>
          <table:table-cell table:number-columns-repeated="3"/>
        </table:table-row>
        <table:table-row table:style-name="ro1">
          <table:table-cell office:value-type="float" office:value="2943.97" calcext:value-type="float">
            <text:p>2943,97</text:p>
          </table:table-cell>
          <table:table-cell table:formula="of:=[.A108]-[.A109]" office:value-type="float" office:value="30.52" calcext:value-type="float">
            <text:p>30,52</text:p>
          </table:table-cell>
          <table:table-cell table:formula="of:=([.B108]+128)/256*0.8+0.1" office:value-type="float" office:value="0.595375" calcext:value-type="float">
            <text:p>0,595375</text:p>
          </table:table-cell>
          <table:table-cell/>
          <table:table-cell table:formula="of:=[.C113]" office:value-type="float" office:value="0.529187499999999" calcext:value-type="float">
            <text:p>0,5291875</text:p>
          </table:table-cell>
          <table:table-cell table:formula="of:=[.C112]" office:value-type="float" office:value="0.5" calcext:value-type="float">
            <text:p>0,5</text:p>
          </table:table-cell>
          <table:table-cell table:formula="of:=[.C111]" office:value-type="float" office:value="0.5" calcext:value-type="float">
            <text:p>0,5</text:p>
          </table:table-cell>
          <table:table-cell table:formula="of:=[.C110]" office:value-type="float" office:value="0.5" calcext:value-type="float">
            <text:p>0,5</text:p>
          </table:table-cell>
          <table:table-cell table:formula="of:=[.C109]" office:value-type="float" office:value="0.369187500000001" calcext:value-type="float">
            <text:p>0,3691875</text:p>
          </table:table-cell>
          <table:table-cell/>
          <table:table-cell table:formula="of:=[.C108]" office:value-type="float" office:value="0.595375" calcext:value-type="float">
            <text:p>0,595375</text:p>
          </table:table-cell>
          <table:table-cell table:number-columns-repeated="3"/>
        </table:table-row>
        <table:table-row table:style-name="ro1">
          <table:table-cell office:value-type="float" office:value="2913.45" calcext:value-type="float">
            <text:p>2913,45</text:p>
          </table:table-cell>
          <table:table-cell table:formula="of:=[.A109]-[.A110]" office:value-type="float" office:value="-41.8599999999997" calcext:value-type="float">
            <text:p>-41,86</text:p>
          </table:table-cell>
          <table:table-cell table:formula="of:=([.B109]+128)/256*0.8+0.1" office:value-type="float" office:value="0.369187500000001" calcext:value-type="float">
            <text:p>0,3691875</text:p>
          </table:table-cell>
          <table:table-cell/>
          <table:table-cell table:formula="of:=[.C114]" office:value-type="float" office:value="0.6219375" calcext:value-type="float">
            <text:p>0,6219375</text:p>
          </table:table-cell>
          <table:table-cell table:formula="of:=[.C113]" office:value-type="float" office:value="0.529187499999999" calcext:value-type="float">
            <text:p>0,5291875</text:p>
          </table:table-cell>
          <table:table-cell table:formula="of:=[.C112]" office:value-type="float" office:value="0.5" calcext:value-type="float">
            <text:p>0,5</text:p>
          </table:table-cell>
          <table:table-cell table:formula="of:=[.C111]" office:value-type="float" office:value="0.5" calcext:value-type="float">
            <text:p>0,5</text:p>
          </table:table-cell>
          <table:table-cell table:formula="of:=[.C110]" office:value-type="float" office:value="0.5" calcext:value-type="float">
            <text:p>0,5</text:p>
          </table:table-cell>
          <table:table-cell/>
          <table:table-cell table:formula="of:=[.C109]" office:value-type="float" office:value="0.369187500000001" calcext:value-type="float">
            <text:p>0,3691875</text:p>
          </table:table-cell>
          <table:table-cell table:number-columns-repeated="3"/>
        </table:table-row>
        <table:table-row table:style-name="ro1">
          <table:table-cell office:value-type="float" office:value="2955.31" calcext:value-type="float">
            <text:p>2955,31</text:p>
          </table:table-cell>
          <table:table-cell table:formula="of:=[.A110]-[.A111]" office:value-type="float" office:value="0" calcext:value-type="float">
            <text:p>0</text:p>
          </table:table-cell>
          <table:table-cell table:formula="of:=([.B110]+128)/256*0.8+0.1" office:value-type="float" office:value="0.5" calcext:value-type="float">
            <text:p>0,5</text:p>
          </table:table-cell>
          <table:table-cell/>
          <table:table-cell table:formula="of:=[.C115]" office:value-type="float" office:value="0.512406250000001" calcext:value-type="float">
            <text:p>0,51240625</text:p>
          </table:table-cell>
          <table:table-cell table:formula="of:=[.C114]" office:value-type="float" office:value="0.6219375" calcext:value-type="float">
            <text:p>0,6219375</text:p>
          </table:table-cell>
          <table:table-cell table:formula="of:=[.C113]" office:value-type="float" office:value="0.529187499999999" calcext:value-type="float">
            <text:p>0,5291875</text:p>
          </table:table-cell>
          <table:table-cell table:formula="of:=[.C112]" office:value-type="float" office:value="0.5" calcext:value-type="float">
            <text:p>0,5</text:p>
          </table:table-cell>
          <table:table-cell table:formula="of:=[.C111]" office:value-type="float" office:value="0.5" calcext:value-type="float">
            <text:p>0,5</text:p>
          </table:table-cell>
          <table:table-cell/>
          <table:table-cell table:formula="of:=[.C11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55.31" calcext:value-type="float">
            <text:p>2955,31</text:p>
          </table:table-cell>
          <table:table-cell table:formula="of:=[.A111]-[.A112]" office:value-type="float" office:value="0" calcext:value-type="float">
            <text:p>0</text:p>
          </table:table-cell>
          <table:table-cell table:formula="of:=([.B111]+128)/256*0.8+0.1" office:value-type="float" office:value="0.5" calcext:value-type="float">
            <text:p>0,5</text:p>
          </table:table-cell>
          <table:table-cell/>
          <table:table-cell table:formula="of:=[.C116]" office:value-type="float" office:value="0.626468749999999" calcext:value-type="float">
            <text:p>0,62646875</text:p>
          </table:table-cell>
          <table:table-cell table:formula="of:=[.C115]" office:value-type="float" office:value="0.512406250000001" calcext:value-type="float">
            <text:p>0,51240625</text:p>
          </table:table-cell>
          <table:table-cell table:formula="of:=[.C114]" office:value-type="float" office:value="0.6219375" calcext:value-type="float">
            <text:p>0,6219375</text:p>
          </table:table-cell>
          <table:table-cell table:formula="of:=[.C113]" office:value-type="float" office:value="0.529187499999999" calcext:value-type="float">
            <text:p>0,5291875</text:p>
          </table:table-cell>
          <table:table-cell table:formula="of:=[.C112]" office:value-type="float" office:value="0.5" calcext:value-type="float">
            <text:p>0,5</text:p>
          </table:table-cell>
          <table:table-cell/>
          <table:table-cell table:formula="of:=[.C11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55.31" calcext:value-type="float">
            <text:p>2955,31</text:p>
          </table:table-cell>
          <table:table-cell table:formula="of:=[.A112]-[.A113]" office:value-type="float" office:value="0" calcext:value-type="float">
            <text:p>0</text:p>
          </table:table-cell>
          <table:table-cell table:formula="of:=([.B112]+128)/256*0.8+0.1" office:value-type="float" office:value="0.5" calcext:value-type="float">
            <text:p>0,5</text:p>
          </table:table-cell>
          <table:table-cell/>
          <table:table-cell table:formula="of:=[.C117]" office:value-type="float" office:value="0.5" calcext:value-type="float">
            <text:p>0,5</text:p>
          </table:table-cell>
          <table:table-cell table:formula="of:=[.C116]" office:value-type="float" office:value="0.626468749999999" calcext:value-type="float">
            <text:p>0,62646875</text:p>
          </table:table-cell>
          <table:table-cell table:formula="of:=[.C115]" office:value-type="float" office:value="0.512406250000001" calcext:value-type="float">
            <text:p>0,51240625</text:p>
          </table:table-cell>
          <table:table-cell table:formula="of:=[.C114]" office:value-type="float" office:value="0.6219375" calcext:value-type="float">
            <text:p>0,6219375</text:p>
          </table:table-cell>
          <table:table-cell table:formula="of:=[.C113]" office:value-type="float" office:value="0.529187499999999" calcext:value-type="float">
            <text:p>0,5291875</text:p>
          </table:table-cell>
          <table:table-cell/>
          <table:table-cell table:formula="of:=[.C11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955.31" calcext:value-type="float">
            <text:p>2955,31</text:p>
          </table:table-cell>
          <table:table-cell table:formula="of:=[.A113]-[.A114]" office:value-type="float" office:value="9.33999999999969" calcext:value-type="float">
            <text:p>9,34</text:p>
          </table:table-cell>
          <table:table-cell table:formula="of:=([.B113]+128)/256*0.8+0.1" office:value-type="float" office:value="0.529187499999999" calcext:value-type="float">
            <text:p>0,5291875</text:p>
          </table:table-cell>
          <table:table-cell/>
          <table:table-cell table:formula="of:=[.C118]" office:value-type="float" office:value="0.5" calcext:value-type="float">
            <text:p>0,5</text:p>
          </table:table-cell>
          <table:table-cell table:formula="of:=[.C117]" office:value-type="float" office:value="0.5" calcext:value-type="float">
            <text:p>0,5</text:p>
          </table:table-cell>
          <table:table-cell table:formula="of:=[.C116]" office:value-type="float" office:value="0.626468749999999" calcext:value-type="float">
            <text:p>0,62646875</text:p>
          </table:table-cell>
          <table:table-cell table:formula="of:=[.C115]" office:value-type="float" office:value="0.512406250000001" calcext:value-type="float">
            <text:p>0,51240625</text:p>
          </table:table-cell>
          <table:table-cell table:formula="of:=[.C114]" office:value-type="float" office:value="0.6219375" calcext:value-type="float">
            <text:p>0,6219375</text:p>
          </table:table-cell>
          <table:table-cell/>
          <table:table-cell table:formula="of:=[.C113]" office:value-type="float" office:value="0.529187499999999" calcext:value-type="float">
            <text:p>0,5291875</text:p>
          </table:table-cell>
          <table:table-cell table:number-columns-repeated="3"/>
        </table:table-row>
        <table:table-row table:style-name="ro1">
          <table:table-cell office:value-type="float" office:value="2945.97" calcext:value-type="float">
            <text:p>2945,97</text:p>
          </table:table-cell>
          <table:table-cell table:formula="of:=[.A114]-[.A115]" office:value-type="float" office:value="39.02" calcext:value-type="float">
            <text:p>39,02</text:p>
          </table:table-cell>
          <table:table-cell table:formula="of:=([.B114]+128)/256*0.8+0.1" office:value-type="float" office:value="0.6219375" calcext:value-type="float">
            <text:p>0,6219375</text:p>
          </table:table-cell>
          <table:table-cell/>
          <table:table-cell table:formula="of:=[.C119]" office:value-type="float" office:value="0.488968750000001" calcext:value-type="float">
            <text:p>0,48896875</text:p>
          </table:table-cell>
          <table:table-cell table:formula="of:=[.C118]" office:value-type="float" office:value="0.5" calcext:value-type="float">
            <text:p>0,5</text:p>
          </table:table-cell>
          <table:table-cell table:formula="of:=[.C117]" office:value-type="float" office:value="0.5" calcext:value-type="float">
            <text:p>0,5</text:p>
          </table:table-cell>
          <table:table-cell table:formula="of:=[.C116]" office:value-type="float" office:value="0.626468749999999" calcext:value-type="float">
            <text:p>0,62646875</text:p>
          </table:table-cell>
          <table:table-cell table:formula="of:=[.C115]" office:value-type="float" office:value="0.512406250000001" calcext:value-type="float">
            <text:p>0,51240625</text:p>
          </table:table-cell>
          <table:table-cell/>
          <table:table-cell table:formula="of:=[.C114]" office:value-type="float" office:value="0.6219375" calcext:value-type="float">
            <text:p>0,6219375</text:p>
          </table:table-cell>
          <table:table-cell table:number-columns-repeated="3"/>
        </table:table-row>
        <table:table-row table:style-name="ro1">
          <table:table-cell office:value-type="float" office:value="2906.95" calcext:value-type="float">
            <text:p>2906,95</text:p>
          </table:table-cell>
          <table:table-cell table:formula="of:=[.A115]-[.A116]" office:value-type="float" office:value="3.97000000000025" calcext:value-type="float">
            <text:p>3,97</text:p>
          </table:table-cell>
          <table:table-cell table:formula="of:=([.B115]+128)/256*0.8+0.1" office:value-type="float" office:value="0.512406250000001" calcext:value-type="float">
            <text:p>0,51240625</text:p>
          </table:table-cell>
          <table:table-cell/>
          <table:table-cell table:formula="of:=[.C120]" office:value-type="float" office:value="0.533499999999999" calcext:value-type="float">
            <text:p>0,5335</text:p>
          </table:table-cell>
          <table:table-cell table:formula="of:=[.C119]" office:value-type="float" office:value="0.488968750000001" calcext:value-type="float">
            <text:p>0,48896875</text:p>
          </table:table-cell>
          <table:table-cell table:formula="of:=[.C118]" office:value-type="float" office:value="0.5" calcext:value-type="float">
            <text:p>0,5</text:p>
          </table:table-cell>
          <table:table-cell table:formula="of:=[.C117]" office:value-type="float" office:value="0.5" calcext:value-type="float">
            <text:p>0,5</text:p>
          </table:table-cell>
          <table:table-cell table:formula="of:=[.C116]" office:value-type="float" office:value="0.626468749999999" calcext:value-type="float">
            <text:p>0,62646875</text:p>
          </table:table-cell>
          <table:table-cell/>
          <table:table-cell table:formula="of:=[.C115]" office:value-type="float" office:value="0.512406250000001" calcext:value-type="float">
            <text:p>0,51240625</text:p>
          </table:table-cell>
          <table:table-cell table:number-columns-repeated="3"/>
        </table:table-row>
        <table:table-row table:style-name="ro1">
          <table:table-cell office:value-type="float" office:value="2902.98" calcext:value-type="float">
            <text:p>2902,98</text:p>
          </table:table-cell>
          <table:table-cell table:formula="of:=[.A116]-[.A117]" office:value-type="float" office:value="40.4699999999998" calcext:value-type="float">
            <text:p>40,47</text:p>
          </table:table-cell>
          <table:table-cell table:formula="of:=([.B116]+128)/256*0.8+0.1" office:value-type="float" office:value="0.626468749999999" calcext:value-type="float">
            <text:p>0,62646875</text:p>
          </table:table-cell>
          <table:table-cell/>
          <table:table-cell table:formula="of:=[.C121]" office:value-type="float" office:value="0.499625" calcext:value-type="float">
            <text:p>0,499625</text:p>
          </table:table-cell>
          <table:table-cell table:formula="of:=[.C120]" office:value-type="float" office:value="0.533499999999999" calcext:value-type="float">
            <text:p>0,5335</text:p>
          </table:table-cell>
          <table:table-cell table:formula="of:=[.C119]" office:value-type="float" office:value="0.488968750000001" calcext:value-type="float">
            <text:p>0,48896875</text:p>
          </table:table-cell>
          <table:table-cell table:formula="of:=[.C118]" office:value-type="float" office:value="0.5" calcext:value-type="float">
            <text:p>0,5</text:p>
          </table:table-cell>
          <table:table-cell table:formula="of:=[.C117]" office:value-type="float" office:value="0.5" calcext:value-type="float">
            <text:p>0,5</text:p>
          </table:table-cell>
          <table:table-cell/>
          <table:table-cell table:formula="of:=[.C116]" office:value-type="float" office:value="0.626468749999999" calcext:value-type="float">
            <text:p>0,62646875</text:p>
          </table:table-cell>
          <table:table-cell table:number-columns-repeated="3"/>
        </table:table-row>
        <table:table-row table:style-name="ro1">
          <table:table-cell office:value-type="float" office:value="2862.51" calcext:value-type="float">
            <text:p>2862,51</text:p>
          </table:table-cell>
          <table:table-cell table:formula="of:=[.A117]-[.A118]" office:value-type="float" office:value="0" calcext:value-type="float">
            <text:p>0</text:p>
          </table:table-cell>
          <table:table-cell table:formula="of:=([.B117]+128)/256*0.8+0.1" office:value-type="float" office:value="0.5" calcext:value-type="float">
            <text:p>0,5</text:p>
          </table:table-cell>
          <table:table-cell/>
          <table:table-cell table:formula="of:=[.C122]" office:value-type="float" office:value="0.50409375" calcext:value-type="float">
            <text:p>0,50409375</text:p>
          </table:table-cell>
          <table:table-cell table:formula="of:=[.C121]" office:value-type="float" office:value="0.499625" calcext:value-type="float">
            <text:p>0,499625</text:p>
          </table:table-cell>
          <table:table-cell table:formula="of:=[.C120]" office:value-type="float" office:value="0.533499999999999" calcext:value-type="float">
            <text:p>0,5335</text:p>
          </table:table-cell>
          <table:table-cell table:formula="of:=[.C119]" office:value-type="float" office:value="0.488968750000001" calcext:value-type="float">
            <text:p>0,48896875</text:p>
          </table:table-cell>
          <table:table-cell table:formula="of:=[.C118]" office:value-type="float" office:value="0.5" calcext:value-type="float">
            <text:p>0,5</text:p>
          </table:table-cell>
          <table:table-cell/>
          <table:table-cell table:formula="of:=[.C11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62.51" calcext:value-type="float">
            <text:p>2862,51</text:p>
          </table:table-cell>
          <table:table-cell table:formula="of:=[.A118]-[.A119]" office:value-type="float" office:value="0" calcext:value-type="float">
            <text:p>0</text:p>
          </table:table-cell>
          <table:table-cell table:formula="of:=([.B118]+128)/256*0.8+0.1" office:value-type="float" office:value="0.5" calcext:value-type="float">
            <text:p>0,5</text:p>
          </table:table-cell>
          <table:table-cell/>
          <table:table-cell table:formula="of:=[.C123]" office:value-type="float" office:value="0.48959375" calcext:value-type="float">
            <text:p>0,48959375</text:p>
          </table:table-cell>
          <table:table-cell table:formula="of:=[.C122]" office:value-type="float" office:value="0.50409375" calcext:value-type="float">
            <text:p>0,50409375</text:p>
          </table:table-cell>
          <table:table-cell table:formula="of:=[.C121]" office:value-type="float" office:value="0.499625" calcext:value-type="float">
            <text:p>0,499625</text:p>
          </table:table-cell>
          <table:table-cell table:formula="of:=[.C120]" office:value-type="float" office:value="0.533499999999999" calcext:value-type="float">
            <text:p>0,5335</text:p>
          </table:table-cell>
          <table:table-cell table:formula="of:=[.C119]" office:value-type="float" office:value="0.488968750000001" calcext:value-type="float">
            <text:p>0,48896875</text:p>
          </table:table-cell>
          <table:table-cell/>
          <table:table-cell table:formula="of:=[.C11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62.51" calcext:value-type="float">
            <text:p>2862,51</text:p>
          </table:table-cell>
          <table:table-cell table:formula="of:=[.A119]-[.A120]" office:value-type="float" office:value="-3.52999999999975" calcext:value-type="float">
            <text:p>-3,53</text:p>
          </table:table-cell>
          <table:table-cell table:formula="of:=([.B119]+128)/256*0.8+0.1" office:value-type="float" office:value="0.488968750000001" calcext:value-type="float">
            <text:p>0,48896875</text:p>
          </table:table-cell>
          <table:table-cell/>
          <table:table-cell table:formula="of:=[.C124]" office:value-type="float" office:value="0.5" calcext:value-type="float">
            <text:p>0,5</text:p>
          </table:table-cell>
          <table:table-cell table:formula="of:=[.C123]" office:value-type="float" office:value="0.48959375" calcext:value-type="float">
            <text:p>0,48959375</text:p>
          </table:table-cell>
          <table:table-cell table:formula="of:=[.C122]" office:value-type="float" office:value="0.50409375" calcext:value-type="float">
            <text:p>0,50409375</text:p>
          </table:table-cell>
          <table:table-cell table:formula="of:=[.C121]" office:value-type="float" office:value="0.499625" calcext:value-type="float">
            <text:p>0,499625</text:p>
          </table:table-cell>
          <table:table-cell table:formula="of:=[.C120]" office:value-type="float" office:value="0.533499999999999" calcext:value-type="float">
            <text:p>0,5335</text:p>
          </table:table-cell>
          <table:table-cell/>
          <table:table-cell table:formula="of:=[.C119]" office:value-type="float" office:value="0.488968750000001" calcext:value-type="float">
            <text:p>0,48896875</text:p>
          </table:table-cell>
          <table:table-cell table:number-columns-repeated="3"/>
        </table:table-row>
        <table:table-row table:style-name="ro1">
          <table:table-cell office:value-type="float" office:value="2866.04" calcext:value-type="float">
            <text:p>2866,04</text:p>
          </table:table-cell>
          <table:table-cell table:formula="of:=[.A120]-[.A121]" office:value-type="float" office:value="10.7199999999998" calcext:value-type="float">
            <text:p>10,72</text:p>
          </table:table-cell>
          <table:table-cell table:formula="of:=([.B120]+128)/256*0.8+0.1" office:value-type="float" office:value="0.533499999999999" calcext:value-type="float">
            <text:p>0,5335</text:p>
          </table:table-cell>
          <table:table-cell/>
          <table:table-cell table:formula="of:=[.C125]" office:value-type="float" office:value="0.5" calcext:value-type="float">
            <text:p>0,5</text:p>
          </table:table-cell>
          <table:table-cell table:formula="of:=[.C124]" office:value-type="float" office:value="0.5" calcext:value-type="float">
            <text:p>0,5</text:p>
          </table:table-cell>
          <table:table-cell table:formula="of:=[.C123]" office:value-type="float" office:value="0.48959375" calcext:value-type="float">
            <text:p>0,48959375</text:p>
          </table:table-cell>
          <table:table-cell table:formula="of:=[.C122]" office:value-type="float" office:value="0.50409375" calcext:value-type="float">
            <text:p>0,50409375</text:p>
          </table:table-cell>
          <table:table-cell table:formula="of:=[.C121]" office:value-type="float" office:value="0.499625" calcext:value-type="float">
            <text:p>0,499625</text:p>
          </table:table-cell>
          <table:table-cell/>
          <table:table-cell table:formula="of:=[.C120]" office:value-type="float" office:value="0.533499999999999" calcext:value-type="float">
            <text:p>0,5335</text:p>
          </table:table-cell>
          <table:table-cell table:number-columns-repeated="3"/>
        </table:table-row>
        <table:table-row table:style-name="ro1">
          <table:table-cell office:value-type="float" office:value="2855.32" calcext:value-type="float">
            <text:p>2855,32</text:p>
          </table:table-cell>
          <table:table-cell table:formula="of:=[.A121]-[.A122]" office:value-type="float" office:value="-0.119999999999891" calcext:value-type="float">
            <text:p>-0,12</text:p>
          </table:table-cell>
          <table:table-cell table:formula="of:=([.B121]+128)/256*0.8+0.1" office:value-type="float" office:value="0.499625" calcext:value-type="float">
            <text:p>0,499625</text:p>
          </table:table-cell>
          <table:table-cell/>
          <table:table-cell table:formula="of:=[.C126]" office:value-type="float" office:value="0.6565625" calcext:value-type="float">
            <text:p>0,6565625</text:p>
          </table:table-cell>
          <table:table-cell table:formula="of:=[.C125]" office:value-type="float" office:value="0.5" calcext:value-type="float">
            <text:p>0,5</text:p>
          </table:table-cell>
          <table:table-cell table:formula="of:=[.C124]" office:value-type="float" office:value="0.5" calcext:value-type="float">
            <text:p>0,5</text:p>
          </table:table-cell>
          <table:table-cell table:formula="of:=[.C123]" office:value-type="float" office:value="0.48959375" calcext:value-type="float">
            <text:p>0,48959375</text:p>
          </table:table-cell>
          <table:table-cell table:formula="of:=[.C122]" office:value-type="float" office:value="0.50409375" calcext:value-type="float">
            <text:p>0,50409375</text:p>
          </table:table-cell>
          <table:table-cell/>
          <table:table-cell table:formula="of:=[.C121]" office:value-type="float" office:value="0.499625" calcext:value-type="float">
            <text:p>0,499625</text:p>
          </table:table-cell>
          <table:table-cell table:number-columns-repeated="3"/>
        </table:table-row>
        <table:table-row table:style-name="ro1">
          <table:table-cell office:value-type="float" office:value="2855.44" calcext:value-type="float">
            <text:p>2855,44</text:p>
          </table:table-cell>
          <table:table-cell table:formula="of:=[.A122]-[.A123]" office:value-type="float" office:value="1.30999999999995" calcext:value-type="float">
            <text:p>1,31</text:p>
          </table:table-cell>
          <table:table-cell table:formula="of:=([.B122]+128)/256*0.8+0.1" office:value-type="float" office:value="0.50409375" calcext:value-type="float">
            <text:p>0,50409375</text:p>
          </table:table-cell>
          <table:table-cell/>
          <table:table-cell table:formula="of:=[.C127]" office:value-type="float" office:value="0.5534375" calcext:value-type="float">
            <text:p>0,5534375</text:p>
          </table:table-cell>
          <table:table-cell table:formula="of:=[.C126]" office:value-type="float" office:value="0.6565625" calcext:value-type="float">
            <text:p>0,6565625</text:p>
          </table:table-cell>
          <table:table-cell table:formula="of:=[.C125]" office:value-type="float" office:value="0.5" calcext:value-type="float">
            <text:p>0,5</text:p>
          </table:table-cell>
          <table:table-cell table:formula="of:=[.C124]" office:value-type="float" office:value="0.5" calcext:value-type="float">
            <text:p>0,5</text:p>
          </table:table-cell>
          <table:table-cell table:formula="of:=[.C123]" office:value-type="float" office:value="0.48959375" calcext:value-type="float">
            <text:p>0,48959375</text:p>
          </table:table-cell>
          <table:table-cell/>
          <table:table-cell table:formula="of:=[.C122]" office:value-type="float" office:value="0.50409375" calcext:value-type="float">
            <text:p>0,50409375</text:p>
          </table:table-cell>
          <table:table-cell table:number-columns-repeated="3"/>
        </table:table-row>
        <table:table-row table:style-name="ro1">
          <table:table-cell office:value-type="float" office:value="2854.13" calcext:value-type="float">
            <text:p>2854,13</text:p>
          </table:table-cell>
          <table:table-cell table:formula="of:=[.A123]-[.A124]" office:value-type="float" office:value="-3.32999999999993" calcext:value-type="float">
            <text:p>-3,33</text:p>
          </table:table-cell>
          <table:table-cell table:formula="of:=([.B123]+128)/256*0.8+0.1" office:value-type="float" office:value="0.48959375" calcext:value-type="float">
            <text:p>0,48959375</text:p>
          </table:table-cell>
          <table:table-cell/>
          <table:table-cell table:formula="of:=[.C128]" office:value-type="float" office:value="0.578625000000001" calcext:value-type="float">
            <text:p>0,578625</text:p>
          </table:table-cell>
          <table:table-cell table:formula="of:=[.C127]" office:value-type="float" office:value="0.5534375" calcext:value-type="float">
            <text:p>0,5534375</text:p>
          </table:table-cell>
          <table:table-cell table:formula="of:=[.C126]" office:value-type="float" office:value="0.6565625" calcext:value-type="float">
            <text:p>0,6565625</text:p>
          </table:table-cell>
          <table:table-cell table:formula="of:=[.C125]" office:value-type="float" office:value="0.5" calcext:value-type="float">
            <text:p>0,5</text:p>
          </table:table-cell>
          <table:table-cell table:formula="of:=[.C124]" office:value-type="float" office:value="0.5" calcext:value-type="float">
            <text:p>0,5</text:p>
          </table:table-cell>
          <table:table-cell/>
          <table:table-cell table:formula="of:=[.C123]" office:value-type="float" office:value="0.48959375" calcext:value-type="float">
            <text:p>0,48959375</text:p>
          </table:table-cell>
          <table:table-cell table:number-columns-repeated="3"/>
        </table:table-row>
        <table:table-row table:style-name="ro1">
          <table:table-cell office:value-type="float" office:value="2857.46" calcext:value-type="float">
            <text:p>2857,46</text:p>
          </table:table-cell>
          <table:table-cell table:formula="of:=[.A124]-[.A125]" office:value-type="float" office:value="0" calcext:value-type="float">
            <text:p>0</text:p>
          </table:table-cell>
          <table:table-cell table:formula="of:=([.B124]+128)/256*0.8+0.1" office:value-type="float" office:value="0.5" calcext:value-type="float">
            <text:p>0,5</text:p>
          </table:table-cell>
          <table:table-cell/>
          <table:table-cell table:formula="of:=[.C129]" office:value-type="float" office:value="0.541312499999999" calcext:value-type="float">
            <text:p>0,5413125</text:p>
          </table:table-cell>
          <table:table-cell table:formula="of:=[.C128]" office:value-type="float" office:value="0.578625000000001" calcext:value-type="float">
            <text:p>0,578625</text:p>
          </table:table-cell>
          <table:table-cell table:formula="of:=[.C127]" office:value-type="float" office:value="0.5534375" calcext:value-type="float">
            <text:p>0,5534375</text:p>
          </table:table-cell>
          <table:table-cell table:formula="of:=[.C126]" office:value-type="float" office:value="0.6565625" calcext:value-type="float">
            <text:p>0,6565625</text:p>
          </table:table-cell>
          <table:table-cell table:formula="of:=[.C125]" office:value-type="float" office:value="0.5" calcext:value-type="float">
            <text:p>0,5</text:p>
          </table:table-cell>
          <table:table-cell/>
          <table:table-cell table:formula="of:=[.C12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57.46" calcext:value-type="float">
            <text:p>2857,46</text:p>
          </table:table-cell>
          <table:table-cell table:formula="of:=[.A125]-[.A126]" office:value-type="float" office:value="0" calcext:value-type="float">
            <text:p>0</text:p>
          </table:table-cell>
          <table:table-cell table:formula="of:=([.B125]+128)/256*0.8+0.1" office:value-type="float" office:value="0.5" calcext:value-type="float">
            <text:p>0,5</text:p>
          </table:table-cell>
          <table:table-cell/>
          <table:table-cell table:formula="of:=[.C130]" office:value-type="float" office:value="0.5" calcext:value-type="float">
            <text:p>0,5</text:p>
          </table:table-cell>
          <table:table-cell table:formula="of:=[.C129]" office:value-type="float" office:value="0.541312499999999" calcext:value-type="float">
            <text:p>0,5413125</text:p>
          </table:table-cell>
          <table:table-cell table:formula="of:=[.C128]" office:value-type="float" office:value="0.578625000000001" calcext:value-type="float">
            <text:p>0,578625</text:p>
          </table:table-cell>
          <table:table-cell table:formula="of:=[.C127]" office:value-type="float" office:value="0.5534375" calcext:value-type="float">
            <text:p>0,5534375</text:p>
          </table:table-cell>
          <table:table-cell table:formula="of:=[.C126]" office:value-type="float" office:value="0.6565625" calcext:value-type="float">
            <text:p>0,6565625</text:p>
          </table:table-cell>
          <table:table-cell/>
          <table:table-cell table:formula="of:=[.C12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857.46" calcext:value-type="float">
            <text:p>2857,46</text:p>
          </table:table-cell>
          <table:table-cell table:formula="of:=[.A126]-[.A127]" office:value-type="float" office:value="50.0999999999999" calcext:value-type="float">
            <text:p>50,1</text:p>
          </table:table-cell>
          <table:table-cell table:formula="of:=([.B126]+128)/256*0.8+0.1" office:value-type="float" office:value="0.6565625" calcext:value-type="float">
            <text:p>0,6565625</text:p>
          </table:table-cell>
          <table:table-cell/>
          <table:table-cell table:formula="of:=[.C131]" office:value-type="float" office:value="0.5" calcext:value-type="float">
            <text:p>0,5</text:p>
          </table:table-cell>
          <table:table-cell table:formula="of:=[.C130]" office:value-type="float" office:value="0.5" calcext:value-type="float">
            <text:p>0,5</text:p>
          </table:table-cell>
          <table:table-cell table:formula="of:=[.C129]" office:value-type="float" office:value="0.541312499999999" calcext:value-type="float">
            <text:p>0,5413125</text:p>
          </table:table-cell>
          <table:table-cell table:formula="of:=[.C128]" office:value-type="float" office:value="0.578625000000001" calcext:value-type="float">
            <text:p>0,578625</text:p>
          </table:table-cell>
          <table:table-cell table:formula="of:=[.C127]" office:value-type="float" office:value="0.5534375" calcext:value-type="float">
            <text:p>0,5534375</text:p>
          </table:table-cell>
          <table:table-cell/>
          <table:table-cell table:formula="of:=[.C126]" office:value-type="float" office:value="0.6565625" calcext:value-type="float">
            <text:p>0,6565625</text:p>
          </table:table-cell>
          <table:table-cell table:number-columns-repeated="3"/>
        </table:table-row>
        <table:table-row table:style-name="ro1">
          <table:table-cell office:value-type="float" office:value="2807.36" calcext:value-type="float">
            <text:p>2807,36</text:p>
          </table:table-cell>
          <table:table-cell table:formula="of:=[.A127]-[.A128]" office:value-type="float" office:value="17.0999999999999" calcext:value-type="float">
            <text:p>17,1</text:p>
          </table:table-cell>
          <table:table-cell table:formula="of:=([.B127]+128)/256*0.8+0.1" office:value-type="float" office:value="0.5534375" calcext:value-type="float">
            <text:p>0,5534375</text:p>
          </table:table-cell>
          <table:table-cell/>
          <table:table-cell table:formula="of:=[.C132]" office:value-type="float" office:value="0.5" calcext:value-type="float">
            <text:p>0,5</text:p>
          </table:table-cell>
          <table:table-cell table:formula="of:=[.C131]" office:value-type="float" office:value="0.5" calcext:value-type="float">
            <text:p>0,5</text:p>
          </table:table-cell>
          <table:table-cell table:formula="of:=[.C130]" office:value-type="float" office:value="0.5" calcext:value-type="float">
            <text:p>0,5</text:p>
          </table:table-cell>
          <table:table-cell table:formula="of:=[.C129]" office:value-type="float" office:value="0.541312499999999" calcext:value-type="float">
            <text:p>0,5413125</text:p>
          </table:table-cell>
          <table:table-cell table:formula="of:=[.C128]" office:value-type="float" office:value="0.578625000000001" calcext:value-type="float">
            <text:p>0,578625</text:p>
          </table:table-cell>
          <table:table-cell/>
          <table:table-cell table:formula="of:=[.C127]" office:value-type="float" office:value="0.5534375" calcext:value-type="float">
            <text:p>0,5534375</text:p>
          </table:table-cell>
          <table:table-cell table:number-columns-repeated="3"/>
        </table:table-row>
        <table:table-row table:style-name="ro1">
          <table:table-cell office:value-type="float" office:value="2790.26" calcext:value-type="float">
            <text:p>2790,26</text:p>
          </table:table-cell>
          <table:table-cell table:formula="of:=[.A128]-[.A129]" office:value-type="float" office:value="25.1600000000003" calcext:value-type="float">
            <text:p>25,16</text:p>
          </table:table-cell>
          <table:table-cell table:formula="of:=([.B128]+128)/256*0.8+0.1" office:value-type="float" office:value="0.578625000000001" calcext:value-type="float">
            <text:p>0,578625</text:p>
          </table:table-cell>
          <table:table-cell/>
          <table:table-cell table:formula="of:=[.C133]" office:value-type="float" office:value="0.57703125" calcext:value-type="float">
            <text:p>0,57703125</text:p>
          </table:table-cell>
          <table:table-cell table:formula="of:=[.C132]" office:value-type="float" office:value="0.5" calcext:value-type="float">
            <text:p>0,5</text:p>
          </table:table-cell>
          <table:table-cell table:formula="of:=[.C131]" office:value-type="float" office:value="0.5" calcext:value-type="float">
            <text:p>0,5</text:p>
          </table:table-cell>
          <table:table-cell table:formula="of:=[.C130]" office:value-type="float" office:value="0.5" calcext:value-type="float">
            <text:p>0,5</text:p>
          </table:table-cell>
          <table:table-cell table:formula="of:=[.C129]" office:value-type="float" office:value="0.541312499999999" calcext:value-type="float">
            <text:p>0,5413125</text:p>
          </table:table-cell>
          <table:table-cell/>
          <table:table-cell table:formula="of:=[.C128]" office:value-type="float" office:value="0.578625000000001" calcext:value-type="float">
            <text:p>0,578625</text:p>
          </table:table-cell>
          <table:table-cell table:number-columns-repeated="3"/>
        </table:table-row>
        <table:table-row table:style-name="ro1">
          <table:table-cell office:value-type="float" office:value="2765.1" calcext:value-type="float">
            <text:p>2765,1</text:p>
          </table:table-cell>
          <table:table-cell table:formula="of:=[.A129]-[.A130]" office:value-type="float" office:value="13.2199999999998" calcext:value-type="float">
            <text:p>13,22</text:p>
          </table:table-cell>
          <table:table-cell table:formula="of:=([.B129]+128)/256*0.8+0.1" office:value-type="float" office:value="0.541312499999999" calcext:value-type="float">
            <text:p>0,5413125</text:p>
          </table:table-cell>
          <table:table-cell/>
          <table:table-cell table:formula="of:=[.C134]" office:value-type="float" office:value="0.54434375" calcext:value-type="float">
            <text:p>0,54434375</text:p>
          </table:table-cell>
          <table:table-cell table:formula="of:=[.C133]" office:value-type="float" office:value="0.57703125" calcext:value-type="float">
            <text:p>0,57703125</text:p>
          </table:table-cell>
          <table:table-cell table:formula="of:=[.C132]" office:value-type="float" office:value="0.5" calcext:value-type="float">
            <text:p>0,5</text:p>
          </table:table-cell>
          <table:table-cell table:formula="of:=[.C131]" office:value-type="float" office:value="0.5" calcext:value-type="float">
            <text:p>0,5</text:p>
          </table:table-cell>
          <table:table-cell table:formula="of:=[.C130]" office:value-type="float" office:value="0.5" calcext:value-type="float">
            <text:p>0,5</text:p>
          </table:table-cell>
          <table:table-cell/>
          <table:table-cell table:formula="of:=[.C129]" office:value-type="float" office:value="0.541312499999999" calcext:value-type="float">
            <text:p>0,5413125</text:p>
          </table:table-cell>
          <table:table-cell table:number-columns-repeated="3"/>
        </table:table-row>
        <table:table-row table:style-name="ro1">
          <table:table-cell office:value-type="float" office:value="2751.88" calcext:value-type="float">
            <text:p>2751,88</text:p>
          </table:table-cell>
          <table:table-cell table:formula="of:=[.A130]-[.A131]" office:value-type="float" office:value="0" calcext:value-type="float">
            <text:p>0</text:p>
          </table:table-cell>
          <table:table-cell table:formula="of:=([.B130]+128)/256*0.8+0.1" office:value-type="float" office:value="0.5" calcext:value-type="float">
            <text:p>0,5</text:p>
          </table:table-cell>
          <table:table-cell/>
          <table:table-cell table:formula="of:=[.C135]" office:value-type="float" office:value="0.577624999999999" calcext:value-type="float">
            <text:p>0,577625</text:p>
          </table:table-cell>
          <table:table-cell table:formula="of:=[.C134]" office:value-type="float" office:value="0.54434375" calcext:value-type="float">
            <text:p>0,54434375</text:p>
          </table:table-cell>
          <table:table-cell table:formula="of:=[.C133]" office:value-type="float" office:value="0.57703125" calcext:value-type="float">
            <text:p>0,57703125</text:p>
          </table:table-cell>
          <table:table-cell table:formula="of:=[.C132]" office:value-type="float" office:value="0.5" calcext:value-type="float">
            <text:p>0,5</text:p>
          </table:table-cell>
          <table:table-cell table:formula="of:=[.C131]" office:value-type="float" office:value="0.5" calcext:value-type="float">
            <text:p>0,5</text:p>
          </table:table-cell>
          <table:table-cell/>
          <table:table-cell table:formula="of:=[.C13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751.88" calcext:value-type="float">
            <text:p>2751,88</text:p>
          </table:table-cell>
          <table:table-cell table:formula="of:=[.A131]-[.A132]" office:value-type="float" office:value="0" calcext:value-type="float">
            <text:p>0</text:p>
          </table:table-cell>
          <table:table-cell table:formula="of:=([.B131]+128)/256*0.8+0.1" office:value-type="float" office:value="0.5" calcext:value-type="float">
            <text:p>0,5</text:p>
          </table:table-cell>
          <table:table-cell/>
          <table:table-cell table:formula="of:=[.C136]" office:value-type="float" office:value="0.483312500000001" calcext:value-type="float">
            <text:p>0,4833125</text:p>
          </table:table-cell>
          <table:table-cell table:formula="of:=[.C135]" office:value-type="float" office:value="0.577624999999999" calcext:value-type="float">
            <text:p>0,577625</text:p>
          </table:table-cell>
          <table:table-cell table:formula="of:=[.C134]" office:value-type="float" office:value="0.54434375" calcext:value-type="float">
            <text:p>0,54434375</text:p>
          </table:table-cell>
          <table:table-cell table:formula="of:=[.C133]" office:value-type="float" office:value="0.57703125" calcext:value-type="float">
            <text:p>0,57703125</text:p>
          </table:table-cell>
          <table:table-cell table:formula="of:=[.C132]" office:value-type="float" office:value="0.5" calcext:value-type="float">
            <text:p>0,5</text:p>
          </table:table-cell>
          <table:table-cell/>
          <table:table-cell table:formula="of:=[.C13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751.88" calcext:value-type="float">
            <text:p>2751,88</text:p>
          </table:table-cell>
          <table:table-cell table:formula="of:=[.A132]-[.A133]" office:value-type="float" office:value="0" calcext:value-type="float">
            <text:p>0</text:p>
          </table:table-cell>
          <table:table-cell table:formula="of:=([.B132]+128)/256*0.8+0.1" office:value-type="float" office:value="0.5" calcext:value-type="float">
            <text:p>0,5</text:p>
          </table:table-cell>
          <table:table-cell/>
          <table:table-cell table:formula="of:=[.C137]" office:value-type="float" office:value="0.58178125" calcext:value-type="float">
            <text:p>0,58178125</text:p>
          </table:table-cell>
          <table:table-cell table:formula="of:=[.C136]" office:value-type="float" office:value="0.483312500000001" calcext:value-type="float">
            <text:p>0,4833125</text:p>
          </table:table-cell>
          <table:table-cell table:formula="of:=[.C135]" office:value-type="float" office:value="0.577624999999999" calcext:value-type="float">
            <text:p>0,577625</text:p>
          </table:table-cell>
          <table:table-cell table:formula="of:=[.C134]" office:value-type="float" office:value="0.54434375" calcext:value-type="float">
            <text:p>0,54434375</text:p>
          </table:table-cell>
          <table:table-cell table:formula="of:=[.C133]" office:value-type="float" office:value="0.57703125" calcext:value-type="float">
            <text:p>0,57703125</text:p>
          </table:table-cell>
          <table:table-cell/>
          <table:table-cell table:formula="of:=[.C13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751.88" calcext:value-type="float">
            <text:p>2751,88</text:p>
          </table:table-cell>
          <table:table-cell table:formula="of:=[.A133]-[.A134]" office:value-type="float" office:value="24.6500000000001" calcext:value-type="float">
            <text:p>24,65</text:p>
          </table:table-cell>
          <table:table-cell table:formula="of:=([.B133]+128)/256*0.8+0.1" office:value-type="float" office:value="0.57703125" calcext:value-type="float">
            <text:p>0,57703125</text:p>
          </table:table-cell>
          <table:table-cell/>
          <table:table-cell table:formula="of:=[.C138]" office:value-type="float" office:value="0.5" calcext:value-type="float">
            <text:p>0,5</text:p>
          </table:table-cell>
          <table:table-cell table:formula="of:=[.C137]" office:value-type="float" office:value="0.58178125" calcext:value-type="float">
            <text:p>0,58178125</text:p>
          </table:table-cell>
          <table:table-cell table:formula="of:=[.C136]" office:value-type="float" office:value="0.483312500000001" calcext:value-type="float">
            <text:p>0,4833125</text:p>
          </table:table-cell>
          <table:table-cell table:formula="of:=[.C135]" office:value-type="float" office:value="0.577624999999999" calcext:value-type="float">
            <text:p>0,577625</text:p>
          </table:table-cell>
          <table:table-cell table:formula="of:=[.C134]" office:value-type="float" office:value="0.54434375" calcext:value-type="float">
            <text:p>0,54434375</text:p>
          </table:table-cell>
          <table:table-cell/>
          <table:table-cell table:formula="of:=[.C133]" office:value-type="float" office:value="0.57703125" calcext:value-type="float">
            <text:p>0,57703125</text:p>
          </table:table-cell>
          <table:table-cell table:number-columns-repeated="3"/>
        </table:table-row>
        <table:table-row table:style-name="ro1">
          <table:table-cell office:value-type="float" office:value="2727.23" calcext:value-type="float">
            <text:p>2727,23</text:p>
          </table:table-cell>
          <table:table-cell table:formula="of:=[.A134]-[.A135]" office:value-type="float" office:value="14.1900000000001" calcext:value-type="float">
            <text:p>14,19</text:p>
          </table:table-cell>
          <table:table-cell table:formula="of:=([.B134]+128)/256*0.8+0.1" office:value-type="float" office:value="0.54434375" calcext:value-type="float">
            <text:p>0,54434375</text:p>
          </table:table-cell>
          <table:table-cell/>
          <table:table-cell table:formula="of:=[.C139]" office:value-type="float" office:value="0.5" calcext:value-type="float">
            <text:p>0,5</text:p>
          </table:table-cell>
          <table:table-cell table:formula="of:=[.C138]" office:value-type="float" office:value="0.5" calcext:value-type="float">
            <text:p>0,5</text:p>
          </table:table-cell>
          <table:table-cell table:formula="of:=[.C137]" office:value-type="float" office:value="0.58178125" calcext:value-type="float">
            <text:p>0,58178125</text:p>
          </table:table-cell>
          <table:table-cell table:formula="of:=[.C136]" office:value-type="float" office:value="0.483312500000001" calcext:value-type="float">
            <text:p>0,4833125</text:p>
          </table:table-cell>
          <table:table-cell table:formula="of:=[.C135]" office:value-type="float" office:value="0.577624999999999" calcext:value-type="float">
            <text:p>0,577625</text:p>
          </table:table-cell>
          <table:table-cell/>
          <table:table-cell table:formula="of:=[.C134]" office:value-type="float" office:value="0.54434375" calcext:value-type="float">
            <text:p>0,54434375</text:p>
          </table:table-cell>
          <table:table-cell table:number-columns-repeated="3"/>
        </table:table-row>
        <table:table-row table:style-name="ro1">
          <table:table-cell office:value-type="float" office:value="2713.04" calcext:value-type="float">
            <text:p>2713,04</text:p>
          </table:table-cell>
          <table:table-cell table:formula="of:=[.A135]-[.A136]" office:value-type="float" office:value="24.8399999999997" calcext:value-type="float">
            <text:p>24,84</text:p>
          </table:table-cell>
          <table:table-cell table:formula="of:=([.B135]+128)/256*0.8+0.1" office:value-type="float" office:value="0.577624999999999" calcext:value-type="float">
            <text:p>0,577625</text:p>
          </table:table-cell>
          <table:table-cell/>
          <table:table-cell table:formula="of:=[.C140]" office:value-type="float" office:value="0.4893125" calcext:value-type="float">
            <text:p>0,4893125</text:p>
          </table:table-cell>
          <table:table-cell table:formula="of:=[.C139]" office:value-type="float" office:value="0.5" calcext:value-type="float">
            <text:p>0,5</text:p>
          </table:table-cell>
          <table:table-cell table:formula="of:=[.C138]" office:value-type="float" office:value="0.5" calcext:value-type="float">
            <text:p>0,5</text:p>
          </table:table-cell>
          <table:table-cell table:formula="of:=[.C137]" office:value-type="float" office:value="0.58178125" calcext:value-type="float">
            <text:p>0,58178125</text:p>
          </table:table-cell>
          <table:table-cell table:formula="of:=[.C136]" office:value-type="float" office:value="0.483312500000001" calcext:value-type="float">
            <text:p>0,4833125</text:p>
          </table:table-cell>
          <table:table-cell/>
          <table:table-cell table:formula="of:=[.C135]" office:value-type="float" office:value="0.577624999999999" calcext:value-type="float">
            <text:p>0,577625</text:p>
          </table:table-cell>
          <table:table-cell table:number-columns-repeated="3"/>
        </table:table-row>
        <table:table-row table:style-name="ro1">
          <table:table-cell office:value-type="float" office:value="2688.2" calcext:value-type="float">
            <text:p>2688,2</text:p>
          </table:table-cell>
          <table:table-cell table:formula="of:=[.A136]-[.A137]" office:value-type="float" office:value="-5.33999999999969" calcext:value-type="float">
            <text:p>-5,34</text:p>
          </table:table-cell>
          <table:table-cell table:formula="of:=([.B136]+128)/256*0.8+0.1" office:value-type="float" office:value="0.483312500000001" calcext:value-type="float">
            <text:p>0,4833125</text:p>
          </table:table-cell>
          <table:table-cell/>
          <table:table-cell table:formula="of:=[.C141]" office:value-type="float" office:value="0.4375" calcext:value-type="float">
            <text:p>0,4375</text:p>
          </table:table-cell>
          <table:table-cell table:formula="of:=[.C140]" office:value-type="float" office:value="0.4893125" calcext:value-type="float">
            <text:p>0,4893125</text:p>
          </table:table-cell>
          <table:table-cell table:formula="of:=[.C139]" office:value-type="float" office:value="0.5" calcext:value-type="float">
            <text:p>0,5</text:p>
          </table:table-cell>
          <table:table-cell table:formula="of:=[.C138]" office:value-type="float" office:value="0.5" calcext:value-type="float">
            <text:p>0,5</text:p>
          </table:table-cell>
          <table:table-cell table:formula="of:=[.C137]" office:value-type="float" office:value="0.58178125" calcext:value-type="float">
            <text:p>0,58178125</text:p>
          </table:table-cell>
          <table:table-cell/>
          <table:table-cell table:formula="of:=[.C136]" office:value-type="float" office:value="0.483312500000001" calcext:value-type="float">
            <text:p>0,4833125</text:p>
          </table:table-cell>
          <table:table-cell table:number-columns-repeated="3"/>
        </table:table-row>
        <table:table-row table:style-name="ro1">
          <table:table-cell office:value-type="float" office:value="2693.54" calcext:value-type="float">
            <text:p>2693,54</text:p>
          </table:table-cell>
          <table:table-cell table:formula="of:=[.A137]-[.A138]" office:value-type="float" office:value="26.1700000000001" calcext:value-type="float">
            <text:p>26,17</text:p>
          </table:table-cell>
          <table:table-cell table:formula="of:=([.B137]+128)/256*0.8+0.1" office:value-type="float" office:value="0.58178125" calcext:value-type="float">
            <text:p>0,58178125</text:p>
          </table:table-cell>
          <table:table-cell/>
          <table:table-cell table:formula="of:=[.C142]" office:value-type="float" office:value="0.502" calcext:value-type="float">
            <text:p>0,502</text:p>
          </table:table-cell>
          <table:table-cell table:formula="of:=[.C141]" office:value-type="float" office:value="0.4375" calcext:value-type="float">
            <text:p>0,4375</text:p>
          </table:table-cell>
          <table:table-cell table:formula="of:=[.C140]" office:value-type="float" office:value="0.4893125" calcext:value-type="float">
            <text:p>0,4893125</text:p>
          </table:table-cell>
          <table:table-cell table:formula="of:=[.C139]" office:value-type="float" office:value="0.5" calcext:value-type="float">
            <text:p>0,5</text:p>
          </table:table-cell>
          <table:table-cell table:formula="of:=[.C138]" office:value-type="float" office:value="0.5" calcext:value-type="float">
            <text:p>0,5</text:p>
          </table:table-cell>
          <table:table-cell/>
          <table:table-cell table:formula="of:=[.C137]" office:value-type="float" office:value="0.58178125" calcext:value-type="float">
            <text:p>0,58178125</text:p>
          </table:table-cell>
          <table:table-cell table:number-columns-repeated="3"/>
        </table:table-row>
        <table:table-row table:style-name="ro1">
          <table:table-cell office:value-type="float" office:value="2667.37" calcext:value-type="float">
            <text:p>2667,37</text:p>
          </table:table-cell>
          <table:table-cell table:formula="of:=[.A138]-[.A139]" office:value-type="float" office:value="0" calcext:value-type="float">
            <text:p>0</text:p>
          </table:table-cell>
          <table:table-cell table:formula="of:=([.B138]+128)/256*0.8+0.1" office:value-type="float" office:value="0.5" calcext:value-type="float">
            <text:p>0,5</text:p>
          </table:table-cell>
          <table:table-cell/>
          <table:table-cell table:formula="of:=[.C143]" office:value-type="float" office:value="0.577312500000001" calcext:value-type="float">
            <text:p>0,5773125</text:p>
          </table:table-cell>
          <table:table-cell table:formula="of:=[.C142]" office:value-type="float" office:value="0.502" calcext:value-type="float">
            <text:p>0,502</text:p>
          </table:table-cell>
          <table:table-cell table:formula="of:=[.C141]" office:value-type="float" office:value="0.4375" calcext:value-type="float">
            <text:p>0,4375</text:p>
          </table:table-cell>
          <table:table-cell table:formula="of:=[.C140]" office:value-type="float" office:value="0.4893125" calcext:value-type="float">
            <text:p>0,4893125</text:p>
          </table:table-cell>
          <table:table-cell table:formula="of:=[.C139]" office:value-type="float" office:value="0.5" calcext:value-type="float">
            <text:p>0,5</text:p>
          </table:table-cell>
          <table:table-cell/>
          <table:table-cell table:formula="of:=[.C13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67.37" calcext:value-type="float">
            <text:p>2667,37</text:p>
          </table:table-cell>
          <table:table-cell table:formula="of:=[.A139]-[.A140]" office:value-type="float" office:value="0" calcext:value-type="float">
            <text:p>0</text:p>
          </table:table-cell>
          <table:table-cell table:formula="of:=([.B139]+128)/256*0.8+0.1" office:value-type="float" office:value="0.5" calcext:value-type="float">
            <text:p>0,5</text:p>
          </table:table-cell>
          <table:table-cell/>
          <table:table-cell table:formula="of:=[.C144]" office:value-type="float" office:value="0.570124999999999" calcext:value-type="float">
            <text:p>0,570125</text:p>
          </table:table-cell>
          <table:table-cell table:formula="of:=[.C143]" office:value-type="float" office:value="0.577312500000001" calcext:value-type="float">
            <text:p>0,5773125</text:p>
          </table:table-cell>
          <table:table-cell table:formula="of:=[.C142]" office:value-type="float" office:value="0.502" calcext:value-type="float">
            <text:p>0,502</text:p>
          </table:table-cell>
          <table:table-cell table:formula="of:=[.C141]" office:value-type="float" office:value="0.4375" calcext:value-type="float">
            <text:p>0,4375</text:p>
          </table:table-cell>
          <table:table-cell table:formula="of:=[.C140]" office:value-type="float" office:value="0.4893125" calcext:value-type="float">
            <text:p>0,4893125</text:p>
          </table:table-cell>
          <table:table-cell/>
          <table:table-cell table:formula="of:=[.C13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67.37" calcext:value-type="float">
            <text:p>2667,37</text:p>
          </table:table-cell>
          <table:table-cell table:formula="of:=[.A140]-[.A141]" office:value-type="float" office:value="-3.42000000000007" calcext:value-type="float">
            <text:p>-3,42</text:p>
          </table:table-cell>
          <table:table-cell table:formula="of:=([.B140]+128)/256*0.8+0.1" office:value-type="float" office:value="0.4893125" calcext:value-type="float">
            <text:p>0,4893125</text:p>
          </table:table-cell>
          <table:table-cell/>
          <table:table-cell table:formula="of:=[.C145]" office:value-type="float" office:value="0.5" calcext:value-type="float">
            <text:p>0,5</text:p>
          </table:table-cell>
          <table:table-cell table:formula="of:=[.C144]" office:value-type="float" office:value="0.570124999999999" calcext:value-type="float">
            <text:p>0,570125</text:p>
          </table:table-cell>
          <table:table-cell table:formula="of:=[.C143]" office:value-type="float" office:value="0.577312500000001" calcext:value-type="float">
            <text:p>0,5773125</text:p>
          </table:table-cell>
          <table:table-cell table:formula="of:=[.C142]" office:value-type="float" office:value="0.502" calcext:value-type="float">
            <text:p>0,502</text:p>
          </table:table-cell>
          <table:table-cell table:formula="of:=[.C141]" office:value-type="float" office:value="0.4375" calcext:value-type="float">
            <text:p>0,4375</text:p>
          </table:table-cell>
          <table:table-cell/>
          <table:table-cell table:formula="of:=[.C140]" office:value-type="float" office:value="0.4893125" calcext:value-type="float">
            <text:p>0,4893125</text:p>
          </table:table-cell>
          <table:table-cell table:number-columns-repeated="3"/>
        </table:table-row>
        <table:table-row table:style-name="ro1">
          <table:table-cell office:value-type="float" office:value="2670.79" calcext:value-type="float">
            <text:p>2670,79</text:p>
          </table:table-cell>
          <table:table-cell table:formula="of:=[.A141]-[.A142]" office:value-type="float" office:value="-20" calcext:value-type="float">
            <text:p>-20</text:p>
          </table:table-cell>
          <table:table-cell table:formula="of:=([.B141]+128)/256*0.8+0.1" office:value-type="float" office:value="0.4375" calcext:value-type="float">
            <text:p>0,4375</text:p>
          </table:table-cell>
          <table:table-cell/>
          <table:table-cell table:formula="of:=[.C146]" office:value-type="float" office:value="0.5" calcext:value-type="float">
            <text:p>0,5</text:p>
          </table:table-cell>
          <table:table-cell table:formula="of:=[.C145]" office:value-type="float" office:value="0.5" calcext:value-type="float">
            <text:p>0,5</text:p>
          </table:table-cell>
          <table:table-cell table:formula="of:=[.C144]" office:value-type="float" office:value="0.570124999999999" calcext:value-type="float">
            <text:p>0,570125</text:p>
          </table:table-cell>
          <table:table-cell table:formula="of:=[.C143]" office:value-type="float" office:value="0.577312500000001" calcext:value-type="float">
            <text:p>0,5773125</text:p>
          </table:table-cell>
          <table:table-cell table:formula="of:=[.C142]" office:value-type="float" office:value="0.502" calcext:value-type="float">
            <text:p>0,502</text:p>
          </table:table-cell>
          <table:table-cell/>
          <table:table-cell table:formula="of:=[.C141]" office:value-type="float" office:value="0.4375" calcext:value-type="float">
            <text:p>0,4375</text:p>
          </table:table-cell>
          <table:table-cell table:number-columns-repeated="3"/>
        </table:table-row>
        <table:table-row table:style-name="ro1">
          <table:table-cell office:value-type="float" office:value="2690.79" calcext:value-type="float">
            <text:p>2690,79</text:p>
          </table:table-cell>
          <table:table-cell table:formula="of:=[.A142]-[.A143]" office:value-type="float" office:value="0.639999999999873" calcext:value-type="float">
            <text:p>0,64</text:p>
          </table:table-cell>
          <table:table-cell table:formula="of:=([.B142]+128)/256*0.8+0.1" office:value-type="float" office:value="0.502" calcext:value-type="float">
            <text:p>0,502</text:p>
          </table:table-cell>
          <table:table-cell/>
          <table:table-cell table:formula="of:=[.C147]" office:value-type="float" office:value="0.559562500000001" calcext:value-type="float">
            <text:p>0,5595625</text:p>
          </table:table-cell>
          <table:table-cell table:formula="of:=[.C146]" office:value-type="float" office:value="0.5" calcext:value-type="float">
            <text:p>0,5</text:p>
          </table:table-cell>
          <table:table-cell table:formula="of:=[.C145]" office:value-type="float" office:value="0.5" calcext:value-type="float">
            <text:p>0,5</text:p>
          </table:table-cell>
          <table:table-cell table:formula="of:=[.C144]" office:value-type="float" office:value="0.570124999999999" calcext:value-type="float">
            <text:p>0,570125</text:p>
          </table:table-cell>
          <table:table-cell table:formula="of:=[.C143]" office:value-type="float" office:value="0.577312500000001" calcext:value-type="float">
            <text:p>0,5773125</text:p>
          </table:table-cell>
          <table:table-cell/>
          <table:table-cell table:formula="of:=[.C142]" office:value-type="float" office:value="0.502" calcext:value-type="float">
            <text:p>0,502</text:p>
          </table:table-cell>
          <table:table-cell table:number-columns-repeated="3"/>
        </table:table-row>
        <table:table-row table:style-name="ro1">
          <table:table-cell office:value-type="float" office:value="2690.15" calcext:value-type="float">
            <text:p>2690,15</text:p>
          </table:table-cell>
          <table:table-cell table:formula="of:=[.A143]-[.A144]" office:value-type="float" office:value="24.7400000000002" calcext:value-type="float">
            <text:p>24,74</text:p>
          </table:table-cell>
          <table:table-cell table:formula="of:=([.B143]+128)/256*0.8+0.1" office:value-type="float" office:value="0.577312500000001" calcext:value-type="float">
            <text:p>0,5773125</text:p>
          </table:table-cell>
          <table:table-cell/>
          <table:table-cell table:formula="of:=[.C148]" office:value-type="float" office:value="0.490968749999999" calcext:value-type="float">
            <text:p>0,49096875</text:p>
          </table:table-cell>
          <table:table-cell table:formula="of:=[.C147]" office:value-type="float" office:value="0.559562500000001" calcext:value-type="float">
            <text:p>0,5595625</text:p>
          </table:table-cell>
          <table:table-cell table:formula="of:=[.C146]" office:value-type="float" office:value="0.5" calcext:value-type="float">
            <text:p>0,5</text:p>
          </table:table-cell>
          <table:table-cell table:formula="of:=[.C145]" office:value-type="float" office:value="0.5" calcext:value-type="float">
            <text:p>0,5</text:p>
          </table:table-cell>
          <table:table-cell table:formula="of:=[.C144]" office:value-type="float" office:value="0.570124999999999" calcext:value-type="float">
            <text:p>0,570125</text:p>
          </table:table-cell>
          <table:table-cell/>
          <table:table-cell table:formula="of:=[.C143]" office:value-type="float" office:value="0.577312500000001" calcext:value-type="float">
            <text:p>0,5773125</text:p>
          </table:table-cell>
          <table:table-cell table:number-columns-repeated="3"/>
        </table:table-row>
        <table:table-row table:style-name="ro1">
          <table:table-cell office:value-type="float" office:value="2665.41" calcext:value-type="float">
            <text:p>2665,41</text:p>
          </table:table-cell>
          <table:table-cell table:formula="of:=[.A144]-[.A145]" office:value-type="float" office:value="22.4399999999996" calcext:value-type="float">
            <text:p>22,44</text:p>
          </table:table-cell>
          <table:table-cell table:formula="of:=([.B144]+128)/256*0.8+0.1" office:value-type="float" office:value="0.570124999999999" calcext:value-type="float">
            <text:p>0,570125</text:p>
          </table:table-cell>
          <table:table-cell/>
          <table:table-cell table:formula="of:=[.C149]" office:value-type="float" office:value="0.587875000000001" calcext:value-type="float">
            <text:p>0,587875</text:p>
          </table:table-cell>
          <table:table-cell table:formula="of:=[.C148]" office:value-type="float" office:value="0.490968749999999" calcext:value-type="float">
            <text:p>0,49096875</text:p>
          </table:table-cell>
          <table:table-cell table:formula="of:=[.C147]" office:value-type="float" office:value="0.559562500000001" calcext:value-type="float">
            <text:p>0,5595625</text:p>
          </table:table-cell>
          <table:table-cell table:formula="of:=[.C146]" office:value-type="float" office:value="0.5" calcext:value-type="float">
            <text:p>0,5</text:p>
          </table:table-cell>
          <table:table-cell table:formula="of:=[.C145]" office:value-type="float" office:value="0.5" calcext:value-type="float">
            <text:p>0,5</text:p>
          </table:table-cell>
          <table:table-cell/>
          <table:table-cell table:formula="of:=[.C144]" office:value-type="float" office:value="0.570124999999999" calcext:value-type="float">
            <text:p>0,570125</text:p>
          </table:table-cell>
          <table:table-cell table:number-columns-repeated="3"/>
        </table:table-row>
        <table:table-row table:style-name="ro1">
          <table:table-cell office:value-type="float" office:value="2642.97" calcext:value-type="float">
            <text:p>2642,97</text:p>
          </table:table-cell>
          <table:table-cell table:formula="of:=[.A145]-[.A146]" office:value-type="float" office:value="0" calcext:value-type="float">
            <text:p>0</text:p>
          </table:table-cell>
          <table:table-cell table:formula="of:=([.B145]+128)/256*0.8+0.1" office:value-type="float" office:value="0.5" calcext:value-type="float">
            <text:p>0,5</text:p>
          </table:table-cell>
          <table:table-cell/>
          <table:table-cell table:formula="of:=[.C150]" office:value-type="float" office:value="0.542406249999999" calcext:value-type="float">
            <text:p>0,54240625</text:p>
          </table:table-cell>
          <table:table-cell table:formula="of:=[.C149]" office:value-type="float" office:value="0.587875000000001" calcext:value-type="float">
            <text:p>0,587875</text:p>
          </table:table-cell>
          <table:table-cell table:formula="of:=[.C148]" office:value-type="float" office:value="0.490968749999999" calcext:value-type="float">
            <text:p>0,49096875</text:p>
          </table:table-cell>
          <table:table-cell table:formula="of:=[.C147]" office:value-type="float" office:value="0.559562500000001" calcext:value-type="float">
            <text:p>0,5595625</text:p>
          </table:table-cell>
          <table:table-cell table:formula="of:=[.C146]" office:value-type="float" office:value="0.5" calcext:value-type="float">
            <text:p>0,5</text:p>
          </table:table-cell>
          <table:table-cell/>
          <table:table-cell table:formula="of:=[.C14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42.97" calcext:value-type="float">
            <text:p>2642,97</text:p>
          </table:table-cell>
          <table:table-cell table:formula="of:=[.A146]-[.A147]" office:value-type="float" office:value="0" calcext:value-type="float">
            <text:p>0</text:p>
          </table:table-cell>
          <table:table-cell table:formula="of:=([.B146]+128)/256*0.8+0.1" office:value-type="float" office:value="0.5" calcext:value-type="float">
            <text:p>0,5</text:p>
          </table:table-cell>
          <table:table-cell/>
          <table:table-cell table:formula="of:=[.C151]" office:value-type="float" office:value="0.5" calcext:value-type="float">
            <text:p>0,5</text:p>
          </table:table-cell>
          <table:table-cell table:formula="of:=[.C150]" office:value-type="float" office:value="0.542406249999999" calcext:value-type="float">
            <text:p>0,54240625</text:p>
          </table:table-cell>
          <table:table-cell table:formula="of:=[.C149]" office:value-type="float" office:value="0.587875000000001" calcext:value-type="float">
            <text:p>0,587875</text:p>
          </table:table-cell>
          <table:table-cell table:formula="of:=[.C148]" office:value-type="float" office:value="0.490968749999999" calcext:value-type="float">
            <text:p>0,49096875</text:p>
          </table:table-cell>
          <table:table-cell table:formula="of:=[.C147]" office:value-type="float" office:value="0.559562500000001" calcext:value-type="float">
            <text:p>0,5595625</text:p>
          </table:table-cell>
          <table:table-cell/>
          <table:table-cell table:formula="of:=[.C14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42.97" calcext:value-type="float">
            <text:p>2642,97</text:p>
          </table:table-cell>
          <table:table-cell table:formula="of:=[.A147]-[.A148]" office:value-type="float" office:value="19.0600000000004" calcext:value-type="float">
            <text:p>19,06</text:p>
          </table:table-cell>
          <table:table-cell table:formula="of:=([.B147]+128)/256*0.8+0.1" office:value-type="float" office:value="0.559562500000001" calcext:value-type="float">
            <text:p>0,5595625</text:p>
          </table:table-cell>
          <table:table-cell/>
          <table:table-cell table:formula="of:=[.C152]" office:value-type="float" office:value="0.5" calcext:value-type="float">
            <text:p>0,5</text:p>
          </table:table-cell>
          <table:table-cell table:formula="of:=[.C151]" office:value-type="float" office:value="0.5" calcext:value-type="float">
            <text:p>0,5</text:p>
          </table:table-cell>
          <table:table-cell table:formula="of:=[.C150]" office:value-type="float" office:value="0.542406249999999" calcext:value-type="float">
            <text:p>0,54240625</text:p>
          </table:table-cell>
          <table:table-cell table:formula="of:=[.C149]" office:value-type="float" office:value="0.587875000000001" calcext:value-type="float">
            <text:p>0,587875</text:p>
          </table:table-cell>
          <table:table-cell table:formula="of:=[.C148]" office:value-type="float" office:value="0.490968749999999" calcext:value-type="float">
            <text:p>0,49096875</text:p>
          </table:table-cell>
          <table:table-cell/>
          <table:table-cell table:formula="of:=[.C147]" office:value-type="float" office:value="0.559562500000001" calcext:value-type="float">
            <text:p>0,5595625</text:p>
          </table:table-cell>
          <table:table-cell table:number-columns-repeated="3"/>
        </table:table-row>
        <table:table-row table:style-name="ro1">
          <table:table-cell office:value-type="float" office:value="2623.91" calcext:value-type="float">
            <text:p>2623,91</text:p>
          </table:table-cell>
          <table:table-cell table:formula="of:=[.A148]-[.A149]" office:value-type="float" office:value="-2.89000000000033" calcext:value-type="float">
            <text:p>-2,89</text:p>
          </table:table-cell>
          <table:table-cell table:formula="of:=([.B148]+128)/256*0.8+0.1" office:value-type="float" office:value="0.490968749999999" calcext:value-type="float">
            <text:p>0,49096875</text:p>
          </table:table-cell>
          <table:table-cell/>
          <table:table-cell table:formula="of:=[.C153]" office:value-type="float" office:value="0.5" calcext:value-type="float">
            <text:p>0,5</text:p>
          </table:table-cell>
          <table:table-cell table:formula="of:=[.C152]" office:value-type="float" office:value="0.5" calcext:value-type="float">
            <text:p>0,5</text:p>
          </table:table-cell>
          <table:table-cell table:formula="of:=[.C151]" office:value-type="float" office:value="0.5" calcext:value-type="float">
            <text:p>0,5</text:p>
          </table:table-cell>
          <table:table-cell table:formula="of:=[.C150]" office:value-type="float" office:value="0.542406249999999" calcext:value-type="float">
            <text:p>0,54240625</text:p>
          </table:table-cell>
          <table:table-cell table:formula="of:=[.C149]" office:value-type="float" office:value="0.587875000000001" calcext:value-type="float">
            <text:p>0,587875</text:p>
          </table:table-cell>
          <table:table-cell/>
          <table:table-cell table:formula="of:=[.C148]" office:value-type="float" office:value="0.490968749999999" calcext:value-type="float">
            <text:p>0,49096875</text:p>
          </table:table-cell>
          <table:table-cell table:number-columns-repeated="3"/>
        </table:table-row>
        <table:table-row table:style-name="ro1">
          <table:table-cell office:value-type="float" office:value="2626.8" calcext:value-type="float">
            <text:p>2626,8</text:p>
          </table:table-cell>
          <table:table-cell table:formula="of:=[.A149]-[.A150]" office:value-type="float" office:value="28.1200000000003" calcext:value-type="float">
            <text:p>28,12</text:p>
          </table:table-cell>
          <table:table-cell table:formula="of:=([.B149]+128)/256*0.8+0.1" office:value-type="float" office:value="0.587875000000001" calcext:value-type="float">
            <text:p>0,587875</text:p>
          </table:table-cell>
          <table:table-cell/>
          <table:table-cell table:formula="of:=[.C154]" office:value-type="float" office:value="0.5903125" calcext:value-type="float">
            <text:p>0,5903125</text:p>
          </table:table-cell>
          <table:table-cell table:formula="of:=[.C153]" office:value-type="float" office:value="0.5" calcext:value-type="float">
            <text:p>0,5</text:p>
          </table:table-cell>
          <table:table-cell table:formula="of:=[.C152]" office:value-type="float" office:value="0.5" calcext:value-type="float">
            <text:p>0,5</text:p>
          </table:table-cell>
          <table:table-cell table:formula="of:=[.C151]" office:value-type="float" office:value="0.5" calcext:value-type="float">
            <text:p>0,5</text:p>
          </table:table-cell>
          <table:table-cell table:formula="of:=[.C150]" office:value-type="float" office:value="0.542406249999999" calcext:value-type="float">
            <text:p>0,54240625</text:p>
          </table:table-cell>
          <table:table-cell/>
          <table:table-cell table:formula="of:=[.C149]" office:value-type="float" office:value="0.587875000000001" calcext:value-type="float">
            <text:p>0,587875</text:p>
          </table:table-cell>
          <table:table-cell table:number-columns-repeated="3"/>
        </table:table-row>
        <table:table-row table:style-name="ro1">
          <table:table-cell office:value-type="float" office:value="2598.68" calcext:value-type="float">
            <text:p>2598,68</text:p>
          </table:table-cell>
          <table:table-cell table:formula="of:=[.A150]-[.A151]" office:value-type="float" office:value="13.5699999999997" calcext:value-type="float">
            <text:p>13,57</text:p>
          </table:table-cell>
          <table:table-cell table:formula="of:=([.B150]+128)/256*0.8+0.1" office:value-type="float" office:value="0.542406249999999" calcext:value-type="float">
            <text:p>0,54240625</text:p>
          </table:table-cell>
          <table:table-cell/>
          <table:table-cell table:formula="of:=[.C155]" office:value-type="float" office:value="0.467343750000001" calcext:value-type="float">
            <text:p>0,46734375</text:p>
          </table:table-cell>
          <table:table-cell table:formula="of:=[.C154]" office:value-type="float" office:value="0.5903125" calcext:value-type="float">
            <text:p>0,5903125</text:p>
          </table:table-cell>
          <table:table-cell table:formula="of:=[.C153]" office:value-type="float" office:value="0.5" calcext:value-type="float">
            <text:p>0,5</text:p>
          </table:table-cell>
          <table:table-cell table:formula="of:=[.C152]" office:value-type="float" office:value="0.5" calcext:value-type="float">
            <text:p>0,5</text:p>
          </table:table-cell>
          <table:table-cell table:formula="of:=[.C151]" office:value-type="float" office:value="0.5" calcext:value-type="float">
            <text:p>0,5</text:p>
          </table:table-cell>
          <table:table-cell/>
          <table:table-cell table:formula="of:=[.C150]" office:value-type="float" office:value="0.542406249999999" calcext:value-type="float">
            <text:p>0,54240625</text:p>
          </table:table-cell>
          <table:table-cell table:number-columns-repeated="3"/>
        </table:table-row>
        <table:table-row table:style-name="ro1">
          <table:table-cell office:value-type="float" office:value="2585.11" calcext:value-type="float">
            <text:p>2585,11</text:p>
          </table:table-cell>
          <table:table-cell table:formula="of:=[.A151]-[.A152]" office:value-type="float" office:value="0" calcext:value-type="float">
            <text:p>0</text:p>
          </table:table-cell>
          <table:table-cell table:formula="of:=([.B151]+128)/256*0.8+0.1" office:value-type="float" office:value="0.5" calcext:value-type="float">
            <text:p>0,5</text:p>
          </table:table-cell>
          <table:table-cell/>
          <table:table-cell table:formula="of:=[.C156]" office:value-type="float" office:value="0.549749999999999" calcext:value-type="float">
            <text:p>0,54975</text:p>
          </table:table-cell>
          <table:table-cell table:formula="of:=[.C155]" office:value-type="float" office:value="0.467343750000001" calcext:value-type="float">
            <text:p>0,46734375</text:p>
          </table:table-cell>
          <table:table-cell table:formula="of:=[.C154]" office:value-type="float" office:value="0.5903125" calcext:value-type="float">
            <text:p>0,5903125</text:p>
          </table:table-cell>
          <table:table-cell table:formula="of:=[.C153]" office:value-type="float" office:value="0.5" calcext:value-type="float">
            <text:p>0,5</text:p>
          </table:table-cell>
          <table:table-cell table:formula="of:=[.C152]" office:value-type="float" office:value="0.5" calcext:value-type="float">
            <text:p>0,5</text:p>
          </table:table-cell>
          <table:table-cell/>
          <table:table-cell table:formula="of:=[.C15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85.11" calcext:value-type="float">
            <text:p>2585,11</text:p>
          </table:table-cell>
          <table:table-cell table:formula="of:=[.A152]-[.A153]" office:value-type="float" office:value="0" calcext:value-type="float">
            <text:p>0</text:p>
          </table:table-cell>
          <table:table-cell table:formula="of:=([.B152]+128)/256*0.8+0.1" office:value-type="float" office:value="0.5" calcext:value-type="float">
            <text:p>0,5</text:p>
          </table:table-cell>
          <table:table-cell/>
          <table:table-cell table:formula="of:=[.C157]" office:value-type="float" office:value="0.540812500000001" calcext:value-type="float">
            <text:p>0,5408125</text:p>
          </table:table-cell>
          <table:table-cell table:formula="of:=[.C156]" office:value-type="float" office:value="0.549749999999999" calcext:value-type="float">
            <text:p>0,54975</text:p>
          </table:table-cell>
          <table:table-cell table:formula="of:=[.C155]" office:value-type="float" office:value="0.467343750000001" calcext:value-type="float">
            <text:p>0,46734375</text:p>
          </table:table-cell>
          <table:table-cell table:formula="of:=[.C154]" office:value-type="float" office:value="0.5903125" calcext:value-type="float">
            <text:p>0,5903125</text:p>
          </table:table-cell>
          <table:table-cell table:formula="of:=[.C153]" office:value-type="float" office:value="0.5" calcext:value-type="float">
            <text:p>0,5</text:p>
          </table:table-cell>
          <table:table-cell/>
          <table:table-cell table:formula="of:=[.C15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85.11" calcext:value-type="float">
            <text:p>2585,11</text:p>
          </table:table-cell>
          <table:table-cell table:formula="of:=[.A153]-[.A154]" office:value-type="float" office:value="0" calcext:value-type="float">
            <text:p>0</text:p>
          </table:table-cell>
          <table:table-cell table:formula="of:=([.B153]+128)/256*0.8+0.1" office:value-type="float" office:value="0.5" calcext:value-type="float">
            <text:p>0,5</text:p>
          </table:table-cell>
          <table:table-cell/>
          <table:table-cell table:formula="of:=[.C158]" office:value-type="float" office:value="0.467124999999999" calcext:value-type="float">
            <text:p>0,467125</text:p>
          </table:table-cell>
          <table:table-cell table:formula="of:=[.C157]" office:value-type="float" office:value="0.540812500000001" calcext:value-type="float">
            <text:p>0,5408125</text:p>
          </table:table-cell>
          <table:table-cell table:formula="of:=[.C156]" office:value-type="float" office:value="0.549749999999999" calcext:value-type="float">
            <text:p>0,54975</text:p>
          </table:table-cell>
          <table:table-cell table:formula="of:=[.C155]" office:value-type="float" office:value="0.467343750000001" calcext:value-type="float">
            <text:p>0,46734375</text:p>
          </table:table-cell>
          <table:table-cell table:formula="of:=[.C154]" office:value-type="float" office:value="0.5903125" calcext:value-type="float">
            <text:p>0,5903125</text:p>
          </table:table-cell>
          <table:table-cell/>
          <table:table-cell table:formula="of:=[.C15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85.11" calcext:value-type="float">
            <text:p>2585,11</text:p>
          </table:table-cell>
          <table:table-cell table:formula="of:=[.A154]-[.A155]" office:value-type="float" office:value="28.9000000000001" calcext:value-type="float">
            <text:p>28,9</text:p>
          </table:table-cell>
          <table:table-cell table:formula="of:=([.B154]+128)/256*0.8+0.1" office:value-type="float" office:value="0.5903125" calcext:value-type="float">
            <text:p>0,5903125</text:p>
          </table:table-cell>
          <table:table-cell/>
          <table:table-cell table:formula="of:=[.C159]" office:value-type="float" office:value="0.5" calcext:value-type="float">
            <text:p>0,5</text:p>
          </table:table-cell>
          <table:table-cell table:formula="of:=[.C158]" office:value-type="float" office:value="0.467124999999999" calcext:value-type="float">
            <text:p>0,467125</text:p>
          </table:table-cell>
          <table:table-cell table:formula="of:=[.C157]" office:value-type="float" office:value="0.540812500000001" calcext:value-type="float">
            <text:p>0,5408125</text:p>
          </table:table-cell>
          <table:table-cell table:formula="of:=[.C156]" office:value-type="float" office:value="0.549749999999999" calcext:value-type="float">
            <text:p>0,54975</text:p>
          </table:table-cell>
          <table:table-cell table:formula="of:=[.C155]" office:value-type="float" office:value="0.467343750000001" calcext:value-type="float">
            <text:p>0,46734375</text:p>
          </table:table-cell>
          <table:table-cell/>
          <table:table-cell table:formula="of:=[.C154]" office:value-type="float" office:value="0.5903125" calcext:value-type="float">
            <text:p>0,5903125</text:p>
          </table:table-cell>
          <table:table-cell table:number-columns-repeated="3"/>
        </table:table-row>
        <table:table-row table:style-name="ro1">
          <table:table-cell office:value-type="float" office:value="2556.21" calcext:value-type="float">
            <text:p>2556,21</text:p>
          </table:table-cell>
          <table:table-cell table:formula="of:=[.A155]-[.A156]" office:value-type="float" office:value="-10.4499999999998" calcext:value-type="float">
            <text:p>-10,45</text:p>
          </table:table-cell>
          <table:table-cell table:formula="of:=([.B155]+128)/256*0.8+0.1" office:value-type="float" office:value="0.467343750000001" calcext:value-type="float">
            <text:p>0,46734375</text:p>
          </table:table-cell>
          <table:table-cell/>
          <table:table-cell table:formula="of:=[.C160]" office:value-type="float" office:value="0.5" calcext:value-type="float">
            <text:p>0,5</text:p>
          </table:table-cell>
          <table:table-cell table:formula="of:=[.C159]" office:value-type="float" office:value="0.5" calcext:value-type="float">
            <text:p>0,5</text:p>
          </table:table-cell>
          <table:table-cell table:formula="of:=[.C158]" office:value-type="float" office:value="0.467124999999999" calcext:value-type="float">
            <text:p>0,467125</text:p>
          </table:table-cell>
          <table:table-cell table:formula="of:=[.C157]" office:value-type="float" office:value="0.540812500000001" calcext:value-type="float">
            <text:p>0,5408125</text:p>
          </table:table-cell>
          <table:table-cell table:formula="of:=[.C156]" office:value-type="float" office:value="0.549749999999999" calcext:value-type="float">
            <text:p>0,54975</text:p>
          </table:table-cell>
          <table:table-cell/>
          <table:table-cell table:formula="of:=[.C155]" office:value-type="float" office:value="0.467343750000001" calcext:value-type="float">
            <text:p>0,46734375</text:p>
          </table:table-cell>
          <table:table-cell table:number-columns-repeated="3"/>
        </table:table-row>
        <table:table-row table:style-name="ro1">
          <table:table-cell office:value-type="float" office:value="2566.66" calcext:value-type="float">
            <text:p>2566,66</text:p>
          </table:table-cell>
          <table:table-cell table:formula="of:=[.A156]-[.A157]" office:value-type="float" office:value="15.9199999999996" calcext:value-type="float">
            <text:p>15,92</text:p>
          </table:table-cell>
          <table:table-cell table:formula="of:=([.B156]+128)/256*0.8+0.1" office:value-type="float" office:value="0.549749999999999" calcext:value-type="float">
            <text:p>0,54975</text:p>
          </table:table-cell>
          <table:table-cell/>
          <table:table-cell table:formula="of:=[.C161]" office:value-type="float" office:value="0.560468750000001" calcext:value-type="float">
            <text:p>0,56046875</text:p>
          </table:table-cell>
          <table:table-cell table:formula="of:=[.C160]" office:value-type="float" office:value="0.5" calcext:value-type="float">
            <text:p>0,5</text:p>
          </table:table-cell>
          <table:table-cell table:formula="of:=[.C159]" office:value-type="float" office:value="0.5" calcext:value-type="float">
            <text:p>0,5</text:p>
          </table:table-cell>
          <table:table-cell table:formula="of:=[.C158]" office:value-type="float" office:value="0.467124999999999" calcext:value-type="float">
            <text:p>0,467125</text:p>
          </table:table-cell>
          <table:table-cell table:formula="of:=[.C157]" office:value-type="float" office:value="0.540812500000001" calcext:value-type="float">
            <text:p>0,5408125</text:p>
          </table:table-cell>
          <table:table-cell/>
          <table:table-cell table:formula="of:=[.C156]" office:value-type="float" office:value="0.549749999999999" calcext:value-type="float">
            <text:p>0,54975</text:p>
          </table:table-cell>
          <table:table-cell table:number-columns-repeated="3"/>
        </table:table-row>
        <table:table-row table:style-name="ro1">
          <table:table-cell office:value-type="float" office:value="2550.74" calcext:value-type="float">
            <text:p>2550,74</text:p>
          </table:table-cell>
          <table:table-cell table:formula="of:=[.A157]-[.A158]" office:value-type="float" office:value="13.0600000000004" calcext:value-type="float">
            <text:p>13,06</text:p>
          </table:table-cell>
          <table:table-cell table:formula="of:=([.B157]+128)/256*0.8+0.1" office:value-type="float" office:value="0.540812500000001" calcext:value-type="float">
            <text:p>0,5408125</text:p>
          </table:table-cell>
          <table:table-cell/>
          <table:table-cell table:formula="of:=[.C162]" office:value-type="float" office:value="0.4325625" calcext:value-type="float">
            <text:p>0,4325625</text:p>
          </table:table-cell>
          <table:table-cell table:formula="of:=[.C161]" office:value-type="float" office:value="0.560468750000001" calcext:value-type="float">
            <text:p>0,56046875</text:p>
          </table:table-cell>
          <table:table-cell table:formula="of:=[.C160]" office:value-type="float" office:value="0.5" calcext:value-type="float">
            <text:p>0,5</text:p>
          </table:table-cell>
          <table:table-cell table:formula="of:=[.C159]" office:value-type="float" office:value="0.5" calcext:value-type="float">
            <text:p>0,5</text:p>
          </table:table-cell>
          <table:table-cell table:formula="of:=[.C158]" office:value-type="float" office:value="0.467124999999999" calcext:value-type="float">
            <text:p>0,467125</text:p>
          </table:table-cell>
          <table:table-cell/>
          <table:table-cell table:formula="of:=[.C157]" office:value-type="float" office:value="0.540812500000001" calcext:value-type="float">
            <text:p>0,5408125</text:p>
          </table:table-cell>
          <table:table-cell table:number-columns-repeated="3"/>
        </table:table-row>
        <table:table-row table:style-name="ro1">
          <table:table-cell office:value-type="float" office:value="2537.68" calcext:value-type="float">
            <text:p>2537,68</text:p>
          </table:table-cell>
          <table:table-cell table:formula="of:=[.A158]-[.A159]" office:value-type="float" office:value="-10.5200000000004" calcext:value-type="float">
            <text:p>-10,52</text:p>
          </table:table-cell>
          <table:table-cell table:formula="of:=([.B158]+128)/256*0.8+0.1" office:value-type="float" office:value="0.467124999999999" calcext:value-type="float">
            <text:p>0,467125</text:p>
          </table:table-cell>
          <table:table-cell/>
          <table:table-cell table:formula="of:=[.C163]" office:value-type="float" office:value="0.558468749999999" calcext:value-type="float">
            <text:p>0,55846875</text:p>
          </table:table-cell>
          <table:table-cell table:formula="of:=[.C162]" office:value-type="float" office:value="0.4325625" calcext:value-type="float">
            <text:p>0,4325625</text:p>
          </table:table-cell>
          <table:table-cell table:formula="of:=[.C161]" office:value-type="float" office:value="0.560468750000001" calcext:value-type="float">
            <text:p>0,56046875</text:p>
          </table:table-cell>
          <table:table-cell table:formula="of:=[.C160]" office:value-type="float" office:value="0.5" calcext:value-type="float">
            <text:p>0,5</text:p>
          </table:table-cell>
          <table:table-cell table:formula="of:=[.C159]" office:value-type="float" office:value="0.5" calcext:value-type="float">
            <text:p>0,5</text:p>
          </table:table-cell>
          <table:table-cell/>
          <table:table-cell table:formula="of:=[.C158]" office:value-type="float" office:value="0.467124999999999" calcext:value-type="float">
            <text:p>0,467125</text:p>
          </table:table-cell>
          <table:table-cell table:number-columns-repeated="3"/>
        </table:table-row>
        <table:table-row table:style-name="ro1">
          <table:table-cell office:value-type="float" office:value="2548.2" calcext:value-type="float">
            <text:p>2548,2</text:p>
          </table:table-cell>
          <table:table-cell table:formula="of:=[.A159]-[.A160]" office:value-type="float" office:value="0" calcext:value-type="float">
            <text:p>0</text:p>
          </table:table-cell>
          <table:table-cell table:formula="of:=([.B159]+128)/256*0.8+0.1" office:value-type="float" office:value="0.5" calcext:value-type="float">
            <text:p>0,5</text:p>
          </table:table-cell>
          <table:table-cell/>
          <table:table-cell table:formula="of:=[.C164]" office:value-type="float" office:value="0.486906250000001" calcext:value-type="float">
            <text:p>0,48690625</text:p>
          </table:table-cell>
          <table:table-cell table:formula="of:=[.C163]" office:value-type="float" office:value="0.558468749999999" calcext:value-type="float">
            <text:p>0,55846875</text:p>
          </table:table-cell>
          <table:table-cell table:formula="of:=[.C162]" office:value-type="float" office:value="0.4325625" calcext:value-type="float">
            <text:p>0,4325625</text:p>
          </table:table-cell>
          <table:table-cell table:formula="of:=[.C161]" office:value-type="float" office:value="0.560468750000001" calcext:value-type="float">
            <text:p>0,56046875</text:p>
          </table:table-cell>
          <table:table-cell table:formula="of:=[.C160]" office:value-type="float" office:value="0.5" calcext:value-type="float">
            <text:p>0,5</text:p>
          </table:table-cell>
          <table:table-cell/>
          <table:table-cell table:formula="of:=[.C15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48.2" calcext:value-type="float">
            <text:p>2548,2</text:p>
          </table:table-cell>
          <table:table-cell table:formula="of:=[.A160]-[.A161]" office:value-type="float" office:value="0" calcext:value-type="float">
            <text:p>0</text:p>
          </table:table-cell>
          <table:table-cell table:formula="of:=([.B160]+128)/256*0.8+0.1" office:value-type="float" office:value="0.5" calcext:value-type="float">
            <text:p>0,5</text:p>
          </table:table-cell>
          <table:table-cell/>
          <table:table-cell table:formula="of:=[.C165]" office:value-type="float" office:value="0.5" calcext:value-type="float">
            <text:p>0,5</text:p>
          </table:table-cell>
          <table:table-cell table:formula="of:=[.C164]" office:value-type="float" office:value="0.486906250000001" calcext:value-type="float">
            <text:p>0,48690625</text:p>
          </table:table-cell>
          <table:table-cell table:formula="of:=[.C163]" office:value-type="float" office:value="0.558468749999999" calcext:value-type="float">
            <text:p>0,55846875</text:p>
          </table:table-cell>
          <table:table-cell table:formula="of:=[.C162]" office:value-type="float" office:value="0.4325625" calcext:value-type="float">
            <text:p>0,4325625</text:p>
          </table:table-cell>
          <table:table-cell table:formula="of:=[.C161]" office:value-type="float" office:value="0.560468750000001" calcext:value-type="float">
            <text:p>0,56046875</text:p>
          </table:table-cell>
          <table:table-cell/>
          <table:table-cell table:formula="of:=[.C16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48.2" calcext:value-type="float">
            <text:p>2548,2</text:p>
          </table:table-cell>
          <table:table-cell table:formula="of:=[.A161]-[.A162]" office:value-type="float" office:value="19.3500000000004" calcext:value-type="float">
            <text:p>19,35</text:p>
          </table:table-cell>
          <table:table-cell table:formula="of:=([.B161]+128)/256*0.8+0.1" office:value-type="float" office:value="0.560468750000001" calcext:value-type="float">
            <text:p>0,56046875</text:p>
          </table:table-cell>
          <table:table-cell/>
          <table:table-cell table:formula="of:=[.C166]" office:value-type="float" office:value="0.5" calcext:value-type="float">
            <text:p>0,5</text:p>
          </table:table-cell>
          <table:table-cell table:formula="of:=[.C165]" office:value-type="float" office:value="0.5" calcext:value-type="float">
            <text:p>0,5</text:p>
          </table:table-cell>
          <table:table-cell table:formula="of:=[.C164]" office:value-type="float" office:value="0.486906250000001" calcext:value-type="float">
            <text:p>0,48690625</text:p>
          </table:table-cell>
          <table:table-cell table:formula="of:=[.C163]" office:value-type="float" office:value="0.558468749999999" calcext:value-type="float">
            <text:p>0,55846875</text:p>
          </table:table-cell>
          <table:table-cell table:formula="of:=[.C162]" office:value-type="float" office:value="0.4325625" calcext:value-type="float">
            <text:p>0,4325625</text:p>
          </table:table-cell>
          <table:table-cell/>
          <table:table-cell table:formula="of:=[.C161]" office:value-type="float" office:value="0.560468750000001" calcext:value-type="float">
            <text:p>0,56046875</text:p>
          </table:table-cell>
          <table:table-cell table:number-columns-repeated="3"/>
        </table:table-row>
        <table:table-row table:style-name="ro1">
          <table:table-cell office:value-type="float" office:value="2528.85" calcext:value-type="float">
            <text:p>2528,85</text:p>
          </table:table-cell>
          <table:table-cell table:formula="of:=[.A162]-[.A163]" office:value-type="float" office:value="-21.5799999999999" calcext:value-type="float">
            <text:p>-21,58</text:p>
          </table:table-cell>
          <table:table-cell table:formula="of:=([.B162]+128)/256*0.8+0.1" office:value-type="float" office:value="0.4325625" calcext:value-type="float">
            <text:p>0,4325625</text:p>
          </table:table-cell>
          <table:table-cell/>
          <table:table-cell table:formula="of:=[.C167]" office:value-type="float" office:value="0.5" calcext:value-type="float">
            <text:p>0,5</text:p>
          </table:table-cell>
          <table:table-cell table:formula="of:=[.C166]" office:value-type="float" office:value="0.5" calcext:value-type="float">
            <text:p>0,5</text:p>
          </table:table-cell>
          <table:table-cell table:formula="of:=[.C165]" office:value-type="float" office:value="0.5" calcext:value-type="float">
            <text:p>0,5</text:p>
          </table:table-cell>
          <table:table-cell table:formula="of:=[.C164]" office:value-type="float" office:value="0.486906250000001" calcext:value-type="float">
            <text:p>0,48690625</text:p>
          </table:table-cell>
          <table:table-cell table:formula="of:=[.C163]" office:value-type="float" office:value="0.558468749999999" calcext:value-type="float">
            <text:p>0,55846875</text:p>
          </table:table-cell>
          <table:table-cell/>
          <table:table-cell table:formula="of:=[.C162]" office:value-type="float" office:value="0.4325625" calcext:value-type="float">
            <text:p>0,4325625</text:p>
          </table:table-cell>
          <table:table-cell table:number-columns-repeated="3"/>
        </table:table-row>
        <table:table-row table:style-name="ro1">
          <table:table-cell office:value-type="float" office:value="2550.43" calcext:value-type="float">
            <text:p>2550,43</text:p>
          </table:table-cell>
          <table:table-cell table:formula="of:=[.A163]-[.A164]" office:value-type="float" office:value="18.7099999999996" calcext:value-type="float">
            <text:p>18,71</text:p>
          </table:table-cell>
          <table:table-cell table:formula="of:=([.B163]+128)/256*0.8+0.1" office:value-type="float" office:value="0.558468749999999" calcext:value-type="float">
            <text:p>0,55846875</text:p>
          </table:table-cell>
          <table:table-cell/>
          <table:table-cell table:formula="of:=[.C168]" office:value-type="float" office:value="0.491749999999999" calcext:value-type="float">
            <text:p>0,49175</text:p>
          </table:table-cell>
          <table:table-cell table:formula="of:=[.C167]" office:value-type="float" office:value="0.5" calcext:value-type="float">
            <text:p>0,5</text:p>
          </table:table-cell>
          <table:table-cell table:formula="of:=[.C166]" office:value-type="float" office:value="0.5" calcext:value-type="float">
            <text:p>0,5</text:p>
          </table:table-cell>
          <table:table-cell table:formula="of:=[.C165]" office:value-type="float" office:value="0.5" calcext:value-type="float">
            <text:p>0,5</text:p>
          </table:table-cell>
          <table:table-cell table:formula="of:=[.C164]" office:value-type="float" office:value="0.486906250000001" calcext:value-type="float">
            <text:p>0,48690625</text:p>
          </table:table-cell>
          <table:table-cell/>
          <table:table-cell table:formula="of:=[.C163]" office:value-type="float" office:value="0.558468749999999" calcext:value-type="float">
            <text:p>0,55846875</text:p>
          </table:table-cell>
          <table:table-cell table:number-columns-repeated="3"/>
        </table:table-row>
        <table:table-row table:style-name="ro1">
          <table:table-cell office:value-type="float" office:value="2531.72" calcext:value-type="float">
            <text:p>2531,72</text:p>
          </table:table-cell>
          <table:table-cell table:formula="of:=[.A164]-[.A165]" office:value-type="float" office:value="-4.1899999999996" calcext:value-type="float">
            <text:p>-4,19</text:p>
          </table:table-cell>
          <table:table-cell table:formula="of:=([.B164]+128)/256*0.8+0.1" office:value-type="float" office:value="0.486906250000001" calcext:value-type="float">
            <text:p>0,48690625</text:p>
          </table:table-cell>
          <table:table-cell/>
          <table:table-cell table:formula="of:=[.C169]" office:value-type="float" office:value="0.548593750000001" calcext:value-type="float">
            <text:p>0,54859375</text:p>
          </table:table-cell>
          <table:table-cell table:formula="of:=[.C168]" office:value-type="float" office:value="0.491749999999999" calcext:value-type="float">
            <text:p>0,49175</text:p>
          </table:table-cell>
          <table:table-cell table:formula="of:=[.C167]" office:value-type="float" office:value="0.5" calcext:value-type="float">
            <text:p>0,5</text:p>
          </table:table-cell>
          <table:table-cell table:formula="of:=[.C166]" office:value-type="float" office:value="0.5" calcext:value-type="float">
            <text:p>0,5</text:p>
          </table:table-cell>
          <table:table-cell table:formula="of:=[.C165]" office:value-type="float" office:value="0.5" calcext:value-type="float">
            <text:p>0,5</text:p>
          </table:table-cell>
          <table:table-cell/>
          <table:table-cell table:formula="of:=[.C164]" office:value-type="float" office:value="0.486906250000001" calcext:value-type="float">
            <text:p>0,48690625</text:p>
          </table:table-cell>
          <table:table-cell table:number-columns-repeated="3"/>
        </table:table-row>
        <table:table-row table:style-name="ro1">
          <table:table-cell office:value-type="float" office:value="2535.91" calcext:value-type="float">
            <text:p>2535,91</text:p>
          </table:table-cell>
          <table:table-cell table:formula="of:=[.A165]-[.A166]" office:value-type="float" office:value="0" calcext:value-type="float">
            <text:p>0</text:p>
          </table:table-cell>
          <table:table-cell table:formula="of:=([.B165]+128)/256*0.8+0.1" office:value-type="float" office:value="0.5" calcext:value-type="float">
            <text:p>0,5</text:p>
          </table:table-cell>
          <table:table-cell/>
          <table:table-cell table:formula="of:=[.C170]" office:value-type="float" office:value="0.35571875" calcext:value-type="float">
            <text:p>0,35571875</text:p>
          </table:table-cell>
          <table:table-cell table:formula="of:=[.C169]" office:value-type="float" office:value="0.548593750000001" calcext:value-type="float">
            <text:p>0,54859375</text:p>
          </table:table-cell>
          <table:table-cell table:formula="of:=[.C168]" office:value-type="float" office:value="0.491749999999999" calcext:value-type="float">
            <text:p>0,49175</text:p>
          </table:table-cell>
          <table:table-cell table:formula="of:=[.C167]" office:value-type="float" office:value="0.5" calcext:value-type="float">
            <text:p>0,5</text:p>
          </table:table-cell>
          <table:table-cell table:formula="of:=[.C166]" office:value-type="float" office:value="0.5" calcext:value-type="float">
            <text:p>0,5</text:p>
          </table:table-cell>
          <table:table-cell/>
          <table:table-cell table:formula="of:=[.C16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35.91" calcext:value-type="float">
            <text:p>2535,91</text:p>
          </table:table-cell>
          <table:table-cell table:formula="of:=[.A166]-[.A167]" office:value-type="float" office:value="0" calcext:value-type="float">
            <text:p>0</text:p>
          </table:table-cell>
          <table:table-cell table:formula="of:=([.B166]+128)/256*0.8+0.1" office:value-type="float" office:value="0.5" calcext:value-type="float">
            <text:p>0,5</text:p>
          </table:table-cell>
          <table:table-cell/>
          <table:table-cell table:formula="of:=[.C171]" office:value-type="float" office:value="0.329718750000001" calcext:value-type="float">
            <text:p>0,32971875</text:p>
          </table:table-cell>
          <table:table-cell table:formula="of:=[.C170]" office:value-type="float" office:value="0.35571875" calcext:value-type="float">
            <text:p>0,35571875</text:p>
          </table:table-cell>
          <table:table-cell table:formula="of:=[.C169]" office:value-type="float" office:value="0.548593750000001" calcext:value-type="float">
            <text:p>0,54859375</text:p>
          </table:table-cell>
          <table:table-cell table:formula="of:=[.C168]" office:value-type="float" office:value="0.491749999999999" calcext:value-type="float">
            <text:p>0,49175</text:p>
          </table:table-cell>
          <table:table-cell table:formula="of:=[.C167]" office:value-type="float" office:value="0.5" calcext:value-type="float">
            <text:p>0,5</text:p>
          </table:table-cell>
          <table:table-cell/>
          <table:table-cell table:formula="of:=[.C16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35.91" calcext:value-type="float">
            <text:p>2535,91</text:p>
          </table:table-cell>
          <table:table-cell table:formula="of:=[.A167]-[.A168]" office:value-type="float" office:value="0" calcext:value-type="float">
            <text:p>0</text:p>
          </table:table-cell>
          <table:table-cell table:formula="of:=([.B167]+128)/256*0.8+0.1" office:value-type="float" office:value="0.5" calcext:value-type="float">
            <text:p>0,5</text:p>
          </table:table-cell>
          <table:table-cell/>
          <table:table-cell table:formula="of:=[.C172]" office:value-type="float" office:value="0.5" calcext:value-type="float">
            <text:p>0,5</text:p>
          </table:table-cell>
          <table:table-cell table:formula="of:=[.C171]" office:value-type="float" office:value="0.329718750000001" calcext:value-type="float">
            <text:p>0,32971875</text:p>
          </table:table-cell>
          <table:table-cell table:formula="of:=[.C170]" office:value-type="float" office:value="0.35571875" calcext:value-type="float">
            <text:p>0,35571875</text:p>
          </table:table-cell>
          <table:table-cell table:formula="of:=[.C169]" office:value-type="float" office:value="0.548593750000001" calcext:value-type="float">
            <text:p>0,54859375</text:p>
          </table:table-cell>
          <table:table-cell table:formula="of:=[.C168]" office:value-type="float" office:value="0.491749999999999" calcext:value-type="float">
            <text:p>0,49175</text:p>
          </table:table-cell>
          <table:table-cell/>
          <table:table-cell table:formula="of:=[.C16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35.91" calcext:value-type="float">
            <text:p>2535,91</text:p>
          </table:table-cell>
          <table:table-cell table:formula="of:=[.A168]-[.A169]" office:value-type="float" office:value="-2.64000000000033" calcext:value-type="float">
            <text:p>-2,64</text:p>
          </table:table-cell>
          <table:table-cell table:formula="of:=([.B168]+128)/256*0.8+0.1" office:value-type="float" office:value="0.491749999999999" calcext:value-type="float">
            <text:p>0,49175</text:p>
          </table:table-cell>
          <table:table-cell/>
          <table:table-cell table:formula="of:=[.C173]" office:value-type="float" office:value="0.5" calcext:value-type="float">
            <text:p>0,5</text:p>
          </table:table-cell>
          <table:table-cell table:formula="of:=[.C172]" office:value-type="float" office:value="0.5" calcext:value-type="float">
            <text:p>0,5</text:p>
          </table:table-cell>
          <table:table-cell table:formula="of:=[.C171]" office:value-type="float" office:value="0.329718750000001" calcext:value-type="float">
            <text:p>0,32971875</text:p>
          </table:table-cell>
          <table:table-cell table:formula="of:=[.C170]" office:value-type="float" office:value="0.35571875" calcext:value-type="float">
            <text:p>0,35571875</text:p>
          </table:table-cell>
          <table:table-cell table:formula="of:=[.C169]" office:value-type="float" office:value="0.548593750000001" calcext:value-type="float">
            <text:p>0,54859375</text:p>
          </table:table-cell>
          <table:table-cell/>
          <table:table-cell table:formula="of:=[.C168]" office:value-type="float" office:value="0.491749999999999" calcext:value-type="float">
            <text:p>0,49175</text:p>
          </table:table-cell>
          <table:table-cell table:number-columns-repeated="3"/>
        </table:table-row>
        <table:table-row table:style-name="ro1">
          <table:table-cell office:value-type="float" office:value="2538.55" calcext:value-type="float">
            <text:p>2538,55</text:p>
          </table:table-cell>
          <table:table-cell table:formula="of:=[.A169]-[.A170]" office:value-type="float" office:value="15.5500000000002" calcext:value-type="float">
            <text:p>15,55</text:p>
          </table:table-cell>
          <table:table-cell table:formula="of:=([.B169]+128)/256*0.8+0.1" office:value-type="float" office:value="0.548593750000001" calcext:value-type="float">
            <text:p>0,54859375</text:p>
          </table:table-cell>
          <table:table-cell/>
          <table:table-cell table:formula="of:=[.C174]" office:value-type="float" office:value="0.5" calcext:value-type="float">
            <text:p>0,5</text:p>
          </table:table-cell>
          <table:table-cell table:formula="of:=[.C173]" office:value-type="float" office:value="0.5" calcext:value-type="float">
            <text:p>0,5</text:p>
          </table:table-cell>
          <table:table-cell table:formula="of:=[.C172]" office:value-type="float" office:value="0.5" calcext:value-type="float">
            <text:p>0,5</text:p>
          </table:table-cell>
          <table:table-cell table:formula="of:=[.C171]" office:value-type="float" office:value="0.329718750000001" calcext:value-type="float">
            <text:p>0,32971875</text:p>
          </table:table-cell>
          <table:table-cell table:formula="of:=[.C170]" office:value-type="float" office:value="0.35571875" calcext:value-type="float">
            <text:p>0,35571875</text:p>
          </table:table-cell>
          <table:table-cell/>
          <table:table-cell table:formula="of:=[.C169]" office:value-type="float" office:value="0.548593750000001" calcext:value-type="float">
            <text:p>0,54859375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A170]-[.A171]" office:value-type="float" office:value="-46.1700000000001" calcext:value-type="float">
            <text:p>-46,17</text:p>
          </table:table-cell>
          <table:table-cell table:formula="of:=([.B170]+128)/256*0.8+0.1" office:value-type="float" office:value="0.35571875" calcext:value-type="float">
            <text:p>0,35571875</text:p>
          </table:table-cell>
          <table:table-cell/>
          <table:table-cell table:formula="of:=[.C175]" office:value-type="float" office:value="0.6096875" calcext:value-type="float">
            <text:p>0,6096875</text:p>
          </table:table-cell>
          <table:table-cell table:formula="of:=[.C174]" office:value-type="float" office:value="0.5" calcext:value-type="float">
            <text:p>0,5</text:p>
          </table:table-cell>
          <table:table-cell table:formula="of:=[.C173]" office:value-type="float" office:value="0.5" calcext:value-type="float">
            <text:p>0,5</text:p>
          </table:table-cell>
          <table:table-cell table:formula="of:=[.C172]" office:value-type="float" office:value="0.5" calcext:value-type="float">
            <text:p>0,5</text:p>
          </table:table-cell>
          <table:table-cell table:formula="of:=[.C171]" office:value-type="float" office:value="0.329718750000001" calcext:value-type="float">
            <text:p>0,32971875</text:p>
          </table:table-cell>
          <table:table-cell/>
          <table:table-cell table:formula="of:=[.C170]" office:value-type="float" office:value="0.35571875" calcext:value-type="float">
            <text:p>0,35571875</text:p>
          </table:table-cell>
          <table:table-cell table:number-columns-repeated="3"/>
        </table:table-row>
        <table:table-row table:style-name="ro1">
          <table:table-cell office:value-type="float" office:value="2569.17" calcext:value-type="float">
            <text:p>2569,17</text:p>
          </table:table-cell>
          <table:table-cell table:formula="of:=[.A171]-[.A172]" office:value-type="float" office:value="-54.4899999999998" calcext:value-type="float">
            <text:p>-54,49</text:p>
          </table:table-cell>
          <table:table-cell table:formula="of:=([.B171]+128)/256*0.8+0.1" office:value-type="float" office:value="0.329718750000001" calcext:value-type="float">
            <text:p>0,32971875</text:p>
          </table:table-cell>
          <table:table-cell/>
          <table:table-cell table:formula="of:=[.C176]" office:value-type="float" office:value="0.552" calcext:value-type="float">
            <text:p>0,552</text:p>
          </table:table-cell>
          <table:table-cell table:formula="of:=[.C175]" office:value-type="float" office:value="0.6096875" calcext:value-type="float">
            <text:p>0,6096875</text:p>
          </table:table-cell>
          <table:table-cell table:formula="of:=[.C174]" office:value-type="float" office:value="0.5" calcext:value-type="float">
            <text:p>0,5</text:p>
          </table:table-cell>
          <table:table-cell table:formula="of:=[.C173]" office:value-type="float" office:value="0.5" calcext:value-type="float">
            <text:p>0,5</text:p>
          </table:table-cell>
          <table:table-cell table:formula="of:=[.C172]" office:value-type="float" office:value="0.5" calcext:value-type="float">
            <text:p>0,5</text:p>
          </table:table-cell>
          <table:table-cell/>
          <table:table-cell table:formula="of:=[.C171]" office:value-type="float" office:value="0.329718750000001" calcext:value-type="float">
            <text:p>0,32971875</text:p>
          </table:table-cell>
          <table:table-cell table:number-columns-repeated="3"/>
        </table:table-row>
        <table:table-row table:style-name="ro1">
          <table:table-cell office:value-type="float" office:value="2623.66" calcext:value-type="float">
            <text:p>2623,66</text:p>
          </table:table-cell>
          <table:table-cell table:formula="of:=[.A172]-[.A173]" office:value-type="float" office:value="0" calcext:value-type="float">
            <text:p>0</text:p>
          </table:table-cell>
          <table:table-cell table:formula="of:=([.B172]+128)/256*0.8+0.1" office:value-type="float" office:value="0.5" calcext:value-type="float">
            <text:p>0,5</text:p>
          </table:table-cell>
          <table:table-cell/>
          <table:table-cell table:formula="of:=[.C177]" office:value-type="float" office:value="0.554625" calcext:value-type="float">
            <text:p>0,554625</text:p>
          </table:table-cell>
          <table:table-cell table:formula="of:=[.C176]" office:value-type="float" office:value="0.552" calcext:value-type="float">
            <text:p>0,552</text:p>
          </table:table-cell>
          <table:table-cell table:formula="of:=[.C175]" office:value-type="float" office:value="0.6096875" calcext:value-type="float">
            <text:p>0,6096875</text:p>
          </table:table-cell>
          <table:table-cell table:formula="of:=[.C174]" office:value-type="float" office:value="0.5" calcext:value-type="float">
            <text:p>0,5</text:p>
          </table:table-cell>
          <table:table-cell table:formula="of:=[.C173]" office:value-type="float" office:value="0.5" calcext:value-type="float">
            <text:p>0,5</text:p>
          </table:table-cell>
          <table:table-cell/>
          <table:table-cell table:formula="of:=[.C17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23.66" calcext:value-type="float">
            <text:p>2623,66</text:p>
          </table:table-cell>
          <table:table-cell table:formula="of:=[.A173]-[.A174]" office:value-type="float" office:value="0" calcext:value-type="float">
            <text:p>0</text:p>
          </table:table-cell>
          <table:table-cell table:formula="of:=([.B173]+128)/256*0.8+0.1" office:value-type="float" office:value="0.5" calcext:value-type="float">
            <text:p>0,5</text:p>
          </table:table-cell>
          <table:table-cell/>
          <table:table-cell table:formula="of:=[.C178]" office:value-type="float" office:value="0.51609375" calcext:value-type="float">
            <text:p>0,51609375</text:p>
          </table:table-cell>
          <table:table-cell table:formula="of:=[.C177]" office:value-type="float" office:value="0.554625" calcext:value-type="float">
            <text:p>0,554625</text:p>
          </table:table-cell>
          <table:table-cell table:formula="of:=[.C176]" office:value-type="float" office:value="0.552" calcext:value-type="float">
            <text:p>0,552</text:p>
          </table:table-cell>
          <table:table-cell table:formula="of:=[.C175]" office:value-type="float" office:value="0.6096875" calcext:value-type="float">
            <text:p>0,6096875</text:p>
          </table:table-cell>
          <table:table-cell table:formula="of:=[.C174]" office:value-type="float" office:value="0.5" calcext:value-type="float">
            <text:p>0,5</text:p>
          </table:table-cell>
          <table:table-cell/>
          <table:table-cell table:formula="of:=[.C17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23.66" calcext:value-type="float">
            <text:p>2623,66</text:p>
          </table:table-cell>
          <table:table-cell table:formula="of:=[.A174]-[.A175]" office:value-type="float" office:value="0" calcext:value-type="float">
            <text:p>0</text:p>
          </table:table-cell>
          <table:table-cell table:formula="of:=([.B174]+128)/256*0.8+0.1" office:value-type="float" office:value="0.5" calcext:value-type="float">
            <text:p>0,5</text:p>
          </table:table-cell>
          <table:table-cell/>
          <table:table-cell table:formula="of:=[.C179]" office:value-type="float" office:value="0.5484375" calcext:value-type="float">
            <text:p>0,5484375</text:p>
          </table:table-cell>
          <table:table-cell table:formula="of:=[.C178]" office:value-type="float" office:value="0.51609375" calcext:value-type="float">
            <text:p>0,51609375</text:p>
          </table:table-cell>
          <table:table-cell table:formula="of:=[.C177]" office:value-type="float" office:value="0.554625" calcext:value-type="float">
            <text:p>0,554625</text:p>
          </table:table-cell>
          <table:table-cell table:formula="of:=[.C176]" office:value-type="float" office:value="0.552" calcext:value-type="float">
            <text:p>0,552</text:p>
          </table:table-cell>
          <table:table-cell table:formula="of:=[.C175]" office:value-type="float" office:value="0.6096875" calcext:value-type="float">
            <text:p>0,6096875</text:p>
          </table:table-cell>
          <table:table-cell/>
          <table:table-cell table:formula="of:=[.C17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23.66" calcext:value-type="float">
            <text:p>2623,66</text:p>
          </table:table-cell>
          <table:table-cell table:formula="of:=[.A175]-[.A176]" office:value-type="float" office:value="35.0999999999999" calcext:value-type="float">
            <text:p>35,1</text:p>
          </table:table-cell>
          <table:table-cell table:formula="of:=([.B175]+128)/256*0.8+0.1" office:value-type="float" office:value="0.6096875" calcext:value-type="float">
            <text:p>0,6096875</text:p>
          </table:table-cell>
          <table:table-cell/>
          <table:table-cell table:formula="of:=[.C180]" office:value-type="float" office:value="0.5" calcext:value-type="float">
            <text:p>0,5</text:p>
          </table:table-cell>
          <table:table-cell table:formula="of:=[.C179]" office:value-type="float" office:value="0.5484375" calcext:value-type="float">
            <text:p>0,5484375</text:p>
          </table:table-cell>
          <table:table-cell table:formula="of:=[.C178]" office:value-type="float" office:value="0.51609375" calcext:value-type="float">
            <text:p>0,51609375</text:p>
          </table:table-cell>
          <table:table-cell table:formula="of:=[.C177]" office:value-type="float" office:value="0.554625" calcext:value-type="float">
            <text:p>0,554625</text:p>
          </table:table-cell>
          <table:table-cell table:formula="of:=[.C176]" office:value-type="float" office:value="0.552" calcext:value-type="float">
            <text:p>0,552</text:p>
          </table:table-cell>
          <table:table-cell/>
          <table:table-cell table:formula="of:=[.C175]" office:value-type="float" office:value="0.6096875" calcext:value-type="float">
            <text:p>0,6096875</text:p>
          </table:table-cell>
          <table:table-cell table:number-columns-repeated="3"/>
        </table:table-row>
        <table:table-row table:style-name="ro1">
          <table:table-cell office:value-type="float" office:value="2588.56" calcext:value-type="float">
            <text:p>2588,56</text:p>
          </table:table-cell>
          <table:table-cell table:formula="of:=[.A176]-[.A177]" office:value-type="float" office:value="16.6399999999999" calcext:value-type="float">
            <text:p>16,64</text:p>
          </table:table-cell>
          <table:table-cell table:formula="of:=([.B176]+128)/256*0.8+0.1" office:value-type="float" office:value="0.552" calcext:value-type="float">
            <text:p>0,552</text:p>
          </table:table-cell>
          <table:table-cell/>
          <table:table-cell table:formula="of:=[.C181]" office:value-type="float" office:value="0.5" calcext:value-type="float">
            <text:p>0,5</text:p>
          </table:table-cell>
          <table:table-cell table:formula="of:=[.C180]" office:value-type="float" office:value="0.5" calcext:value-type="float">
            <text:p>0,5</text:p>
          </table:table-cell>
          <table:table-cell table:formula="of:=[.C179]" office:value-type="float" office:value="0.5484375" calcext:value-type="float">
            <text:p>0,5484375</text:p>
          </table:table-cell>
          <table:table-cell table:formula="of:=[.C178]" office:value-type="float" office:value="0.51609375" calcext:value-type="float">
            <text:p>0,51609375</text:p>
          </table:table-cell>
          <table:table-cell table:formula="of:=[.C177]" office:value-type="float" office:value="0.554625" calcext:value-type="float">
            <text:p>0,554625</text:p>
          </table:table-cell>
          <table:table-cell/>
          <table:table-cell table:formula="of:=[.C176]" office:value-type="float" office:value="0.552" calcext:value-type="float">
            <text:p>0,552</text:p>
          </table:table-cell>
          <table:table-cell table:number-columns-repeated="3"/>
        </table:table-row>
        <table:table-row table:style-name="ro1">
          <table:table-cell office:value-type="float" office:value="2571.92" calcext:value-type="float">
            <text:p>2571,92</text:p>
          </table:table-cell>
          <table:table-cell table:formula="of:=[.A177]-[.A178]" office:value-type="float" office:value="17.48" calcext:value-type="float">
            <text:p>17,48</text:p>
          </table:table-cell>
          <table:table-cell table:formula="of:=([.B177]+128)/256*0.8+0.1" office:value-type="float" office:value="0.554625" calcext:value-type="float">
            <text:p>0,554625</text:p>
          </table:table-cell>
          <table:table-cell/>
          <table:table-cell table:formula="of:=[.C182]" office:value-type="float" office:value="0.449437499999999" calcext:value-type="float">
            <text:p>0,4494375</text:p>
          </table:table-cell>
          <table:table-cell table:formula="of:=[.C181]" office:value-type="float" office:value="0.5" calcext:value-type="float">
            <text:p>0,5</text:p>
          </table:table-cell>
          <table:table-cell table:formula="of:=[.C180]" office:value-type="float" office:value="0.5" calcext:value-type="float">
            <text:p>0,5</text:p>
          </table:table-cell>
          <table:table-cell table:formula="of:=[.C179]" office:value-type="float" office:value="0.5484375" calcext:value-type="float">
            <text:p>0,5484375</text:p>
          </table:table-cell>
          <table:table-cell table:formula="of:=[.C178]" office:value-type="float" office:value="0.51609375" calcext:value-type="float">
            <text:p>0,51609375</text:p>
          </table:table-cell>
          <table:table-cell/>
          <table:table-cell table:formula="of:=[.C177]" office:value-type="float" office:value="0.554625" calcext:value-type="float">
            <text:p>0,554625</text:p>
          </table:table-cell>
          <table:table-cell table:number-columns-repeated="3"/>
        </table:table-row>
        <table:table-row table:style-name="ro1">
          <table:table-cell office:value-type="float" office:value="2554.44" calcext:value-type="float">
            <text:p>2554,44</text:p>
          </table:table-cell>
          <table:table-cell table:formula="of:=[.A178]-[.A179]" office:value-type="float" office:value="5.15000000000009" calcext:value-type="float">
            <text:p>5,15</text:p>
          </table:table-cell>
          <table:table-cell table:formula="of:=([.B178]+128)/256*0.8+0.1" office:value-type="float" office:value="0.51609375" calcext:value-type="float">
            <text:p>0,51609375</text:p>
          </table:table-cell>
          <table:table-cell/>
          <table:table-cell table:formula="of:=[.C183]" office:value-type="float" office:value="0.50575" calcext:value-type="float">
            <text:p>0,50575</text:p>
          </table:table-cell>
          <table:table-cell table:formula="of:=[.C182]" office:value-type="float" office:value="0.449437499999999" calcext:value-type="float">
            <text:p>0,4494375</text:p>
          </table:table-cell>
          <table:table-cell table:formula="of:=[.C181]" office:value-type="float" office:value="0.5" calcext:value-type="float">
            <text:p>0,5</text:p>
          </table:table-cell>
          <table:table-cell table:formula="of:=[.C180]" office:value-type="float" office:value="0.5" calcext:value-type="float">
            <text:p>0,5</text:p>
          </table:table-cell>
          <table:table-cell table:formula="of:=[.C179]" office:value-type="float" office:value="0.5484375" calcext:value-type="float">
            <text:p>0,5484375</text:p>
          </table:table-cell>
          <table:table-cell/>
          <table:table-cell table:formula="of:=[.C178]" office:value-type="float" office:value="0.51609375" calcext:value-type="float">
            <text:p>0,51609375</text:p>
          </table:table-cell>
          <table:table-cell table:number-columns-repeated="3"/>
        </table:table-row>
        <table:table-row table:style-name="ro1">
          <table:table-cell office:value-type="float" office:value="2549.29" calcext:value-type="float">
            <text:p>2549,29</text:p>
          </table:table-cell>
          <table:table-cell table:formula="of:=[.A179]-[.A180]" office:value-type="float" office:value="15.5" calcext:value-type="float">
            <text:p>15,5</text:p>
          </table:table-cell>
          <table:table-cell table:formula="of:=([.B179]+128)/256*0.8+0.1" office:value-type="float" office:value="0.5484375" calcext:value-type="float">
            <text:p>0,5484375</text:p>
          </table:table-cell>
          <table:table-cell/>
          <table:table-cell table:formula="of:=[.C184]" office:value-type="float" office:value="0.5175" calcext:value-type="float">
            <text:p>0,5175</text:p>
          </table:table-cell>
          <table:table-cell table:formula="of:=[.C183]" office:value-type="float" office:value="0.50575" calcext:value-type="float">
            <text:p>0,50575</text:p>
          </table:table-cell>
          <table:table-cell table:formula="of:=[.C182]" office:value-type="float" office:value="0.449437499999999" calcext:value-type="float">
            <text:p>0,4494375</text:p>
          </table:table-cell>
          <table:table-cell table:formula="of:=[.C181]" office:value-type="float" office:value="0.5" calcext:value-type="float">
            <text:p>0,5</text:p>
          </table:table-cell>
          <table:table-cell table:formula="of:=[.C180]" office:value-type="float" office:value="0.5" calcext:value-type="float">
            <text:p>0,5</text:p>
          </table:table-cell>
          <table:table-cell/>
          <table:table-cell table:formula="of:=[.C179]" office:value-type="float" office:value="0.5484375" calcext:value-type="float">
            <text:p>0,5484375</text:p>
          </table:table-cell>
          <table:table-cell table:number-columns-repeated="3"/>
        </table:table-row>
        <table:table-row table:style-name="ro1">
          <table:table-cell office:value-type="float" office:value="2533.79" calcext:value-type="float">
            <text:p>2533,79</text:p>
          </table:table-cell>
          <table:table-cell table:formula="of:=[.A180]-[.A181]" office:value-type="float" office:value="0" calcext:value-type="float">
            <text:p>0</text:p>
          </table:table-cell>
          <table:table-cell table:formula="of:=([.B180]+128)/256*0.8+0.1" office:value-type="float" office:value="0.5" calcext:value-type="float">
            <text:p>0,5</text:p>
          </table:table-cell>
          <table:table-cell/>
          <table:table-cell table:formula="of:=[.C185]" office:value-type="float" office:value="0.63221875" calcext:value-type="float">
            <text:p>0,63221875</text:p>
          </table:table-cell>
          <table:table-cell table:formula="of:=[.C184]" office:value-type="float" office:value="0.5175" calcext:value-type="float">
            <text:p>0,5175</text:p>
          </table:table-cell>
          <table:table-cell table:formula="of:=[.C183]" office:value-type="float" office:value="0.50575" calcext:value-type="float">
            <text:p>0,50575</text:p>
          </table:table-cell>
          <table:table-cell table:formula="of:=[.C182]" office:value-type="float" office:value="0.449437499999999" calcext:value-type="float">
            <text:p>0,4494375</text:p>
          </table:table-cell>
          <table:table-cell table:formula="of:=[.C181]" office:value-type="float" office:value="0.5" calcext:value-type="float">
            <text:p>0,5</text:p>
          </table:table-cell>
          <table:table-cell/>
          <table:table-cell table:formula="of:=[.C18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33.79" calcext:value-type="float">
            <text:p>2533,79</text:p>
          </table:table-cell>
          <table:table-cell table:formula="of:=[.A181]-[.A182]" office:value-type="float" office:value="0" calcext:value-type="float">
            <text:p>0</text:p>
          </table:table-cell>
          <table:table-cell table:formula="of:=([.B181]+128)/256*0.8+0.1" office:value-type="float" office:value="0.5" calcext:value-type="float">
            <text:p>0,5</text:p>
          </table:table-cell>
          <table:table-cell/>
          <table:table-cell table:formula="of:=[.C186]" office:value-type="float" office:value="0.5" calcext:value-type="float">
            <text:p>0,5</text:p>
          </table:table-cell>
          <table:table-cell table:formula="of:=[.C185]" office:value-type="float" office:value="0.63221875" calcext:value-type="float">
            <text:p>0,63221875</text:p>
          </table:table-cell>
          <table:table-cell table:formula="of:=[.C184]" office:value-type="float" office:value="0.5175" calcext:value-type="float">
            <text:p>0,5175</text:p>
          </table:table-cell>
          <table:table-cell table:formula="of:=[.C183]" office:value-type="float" office:value="0.50575" calcext:value-type="float">
            <text:p>0,50575</text:p>
          </table:table-cell>
          <table:table-cell table:formula="of:=[.C182]" office:value-type="float" office:value="0.449437499999999" calcext:value-type="float">
            <text:p>0,4494375</text:p>
          </table:table-cell>
          <table:table-cell/>
          <table:table-cell table:formula="of:=[.C18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33.79" calcext:value-type="float">
            <text:p>2533,79</text:p>
          </table:table-cell>
          <table:table-cell table:formula="of:=[.A182]-[.A183]" office:value-type="float" office:value="-16.1800000000003" calcext:value-type="float">
            <text:p>-16,18</text:p>
          </table:table-cell>
          <table:table-cell table:formula="of:=([.B182]+128)/256*0.8+0.1" office:value-type="float" office:value="0.449437499999999" calcext:value-type="float">
            <text:p>0,4494375</text:p>
          </table:table-cell>
          <table:table-cell/>
          <table:table-cell table:formula="of:=[.C187]" office:value-type="float" office:value="0.5" calcext:value-type="float">
            <text:p>0,5</text:p>
          </table:table-cell>
          <table:table-cell table:formula="of:=[.C186]" office:value-type="float" office:value="0.5" calcext:value-type="float">
            <text:p>0,5</text:p>
          </table:table-cell>
          <table:table-cell table:formula="of:=[.C185]" office:value-type="float" office:value="0.63221875" calcext:value-type="float">
            <text:p>0,63221875</text:p>
          </table:table-cell>
          <table:table-cell table:formula="of:=[.C184]" office:value-type="float" office:value="0.5175" calcext:value-type="float">
            <text:p>0,5175</text:p>
          </table:table-cell>
          <table:table-cell table:formula="of:=[.C183]" office:value-type="float" office:value="0.50575" calcext:value-type="float">
            <text:p>0,50575</text:p>
          </table:table-cell>
          <table:table-cell/>
          <table:table-cell table:formula="of:=[.C182]" office:value-type="float" office:value="0.449437499999999" calcext:value-type="float">
            <text:p>0,4494375</text:p>
          </table:table-cell>
          <table:table-cell table:number-columns-repeated="3"/>
        </table:table-row>
        <table:table-row table:style-name="ro1">
          <table:table-cell office:value-type="float" office:value="2549.97" calcext:value-type="float">
            <text:p>2549,97</text:p>
          </table:table-cell>
          <table:table-cell table:formula="of:=[.A183]-[.A184]" office:value-type="float" office:value="1.84000000000015" calcext:value-type="float">
            <text:p>1,84</text:p>
          </table:table-cell>
          <table:table-cell table:formula="of:=([.B183]+128)/256*0.8+0.1" office:value-type="float" office:value="0.50575" calcext:value-type="float">
            <text:p>0,50575</text:p>
          </table:table-cell>
          <table:table-cell/>
          <table:table-cell table:formula="of:=[.C188]" office:value-type="float" office:value="0.5" calcext:value-type="float">
            <text:p>0,5</text:p>
          </table:table-cell>
          <table:table-cell table:formula="of:=[.C187]" office:value-type="float" office:value="0.5" calcext:value-type="float">
            <text:p>0,5</text:p>
          </table:table-cell>
          <table:table-cell table:formula="of:=[.C186]" office:value-type="float" office:value="0.5" calcext:value-type="float">
            <text:p>0,5</text:p>
          </table:table-cell>
          <table:table-cell table:formula="of:=[.C185]" office:value-type="float" office:value="0.63221875" calcext:value-type="float">
            <text:p>0,63221875</text:p>
          </table:table-cell>
          <table:table-cell table:formula="of:=[.C184]" office:value-type="float" office:value="0.5175" calcext:value-type="float">
            <text:p>0,5175</text:p>
          </table:table-cell>
          <table:table-cell/>
          <table:table-cell table:formula="of:=[.C183]" office:value-type="float" office:value="0.50575" calcext:value-type="float">
            <text:p>0,50575</text:p>
          </table:table-cell>
          <table:table-cell table:number-columns-repeated="3"/>
        </table:table-row>
        <table:table-row table:style-name="ro1">
          <table:table-cell office:value-type="float" office:value="2548.13" calcext:value-type="float">
            <text:p>2548,13</text:p>
          </table:table-cell>
          <table:table-cell table:formula="of:=[.A184]-[.A185]" office:value-type="float" office:value="5.59999999999991" calcext:value-type="float">
            <text:p>5,6</text:p>
          </table:table-cell>
          <table:table-cell table:formula="of:=([.B184]+128)/256*0.8+0.1" office:value-type="float" office:value="0.5175" calcext:value-type="float">
            <text:p>0,5175</text:p>
          </table:table-cell>
          <table:table-cell/>
          <table:table-cell table:formula="of:=[.C189]" office:value-type="float" office:value="0.533843750000001" calcext:value-type="float">
            <text:p>0,53384375</text:p>
          </table:table-cell>
          <table:table-cell table:formula="of:=[.C188]" office:value-type="float" office:value="0.5" calcext:value-type="float">
            <text:p>0,5</text:p>
          </table:table-cell>
          <table:table-cell table:formula="of:=[.C187]" office:value-type="float" office:value="0.5" calcext:value-type="float">
            <text:p>0,5</text:p>
          </table:table-cell>
          <table:table-cell table:formula="of:=[.C186]" office:value-type="float" office:value="0.5" calcext:value-type="float">
            <text:p>0,5</text:p>
          </table:table-cell>
          <table:table-cell table:formula="of:=[.C185]" office:value-type="float" office:value="0.63221875" calcext:value-type="float">
            <text:p>0,63221875</text:p>
          </table:table-cell>
          <table:table-cell/>
          <table:table-cell table:formula="of:=[.C184]" office:value-type="float" office:value="0.5175" calcext:value-type="float">
            <text:p>0,5175</text:p>
          </table:table-cell>
          <table:table-cell table:number-columns-repeated="3"/>
        </table:table-row>
        <table:table-row table:style-name="ro1">
          <table:table-cell office:value-type="float" office:value="2542.53" calcext:value-type="float">
            <text:p>2542,53</text:p>
          </table:table-cell>
          <table:table-cell table:formula="of:=[.A185]-[.A186]" office:value-type="float" office:value="42.3099999999999" calcext:value-type="float">
            <text:p>42,31</text:p>
          </table:table-cell>
          <table:table-cell table:formula="of:=([.B185]+128)/256*0.8+0.1" office:value-type="float" office:value="0.63221875" calcext:value-type="float">
            <text:p>0,63221875</text:p>
          </table:table-cell>
          <table:table-cell/>
          <table:table-cell table:formula="of:=[.C190]" office:value-type="float" office:value="0.4563125" calcext:value-type="float">
            <text:p>0,4563125</text:p>
          </table:table-cell>
          <table:table-cell table:formula="of:=[.C189]" office:value-type="float" office:value="0.533843750000001" calcext:value-type="float">
            <text:p>0,53384375</text:p>
          </table:table-cell>
          <table:table-cell table:formula="of:=[.C188]" office:value-type="float" office:value="0.5" calcext:value-type="float">
            <text:p>0,5</text:p>
          </table:table-cell>
          <table:table-cell table:formula="of:=[.C187]" office:value-type="float" office:value="0.5" calcext:value-type="float">
            <text:p>0,5</text:p>
          </table:table-cell>
          <table:table-cell table:formula="of:=[.C186]" office:value-type="float" office:value="0.5" calcext:value-type="float">
            <text:p>0,5</text:p>
          </table:table-cell>
          <table:table-cell/>
          <table:table-cell table:formula="of:=[.C185]" office:value-type="float" office:value="0.63221875" calcext:value-type="float">
            <text:p>0,63221875</text:p>
          </table:table-cell>
          <table:table-cell table:number-columns-repeated="3"/>
        </table:table-row>
        <table:table-row table:style-name="ro1">
          <table:table-cell office:value-type="float" office:value="2500.22" calcext:value-type="float">
            <text:p>2500,22</text:p>
          </table:table-cell>
          <table:table-cell table:formula="of:=[.A186]-[.A187]" office:value-type="float" office:value="0" calcext:value-type="float">
            <text:p>0</text:p>
          </table:table-cell>
          <table:table-cell table:formula="of:=([.B186]+128)/256*0.8+0.1" office:value-type="float" office:value="0.5" calcext:value-type="float">
            <text:p>0,5</text:p>
          </table:table-cell>
          <table:table-cell/>
          <table:table-cell table:formula="of:=[.C191]" office:value-type="float" office:value="0.587249999999999" calcext:value-type="float">
            <text:p>0,58725</text:p>
          </table:table-cell>
          <table:table-cell table:formula="of:=[.C190]" office:value-type="float" office:value="0.4563125" calcext:value-type="float">
            <text:p>0,4563125</text:p>
          </table:table-cell>
          <table:table-cell table:formula="of:=[.C189]" office:value-type="float" office:value="0.533843750000001" calcext:value-type="float">
            <text:p>0,53384375</text:p>
          </table:table-cell>
          <table:table-cell table:formula="of:=[.C188]" office:value-type="float" office:value="0.5" calcext:value-type="float">
            <text:p>0,5</text:p>
          </table:table-cell>
          <table:table-cell table:formula="of:=[.C187]" office:value-type="float" office:value="0.5" calcext:value-type="float">
            <text:p>0,5</text:p>
          </table:table-cell>
          <table:table-cell/>
          <table:table-cell table:formula="of:=[.C18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00.22" calcext:value-type="float">
            <text:p>2500,22</text:p>
          </table:table-cell>
          <table:table-cell table:formula="of:=[.A187]-[.A188]" office:value-type="float" office:value="0" calcext:value-type="float">
            <text:p>0</text:p>
          </table:table-cell>
          <table:table-cell table:formula="of:=([.B187]+128)/256*0.8+0.1" office:value-type="float" office:value="0.5" calcext:value-type="float">
            <text:p>0,5</text:p>
          </table:table-cell>
          <table:table-cell/>
          <table:table-cell table:formula="of:=[.C192]" office:value-type="float" office:value="0.682625" calcext:value-type="float">
            <text:p>0,682625</text:p>
          </table:table-cell>
          <table:table-cell table:formula="of:=[.C191]" office:value-type="float" office:value="0.587249999999999" calcext:value-type="float">
            <text:p>0,58725</text:p>
          </table:table-cell>
          <table:table-cell table:formula="of:=[.C190]" office:value-type="float" office:value="0.4563125" calcext:value-type="float">
            <text:p>0,4563125</text:p>
          </table:table-cell>
          <table:table-cell table:formula="of:=[.C189]" office:value-type="float" office:value="0.533843750000001" calcext:value-type="float">
            <text:p>0,53384375</text:p>
          </table:table-cell>
          <table:table-cell table:formula="of:=[.C188]" office:value-type="float" office:value="0.5" calcext:value-type="float">
            <text:p>0,5</text:p>
          </table:table-cell>
          <table:table-cell/>
          <table:table-cell table:formula="of:=[.C18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00.22" calcext:value-type="float">
            <text:p>2500,22</text:p>
          </table:table-cell>
          <table:table-cell table:formula="of:=[.A188]-[.A189]" office:value-type="float" office:value="0" calcext:value-type="float">
            <text:p>0</text:p>
          </table:table-cell>
          <table:table-cell table:formula="of:=([.B188]+128)/256*0.8+0.1" office:value-type="float" office:value="0.5" calcext:value-type="float">
            <text:p>0,5</text:p>
          </table:table-cell>
          <table:table-cell/>
          <table:table-cell table:formula="of:=[.C193]" office:value-type="float" office:value="0.5" calcext:value-type="float">
            <text:p>0,5</text:p>
          </table:table-cell>
          <table:table-cell table:formula="of:=[.C192]" office:value-type="float" office:value="0.682625" calcext:value-type="float">
            <text:p>0,682625</text:p>
          </table:table-cell>
          <table:table-cell table:formula="of:=[.C191]" office:value-type="float" office:value="0.587249999999999" calcext:value-type="float">
            <text:p>0,58725</text:p>
          </table:table-cell>
          <table:table-cell table:formula="of:=[.C190]" office:value-type="float" office:value="0.4563125" calcext:value-type="float">
            <text:p>0,4563125</text:p>
          </table:table-cell>
          <table:table-cell table:formula="of:=[.C189]" office:value-type="float" office:value="0.533843750000001" calcext:value-type="float">
            <text:p>0,53384375</text:p>
          </table:table-cell>
          <table:table-cell/>
          <table:table-cell table:formula="of:=[.C18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00.22" calcext:value-type="float">
            <text:p>2500,22</text:p>
          </table:table-cell>
          <table:table-cell table:formula="of:=[.A189]-[.A190]" office:value-type="float" office:value="10.8300000000004" calcext:value-type="float">
            <text:p>10,83</text:p>
          </table:table-cell>
          <table:table-cell table:formula="of:=([.B189]+128)/256*0.8+0.1" office:value-type="float" office:value="0.533843750000001" calcext:value-type="float">
            <text:p>0,53384375</text:p>
          </table:table-cell>
          <table:table-cell/>
          <table:table-cell table:formula="of:=[.C194]" office:value-type="float" office:value="0.5" calcext:value-type="float">
            <text:p>0,5</text:p>
          </table:table-cell>
          <table:table-cell table:formula="of:=[.C193]" office:value-type="float" office:value="0.5" calcext:value-type="float">
            <text:p>0,5</text:p>
          </table:table-cell>
          <table:table-cell table:formula="of:=[.C192]" office:value-type="float" office:value="0.682625" calcext:value-type="float">
            <text:p>0,682625</text:p>
          </table:table-cell>
          <table:table-cell table:formula="of:=[.C191]" office:value-type="float" office:value="0.587249999999999" calcext:value-type="float">
            <text:p>0,58725</text:p>
          </table:table-cell>
          <table:table-cell table:formula="of:=[.C190]" office:value-type="float" office:value="0.4563125" calcext:value-type="float">
            <text:p>0,4563125</text:p>
          </table:table-cell>
          <table:table-cell/>
          <table:table-cell table:formula="of:=[.C189]" office:value-type="float" office:value="0.533843750000001" calcext:value-type="float">
            <text:p>0,53384375</text:p>
          </table:table-cell>
          <table:table-cell table:number-columns-repeated="3"/>
        </table:table-row>
        <table:table-row table:style-name="ro1">
          <table:table-cell office:value-type="float" office:value="2489.39" calcext:value-type="float">
            <text:p>2489,39</text:p>
          </table:table-cell>
          <table:table-cell table:formula="of:=[.A190]-[.A191]" office:value-type="float" office:value="-13.98" calcext:value-type="float">
            <text:p>-13,98</text:p>
          </table:table-cell>
          <table:table-cell table:formula="of:=([.B190]+128)/256*0.8+0.1" office:value-type="float" office:value="0.4563125" calcext:value-type="float">
            <text:p>0,4563125</text:p>
          </table:table-cell>
          <table:table-cell/>
          <table:table-cell table:formula="of:=[.C195]" office:value-type="float" office:value="0.5" calcext:value-type="float">
            <text:p>0,5</text:p>
          </table:table-cell>
          <table:table-cell table:formula="of:=[.C194]" office:value-type="float" office:value="0.5" calcext:value-type="float">
            <text:p>0,5</text:p>
          </table:table-cell>
          <table:table-cell table:formula="of:=[.C193]" office:value-type="float" office:value="0.5" calcext:value-type="float">
            <text:p>0,5</text:p>
          </table:table-cell>
          <table:table-cell table:formula="of:=[.C192]" office:value-type="float" office:value="0.682625" calcext:value-type="float">
            <text:p>0,682625</text:p>
          </table:table-cell>
          <table:table-cell table:formula="of:=[.C191]" office:value-type="float" office:value="0.587249999999999" calcext:value-type="float">
            <text:p>0,58725</text:p>
          </table:table-cell>
          <table:table-cell/>
          <table:table-cell table:formula="of:=[.C190]" office:value-type="float" office:value="0.4563125" calcext:value-type="float">
            <text:p>0,4563125</text:p>
          </table:table-cell>
          <table:table-cell table:number-columns-repeated="3"/>
        </table:table-row>
        <table:table-row table:style-name="ro1">
          <table:table-cell office:value-type="float" office:value="2503.37" calcext:value-type="float">
            <text:p>2503,37</text:p>
          </table:table-cell>
          <table:table-cell table:formula="of:=[.A191]-[.A192]" office:value-type="float" office:value="27.9199999999996" calcext:value-type="float">
            <text:p>27,92</text:p>
          </table:table-cell>
          <table:table-cell table:formula="of:=([.B191]+128)/256*0.8+0.1" office:value-type="float" office:value="0.587249999999999" calcext:value-type="float">
            <text:p>0,58725</text:p>
          </table:table-cell>
          <table:table-cell/>
          <table:table-cell table:formula="of:=[.C196]" office:value-type="float" office:value="0.586" calcext:value-type="float">
            <text:p>0,586</text:p>
          </table:table-cell>
          <table:table-cell table:formula="of:=[.C195]" office:value-type="float" office:value="0.5" calcext:value-type="float">
            <text:p>0,5</text:p>
          </table:table-cell>
          <table:table-cell table:formula="of:=[.C194]" office:value-type="float" office:value="0.5" calcext:value-type="float">
            <text:p>0,5</text:p>
          </table:table-cell>
          <table:table-cell table:formula="of:=[.C193]" office:value-type="float" office:value="0.5" calcext:value-type="float">
            <text:p>0,5</text:p>
          </table:table-cell>
          <table:table-cell table:formula="of:=[.C192]" office:value-type="float" office:value="0.682625" calcext:value-type="float">
            <text:p>0,682625</text:p>
          </table:table-cell>
          <table:table-cell/>
          <table:table-cell table:formula="of:=[.C191]" office:value-type="float" office:value="0.587249999999999" calcext:value-type="float">
            <text:p>0,58725</text:p>
          </table:table-cell>
          <table:table-cell table:number-columns-repeated="3"/>
        </table:table-row>
        <table:table-row table:style-name="ro1">
          <table:table-cell office:value-type="float" office:value="2475.45" calcext:value-type="float">
            <text:p>2475,45</text:p>
          </table:table-cell>
          <table:table-cell table:formula="of:=[.A192]-[.A193]" office:value-type="float" office:value="58.4400000000001" calcext:value-type="float">
            <text:p>58,44</text:p>
          </table:table-cell>
          <table:table-cell table:formula="of:=([.B192]+128)/256*0.8+0.1" office:value-type="float" office:value="0.682625" calcext:value-type="float">
            <text:p>0,682625</text:p>
          </table:table-cell>
          <table:table-cell/>
          <table:table-cell table:formula="of:=[.C197]" office:value-type="float" office:value="0.536312500000001" calcext:value-type="float">
            <text:p>0,5363125</text:p>
          </table:table-cell>
          <table:table-cell table:formula="of:=[.C196]" office:value-type="float" office:value="0.586" calcext:value-type="float">
            <text:p>0,586</text:p>
          </table:table-cell>
          <table:table-cell table:formula="of:=[.C195]" office:value-type="float" office:value="0.5" calcext:value-type="float">
            <text:p>0,5</text:p>
          </table:table-cell>
          <table:table-cell table:formula="of:=[.C194]" office:value-type="float" office:value="0.5" calcext:value-type="float">
            <text:p>0,5</text:p>
          </table:table-cell>
          <table:table-cell table:formula="of:=[.C193]" office:value-type="float" office:value="0.5" calcext:value-type="float">
            <text:p>0,5</text:p>
          </table:table-cell>
          <table:table-cell/>
          <table:table-cell table:formula="of:=[.C192]" office:value-type="float" office:value="0.682625" calcext:value-type="float">
            <text:p>0,682625</text:p>
          </table:table-cell>
          <table:table-cell table:number-columns-repeated="3"/>
        </table:table-row>
        <table:table-row table:style-name="ro1">
          <table:table-cell office:value-type="float" office:value="2417.01" calcext:value-type="float">
            <text:p>2417,01</text:p>
          </table:table-cell>
          <table:table-cell table:formula="of:=[.A193]-[.A194]" office:value-type="float" office:value="0" calcext:value-type="float">
            <text:p>0</text:p>
          </table:table-cell>
          <table:table-cell table:formula="of:=([.B193]+128)/256*0.8+0.1" office:value-type="float" office:value="0.5" calcext:value-type="float">
            <text:p>0,5</text:p>
          </table:table-cell>
          <table:table-cell/>
          <table:table-cell table:formula="of:=[.C198]" office:value-type="float" office:value="0.4721875" calcext:value-type="float">
            <text:p>0,4721875</text:p>
          </table:table-cell>
          <table:table-cell table:formula="of:=[.C197]" office:value-type="float" office:value="0.536312500000001" calcext:value-type="float">
            <text:p>0,5363125</text:p>
          </table:table-cell>
          <table:table-cell table:formula="of:=[.C196]" office:value-type="float" office:value="0.586" calcext:value-type="float">
            <text:p>0,586</text:p>
          </table:table-cell>
          <table:table-cell table:formula="of:=[.C195]" office:value-type="float" office:value="0.5" calcext:value-type="float">
            <text:p>0,5</text:p>
          </table:table-cell>
          <table:table-cell table:formula="of:=[.C194]" office:value-type="float" office:value="0.5" calcext:value-type="float">
            <text:p>0,5</text:p>
          </table:table-cell>
          <table:table-cell/>
          <table:table-cell table:formula="of:=[.C19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17.01" calcext:value-type="float">
            <text:p>2417,01</text:p>
          </table:table-cell>
          <table:table-cell table:formula="of:=[.A194]-[.A195]" office:value-type="float" office:value="0" calcext:value-type="float">
            <text:p>0</text:p>
          </table:table-cell>
          <table:table-cell table:formula="of:=([.B194]+128)/256*0.8+0.1" office:value-type="float" office:value="0.5" calcext:value-type="float">
            <text:p>0,5</text:p>
          </table:table-cell>
          <table:table-cell/>
          <table:table-cell table:formula="of:=[.C199]" office:value-type="float" office:value="0.516374999999999" calcext:value-type="float">
            <text:p>0,516375</text:p>
          </table:table-cell>
          <table:table-cell table:formula="of:=[.C198]" office:value-type="float" office:value="0.4721875" calcext:value-type="float">
            <text:p>0,4721875</text:p>
          </table:table-cell>
          <table:table-cell table:formula="of:=[.C197]" office:value-type="float" office:value="0.536312500000001" calcext:value-type="float">
            <text:p>0,5363125</text:p>
          </table:table-cell>
          <table:table-cell table:formula="of:=[.C196]" office:value-type="float" office:value="0.586" calcext:value-type="float">
            <text:p>0,586</text:p>
          </table:table-cell>
          <table:table-cell table:formula="of:=[.C195]" office:value-type="float" office:value="0.5" calcext:value-type="float">
            <text:p>0,5</text:p>
          </table:table-cell>
          <table:table-cell/>
          <table:table-cell table:formula="of:=[.C19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17.01" calcext:value-type="float">
            <text:p>2417,01</text:p>
          </table:table-cell>
          <table:table-cell table:formula="of:=[.A195]-[.A196]" office:value-type="float" office:value="0" calcext:value-type="float">
            <text:p>0</text:p>
          </table:table-cell>
          <table:table-cell table:formula="of:=([.B195]+128)/256*0.8+0.1" office:value-type="float" office:value="0.5" calcext:value-type="float">
            <text:p>0,5</text:p>
          </table:table-cell>
          <table:table-cell/>
          <table:table-cell table:formula="of:=[.C200]" office:value-type="float" office:value="0.565468750000001" calcext:value-type="float">
            <text:p>0,56546875</text:p>
          </table:table-cell>
          <table:table-cell table:formula="of:=[.C199]" office:value-type="float" office:value="0.516374999999999" calcext:value-type="float">
            <text:p>0,516375</text:p>
          </table:table-cell>
          <table:table-cell table:formula="of:=[.C198]" office:value-type="float" office:value="0.4721875" calcext:value-type="float">
            <text:p>0,4721875</text:p>
          </table:table-cell>
          <table:table-cell table:formula="of:=[.C197]" office:value-type="float" office:value="0.536312500000001" calcext:value-type="float">
            <text:p>0,5363125</text:p>
          </table:table-cell>
          <table:table-cell table:formula="of:=[.C196]" office:value-type="float" office:value="0.586" calcext:value-type="float">
            <text:p>0,586</text:p>
          </table:table-cell>
          <table:table-cell/>
          <table:table-cell table:formula="of:=[.C19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17.01" calcext:value-type="float">
            <text:p>2417,01</text:p>
          </table:table-cell>
          <table:table-cell table:formula="of:=[.A196]-[.A197]" office:value-type="float" office:value="27.52" calcext:value-type="float">
            <text:p>27,52</text:p>
          </table:table-cell>
          <table:table-cell table:formula="of:=([.B196]+128)/256*0.8+0.1" office:value-type="float" office:value="0.586" calcext:value-type="float">
            <text:p>0,586</text:p>
          </table:table-cell>
          <table:table-cell/>
          <table:table-cell table:formula="of:=[.C201]" office:value-type="float" office:value="0.5" calcext:value-type="float">
            <text:p>0,5</text:p>
          </table:table-cell>
          <table:table-cell table:formula="of:=[.C200]" office:value-type="float" office:value="0.565468750000001" calcext:value-type="float">
            <text:p>0,56546875</text:p>
          </table:table-cell>
          <table:table-cell table:formula="of:=[.C199]" office:value-type="float" office:value="0.516374999999999" calcext:value-type="float">
            <text:p>0,516375</text:p>
          </table:table-cell>
          <table:table-cell table:formula="of:=[.C198]" office:value-type="float" office:value="0.4721875" calcext:value-type="float">
            <text:p>0,4721875</text:p>
          </table:table-cell>
          <table:table-cell table:formula="of:=[.C197]" office:value-type="float" office:value="0.536312500000001" calcext:value-type="float">
            <text:p>0,5363125</text:p>
          </table:table-cell>
          <table:table-cell/>
          <table:table-cell table:formula="of:=[.C196]" office:value-type="float" office:value="0.586" calcext:value-type="float">
            <text:p>0,586</text:p>
          </table:table-cell>
          <table:table-cell table:number-columns-repeated="3"/>
        </table:table-row>
        <table:table-row table:style-name="ro1">
          <table:table-cell office:value-type="float" office:value="2389.49" calcext:value-type="float">
            <text:p>2389,49</text:p>
          </table:table-cell>
          <table:table-cell table:formula="of:=[.A197]-[.A198]" office:value-type="float" office:value="11.6200000000003" calcext:value-type="float">
            <text:p>11,62</text:p>
          </table:table-cell>
          <table:table-cell table:formula="of:=([.B197]+128)/256*0.8+0.1" office:value-type="float" office:value="0.536312500000001" calcext:value-type="float">
            <text:p>0,5363125</text:p>
          </table:table-cell>
          <table:table-cell/>
          <table:table-cell table:formula="of:=[.C202]" office:value-type="float" office:value="0.5" calcext:value-type="float">
            <text:p>0,5</text:p>
          </table:table-cell>
          <table:table-cell table:formula="of:=[.C201]" office:value-type="float" office:value="0.5" calcext:value-type="float">
            <text:p>0,5</text:p>
          </table:table-cell>
          <table:table-cell table:formula="of:=[.C200]" office:value-type="float" office:value="0.565468750000001" calcext:value-type="float">
            <text:p>0,56546875</text:p>
          </table:table-cell>
          <table:table-cell table:formula="of:=[.C199]" office:value-type="float" office:value="0.516374999999999" calcext:value-type="float">
            <text:p>0,516375</text:p>
          </table:table-cell>
          <table:table-cell table:formula="of:=[.C198]" office:value-type="float" office:value="0.4721875" calcext:value-type="float">
            <text:p>0,4721875</text:p>
          </table:table-cell>
          <table:table-cell/>
          <table:table-cell table:formula="of:=[.C197]" office:value-type="float" office:value="0.536312500000001" calcext:value-type="float">
            <text:p>0,5363125</text:p>
          </table:table-cell>
          <table:table-cell table:number-columns-repeated="3"/>
        </table:table-row>
        <table:table-row table:style-name="ro1">
          <table:table-cell office:value-type="float" office:value="2377.87" calcext:value-type="float">
            <text:p>2377,87</text:p>
          </table:table-cell>
          <table:table-cell table:formula="of:=[.A198]-[.A199]" office:value-type="float" office:value="-8.90000000000009" calcext:value-type="float">
            <text:p>-8,9</text:p>
          </table:table-cell>
          <table:table-cell table:formula="of:=([.B198]+128)/256*0.8+0.1" office:value-type="float" office:value="0.4721875" calcext:value-type="float">
            <text:p>0,4721875</text:p>
          </table:table-cell>
          <table:table-cell/>
          <table:table-cell table:formula="of:=[.C203]" office:value-type="float" office:value="0.47296875" calcext:value-type="float">
            <text:p>0,47296875</text:p>
          </table:table-cell>
          <table:table-cell table:formula="of:=[.C202]" office:value-type="float" office:value="0.5" calcext:value-type="float">
            <text:p>0,5</text:p>
          </table:table-cell>
          <table:table-cell table:formula="of:=[.C201]" office:value-type="float" office:value="0.5" calcext:value-type="float">
            <text:p>0,5</text:p>
          </table:table-cell>
          <table:table-cell table:formula="of:=[.C200]" office:value-type="float" office:value="0.565468750000001" calcext:value-type="float">
            <text:p>0,56546875</text:p>
          </table:table-cell>
          <table:table-cell table:formula="of:=[.C199]" office:value-type="float" office:value="0.516374999999999" calcext:value-type="float">
            <text:p>0,516375</text:p>
          </table:table-cell>
          <table:table-cell/>
          <table:table-cell table:formula="of:=[.C198]" office:value-type="float" office:value="0.4721875" calcext:value-type="float">
            <text:p>0,4721875</text:p>
          </table:table-cell>
          <table:table-cell table:number-columns-repeated="3"/>
        </table:table-row>
        <table:table-row table:style-name="ro1">
          <table:table-cell office:value-type="float" office:value="2386.77" calcext:value-type="float">
            <text:p>2386,77</text:p>
          </table:table-cell>
          <table:table-cell table:formula="of:=[.A199]-[.A200]" office:value-type="float" office:value="5.23999999999978" calcext:value-type="float">
            <text:p>5,24</text:p>
          </table:table-cell>
          <table:table-cell table:formula="of:=([.B199]+128)/256*0.8+0.1" office:value-type="float" office:value="0.516374999999999" calcext:value-type="float">
            <text:p>0,516375</text:p>
          </table:table-cell>
          <table:table-cell/>
          <table:table-cell table:formula="of:=[.C204]" office:value-type="float" office:value="0.521312500000001" calcext:value-type="float">
            <text:p>0,5213125</text:p>
          </table:table-cell>
          <table:table-cell table:formula="of:=[.C203]" office:value-type="float" office:value="0.47296875" calcext:value-type="float">
            <text:p>0,47296875</text:p>
          </table:table-cell>
          <table:table-cell table:formula="of:=[.C202]" office:value-type="float" office:value="0.5" calcext:value-type="float">
            <text:p>0,5</text:p>
          </table:table-cell>
          <table:table-cell table:formula="of:=[.C201]" office:value-type="float" office:value="0.5" calcext:value-type="float">
            <text:p>0,5</text:p>
          </table:table-cell>
          <table:table-cell table:formula="of:=[.C200]" office:value-type="float" office:value="0.565468750000001" calcext:value-type="float">
            <text:p>0,56546875</text:p>
          </table:table-cell>
          <table:table-cell/>
          <table:table-cell table:formula="of:=[.C199]" office:value-type="float" office:value="0.516374999999999" calcext:value-type="float">
            <text:p>0,516375</text:p>
          </table:table-cell>
          <table:table-cell table:number-columns-repeated="3"/>
        </table:table-row>
        <table:table-row table:style-name="ro1">
          <table:table-cell office:value-type="float" office:value="2381.53" calcext:value-type="float">
            <text:p>2381,53</text:p>
          </table:table-cell>
          <table:table-cell table:formula="of:=[.A200]-[.A201]" office:value-type="float" office:value="20.9500000000003" calcext:value-type="float">
            <text:p>20,95</text:p>
          </table:table-cell>
          <table:table-cell table:formula="of:=([.B200]+128)/256*0.8+0.1" office:value-type="float" office:value="0.565468750000001" calcext:value-type="float">
            <text:p>0,56546875</text:p>
          </table:table-cell>
          <table:table-cell/>
          <table:table-cell table:formula="of:=[.C205]" office:value-type="float" office:value="0.424031249999999" calcext:value-type="float">
            <text:p>0,42403125</text:p>
          </table:table-cell>
          <table:table-cell table:formula="of:=[.C204]" office:value-type="float" office:value="0.521312500000001" calcext:value-type="float">
            <text:p>0,5213125</text:p>
          </table:table-cell>
          <table:table-cell table:formula="of:=[.C203]" office:value-type="float" office:value="0.47296875" calcext:value-type="float">
            <text:p>0,47296875</text:p>
          </table:table-cell>
          <table:table-cell table:formula="of:=[.C202]" office:value-type="float" office:value="0.5" calcext:value-type="float">
            <text:p>0,5</text:p>
          </table:table-cell>
          <table:table-cell table:formula="of:=[.C201]" office:value-type="float" office:value="0.5" calcext:value-type="float">
            <text:p>0,5</text:p>
          </table:table-cell>
          <table:table-cell/>
          <table:table-cell table:formula="of:=[.C200]" office:value-type="float" office:value="0.565468750000001" calcext:value-type="float">
            <text:p>0,56546875</text:p>
          </table:table-cell>
          <table:table-cell table:number-columns-repeated="3"/>
        </table:table-row>
        <table:table-row table:style-name="ro1">
          <table:table-cell office:value-type="float" office:value="2360.58" calcext:value-type="float">
            <text:p>2360,58</text:p>
          </table:table-cell>
          <table:table-cell table:formula="of:=[.A201]-[.A202]" office:value-type="float" office:value="0" calcext:value-type="float">
            <text:p>0</text:p>
          </table:table-cell>
          <table:table-cell table:formula="of:=([.B201]+128)/256*0.8+0.1" office:value-type="float" office:value="0.5" calcext:value-type="float">
            <text:p>0,5</text:p>
          </table:table-cell>
          <table:table-cell/>
          <table:table-cell table:formula="of:=[.C206]" office:value-type="float" office:value="0.432968750000001" calcext:value-type="float">
            <text:p>0,43296875</text:p>
          </table:table-cell>
          <table:table-cell table:formula="of:=[.C205]" office:value-type="float" office:value="0.424031249999999" calcext:value-type="float">
            <text:p>0,42403125</text:p>
          </table:table-cell>
          <table:table-cell table:formula="of:=[.C204]" office:value-type="float" office:value="0.521312500000001" calcext:value-type="float">
            <text:p>0,5213125</text:p>
          </table:table-cell>
          <table:table-cell table:formula="of:=[.C203]" office:value-type="float" office:value="0.47296875" calcext:value-type="float">
            <text:p>0,47296875</text:p>
          </table:table-cell>
          <table:table-cell table:formula="of:=[.C202]" office:value-type="float" office:value="0.5" calcext:value-type="float">
            <text:p>0,5</text:p>
          </table:table-cell>
          <table:table-cell/>
          <table:table-cell table:formula="of:=[.C20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60.58" calcext:value-type="float">
            <text:p>2360,58</text:p>
          </table:table-cell>
          <table:table-cell table:formula="of:=[.A202]-[.A203]" office:value-type="float" office:value="0" calcext:value-type="float">
            <text:p>0</text:p>
          </table:table-cell>
          <table:table-cell table:formula="of:=([.B202]+128)/256*0.8+0.1" office:value-type="float" office:value="0.5" calcext:value-type="float">
            <text:p>0,5</text:p>
          </table:table-cell>
          <table:table-cell/>
          <table:table-cell table:formula="of:=[.C207]" office:value-type="float" office:value="0.54559375" calcext:value-type="float">
            <text:p>0,54559375</text:p>
          </table:table-cell>
          <table:table-cell table:formula="of:=[.C206]" office:value-type="float" office:value="0.432968750000001" calcext:value-type="float">
            <text:p>0,43296875</text:p>
          </table:table-cell>
          <table:table-cell table:formula="of:=[.C205]" office:value-type="float" office:value="0.424031249999999" calcext:value-type="float">
            <text:p>0,42403125</text:p>
          </table:table-cell>
          <table:table-cell table:formula="of:=[.C204]" office:value-type="float" office:value="0.521312500000001" calcext:value-type="float">
            <text:p>0,5213125</text:p>
          </table:table-cell>
          <table:table-cell table:formula="of:=[.C203]" office:value-type="float" office:value="0.47296875" calcext:value-type="float">
            <text:p>0,47296875</text:p>
          </table:table-cell>
          <table:table-cell/>
          <table:table-cell table:formula="of:=[.C20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60.58" calcext:value-type="float">
            <text:p>2360,58</text:p>
          </table:table-cell>
          <table:table-cell table:formula="of:=[.A203]-[.A204]" office:value-type="float" office:value="-8.65000000000009" calcext:value-type="float">
            <text:p>-8,65</text:p>
          </table:table-cell>
          <table:table-cell table:formula="of:=([.B203]+128)/256*0.8+0.1" office:value-type="float" office:value="0.47296875" calcext:value-type="float">
            <text:p>0,47296875</text:p>
          </table:table-cell>
          <table:table-cell/>
          <table:table-cell table:formula="of:=[.C208]" office:value-type="float" office:value="0.5" calcext:value-type="float">
            <text:p>0,5</text:p>
          </table:table-cell>
          <table:table-cell table:formula="of:=[.C207]" office:value-type="float" office:value="0.54559375" calcext:value-type="float">
            <text:p>0,54559375</text:p>
          </table:table-cell>
          <table:table-cell table:formula="of:=[.C206]" office:value-type="float" office:value="0.432968750000001" calcext:value-type="float">
            <text:p>0,43296875</text:p>
          </table:table-cell>
          <table:table-cell table:formula="of:=[.C205]" office:value-type="float" office:value="0.424031249999999" calcext:value-type="float">
            <text:p>0,42403125</text:p>
          </table:table-cell>
          <table:table-cell table:formula="of:=[.C204]" office:value-type="float" office:value="0.521312500000001" calcext:value-type="float">
            <text:p>0,5213125</text:p>
          </table:table-cell>
          <table:table-cell/>
          <table:table-cell table:formula="of:=[.C203]" office:value-type="float" office:value="0.47296875" calcext:value-type="float">
            <text:p>0,47296875</text:p>
          </table:table-cell>
          <table:table-cell table:number-columns-repeated="3"/>
        </table:table-row>
        <table:table-row table:style-name="ro1">
          <table:table-cell office:value-type="float" office:value="2369.23" calcext:value-type="float">
            <text:p>2369,23</text:p>
          </table:table-cell>
          <table:table-cell table:formula="of:=[.A204]-[.A205]" office:value-type="float" office:value="6.82000000000016" calcext:value-type="float">
            <text:p>6,82</text:p>
          </table:table-cell>
          <table:table-cell table:formula="of:=([.B204]+128)/256*0.8+0.1" office:value-type="float" office:value="0.521312500000001" calcext:value-type="float">
            <text:p>0,5213125</text:p>
          </table:table-cell>
          <table:table-cell/>
          <table:table-cell table:formula="of:=[.C209]" office:value-type="float" office:value="0.5" calcext:value-type="float">
            <text:p>0,5</text:p>
          </table:table-cell>
          <table:table-cell table:formula="of:=[.C208]" office:value-type="float" office:value="0.5" calcext:value-type="float">
            <text:p>0,5</text:p>
          </table:table-cell>
          <table:table-cell table:formula="of:=[.C207]" office:value-type="float" office:value="0.54559375" calcext:value-type="float">
            <text:p>0,54559375</text:p>
          </table:table-cell>
          <table:table-cell table:formula="of:=[.C206]" office:value-type="float" office:value="0.432968750000001" calcext:value-type="float">
            <text:p>0,43296875</text:p>
          </table:table-cell>
          <table:table-cell table:formula="of:=[.C205]" office:value-type="float" office:value="0.424031249999999" calcext:value-type="float">
            <text:p>0,42403125</text:p>
          </table:table-cell>
          <table:table-cell/>
          <table:table-cell table:formula="of:=[.C204]" office:value-type="float" office:value="0.521312500000001" calcext:value-type="float">
            <text:p>0,5213125</text:p>
          </table:table-cell>
          <table:table-cell table:number-columns-repeated="3"/>
        </table:table-row>
        <table:table-row table:style-name="ro1">
          <table:table-cell office:value-type="float" office:value="2362.41" calcext:value-type="float">
            <text:p>2362,41</text:p>
          </table:table-cell>
          <table:table-cell table:formula="of:=[.A205]-[.A206]" office:value-type="float" office:value="-24.3100000000004" calcext:value-type="float">
            <text:p>-24,31</text:p>
          </table:table-cell>
          <table:table-cell table:formula="of:=([.B205]+128)/256*0.8+0.1" office:value-type="float" office:value="0.424031249999999" calcext:value-type="float">
            <text:p>0,42403125</text:p>
          </table:table-cell>
          <table:table-cell/>
          <table:table-cell table:formula="of:=[.C210]" office:value-type="float" office:value="0.5" calcext:value-type="float">
            <text:p>0,5</text:p>
          </table:table-cell>
          <table:table-cell table:formula="of:=[.C209]" office:value-type="float" office:value="0.5" calcext:value-type="float">
            <text:p>0,5</text:p>
          </table:table-cell>
          <table:table-cell table:formula="of:=[.C208]" office:value-type="float" office:value="0.5" calcext:value-type="float">
            <text:p>0,5</text:p>
          </table:table-cell>
          <table:table-cell table:formula="of:=[.C207]" office:value-type="float" office:value="0.54559375" calcext:value-type="float">
            <text:p>0,54559375</text:p>
          </table:table-cell>
          <table:table-cell table:formula="of:=[.C206]" office:value-type="float" office:value="0.432968750000001" calcext:value-type="float">
            <text:p>0,43296875</text:p>
          </table:table-cell>
          <table:table-cell/>
          <table:table-cell table:formula="of:=[.C205]" office:value-type="float" office:value="0.424031249999999" calcext:value-type="float">
            <text:p>0,42403125</text:p>
          </table:table-cell>
          <table:table-cell table:number-columns-repeated="3"/>
        </table:table-row>
        <table:table-row table:style-name="ro1">
          <table:table-cell office:value-type="float" office:value="2386.72" calcext:value-type="float">
            <text:p>2386,72</text:p>
          </table:table-cell>
          <table:table-cell table:formula="of:=[.A206]-[.A207]" office:value-type="float" office:value="-21.4499999999998" calcext:value-type="float">
            <text:p>-21,45</text:p>
          </table:table-cell>
          <table:table-cell table:formula="of:=([.B206]+128)/256*0.8+0.1" office:value-type="float" office:value="0.432968750000001" calcext:value-type="float">
            <text:p>0,43296875</text:p>
          </table:table-cell>
          <table:table-cell/>
          <table:table-cell table:formula="of:=[.C211]" office:value-type="float" office:value="0.51725" calcext:value-type="float">
            <text:p>0,51725</text:p>
          </table:table-cell>
          <table:table-cell table:formula="of:=[.C210]" office:value-type="float" office:value="0.5" calcext:value-type="float">
            <text:p>0,5</text:p>
          </table:table-cell>
          <table:table-cell table:formula="of:=[.C209]" office:value-type="float" office:value="0.5" calcext:value-type="float">
            <text:p>0,5</text:p>
          </table:table-cell>
          <table:table-cell table:formula="of:=[.C208]" office:value-type="float" office:value="0.5" calcext:value-type="float">
            <text:p>0,5</text:p>
          </table:table-cell>
          <table:table-cell table:formula="of:=[.C207]" office:value-type="float" office:value="0.54559375" calcext:value-type="float">
            <text:p>0,54559375</text:p>
          </table:table-cell>
          <table:table-cell/>
          <table:table-cell table:formula="of:=[.C206]" office:value-type="float" office:value="0.432968750000001" calcext:value-type="float">
            <text:p>0,43296875</text:p>
          </table:table-cell>
          <table:table-cell table:number-columns-repeated="3"/>
        </table:table-row>
        <table:table-row table:style-name="ro1">
          <table:table-cell office:value-type="float" office:value="2408.17" calcext:value-type="float">
            <text:p>2408,17</text:p>
          </table:table-cell>
          <table:table-cell table:formula="of:=[.A207]-[.A208]" office:value-type="float" office:value="14.5900000000001" calcext:value-type="float">
            <text:p>14,59</text:p>
          </table:table-cell>
          <table:table-cell table:formula="of:=([.B207]+128)/256*0.8+0.1" office:value-type="float" office:value="0.54559375" calcext:value-type="float">
            <text:p>0,54559375</text:p>
          </table:table-cell>
          <table:table-cell/>
          <table:table-cell table:formula="of:=[.C212]" office:value-type="float" office:value="0.48325" calcext:value-type="float">
            <text:p>0,48325</text:p>
          </table:table-cell>
          <table:table-cell table:formula="of:=[.C211]" office:value-type="float" office:value="0.51725" calcext:value-type="float">
            <text:p>0,51725</text:p>
          </table:table-cell>
          <table:table-cell table:formula="of:=[.C210]" office:value-type="float" office:value="0.5" calcext:value-type="float">
            <text:p>0,5</text:p>
          </table:table-cell>
          <table:table-cell table:formula="of:=[.C209]" office:value-type="float" office:value="0.5" calcext:value-type="float">
            <text:p>0,5</text:p>
          </table:table-cell>
          <table:table-cell table:formula="of:=[.C208]" office:value-type="float" office:value="0.5" calcext:value-type="float">
            <text:p>0,5</text:p>
          </table:table-cell>
          <table:table-cell/>
          <table:table-cell table:formula="of:=[.C207]" office:value-type="float" office:value="0.54559375" calcext:value-type="float">
            <text:p>0,54559375</text:p>
          </table:table-cell>
          <table:table-cell table:number-columns-repeated="3"/>
        </table:table-row>
        <table:table-row table:style-name="ro1">
          <table:table-cell office:value-type="float" office:value="2393.58" calcext:value-type="float">
            <text:p>2393,58</text:p>
          </table:table-cell>
          <table:table-cell table:formula="of:=[.A208]-[.A209]" office:value-type="float" office:value="0" calcext:value-type="float">
            <text:p>0</text:p>
          </table:table-cell>
          <table:table-cell table:formula="of:=([.B208]+128)/256*0.8+0.1" office:value-type="float" office:value="0.5" calcext:value-type="float">
            <text:p>0,5</text:p>
          </table:table-cell>
          <table:table-cell/>
          <table:table-cell table:formula="of:=[.C213]" office:value-type="float" office:value="0.41753125" calcext:value-type="float">
            <text:p>0,41753125</text:p>
          </table:table-cell>
          <table:table-cell table:formula="of:=[.C212]" office:value-type="float" office:value="0.48325" calcext:value-type="float">
            <text:p>0,48325</text:p>
          </table:table-cell>
          <table:table-cell table:formula="of:=[.C211]" office:value-type="float" office:value="0.51725" calcext:value-type="float">
            <text:p>0,51725</text:p>
          </table:table-cell>
          <table:table-cell table:formula="of:=[.C210]" office:value-type="float" office:value="0.5" calcext:value-type="float">
            <text:p>0,5</text:p>
          </table:table-cell>
          <table:table-cell table:formula="of:=[.C209]" office:value-type="float" office:value="0.5" calcext:value-type="float">
            <text:p>0,5</text:p>
          </table:table-cell>
          <table:table-cell/>
          <table:table-cell table:formula="of:=[.C20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93.58" calcext:value-type="float">
            <text:p>2393,58</text:p>
          </table:table-cell>
          <table:table-cell table:formula="of:=[.A209]-[.A210]" office:value-type="float" office:value="0" calcext:value-type="float">
            <text:p>0</text:p>
          </table:table-cell>
          <table:table-cell table:formula="of:=([.B209]+128)/256*0.8+0.1" office:value-type="float" office:value="0.5" calcext:value-type="float">
            <text:p>0,5</text:p>
          </table:table-cell>
          <table:table-cell/>
          <table:table-cell table:formula="of:=[.C214]" office:value-type="float" office:value="0.37075" calcext:value-type="float">
            <text:p>0,37075</text:p>
          </table:table-cell>
          <table:table-cell table:formula="of:=[.C213]" office:value-type="float" office:value="0.41753125" calcext:value-type="float">
            <text:p>0,41753125</text:p>
          </table:table-cell>
          <table:table-cell table:formula="of:=[.C212]" office:value-type="float" office:value="0.48325" calcext:value-type="float">
            <text:p>0,48325</text:p>
          </table:table-cell>
          <table:table-cell table:formula="of:=[.C211]" office:value-type="float" office:value="0.51725" calcext:value-type="float">
            <text:p>0,51725</text:p>
          </table:table-cell>
          <table:table-cell table:formula="of:=[.C210]" office:value-type="float" office:value="0.5" calcext:value-type="float">
            <text:p>0,5</text:p>
          </table:table-cell>
          <table:table-cell/>
          <table:table-cell table:formula="of:=[.C20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93.58" calcext:value-type="float">
            <text:p>2393,58</text:p>
          </table:table-cell>
          <table:table-cell table:formula="of:=[.A210]-[.A211]" office:value-type="float" office:value="0" calcext:value-type="float">
            <text:p>0</text:p>
          </table:table-cell>
          <table:table-cell table:formula="of:=([.B210]+128)/256*0.8+0.1" office:value-type="float" office:value="0.5" calcext:value-type="float">
            <text:p>0,5</text:p>
          </table:table-cell>
          <table:table-cell/>
          <table:table-cell table:formula="of:=[.C215]" office:value-type="float" office:value="0.5" calcext:value-type="float">
            <text:p>0,5</text:p>
          </table:table-cell>
          <table:table-cell table:formula="of:=[.C214]" office:value-type="float" office:value="0.37075" calcext:value-type="float">
            <text:p>0,37075</text:p>
          </table:table-cell>
          <table:table-cell table:formula="of:=[.C213]" office:value-type="float" office:value="0.41753125" calcext:value-type="float">
            <text:p>0,41753125</text:p>
          </table:table-cell>
          <table:table-cell table:formula="of:=[.C212]" office:value-type="float" office:value="0.48325" calcext:value-type="float">
            <text:p>0,48325</text:p>
          </table:table-cell>
          <table:table-cell table:formula="of:=[.C211]" office:value-type="float" office:value="0.51725" calcext:value-type="float">
            <text:p>0,51725</text:p>
          </table:table-cell>
          <table:table-cell/>
          <table:table-cell table:formula="of:=[.C21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93.58" calcext:value-type="float">
            <text:p>2393,58</text:p>
          </table:table-cell>
          <table:table-cell table:formula="of:=[.A211]-[.A212]" office:value-type="float" office:value="5.51999999999998" calcext:value-type="float">
            <text:p>5,52</text:p>
          </table:table-cell>
          <table:table-cell table:formula="of:=([.B211]+128)/256*0.8+0.1" office:value-type="float" office:value="0.51725" calcext:value-type="float">
            <text:p>0,51725</text:p>
          </table:table-cell>
          <table:table-cell/>
          <table:table-cell table:formula="of:=[.C216]" office:value-type="float" office:value="0.5" calcext:value-type="float">
            <text:p>0,5</text:p>
          </table:table-cell>
          <table:table-cell table:formula="of:=[.C215]" office:value-type="float" office:value="0.5" calcext:value-type="float">
            <text:p>0,5</text:p>
          </table:table-cell>
          <table:table-cell table:formula="of:=[.C214]" office:value-type="float" office:value="0.37075" calcext:value-type="float">
            <text:p>0,37075</text:p>
          </table:table-cell>
          <table:table-cell table:formula="of:=[.C213]" office:value-type="float" office:value="0.41753125" calcext:value-type="float">
            <text:p>0,41753125</text:p>
          </table:table-cell>
          <table:table-cell table:formula="of:=[.C212]" office:value-type="float" office:value="0.48325" calcext:value-type="float">
            <text:p>0,48325</text:p>
          </table:table-cell>
          <table:table-cell/>
          <table:table-cell table:formula="of:=[.C211]" office:value-type="float" office:value="0.51725" calcext:value-type="float">
            <text:p>0,51725</text:p>
          </table:table-cell>
          <table:table-cell table:number-columns-repeated="3"/>
        </table:table-row>
        <table:table-row table:style-name="ro1">
          <table:table-cell office:value-type="float" office:value="2388.06" calcext:value-type="float">
            <text:p>2388,06</text:p>
          </table:table-cell>
          <table:table-cell table:formula="of:=[.A212]-[.A213]" office:value-type="float" office:value="-5.36000000000013" calcext:value-type="float">
            <text:p>-5,36</text:p>
          </table:table-cell>
          <table:table-cell table:formula="of:=([.B212]+128)/256*0.8+0.1" office:value-type="float" office:value="0.48325" calcext:value-type="float">
            <text:p>0,48325</text:p>
          </table:table-cell>
          <table:table-cell/>
          <table:table-cell table:formula="of:=[.C217]" office:value-type="float" office:value="0.468625" calcext:value-type="float">
            <text:p>0,468625</text:p>
          </table:table-cell>
          <table:table-cell table:formula="of:=[.C216]" office:value-type="float" office:value="0.5" calcext:value-type="float">
            <text:p>0,5</text:p>
          </table:table-cell>
          <table:table-cell table:formula="of:=[.C215]" office:value-type="float" office:value="0.5" calcext:value-type="float">
            <text:p>0,5</text:p>
          </table:table-cell>
          <table:table-cell table:formula="of:=[.C214]" office:value-type="float" office:value="0.37075" calcext:value-type="float">
            <text:p>0,37075</text:p>
          </table:table-cell>
          <table:table-cell table:formula="of:=[.C213]" office:value-type="float" office:value="0.41753125" calcext:value-type="float">
            <text:p>0,41753125</text:p>
          </table:table-cell>
          <table:table-cell/>
          <table:table-cell table:formula="of:=[.C212]" office:value-type="float" office:value="0.48325" calcext:value-type="float">
            <text:p>0,48325</text:p>
          </table:table-cell>
          <table:table-cell table:number-columns-repeated="3"/>
        </table:table-row>
        <table:table-row table:style-name="ro1">
          <table:table-cell office:value-type="float" office:value="2393.42" calcext:value-type="float">
            <text:p>2393,42</text:p>
          </table:table-cell>
          <table:table-cell table:formula="of:=[.A213]-[.A214]" office:value-type="float" office:value="-26.3899999999999" calcext:value-type="float">
            <text:p>-26,39</text:p>
          </table:table-cell>
          <table:table-cell table:formula="of:=([.B213]+128)/256*0.8+0.1" office:value-type="float" office:value="0.41753125" calcext:value-type="float">
            <text:p>0,41753125</text:p>
          </table:table-cell>
          <table:table-cell/>
          <table:table-cell table:formula="of:=[.C218]" office:value-type="float" office:value="0.44596875" calcext:value-type="float">
            <text:p>0,44596875</text:p>
          </table:table-cell>
          <table:table-cell table:formula="of:=[.C217]" office:value-type="float" office:value="0.468625" calcext:value-type="float">
            <text:p>0,468625</text:p>
          </table:table-cell>
          <table:table-cell table:formula="of:=[.C216]" office:value-type="float" office:value="0.5" calcext:value-type="float">
            <text:p>0,5</text:p>
          </table:table-cell>
          <table:table-cell table:formula="of:=[.C215]" office:value-type="float" office:value="0.5" calcext:value-type="float">
            <text:p>0,5</text:p>
          </table:table-cell>
          <table:table-cell table:formula="of:=[.C214]" office:value-type="float" office:value="0.37075" calcext:value-type="float">
            <text:p>0,37075</text:p>
          </table:table-cell>
          <table:table-cell/>
          <table:table-cell table:formula="of:=[.C213]" office:value-type="float" office:value="0.41753125" calcext:value-type="float">
            <text:p>0,41753125</text:p>
          </table:table-cell>
          <table:table-cell table:number-columns-repeated="3"/>
        </table:table-row>
        <table:table-row table:style-name="ro1">
          <table:table-cell office:value-type="float" office:value="2419.81" calcext:value-type="float">
            <text:p>2419,81</text:p>
          </table:table-cell>
          <table:table-cell table:formula="of:=[.A214]-[.A215]" office:value-type="float" office:value="-41.3600000000001" calcext:value-type="float">
            <text:p>-41,36</text:p>
          </table:table-cell>
          <table:table-cell table:formula="of:=([.B214]+128)/256*0.8+0.1" office:value-type="float" office:value="0.37075" calcext:value-type="float">
            <text:p>0,37075</text:p>
          </table:table-cell>
          <table:table-cell/>
          <table:table-cell table:formula="of:=[.C219]" office:value-type="float" office:value="0.560843749999999" calcext:value-type="float">
            <text:p>0,56084375</text:p>
          </table:table-cell>
          <table:table-cell table:formula="of:=[.C218]" office:value-type="float" office:value="0.44596875" calcext:value-type="float">
            <text:p>0,44596875</text:p>
          </table:table-cell>
          <table:table-cell table:formula="of:=[.C217]" office:value-type="float" office:value="0.468625" calcext:value-type="float">
            <text:p>0,468625</text:p>
          </table:table-cell>
          <table:table-cell table:formula="of:=[.C216]" office:value-type="float" office:value="0.5" calcext:value-type="float">
            <text:p>0,5</text:p>
          </table:table-cell>
          <table:table-cell table:formula="of:=[.C215]" office:value-type="float" office:value="0.5" calcext:value-type="float">
            <text:p>0,5</text:p>
          </table:table-cell>
          <table:table-cell/>
          <table:table-cell table:formula="of:=[.C214]" office:value-type="float" office:value="0.37075" calcext:value-type="float">
            <text:p>0,37075</text:p>
          </table:table-cell>
          <table:table-cell table:number-columns-repeated="3"/>
        </table:table-row>
        <table:table-row table:style-name="ro1">
          <table:table-cell office:value-type="float" office:value="2461.17" calcext:value-type="float">
            <text:p>2461,17</text:p>
          </table:table-cell>
          <table:table-cell table:formula="of:=[.A215]-[.A216]" office:value-type="float" office:value="0" calcext:value-type="float">
            <text:p>0</text:p>
          </table:table-cell>
          <table:table-cell table:formula="of:=([.B215]+128)/256*0.8+0.1" office:value-type="float" office:value="0.5" calcext:value-type="float">
            <text:p>0,5</text:p>
          </table:table-cell>
          <table:table-cell/>
          <table:table-cell table:formula="of:=[.C220]" office:value-type="float" office:value="0.443625" calcext:value-type="float">
            <text:p>0,443625</text:p>
          </table:table-cell>
          <table:table-cell table:formula="of:=[.C219]" office:value-type="float" office:value="0.560843749999999" calcext:value-type="float">
            <text:p>0,56084375</text:p>
          </table:table-cell>
          <table:table-cell table:formula="of:=[.C218]" office:value-type="float" office:value="0.44596875" calcext:value-type="float">
            <text:p>0,44596875</text:p>
          </table:table-cell>
          <table:table-cell table:formula="of:=[.C217]" office:value-type="float" office:value="0.468625" calcext:value-type="float">
            <text:p>0,468625</text:p>
          </table:table-cell>
          <table:table-cell table:formula="of:=[.C216]" office:value-type="float" office:value="0.5" calcext:value-type="float">
            <text:p>0,5</text:p>
          </table:table-cell>
          <table:table-cell/>
          <table:table-cell table:formula="of:=[.C21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61.17" calcext:value-type="float">
            <text:p>2461,17</text:p>
          </table:table-cell>
          <table:table-cell table:formula="of:=[.A216]-[.A217]" office:value-type="float" office:value="0" calcext:value-type="float">
            <text:p>0</text:p>
          </table:table-cell>
          <table:table-cell table:formula="of:=([.B216]+128)/256*0.8+0.1" office:value-type="float" office:value="0.5" calcext:value-type="float">
            <text:p>0,5</text:p>
          </table:table-cell>
          <table:table-cell/>
          <table:table-cell table:formula="of:=[.C221]" office:value-type="float" office:value="0.4751875" calcext:value-type="float">
            <text:p>0,4751875</text:p>
          </table:table-cell>
          <table:table-cell table:formula="of:=[.C220]" office:value-type="float" office:value="0.443625" calcext:value-type="float">
            <text:p>0,443625</text:p>
          </table:table-cell>
          <table:table-cell table:formula="of:=[.C219]" office:value-type="float" office:value="0.560843749999999" calcext:value-type="float">
            <text:p>0,56084375</text:p>
          </table:table-cell>
          <table:table-cell table:formula="of:=[.C218]" office:value-type="float" office:value="0.44596875" calcext:value-type="float">
            <text:p>0,44596875</text:p>
          </table:table-cell>
          <table:table-cell table:formula="of:=[.C217]" office:value-type="float" office:value="0.468625" calcext:value-type="float">
            <text:p>0,468625</text:p>
          </table:table-cell>
          <table:table-cell/>
          <table:table-cell table:formula="of:=[.C21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61.17" calcext:value-type="float">
            <text:p>2461,17</text:p>
          </table:table-cell>
          <table:table-cell table:formula="of:=[.A217]-[.A218]" office:value-type="float" office:value="-10.04" calcext:value-type="float">
            <text:p>-10,04</text:p>
          </table:table-cell>
          <table:table-cell table:formula="of:=([.B217]+128)/256*0.8+0.1" office:value-type="float" office:value="0.468625" calcext:value-type="float">
            <text:p>0,468625</text:p>
          </table:table-cell>
          <table:table-cell/>
          <table:table-cell table:formula="of:=[.C222]" office:value-type="float" office:value="0.5" calcext:value-type="float">
            <text:p>0,5</text:p>
          </table:table-cell>
          <table:table-cell table:formula="of:=[.C221]" office:value-type="float" office:value="0.4751875" calcext:value-type="float">
            <text:p>0,4751875</text:p>
          </table:table-cell>
          <table:table-cell table:formula="of:=[.C220]" office:value-type="float" office:value="0.443625" calcext:value-type="float">
            <text:p>0,443625</text:p>
          </table:table-cell>
          <table:table-cell table:formula="of:=[.C219]" office:value-type="float" office:value="0.560843749999999" calcext:value-type="float">
            <text:p>0,56084375</text:p>
          </table:table-cell>
          <table:table-cell table:formula="of:=[.C218]" office:value-type="float" office:value="0.44596875" calcext:value-type="float">
            <text:p>0,44596875</text:p>
          </table:table-cell>
          <table:table-cell/>
          <table:table-cell table:formula="of:=[.C217]" office:value-type="float" office:value="0.468625" calcext:value-type="float">
            <text:p>0,468625</text:p>
          </table:table-cell>
          <table:table-cell table:number-columns-repeated="3"/>
        </table:table-row>
        <table:table-row table:style-name="ro1">
          <table:table-cell office:value-type="float" office:value="2471.21" calcext:value-type="float">
            <text:p>2471,21</text:p>
          </table:table-cell>
          <table:table-cell table:formula="of:=[.A218]-[.A219]" office:value-type="float" office:value="-17.29" calcext:value-type="float">
            <text:p>-17,29</text:p>
          </table:table-cell>
          <table:table-cell table:formula="of:=([.B218]+128)/256*0.8+0.1" office:value-type="float" office:value="0.44596875" calcext:value-type="float">
            <text:p>0,44596875</text:p>
          </table:table-cell>
          <table:table-cell/>
          <table:table-cell table:formula="of:=[.C223]" office:value-type="float" office:value="0.5" calcext:value-type="float">
            <text:p>0,5</text:p>
          </table:table-cell>
          <table:table-cell table:formula="of:=[.C222]" office:value-type="float" office:value="0.5" calcext:value-type="float">
            <text:p>0,5</text:p>
          </table:table-cell>
          <table:table-cell table:formula="of:=[.C221]" office:value-type="float" office:value="0.4751875" calcext:value-type="float">
            <text:p>0,4751875</text:p>
          </table:table-cell>
          <table:table-cell table:formula="of:=[.C220]" office:value-type="float" office:value="0.443625" calcext:value-type="float">
            <text:p>0,443625</text:p>
          </table:table-cell>
          <table:table-cell table:formula="of:=[.C219]" office:value-type="float" office:value="0.560843749999999" calcext:value-type="float">
            <text:p>0,56084375</text:p>
          </table:table-cell>
          <table:table-cell/>
          <table:table-cell table:formula="of:=[.C218]" office:value-type="float" office:value="0.44596875" calcext:value-type="float">
            <text:p>0,44596875</text:p>
          </table:table-cell>
          <table:table-cell table:number-columns-repeated="3"/>
        </table:table-row>
        <table:table-row table:style-name="ro1">
          <table:table-cell office:value-type="float" office:value="2488.5" calcext:value-type="float">
            <text:p>2488,5</text:p>
          </table:table-cell>
          <table:table-cell table:formula="of:=[.A219]-[.A220]" office:value-type="float" office:value="19.4699999999998" calcext:value-type="float">
            <text:p>19,47</text:p>
          </table:table-cell>
          <table:table-cell table:formula="of:=([.B219]+128)/256*0.8+0.1" office:value-type="float" office:value="0.560843749999999" calcext:value-type="float">
            <text:p>0,56084375</text:p>
          </table:table-cell>
          <table:table-cell/>
          <table:table-cell table:formula="of:=[.C224]" office:value-type="float" office:value="0.503375000000001" calcext:value-type="float">
            <text:p>0,503375</text:p>
          </table:table-cell>
          <table:table-cell table:formula="of:=[.C223]" office:value-type="float" office:value="0.5" calcext:value-type="float">
            <text:p>0,5</text:p>
          </table:table-cell>
          <table:table-cell table:formula="of:=[.C222]" office:value-type="float" office:value="0.5" calcext:value-type="float">
            <text:p>0,5</text:p>
          </table:table-cell>
          <table:table-cell table:formula="of:=[.C221]" office:value-type="float" office:value="0.4751875" calcext:value-type="float">
            <text:p>0,4751875</text:p>
          </table:table-cell>
          <table:table-cell table:formula="of:=[.C220]" office:value-type="float" office:value="0.443625" calcext:value-type="float">
            <text:p>0,443625</text:p>
          </table:table-cell>
          <table:table-cell/>
          <table:table-cell table:formula="of:=[.C219]" office:value-type="float" office:value="0.560843749999999" calcext:value-type="float">
            <text:p>0,56084375</text:p>
          </table:table-cell>
          <table:table-cell table:number-columns-repeated="3"/>
        </table:table-row>
        <table:table-row table:style-name="ro1">
          <table:table-cell office:value-type="float" office:value="2469.03" calcext:value-type="float">
            <text:p>2469,03</text:p>
          </table:table-cell>
          <table:table-cell table:formula="of:=[.A220]-[.A221]" office:value-type="float" office:value="-18.04" calcext:value-type="float">
            <text:p>-18,04</text:p>
          </table:table-cell>
          <table:table-cell table:formula="of:=([.B220]+128)/256*0.8+0.1" office:value-type="float" office:value="0.443625" calcext:value-type="float">
            <text:p>0,443625</text:p>
          </table:table-cell>
          <table:table-cell/>
          <table:table-cell table:formula="of:=[.C225]" office:value-type="float" office:value="0.372812499999999" calcext:value-type="float">
            <text:p>0,3728125</text:p>
          </table:table-cell>
          <table:table-cell table:formula="of:=[.C224]" office:value-type="float" office:value="0.503375000000001" calcext:value-type="float">
            <text:p>0,503375</text:p>
          </table:table-cell>
          <table:table-cell table:formula="of:=[.C223]" office:value-type="float" office:value="0.5" calcext:value-type="float">
            <text:p>0,5</text:p>
          </table:table-cell>
          <table:table-cell table:formula="of:=[.C222]" office:value-type="float" office:value="0.5" calcext:value-type="float">
            <text:p>0,5</text:p>
          </table:table-cell>
          <table:table-cell table:formula="of:=[.C221]" office:value-type="float" office:value="0.4751875" calcext:value-type="float">
            <text:p>0,4751875</text:p>
          </table:table-cell>
          <table:table-cell/>
          <table:table-cell table:formula="of:=[.C220]" office:value-type="float" office:value="0.443625" calcext:value-type="float">
            <text:p>0,443625</text:p>
          </table:table-cell>
          <table:table-cell table:number-columns-repeated="3"/>
        </table:table-row>
        <table:table-row table:style-name="ro1">
          <table:table-cell office:value-type="float" office:value="2487.07" calcext:value-type="float">
            <text:p>2487,07</text:p>
          </table:table-cell>
          <table:table-cell table:formula="of:=[.A221]-[.A222]" office:value-type="float" office:value="-7.94000000000005" calcext:value-type="float">
            <text:p>-7,94</text:p>
          </table:table-cell>
          <table:table-cell table:formula="of:=([.B221]+128)/256*0.8+0.1" office:value-type="float" office:value="0.4751875" calcext:value-type="float">
            <text:p>0,4751875</text:p>
          </table:table-cell>
          <table:table-cell/>
          <table:table-cell table:formula="of:=[.C226]" office:value-type="float" office:value="0.449375000000001" calcext:value-type="float">
            <text:p>0,449375</text:p>
          </table:table-cell>
          <table:table-cell table:formula="of:=[.C225]" office:value-type="float" office:value="0.372812499999999" calcext:value-type="float">
            <text:p>0,3728125</text:p>
          </table:table-cell>
          <table:table-cell table:formula="of:=[.C224]" office:value-type="float" office:value="0.503375000000001" calcext:value-type="float">
            <text:p>0,503375</text:p>
          </table:table-cell>
          <table:table-cell table:formula="of:=[.C223]" office:value-type="float" office:value="0.5" calcext:value-type="float">
            <text:p>0,5</text:p>
          </table:table-cell>
          <table:table-cell table:formula="of:=[.C222]" office:value-type="float" office:value="0.5" calcext:value-type="float">
            <text:p>0,5</text:p>
          </table:table-cell>
          <table:table-cell/>
          <table:table-cell table:formula="of:=[.C221]" office:value-type="float" office:value="0.4751875" calcext:value-type="float">
            <text:p>0,4751875</text:p>
          </table:table-cell>
          <table:table-cell table:number-columns-repeated="3"/>
        </table:table-row>
        <table:table-row table:style-name="ro1">
          <table:table-cell office:value-type="float" office:value="2495.01" calcext:value-type="float">
            <text:p>2495,01</text:p>
          </table:table-cell>
          <table:table-cell table:formula="of:=[.A222]-[.A223]" office:value-type="float" office:value="0" calcext:value-type="float">
            <text:p>0</text:p>
          </table:table-cell>
          <table:table-cell table:formula="of:=([.B222]+128)/256*0.8+0.1" office:value-type="float" office:value="0.5" calcext:value-type="float">
            <text:p>0,5</text:p>
          </table:table-cell>
          <table:table-cell/>
          <table:table-cell table:formula="of:=[.C227]" office:value-type="float" office:value="0.5421875" calcext:value-type="float">
            <text:p>0,5421875</text:p>
          </table:table-cell>
          <table:table-cell table:formula="of:=[.C226]" office:value-type="float" office:value="0.449375000000001" calcext:value-type="float">
            <text:p>0,449375</text:p>
          </table:table-cell>
          <table:table-cell table:formula="of:=[.C225]" office:value-type="float" office:value="0.372812499999999" calcext:value-type="float">
            <text:p>0,3728125</text:p>
          </table:table-cell>
          <table:table-cell table:formula="of:=[.C224]" office:value-type="float" office:value="0.503375000000001" calcext:value-type="float">
            <text:p>0,503375</text:p>
          </table:table-cell>
          <table:table-cell table:formula="of:=[.C223]" office:value-type="float" office:value="0.5" calcext:value-type="float">
            <text:p>0,5</text:p>
          </table:table-cell>
          <table:table-cell/>
          <table:table-cell table:formula="of:=[.C22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95.01" calcext:value-type="float">
            <text:p>2495,01</text:p>
          </table:table-cell>
          <table:table-cell table:formula="of:=[.A223]-[.A224]" office:value-type="float" office:value="0" calcext:value-type="float">
            <text:p>0</text:p>
          </table:table-cell>
          <table:table-cell table:formula="of:=([.B223]+128)/256*0.8+0.1" office:value-type="float" office:value="0.5" calcext:value-type="float">
            <text:p>0,5</text:p>
          </table:table-cell>
          <table:table-cell/>
          <table:table-cell table:formula="of:=[.C228]" office:value-type="float" office:value="0.56640625" calcext:value-type="float">
            <text:p>0,56640625</text:p>
          </table:table-cell>
          <table:table-cell table:formula="of:=[.C227]" office:value-type="float" office:value="0.5421875" calcext:value-type="float">
            <text:p>0,5421875</text:p>
          </table:table-cell>
          <table:table-cell table:formula="of:=[.C226]" office:value-type="float" office:value="0.449375000000001" calcext:value-type="float">
            <text:p>0,449375</text:p>
          </table:table-cell>
          <table:table-cell table:formula="of:=[.C225]" office:value-type="float" office:value="0.372812499999999" calcext:value-type="float">
            <text:p>0,3728125</text:p>
          </table:table-cell>
          <table:table-cell table:formula="of:=[.C224]" office:value-type="float" office:value="0.503375000000001" calcext:value-type="float">
            <text:p>0,503375</text:p>
          </table:table-cell>
          <table:table-cell/>
          <table:table-cell table:formula="of:=[.C22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95.01" calcext:value-type="float">
            <text:p>2495,01</text:p>
          </table:table-cell>
          <table:table-cell table:formula="of:=[.A224]-[.A225]" office:value-type="float" office:value="1.08000000000038" calcext:value-type="float">
            <text:p>1,08</text:p>
          </table:table-cell>
          <table:table-cell table:formula="of:=([.B224]+128)/256*0.8+0.1" office:value-type="float" office:value="0.503375000000001" calcext:value-type="float">
            <text:p>0,503375</text:p>
          </table:table-cell>
          <table:table-cell/>
          <table:table-cell table:formula="of:=[.C229]" office:value-type="float" office:value="0.5" calcext:value-type="float">
            <text:p>0,5</text:p>
          </table:table-cell>
          <table:table-cell table:formula="of:=[.C228]" office:value-type="float" office:value="0.56640625" calcext:value-type="float">
            <text:p>0,56640625</text:p>
          </table:table-cell>
          <table:table-cell table:formula="of:=[.C227]" office:value-type="float" office:value="0.5421875" calcext:value-type="float">
            <text:p>0,5421875</text:p>
          </table:table-cell>
          <table:table-cell table:formula="of:=[.C226]" office:value-type="float" office:value="0.449375000000001" calcext:value-type="float">
            <text:p>0,449375</text:p>
          </table:table-cell>
          <table:table-cell table:formula="of:=[.C225]" office:value-type="float" office:value="0.372812499999999" calcext:value-type="float">
            <text:p>0,3728125</text:p>
          </table:table-cell>
          <table:table-cell/>
          <table:table-cell table:formula="of:=[.C224]" office:value-type="float" office:value="0.503375000000001" calcext:value-type="float">
            <text:p>0,503375</text:p>
          </table:table-cell>
          <table:table-cell table:number-columns-repeated="3"/>
        </table:table-row>
        <table:table-row table:style-name="ro1">
          <table:table-cell office:value-type="float" office:value="2493.93" calcext:value-type="float">
            <text:p>2493,93</text:p>
          </table:table-cell>
          <table:table-cell table:formula="of:=[.A225]-[.A226]" office:value-type="float" office:value="-40.7000000000003" calcext:value-type="float">
            <text:p>-40,7</text:p>
          </table:table-cell>
          <table:table-cell table:formula="of:=([.B225]+128)/256*0.8+0.1" office:value-type="float" office:value="0.372812499999999" calcext:value-type="float">
            <text:p>0,3728125</text:p>
          </table:table-cell>
          <table:table-cell/>
          <table:table-cell table:formula="of:=[.C230]" office:value-type="float" office:value="0.5" calcext:value-type="float">
            <text:p>0,5</text:p>
          </table:table-cell>
          <table:table-cell table:formula="of:=[.C229]" office:value-type="float" office:value="0.5" calcext:value-type="float">
            <text:p>0,5</text:p>
          </table:table-cell>
          <table:table-cell table:formula="of:=[.C228]" office:value-type="float" office:value="0.56640625" calcext:value-type="float">
            <text:p>0,56640625</text:p>
          </table:table-cell>
          <table:table-cell table:formula="of:=[.C227]" office:value-type="float" office:value="0.5421875" calcext:value-type="float">
            <text:p>0,5421875</text:p>
          </table:table-cell>
          <table:table-cell table:formula="of:=[.C226]" office:value-type="float" office:value="0.449375000000001" calcext:value-type="float">
            <text:p>0,449375</text:p>
          </table:table-cell>
          <table:table-cell/>
          <table:table-cell table:formula="of:=[.C225]" office:value-type="float" office:value="0.372812499999999" calcext:value-type="float">
            <text:p>0,3728125</text:p>
          </table:table-cell>
          <table:table-cell table:number-columns-repeated="3"/>
        </table:table-row>
        <table:table-row table:style-name="ro1">
          <table:table-cell office:value-type="float" office:value="2534.63" calcext:value-type="float">
            <text:p>2534,63</text:p>
          </table:table-cell>
          <table:table-cell table:formula="of:=[.A226]-[.A227]" office:value-type="float" office:value="-16.1999999999998" calcext:value-type="float">
            <text:p>-16,2</text:p>
          </table:table-cell>
          <table:table-cell table:formula="of:=([.B226]+128)/256*0.8+0.1" office:value-type="float" office:value="0.449375000000001" calcext:value-type="float">
            <text:p>0,449375</text:p>
          </table:table-cell>
          <table:table-cell/>
          <table:table-cell table:formula="of:=[.C231]" office:value-type="float" office:value="0.56659375" calcext:value-type="float">
            <text:p>0,56659375</text:p>
          </table:table-cell>
          <table:table-cell table:formula="of:=[.C230]" office:value-type="float" office:value="0.5" calcext:value-type="float">
            <text:p>0,5</text:p>
          </table:table-cell>
          <table:table-cell table:formula="of:=[.C229]" office:value-type="float" office:value="0.5" calcext:value-type="float">
            <text:p>0,5</text:p>
          </table:table-cell>
          <table:table-cell table:formula="of:=[.C228]" office:value-type="float" office:value="0.56640625" calcext:value-type="float">
            <text:p>0,56640625</text:p>
          </table:table-cell>
          <table:table-cell table:formula="of:=[.C227]" office:value-type="float" office:value="0.5421875" calcext:value-type="float">
            <text:p>0,5421875</text:p>
          </table:table-cell>
          <table:table-cell/>
          <table:table-cell table:formula="of:=[.C226]" office:value-type="float" office:value="0.449375000000001" calcext:value-type="float">
            <text:p>0,449375</text:p>
          </table:table-cell>
          <table:table-cell table:number-columns-repeated="3"/>
        </table:table-row>
        <table:table-row table:style-name="ro1">
          <table:table-cell office:value-type="float" office:value="2550.83" calcext:value-type="float">
            <text:p>2550,83</text:p>
          </table:table-cell>
          <table:table-cell table:formula="of:=[.A227]-[.A228]" office:value-type="float" office:value="13.5" calcext:value-type="float">
            <text:p>13,5</text:p>
          </table:table-cell>
          <table:table-cell table:formula="of:=([.B227]+128)/256*0.8+0.1" office:value-type="float" office:value="0.5421875" calcext:value-type="float">
            <text:p>0,5421875</text:p>
          </table:table-cell>
          <table:table-cell/>
          <table:table-cell table:formula="of:=[.C232]" office:value-type="float" office:value="0.51209375" calcext:value-type="float">
            <text:p>0,51209375</text:p>
          </table:table-cell>
          <table:table-cell table:formula="of:=[.C231]" office:value-type="float" office:value="0.56659375" calcext:value-type="float">
            <text:p>0,56659375</text:p>
          </table:table-cell>
          <table:table-cell table:formula="of:=[.C230]" office:value-type="float" office:value="0.5" calcext:value-type="float">
            <text:p>0,5</text:p>
          </table:table-cell>
          <table:table-cell table:formula="of:=[.C229]" office:value-type="float" office:value="0.5" calcext:value-type="float">
            <text:p>0,5</text:p>
          </table:table-cell>
          <table:table-cell table:formula="of:=[.C228]" office:value-type="float" office:value="0.56640625" calcext:value-type="float">
            <text:p>0,56640625</text:p>
          </table:table-cell>
          <table:table-cell/>
          <table:table-cell table:formula="of:=[.C227]" office:value-type="float" office:value="0.5421875" calcext:value-type="float">
            <text:p>0,5421875</text:p>
          </table:table-cell>
          <table:table-cell table:number-columns-repeated="3"/>
        </table:table-row>
        <table:table-row table:style-name="ro1">
          <table:table-cell office:value-type="float" office:value="2537.33" calcext:value-type="float">
            <text:p>2537,33</text:p>
          </table:table-cell>
          <table:table-cell table:formula="of:=[.A228]-[.A229]" office:value-type="float" office:value="21.25" calcext:value-type="float">
            <text:p>21,25</text:p>
          </table:table-cell>
          <table:table-cell table:formula="of:=([.B228]+128)/256*0.8+0.1" office:value-type="float" office:value="0.56640625" calcext:value-type="float">
            <text:p>0,56640625</text:p>
          </table:table-cell>
          <table:table-cell/>
          <table:table-cell table:formula="of:=[.C233]" office:value-type="float" office:value="0.41515625" calcext:value-type="float">
            <text:p>0,41515625</text:p>
          </table:table-cell>
          <table:table-cell table:formula="of:=[.C232]" office:value-type="float" office:value="0.51209375" calcext:value-type="float">
            <text:p>0,51209375</text:p>
          </table:table-cell>
          <table:table-cell table:formula="of:=[.C231]" office:value-type="float" office:value="0.56659375" calcext:value-type="float">
            <text:p>0,56659375</text:p>
          </table:table-cell>
          <table:table-cell table:formula="of:=[.C230]" office:value-type="float" office:value="0.5" calcext:value-type="float">
            <text:p>0,5</text:p>
          </table:table-cell>
          <table:table-cell table:formula="of:=[.C229]" office:value-type="float" office:value="0.5" calcext:value-type="float">
            <text:p>0,5</text:p>
          </table:table-cell>
          <table:table-cell/>
          <table:table-cell table:formula="of:=[.C228]" office:value-type="float" office:value="0.56640625" calcext:value-type="float">
            <text:p>0,56640625</text:p>
          </table:table-cell>
          <table:table-cell table:number-columns-repeated="3"/>
        </table:table-row>
        <table:table-row table:style-name="ro1">
          <table:table-cell office:value-type="float" office:value="2516.08" calcext:value-type="float">
            <text:p>2516,08</text:p>
          </table:table-cell>
          <table:table-cell table:formula="of:=[.A229]-[.A230]" office:value-type="float" office:value="0" calcext:value-type="float">
            <text:p>0</text:p>
          </table:table-cell>
          <table:table-cell table:formula="of:=([.B229]+128)/256*0.8+0.1" office:value-type="float" office:value="0.5" calcext:value-type="float">
            <text:p>0,5</text:p>
          </table:table-cell>
          <table:table-cell/>
          <table:table-cell table:formula="of:=[.C234]" office:value-type="float" office:value="0.4854375" calcext:value-type="float">
            <text:p>0,4854375</text:p>
          </table:table-cell>
          <table:table-cell table:formula="of:=[.C233]" office:value-type="float" office:value="0.41515625" calcext:value-type="float">
            <text:p>0,41515625</text:p>
          </table:table-cell>
          <table:table-cell table:formula="of:=[.C232]" office:value-type="float" office:value="0.51209375" calcext:value-type="float">
            <text:p>0,51209375</text:p>
          </table:table-cell>
          <table:table-cell table:formula="of:=[.C231]" office:value-type="float" office:value="0.56659375" calcext:value-type="float">
            <text:p>0,56659375</text:p>
          </table:table-cell>
          <table:table-cell table:formula="of:=[.C230]" office:value-type="float" office:value="0.5" calcext:value-type="float">
            <text:p>0,5</text:p>
          </table:table-cell>
          <table:table-cell/>
          <table:table-cell table:formula="of:=[.C22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16.08" calcext:value-type="float">
            <text:p>2516,08</text:p>
          </table:table-cell>
          <table:table-cell table:formula="of:=[.A230]-[.A231]" office:value-type="float" office:value="0" calcext:value-type="float">
            <text:p>0</text:p>
          </table:table-cell>
          <table:table-cell table:formula="of:=([.B230]+128)/256*0.8+0.1" office:value-type="float" office:value="0.5" calcext:value-type="float">
            <text:p>0,5</text:p>
          </table:table-cell>
          <table:table-cell/>
          <table:table-cell table:formula="of:=[.C235]" office:value-type="float" office:value="0.332187500000001" calcext:value-type="float">
            <text:p>0,3321875</text:p>
          </table:table-cell>
          <table:table-cell table:formula="of:=[.C234]" office:value-type="float" office:value="0.4854375" calcext:value-type="float">
            <text:p>0,4854375</text:p>
          </table:table-cell>
          <table:table-cell table:formula="of:=[.C233]" office:value-type="float" office:value="0.41515625" calcext:value-type="float">
            <text:p>0,41515625</text:p>
          </table:table-cell>
          <table:table-cell table:formula="of:=[.C232]" office:value-type="float" office:value="0.51209375" calcext:value-type="float">
            <text:p>0,51209375</text:p>
          </table:table-cell>
          <table:table-cell table:formula="of:=[.C231]" office:value-type="float" office:value="0.56659375" calcext:value-type="float">
            <text:p>0,56659375</text:p>
          </table:table-cell>
          <table:table-cell/>
          <table:table-cell table:formula="of:=[.C23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16.08" calcext:value-type="float">
            <text:p>2516,08</text:p>
          </table:table-cell>
          <table:table-cell table:formula="of:=[.A231]-[.A232]" office:value-type="float" office:value="21.3099999999999" calcext:value-type="float">
            <text:p>21,31</text:p>
          </table:table-cell>
          <table:table-cell table:formula="of:=([.B231]+128)/256*0.8+0.1" office:value-type="float" office:value="0.56659375" calcext:value-type="float">
            <text:p>0,56659375</text:p>
          </table:table-cell>
          <table:table-cell/>
          <table:table-cell table:formula="of:=[.C236]" office:value-type="float" office:value="0.5" calcext:value-type="float">
            <text:p>0,5</text:p>
          </table:table-cell>
          <table:table-cell table:formula="of:=[.C235]" office:value-type="float" office:value="0.332187500000001" calcext:value-type="float">
            <text:p>0,3321875</text:p>
          </table:table-cell>
          <table:table-cell table:formula="of:=[.C234]" office:value-type="float" office:value="0.4854375" calcext:value-type="float">
            <text:p>0,4854375</text:p>
          </table:table-cell>
          <table:table-cell table:formula="of:=[.C233]" office:value-type="float" office:value="0.41515625" calcext:value-type="float">
            <text:p>0,41515625</text:p>
          </table:table-cell>
          <table:table-cell table:formula="of:=[.C232]" office:value-type="float" office:value="0.51209375" calcext:value-type="float">
            <text:p>0,51209375</text:p>
          </table:table-cell>
          <table:table-cell/>
          <table:table-cell table:formula="of:=[.C231]" office:value-type="float" office:value="0.56659375" calcext:value-type="float">
            <text:p>0,56659375</text:p>
          </table:table-cell>
          <table:table-cell table:number-columns-repeated="3"/>
        </table:table-row>
        <table:table-row table:style-name="ro1">
          <table:table-cell office:value-type="float" office:value="2494.77" calcext:value-type="float">
            <text:p>2494,77</text:p>
          </table:table-cell>
          <table:table-cell table:formula="of:=[.A232]-[.A233]" office:value-type="float" office:value="3.86999999999989" calcext:value-type="float">
            <text:p>3,87</text:p>
          </table:table-cell>
          <table:table-cell table:formula="of:=([.B232]+128)/256*0.8+0.1" office:value-type="float" office:value="0.51209375" calcext:value-type="float">
            <text:p>0,51209375</text:p>
          </table:table-cell>
          <table:table-cell/>
          <table:table-cell table:formula="of:=[.C237]" office:value-type="float" office:value="0.5" calcext:value-type="float">
            <text:p>0,5</text:p>
          </table:table-cell>
          <table:table-cell table:formula="of:=[.C236]" office:value-type="float" office:value="0.5" calcext:value-type="float">
            <text:p>0,5</text:p>
          </table:table-cell>
          <table:table-cell table:formula="of:=[.C235]" office:value-type="float" office:value="0.332187500000001" calcext:value-type="float">
            <text:p>0,3321875</text:p>
          </table:table-cell>
          <table:table-cell table:formula="of:=[.C234]" office:value-type="float" office:value="0.4854375" calcext:value-type="float">
            <text:p>0,4854375</text:p>
          </table:table-cell>
          <table:table-cell table:formula="of:=[.C233]" office:value-type="float" office:value="0.41515625" calcext:value-type="float">
            <text:p>0,41515625</text:p>
          </table:table-cell>
          <table:table-cell/>
          <table:table-cell table:formula="of:=[.C232]" office:value-type="float" office:value="0.51209375" calcext:value-type="float">
            <text:p>0,51209375</text:p>
          </table:table-cell>
          <table:table-cell table:number-columns-repeated="3"/>
        </table:table-row>
        <table:table-row table:style-name="ro1">
          <table:table-cell office:value-type="float" office:value="2490.9" calcext:value-type="float">
            <text:p>2490,9</text:p>
          </table:table-cell>
          <table:table-cell table:formula="of:=[.A233]-[.A234]" office:value-type="float" office:value="-27.1500000000001" calcext:value-type="float">
            <text:p>-27,15</text:p>
          </table:table-cell>
          <table:table-cell table:formula="of:=([.B233]+128)/256*0.8+0.1" office:value-type="float" office:value="0.41515625" calcext:value-type="float">
            <text:p>0,41515625</text:p>
          </table:table-cell>
          <table:table-cell/>
          <table:table-cell table:formula="of:=[.C238]" office:value-type="float" office:value="0.5" calcext:value-type="float">
            <text:p>0,5</text:p>
          </table:table-cell>
          <table:table-cell table:formula="of:=[.C237]" office:value-type="float" office:value="0.5" calcext:value-type="float">
            <text:p>0,5</text:p>
          </table:table-cell>
          <table:table-cell table:formula="of:=[.C236]" office:value-type="float" office:value="0.5" calcext:value-type="float">
            <text:p>0,5</text:p>
          </table:table-cell>
          <table:table-cell table:formula="of:=[.C235]" office:value-type="float" office:value="0.332187500000001" calcext:value-type="float">
            <text:p>0,3321875</text:p>
          </table:table-cell>
          <table:table-cell table:formula="of:=[.C234]" office:value-type="float" office:value="0.4854375" calcext:value-type="float">
            <text:p>0,4854375</text:p>
          </table:table-cell>
          <table:table-cell/>
          <table:table-cell table:formula="of:=[.C233]" office:value-type="float" office:value="0.41515625" calcext:value-type="float">
            <text:p>0,41515625</text:p>
          </table:table-cell>
          <table:table-cell table:number-columns-repeated="3"/>
        </table:table-row>
        <table:table-row table:style-name="ro1">
          <table:table-cell office:value-type="float" office:value="2518.05" calcext:value-type="float">
            <text:p>2518,05</text:p>
          </table:table-cell>
          <table:table-cell table:formula="of:=[.A234]-[.A235]" office:value-type="float" office:value="-4.65999999999985" calcext:value-type="float">
            <text:p>-4,66</text:p>
          </table:table-cell>
          <table:table-cell table:formula="of:=([.B234]+128)/256*0.8+0.1" office:value-type="float" office:value="0.4854375" calcext:value-type="float">
            <text:p>0,4854375</text:p>
          </table:table-cell>
          <table:table-cell/>
          <table:table-cell table:formula="of:=[.C239]" office:value-type="float" office:value="0.5" calcext:value-type="float">
            <text:p>0,5</text:p>
          </table:table-cell>
          <table:table-cell table:formula="of:=[.C238]" office:value-type="float" office:value="0.5" calcext:value-type="float">
            <text:p>0,5</text:p>
          </table:table-cell>
          <table:table-cell table:formula="of:=[.C237]" office:value-type="float" office:value="0.5" calcext:value-type="float">
            <text:p>0,5</text:p>
          </table:table-cell>
          <table:table-cell table:formula="of:=[.C236]" office:value-type="float" office:value="0.5" calcext:value-type="float">
            <text:p>0,5</text:p>
          </table:table-cell>
          <table:table-cell table:formula="of:=[.C235]" office:value-type="float" office:value="0.332187500000001" calcext:value-type="float">
            <text:p>0,3321875</text:p>
          </table:table-cell>
          <table:table-cell/>
          <table:table-cell table:formula="of:=[.C234]" office:value-type="float" office:value="0.4854375" calcext:value-type="float">
            <text:p>0,4854375</text:p>
          </table:table-cell>
          <table:table-cell table:number-columns-repeated="3"/>
        </table:table-row>
        <table:table-row table:style-name="ro1">
          <table:table-cell office:value-type="float" office:value="2522.71" calcext:value-type="float">
            <text:p>2522,71</text:p>
          </table:table-cell>
          <table:table-cell table:formula="of:=[.A235]-[.A236]" office:value-type="float" office:value="-53.6999999999998" calcext:value-type="float">
            <text:p>-53,7</text:p>
          </table:table-cell>
          <table:table-cell table:formula="of:=([.B235]+128)/256*0.8+0.1" office:value-type="float" office:value="0.332187500000001" calcext:value-type="float">
            <text:p>0,3321875</text:p>
          </table:table-cell>
          <table:table-cell/>
          <table:table-cell table:formula="of:=[.C240]" office:value-type="float" office:value="0.431406249999999" calcext:value-type="float">
            <text:p>0,43140625</text:p>
          </table:table-cell>
          <table:table-cell table:formula="of:=[.C239]" office:value-type="float" office:value="0.5" calcext:value-type="float">
            <text:p>0,5</text:p>
          </table:table-cell>
          <table:table-cell table:formula="of:=[.C238]" office:value-type="float" office:value="0.5" calcext:value-type="float">
            <text:p>0,5</text:p>
          </table:table-cell>
          <table:table-cell table:formula="of:=[.C237]" office:value-type="float" office:value="0.5" calcext:value-type="float">
            <text:p>0,5</text:p>
          </table:table-cell>
          <table:table-cell table:formula="of:=[.C236]" office:value-type="float" office:value="0.5" calcext:value-type="float">
            <text:p>0,5</text:p>
          </table:table-cell>
          <table:table-cell/>
          <table:table-cell table:formula="of:=[.C235]" office:value-type="float" office:value="0.332187500000001" calcext:value-type="float">
            <text:p>0,3321875</text:p>
          </table:table-cell>
          <table:table-cell table:number-columns-repeated="3"/>
        </table:table-row>
        <table:table-row table:style-name="ro1">
          <table:table-cell office:value-type="float" office:value="2576.41" calcext:value-type="float">
            <text:p>2576,41</text:p>
          </table:table-cell>
          <table:table-cell table:formula="of:=[.A236]-[.A237]" office:value-type="float" office:value="0" calcext:value-type="float">
            <text:p>0</text:p>
          </table:table-cell>
          <table:table-cell table:formula="of:=([.B236]+128)/256*0.8+0.1" office:value-type="float" office:value="0.5" calcext:value-type="float">
            <text:p>0,5</text:p>
          </table:table-cell>
          <table:table-cell/>
          <table:table-cell table:formula="of:=[.C241]" office:value-type="float" office:value="0.56971875" calcext:value-type="float">
            <text:p>0,56971875</text:p>
          </table:table-cell>
          <table:table-cell table:formula="of:=[.C240]" office:value-type="float" office:value="0.431406249999999" calcext:value-type="float">
            <text:p>0,43140625</text:p>
          </table:table-cell>
          <table:table-cell table:formula="of:=[.C239]" office:value-type="float" office:value="0.5" calcext:value-type="float">
            <text:p>0,5</text:p>
          </table:table-cell>
          <table:table-cell table:formula="of:=[.C238]" office:value-type="float" office:value="0.5" calcext:value-type="float">
            <text:p>0,5</text:p>
          </table:table-cell>
          <table:table-cell table:formula="of:=[.C237]" office:value-type="float" office:value="0.5" calcext:value-type="float">
            <text:p>0,5</text:p>
          </table:table-cell>
          <table:table-cell/>
          <table:table-cell table:formula="of:=[.C23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76.41" calcext:value-type="float">
            <text:p>2576,41</text:p>
          </table:table-cell>
          <table:table-cell table:formula="of:=[.A237]-[.A238]" office:value-type="float" office:value="0" calcext:value-type="float">
            <text:p>0</text:p>
          </table:table-cell>
          <table:table-cell table:formula="of:=([.B237]+128)/256*0.8+0.1" office:value-type="float" office:value="0.5" calcext:value-type="float">
            <text:p>0,5</text:p>
          </table:table-cell>
          <table:table-cell/>
          <table:table-cell table:formula="of:=[.C242]" office:value-type="float" office:value="0.560000000000001" calcext:value-type="float">
            <text:p>0,56</text:p>
          </table:table-cell>
          <table:table-cell table:formula="of:=[.C241]" office:value-type="float" office:value="0.56971875" calcext:value-type="float">
            <text:p>0,56971875</text:p>
          </table:table-cell>
          <table:table-cell table:formula="of:=[.C240]" office:value-type="float" office:value="0.431406249999999" calcext:value-type="float">
            <text:p>0,43140625</text:p>
          </table:table-cell>
          <table:table-cell table:formula="of:=[.C239]" office:value-type="float" office:value="0.5" calcext:value-type="float">
            <text:p>0,5</text:p>
          </table:table-cell>
          <table:table-cell table:formula="of:=[.C238]" office:value-type="float" office:value="0.5" calcext:value-type="float">
            <text:p>0,5</text:p>
          </table:table-cell>
          <table:table-cell/>
          <table:table-cell table:formula="of:=[.C23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76.41" calcext:value-type="float">
            <text:p>2576,41</text:p>
          </table:table-cell>
          <table:table-cell table:formula="of:=[.A238]-[.A239]" office:value-type="float" office:value="0" calcext:value-type="float">
            <text:p>0</text:p>
          </table:table-cell>
          <table:table-cell table:formula="of:=([.B238]+128)/256*0.8+0.1" office:value-type="float" office:value="0.5" calcext:value-type="float">
            <text:p>0,5</text:p>
          </table:table-cell>
          <table:table-cell/>
          <table:table-cell table:formula="of:=[.C243]" office:value-type="float" office:value="0.5" calcext:value-type="float">
            <text:p>0,5</text:p>
          </table:table-cell>
          <table:table-cell table:formula="of:=[.C242]" office:value-type="float" office:value="0.560000000000001" calcext:value-type="float">
            <text:p>0,56</text:p>
          </table:table-cell>
          <table:table-cell table:formula="of:=[.C241]" office:value-type="float" office:value="0.56971875" calcext:value-type="float">
            <text:p>0,56971875</text:p>
          </table:table-cell>
          <table:table-cell table:formula="of:=[.C240]" office:value-type="float" office:value="0.431406249999999" calcext:value-type="float">
            <text:p>0,43140625</text:p>
          </table:table-cell>
          <table:table-cell table:formula="of:=[.C239]" office:value-type="float" office:value="0.5" calcext:value-type="float">
            <text:p>0,5</text:p>
          </table:table-cell>
          <table:table-cell/>
          <table:table-cell table:formula="of:=[.C23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76.41" calcext:value-type="float">
            <text:p>2576,41</text:p>
          </table:table-cell>
          <table:table-cell table:formula="of:=[.A239]-[.A240]" office:value-type="float" office:value="0" calcext:value-type="float">
            <text:p>0</text:p>
          </table:table-cell>
          <table:table-cell table:formula="of:=([.B239]+128)/256*0.8+0.1" office:value-type="float" office:value="0.5" calcext:value-type="float">
            <text:p>0,5</text:p>
          </table:table-cell>
          <table:table-cell/>
          <table:table-cell table:formula="of:=[.C244]" office:value-type="float" office:value="0.5" calcext:value-type="float">
            <text:p>0,5</text:p>
          </table:table-cell>
          <table:table-cell table:formula="of:=[.C243]" office:value-type="float" office:value="0.5" calcext:value-type="float">
            <text:p>0,5</text:p>
          </table:table-cell>
          <table:table-cell table:formula="of:=[.C242]" office:value-type="float" office:value="0.560000000000001" calcext:value-type="float">
            <text:p>0,56</text:p>
          </table:table-cell>
          <table:table-cell table:formula="of:=[.C241]" office:value-type="float" office:value="0.56971875" calcext:value-type="float">
            <text:p>0,56971875</text:p>
          </table:table-cell>
          <table:table-cell table:formula="of:=[.C240]" office:value-type="float" office:value="0.431406249999999" calcext:value-type="float">
            <text:p>0,43140625</text:p>
          </table:table-cell>
          <table:table-cell/>
          <table:table-cell table:formula="of:=[.C23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76.41" calcext:value-type="float">
            <text:p>2576,41</text:p>
          </table:table-cell>
          <table:table-cell table:formula="of:=[.A240]-[.A241]" office:value-type="float" office:value="-21.9500000000003" calcext:value-type="float">
            <text:p>-21,95</text:p>
          </table:table-cell>
          <table:table-cell table:formula="of:=([.B240]+128)/256*0.8+0.1" office:value-type="float" office:value="0.431406249999999" calcext:value-type="float">
            <text:p>0,43140625</text:p>
          </table:table-cell>
          <table:table-cell/>
          <table:table-cell table:formula="of:=[.C245]" office:value-type="float" office:value="0.517343749999999" calcext:value-type="float">
            <text:p>0,51734375</text:p>
          </table:table-cell>
          <table:table-cell table:formula="of:=[.C244]" office:value-type="float" office:value="0.5" calcext:value-type="float">
            <text:p>0,5</text:p>
          </table:table-cell>
          <table:table-cell table:formula="of:=[.C243]" office:value-type="float" office:value="0.5" calcext:value-type="float">
            <text:p>0,5</text:p>
          </table:table-cell>
          <table:table-cell table:formula="of:=[.C242]" office:value-type="float" office:value="0.560000000000001" calcext:value-type="float">
            <text:p>0,56</text:p>
          </table:table-cell>
          <table:table-cell table:formula="of:=[.C241]" office:value-type="float" office:value="0.56971875" calcext:value-type="float">
            <text:p>0,56971875</text:p>
          </table:table-cell>
          <table:table-cell/>
          <table:table-cell table:formula="of:=[.C240]" office:value-type="float" office:value="0.431406249999999" calcext:value-type="float">
            <text:p>0,43140625</text:p>
          </table:table-cell>
          <table:table-cell table:number-columns-repeated="3"/>
        </table:table-row>
        <table:table-row table:style-name="ro1">
          <table:table-cell office:value-type="float" office:value="2598.36" calcext:value-type="float">
            <text:p>2598,36</text:p>
          </table:table-cell>
          <table:table-cell table:formula="of:=[.A241]-[.A242]" office:value-type="float" office:value="22.3099999999999" calcext:value-type="float">
            <text:p>22,31</text:p>
          </table:table-cell>
          <table:table-cell table:formula="of:=([.B241]+128)/256*0.8+0.1" office:value-type="float" office:value="0.56971875" calcext:value-type="float">
            <text:p>0,56971875</text:p>
          </table:table-cell>
          <table:table-cell/>
          <table:table-cell table:formula="of:=[.C246]" office:value-type="float" office:value="0.54921875" calcext:value-type="float">
            <text:p>0,54921875</text:p>
          </table:table-cell>
          <table:table-cell table:formula="of:=[.C245]" office:value-type="float" office:value="0.517343749999999" calcext:value-type="float">
            <text:p>0,51734375</text:p>
          </table:table-cell>
          <table:table-cell table:formula="of:=[.C244]" office:value-type="float" office:value="0.5" calcext:value-type="float">
            <text:p>0,5</text:p>
          </table:table-cell>
          <table:table-cell table:formula="of:=[.C243]" office:value-type="float" office:value="0.5" calcext:value-type="float">
            <text:p>0,5</text:p>
          </table:table-cell>
          <table:table-cell table:formula="of:=[.C242]" office:value-type="float" office:value="0.560000000000001" calcext:value-type="float">
            <text:p>0,56</text:p>
          </table:table-cell>
          <table:table-cell/>
          <table:table-cell table:formula="of:=[.C241]" office:value-type="float" office:value="0.56971875" calcext:value-type="float">
            <text:p>0,56971875</text:p>
          </table:table-cell>
          <table:table-cell table:number-columns-repeated="3"/>
        </table:table-row>
        <table:table-row table:style-name="ro1">
          <table:table-cell office:value-type="float" office:value="2576.05" calcext:value-type="float">
            <text:p>2576,05</text:p>
          </table:table-cell>
          <table:table-cell table:formula="of:=[.A242]-[.A243]" office:value-type="float" office:value="19.2000000000003" calcext:value-type="float">
            <text:p>19,2</text:p>
          </table:table-cell>
          <table:table-cell table:formula="of:=([.B242]+128)/256*0.8+0.1" office:value-type="float" office:value="0.560000000000001" calcext:value-type="float">
            <text:p>0,56</text:p>
          </table:table-cell>
          <table:table-cell/>
          <table:table-cell table:formula="of:=[.C247]" office:value-type="float" office:value="0.527375000000001" calcext:value-type="float">
            <text:p>0,527375</text:p>
          </table:table-cell>
          <table:table-cell table:formula="of:=[.C246]" office:value-type="float" office:value="0.54921875" calcext:value-type="float">
            <text:p>0,54921875</text:p>
          </table:table-cell>
          <table:table-cell table:formula="of:=[.C245]" office:value-type="float" office:value="0.517343749999999" calcext:value-type="float">
            <text:p>0,51734375</text:p>
          </table:table-cell>
          <table:table-cell table:formula="of:=[.C244]" office:value-type="float" office:value="0.5" calcext:value-type="float">
            <text:p>0,5</text:p>
          </table:table-cell>
          <table:table-cell table:formula="of:=[.C243]" office:value-type="float" office:value="0.5" calcext:value-type="float">
            <text:p>0,5</text:p>
          </table:table-cell>
          <table:table-cell/>
          <table:table-cell table:formula="of:=[.C242]" office:value-type="float" office:value="0.560000000000001" calcext:value-type="float">
            <text:p>0,56</text:p>
          </table:table-cell>
          <table:table-cell table:number-columns-repeated="3"/>
        </table:table-row>
        <table:table-row table:style-name="ro1">
          <table:table-cell office:value-type="float" office:value="2556.85" calcext:value-type="float">
            <text:p>2556,85</text:p>
          </table:table-cell>
          <table:table-cell table:formula="of:=[.A243]-[.A244]" office:value-type="float" office:value="0" calcext:value-type="float">
            <text:p>0</text:p>
          </table:table-cell>
          <table:table-cell table:formula="of:=([.B243]+128)/256*0.8+0.1" office:value-type="float" office:value="0.5" calcext:value-type="float">
            <text:p>0,5</text:p>
          </table:table-cell>
          <table:table-cell/>
          <table:table-cell table:formula="of:=[.C248]" office:value-type="float" office:value="0.309625" calcext:value-type="float">
            <text:p>0,309625</text:p>
          </table:table-cell>
          <table:table-cell table:formula="of:=[.C247]" office:value-type="float" office:value="0.527375000000001" calcext:value-type="float">
            <text:p>0,527375</text:p>
          </table:table-cell>
          <table:table-cell table:formula="of:=[.C246]" office:value-type="float" office:value="0.54921875" calcext:value-type="float">
            <text:p>0,54921875</text:p>
          </table:table-cell>
          <table:table-cell table:formula="of:=[.C245]" office:value-type="float" office:value="0.517343749999999" calcext:value-type="float">
            <text:p>0,51734375</text:p>
          </table:table-cell>
          <table:table-cell table:formula="of:=[.C244]" office:value-type="float" office:value="0.5" calcext:value-type="float">
            <text:p>0,5</text:p>
          </table:table-cell>
          <table:table-cell/>
          <table:table-cell table:formula="of:=[.C24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56.85" calcext:value-type="float">
            <text:p>2556,85</text:p>
          </table:table-cell>
          <table:table-cell table:formula="of:=[.A244]-[.A245]" office:value-type="float" office:value="0" calcext:value-type="float">
            <text:p>0</text:p>
          </table:table-cell>
          <table:table-cell table:formula="of:=([.B244]+128)/256*0.8+0.1" office:value-type="float" office:value="0.5" calcext:value-type="float">
            <text:p>0,5</text:p>
          </table:table-cell>
          <table:table-cell/>
          <table:table-cell table:formula="of:=[.C249]" office:value-type="float" office:value="0.5" calcext:value-type="float">
            <text:p>0,5</text:p>
          </table:table-cell>
          <table:table-cell table:formula="of:=[.C248]" office:value-type="float" office:value="0.309625" calcext:value-type="float">
            <text:p>0,309625</text:p>
          </table:table-cell>
          <table:table-cell table:formula="of:=[.C247]" office:value-type="float" office:value="0.527375000000001" calcext:value-type="float">
            <text:p>0,527375</text:p>
          </table:table-cell>
          <table:table-cell table:formula="of:=[.C246]" office:value-type="float" office:value="0.54921875" calcext:value-type="float">
            <text:p>0,54921875</text:p>
          </table:table-cell>
          <table:table-cell table:formula="of:=[.C245]" office:value-type="float" office:value="0.517343749999999" calcext:value-type="float">
            <text:p>0,51734375</text:p>
          </table:table-cell>
          <table:table-cell/>
          <table:table-cell table:formula="of:=[.C24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56.85" calcext:value-type="float">
            <text:p>2556,85</text:p>
          </table:table-cell>
          <table:table-cell table:formula="of:=[.A245]-[.A246]" office:value-type="float" office:value="5.54999999999973" calcext:value-type="float">
            <text:p>5,55</text:p>
          </table:table-cell>
          <table:table-cell table:formula="of:=([.B245]+128)/256*0.8+0.1" office:value-type="float" office:value="0.517343749999999" calcext:value-type="float">
            <text:p>0,51734375</text:p>
          </table:table-cell>
          <table:table-cell/>
          <table:table-cell table:formula="of:=[.C250]" office:value-type="float" office:value="0.5" calcext:value-type="float">
            <text:p>0,5</text:p>
          </table:table-cell>
          <table:table-cell table:formula="of:=[.C249]" office:value-type="float" office:value="0.5" calcext:value-type="float">
            <text:p>0,5</text:p>
          </table:table-cell>
          <table:table-cell table:formula="of:=[.C248]" office:value-type="float" office:value="0.309625" calcext:value-type="float">
            <text:p>0,309625</text:p>
          </table:table-cell>
          <table:table-cell table:formula="of:=[.C247]" office:value-type="float" office:value="0.527375000000001" calcext:value-type="float">
            <text:p>0,527375</text:p>
          </table:table-cell>
          <table:table-cell table:formula="of:=[.C246]" office:value-type="float" office:value="0.54921875" calcext:value-type="float">
            <text:p>0,54921875</text:p>
          </table:table-cell>
          <table:table-cell/>
          <table:table-cell table:formula="of:=[.C245]" office:value-type="float" office:value="0.517343749999999" calcext:value-type="float">
            <text:p>0,51734375</text:p>
          </table:table-cell>
          <table:table-cell table:number-columns-repeated="3"/>
        </table:table-row>
        <table:table-row table:style-name="ro1">
          <table:table-cell office:value-type="float" office:value="2551.3" calcext:value-type="float">
            <text:p>2551,3</text:p>
          </table:table-cell>
          <table:table-cell table:formula="of:=[.A246]-[.A247]" office:value-type="float" office:value="15.75" calcext:value-type="float">
            <text:p>15,75</text:p>
          </table:table-cell>
          <table:table-cell table:formula="of:=([.B246]+128)/256*0.8+0.1" office:value-type="float" office:value="0.54921875" calcext:value-type="float">
            <text:p>0,54921875</text:p>
          </table:table-cell>
          <table:table-cell/>
          <table:table-cell table:formula="of:=[.C251]" office:value-type="float" office:value="0.5" calcext:value-type="float">
            <text:p>0,5</text:p>
          </table:table-cell>
          <table:table-cell table:formula="of:=[.C250]" office:value-type="float" office:value="0.5" calcext:value-type="float">
            <text:p>0,5</text:p>
          </table:table-cell>
          <table:table-cell table:formula="of:=[.C249]" office:value-type="float" office:value="0.5" calcext:value-type="float">
            <text:p>0,5</text:p>
          </table:table-cell>
          <table:table-cell table:formula="of:=[.C248]" office:value-type="float" office:value="0.309625" calcext:value-type="float">
            <text:p>0,309625</text:p>
          </table:table-cell>
          <table:table-cell table:formula="of:=[.C247]" office:value-type="float" office:value="0.527375000000001" calcext:value-type="float">
            <text:p>0,527375</text:p>
          </table:table-cell>
          <table:table-cell/>
          <table:table-cell table:formula="of:=[.C246]" office:value-type="float" office:value="0.54921875" calcext:value-type="float">
            <text:p>0,54921875</text:p>
          </table:table-cell>
          <table:table-cell table:number-columns-repeated="3"/>
        </table:table-row>
        <table:table-row table:style-name="ro1">
          <table:table-cell office:value-type="float" office:value="2535.55" calcext:value-type="float">
            <text:p>2535,55</text:p>
          </table:table-cell>
          <table:table-cell table:formula="of:=[.A247]-[.A248]" office:value-type="float" office:value="8.76000000000022" calcext:value-type="float">
            <text:p>8,76</text:p>
          </table:table-cell>
          <table:table-cell table:formula="of:=([.B247]+128)/256*0.8+0.1" office:value-type="float" office:value="0.527375000000001" calcext:value-type="float">
            <text:p>0,527375</text:p>
          </table:table-cell>
          <table:table-cell/>
          <table:table-cell table:formula="of:=[.C252]" office:value-type="float" office:value="0.41978125" calcext:value-type="float">
            <text:p>0,41978125</text:p>
          </table:table-cell>
          <table:table-cell table:formula="of:=[.C251]" office:value-type="float" office:value="0.5" calcext:value-type="float">
            <text:p>0,5</text:p>
          </table:table-cell>
          <table:table-cell table:formula="of:=[.C250]" office:value-type="float" office:value="0.5" calcext:value-type="float">
            <text:p>0,5</text:p>
          </table:table-cell>
          <table:table-cell table:formula="of:=[.C249]" office:value-type="float" office:value="0.5" calcext:value-type="float">
            <text:p>0,5</text:p>
          </table:table-cell>
          <table:table-cell table:formula="of:=[.C248]" office:value-type="float" office:value="0.309625" calcext:value-type="float">
            <text:p>0,309625</text:p>
          </table:table-cell>
          <table:table-cell/>
          <table:table-cell table:formula="of:=[.C247]" office:value-type="float" office:value="0.527375000000001" calcext:value-type="float">
            <text:p>0,527375</text:p>
          </table:table-cell>
          <table:table-cell table:number-columns-repeated="3"/>
        </table:table-row>
        <table:table-row table:style-name="ro1">
          <table:table-cell office:value-type="float" office:value="2526.79" calcext:value-type="float">
            <text:p>2526,79</text:p>
          </table:table-cell>
          <table:table-cell table:formula="of:=[.A248]-[.A249]" office:value-type="float" office:value="-60.9200000000001" calcext:value-type="float">
            <text:p>-60,92</text:p>
          </table:table-cell>
          <table:table-cell table:formula="of:=([.B248]+128)/256*0.8+0.1" office:value-type="float" office:value="0.309625" calcext:value-type="float">
            <text:p>0,309625</text:p>
          </table:table-cell>
          <table:table-cell/>
          <table:table-cell table:formula="of:=[.C253]" office:value-type="float" office:value="0.38090625" calcext:value-type="float">
            <text:p>0,38090625</text:p>
          </table:table-cell>
          <table:table-cell table:formula="of:=[.C252]" office:value-type="float" office:value="0.41978125" calcext:value-type="float">
            <text:p>0,41978125</text:p>
          </table:table-cell>
          <table:table-cell table:formula="of:=[.C251]" office:value-type="float" office:value="0.5" calcext:value-type="float">
            <text:p>0,5</text:p>
          </table:table-cell>
          <table:table-cell table:formula="of:=[.C250]" office:value-type="float" office:value="0.5" calcext:value-type="float">
            <text:p>0,5</text:p>
          </table:table-cell>
          <table:table-cell table:formula="of:=[.C249]" office:value-type="float" office:value="0.5" calcext:value-type="float">
            <text:p>0,5</text:p>
          </table:table-cell>
          <table:table-cell/>
          <table:table-cell table:formula="of:=[.C248]" office:value-type="float" office:value="0.309625" calcext:value-type="float">
            <text:p>0,309625</text:p>
          </table:table-cell>
          <table:table-cell table:number-columns-repeated="3"/>
        </table:table-row>
        <table:table-row table:style-name="ro1">
          <table:table-cell office:value-type="float" office:value="2587.71" calcext:value-type="float">
            <text:p>2587,71</text:p>
          </table:table-cell>
          <table:table-cell table:formula="of:=[.A249]-[.A250]" office:value-type="float" office:value="0" calcext:value-type="float">
            <text:p>0</text:p>
          </table:table-cell>
          <table:table-cell table:formula="of:=([.B249]+128)/256*0.8+0.1" office:value-type="float" office:value="0.5" calcext:value-type="float">
            <text:p>0,5</text:p>
          </table:table-cell>
          <table:table-cell/>
          <table:table-cell table:formula="of:=[.C254]" office:value-type="float" office:value="0.41725" calcext:value-type="float">
            <text:p>0,41725</text:p>
          </table:table-cell>
          <table:table-cell table:formula="of:=[.C253]" office:value-type="float" office:value="0.38090625" calcext:value-type="float">
            <text:p>0,38090625</text:p>
          </table:table-cell>
          <table:table-cell table:formula="of:=[.C252]" office:value-type="float" office:value="0.41978125" calcext:value-type="float">
            <text:p>0,41978125</text:p>
          </table:table-cell>
          <table:table-cell table:formula="of:=[.C251]" office:value-type="float" office:value="0.5" calcext:value-type="float">
            <text:p>0,5</text:p>
          </table:table-cell>
          <table:table-cell table:formula="of:=[.C250]" office:value-type="float" office:value="0.5" calcext:value-type="float">
            <text:p>0,5</text:p>
          </table:table-cell>
          <table:table-cell/>
          <table:table-cell table:formula="of:=[.C24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87.71" calcext:value-type="float">
            <text:p>2587,71</text:p>
          </table:table-cell>
          <table:table-cell table:formula="of:=[.A250]-[.A251]" office:value-type="float" office:value="0" calcext:value-type="float">
            <text:p>0</text:p>
          </table:table-cell>
          <table:table-cell table:formula="of:=([.B250]+128)/256*0.8+0.1" office:value-type="float" office:value="0.5" calcext:value-type="float">
            <text:p>0,5</text:p>
          </table:table-cell>
          <table:table-cell/>
          <table:table-cell table:formula="of:=[.C255]" office:value-type="float" office:value="0.509031250000001" calcext:value-type="float">
            <text:p>0,50903125</text:p>
          </table:table-cell>
          <table:table-cell table:formula="of:=[.C254]" office:value-type="float" office:value="0.41725" calcext:value-type="float">
            <text:p>0,41725</text:p>
          </table:table-cell>
          <table:table-cell table:formula="of:=[.C253]" office:value-type="float" office:value="0.38090625" calcext:value-type="float">
            <text:p>0,38090625</text:p>
          </table:table-cell>
          <table:table-cell table:formula="of:=[.C252]" office:value-type="float" office:value="0.41978125" calcext:value-type="float">
            <text:p>0,41978125</text:p>
          </table:table-cell>
          <table:table-cell table:formula="of:=[.C251]" office:value-type="float" office:value="0.5" calcext:value-type="float">
            <text:p>0,5</text:p>
          </table:table-cell>
          <table:table-cell/>
          <table:table-cell table:formula="of:=[.C25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87.71" calcext:value-type="float">
            <text:p>2587,71</text:p>
          </table:table-cell>
          <table:table-cell table:formula="of:=[.A251]-[.A252]" office:value-type="float" office:value="0" calcext:value-type="float">
            <text:p>0</text:p>
          </table:table-cell>
          <table:table-cell table:formula="of:=([.B251]+128)/256*0.8+0.1" office:value-type="float" office:value="0.5" calcext:value-type="float">
            <text:p>0,5</text:p>
          </table:table-cell>
          <table:table-cell/>
          <table:table-cell table:formula="of:=[.C256]" office:value-type="float" office:value="0.542375" calcext:value-type="float">
            <text:p>0,542375</text:p>
          </table:table-cell>
          <table:table-cell table:formula="of:=[.C255]" office:value-type="float" office:value="0.509031250000001" calcext:value-type="float">
            <text:p>0,50903125</text:p>
          </table:table-cell>
          <table:table-cell table:formula="of:=[.C254]" office:value-type="float" office:value="0.41725" calcext:value-type="float">
            <text:p>0,41725</text:p>
          </table:table-cell>
          <table:table-cell table:formula="of:=[.C253]" office:value-type="float" office:value="0.38090625" calcext:value-type="float">
            <text:p>0,38090625</text:p>
          </table:table-cell>
          <table:table-cell table:formula="of:=[.C252]" office:value-type="float" office:value="0.41978125" calcext:value-type="float">
            <text:p>0,41978125</text:p>
          </table:table-cell>
          <table:table-cell/>
          <table:table-cell table:formula="of:=[.C25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87.71" calcext:value-type="float">
            <text:p>2587,71</text:p>
          </table:table-cell>
          <table:table-cell table:formula="of:=[.A252]-[.A253]" office:value-type="float" office:value="-25.6700000000001" calcext:value-type="float">
            <text:p>-25,67</text:p>
          </table:table-cell>
          <table:table-cell table:formula="of:=([.B252]+128)/256*0.8+0.1" office:value-type="float" office:value="0.41978125" calcext:value-type="float">
            <text:p>0,41978125</text:p>
          </table:table-cell>
          <table:table-cell/>
          <table:table-cell table:formula="of:=[.C257]" office:value-type="float" office:value="0.5" calcext:value-type="float">
            <text:p>0,5</text:p>
          </table:table-cell>
          <table:table-cell table:formula="of:=[.C256]" office:value-type="float" office:value="0.542375" calcext:value-type="float">
            <text:p>0,542375</text:p>
          </table:table-cell>
          <table:table-cell table:formula="of:=[.C255]" office:value-type="float" office:value="0.509031250000001" calcext:value-type="float">
            <text:p>0,50903125</text:p>
          </table:table-cell>
          <table:table-cell table:formula="of:=[.C254]" office:value-type="float" office:value="0.41725" calcext:value-type="float">
            <text:p>0,41725</text:p>
          </table:table-cell>
          <table:table-cell table:formula="of:=[.C253]" office:value-type="float" office:value="0.38090625" calcext:value-type="float">
            <text:p>0,38090625</text:p>
          </table:table-cell>
          <table:table-cell/>
          <table:table-cell table:formula="of:=[.C252]" office:value-type="float" office:value="0.41978125" calcext:value-type="float">
            <text:p>0,41978125</text:p>
          </table:table-cell>
          <table:table-cell table:number-columns-repeated="3"/>
        </table:table-row>
        <table:table-row table:style-name="ro1">
          <table:table-cell office:value-type="float" office:value="2613.38" calcext:value-type="float">
            <text:p>2613,38</text:p>
          </table:table-cell>
          <table:table-cell table:formula="of:=[.A253]-[.A254]" office:value-type="float" office:value="-38.1100000000001" calcext:value-type="float">
            <text:p>-38,11</text:p>
          </table:table-cell>
          <table:table-cell table:formula="of:=([.B253]+128)/256*0.8+0.1" office:value-type="float" office:value="0.38090625" calcext:value-type="float">
            <text:p>0,38090625</text:p>
          </table:table-cell>
          <table:table-cell/>
          <table:table-cell table:formula="of:=[.C258]" office:value-type="float" office:value="0.5" calcext:value-type="float">
            <text:p>0,5</text:p>
          </table:table-cell>
          <table:table-cell table:formula="of:=[.C257]" office:value-type="float" office:value="0.5" calcext:value-type="float">
            <text:p>0,5</text:p>
          </table:table-cell>
          <table:table-cell table:formula="of:=[.C256]" office:value-type="float" office:value="0.542375" calcext:value-type="float">
            <text:p>0,542375</text:p>
          </table:table-cell>
          <table:table-cell table:formula="of:=[.C255]" office:value-type="float" office:value="0.509031250000001" calcext:value-type="float">
            <text:p>0,50903125</text:p>
          </table:table-cell>
          <table:table-cell table:formula="of:=[.C254]" office:value-type="float" office:value="0.41725" calcext:value-type="float">
            <text:p>0,41725</text:p>
          </table:table-cell>
          <table:table-cell/>
          <table:table-cell table:formula="of:=[.C253]" office:value-type="float" office:value="0.38090625" calcext:value-type="float">
            <text:p>0,38090625</text:p>
          </table:table-cell>
          <table:table-cell table:number-columns-repeated="3"/>
        </table:table-row>
        <table:table-row table:style-name="ro1">
          <table:table-cell office:value-type="float" office:value="2651.49" calcext:value-type="float">
            <text:p>2651,49</text:p>
          </table:table-cell>
          <table:table-cell table:formula="of:=[.A254]-[.A255]" office:value-type="float" office:value="-26.48" calcext:value-type="float">
            <text:p>-26,48</text:p>
          </table:table-cell>
          <table:table-cell table:formula="of:=([.B254]+128)/256*0.8+0.1" office:value-type="float" office:value="0.41725" calcext:value-type="float">
            <text:p>0,41725</text:p>
          </table:table-cell>
          <table:table-cell/>
          <table:table-cell table:formula="of:=[.C259]" office:value-type="float" office:value="0.66075" calcext:value-type="float">
            <text:p>0,66075</text:p>
          </table:table-cell>
          <table:table-cell table:formula="of:=[.C258]" office:value-type="float" office:value="0.5" calcext:value-type="float">
            <text:p>0,5</text:p>
          </table:table-cell>
          <table:table-cell table:formula="of:=[.C257]" office:value-type="float" office:value="0.5" calcext:value-type="float">
            <text:p>0,5</text:p>
          </table:table-cell>
          <table:table-cell table:formula="of:=[.C256]" office:value-type="float" office:value="0.542375" calcext:value-type="float">
            <text:p>0,542375</text:p>
          </table:table-cell>
          <table:table-cell table:formula="of:=[.C255]" office:value-type="float" office:value="0.509031250000001" calcext:value-type="float">
            <text:p>0,50903125</text:p>
          </table:table-cell>
          <table:table-cell/>
          <table:table-cell table:formula="of:=[.C254]" office:value-type="float" office:value="0.41725" calcext:value-type="float">
            <text:p>0,41725</text:p>
          </table:table-cell>
          <table:table-cell table:number-columns-repeated="3"/>
        </table:table-row>
        <table:table-row table:style-name="ro1">
          <table:table-cell office:value-type="float" office:value="2677.97" calcext:value-type="float">
            <text:p>2677,97</text:p>
          </table:table-cell>
          <table:table-cell table:formula="of:=[.A255]-[.A256]" office:value-type="float" office:value="2.89000000000033" calcext:value-type="float">
            <text:p>2,89</text:p>
          </table:table-cell>
          <table:table-cell table:formula="of:=([.B255]+128)/256*0.8+0.1" office:value-type="float" office:value="0.509031250000001" calcext:value-type="float">
            <text:p>0,50903125</text:p>
          </table:table-cell>
          <table:table-cell/>
          <table:table-cell table:formula="of:=[.C260]" office:value-type="float" office:value="0.426343749999999" calcext:value-type="float">
            <text:p>0,42634375</text:p>
          </table:table-cell>
          <table:table-cell table:formula="of:=[.C259]" office:value-type="float" office:value="0.66075" calcext:value-type="float">
            <text:p>0,66075</text:p>
          </table:table-cell>
          <table:table-cell table:formula="of:=[.C258]" office:value-type="float" office:value="0.5" calcext:value-type="float">
            <text:p>0,5</text:p>
          </table:table-cell>
          <table:table-cell table:formula="of:=[.C257]" office:value-type="float" office:value="0.5" calcext:value-type="float">
            <text:p>0,5</text:p>
          </table:table-cell>
          <table:table-cell table:formula="of:=[.C256]" office:value-type="float" office:value="0.542375" calcext:value-type="float">
            <text:p>0,542375</text:p>
          </table:table-cell>
          <table:table-cell/>
          <table:table-cell table:formula="of:=[.C255]" office:value-type="float" office:value="0.509031250000001" calcext:value-type="float">
            <text:p>0,50903125</text:p>
          </table:table-cell>
          <table:table-cell table:number-columns-repeated="3"/>
        </table:table-row>
        <table:table-row table:style-name="ro1">
          <table:table-cell office:value-type="float" office:value="2675.08" calcext:value-type="float">
            <text:p>2675,08</text:p>
          </table:table-cell>
          <table:table-cell table:formula="of:=[.A256]-[.A257]" office:value-type="float" office:value="13.5599999999999" calcext:value-type="float">
            <text:p>13,56</text:p>
          </table:table-cell>
          <table:table-cell table:formula="of:=([.B256]+128)/256*0.8+0.1" office:value-type="float" office:value="0.542375" calcext:value-type="float">
            <text:p>0,542375</text:p>
          </table:table-cell>
          <table:table-cell/>
          <table:table-cell table:formula="of:=[.C261]" office:value-type="float" office:value="0.5464375" calcext:value-type="float">
            <text:p>0,5464375</text:p>
          </table:table-cell>
          <table:table-cell table:formula="of:=[.C260]" office:value-type="float" office:value="0.426343749999999" calcext:value-type="float">
            <text:p>0,42634375</text:p>
          </table:table-cell>
          <table:table-cell table:formula="of:=[.C259]" office:value-type="float" office:value="0.66075" calcext:value-type="float">
            <text:p>0,66075</text:p>
          </table:table-cell>
          <table:table-cell table:formula="of:=[.C258]" office:value-type="float" office:value="0.5" calcext:value-type="float">
            <text:p>0,5</text:p>
          </table:table-cell>
          <table:table-cell table:formula="of:=[.C257]" office:value-type="float" office:value="0.5" calcext:value-type="float">
            <text:p>0,5</text:p>
          </table:table-cell>
          <table:table-cell/>
          <table:table-cell table:formula="of:=[.C256]" office:value-type="float" office:value="0.542375" calcext:value-type="float">
            <text:p>0,542375</text:p>
          </table:table-cell>
          <table:table-cell table:number-columns-repeated="3"/>
        </table:table-row>
        <table:table-row table:style-name="ro1">
          <table:table-cell office:value-type="float" office:value="2661.52" calcext:value-type="float">
            <text:p>2661,52</text:p>
          </table:table-cell>
          <table:table-cell table:formula="of:=[.A257]-[.A258]" office:value-type="float" office:value="0" calcext:value-type="float">
            <text:p>0</text:p>
          </table:table-cell>
          <table:table-cell table:formula="of:=([.B257]+128)/256*0.8+0.1" office:value-type="float" office:value="0.5" calcext:value-type="float">
            <text:p>0,5</text:p>
          </table:table-cell>
          <table:table-cell/>
          <table:table-cell table:formula="of:=[.C262]" office:value-type="float" office:value="0.58103125" calcext:value-type="float">
            <text:p>0,58103125</text:p>
          </table:table-cell>
          <table:table-cell table:formula="of:=[.C261]" office:value-type="float" office:value="0.5464375" calcext:value-type="float">
            <text:p>0,5464375</text:p>
          </table:table-cell>
          <table:table-cell table:formula="of:=[.C260]" office:value-type="float" office:value="0.426343749999999" calcext:value-type="float">
            <text:p>0,42634375</text:p>
          </table:table-cell>
          <table:table-cell table:formula="of:=[.C259]" office:value-type="float" office:value="0.66075" calcext:value-type="float">
            <text:p>0,66075</text:p>
          </table:table-cell>
          <table:table-cell table:formula="of:=[.C258]" office:value-type="float" office:value="0.5" calcext:value-type="float">
            <text:p>0,5</text:p>
          </table:table-cell>
          <table:table-cell/>
          <table:table-cell table:formula="of:=[.C25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61.52" calcext:value-type="float">
            <text:p>2661,52</text:p>
          </table:table-cell>
          <table:table-cell table:formula="of:=[.A258]-[.A259]" office:value-type="float" office:value="0" calcext:value-type="float">
            <text:p>0</text:p>
          </table:table-cell>
          <table:table-cell table:formula="of:=([.B258]+128)/256*0.8+0.1" office:value-type="float" office:value="0.5" calcext:value-type="float">
            <text:p>0,5</text:p>
          </table:table-cell>
          <table:table-cell/>
          <table:table-cell table:formula="of:=[.C263]" office:value-type="float" office:value="0.58515625" calcext:value-type="float">
            <text:p>0,58515625</text:p>
          </table:table-cell>
          <table:table-cell table:formula="of:=[.C262]" office:value-type="float" office:value="0.58103125" calcext:value-type="float">
            <text:p>0,58103125</text:p>
          </table:table-cell>
          <table:table-cell table:formula="of:=[.C261]" office:value-type="float" office:value="0.5464375" calcext:value-type="float">
            <text:p>0,5464375</text:p>
          </table:table-cell>
          <table:table-cell table:formula="of:=[.C260]" office:value-type="float" office:value="0.426343749999999" calcext:value-type="float">
            <text:p>0,42634375</text:p>
          </table:table-cell>
          <table:table-cell table:formula="of:=[.C259]" office:value-type="float" office:value="0.66075" calcext:value-type="float">
            <text:p>0,66075</text:p>
          </table:table-cell>
          <table:table-cell/>
          <table:table-cell table:formula="of:=[.C25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661.52" calcext:value-type="float">
            <text:p>2661,52</text:p>
          </table:table-cell>
          <table:table-cell table:formula="of:=[.A259]-[.A260]" office:value-type="float" office:value="51.4400000000001" calcext:value-type="float">
            <text:p>51,44</text:p>
          </table:table-cell>
          <table:table-cell table:formula="of:=([.B259]+128)/256*0.8+0.1" office:value-type="float" office:value="0.66075" calcext:value-type="float">
            <text:p>0,66075</text:p>
          </table:table-cell>
          <table:table-cell/>
          <table:table-cell table:formula="of:=[.C264]" office:value-type="float" office:value="0.5" calcext:value-type="float">
            <text:p>0,5</text:p>
          </table:table-cell>
          <table:table-cell table:formula="of:=[.C263]" office:value-type="float" office:value="0.58515625" calcext:value-type="float">
            <text:p>0,58515625</text:p>
          </table:table-cell>
          <table:table-cell table:formula="of:=[.C262]" office:value-type="float" office:value="0.58103125" calcext:value-type="float">
            <text:p>0,58103125</text:p>
          </table:table-cell>
          <table:table-cell table:formula="of:=[.C261]" office:value-type="float" office:value="0.5464375" calcext:value-type="float">
            <text:p>0,5464375</text:p>
          </table:table-cell>
          <table:table-cell table:formula="of:=[.C260]" office:value-type="float" office:value="0.426343749999999" calcext:value-type="float">
            <text:p>0,42634375</text:p>
          </table:table-cell>
          <table:table-cell/>
          <table:table-cell table:formula="of:=[.C259]" office:value-type="float" office:value="0.66075" calcext:value-type="float">
            <text:p>0,66075</text:p>
          </table:table-cell>
          <table:table-cell table:number-columns-repeated="3"/>
        </table:table-row>
        <table:table-row table:style-name="ro1">
          <table:table-cell office:value-type="float" office:value="2610.08" calcext:value-type="float">
            <text:p>2610,08</text:p>
          </table:table-cell>
          <table:table-cell table:formula="of:=[.A260]-[.A261]" office:value-type="float" office:value="-23.5700000000002" calcext:value-type="float">
            <text:p>-23,57</text:p>
          </table:table-cell>
          <table:table-cell table:formula="of:=([.B260]+128)/256*0.8+0.1" office:value-type="float" office:value="0.426343749999999" calcext:value-type="float">
            <text:p>0,42634375</text:p>
          </table:table-cell>
          <table:table-cell/>
          <table:table-cell table:formula="of:=[.C265]" office:value-type="float" office:value="0.5" calcext:value-type="float">
            <text:p>0,5</text:p>
          </table:table-cell>
          <table:table-cell table:formula="of:=[.C264]" office:value-type="float" office:value="0.5" calcext:value-type="float">
            <text:p>0,5</text:p>
          </table:table-cell>
          <table:table-cell table:formula="of:=[.C263]" office:value-type="float" office:value="0.58515625" calcext:value-type="float">
            <text:p>0,58515625</text:p>
          </table:table-cell>
          <table:table-cell table:formula="of:=[.C262]" office:value-type="float" office:value="0.58103125" calcext:value-type="float">
            <text:p>0,58103125</text:p>
          </table:table-cell>
          <table:table-cell table:formula="of:=[.C261]" office:value-type="float" office:value="0.5464375" calcext:value-type="float">
            <text:p>0,5464375</text:p>
          </table:table-cell>
          <table:table-cell/>
          <table:table-cell table:formula="of:=[.C260]" office:value-type="float" office:value="0.426343749999999" calcext:value-type="float">
            <text:p>0,42634375</text:p>
          </table:table-cell>
          <table:table-cell table:number-columns-repeated="3"/>
        </table:table-row>
        <table:table-row table:style-name="ro1">
          <table:table-cell office:value-type="float" office:value="2633.65" calcext:value-type="float">
            <text:p>2633,65</text:p>
          </table:table-cell>
          <table:table-cell table:formula="of:=[.A261]-[.A262]" office:value-type="float" office:value="14.8600000000001" calcext:value-type="float">
            <text:p>14,86</text:p>
          </table:table-cell>
          <table:table-cell table:formula="of:=([.B261]+128)/256*0.8+0.1" office:value-type="float" office:value="0.5464375" calcext:value-type="float">
            <text:p>0,5464375</text:p>
          </table:table-cell>
          <table:table-cell/>
          <table:table-cell table:formula="of:=[.C266]" office:value-type="float" office:value="0.5691875" calcext:value-type="float">
            <text:p>0,5691875</text:p>
          </table:table-cell>
          <table:table-cell table:formula="of:=[.C265]" office:value-type="float" office:value="0.5" calcext:value-type="float">
            <text:p>0,5</text:p>
          </table:table-cell>
          <table:table-cell table:formula="of:=[.C264]" office:value-type="float" office:value="0.5" calcext:value-type="float">
            <text:p>0,5</text:p>
          </table:table-cell>
          <table:table-cell table:formula="of:=[.C263]" office:value-type="float" office:value="0.58515625" calcext:value-type="float">
            <text:p>0,58515625</text:p>
          </table:table-cell>
          <table:table-cell table:formula="of:=[.C262]" office:value-type="float" office:value="0.58103125" calcext:value-type="float">
            <text:p>0,58103125</text:p>
          </table:table-cell>
          <table:table-cell/>
          <table:table-cell table:formula="of:=[.C261]" office:value-type="float" office:value="0.5464375" calcext:value-type="float">
            <text:p>0,5464375</text:p>
          </table:table-cell>
          <table:table-cell table:number-columns-repeated="3"/>
        </table:table-row>
        <table:table-row table:style-name="ro1">
          <table:table-cell office:value-type="float" office:value="2618.79" calcext:value-type="float">
            <text:p>2618,79</text:p>
          </table:table-cell>
          <table:table-cell table:formula="of:=[.A262]-[.A263]" office:value-type="float" office:value="25.9299999999998" calcext:value-type="float">
            <text:p>25,93</text:p>
          </table:table-cell>
          <table:table-cell table:formula="of:=([.B262]+128)/256*0.8+0.1" office:value-type="float" office:value="0.58103125" calcext:value-type="float">
            <text:p>0,58103125</text:p>
          </table:table-cell>
          <table:table-cell/>
          <table:table-cell table:formula="of:=[.C267]" office:value-type="float" office:value="0.42990625" calcext:value-type="float">
            <text:p>0,42990625</text:p>
          </table:table-cell>
          <table:table-cell table:formula="of:=[.C266]" office:value-type="float" office:value="0.5691875" calcext:value-type="float">
            <text:p>0,5691875</text:p>
          </table:table-cell>
          <table:table-cell table:formula="of:=[.C265]" office:value-type="float" office:value="0.5" calcext:value-type="float">
            <text:p>0,5</text:p>
          </table:table-cell>
          <table:table-cell table:formula="of:=[.C264]" office:value-type="float" office:value="0.5" calcext:value-type="float">
            <text:p>0,5</text:p>
          </table:table-cell>
          <table:table-cell table:formula="of:=[.C263]" office:value-type="float" office:value="0.58515625" calcext:value-type="float">
            <text:p>0,58515625</text:p>
          </table:table-cell>
          <table:table-cell/>
          <table:table-cell table:formula="of:=[.C262]" office:value-type="float" office:value="0.58103125" calcext:value-type="float">
            <text:p>0,58103125</text:p>
          </table:table-cell>
          <table:table-cell table:number-columns-repeated="3"/>
        </table:table-row>
        <table:table-row table:style-name="ro1">
          <table:table-cell office:value-type="float" office:value="2592.86" calcext:value-type="float">
            <text:p>2592,86</text:p>
          </table:table-cell>
          <table:table-cell table:formula="of:=[.A263]-[.A264]" office:value-type="float" office:value="27.25" calcext:value-type="float">
            <text:p>27,25</text:p>
          </table:table-cell>
          <table:table-cell table:formula="of:=([.B263]+128)/256*0.8+0.1" office:value-type="float" office:value="0.58515625" calcext:value-type="float">
            <text:p>0,58515625</text:p>
          </table:table-cell>
          <table:table-cell/>
          <table:table-cell table:formula="of:=[.C268]" office:value-type="float" office:value="0.533812500000001" calcext:value-type="float">
            <text:p>0,5338125</text:p>
          </table:table-cell>
          <table:table-cell table:formula="of:=[.C267]" office:value-type="float" office:value="0.42990625" calcext:value-type="float">
            <text:p>0,42990625</text:p>
          </table:table-cell>
          <table:table-cell table:formula="of:=[.C266]" office:value-type="float" office:value="0.5691875" calcext:value-type="float">
            <text:p>0,5691875</text:p>
          </table:table-cell>
          <table:table-cell table:formula="of:=[.C265]" office:value-type="float" office:value="0.5" calcext:value-type="float">
            <text:p>0,5</text:p>
          </table:table-cell>
          <table:table-cell table:formula="of:=[.C264]" office:value-type="float" office:value="0.5" calcext:value-type="float">
            <text:p>0,5</text:p>
          </table:table-cell>
          <table:table-cell/>
          <table:table-cell table:formula="of:=[.C263]" office:value-type="float" office:value="0.58515625" calcext:value-type="float">
            <text:p>0,58515625</text:p>
          </table:table-cell>
          <table:table-cell table:number-columns-repeated="3"/>
        </table:table-row>
        <table:table-row table:style-name="ro1">
          <table:table-cell office:value-type="float" office:value="2565.61" calcext:value-type="float">
            <text:p>2565,61</text:p>
          </table:table-cell>
          <table:table-cell table:formula="of:=[.A264]-[.A265]" office:value-type="float" office:value="0" calcext:value-type="float">
            <text:p>0</text:p>
          </table:table-cell>
          <table:table-cell table:formula="of:=([.B264]+128)/256*0.8+0.1" office:value-type="float" office:value="0.5" calcext:value-type="float">
            <text:p>0,5</text:p>
          </table:table-cell>
          <table:table-cell/>
          <table:table-cell table:formula="of:=[.C269]" office:value-type="float" office:value="0.603281249999999" calcext:value-type="float">
            <text:p>0,60328125</text:p>
          </table:table-cell>
          <table:table-cell table:formula="of:=[.C268]" office:value-type="float" office:value="0.533812500000001" calcext:value-type="float">
            <text:p>0,5338125</text:p>
          </table:table-cell>
          <table:table-cell table:formula="of:=[.C267]" office:value-type="float" office:value="0.42990625" calcext:value-type="float">
            <text:p>0,42990625</text:p>
          </table:table-cell>
          <table:table-cell table:formula="of:=[.C266]" office:value-type="float" office:value="0.5691875" calcext:value-type="float">
            <text:p>0,5691875</text:p>
          </table:table-cell>
          <table:table-cell table:formula="of:=[.C265]" office:value-type="float" office:value="0.5" calcext:value-type="float">
            <text:p>0,5</text:p>
          </table:table-cell>
          <table:table-cell/>
          <table:table-cell table:formula="of:=[.C26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65.61" calcext:value-type="float">
            <text:p>2565,61</text:p>
          </table:table-cell>
          <table:table-cell table:formula="of:=[.A265]-[.A266]" office:value-type="float" office:value="0" calcext:value-type="float">
            <text:p>0</text:p>
          </table:table-cell>
          <table:table-cell table:formula="of:=([.B265]+128)/256*0.8+0.1" office:value-type="float" office:value="0.5" calcext:value-type="float">
            <text:p>0,5</text:p>
          </table:table-cell>
          <table:table-cell/>
          <table:table-cell table:formula="of:=[.C270]" office:value-type="float" office:value="0.57825" calcext:value-type="float">
            <text:p>0,57825</text:p>
          </table:table-cell>
          <table:table-cell table:formula="of:=[.C269]" office:value-type="float" office:value="0.603281249999999" calcext:value-type="float">
            <text:p>0,60328125</text:p>
          </table:table-cell>
          <table:table-cell table:formula="of:=[.C268]" office:value-type="float" office:value="0.533812500000001" calcext:value-type="float">
            <text:p>0,5338125</text:p>
          </table:table-cell>
          <table:table-cell table:formula="of:=[.C267]" office:value-type="float" office:value="0.42990625" calcext:value-type="float">
            <text:p>0,42990625</text:p>
          </table:table-cell>
          <table:table-cell table:formula="of:=[.C266]" office:value-type="float" office:value="0.5691875" calcext:value-type="float">
            <text:p>0,5691875</text:p>
          </table:table-cell>
          <table:table-cell/>
          <table:table-cell table:formula="of:=[.C26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565.61" calcext:value-type="float">
            <text:p>2565,61</text:p>
          </table:table-cell>
          <table:table-cell table:formula="of:=[.A266]-[.A267]" office:value-type="float" office:value="22.1399999999999" calcext:value-type="float">
            <text:p>22,14</text:p>
          </table:table-cell>
          <table:table-cell table:formula="of:=([.B266]+128)/256*0.8+0.1" office:value-type="float" office:value="0.5691875" calcext:value-type="float">
            <text:p>0,5691875</text:p>
          </table:table-cell>
          <table:table-cell/>
          <table:table-cell table:formula="of:=[.C271]" office:value-type="float" office:value="0.5" calcext:value-type="float">
            <text:p>0,5</text:p>
          </table:table-cell>
          <table:table-cell table:formula="of:=[.C270]" office:value-type="float" office:value="0.57825" calcext:value-type="float">
            <text:p>0,57825</text:p>
          </table:table-cell>
          <table:table-cell table:formula="of:=[.C269]" office:value-type="float" office:value="0.603281249999999" calcext:value-type="float">
            <text:p>0,60328125</text:p>
          </table:table-cell>
          <table:table-cell table:formula="of:=[.C268]" office:value-type="float" office:value="0.533812500000001" calcext:value-type="float">
            <text:p>0,5338125</text:p>
          </table:table-cell>
          <table:table-cell table:formula="of:=[.C267]" office:value-type="float" office:value="0.42990625" calcext:value-type="float">
            <text:p>0,42990625</text:p>
          </table:table-cell>
          <table:table-cell/>
          <table:table-cell table:formula="of:=[.C266]" office:value-type="float" office:value="0.5691875" calcext:value-type="float">
            <text:p>0,5691875</text:p>
          </table:table-cell>
          <table:table-cell table:number-columns-repeated="3"/>
        </table:table-row>
        <table:table-row table:style-name="ro1">
          <table:table-cell office:value-type="float" office:value="2543.47" calcext:value-type="float">
            <text:p>2543,47</text:p>
          </table:table-cell>
          <table:table-cell table:formula="of:=[.A267]-[.A268]" office:value-type="float" office:value="-22.4299999999998" calcext:value-type="float">
            <text:p>-22,43</text:p>
          </table:table-cell>
          <table:table-cell table:formula="of:=([.B267]+128)/256*0.8+0.1" office:value-type="float" office:value="0.42990625" calcext:value-type="float">
            <text:p>0,42990625</text:p>
          </table:table-cell>
          <table:table-cell/>
          <table:table-cell table:formula="of:=[.C272]" office:value-type="float" office:value="0.5" calcext:value-type="float">
            <text:p>0,5</text:p>
          </table:table-cell>
          <table:table-cell table:formula="of:=[.C271]" office:value-type="float" office:value="0.5" calcext:value-type="float">
            <text:p>0,5</text:p>
          </table:table-cell>
          <table:table-cell table:formula="of:=[.C270]" office:value-type="float" office:value="0.57825" calcext:value-type="float">
            <text:p>0,57825</text:p>
          </table:table-cell>
          <table:table-cell table:formula="of:=[.C269]" office:value-type="float" office:value="0.603281249999999" calcext:value-type="float">
            <text:p>0,60328125</text:p>
          </table:table-cell>
          <table:table-cell table:formula="of:=[.C268]" office:value-type="float" office:value="0.533812500000001" calcext:value-type="float">
            <text:p>0,5338125</text:p>
          </table:table-cell>
          <table:table-cell/>
          <table:table-cell table:formula="of:=[.C267]" office:value-type="float" office:value="0.42990625" calcext:value-type="float">
            <text:p>0,42990625</text:p>
          </table:table-cell>
          <table:table-cell table:number-columns-repeated="3"/>
        </table:table-row>
        <table:table-row table:style-name="ro1">
          <table:table-cell office:value-type="float" office:value="2565.9" calcext:value-type="float">
            <text:p>2565,9</text:p>
          </table:table-cell>
          <table:table-cell table:formula="of:=[.A268]-[.A269]" office:value-type="float" office:value="10.8200000000002" calcext:value-type="float">
            <text:p>10,82</text:p>
          </table:table-cell>
          <table:table-cell table:formula="of:=([.B268]+128)/256*0.8+0.1" office:value-type="float" office:value="0.533812500000001" calcext:value-type="float">
            <text:p>0,5338125</text:p>
          </table:table-cell>
          <table:table-cell/>
          <table:table-cell table:formula="of:=[.C273]" office:value-type="float" office:value="0.538781250000001" calcext:value-type="float">
            <text:p>0,53878125</text:p>
          </table:table-cell>
          <table:table-cell table:formula="of:=[.C272]" office:value-type="float" office:value="0.5" calcext:value-type="float">
            <text:p>0,5</text:p>
          </table:table-cell>
          <table:table-cell table:formula="of:=[.C271]" office:value-type="float" office:value="0.5" calcext:value-type="float">
            <text:p>0,5</text:p>
          </table:table-cell>
          <table:table-cell table:formula="of:=[.C270]" office:value-type="float" office:value="0.57825" calcext:value-type="float">
            <text:p>0,57825</text:p>
          </table:table-cell>
          <table:table-cell table:formula="of:=[.C269]" office:value-type="float" office:value="0.603281249999999" calcext:value-type="float">
            <text:p>0,60328125</text:p>
          </table:table-cell>
          <table:table-cell/>
          <table:table-cell table:formula="of:=[.C268]" office:value-type="float" office:value="0.533812500000001" calcext:value-type="float">
            <text:p>0,5338125</text:p>
          </table:table-cell>
          <table:table-cell table:number-columns-repeated="3"/>
        </table:table-row>
        <table:table-row table:style-name="ro1">
          <table:table-cell office:value-type="float" office:value="2555.08" calcext:value-type="float">
            <text:p>2555,08</text:p>
          </table:table-cell>
          <table:table-cell table:formula="of:=[.A269]-[.A270]" office:value-type="float" office:value="33.0499999999997" calcext:value-type="float">
            <text:p>33,05</text:p>
          </table:table-cell>
          <table:table-cell table:formula="of:=([.B269]+128)/256*0.8+0.1" office:value-type="float" office:value="0.603281249999999" calcext:value-type="float">
            <text:p>0,60328125</text:p>
          </table:table-cell>
          <table:table-cell/>
          <table:table-cell table:formula="of:=[.C274]" office:value-type="float" office:value="0.48490625" calcext:value-type="float">
            <text:p>0,48490625</text:p>
          </table:table-cell>
          <table:table-cell table:formula="of:=[.C273]" office:value-type="float" office:value="0.538781250000001" calcext:value-type="float">
            <text:p>0,53878125</text:p>
          </table:table-cell>
          <table:table-cell table:formula="of:=[.C272]" office:value-type="float" office:value="0.5" calcext:value-type="float">
            <text:p>0,5</text:p>
          </table:table-cell>
          <table:table-cell table:formula="of:=[.C271]" office:value-type="float" office:value="0.5" calcext:value-type="float">
            <text:p>0,5</text:p>
          </table:table-cell>
          <table:table-cell table:formula="of:=[.C270]" office:value-type="float" office:value="0.57825" calcext:value-type="float">
            <text:p>0,57825</text:p>
          </table:table-cell>
          <table:table-cell/>
          <table:table-cell table:formula="of:=[.C269]" office:value-type="float" office:value="0.603281249999999" calcext:value-type="float">
            <text:p>0,60328125</text:p>
          </table:table-cell>
          <table:table-cell table:number-columns-repeated="3"/>
        </table:table-row>
        <table:table-row table:style-name="ro1">
          <table:table-cell office:value-type="float" office:value="2522.03" calcext:value-type="float">
            <text:p>2522,03</text:p>
          </table:table-cell>
          <table:table-cell table:formula="of:=[.A270]-[.A271]" office:value-type="float" office:value="25.04" calcext:value-type="float">
            <text:p>25,04</text:p>
          </table:table-cell>
          <table:table-cell table:formula="of:=([.B270]+128)/256*0.8+0.1" office:value-type="float" office:value="0.57825" calcext:value-type="float">
            <text:p>0,57825</text:p>
          </table:table-cell>
          <table:table-cell/>
          <table:table-cell table:formula="of:=[.C275]" office:value-type="float" office:value="0.465062499999999" calcext:value-type="float">
            <text:p>0,4650625</text:p>
          </table:table-cell>
          <table:table-cell table:formula="of:=[.C274]" office:value-type="float" office:value="0.48490625" calcext:value-type="float">
            <text:p>0,48490625</text:p>
          </table:table-cell>
          <table:table-cell table:formula="of:=[.C273]" office:value-type="float" office:value="0.538781250000001" calcext:value-type="float">
            <text:p>0,53878125</text:p>
          </table:table-cell>
          <table:table-cell table:formula="of:=[.C272]" office:value-type="float" office:value="0.5" calcext:value-type="float">
            <text:p>0,5</text:p>
          </table:table-cell>
          <table:table-cell table:formula="of:=[.C271]" office:value-type="float" office:value="0.5" calcext:value-type="float">
            <text:p>0,5</text:p>
          </table:table-cell>
          <table:table-cell/>
          <table:table-cell table:formula="of:=[.C270]" office:value-type="float" office:value="0.57825" calcext:value-type="float">
            <text:p>0,57825</text:p>
          </table:table-cell>
          <table:table-cell table:number-columns-repeated="3"/>
        </table:table-row>
        <table:table-row table:style-name="ro1">
          <table:table-cell office:value-type="float" office:value="2496.99" calcext:value-type="float">
            <text:p>2496,99</text:p>
          </table:table-cell>
          <table:table-cell table:formula="of:=[.A271]-[.A272]" office:value-type="float" office:value="0" calcext:value-type="float">
            <text:p>0</text:p>
          </table:table-cell>
          <table:table-cell table:formula="of:=([.B271]+128)/256*0.8+0.1" office:value-type="float" office:value="0.5" calcext:value-type="float">
            <text:p>0,5</text:p>
          </table:table-cell>
          <table:table-cell/>
          <table:table-cell table:formula="of:=[.C276]" office:value-type="float" office:value="0.533687500000001" calcext:value-type="float">
            <text:p>0,5336875</text:p>
          </table:table-cell>
          <table:table-cell table:formula="of:=[.C275]" office:value-type="float" office:value="0.465062499999999" calcext:value-type="float">
            <text:p>0,4650625</text:p>
          </table:table-cell>
          <table:table-cell table:formula="of:=[.C274]" office:value-type="float" office:value="0.48490625" calcext:value-type="float">
            <text:p>0,48490625</text:p>
          </table:table-cell>
          <table:table-cell table:formula="of:=[.C273]" office:value-type="float" office:value="0.538781250000001" calcext:value-type="float">
            <text:p>0,53878125</text:p>
          </table:table-cell>
          <table:table-cell table:formula="of:=[.C272]" office:value-type="float" office:value="0.5" calcext:value-type="float">
            <text:p>0,5</text:p>
          </table:table-cell>
          <table:table-cell/>
          <table:table-cell table:formula="of:=[.C271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96.99" calcext:value-type="float">
            <text:p>2496,99</text:p>
          </table:table-cell>
          <table:table-cell table:formula="of:=[.A272]-[.A273]" office:value-type="float" office:value="0" calcext:value-type="float">
            <text:p>0</text:p>
          </table:table-cell>
          <table:table-cell table:formula="of:=([.B272]+128)/256*0.8+0.1" office:value-type="float" office:value="0.5" calcext:value-type="float">
            <text:p>0,5</text:p>
          </table:table-cell>
          <table:table-cell/>
          <table:table-cell table:formula="of:=[.C277]" office:value-type="float" office:value="0.60709375" calcext:value-type="float">
            <text:p>0,60709375</text:p>
          </table:table-cell>
          <table:table-cell table:formula="of:=[.C276]" office:value-type="float" office:value="0.533687500000001" calcext:value-type="float">
            <text:p>0,5336875</text:p>
          </table:table-cell>
          <table:table-cell table:formula="of:=[.C275]" office:value-type="float" office:value="0.465062499999999" calcext:value-type="float">
            <text:p>0,4650625</text:p>
          </table:table-cell>
          <table:table-cell table:formula="of:=[.C274]" office:value-type="float" office:value="0.48490625" calcext:value-type="float">
            <text:p>0,48490625</text:p>
          </table:table-cell>
          <table:table-cell table:formula="of:=[.C273]" office:value-type="float" office:value="0.538781250000001" calcext:value-type="float">
            <text:p>0,53878125</text:p>
          </table:table-cell>
          <table:table-cell/>
          <table:table-cell table:formula="of:=[.C27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96.99" calcext:value-type="float">
            <text:p>2496,99</text:p>
          </table:table-cell>
          <table:table-cell table:formula="of:=[.A273]-[.A274]" office:value-type="float" office:value="12.4100000000003" calcext:value-type="float">
            <text:p>12,41</text:p>
          </table:table-cell>
          <table:table-cell table:formula="of:=([.B273]+128)/256*0.8+0.1" office:value-type="float" office:value="0.538781250000001" calcext:value-type="float">
            <text:p>0,53878125</text:p>
          </table:table-cell>
          <table:table-cell/>
          <table:table-cell table:formula="of:=[.C278]" office:value-type="float" office:value="0.5" calcext:value-type="float">
            <text:p>0,5</text:p>
          </table:table-cell>
          <table:table-cell table:formula="of:=[.C277]" office:value-type="float" office:value="0.60709375" calcext:value-type="float">
            <text:p>0,60709375</text:p>
          </table:table-cell>
          <table:table-cell table:formula="of:=[.C276]" office:value-type="float" office:value="0.533687500000001" calcext:value-type="float">
            <text:p>0,5336875</text:p>
          </table:table-cell>
          <table:table-cell table:formula="of:=[.C275]" office:value-type="float" office:value="0.465062499999999" calcext:value-type="float">
            <text:p>0,4650625</text:p>
          </table:table-cell>
          <table:table-cell table:formula="of:=[.C274]" office:value-type="float" office:value="0.48490625" calcext:value-type="float">
            <text:p>0,48490625</text:p>
          </table:table-cell>
          <table:table-cell/>
          <table:table-cell table:formula="of:=[.C273]" office:value-type="float" office:value="0.538781250000001" calcext:value-type="float">
            <text:p>0,53878125</text:p>
          </table:table-cell>
          <table:table-cell table:number-columns-repeated="3"/>
        </table:table-row>
        <table:table-row table:style-name="ro1">
          <table:table-cell office:value-type="float" office:value="2484.58" calcext:value-type="float">
            <text:p>2484,58</text:p>
          </table:table-cell>
          <table:table-cell table:formula="of:=[.A274]-[.A275]" office:value-type="float" office:value="-4.82999999999993" calcext:value-type="float">
            <text:p>-4,83</text:p>
          </table:table-cell>
          <table:table-cell table:formula="of:=([.B274]+128)/256*0.8+0.1" office:value-type="float" office:value="0.48490625" calcext:value-type="float">
            <text:p>0,48490625</text:p>
          </table:table-cell>
          <table:table-cell/>
          <table:table-cell table:formula="of:=[.C279]" office:value-type="float" office:value="0.5" calcext:value-type="float">
            <text:p>0,5</text:p>
          </table:table-cell>
          <table:table-cell table:formula="of:=[.C278]" office:value-type="float" office:value="0.5" calcext:value-type="float">
            <text:p>0,5</text:p>
          </table:table-cell>
          <table:table-cell table:formula="of:=[.C277]" office:value-type="float" office:value="0.60709375" calcext:value-type="float">
            <text:p>0,60709375</text:p>
          </table:table-cell>
          <table:table-cell table:formula="of:=[.C276]" office:value-type="float" office:value="0.533687500000001" calcext:value-type="float">
            <text:p>0,5336875</text:p>
          </table:table-cell>
          <table:table-cell table:formula="of:=[.C275]" office:value-type="float" office:value="0.465062499999999" calcext:value-type="float">
            <text:p>0,4650625</text:p>
          </table:table-cell>
          <table:table-cell/>
          <table:table-cell table:formula="of:=[.C274]" office:value-type="float" office:value="0.48490625" calcext:value-type="float">
            <text:p>0,48490625</text:p>
          </table:table-cell>
          <table:table-cell table:number-columns-repeated="3"/>
        </table:table-row>
        <table:table-row table:style-name="ro1">
          <table:table-cell office:value-type="float" office:value="2489.41" calcext:value-type="float">
            <text:p>2489,41</text:p>
          </table:table-cell>
          <table:table-cell table:formula="of:=[.A275]-[.A276]" office:value-type="float" office:value="-11.1800000000003" calcext:value-type="float">
            <text:p>-11,18</text:p>
          </table:table-cell>
          <table:table-cell table:formula="of:=([.B275]+128)/256*0.8+0.1" office:value-type="float" office:value="0.465062499999999" calcext:value-type="float">
            <text:p>0,4650625</text:p>
          </table:table-cell>
          <table:table-cell/>
          <table:table-cell table:formula="of:=[.C280]" office:value-type="float" office:value="0.5324375" calcext:value-type="float">
            <text:p>0,5324375</text:p>
          </table:table-cell>
          <table:table-cell table:formula="of:=[.C279]" office:value-type="float" office:value="0.5" calcext:value-type="float">
            <text:p>0,5</text:p>
          </table:table-cell>
          <table:table-cell table:formula="of:=[.C278]" office:value-type="float" office:value="0.5" calcext:value-type="float">
            <text:p>0,5</text:p>
          </table:table-cell>
          <table:table-cell table:formula="of:=[.C277]" office:value-type="float" office:value="0.60709375" calcext:value-type="float">
            <text:p>0,60709375</text:p>
          </table:table-cell>
          <table:table-cell table:formula="of:=[.C276]" office:value-type="float" office:value="0.533687500000001" calcext:value-type="float">
            <text:p>0,5336875</text:p>
          </table:table-cell>
          <table:table-cell/>
          <table:table-cell table:formula="of:=[.C275]" office:value-type="float" office:value="0.465062499999999" calcext:value-type="float">
            <text:p>0,4650625</text:p>
          </table:table-cell>
          <table:table-cell table:number-columns-repeated="3"/>
        </table:table-row>
        <table:table-row table:style-name="ro1">
          <table:table-cell office:value-type="float" office:value="2500.59" calcext:value-type="float">
            <text:p>2500,59</text:p>
          </table:table-cell>
          <table:table-cell table:formula="of:=[.A276]-[.A277]" office:value-type="float" office:value="10.7800000000002" calcext:value-type="float">
            <text:p>10,78</text:p>
          </table:table-cell>
          <table:table-cell table:formula="of:=([.B276]+128)/256*0.8+0.1" office:value-type="float" office:value="0.533687500000001" calcext:value-type="float">
            <text:p>0,5336875</text:p>
          </table:table-cell>
          <table:table-cell/>
          <table:table-cell table:formula="of:=[.C281]" office:value-type="float" office:value="0.548281249999999" calcext:value-type="float">
            <text:p>0,54828125</text:p>
          </table:table-cell>
          <table:table-cell table:formula="of:=[.C280]" office:value-type="float" office:value="0.5324375" calcext:value-type="float">
            <text:p>0,5324375</text:p>
          </table:table-cell>
          <table:table-cell table:formula="of:=[.C279]" office:value-type="float" office:value="0.5" calcext:value-type="float">
            <text:p>0,5</text:p>
          </table:table-cell>
          <table:table-cell table:formula="of:=[.C278]" office:value-type="float" office:value="0.5" calcext:value-type="float">
            <text:p>0,5</text:p>
          </table:table-cell>
          <table:table-cell table:formula="of:=[.C277]" office:value-type="float" office:value="0.60709375" calcext:value-type="float">
            <text:p>0,60709375</text:p>
          </table:table-cell>
          <table:table-cell/>
          <table:table-cell table:formula="of:=[.C276]" office:value-type="float" office:value="0.533687500000001" calcext:value-type="float">
            <text:p>0,5336875</text:p>
          </table:table-cell>
          <table:table-cell table:number-columns-repeated="3"/>
        </table:table-row>
        <table:table-row table:style-name="ro1">
          <table:table-cell office:value-type="float" office:value="2489.81" calcext:value-type="float">
            <text:p>2489,81</text:p>
          </table:table-cell>
          <table:table-cell table:formula="of:=[.A277]-[.A278]" office:value-type="float" office:value="34.27" calcext:value-type="float">
            <text:p>34,27</text:p>
          </table:table-cell>
          <table:table-cell table:formula="of:=([.B277]+128)/256*0.8+0.1" office:value-type="float" office:value="0.60709375" calcext:value-type="float">
            <text:p>0,60709375</text:p>
          </table:table-cell>
          <table:table-cell/>
          <table:table-cell table:formula="of:=[.C282]" office:value-type="float" office:value="0.5416875" calcext:value-type="float">
            <text:p>0,5416875</text:p>
          </table:table-cell>
          <table:table-cell table:formula="of:=[.C281]" office:value-type="float" office:value="0.548281249999999" calcext:value-type="float">
            <text:p>0,54828125</text:p>
          </table:table-cell>
          <table:table-cell table:formula="of:=[.C280]" office:value-type="float" office:value="0.5324375" calcext:value-type="float">
            <text:p>0,5324375</text:p>
          </table:table-cell>
          <table:table-cell table:formula="of:=[.C279]" office:value-type="float" office:value="0.5" calcext:value-type="float">
            <text:p>0,5</text:p>
          </table:table-cell>
          <table:table-cell table:formula="of:=[.C278]" office:value-type="float" office:value="0.5" calcext:value-type="float">
            <text:p>0,5</text:p>
          </table:table-cell>
          <table:table-cell/>
          <table:table-cell table:formula="of:=[.C277]" office:value-type="float" office:value="0.60709375" calcext:value-type="float">
            <text:p>0,60709375</text:p>
          </table:table-cell>
          <table:table-cell table:number-columns-repeated="3"/>
        </table:table-row>
        <table:table-row table:style-name="ro1">
          <table:table-cell office:value-type="float" office:value="2455.54" calcext:value-type="float">
            <text:p>2455,54</text:p>
          </table:table-cell>
          <table:table-cell table:formula="of:=[.A278]-[.A279]" office:value-type="float" office:value="0" calcext:value-type="float">
            <text:p>0</text:p>
          </table:table-cell>
          <table:table-cell table:formula="of:=([.B278]+128)/256*0.8+0.1" office:value-type="float" office:value="0.5" calcext:value-type="float">
            <text:p>0,5</text:p>
          </table:table-cell>
          <table:table-cell/>
          <table:table-cell table:formula="of:=[.C283]" office:value-type="float" office:value="0.6254375" calcext:value-type="float">
            <text:p>0,6254375</text:p>
          </table:table-cell>
          <table:table-cell table:formula="of:=[.C282]" office:value-type="float" office:value="0.5416875" calcext:value-type="float">
            <text:p>0,5416875</text:p>
          </table:table-cell>
          <table:table-cell table:formula="of:=[.C281]" office:value-type="float" office:value="0.548281249999999" calcext:value-type="float">
            <text:p>0,54828125</text:p>
          </table:table-cell>
          <table:table-cell table:formula="of:=[.C280]" office:value-type="float" office:value="0.5324375" calcext:value-type="float">
            <text:p>0,5324375</text:p>
          </table:table-cell>
          <table:table-cell table:formula="of:=[.C279]" office:value-type="float" office:value="0.5" calcext:value-type="float">
            <text:p>0,5</text:p>
          </table:table-cell>
          <table:table-cell/>
          <table:table-cell table:formula="of:=[.C27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55.54" calcext:value-type="float">
            <text:p>2455,54</text:p>
          </table:table-cell>
          <table:table-cell table:formula="of:=[.A279]-[.A280]" office:value-type="float" office:value="0" calcext:value-type="float">
            <text:p>0</text:p>
          </table:table-cell>
          <table:table-cell table:formula="of:=([.B279]+128)/256*0.8+0.1" office:value-type="float" office:value="0.5" calcext:value-type="float">
            <text:p>0,5</text:p>
          </table:table-cell>
          <table:table-cell/>
          <table:table-cell table:formula="of:=[.C284]" office:value-type="float" office:value="0.5" calcext:value-type="float">
            <text:p>0,5</text:p>
          </table:table-cell>
          <table:table-cell table:formula="of:=[.C283]" office:value-type="float" office:value="0.6254375" calcext:value-type="float">
            <text:p>0,6254375</text:p>
          </table:table-cell>
          <table:table-cell table:formula="of:=[.C282]" office:value-type="float" office:value="0.5416875" calcext:value-type="float">
            <text:p>0,5416875</text:p>
          </table:table-cell>
          <table:table-cell table:formula="of:=[.C281]" office:value-type="float" office:value="0.548281249999999" calcext:value-type="float">
            <text:p>0,54828125</text:p>
          </table:table-cell>
          <table:table-cell table:formula="of:=[.C280]" office:value-type="float" office:value="0.5324375" calcext:value-type="float">
            <text:p>0,5324375</text:p>
          </table:table-cell>
          <table:table-cell/>
          <table:table-cell table:formula="of:=[.C27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55.54" calcext:value-type="float">
            <text:p>2455,54</text:p>
          </table:table-cell>
          <table:table-cell table:formula="of:=[.A280]-[.A281]" office:value-type="float" office:value="10.3800000000001" calcext:value-type="float">
            <text:p>10,38</text:p>
          </table:table-cell>
          <table:table-cell table:formula="of:=([.B280]+128)/256*0.8+0.1" office:value-type="float" office:value="0.5324375" calcext:value-type="float">
            <text:p>0,5324375</text:p>
          </table:table-cell>
          <table:table-cell/>
          <table:table-cell table:formula="of:=[.C285]" office:value-type="float" office:value="0.5" calcext:value-type="float">
            <text:p>0,5</text:p>
          </table:table-cell>
          <table:table-cell table:formula="of:=[.C284]" office:value-type="float" office:value="0.5" calcext:value-type="float">
            <text:p>0,5</text:p>
          </table:table-cell>
          <table:table-cell table:formula="of:=[.C283]" office:value-type="float" office:value="0.6254375" calcext:value-type="float">
            <text:p>0,6254375</text:p>
          </table:table-cell>
          <table:table-cell table:formula="of:=[.C282]" office:value-type="float" office:value="0.5416875" calcext:value-type="float">
            <text:p>0,5416875</text:p>
          </table:table-cell>
          <table:table-cell table:formula="of:=[.C281]" office:value-type="float" office:value="0.548281249999999" calcext:value-type="float">
            <text:p>0,54828125</text:p>
          </table:table-cell>
          <table:table-cell/>
          <table:table-cell table:formula="of:=[.C280]" office:value-type="float" office:value="0.5324375" calcext:value-type="float">
            <text:p>0,5324375</text:p>
          </table:table-cell>
          <table:table-cell table:number-columns-repeated="3"/>
        </table:table-row>
        <table:table-row table:style-name="ro1">
          <table:table-cell office:value-type="float" office:value="2445.16" calcext:value-type="float">
            <text:p>2445,16</text:p>
          </table:table-cell>
          <table:table-cell table:formula="of:=[.A281]-[.A282]" office:value-type="float" office:value="15.4499999999998" calcext:value-type="float">
            <text:p>15,45</text:p>
          </table:table-cell>
          <table:table-cell table:formula="of:=([.B281]+128)/256*0.8+0.1" office:value-type="float" office:value="0.548281249999999" calcext:value-type="float">
            <text:p>0,54828125</text:p>
          </table:table-cell>
          <table:table-cell/>
          <table:table-cell table:formula="of:=[.C286]" office:value-type="float" office:value="0.5" calcext:value-type="float">
            <text:p>0,5</text:p>
          </table:table-cell>
          <table:table-cell table:formula="of:=[.C285]" office:value-type="float" office:value="0.5" calcext:value-type="float">
            <text:p>0,5</text:p>
          </table:table-cell>
          <table:table-cell table:formula="of:=[.C284]" office:value-type="float" office:value="0.5" calcext:value-type="float">
            <text:p>0,5</text:p>
          </table:table-cell>
          <table:table-cell table:formula="of:=[.C283]" office:value-type="float" office:value="0.6254375" calcext:value-type="float">
            <text:p>0,6254375</text:p>
          </table:table-cell>
          <table:table-cell table:formula="of:=[.C282]" office:value-type="float" office:value="0.5416875" calcext:value-type="float">
            <text:p>0,5416875</text:p>
          </table:table-cell>
          <table:table-cell/>
          <table:table-cell table:formula="of:=[.C281]" office:value-type="float" office:value="0.548281249999999" calcext:value-type="float">
            <text:p>0,54828125</text:p>
          </table:table-cell>
          <table:table-cell table:number-columns-repeated="3"/>
        </table:table-row>
        <table:table-row table:style-name="ro1">
          <table:table-cell office:value-type="float" office:value="2429.71" calcext:value-type="float">
            <text:p>2429,71</text:p>
          </table:table-cell>
          <table:table-cell table:formula="of:=[.A282]-[.A283]" office:value-type="float" office:value="13.3400000000001" calcext:value-type="float">
            <text:p>13,34</text:p>
          </table:table-cell>
          <table:table-cell table:formula="of:=([.B282]+128)/256*0.8+0.1" office:value-type="float" office:value="0.5416875" calcext:value-type="float">
            <text:p>0,5416875</text:p>
          </table:table-cell>
          <table:table-cell/>
          <table:table-cell table:formula="of:=[.C287]" office:value-type="float" office:value="0.422499999999999" calcext:value-type="float">
            <text:p>0,4225</text:p>
          </table:table-cell>
          <table:table-cell table:formula="of:=[.C286]" office:value-type="float" office:value="0.5" calcext:value-type="float">
            <text:p>0,5</text:p>
          </table:table-cell>
          <table:table-cell table:formula="of:=[.C285]" office:value-type="float" office:value="0.5" calcext:value-type="float">
            <text:p>0,5</text:p>
          </table:table-cell>
          <table:table-cell table:formula="of:=[.C284]" office:value-type="float" office:value="0.5" calcext:value-type="float">
            <text:p>0,5</text:p>
          </table:table-cell>
          <table:table-cell table:formula="of:=[.C283]" office:value-type="float" office:value="0.6254375" calcext:value-type="float">
            <text:p>0,6254375</text:p>
          </table:table-cell>
          <table:table-cell/>
          <table:table-cell table:formula="of:=[.C282]" office:value-type="float" office:value="0.5416875" calcext:value-type="float">
            <text:p>0,5416875</text:p>
          </table:table-cell>
          <table:table-cell table:number-columns-repeated="3"/>
        </table:table-row>
        <table:table-row table:style-name="ro1">
          <table:table-cell office:value-type="float" office:value="2416.37" calcext:value-type="float">
            <text:p>2416,37</text:p>
          </table:table-cell>
          <table:table-cell table:formula="of:=[.A283]-[.A284]" office:value-type="float" office:value="40.1399999999999" calcext:value-type="float">
            <text:p>40,14</text:p>
          </table:table-cell>
          <table:table-cell table:formula="of:=([.B283]+128)/256*0.8+0.1" office:value-type="float" office:value="0.6254375" calcext:value-type="float">
            <text:p>0,6254375</text:p>
          </table:table-cell>
          <table:table-cell/>
          <table:table-cell table:formula="of:=[.C288]" office:value-type="float" office:value="0.4513125" calcext:value-type="float">
            <text:p>0,4513125</text:p>
          </table:table-cell>
          <table:table-cell table:formula="of:=[.C287]" office:value-type="float" office:value="0.422499999999999" calcext:value-type="float">
            <text:p>0,4225</text:p>
          </table:table-cell>
          <table:table-cell table:formula="of:=[.C286]" office:value-type="float" office:value="0.5" calcext:value-type="float">
            <text:p>0,5</text:p>
          </table:table-cell>
          <table:table-cell table:formula="of:=[.C285]" office:value-type="float" office:value="0.5" calcext:value-type="float">
            <text:p>0,5</text:p>
          </table:table-cell>
          <table:table-cell table:formula="of:=[.C284]" office:value-type="float" office:value="0.5" calcext:value-type="float">
            <text:p>0,5</text:p>
          </table:table-cell>
          <table:table-cell/>
          <table:table-cell table:formula="of:=[.C283]" office:value-type="float" office:value="0.6254375" calcext:value-type="float">
            <text:p>0,6254375</text:p>
          </table:table-cell>
          <table:table-cell table:number-columns-repeated="3"/>
        </table:table-row>
        <table:table-row table:style-name="ro1">
          <table:table-cell office:value-type="float" office:value="2376.23" calcext:value-type="float">
            <text:p>2376,23</text:p>
          </table:table-cell>
          <table:table-cell table:formula="of:=[.A284]-[.A285]" office:value-type="float" office:value="0" calcext:value-type="float">
            <text:p>0</text:p>
          </table:table-cell>
          <table:table-cell table:formula="of:=([.B284]+128)/256*0.8+0.1" office:value-type="float" office:value="0.5" calcext:value-type="float">
            <text:p>0,5</text:p>
          </table:table-cell>
          <table:table-cell/>
          <table:table-cell table:formula="of:=[.C289]" office:value-type="float" office:value="0.6119375" calcext:value-type="float">
            <text:p>0,6119375</text:p>
          </table:table-cell>
          <table:table-cell table:formula="of:=[.C288]" office:value-type="float" office:value="0.4513125" calcext:value-type="float">
            <text:p>0,4513125</text:p>
          </table:table-cell>
          <table:table-cell table:formula="of:=[.C287]" office:value-type="float" office:value="0.422499999999999" calcext:value-type="float">
            <text:p>0,4225</text:p>
          </table:table-cell>
          <table:table-cell table:formula="of:=[.C286]" office:value-type="float" office:value="0.5" calcext:value-type="float">
            <text:p>0,5</text:p>
          </table:table-cell>
          <table:table-cell table:formula="of:=[.C285]" office:value-type="float" office:value="0.5" calcext:value-type="float">
            <text:p>0,5</text:p>
          </table:table-cell>
          <table:table-cell/>
          <table:table-cell table:formula="of:=[.C28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76.23" calcext:value-type="float">
            <text:p>2376,23</text:p>
          </table:table-cell>
          <table:table-cell table:formula="of:=[.A285]-[.A286]" office:value-type="float" office:value="0" calcext:value-type="float">
            <text:p>0</text:p>
          </table:table-cell>
          <table:table-cell table:formula="of:=([.B285]+128)/256*0.8+0.1" office:value-type="float" office:value="0.5" calcext:value-type="float">
            <text:p>0,5</text:p>
          </table:table-cell>
          <table:table-cell/>
          <table:table-cell table:formula="of:=[.C290]" office:value-type="float" office:value="0.529625" calcext:value-type="float">
            <text:p>0,529625</text:p>
          </table:table-cell>
          <table:table-cell table:formula="of:=[.C289]" office:value-type="float" office:value="0.6119375" calcext:value-type="float">
            <text:p>0,6119375</text:p>
          </table:table-cell>
          <table:table-cell table:formula="of:=[.C288]" office:value-type="float" office:value="0.4513125" calcext:value-type="float">
            <text:p>0,4513125</text:p>
          </table:table-cell>
          <table:table-cell table:formula="of:=[.C287]" office:value-type="float" office:value="0.422499999999999" calcext:value-type="float">
            <text:p>0,4225</text:p>
          </table:table-cell>
          <table:table-cell table:formula="of:=[.C286]" office:value-type="float" office:value="0.5" calcext:value-type="float">
            <text:p>0,5</text:p>
          </table:table-cell>
          <table:table-cell/>
          <table:table-cell table:formula="of:=[.C28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76.23" calcext:value-type="float">
            <text:p>2376,23</text:p>
          </table:table-cell>
          <table:table-cell table:formula="of:=[.A286]-[.A287]" office:value-type="float" office:value="0" calcext:value-type="float">
            <text:p>0</text:p>
          </table:table-cell>
          <table:table-cell table:formula="of:=([.B286]+128)/256*0.8+0.1" office:value-type="float" office:value="0.5" calcext:value-type="float">
            <text:p>0,5</text:p>
          </table:table-cell>
          <table:table-cell/>
          <table:table-cell table:formula="of:=[.C291]" office:value-type="float" office:value="0.457968749999999" calcext:value-type="float">
            <text:p>0,45796875</text:p>
          </table:table-cell>
          <table:table-cell table:formula="of:=[.C290]" office:value-type="float" office:value="0.529625" calcext:value-type="float">
            <text:p>0,529625</text:p>
          </table:table-cell>
          <table:table-cell table:formula="of:=[.C289]" office:value-type="float" office:value="0.6119375" calcext:value-type="float">
            <text:p>0,6119375</text:p>
          </table:table-cell>
          <table:table-cell table:formula="of:=[.C288]" office:value-type="float" office:value="0.4513125" calcext:value-type="float">
            <text:p>0,4513125</text:p>
          </table:table-cell>
          <table:table-cell table:formula="of:=[.C287]" office:value-type="float" office:value="0.422499999999999" calcext:value-type="float">
            <text:p>0,4225</text:p>
          </table:table-cell>
          <table:table-cell/>
          <table:table-cell table:formula="of:=[.C28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76.23" calcext:value-type="float">
            <text:p>2376,23</text:p>
          </table:table-cell>
          <table:table-cell table:formula="of:=[.A287]-[.A288]" office:value-type="float" office:value="-24.8000000000002" calcext:value-type="float">
            <text:p>-24,8</text:p>
          </table:table-cell>
          <table:table-cell table:formula="of:=([.B287]+128)/256*0.8+0.1" office:value-type="float" office:value="0.422499999999999" calcext:value-type="float">
            <text:p>0,4225</text:p>
          </table:table-cell>
          <table:table-cell/>
          <table:table-cell table:formula="of:=[.C292]" office:value-type="float" office:value="0.5" calcext:value-type="float">
            <text:p>0,5</text:p>
          </table:table-cell>
          <table:table-cell table:formula="of:=[.C291]" office:value-type="float" office:value="0.457968749999999" calcext:value-type="float">
            <text:p>0,45796875</text:p>
          </table:table-cell>
          <table:table-cell table:formula="of:=[.C290]" office:value-type="float" office:value="0.529625" calcext:value-type="float">
            <text:p>0,529625</text:p>
          </table:table-cell>
          <table:table-cell table:formula="of:=[.C289]" office:value-type="float" office:value="0.6119375" calcext:value-type="float">
            <text:p>0,6119375</text:p>
          </table:table-cell>
          <table:table-cell table:formula="of:=[.C288]" office:value-type="float" office:value="0.4513125" calcext:value-type="float">
            <text:p>0,4513125</text:p>
          </table:table-cell>
          <table:table-cell/>
          <table:table-cell table:formula="of:=[.C287]" office:value-type="float" office:value="0.422499999999999" calcext:value-type="float">
            <text:p>0,4225</text:p>
          </table:table-cell>
          <table:table-cell table:number-columns-repeated="3"/>
        </table:table-row>
        <table:table-row table:style-name="ro1">
          <table:table-cell office:value-type="float" office:value="2401.03" calcext:value-type="float">
            <text:p>2401,03</text:p>
          </table:table-cell>
          <table:table-cell table:formula="of:=[.A288]-[.A289]" office:value-type="float" office:value="-15.5799999999999" calcext:value-type="float">
            <text:p>-15,58</text:p>
          </table:table-cell>
          <table:table-cell table:formula="of:=([.B288]+128)/256*0.8+0.1" office:value-type="float" office:value="0.4513125" calcext:value-type="float">
            <text:p>0,4513125</text:p>
          </table:table-cell>
          <table:table-cell/>
          <table:table-cell table:formula="of:=[.C293]" office:value-type="float" office:value="0.5" calcext:value-type="float">
            <text:p>0,5</text:p>
          </table:table-cell>
          <table:table-cell table:formula="of:=[.C292]" office:value-type="float" office:value="0.5" calcext:value-type="float">
            <text:p>0,5</text:p>
          </table:table-cell>
          <table:table-cell table:formula="of:=[.C291]" office:value-type="float" office:value="0.457968749999999" calcext:value-type="float">
            <text:p>0,45796875</text:p>
          </table:table-cell>
          <table:table-cell table:formula="of:=[.C290]" office:value-type="float" office:value="0.529625" calcext:value-type="float">
            <text:p>0,529625</text:p>
          </table:table-cell>
          <table:table-cell table:formula="of:=[.C289]" office:value-type="float" office:value="0.6119375" calcext:value-type="float">
            <text:p>0,6119375</text:p>
          </table:table-cell>
          <table:table-cell/>
          <table:table-cell table:formula="of:=[.C288]" office:value-type="float" office:value="0.4513125" calcext:value-type="float">
            <text:p>0,4513125</text:p>
          </table:table-cell>
          <table:table-cell table:number-columns-repeated="3"/>
        </table:table-row>
        <table:table-row table:style-name="ro1">
          <table:table-cell office:value-type="float" office:value="2416.61" calcext:value-type="float">
            <text:p>2416,61</text:p>
          </table:table-cell>
          <table:table-cell table:formula="of:=[.A289]-[.A290]" office:value-type="float" office:value="35.8200000000002" calcext:value-type="float">
            <text:p>35,82</text:p>
          </table:table-cell>
          <table:table-cell table:formula="of:=([.B289]+128)/256*0.8+0.1" office:value-type="float" office:value="0.6119375" calcext:value-type="float">
            <text:p>0,6119375</text:p>
          </table:table-cell>
          <table:table-cell/>
          <table:table-cell table:formula="of:=[.C294]" office:value-type="float" office:value="0.50071875" calcext:value-type="float">
            <text:p>0,50071875</text:p>
          </table:table-cell>
          <table:table-cell table:formula="of:=[.C293]" office:value-type="float" office:value="0.5" calcext:value-type="float">
            <text:p>0,5</text:p>
          </table:table-cell>
          <table:table-cell table:formula="of:=[.C292]" office:value-type="float" office:value="0.5" calcext:value-type="float">
            <text:p>0,5</text:p>
          </table:table-cell>
          <table:table-cell table:formula="of:=[.C291]" office:value-type="float" office:value="0.457968749999999" calcext:value-type="float">
            <text:p>0,45796875</text:p>
          </table:table-cell>
          <table:table-cell table:formula="of:=[.C290]" office:value-type="float" office:value="0.529625" calcext:value-type="float">
            <text:p>0,529625</text:p>
          </table:table-cell>
          <table:table-cell/>
          <table:table-cell table:formula="of:=[.C289]" office:value-type="float" office:value="0.6119375" calcext:value-type="float">
            <text:p>0,6119375</text:p>
          </table:table-cell>
          <table:table-cell table:number-columns-repeated="3"/>
        </table:table-row>
        <table:table-row table:style-name="ro1">
          <table:table-cell office:value-type="float" office:value="2380.79" calcext:value-type="float">
            <text:p>2380,79</text:p>
          </table:table-cell>
          <table:table-cell table:formula="of:=[.A290]-[.A291]" office:value-type="float" office:value="9.48000000000002" calcext:value-type="float">
            <text:p>9,48</text:p>
          </table:table-cell>
          <table:table-cell table:formula="of:=([.B290]+128)/256*0.8+0.1" office:value-type="float" office:value="0.529625" calcext:value-type="float">
            <text:p>0,529625</text:p>
          </table:table-cell>
          <table:table-cell/>
          <table:table-cell table:formula="of:=[.C295]" office:value-type="float" office:value="0.508187500000001" calcext:value-type="float">
            <text:p>0,5081875</text:p>
          </table:table-cell>
          <table:table-cell table:formula="of:=[.C294]" office:value-type="float" office:value="0.50071875" calcext:value-type="float">
            <text:p>0,50071875</text:p>
          </table:table-cell>
          <table:table-cell table:formula="of:=[.C293]" office:value-type="float" office:value="0.5" calcext:value-type="float">
            <text:p>0,5</text:p>
          </table:table-cell>
          <table:table-cell table:formula="of:=[.C292]" office:value-type="float" office:value="0.5" calcext:value-type="float">
            <text:p>0,5</text:p>
          </table:table-cell>
          <table:table-cell table:formula="of:=[.C291]" office:value-type="float" office:value="0.457968749999999" calcext:value-type="float">
            <text:p>0,45796875</text:p>
          </table:table-cell>
          <table:table-cell/>
          <table:table-cell table:formula="of:=[.C290]" office:value-type="float" office:value="0.529625" calcext:value-type="float">
            <text:p>0,529625</text:p>
          </table:table-cell>
          <table:table-cell table:number-columns-repeated="3"/>
        </table:table-row>
        <table:table-row table:style-name="ro1">
          <table:table-cell office:value-type="float" office:value="2371.31" calcext:value-type="float">
            <text:p>2371,31</text:p>
          </table:table-cell>
          <table:table-cell table:formula="of:=[.A291]-[.A292]" office:value-type="float" office:value="-13.4500000000003" calcext:value-type="float">
            <text:p>-13,45</text:p>
          </table:table-cell>
          <table:table-cell table:formula="of:=([.B291]+128)/256*0.8+0.1" office:value-type="float" office:value="0.457968749999999" calcext:value-type="float">
            <text:p>0,45796875</text:p>
          </table:table-cell>
          <table:table-cell/>
          <table:table-cell table:formula="of:=[.C296]" office:value-type="float" office:value="0.522468749999999" calcext:value-type="float">
            <text:p>0,52246875</text:p>
          </table:table-cell>
          <table:table-cell table:formula="of:=[.C295]" office:value-type="float" office:value="0.508187500000001" calcext:value-type="float">
            <text:p>0,5081875</text:p>
          </table:table-cell>
          <table:table-cell table:formula="of:=[.C294]" office:value-type="float" office:value="0.50071875" calcext:value-type="float">
            <text:p>0,50071875</text:p>
          </table:table-cell>
          <table:table-cell table:formula="of:=[.C293]" office:value-type="float" office:value="0.5" calcext:value-type="float">
            <text:p>0,5</text:p>
          </table:table-cell>
          <table:table-cell table:formula="of:=[.C292]" office:value-type="float" office:value="0.5" calcext:value-type="float">
            <text:p>0,5</text:p>
          </table:table-cell>
          <table:table-cell/>
          <table:table-cell table:formula="of:=[.C291]" office:value-type="float" office:value="0.457968749999999" calcext:value-type="float">
            <text:p>0,45796875</text:p>
          </table:table-cell>
          <table:table-cell table:number-columns-repeated="3"/>
        </table:table-row>
        <table:table-row table:style-name="ro1">
          <table:table-cell office:value-type="float" office:value="2384.76" calcext:value-type="float">
            <text:p>2384,76</text:p>
          </table:table-cell>
          <table:table-cell table:formula="of:=[.A292]-[.A293]" office:value-type="float" office:value="0" calcext:value-type="float">
            <text:p>0</text:p>
          </table:table-cell>
          <table:table-cell table:formula="of:=([.B292]+128)/256*0.8+0.1" office:value-type="float" office:value="0.5" calcext:value-type="float">
            <text:p>0,5</text:p>
          </table:table-cell>
          <table:table-cell/>
          <table:table-cell table:formula="of:=[.C297]" office:value-type="float" office:value="0.398218750000001" calcext:value-type="float">
            <text:p>0,39821875</text:p>
          </table:table-cell>
          <table:table-cell table:formula="of:=[.C296]" office:value-type="float" office:value="0.522468749999999" calcext:value-type="float">
            <text:p>0,52246875</text:p>
          </table:table-cell>
          <table:table-cell table:formula="of:=[.C295]" office:value-type="float" office:value="0.508187500000001" calcext:value-type="float">
            <text:p>0,5081875</text:p>
          </table:table-cell>
          <table:table-cell table:formula="of:=[.C294]" office:value-type="float" office:value="0.50071875" calcext:value-type="float">
            <text:p>0,50071875</text:p>
          </table:table-cell>
          <table:table-cell table:formula="of:=[.C293]" office:value-type="float" office:value="0.5" calcext:value-type="float">
            <text:p>0,5</text:p>
          </table:table-cell>
          <table:table-cell/>
          <table:table-cell table:formula="of:=[.C29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84.76" calcext:value-type="float">
            <text:p>2384,76</text:p>
          </table:table-cell>
          <table:table-cell table:formula="of:=[.A293]-[.A294]" office:value-type="float" office:value="0" calcext:value-type="float">
            <text:p>0</text:p>
          </table:table-cell>
          <table:table-cell table:formula="of:=([.B293]+128)/256*0.8+0.1" office:value-type="float" office:value="0.5" calcext:value-type="float">
            <text:p>0,5</text:p>
          </table:table-cell>
          <table:table-cell/>
          <table:table-cell table:formula="of:=[.C298]" office:value-type="float" office:value="0.39434375" calcext:value-type="float">
            <text:p>0,39434375</text:p>
          </table:table-cell>
          <table:table-cell table:formula="of:=[.C297]" office:value-type="float" office:value="0.398218750000001" calcext:value-type="float">
            <text:p>0,39821875</text:p>
          </table:table-cell>
          <table:table-cell table:formula="of:=[.C296]" office:value-type="float" office:value="0.522468749999999" calcext:value-type="float">
            <text:p>0,52246875</text:p>
          </table:table-cell>
          <table:table-cell table:formula="of:=[.C295]" office:value-type="float" office:value="0.508187500000001" calcext:value-type="float">
            <text:p>0,5081875</text:p>
          </table:table-cell>
          <table:table-cell table:formula="of:=[.C294]" office:value-type="float" office:value="0.50071875" calcext:value-type="float">
            <text:p>0,50071875</text:p>
          </table:table-cell>
          <table:table-cell/>
          <table:table-cell table:formula="of:=[.C293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84.76" calcext:value-type="float">
            <text:p>2384,76</text:p>
          </table:table-cell>
          <table:table-cell table:formula="of:=[.A294]-[.A295]" office:value-type="float" office:value="0.230000000000018" calcext:value-type="float">
            <text:p>0,23</text:p>
          </table:table-cell>
          <table:table-cell table:formula="of:=([.B294]+128)/256*0.8+0.1" office:value-type="float" office:value="0.50071875" calcext:value-type="float">
            <text:p>0,50071875</text:p>
          </table:table-cell>
          <table:table-cell/>
          <table:table-cell table:formula="of:=[.C299]" office:value-type="float" office:value="0.5" calcext:value-type="float">
            <text:p>0,5</text:p>
          </table:table-cell>
          <table:table-cell table:formula="of:=[.C298]" office:value-type="float" office:value="0.39434375" calcext:value-type="float">
            <text:p>0,39434375</text:p>
          </table:table-cell>
          <table:table-cell table:formula="of:=[.C297]" office:value-type="float" office:value="0.398218750000001" calcext:value-type="float">
            <text:p>0,39821875</text:p>
          </table:table-cell>
          <table:table-cell table:formula="of:=[.C296]" office:value-type="float" office:value="0.522468749999999" calcext:value-type="float">
            <text:p>0,52246875</text:p>
          </table:table-cell>
          <table:table-cell table:formula="of:=[.C295]" office:value-type="float" office:value="0.508187500000001" calcext:value-type="float">
            <text:p>0,5081875</text:p>
          </table:table-cell>
          <table:table-cell/>
          <table:table-cell table:formula="of:=[.C294]" office:value-type="float" office:value="0.50071875" calcext:value-type="float">
            <text:p>0,50071875</text:p>
          </table:table-cell>
          <table:table-cell table:number-columns-repeated="3"/>
        </table:table-row>
        <table:table-row table:style-name="ro1">
          <table:table-cell office:value-type="float" office:value="2384.53" calcext:value-type="float">
            <text:p>2384,53</text:p>
          </table:table-cell>
          <table:table-cell table:formula="of:=[.A295]-[.A296]" office:value-type="float" office:value="2.62000000000035" calcext:value-type="float">
            <text:p>2,62</text:p>
          </table:table-cell>
          <table:table-cell table:formula="of:=([.B295]+128)/256*0.8+0.1" office:value-type="float" office:value="0.508187500000001" calcext:value-type="float">
            <text:p>0,5081875</text:p>
          </table:table-cell>
          <table:table-cell/>
          <table:table-cell table:formula="of:=[.C300]" office:value-type="float" office:value="0.5" calcext:value-type="float">
            <text:p>0,5</text:p>
          </table:table-cell>
          <table:table-cell table:formula="of:=[.C299]" office:value-type="float" office:value="0.5" calcext:value-type="float">
            <text:p>0,5</text:p>
          </table:table-cell>
          <table:table-cell table:formula="of:=[.C298]" office:value-type="float" office:value="0.39434375" calcext:value-type="float">
            <text:p>0,39434375</text:p>
          </table:table-cell>
          <table:table-cell table:formula="of:=[.C297]" office:value-type="float" office:value="0.398218750000001" calcext:value-type="float">
            <text:p>0,39821875</text:p>
          </table:table-cell>
          <table:table-cell table:formula="of:=[.C296]" office:value-type="float" office:value="0.522468749999999" calcext:value-type="float">
            <text:p>0,52246875</text:p>
          </table:table-cell>
          <table:table-cell/>
          <table:table-cell table:formula="of:=[.C295]" office:value-type="float" office:value="0.508187500000001" calcext:value-type="float">
            <text:p>0,5081875</text:p>
          </table:table-cell>
          <table:table-cell table:number-columns-repeated="3"/>
        </table:table-row>
        <table:table-row table:style-name="ro1">
          <table:table-cell office:value-type="float" office:value="2381.91" calcext:value-type="float">
            <text:p>2381,91</text:p>
          </table:table-cell>
          <table:table-cell table:formula="of:=[.A296]-[.A297]" office:value-type="float" office:value="7.1899999999996" calcext:value-type="float">
            <text:p>7,19</text:p>
          </table:table-cell>
          <table:table-cell table:formula="of:=([.B296]+128)/256*0.8+0.1" office:value-type="float" office:value="0.522468749999999" calcext:value-type="float">
            <text:p>0,52246875</text:p>
          </table:table-cell>
          <table:table-cell/>
          <table:table-cell table:formula="of:=[.C301]" office:value-type="float" office:value="0.63671875" calcext:value-type="float">
            <text:p>0,63671875</text:p>
          </table:table-cell>
          <table:table-cell table:formula="of:=[.C300]" office:value-type="float" office:value="0.5" calcext:value-type="float">
            <text:p>0,5</text:p>
          </table:table-cell>
          <table:table-cell table:formula="of:=[.C299]" office:value-type="float" office:value="0.5" calcext:value-type="float">
            <text:p>0,5</text:p>
          </table:table-cell>
          <table:table-cell table:formula="of:=[.C298]" office:value-type="float" office:value="0.39434375" calcext:value-type="float">
            <text:p>0,39434375</text:p>
          </table:table-cell>
          <table:table-cell table:formula="of:=[.C297]" office:value-type="float" office:value="0.398218750000001" calcext:value-type="float">
            <text:p>0,39821875</text:p>
          </table:table-cell>
          <table:table-cell/>
          <table:table-cell table:formula="of:=[.C296]" office:value-type="float" office:value="0.522468749999999" calcext:value-type="float">
            <text:p>0,52246875</text:p>
          </table:table-cell>
          <table:table-cell table:number-columns-repeated="3"/>
        </table:table-row>
        <table:table-row table:style-name="ro1">
          <table:table-cell office:value-type="float" office:value="2374.72" calcext:value-type="float">
            <text:p>2374,72</text:p>
          </table:table-cell>
          <table:table-cell table:formula="of:=[.A297]-[.A298]" office:value-type="float" office:value="-32.5699999999997" calcext:value-type="float">
            <text:p>-32,57</text:p>
          </table:table-cell>
          <table:table-cell table:formula="of:=([.B297]+128)/256*0.8+0.1" office:value-type="float" office:value="0.398218750000001" calcext:value-type="float">
            <text:p>0,39821875</text:p>
          </table:table-cell>
          <table:table-cell/>
          <table:table-cell table:formula="of:=[.C302]" office:value-type="float" office:value="0.60915625" calcext:value-type="float">
            <text:p>0,60915625</text:p>
          </table:table-cell>
          <table:table-cell table:formula="of:=[.C301]" office:value-type="float" office:value="0.63671875" calcext:value-type="float">
            <text:p>0,63671875</text:p>
          </table:table-cell>
          <table:table-cell table:formula="of:=[.C300]" office:value-type="float" office:value="0.5" calcext:value-type="float">
            <text:p>0,5</text:p>
          </table:table-cell>
          <table:table-cell table:formula="of:=[.C299]" office:value-type="float" office:value="0.5" calcext:value-type="float">
            <text:p>0,5</text:p>
          </table:table-cell>
          <table:table-cell table:formula="of:=[.C298]" office:value-type="float" office:value="0.39434375" calcext:value-type="float">
            <text:p>0,39434375</text:p>
          </table:table-cell>
          <table:table-cell/>
          <table:table-cell table:formula="of:=[.C297]" office:value-type="float" office:value="0.398218750000001" calcext:value-type="float">
            <text:p>0,39821875</text:p>
          </table:table-cell>
          <table:table-cell table:number-columns-repeated="3"/>
        </table:table-row>
        <table:table-row table:style-name="ro1">
          <table:table-cell office:value-type="float" office:value="2407.29" calcext:value-type="float">
            <text:p>2407,29</text:p>
          </table:table-cell>
          <table:table-cell table:formula="of:=[.A298]-[.A299]" office:value-type="float" office:value="-33.8099999999999" calcext:value-type="float">
            <text:p>-33,81</text:p>
          </table:table-cell>
          <table:table-cell table:formula="of:=([.B298]+128)/256*0.8+0.1" office:value-type="float" office:value="0.39434375" calcext:value-type="float">
            <text:p>0,39434375</text:p>
          </table:table-cell>
          <table:table-cell/>
          <table:table-cell table:formula="of:=[.C303]" office:value-type="float" office:value="0.44159375" calcext:value-type="float">
            <text:p>0,44159375</text:p>
          </table:table-cell>
          <table:table-cell table:formula="of:=[.C302]" office:value-type="float" office:value="0.60915625" calcext:value-type="float">
            <text:p>0,60915625</text:p>
          </table:table-cell>
          <table:table-cell table:formula="of:=[.C301]" office:value-type="float" office:value="0.63671875" calcext:value-type="float">
            <text:p>0,63671875</text:p>
          </table:table-cell>
          <table:table-cell table:formula="of:=[.C300]" office:value-type="float" office:value="0.5" calcext:value-type="float">
            <text:p>0,5</text:p>
          </table:table-cell>
          <table:table-cell table:formula="of:=[.C299]" office:value-type="float" office:value="0.5" calcext:value-type="float">
            <text:p>0,5</text:p>
          </table:table-cell>
          <table:table-cell/>
          <table:table-cell table:formula="of:=[.C298]" office:value-type="float" office:value="0.39434375" calcext:value-type="float">
            <text:p>0,39434375</text:p>
          </table:table-cell>
          <table:table-cell table:number-columns-repeated="3"/>
        </table:table-row>
        <table:table-row table:style-name="ro1">
          <table:table-cell office:value-type="float" office:value="2441.1" calcext:value-type="float">
            <text:p>2441,1</text:p>
          </table:table-cell>
          <table:table-cell table:formula="of:=[.A299]-[.A300]" office:value-type="float" office:value="0" calcext:value-type="float">
            <text:p>0</text:p>
          </table:table-cell>
          <table:table-cell table:formula="of:=([.B299]+128)/256*0.8+0.1" office:value-type="float" office:value="0.5" calcext:value-type="float">
            <text:p>0,5</text:p>
          </table:table-cell>
          <table:table-cell/>
          <table:table-cell table:formula="of:=[.C304]" office:value-type="float" office:value="0.48384375" calcext:value-type="float">
            <text:p>0,48384375</text:p>
          </table:table-cell>
          <table:table-cell table:formula="of:=[.C303]" office:value-type="float" office:value="0.44159375" calcext:value-type="float">
            <text:p>0,44159375</text:p>
          </table:table-cell>
          <table:table-cell table:formula="of:=[.C302]" office:value-type="float" office:value="0.60915625" calcext:value-type="float">
            <text:p>0,60915625</text:p>
          </table:table-cell>
          <table:table-cell table:formula="of:=[.C301]" office:value-type="float" office:value="0.63671875" calcext:value-type="float">
            <text:p>0,63671875</text:p>
          </table:table-cell>
          <table:table-cell table:formula="of:=[.C300]" office:value-type="float" office:value="0.5" calcext:value-type="float">
            <text:p>0,5</text:p>
          </table:table-cell>
          <table:table-cell/>
          <table:table-cell table:formula="of:=[.C29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41.1" calcext:value-type="float">
            <text:p>2441,1</text:p>
          </table:table-cell>
          <table:table-cell table:formula="of:=[.A300]-[.A301]" office:value-type="float" office:value="0" calcext:value-type="float">
            <text:p>0</text:p>
          </table:table-cell>
          <table:table-cell table:formula="of:=([.B300]+128)/256*0.8+0.1" office:value-type="float" office:value="0.5" calcext:value-type="float">
            <text:p>0,5</text:p>
          </table:table-cell>
          <table:table-cell/>
          <table:table-cell table:formula="of:=[.C305]" office:value-type="float" office:value="0.499312500000001" calcext:value-type="float">
            <text:p>0,4993125</text:p>
          </table:table-cell>
          <table:table-cell table:formula="of:=[.C304]" office:value-type="float" office:value="0.48384375" calcext:value-type="float">
            <text:p>0,48384375</text:p>
          </table:table-cell>
          <table:table-cell table:formula="of:=[.C303]" office:value-type="float" office:value="0.44159375" calcext:value-type="float">
            <text:p>0,44159375</text:p>
          </table:table-cell>
          <table:table-cell table:formula="of:=[.C302]" office:value-type="float" office:value="0.60915625" calcext:value-type="float">
            <text:p>0,60915625</text:p>
          </table:table-cell>
          <table:table-cell table:formula="of:=[.C301]" office:value-type="float" office:value="0.63671875" calcext:value-type="float">
            <text:p>0,63671875</text:p>
          </table:table-cell>
          <table:table-cell/>
          <table:table-cell table:formula="of:=[.C30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441.1" calcext:value-type="float">
            <text:p>2441,1</text:p>
          </table:table-cell>
          <table:table-cell table:formula="of:=[.A301]-[.A302]" office:value-type="float" office:value="43.75" calcext:value-type="float">
            <text:p>43,75</text:p>
          </table:table-cell>
          <table:table-cell table:formula="of:=([.B301]+128)/256*0.8+0.1" office:value-type="float" office:value="0.63671875" calcext:value-type="float">
            <text:p>0,63671875</text:p>
          </table:table-cell>
          <table:table-cell/>
          <table:table-cell table:formula="of:=[.C306]" office:value-type="float" office:value="0.5" calcext:value-type="float">
            <text:p>0,5</text:p>
          </table:table-cell>
          <table:table-cell table:formula="of:=[.C305]" office:value-type="float" office:value="0.499312500000001" calcext:value-type="float">
            <text:p>0,4993125</text:p>
          </table:table-cell>
          <table:table-cell table:formula="of:=[.C304]" office:value-type="float" office:value="0.48384375" calcext:value-type="float">
            <text:p>0,48384375</text:p>
          </table:table-cell>
          <table:table-cell table:formula="of:=[.C303]" office:value-type="float" office:value="0.44159375" calcext:value-type="float">
            <text:p>0,44159375</text:p>
          </table:table-cell>
          <table:table-cell table:formula="of:=[.C302]" office:value-type="float" office:value="0.60915625" calcext:value-type="float">
            <text:p>0,60915625</text:p>
          </table:table-cell>
          <table:table-cell/>
          <table:table-cell table:formula="of:=[.C301]" office:value-type="float" office:value="0.63671875" calcext:value-type="float">
            <text:p>0,63671875</text:p>
          </table:table-cell>
          <table:table-cell table:number-columns-repeated="3"/>
        </table:table-row>
        <table:table-row table:style-name="ro1">
          <table:table-cell office:value-type="float" office:value="2397.35" calcext:value-type="float">
            <text:p>2397,35</text:p>
          </table:table-cell>
          <table:table-cell table:formula="of:=[.A302]-[.A303]" office:value-type="float" office:value="34.9299999999998" calcext:value-type="float">
            <text:p>34,93</text:p>
          </table:table-cell>
          <table:table-cell table:formula="of:=([.B302]+128)/256*0.8+0.1" office:value-type="float" office:value="0.60915625" calcext:value-type="float">
            <text:p>0,60915625</text:p>
          </table:table-cell>
          <table:table-cell/>
          <table:table-cell table:formula="of:=[.C307]" office:value-type="float" office:value="0.5" calcext:value-type="float">
            <text:p>0,5</text:p>
          </table:table-cell>
          <table:table-cell table:formula="of:=[.C306]" office:value-type="float" office:value="0.5" calcext:value-type="float">
            <text:p>0,5</text:p>
          </table:table-cell>
          <table:table-cell table:formula="of:=[.C305]" office:value-type="float" office:value="0.499312500000001" calcext:value-type="float">
            <text:p>0,4993125</text:p>
          </table:table-cell>
          <table:table-cell table:formula="of:=[.C304]" office:value-type="float" office:value="0.48384375" calcext:value-type="float">
            <text:p>0,48384375</text:p>
          </table:table-cell>
          <table:table-cell table:formula="of:=[.C303]" office:value-type="float" office:value="0.44159375" calcext:value-type="float">
            <text:p>0,44159375</text:p>
          </table:table-cell>
          <table:table-cell/>
          <table:table-cell table:formula="of:=[.C302]" office:value-type="float" office:value="0.60915625" calcext:value-type="float">
            <text:p>0,60915625</text:p>
          </table:table-cell>
          <table:table-cell table:number-columns-repeated="3"/>
        </table:table-row>
        <table:table-row table:style-name="ro1">
          <table:table-cell office:value-type="float" office:value="2362.42" calcext:value-type="float">
            <text:p>2362,42</text:p>
          </table:table-cell>
          <table:table-cell table:formula="of:=[.A303]-[.A304]" office:value-type="float" office:value="-18.6900000000001" calcext:value-type="float">
            <text:p>-18,69</text:p>
          </table:table-cell>
          <table:table-cell table:formula="of:=([.B303]+128)/256*0.8+0.1" office:value-type="float" office:value="0.44159375" calcext:value-type="float">
            <text:p>0,44159375</text:p>
          </table:table-cell>
          <table:table-cell/>
          <table:table-cell table:formula="of:=[.C308]" office:value-type="float" office:value="0.54921875" calcext:value-type="float">
            <text:p>0,54921875</text:p>
          </table:table-cell>
          <table:table-cell table:formula="of:=[.C307]" office:value-type="float" office:value="0.5" calcext:value-type="float">
            <text:p>0,5</text:p>
          </table:table-cell>
          <table:table-cell table:formula="of:=[.C306]" office:value-type="float" office:value="0.5" calcext:value-type="float">
            <text:p>0,5</text:p>
          </table:table-cell>
          <table:table-cell table:formula="of:=[.C305]" office:value-type="float" office:value="0.499312500000001" calcext:value-type="float">
            <text:p>0,4993125</text:p>
          </table:table-cell>
          <table:table-cell table:formula="of:=[.C304]" office:value-type="float" office:value="0.48384375" calcext:value-type="float">
            <text:p>0,48384375</text:p>
          </table:table-cell>
          <table:table-cell/>
          <table:table-cell table:formula="of:=[.C303]" office:value-type="float" office:value="0.44159375" calcext:value-type="float">
            <text:p>0,44159375</text:p>
          </table:table-cell>
          <table:table-cell table:number-columns-repeated="3"/>
        </table:table-row>
        <table:table-row table:style-name="ro1">
          <table:table-cell office:value-type="float" office:value="2381.11" calcext:value-type="float">
            <text:p>2381,11</text:p>
          </table:table-cell>
          <table:table-cell table:formula="of:=[.A304]-[.A305]" office:value-type="float" office:value="-5.17000000000007" calcext:value-type="float">
            <text:p>-5,17</text:p>
          </table:table-cell>
          <table:table-cell table:formula="of:=([.B304]+128)/256*0.8+0.1" office:value-type="float" office:value="0.48384375" calcext:value-type="float">
            <text:p>0,48384375</text:p>
          </table:table-cell>
          <table:table-cell/>
          <table:table-cell table:formula="of:=[.C309]" office:value-type="float" office:value="0.52878125" calcext:value-type="float">
            <text:p>0,52878125</text:p>
          </table:table-cell>
          <table:table-cell table:formula="of:=[.C308]" office:value-type="float" office:value="0.54921875" calcext:value-type="float">
            <text:p>0,54921875</text:p>
          </table:table-cell>
          <table:table-cell table:formula="of:=[.C307]" office:value-type="float" office:value="0.5" calcext:value-type="float">
            <text:p>0,5</text:p>
          </table:table-cell>
          <table:table-cell table:formula="of:=[.C306]" office:value-type="float" office:value="0.5" calcext:value-type="float">
            <text:p>0,5</text:p>
          </table:table-cell>
          <table:table-cell table:formula="of:=[.C305]" office:value-type="float" office:value="0.499312500000001" calcext:value-type="float">
            <text:p>0,4993125</text:p>
          </table:table-cell>
          <table:table-cell/>
          <table:table-cell table:formula="of:=[.C304]" office:value-type="float" office:value="0.48384375" calcext:value-type="float">
            <text:p>0,48384375</text:p>
          </table:table-cell>
          <table:table-cell table:number-columns-repeated="3"/>
        </table:table-row>
        <table:table-row table:style-name="ro1">
          <table:table-cell office:value-type="float" office:value="2386.28" calcext:value-type="float">
            <text:p>2386,28</text:p>
          </table:table-cell>
          <table:table-cell table:formula="of:=[.A305]-[.A306]" office:value-type="float" office:value="-0.2199999999998" calcext:value-type="float">
            <text:p>-0,22</text:p>
          </table:table-cell>
          <table:table-cell table:formula="of:=([.B305]+128)/256*0.8+0.1" office:value-type="float" office:value="0.499312500000001" calcext:value-type="float">
            <text:p>0,4993125</text:p>
          </table:table-cell>
          <table:table-cell/>
          <table:table-cell table:formula="of:=[.C310]" office:value-type="float" office:value="0.4628125" calcext:value-type="float">
            <text:p>0,4628125</text:p>
          </table:table-cell>
          <table:table-cell table:formula="of:=[.C309]" office:value-type="float" office:value="0.52878125" calcext:value-type="float">
            <text:p>0,52878125</text:p>
          </table:table-cell>
          <table:table-cell table:formula="of:=[.C308]" office:value-type="float" office:value="0.54921875" calcext:value-type="float">
            <text:p>0,54921875</text:p>
          </table:table-cell>
          <table:table-cell table:formula="of:=[.C307]" office:value-type="float" office:value="0.5" calcext:value-type="float">
            <text:p>0,5</text:p>
          </table:table-cell>
          <table:table-cell table:formula="of:=[.C306]" office:value-type="float" office:value="0.5" calcext:value-type="float">
            <text:p>0,5</text:p>
          </table:table-cell>
          <table:table-cell/>
          <table:table-cell table:formula="of:=[.C305]" office:value-type="float" office:value="0.499312500000001" calcext:value-type="float">
            <text:p>0,4993125</text:p>
          </table:table-cell>
          <table:table-cell table:number-columns-repeated="3"/>
        </table:table-row>
        <table:table-row table:style-name="ro1">
          <table:table-cell office:value-type="float" office:value="2386.5" calcext:value-type="float">
            <text:p>2386,5</text:p>
          </table:table-cell>
          <table:table-cell table:formula="of:=[.A306]-[.A307]" office:value-type="float" office:value="0" calcext:value-type="float">
            <text:p>0</text:p>
          </table:table-cell>
          <table:table-cell table:formula="of:=([.B306]+128)/256*0.8+0.1" office:value-type="float" office:value="0.5" calcext:value-type="float">
            <text:p>0,5</text:p>
          </table:table-cell>
          <table:table-cell/>
          <table:table-cell table:formula="of:=[.C311]" office:value-type="float" office:value="0.467281250000001" calcext:value-type="float">
            <text:p>0,46728125</text:p>
          </table:table-cell>
          <table:table-cell table:formula="of:=[.C310]" office:value-type="float" office:value="0.4628125" calcext:value-type="float">
            <text:p>0,4628125</text:p>
          </table:table-cell>
          <table:table-cell table:formula="of:=[.C309]" office:value-type="float" office:value="0.52878125" calcext:value-type="float">
            <text:p>0,52878125</text:p>
          </table:table-cell>
          <table:table-cell table:formula="of:=[.C308]" office:value-type="float" office:value="0.54921875" calcext:value-type="float">
            <text:p>0,54921875</text:p>
          </table:table-cell>
          <table:table-cell table:formula="of:=[.C307]" office:value-type="float" office:value="0.5" calcext:value-type="float">
            <text:p>0,5</text:p>
          </table:table-cell>
          <table:table-cell/>
          <table:table-cell table:formula="of:=[.C30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86.5" calcext:value-type="float">
            <text:p>2386,5</text:p>
          </table:table-cell>
          <table:table-cell table:formula="of:=[.A307]-[.A308]" office:value-type="float" office:value="0" calcext:value-type="float">
            <text:p>0</text:p>
          </table:table-cell>
          <table:table-cell table:formula="of:=([.B307]+128)/256*0.8+0.1" office:value-type="float" office:value="0.5" calcext:value-type="float">
            <text:p>0,5</text:p>
          </table:table-cell>
          <table:table-cell/>
          <table:table-cell table:formula="of:=[.C312]" office:value-type="float" office:value="0.5" calcext:value-type="float">
            <text:p>0,5</text:p>
          </table:table-cell>
          <table:table-cell table:formula="of:=[.C311]" office:value-type="float" office:value="0.467281250000001" calcext:value-type="float">
            <text:p>0,46728125</text:p>
          </table:table-cell>
          <table:table-cell table:formula="of:=[.C310]" office:value-type="float" office:value="0.4628125" calcext:value-type="float">
            <text:p>0,4628125</text:p>
          </table:table-cell>
          <table:table-cell table:formula="of:=[.C309]" office:value-type="float" office:value="0.52878125" calcext:value-type="float">
            <text:p>0,52878125</text:p>
          </table:table-cell>
          <table:table-cell table:formula="of:=[.C308]" office:value-type="float" office:value="0.54921875" calcext:value-type="float">
            <text:p>0,54921875</text:p>
          </table:table-cell>
          <table:table-cell/>
          <table:table-cell table:formula="of:=[.C30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86.5" calcext:value-type="float">
            <text:p>2386,5</text:p>
          </table:table-cell>
          <table:table-cell table:formula="of:=[.A308]-[.A309]" office:value-type="float" office:value="15.75" calcext:value-type="float">
            <text:p>15,75</text:p>
          </table:table-cell>
          <table:table-cell table:formula="of:=([.B308]+128)/256*0.8+0.1" office:value-type="float" office:value="0.54921875" calcext:value-type="float">
            <text:p>0,54921875</text:p>
          </table:table-cell>
          <table:table-cell/>
          <table:table-cell table:formula="of:=[.C313]" office:value-type="float" office:value="0.5" calcext:value-type="float">
            <text:p>0,5</text:p>
          </table:table-cell>
          <table:table-cell table:formula="of:=[.C312]" office:value-type="float" office:value="0.5" calcext:value-type="float">
            <text:p>0,5</text:p>
          </table:table-cell>
          <table:table-cell table:formula="of:=[.C311]" office:value-type="float" office:value="0.467281250000001" calcext:value-type="float">
            <text:p>0,46728125</text:p>
          </table:table-cell>
          <table:table-cell table:formula="of:=[.C310]" office:value-type="float" office:value="0.4628125" calcext:value-type="float">
            <text:p>0,4628125</text:p>
          </table:table-cell>
          <table:table-cell table:formula="of:=[.C309]" office:value-type="float" office:value="0.52878125" calcext:value-type="float">
            <text:p>0,52878125</text:p>
          </table:table-cell>
          <table:table-cell/>
          <table:table-cell table:formula="of:=[.C308]" office:value-type="float" office:value="0.54921875" calcext:value-type="float">
            <text:p>0,54921875</text:p>
          </table:table-cell>
          <table:table-cell table:number-columns-repeated="3"/>
        </table:table-row>
        <table:table-row table:style-name="ro1">
          <table:table-cell office:value-type="float" office:value="2370.75" calcext:value-type="float">
            <text:p>2370,75</text:p>
          </table:table-cell>
          <table:table-cell table:formula="of:=[.A309]-[.A310]" office:value-type="float" office:value="9.21000000000004" calcext:value-type="float">
            <text:p>9,21</text:p>
          </table:table-cell>
          <table:table-cell table:formula="of:=([.B309]+128)/256*0.8+0.1" office:value-type="float" office:value="0.52878125" calcext:value-type="float">
            <text:p>0,52878125</text:p>
          </table:table-cell>
          <table:table-cell/>
          <table:table-cell table:formula="of:=[.C314]" office:value-type="float" office:value="0.5" calcext:value-type="float">
            <text:p>0,5</text:p>
          </table:table-cell>
          <table:table-cell table:formula="of:=[.C313]" office:value-type="float" office:value="0.5" calcext:value-type="float">
            <text:p>0,5</text:p>
          </table:table-cell>
          <table:table-cell table:formula="of:=[.C312]" office:value-type="float" office:value="0.5" calcext:value-type="float">
            <text:p>0,5</text:p>
          </table:table-cell>
          <table:table-cell table:formula="of:=[.C311]" office:value-type="float" office:value="0.467281250000001" calcext:value-type="float">
            <text:p>0,46728125</text:p>
          </table:table-cell>
          <table:table-cell table:formula="of:=[.C310]" office:value-type="float" office:value="0.4628125" calcext:value-type="float">
            <text:p>0,4628125</text:p>
          </table:table-cell>
          <table:table-cell/>
          <table:table-cell table:formula="of:=[.C309]" office:value-type="float" office:value="0.52878125" calcext:value-type="float">
            <text:p>0,52878125</text:p>
          </table:table-cell>
          <table:table-cell table:number-columns-repeated="3"/>
        </table:table-row>
        <table:table-row table:style-name="ro1">
          <table:table-cell office:value-type="float" office:value="2361.54" calcext:value-type="float">
            <text:p>2361,54</text:p>
          </table:table-cell>
          <table:table-cell table:formula="of:=[.A310]-[.A311]" office:value-type="float" office:value="-11.9000000000001" calcext:value-type="float">
            <text:p>-11,9</text:p>
          </table:table-cell>
          <table:table-cell table:formula="of:=([.B310]+128)/256*0.8+0.1" office:value-type="float" office:value="0.4628125" calcext:value-type="float">
            <text:p>0,4628125</text:p>
          </table:table-cell>
          <table:table-cell/>
          <table:table-cell table:formula="of:=[.C315]" office:value-type="float" office:value="0.453125" calcext:value-type="float">
            <text:p>0,453125</text:p>
          </table:table-cell>
          <table:table-cell table:formula="of:=[.C314]" office:value-type="float" office:value="0.5" calcext:value-type="float">
            <text:p>0,5</text:p>
          </table:table-cell>
          <table:table-cell table:formula="of:=[.C313]" office:value-type="float" office:value="0.5" calcext:value-type="float">
            <text:p>0,5</text:p>
          </table:table-cell>
          <table:table-cell table:formula="of:=[.C312]" office:value-type="float" office:value="0.5" calcext:value-type="float">
            <text:p>0,5</text:p>
          </table:table-cell>
          <table:table-cell table:formula="of:=[.C311]" office:value-type="float" office:value="0.467281250000001" calcext:value-type="float">
            <text:p>0,46728125</text:p>
          </table:table-cell>
          <table:table-cell/>
          <table:table-cell table:formula="of:=[.C310]" office:value-type="float" office:value="0.4628125" calcext:value-type="float">
            <text:p>0,4628125</text:p>
          </table:table-cell>
          <table:table-cell table:number-columns-repeated="3"/>
        </table:table-row>
        <table:table-row table:style-name="ro1">
          <table:table-cell office:value-type="float" office:value="2373.44" calcext:value-type="float">
            <text:p>2373,44</text:p>
          </table:table-cell>
          <table:table-cell table:formula="of:=[.A311]-[.A312]" office:value-type="float" office:value="-10.4699999999998" calcext:value-type="float">
            <text:p>-10,47</text:p>
          </table:table-cell>
          <table:table-cell table:formula="of:=([.B311]+128)/256*0.8+0.1" office:value-type="float" office:value="0.467281250000001" calcext:value-type="float">
            <text:p>0,46728125</text:p>
          </table:table-cell>
          <table:table-cell/>
          <table:table-cell table:formula="of:=[.C316]" office:value-type="float" office:value="0.375375" calcext:value-type="float">
            <text:p>0,375375</text:p>
          </table:table-cell>
          <table:table-cell table:formula="of:=[.C315]" office:value-type="float" office:value="0.453125" calcext:value-type="float">
            <text:p>0,453125</text:p>
          </table:table-cell>
          <table:table-cell table:formula="of:=[.C314]" office:value-type="float" office:value="0.5" calcext:value-type="float">
            <text:p>0,5</text:p>
          </table:table-cell>
          <table:table-cell table:formula="of:=[.C313]" office:value-type="float" office:value="0.5" calcext:value-type="float">
            <text:p>0,5</text:p>
          </table:table-cell>
          <table:table-cell table:formula="of:=[.C312]" office:value-type="float" office:value="0.5" calcext:value-type="float">
            <text:p>0,5</text:p>
          </table:table-cell>
          <table:table-cell/>
          <table:table-cell table:formula="of:=[.C311]" office:value-type="float" office:value="0.467281250000001" calcext:value-type="float">
            <text:p>0,46728125</text:p>
          </table:table-cell>
          <table:table-cell table:number-columns-repeated="3"/>
        </table:table-row>
        <table:table-row table:style-name="ro1">
          <table:table-cell office:value-type="float" office:value="2383.91" calcext:value-type="float">
            <text:p>2383,91</text:p>
          </table:table-cell>
          <table:table-cell table:formula="of:=[.A312]-[.A313]" office:value-type="float" office:value="0" calcext:value-type="float">
            <text:p>0</text:p>
          </table:table-cell>
          <table:table-cell table:formula="of:=([.B312]+128)/256*0.8+0.1" office:value-type="float" office:value="0.5" calcext:value-type="float">
            <text:p>0,5</text:p>
          </table:table-cell>
          <table:table-cell/>
          <table:table-cell table:formula="of:=[.C317]" office:value-type="float" office:value="0.489874999999999" calcext:value-type="float">
            <text:p>0,489875</text:p>
          </table:table-cell>
          <table:table-cell table:formula="of:=[.C316]" office:value-type="float" office:value="0.375375" calcext:value-type="float">
            <text:p>0,375375</text:p>
          </table:table-cell>
          <table:table-cell table:formula="of:=[.C315]" office:value-type="float" office:value="0.453125" calcext:value-type="float">
            <text:p>0,453125</text:p>
          </table:table-cell>
          <table:table-cell table:formula="of:=[.C314]" office:value-type="float" office:value="0.5" calcext:value-type="float">
            <text:p>0,5</text:p>
          </table:table-cell>
          <table:table-cell table:formula="of:=[.C313]" office:value-type="float" office:value="0.5" calcext:value-type="float">
            <text:p>0,5</text:p>
          </table:table-cell>
          <table:table-cell/>
          <table:table-cell table:formula="of:=[.C31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383.91" calcext:value-type="float">
            <text:p>2383,91</text:p>
          </table:table-cell>
          <table:table-cell table:formula="of:=[.A313]-[.A314]" office:value-type="float" office:value="0" calcext:value-type="float">
            <text:p>0</text:p>
          </table:table-cell>
          <table:table-cell table:formula="of:=([.B313]+128)/256*0.8+0.1" office:value-type="float" office:value="0.5" calcext:value-type="float">
            <text:p>0,5</text:p>
          </table:table-cell>
          <table:table-cell table:number-columns-repeated="11"/>
        </table:table-row>
        <table:table-row table:style-name="ro1">
          <table:table-cell office:value-type="float" office:value="2383.91" calcext:value-type="float">
            <text:p>2383,91</text:p>
          </table:table-cell>
          <table:table-cell table:formula="of:=[.A314]-[.A315]" office:value-type="float" office:value="0" calcext:value-type="float">
            <text:p>0</text:p>
          </table:table-cell>
          <table:table-cell table:formula="of:=([.B314]+128)/256*0.8+0.1" office:value-type="float" office:value="0.5" calcext:value-type="float">
            <text:p>0,5</text:p>
          </table:table-cell>
          <table:table-cell table:number-columns-repeated="11"/>
        </table:table-row>
        <table:table-row table:style-name="ro1">
          <table:table-cell office:value-type="float" office:value="2383.91" calcext:value-type="float">
            <text:p>2383,91</text:p>
          </table:table-cell>
          <table:table-cell table:formula="of:=[.A315]-[.A316]" office:value-type="float" office:value="-15" calcext:value-type="float">
            <text:p>-15</text:p>
          </table:table-cell>
          <table:table-cell table:formula="of:=([.B315]+128)/256*0.8+0.1" office:value-type="float" office:value="0.453125" calcext:value-type="float">
            <text:p>0,453125</text:p>
          </table:table-cell>
          <table:table-cell table:number-columns-repeated="11"/>
        </table:table-row>
        <table:table-row table:style-name="ro1">
          <table:table-cell office:value-type="float" office:value="2398.91" calcext:value-type="float">
            <text:p>2398,91</text:p>
          </table:table-cell>
          <table:table-cell table:formula="of:=[.A316]-[.A317]" office:value-type="float" office:value="-39.8800000000001" calcext:value-type="float">
            <text:p>-39,88</text:p>
          </table:table-cell>
          <table:table-cell table:formula="of:=([.B316]+128)/256*0.8+0.1" office:value-type="float" office:value="0.375375" calcext:value-type="float">
            <text:p>0,375375</text:p>
          </table:table-cell>
          <table:table-cell table:number-columns-repeated="11"/>
        </table:table-row>
        <table:table-row table:style-name="ro1">
          <table:table-cell office:value-type="float" office:value="2438.79" calcext:value-type="float">
            <text:p>2438,79</text:p>
          </table:table-cell>
          <table:table-cell table:formula="of:=[.A317]-[.A318]" office:value-type="float" office:value="-3.24000000000024" calcext:value-type="float">
            <text:p>-3,24</text:p>
          </table:table-cell>
          <table:table-cell table:formula="of:=([.B317]+128)/256*0.8+0.1" office:value-type="float" office:value="0.489874999999999" calcext:value-type="float">
            <text:p>0,489875</text:p>
          </table:table-cell>
          <table:table-cell table:number-columns-repeated="11"/>
        </table:table-row>
        <table:table-row table:style-name="ro1">
          <table:table-cell office:value-type="float" office:value="2442.03" calcext:value-type="float">
            <text:p>2442,03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3099.75" calcext:value-type="float">
            <text:p>3099,75</text:p>
          </table:table-cell>
          <table:table-cell table:formula="of:=[.A322]-[.A323]" office:value-type="float" office:value="25.4000000000001" calcext:value-type="float">
            <text:p>25,4</text:p>
          </table:table-cell>
          <table:table-cell table:formula="of:=([.B322]+128)/256*0.8+0.1" office:value-type="float" office:value="0.579375" calcext:value-type="float">
            <text:p>0,579375</text:p>
          </table:table-cell>
          <table:table-cell/>
          <table:table-cell table:formula="of:=[.C327]" office:value-type="float" office:value="0.6233125" calcext:value-type="float">
            <text:p>0,6233125</text:p>
          </table:table-cell>
          <table:table-cell table:formula="of:=[.C326]" office:value-type="float" office:value="0.416687499999999" calcext:value-type="float">
            <text:p>0,4166875</text:p>
          </table:table-cell>
          <table:table-cell table:formula="of:=[.C325]" office:value-type="float" office:value="0.39146875" calcext:value-type="float">
            <text:p>0,39146875</text:p>
          </table:table-cell>
          <table:table-cell table:formula="of:=[.C324]" office:value-type="float" office:value="0.623468750000001" calcext:value-type="float">
            <text:p>0,62346875</text:p>
          </table:table-cell>
          <table:table-cell table:formula="of:=[.C323]" office:value-type="float" office:value="0.461031249999999" calcext:value-type="float">
            <text:p>0,46103125</text:p>
          </table:table-cell>
          <table:table-cell/>
          <table:table-cell table:formula="of:=[.C322]" office:value-type="float" office:value="0.579375" calcext:value-type="float">
            <text:p>0,579375</text:p>
          </table:table-cell>
          <table:table-cell/>
          <table:table-cell table:formula="of:=[.K322]" office:value-type="float" office:value="0.579375" calcext:value-type="float">
            <text:p>0,579375</text:p>
          </table:table-cell>
          <table:table-cell table:formula="of:=([.M322]-0.1)/0.8*256-128" office:value-type="float" office:value="25.4000000000001" calcext:value-type="float">
            <text:p>25,4</text:p>
          </table:table-cell>
        </table:table-row>
        <table:table-row table:style-name="ro1">
          <table:table-cell office:value-type="float" office:value="3074.35" calcext:value-type="float">
            <text:p>3074,35</text:p>
          </table:table-cell>
          <table:table-cell table:formula="of:=[.A323]-[.A324]" office:value-type="float" office:value="-12.4700000000003" calcext:value-type="float">
            <text:p>-12,47</text:p>
          </table:table-cell>
          <table:table-cell table:formula="of:=([.B323]+128)/256*0.8+0.1" office:value-type="float" office:value="0.461031249999999" calcext:value-type="float">
            <text:p>0,46103125</text:p>
          </table:table-cell>
          <table:table-cell/>
          <table:table-cell table:formula="of:=[.C328]" office:value-type="float" office:value="0.487531250000001" calcext:value-type="float">
            <text:p>0,48753125</text:p>
          </table:table-cell>
          <table:table-cell table:formula="of:=[.C327]" office:value-type="float" office:value="0.6233125" calcext:value-type="float">
            <text:p>0,6233125</text:p>
          </table:table-cell>
          <table:table-cell table:formula="of:=[.C326]" office:value-type="float" office:value="0.416687499999999" calcext:value-type="float">
            <text:p>0,4166875</text:p>
          </table:table-cell>
          <table:table-cell table:formula="of:=[.C325]" office:value-type="float" office:value="0.39146875" calcext:value-type="float">
            <text:p>0,39146875</text:p>
          </table:table-cell>
          <table:table-cell table:formula="of:=[.C324]" office:value-type="float" office:value="0.623468750000001" calcext:value-type="float">
            <text:p>0,62346875</text:p>
          </table:table-cell>
          <table:table-cell/>
          <table:table-cell table:formula="of:=[.C323]" office:value-type="float" office:value="0.461031249999999" calcext:value-type="float">
            <text:p>0,46103125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3086.82" calcext:value-type="float">
            <text:p>3086,82</text:p>
          </table:table-cell>
          <table:table-cell table:formula="of:=[.A324]-[.A325]" office:value-type="float" office:value="39.5100000000002" calcext:value-type="float">
            <text:p>39,51</text:p>
          </table:table-cell>
          <table:table-cell table:formula="of:=([.B324]+128)/256*0.8+0.1" office:value-type="float" office:value="0.623468750000001" calcext:value-type="float">
            <text:p>0,62346875</text:p>
          </table:table-cell>
          <table:table-cell/>
          <table:table-cell table:formula="of:=[.C329]" office:value-type="float" office:value="0.69959375" calcext:value-type="float">
            <text:p>0,69959375</text:p>
          </table:table-cell>
          <table:table-cell table:formula="of:=[.C328]" office:value-type="float" office:value="0.487531250000001" calcext:value-type="float">
            <text:p>0,48753125</text:p>
          </table:table-cell>
          <table:table-cell table:formula="of:=[.C327]" office:value-type="float" office:value="0.6233125" calcext:value-type="float">
            <text:p>0,6233125</text:p>
          </table:table-cell>
          <table:table-cell table:formula="of:=[.C326]" office:value-type="float" office:value="0.416687499999999" calcext:value-type="float">
            <text:p>0,4166875</text:p>
          </table:table-cell>
          <table:table-cell table:formula="of:=[.C325]" office:value-type="float" office:value="0.39146875" calcext:value-type="float">
            <text:p>0,39146875</text:p>
          </table:table-cell>
          <table:table-cell/>
          <table:table-cell table:formula="of:=[.C324]" office:value-type="float" office:value="0.623468750000001" calcext:value-type="float">
            <text:p>0,62346875</text:p>
          </table:table-cell>
          <table:table-cell table:number-columns-repeated="3"/>
        </table:table-row>
        <table:table-row table:style-name="ro1">
          <table:table-cell office:value-type="float" office:value="3047.31" calcext:value-type="float">
            <text:p>3047,31</text:p>
          </table:table-cell>
          <table:table-cell table:formula="of:=[.A325]-[.A326]" office:value-type="float" office:value="-34.73" calcext:value-type="float">
            <text:p>-34,73</text:p>
          </table:table-cell>
          <table:table-cell table:formula="of:=([.B325]+128)/256*0.8+0.1" office:value-type="float" office:value="0.39146875" calcext:value-type="float">
            <text:p>0,39146875</text:p>
          </table:table-cell>
          <table:table-cell/>
          <table:table-cell table:formula="of:=[.C330]" office:value-type="float" office:value="0.7296875" calcext:value-type="float">
            <text:p>0,7296875</text:p>
          </table:table-cell>
          <table:table-cell table:formula="of:=[.C329]" office:value-type="float" office:value="0.69959375" calcext:value-type="float">
            <text:p>0,69959375</text:p>
          </table:table-cell>
          <table:table-cell table:formula="of:=[.C328]" office:value-type="float" office:value="0.487531250000001" calcext:value-type="float">
            <text:p>0,48753125</text:p>
          </table:table-cell>
          <table:table-cell table:formula="of:=[.C327]" office:value-type="float" office:value="0.6233125" calcext:value-type="float">
            <text:p>0,6233125</text:p>
          </table:table-cell>
          <table:table-cell table:formula="of:=[.C326]" office:value-type="float" office:value="0.416687499999999" calcext:value-type="float">
            <text:p>0,4166875</text:p>
          </table:table-cell>
          <table:table-cell/>
          <table:table-cell table:formula="of:=[.C325]" office:value-type="float" office:value="0.39146875" calcext:value-type="float">
            <text:p>0,39146875</text:p>
          </table:table-cell>
          <table:table-cell table:number-columns-repeated="3"/>
        </table:table-row>
        <table:table-row table:style-name="ro1">
          <table:table-cell office:value-type="float" office:value="3082.04" calcext:value-type="float">
            <text:p>3082,04</text:p>
          </table:table-cell>
          <table:table-cell table:formula="of:=[.A326]-[.A327]" office:value-type="float" office:value="-26.6600000000003" calcext:value-type="float">
            <text:p>-26,66</text:p>
          </table:table-cell>
          <table:table-cell table:formula="of:=([.B326]+128)/256*0.8+0.1" office:value-type="float" office:value="0.416687499999999" calcext:value-type="float">
            <text:p>0,4166875</text:p>
          </table:table-cell>
          <table:table-cell/>
          <table:table-cell table:formula="of:=[.C331]" office:value-type="float" office:value="0.54596875" calcext:value-type="float">
            <text:p>0,54596875</text:p>
          </table:table-cell>
          <table:table-cell table:formula="of:=[.C330]" office:value-type="float" office:value="0.7296875" calcext:value-type="float">
            <text:p>0,7296875</text:p>
          </table:table-cell>
          <table:table-cell table:formula="of:=[.C329]" office:value-type="float" office:value="0.69959375" calcext:value-type="float">
            <text:p>0,69959375</text:p>
          </table:table-cell>
          <table:table-cell table:formula="of:=[.C328]" office:value-type="float" office:value="0.487531250000001" calcext:value-type="float">
            <text:p>0,48753125</text:p>
          </table:table-cell>
          <table:table-cell table:formula="of:=[.C327]" office:value-type="float" office:value="0.6233125" calcext:value-type="float">
            <text:p>0,6233125</text:p>
          </table:table-cell>
          <table:table-cell/>
          <table:table-cell table:formula="of:=[.C326]" office:value-type="float" office:value="0.416687499999999" calcext:value-type="float">
            <text:p>0,4166875</text:p>
          </table:table-cell>
          <table:table-cell table:number-columns-repeated="3"/>
        </table:table-row>
        <table:table-row table:style-name="ro1">
          <table:table-cell office:value-type="float" office:value="3108.7" calcext:value-type="float">
            <text:p>3108,7</text:p>
          </table:table-cell>
          <table:table-cell table:formula="of:=[.A327]-[.A328]" office:value-type="float" office:value="39.46" calcext:value-type="float">
            <text:p>39,46</text:p>
          </table:table-cell>
          <table:table-cell table:formula="of:=([.B327]+128)/256*0.8+0.1" office:value-type="float" office:value="0.6233125" calcext:value-type="float">
            <text:p>0,6233125</text:p>
          </table:table-cell>
          <table:table-cell/>
          <table:table-cell table:formula="of:=[.C332]" office:value-type="float" office:value="0.578" calcext:value-type="float">
            <text:p>0,578</text:p>
          </table:table-cell>
          <table:table-cell table:formula="of:=[.C331]" office:value-type="float" office:value="0.54596875" calcext:value-type="float">
            <text:p>0,54596875</text:p>
          </table:table-cell>
          <table:table-cell table:formula="of:=[.C330]" office:value-type="float" office:value="0.7296875" calcext:value-type="float">
            <text:p>0,7296875</text:p>
          </table:table-cell>
          <table:table-cell table:formula="of:=[.C329]" office:value-type="float" office:value="0.69959375" calcext:value-type="float">
            <text:p>0,69959375</text:p>
          </table:table-cell>
          <table:table-cell table:formula="of:=[.C328]" office:value-type="float" office:value="0.487531250000001" calcext:value-type="float">
            <text:p>0,48753125</text:p>
          </table:table-cell>
          <table:table-cell/>
          <table:table-cell table:formula="of:=[.C327]" office:value-type="float" office:value="0.6233125" calcext:value-type="float">
            <text:p>0,6233125</text:p>
          </table:table-cell>
          <table:table-cell table:number-columns-repeated="3"/>
        </table:table-row>
        <table:table-row table:style-name="ro1">
          <table:table-cell office:value-type="float" office:value="3069.24" calcext:value-type="float">
            <text:p>3069,24</text:p>
          </table:table-cell>
          <table:table-cell table:formula="of:=[.A328]-[.A329]" office:value-type="float" office:value="-3.98999999999978" calcext:value-type="float">
            <text:p>-3,99</text:p>
          </table:table-cell>
          <table:table-cell table:formula="of:=([.B328]+128)/256*0.8+0.1" office:value-type="float" office:value="0.487531250000001" calcext:value-type="float">
            <text:p>0,48753125</text:p>
          </table:table-cell>
          <table:table-cell/>
          <table:table-cell table:formula="of:=[.C333]" office:value-type="float" office:value="0.63396875" calcext:value-type="float">
            <text:p>0,63396875</text:p>
          </table:table-cell>
          <table:table-cell table:formula="of:=[.C332]" office:value-type="float" office:value="0.578" calcext:value-type="float">
            <text:p>0,578</text:p>
          </table:table-cell>
          <table:table-cell table:formula="of:=[.C331]" office:value-type="float" office:value="0.54596875" calcext:value-type="float">
            <text:p>0,54596875</text:p>
          </table:table-cell>
          <table:table-cell table:formula="of:=[.C330]" office:value-type="float" office:value="0.7296875" calcext:value-type="float">
            <text:p>0,7296875</text:p>
          </table:table-cell>
          <table:table-cell table:formula="of:=[.C329]" office:value-type="float" office:value="0.69959375" calcext:value-type="float">
            <text:p>0,69959375</text:p>
          </table:table-cell>
          <table:table-cell/>
          <table:table-cell table:formula="of:=[.C328]" office:value-type="float" office:value="0.487531250000001" calcext:value-type="float">
            <text:p>0,48753125</text:p>
          </table:table-cell>
          <table:table-cell table:number-columns-repeated="3"/>
        </table:table-row>
        <table:table-row table:style-name="ro1">
          <table:table-cell office:value-type="float" office:value="3073.23" calcext:value-type="float">
            <text:p>3073,23</text:p>
          </table:table-cell>
          <table:table-cell table:formula="of:=[.A329]-[.A330]" office:value-type="float" office:value="63.8699999999999" calcext:value-type="float">
            <text:p>63,87</text:p>
          </table:table-cell>
          <table:table-cell table:formula="of:=([.B329]+128)/256*0.8+0.1" office:value-type="float" office:value="0.69959375" calcext:value-type="float">
            <text:p>0,69959375</text:p>
          </table:table-cell>
          <table:table-cell/>
          <table:table-cell table:formula="of:=[.C334]" office:value-type="float" office:value="0.60528125" calcext:value-type="float">
            <text:p>0,60528125</text:p>
          </table:table-cell>
          <table:table-cell table:formula="of:=[.C333]" office:value-type="float" office:value="0.63396875" calcext:value-type="float">
            <text:p>0,63396875</text:p>
          </table:table-cell>
          <table:table-cell table:formula="of:=[.C332]" office:value-type="float" office:value="0.578" calcext:value-type="float">
            <text:p>0,578</text:p>
          </table:table-cell>
          <table:table-cell table:formula="of:=[.C331]" office:value-type="float" office:value="0.54596875" calcext:value-type="float">
            <text:p>0,54596875</text:p>
          </table:table-cell>
          <table:table-cell table:formula="of:=[.C330]" office:value-type="float" office:value="0.7296875" calcext:value-type="float">
            <text:p>0,7296875</text:p>
          </table:table-cell>
          <table:table-cell/>
          <table:table-cell table:formula="of:=[.C329]" office:value-type="float" office:value="0.69959375" calcext:value-type="float">
            <text:p>0,69959375</text:p>
          </table:table-cell>
          <table:table-cell table:number-columns-repeated="3"/>
        </table:table-row>
        <table:table-row table:style-name="ro1">
          <table:table-cell office:value-type="float" office:value="3009.36" calcext:value-type="float">
            <text:p>3009,36</text:p>
          </table:table-cell>
          <table:table-cell table:formula="of:=[.A330]-[.A331]" office:value-type="float" office:value="73.5" calcext:value-type="float">
            <text:p>73,5</text:p>
          </table:table-cell>
          <table:table-cell table:formula="of:=([.B330]+128)/256*0.8+0.1" office:value-type="float" office:value="0.7296875" calcext:value-type="float">
            <text:p>0,7296875</text:p>
          </table:table-cell>
          <table:table-cell/>
          <table:table-cell table:formula="of:=[.C335]" office:value-type="float" office:value="0.4824375" calcext:value-type="float">
            <text:p>0,4824375</text:p>
          </table:table-cell>
          <table:table-cell table:formula="of:=[.C334]" office:value-type="float" office:value="0.60528125" calcext:value-type="float">
            <text:p>0,60528125</text:p>
          </table:table-cell>
          <table:table-cell table:formula="of:=[.C333]" office:value-type="float" office:value="0.63396875" calcext:value-type="float">
            <text:p>0,63396875</text:p>
          </table:table-cell>
          <table:table-cell table:formula="of:=[.C332]" office:value-type="float" office:value="0.578" calcext:value-type="float">
            <text:p>0,578</text:p>
          </table:table-cell>
          <table:table-cell table:formula="of:=[.C331]" office:value-type="float" office:value="0.54596875" calcext:value-type="float">
            <text:p>0,54596875</text:p>
          </table:table-cell>
          <table:table-cell/>
          <table:table-cell table:formula="of:=[.C330]" office:value-type="float" office:value="0.7296875" calcext:value-type="float">
            <text:p>0,7296875</text:p>
          </table:table-cell>
          <table:table-cell table:number-columns-repeated="3"/>
        </table:table-row>
        <table:table-row table:style-name="ro1">
          <table:table-cell office:value-type="float" office:value="2935.86" calcext:value-type="float">
            <text:p>2935,86</text:p>
          </table:table-cell>
          <table:table-cell table:formula="of:=[.A331]-[.A332]" office:value-type="float" office:value="14.71" calcext:value-type="float">
            <text:p>14,71</text:p>
          </table:table-cell>
          <table:table-cell table:formula="of:=([.B331]+128)/256*0.8+0.1" office:value-type="float" office:value="0.54596875" calcext:value-type="float">
            <text:p>0,54596875</text:p>
          </table:table-cell>
          <table:table-cell/>
          <table:table-cell table:formula="of:=[.C336]" office:value-type="float" office:value="0.2731875" calcext:value-type="float">
            <text:p>0,2731875</text:p>
          </table:table-cell>
          <table:table-cell table:formula="of:=[.C335]" office:value-type="float" office:value="0.4824375" calcext:value-type="float">
            <text:p>0,4824375</text:p>
          </table:table-cell>
          <table:table-cell table:formula="of:=[.C334]" office:value-type="float" office:value="0.60528125" calcext:value-type="float">
            <text:p>0,60528125</text:p>
          </table:table-cell>
          <table:table-cell table:formula="of:=[.C333]" office:value-type="float" office:value="0.63396875" calcext:value-type="float">
            <text:p>0,63396875</text:p>
          </table:table-cell>
          <table:table-cell table:formula="of:=[.C332]" office:value-type="float" office:value="0.578" calcext:value-type="float">
            <text:p>0,578</text:p>
          </table:table-cell>
          <table:table-cell/>
          <table:table-cell table:formula="of:=[.C331]" office:value-type="float" office:value="0.54596875" calcext:value-type="float">
            <text:p>0,54596875</text:p>
          </table:table-cell>
          <table:table-cell table:number-columns-repeated="3"/>
        </table:table-row>
        <table:table-row table:style-name="ro1">
          <table:table-cell office:value-type="float" office:value="2921.15" calcext:value-type="float">
            <text:p>2921,15</text:p>
          </table:table-cell>
          <table:table-cell table:formula="of:=[.A332]-[.A333]" office:value-type="float" office:value="24.96" calcext:value-type="float">
            <text:p>24,96</text:p>
          </table:table-cell>
          <table:table-cell table:formula="of:=([.B332]+128)/256*0.8+0.1" office:value-type="float" office:value="0.578" calcext:value-type="float">
            <text:p>0,578</text:p>
          </table:table-cell>
          <table:table-cell/>
          <table:table-cell table:formula="of:=[.C337]" office:value-type="float" office:value="0.426593749999999" calcext:value-type="float">
            <text:p>0,42659375</text:p>
          </table:table-cell>
          <table:table-cell table:formula="of:=[.C336]" office:value-type="float" office:value="0.2731875" calcext:value-type="float">
            <text:p>0,2731875</text:p>
          </table:table-cell>
          <table:table-cell table:formula="of:=[.C335]" office:value-type="float" office:value="0.4824375" calcext:value-type="float">
            <text:p>0,4824375</text:p>
          </table:table-cell>
          <table:table-cell table:formula="of:=[.C334]" office:value-type="float" office:value="0.60528125" calcext:value-type="float">
            <text:p>0,60528125</text:p>
          </table:table-cell>
          <table:table-cell table:formula="of:=[.C333]" office:value-type="float" office:value="0.63396875" calcext:value-type="float">
            <text:p>0,63396875</text:p>
          </table:table-cell>
          <table:table-cell/>
          <table:table-cell table:formula="of:=[.C332]" office:value-type="float" office:value="0.578" calcext:value-type="float">
            <text:p>0,578</text:p>
          </table:table-cell>
          <table:table-cell table:number-columns-repeated="3"/>
        </table:table-row>
        <table:table-row table:style-name="ro1">
          <table:table-cell office:value-type="float" office:value="2896.19" calcext:value-type="float">
            <text:p>2896,19</text:p>
          </table:table-cell>
          <table:table-cell table:formula="of:=[.A333]-[.A334]" office:value-type="float" office:value="42.8699999999999" calcext:value-type="float">
            <text:p>42,87</text:p>
          </table:table-cell>
          <table:table-cell table:formula="of:=([.B333]+128)/256*0.8+0.1" office:value-type="float" office:value="0.63396875" calcext:value-type="float">
            <text:p>0,63396875</text:p>
          </table:table-cell>
          <table:table-cell/>
          <table:table-cell table:formula="of:=[.C338]" office:value-type="float" office:value="0.483031250000001" calcext:value-type="float">
            <text:p>0,48303125</text:p>
          </table:table-cell>
          <table:table-cell table:formula="of:=[.C337]" office:value-type="float" office:value="0.426593749999999" calcext:value-type="float">
            <text:p>0,42659375</text:p>
          </table:table-cell>
          <table:table-cell table:formula="of:=[.C336]" office:value-type="float" office:value="0.2731875" calcext:value-type="float">
            <text:p>0,2731875</text:p>
          </table:table-cell>
          <table:table-cell table:formula="of:=[.C335]" office:value-type="float" office:value="0.4824375" calcext:value-type="float">
            <text:p>0,4824375</text:p>
          </table:table-cell>
          <table:table-cell table:formula="of:=[.C334]" office:value-type="float" office:value="0.60528125" calcext:value-type="float">
            <text:p>0,60528125</text:p>
          </table:table-cell>
          <table:table-cell/>
          <table:table-cell table:formula="of:=[.C333]" office:value-type="float" office:value="0.63396875" calcext:value-type="float">
            <text:p>0,63396875</text:p>
          </table:table-cell>
          <table:table-cell table:number-columns-repeated="3"/>
        </table:table-row>
        <table:table-row table:style-name="ro1">
          <table:table-cell office:value-type="float" office:value="2853.32" calcext:value-type="float">
            <text:p>2853,32</text:p>
          </table:table-cell>
          <table:table-cell table:formula="of:=[.A334]-[.A335]" office:value-type="float" office:value="33.6900000000001" calcext:value-type="float">
            <text:p>33,69</text:p>
          </table:table-cell>
          <table:table-cell table:formula="of:=([.B334]+128)/256*0.8+0.1" office:value-type="float" office:value="0.60528125" calcext:value-type="float">
            <text:p>0,60528125</text:p>
          </table:table-cell>
          <table:table-cell/>
          <table:table-cell table:formula="of:=[.C339]" office:value-type="float" office:value="0.424625" calcext:value-type="float">
            <text:p>0,424625</text:p>
          </table:table-cell>
          <table:table-cell table:formula="of:=[.C338]" office:value-type="float" office:value="0.483031250000001" calcext:value-type="float">
            <text:p>0,48303125</text:p>
          </table:table-cell>
          <table:table-cell table:formula="of:=[.C337]" office:value-type="float" office:value="0.426593749999999" calcext:value-type="float">
            <text:p>0,42659375</text:p>
          </table:table-cell>
          <table:table-cell table:formula="of:=[.C336]" office:value-type="float" office:value="0.2731875" calcext:value-type="float">
            <text:p>0,2731875</text:p>
          </table:table-cell>
          <table:table-cell table:formula="of:=[.C335]" office:value-type="float" office:value="0.4824375" calcext:value-type="float">
            <text:p>0,4824375</text:p>
          </table:table-cell>
          <table:table-cell/>
          <table:table-cell table:formula="of:=[.C334]" office:value-type="float" office:value="0.60528125" calcext:value-type="float">
            <text:p>0,60528125</text:p>
          </table:table-cell>
          <table:table-cell table:number-columns-repeated="3"/>
        </table:table-row>
        <table:table-row table:style-name="ro1">
          <table:table-cell office:value-type="float" office:value="2819.63" calcext:value-type="float">
            <text:p>2819,63</text:p>
          </table:table-cell>
          <table:table-cell table:formula="of:=[.A335]-[.A336]" office:value-type="float" office:value="-5.61999999999989" calcext:value-type="float">
            <text:p>-5,62</text:p>
          </table:table-cell>
          <table:table-cell table:formula="of:=([.B335]+128)/256*0.8+0.1" office:value-type="float" office:value="0.4824375" calcext:value-type="float">
            <text:p>0,4824375</text:p>
          </table:table-cell>
          <table:table-cell/>
          <table:table-cell table:formula="of:=[.C340]" office:value-type="float" office:value="0.602062499999999" calcext:value-type="float">
            <text:p>0,6020625</text:p>
          </table:table-cell>
          <table:table-cell table:formula="of:=[.C339]" office:value-type="float" office:value="0.424625" calcext:value-type="float">
            <text:p>0,424625</text:p>
          </table:table-cell>
          <table:table-cell table:formula="of:=[.C338]" office:value-type="float" office:value="0.483031250000001" calcext:value-type="float">
            <text:p>0,48303125</text:p>
          </table:table-cell>
          <table:table-cell table:formula="of:=[.C337]" office:value-type="float" office:value="0.426593749999999" calcext:value-type="float">
            <text:p>0,42659375</text:p>
          </table:table-cell>
          <table:table-cell table:formula="of:=[.C336]" office:value-type="float" office:value="0.2731875" calcext:value-type="float">
            <text:p>0,2731875</text:p>
          </table:table-cell>
          <table:table-cell/>
          <table:table-cell table:formula="of:=[.C335]" office:value-type="float" office:value="0.4824375" calcext:value-type="float">
            <text:p>0,4824375</text:p>
          </table:table-cell>
          <table:table-cell table:number-columns-repeated="3"/>
        </table:table-row>
        <table:table-row table:style-name="ro1">
          <table:table-cell office:value-type="float" office:value="2825.25" calcext:value-type="float">
            <text:p>2825,25</text:p>
          </table:table-cell>
          <table:table-cell table:formula="of:=[.A336]-[.A337]" office:value-type="float" office:value="-72.5799999999999" calcext:value-type="float">
            <text:p>-72,58</text:p>
          </table:table-cell>
          <table:table-cell table:formula="of:=([.B336]+128)/256*0.8+0.1" office:value-type="float" office:value="0.2731875" calcext:value-type="float">
            <text:p>0,2731875</text:p>
          </table:table-cell>
          <table:table-cell/>
          <table:table-cell table:formula="of:=[.C341]" office:value-type="float" office:value="0.51915625" calcext:value-type="float">
            <text:p>0,51915625</text:p>
          </table:table-cell>
          <table:table-cell table:formula="of:=[.C340]" office:value-type="float" office:value="0.602062499999999" calcext:value-type="float">
            <text:p>0,6020625</text:p>
          </table:table-cell>
          <table:table-cell table:formula="of:=[.C339]" office:value-type="float" office:value="0.424625" calcext:value-type="float">
            <text:p>0,424625</text:p>
          </table:table-cell>
          <table:table-cell table:formula="of:=[.C338]" office:value-type="float" office:value="0.483031250000001" calcext:value-type="float">
            <text:p>0,48303125</text:p>
          </table:table-cell>
          <table:table-cell table:formula="of:=[.C337]" office:value-type="float" office:value="0.426593749999999" calcext:value-type="float">
            <text:p>0,42659375</text:p>
          </table:table-cell>
          <table:table-cell/>
          <table:table-cell table:formula="of:=[.C336]" office:value-type="float" office:value="0.2731875" calcext:value-type="float">
            <text:p>0,2731875</text:p>
          </table:table-cell>
          <table:table-cell table:number-columns-repeated="3"/>
        </table:table-row>
        <table:table-row table:style-name="ro1">
          <table:table-cell office:value-type="float" office:value="2897.83" calcext:value-type="float">
            <text:p>2897,83</text:p>
          </table:table-cell>
          <table:table-cell table:formula="of:=[.A337]-[.A338]" office:value-type="float" office:value="-23.4900000000002" calcext:value-type="float">
            <text:p>-23,49</text:p>
          </table:table-cell>
          <table:table-cell table:formula="of:=([.B337]+128)/256*0.8+0.1" office:value-type="float" office:value="0.426593749999999" calcext:value-type="float">
            <text:p>0,42659375</text:p>
          </table:table-cell>
          <table:table-cell/>
          <table:table-cell table:formula="of:=[.C342]" office:value-type="float" office:value="0.458499999999999" calcext:value-type="float">
            <text:p>0,4585</text:p>
          </table:table-cell>
          <table:table-cell table:formula="of:=[.C341]" office:value-type="float" office:value="0.51915625" calcext:value-type="float">
            <text:p>0,51915625</text:p>
          </table:table-cell>
          <table:table-cell table:formula="of:=[.C340]" office:value-type="float" office:value="0.602062499999999" calcext:value-type="float">
            <text:p>0,6020625</text:p>
          </table:table-cell>
          <table:table-cell table:formula="of:=[.C339]" office:value-type="float" office:value="0.424625" calcext:value-type="float">
            <text:p>0,424625</text:p>
          </table:table-cell>
          <table:table-cell table:formula="of:=[.C338]" office:value-type="float" office:value="0.483031250000001" calcext:value-type="float">
            <text:p>0,48303125</text:p>
          </table:table-cell>
          <table:table-cell/>
          <table:table-cell table:formula="of:=[.C337]" office:value-type="float" office:value="0.426593749999999" calcext:value-type="float">
            <text:p>0,42659375</text:p>
          </table:table-cell>
          <table:table-cell table:number-columns-repeated="3"/>
        </table:table-row>
        <table:table-row table:style-name="ro1">
          <table:table-cell office:value-type="float" office:value="2921.32" calcext:value-type="float">
            <text:p>2921,32</text:p>
          </table:table-cell>
          <table:table-cell table:formula="of:=[.A338]-[.A339]" office:value-type="float" office:value="-5.42999999999984" calcext:value-type="float">
            <text:p>-5,43</text:p>
          </table:table-cell>
          <table:table-cell table:formula="of:=([.B338]+128)/256*0.8+0.1" office:value-type="float" office:value="0.483031250000001" calcext:value-type="float">
            <text:p>0,48303125</text:p>
          </table:table-cell>
          <table:table-cell/>
          <table:table-cell table:formula="of:=[.C343]" office:value-type="float" office:value="0.370875000000001" calcext:value-type="float">
            <text:p>0,370875</text:p>
          </table:table-cell>
          <table:table-cell table:formula="of:=[.C342]" office:value-type="float" office:value="0.458499999999999" calcext:value-type="float">
            <text:p>0,4585</text:p>
          </table:table-cell>
          <table:table-cell table:formula="of:=[.C341]" office:value-type="float" office:value="0.51915625" calcext:value-type="float">
            <text:p>0,51915625</text:p>
          </table:table-cell>
          <table:table-cell table:formula="of:=[.C340]" office:value-type="float" office:value="0.602062499999999" calcext:value-type="float">
            <text:p>0,6020625</text:p>
          </table:table-cell>
          <table:table-cell table:formula="of:=[.C339]" office:value-type="float" office:value="0.424625" calcext:value-type="float">
            <text:p>0,424625</text:p>
          </table:table-cell>
          <table:table-cell/>
          <table:table-cell table:formula="of:=[.C338]" office:value-type="float" office:value="0.483031250000001" calcext:value-type="float">
            <text:p>0,48303125</text:p>
          </table:table-cell>
          <table:table-cell table:number-columns-repeated="3"/>
        </table:table-row>
        <table:table-row table:style-name="ro1">
          <table:table-cell office:value-type="float" office:value="2926.75" calcext:value-type="float">
            <text:p>2926,75</text:p>
          </table:table-cell>
          <table:table-cell table:formula="of:=[.A339]-[.A340]" office:value-type="float" office:value="-24.1199999999999" calcext:value-type="float">
            <text:p>-24,12</text:p>
          </table:table-cell>
          <table:table-cell table:formula="of:=([.B339]+128)/256*0.8+0.1" office:value-type="float" office:value="0.424625" calcext:value-type="float">
            <text:p>0,424625</text:p>
          </table:table-cell>
          <table:table-cell/>
          <table:table-cell table:formula="of:=[.C344]" office:value-type="float" office:value="0.617156249999999" calcext:value-type="float">
            <text:p>0,61715625</text:p>
          </table:table-cell>
          <table:table-cell table:formula="of:=[.C343]" office:value-type="float" office:value="0.370875000000001" calcext:value-type="float">
            <text:p>0,370875</text:p>
          </table:table-cell>
          <table:table-cell table:formula="of:=[.C342]" office:value-type="float" office:value="0.458499999999999" calcext:value-type="float">
            <text:p>0,4585</text:p>
          </table:table-cell>
          <table:table-cell table:formula="of:=[.C341]" office:value-type="float" office:value="0.51915625" calcext:value-type="float">
            <text:p>0,51915625</text:p>
          </table:table-cell>
          <table:table-cell table:formula="of:=[.C340]" office:value-type="float" office:value="0.602062499999999" calcext:value-type="float">
            <text:p>0,6020625</text:p>
          </table:table-cell>
          <table:table-cell/>
          <table:table-cell table:formula="of:=[.C339]" office:value-type="float" office:value="0.424625" calcext:value-type="float">
            <text:p>0,424625</text:p>
          </table:table-cell>
          <table:table-cell table:number-columns-repeated="3"/>
        </table:table-row>
        <table:table-row table:style-name="ro1">
          <table:table-cell office:value-type="float" office:value="2950.87" calcext:value-type="float">
            <text:p>2950,87</text:p>
          </table:table-cell>
          <table:table-cell table:formula="of:=[.A340]-[.A341]" office:value-type="float" office:value="32.6599999999999" calcext:value-type="float">
            <text:p>32,66</text:p>
          </table:table-cell>
          <table:table-cell table:formula="of:=([.B340]+128)/256*0.8+0.1" office:value-type="float" office:value="0.602062499999999" calcext:value-type="float">
            <text:p>0,6020625</text:p>
          </table:table-cell>
          <table:table-cell/>
          <table:table-cell table:formula="of:=[.C345]" office:value-type="float" office:value="0.550624999999999" calcext:value-type="float">
            <text:p>0,550625</text:p>
          </table:table-cell>
          <table:table-cell table:formula="of:=[.C344]" office:value-type="float" office:value="0.617156249999999" calcext:value-type="float">
            <text:p>0,61715625</text:p>
          </table:table-cell>
          <table:table-cell table:formula="of:=[.C343]" office:value-type="float" office:value="0.370875000000001" calcext:value-type="float">
            <text:p>0,370875</text:p>
          </table:table-cell>
          <table:table-cell table:formula="of:=[.C342]" office:value-type="float" office:value="0.458499999999999" calcext:value-type="float">
            <text:p>0,4585</text:p>
          </table:table-cell>
          <table:table-cell table:formula="of:=[.C341]" office:value-type="float" office:value="0.51915625" calcext:value-type="float">
            <text:p>0,51915625</text:p>
          </table:table-cell>
          <table:table-cell/>
          <table:table-cell table:formula="of:=[.C340]" office:value-type="float" office:value="0.602062499999999" calcext:value-type="float">
            <text:p>0,6020625</text:p>
          </table:table-cell>
          <table:table-cell table:number-columns-repeated="3"/>
        </table:table-row>
        <table:table-row table:style-name="ro1">
          <table:table-cell office:value-type="float" office:value="2918.21" calcext:value-type="float">
            <text:p>2918,21</text:p>
          </table:table-cell>
          <table:table-cell table:formula="of:=[.A341]-[.A342]" office:value-type="float" office:value="6.13000000000011" calcext:value-type="float">
            <text:p>6,13</text:p>
          </table:table-cell>
          <table:table-cell table:formula="of:=([.B341]+128)/256*0.8+0.1" office:value-type="float" office:value="0.51915625" calcext:value-type="float">
            <text:p>0,51915625</text:p>
          </table:table-cell>
          <table:table-cell/>
          <table:table-cell table:formula="of:=[.C346]" office:value-type="float" office:value="0.603437500000001" calcext:value-type="float">
            <text:p>0,6034375</text:p>
          </table:table-cell>
          <table:table-cell table:formula="of:=[.C345]" office:value-type="float" office:value="0.550624999999999" calcext:value-type="float">
            <text:p>0,550625</text:p>
          </table:table-cell>
          <table:table-cell table:formula="of:=[.C344]" office:value-type="float" office:value="0.617156249999999" calcext:value-type="float">
            <text:p>0,61715625</text:p>
          </table:table-cell>
          <table:table-cell table:formula="of:=[.C343]" office:value-type="float" office:value="0.370875000000001" calcext:value-type="float">
            <text:p>0,370875</text:p>
          </table:table-cell>
          <table:table-cell table:formula="of:=[.C342]" office:value-type="float" office:value="0.458499999999999" calcext:value-type="float">
            <text:p>0,4585</text:p>
          </table:table-cell>
          <table:table-cell/>
          <table:table-cell table:formula="of:=[.C341]" office:value-type="float" office:value="0.51915625" calcext:value-type="float">
            <text:p>0,51915625</text:p>
          </table:table-cell>
          <table:table-cell table:number-columns-repeated="3"/>
        </table:table-row>
        <table:table-row table:style-name="ro1">
          <table:table-cell office:value-type="float" office:value="2912.08" calcext:value-type="float">
            <text:p>2912,08</text:p>
          </table:table-cell>
          <table:table-cell table:formula="of:=[.A342]-[.A343]" office:value-type="float" office:value="-13.2800000000002" calcext:value-type="float">
            <text:p>-13,28</text:p>
          </table:table-cell>
          <table:table-cell table:formula="of:=([.B342]+128)/256*0.8+0.1" office:value-type="float" office:value="0.458499999999999" calcext:value-type="float">
            <text:p>0,4585</text:p>
          </table:table-cell>
          <table:table-cell/>
          <table:table-cell table:formula="of:=[.C347]" office:value-type="float" office:value="0.4094375" calcext:value-type="float">
            <text:p>0,4094375</text:p>
          </table:table-cell>
          <table:table-cell table:formula="of:=[.C346]" office:value-type="float" office:value="0.603437500000001" calcext:value-type="float">
            <text:p>0,6034375</text:p>
          </table:table-cell>
          <table:table-cell table:formula="of:=[.C345]" office:value-type="float" office:value="0.550624999999999" calcext:value-type="float">
            <text:p>0,550625</text:p>
          </table:table-cell>
          <table:table-cell table:formula="of:=[.C344]" office:value-type="float" office:value="0.617156249999999" calcext:value-type="float">
            <text:p>0,61715625</text:p>
          </table:table-cell>
          <table:table-cell table:formula="of:=[.C343]" office:value-type="float" office:value="0.370875000000001" calcext:value-type="float">
            <text:p>0,370875</text:p>
          </table:table-cell>
          <table:table-cell/>
          <table:table-cell table:formula="of:=[.C342]" office:value-type="float" office:value="0.458499999999999" calcext:value-type="float">
            <text:p>0,4585</text:p>
          </table:table-cell>
          <table:table-cell table:number-columns-repeated="3"/>
        </table:table-row>
        <table:table-row table:style-name="ro1">
          <table:table-cell office:value-type="float" office:value="2925.36" calcext:value-type="float">
            <text:p>2925,36</text:p>
          </table:table-cell>
          <table:table-cell table:formula="of:=[.A343]-[.A344]" office:value-type="float" office:value="-41.3199999999997" calcext:value-type="float">
            <text:p>-41,32</text:p>
          </table:table-cell>
          <table:table-cell table:formula="of:=([.B343]+128)/256*0.8+0.1" office:value-type="float" office:value="0.370875000000001" calcext:value-type="float">
            <text:p>0,370875</text:p>
          </table:table-cell>
          <table:table-cell/>
          <table:table-cell table:formula="of:=[.C348]" office:value-type="float" office:value="0.438062499999999" calcext:value-type="float">
            <text:p>0,4380625</text:p>
          </table:table-cell>
          <table:table-cell table:formula="of:=[.C347]" office:value-type="float" office:value="0.4094375" calcext:value-type="float">
            <text:p>0,4094375</text:p>
          </table:table-cell>
          <table:table-cell table:formula="of:=[.C346]" office:value-type="float" office:value="0.603437500000001" calcext:value-type="float">
            <text:p>0,6034375</text:p>
          </table:table-cell>
          <table:table-cell table:formula="of:=[.C345]" office:value-type="float" office:value="0.550624999999999" calcext:value-type="float">
            <text:p>0,550625</text:p>
          </table:table-cell>
          <table:table-cell table:formula="of:=[.C344]" office:value-type="float" office:value="0.617156249999999" calcext:value-type="float">
            <text:p>0,61715625</text:p>
          </table:table-cell>
          <table:table-cell/>
          <table:table-cell table:formula="of:=[.C343]" office:value-type="float" office:value="0.370875000000001" calcext:value-type="float">
            <text:p>0,370875</text:p>
          </table:table-cell>
          <table:table-cell table:number-columns-repeated="3"/>
        </table:table-row>
        <table:table-row table:style-name="ro1">
          <table:table-cell office:value-type="float" office:value="2966.68" calcext:value-type="float">
            <text:p>2966,68</text:p>
          </table:table-cell>
          <table:table-cell table:formula="of:=[.A344]-[.A345]" office:value-type="float" office:value="37.4899999999998" calcext:value-type="float">
            <text:p>37,49</text:p>
          </table:table-cell>
          <table:table-cell table:formula="of:=([.B344]+128)/256*0.8+0.1" office:value-type="float" office:value="0.617156249999999" calcext:value-type="float">
            <text:p>0,61715625</text:p>
          </table:table-cell>
          <table:table-cell/>
          <table:table-cell table:formula="of:=[.C349]" office:value-type="float" office:value="0.556218749999999" calcext:value-type="float">
            <text:p>0,55621875</text:p>
          </table:table-cell>
          <table:table-cell table:formula="of:=[.C348]" office:value-type="float" office:value="0.438062499999999" calcext:value-type="float">
            <text:p>0,4380625</text:p>
          </table:table-cell>
          <table:table-cell table:formula="of:=[.C347]" office:value-type="float" office:value="0.4094375" calcext:value-type="float">
            <text:p>0,4094375</text:p>
          </table:table-cell>
          <table:table-cell table:formula="of:=[.C346]" office:value-type="float" office:value="0.603437500000001" calcext:value-type="float">
            <text:p>0,6034375</text:p>
          </table:table-cell>
          <table:table-cell table:formula="of:=[.C345]" office:value-type="float" office:value="0.550624999999999" calcext:value-type="float">
            <text:p>0,550625</text:p>
          </table:table-cell>
          <table:table-cell/>
          <table:table-cell table:formula="of:=[.C344]" office:value-type="float" office:value="0.617156249999999" calcext:value-type="float">
            <text:p>0,61715625</text:p>
          </table:table-cell>
          <table:table-cell table:number-columns-repeated="3"/>
        </table:table-row>
        <table:table-row table:style-name="ro1">
          <table:table-cell office:value-type="float" office:value="2929.19" calcext:value-type="float">
            <text:p>2929,19</text:p>
          </table:table-cell>
          <table:table-cell table:formula="of:=[.A345]-[.A346]" office:value-type="float" office:value="16.1999999999998" calcext:value-type="float">
            <text:p>16,2</text:p>
          </table:table-cell>
          <table:table-cell table:formula="of:=([.B345]+128)/256*0.8+0.1" office:value-type="float" office:value="0.550624999999999" calcext:value-type="float">
            <text:p>0,550625</text:p>
          </table:table-cell>
          <table:table-cell/>
          <table:table-cell table:formula="of:=[.C350]" office:value-type="float" office:value="0.67175" calcext:value-type="float">
            <text:p>0,67175</text:p>
          </table:table-cell>
          <table:table-cell table:formula="of:=[.C349]" office:value-type="float" office:value="0.556218749999999" calcext:value-type="float">
            <text:p>0,55621875</text:p>
          </table:table-cell>
          <table:table-cell table:formula="of:=[.C348]" office:value-type="float" office:value="0.438062499999999" calcext:value-type="float">
            <text:p>0,4380625</text:p>
          </table:table-cell>
          <table:table-cell table:formula="of:=[.C347]" office:value-type="float" office:value="0.4094375" calcext:value-type="float">
            <text:p>0,4094375</text:p>
          </table:table-cell>
          <table:table-cell table:formula="of:=[.C346]" office:value-type="float" office:value="0.603437500000001" calcext:value-type="float">
            <text:p>0,6034375</text:p>
          </table:table-cell>
          <table:table-cell/>
          <table:table-cell table:formula="of:=[.C345]" office:value-type="float" office:value="0.550624999999999" calcext:value-type="float">
            <text:p>0,550625</text:p>
          </table:table-cell>
          <table:table-cell table:number-columns-repeated="3"/>
        </table:table-row>
        <table:table-row table:style-name="ro1">
          <table:table-cell office:value-type="float" office:value="2912.99" calcext:value-type="float">
            <text:p>2912,99</text:p>
          </table:table-cell>
          <table:table-cell table:formula="of:=[.A346]-[.A347]" office:value-type="float" office:value="33.1000000000004" calcext:value-type="float">
            <text:p>33,1</text:p>
          </table:table-cell>
          <table:table-cell table:formula="of:=([.B346]+128)/256*0.8+0.1" office:value-type="float" office:value="0.603437500000001" calcext:value-type="float">
            <text:p>0,6034375</text:p>
          </table:table-cell>
          <table:table-cell/>
          <table:table-cell table:formula="of:=[.C351]" office:value-type="float" office:value="0.401656250000001" calcext:value-type="float">
            <text:p>0,40165625</text:p>
          </table:table-cell>
          <table:table-cell table:formula="of:=[.C350]" office:value-type="float" office:value="0.67175" calcext:value-type="float">
            <text:p>0,67175</text:p>
          </table:table-cell>
          <table:table-cell table:formula="of:=[.C349]" office:value-type="float" office:value="0.556218749999999" calcext:value-type="float">
            <text:p>0,55621875</text:p>
          </table:table-cell>
          <table:table-cell table:formula="of:=[.C348]" office:value-type="float" office:value="0.438062499999999" calcext:value-type="float">
            <text:p>0,4380625</text:p>
          </table:table-cell>
          <table:table-cell table:formula="of:=[.C347]" office:value-type="float" office:value="0.4094375" calcext:value-type="float">
            <text:p>0,4094375</text:p>
          </table:table-cell>
          <table:table-cell/>
          <table:table-cell table:formula="of:=[.C346]" office:value-type="float" office:value="0.603437500000001" calcext:value-type="float">
            <text:p>0,6034375</text:p>
          </table:table-cell>
          <table:table-cell table:number-columns-repeated="3"/>
        </table:table-row>
        <table:table-row table:style-name="ro1">
          <table:table-cell office:value-type="float" office:value="2879.89" calcext:value-type="float">
            <text:p>2879,89</text:p>
          </table:table-cell>
          <table:table-cell table:formula="of:=[.A347]-[.A348]" office:value-type="float" office:value="-28.98" calcext:value-type="float">
            <text:p>-28,98</text:p>
          </table:table-cell>
          <table:table-cell table:formula="of:=([.B347]+128)/256*0.8+0.1" office:value-type="float" office:value="0.4094375" calcext:value-type="float">
            <text:p>0,4094375</text:p>
          </table:table-cell>
          <table:table-cell/>
          <table:table-cell table:formula="of:=[.C352]" office:value-type="float" office:value="0.485312500000001" calcext:value-type="float">
            <text:p>0,4853125</text:p>
          </table:table-cell>
          <table:table-cell table:formula="of:=[.C351]" office:value-type="float" office:value="0.401656250000001" calcext:value-type="float">
            <text:p>0,40165625</text:p>
          </table:table-cell>
          <table:table-cell table:formula="of:=[.C350]" office:value-type="float" office:value="0.67175" calcext:value-type="float">
            <text:p>0,67175</text:p>
          </table:table-cell>
          <table:table-cell table:formula="of:=[.C349]" office:value-type="float" office:value="0.556218749999999" calcext:value-type="float">
            <text:p>0,55621875</text:p>
          </table:table-cell>
          <table:table-cell table:formula="of:=[.C348]" office:value-type="float" office:value="0.438062499999999" calcext:value-type="float">
            <text:p>0,4380625</text:p>
          </table:table-cell>
          <table:table-cell/>
          <table:table-cell table:formula="of:=[.C347]" office:value-type="float" office:value="0.4094375" calcext:value-type="float">
            <text:p>0,4094375</text:p>
          </table:table-cell>
          <table:table-cell table:number-columns-repeated="3"/>
        </table:table-row>
        <table:table-row table:style-name="ro1">
          <table:table-cell office:value-type="float" office:value="2908.87" calcext:value-type="float">
            <text:p>2908,87</text:p>
          </table:table-cell>
          <table:table-cell table:formula="of:=[.A348]-[.A349]" office:value-type="float" office:value="-19.8200000000002" calcext:value-type="float">
            <text:p>-19,82</text:p>
          </table:table-cell>
          <table:table-cell table:formula="of:=([.B348]+128)/256*0.8+0.1" office:value-type="float" office:value="0.438062499999999" calcext:value-type="float">
            <text:p>0,4380625</text:p>
          </table:table-cell>
          <table:table-cell/>
          <table:table-cell table:formula="of:=[.C353]" office:value-type="float" office:value="0.431781249999999" calcext:value-type="float">
            <text:p>0,43178125</text:p>
          </table:table-cell>
          <table:table-cell table:formula="of:=[.C352]" office:value-type="float" office:value="0.485312500000001" calcext:value-type="float">
            <text:p>0,4853125</text:p>
          </table:table-cell>
          <table:table-cell table:formula="of:=[.C351]" office:value-type="float" office:value="0.401656250000001" calcext:value-type="float">
            <text:p>0,40165625</text:p>
          </table:table-cell>
          <table:table-cell table:formula="of:=[.C350]" office:value-type="float" office:value="0.67175" calcext:value-type="float">
            <text:p>0,67175</text:p>
          </table:table-cell>
          <table:table-cell table:formula="of:=[.C349]" office:value-type="float" office:value="0.556218749999999" calcext:value-type="float">
            <text:p>0,55621875</text:p>
          </table:table-cell>
          <table:table-cell/>
          <table:table-cell table:formula="of:=[.C348]" office:value-type="float" office:value="0.438062499999999" calcext:value-type="float">
            <text:p>0,4380625</text:p>
          </table:table-cell>
          <table:table-cell table:number-columns-repeated="3"/>
        </table:table-row>
        <table:table-row table:style-name="ro1">
          <table:table-cell office:value-type="float" office:value="2928.69" calcext:value-type="float">
            <text:p>2928,69</text:p>
          </table:table-cell>
          <table:table-cell table:formula="of:=[.A349]-[.A350]" office:value-type="float" office:value="17.9899999999998" calcext:value-type="float">
            <text:p>17,99</text:p>
          </table:table-cell>
          <table:table-cell table:formula="of:=([.B349]+128)/256*0.8+0.1" office:value-type="float" office:value="0.556218749999999" calcext:value-type="float">
            <text:p>0,55621875</text:p>
          </table:table-cell>
          <table:table-cell/>
          <table:table-cell table:formula="of:=[.C354]" office:value-type="float" office:value="0.32059375" calcext:value-type="float">
            <text:p>0,32059375</text:p>
          </table:table-cell>
          <table:table-cell table:formula="of:=[.C353]" office:value-type="float" office:value="0.431781249999999" calcext:value-type="float">
            <text:p>0,43178125</text:p>
          </table:table-cell>
          <table:table-cell table:formula="of:=[.C352]" office:value-type="float" office:value="0.485312500000001" calcext:value-type="float">
            <text:p>0,4853125</text:p>
          </table:table-cell>
          <table:table-cell table:formula="of:=[.C351]" office:value-type="float" office:value="0.401656250000001" calcext:value-type="float">
            <text:p>0,40165625</text:p>
          </table:table-cell>
          <table:table-cell table:formula="of:=[.C350]" office:value-type="float" office:value="0.67175" calcext:value-type="float">
            <text:p>0,67175</text:p>
          </table:table-cell>
          <table:table-cell/>
          <table:table-cell table:formula="of:=[.C349]" office:value-type="float" office:value="0.556218749999999" calcext:value-type="float">
            <text:p>0,55621875</text:p>
          </table:table-cell>
          <table:table-cell table:number-columns-repeated="3"/>
        </table:table-row>
        <table:table-row table:style-name="ro1">
          <table:table-cell office:value-type="float" office:value="2910.7" calcext:value-type="float">
            <text:p>2910,7</text:p>
          </table:table-cell>
          <table:table-cell table:formula="of:=[.A350]-[.A351]" office:value-type="float" office:value="54.96" calcext:value-type="float">
            <text:p>54,96</text:p>
          </table:table-cell>
          <table:table-cell table:formula="of:=([.B350]+128)/256*0.8+0.1" office:value-type="float" office:value="0.67175" calcext:value-type="float">
            <text:p>0,67175</text:p>
          </table:table-cell>
          <table:table-cell/>
          <table:table-cell table:formula="of:=[.C355]" office:value-type="float" office:value="0.30078125" calcext:value-type="float">
            <text:p>0,30078125</text:p>
          </table:table-cell>
          <table:table-cell table:formula="of:=[.C354]" office:value-type="float" office:value="0.32059375" calcext:value-type="float">
            <text:p>0,32059375</text:p>
          </table:table-cell>
          <table:table-cell table:formula="of:=[.C353]" office:value-type="float" office:value="0.431781249999999" calcext:value-type="float">
            <text:p>0,43178125</text:p>
          </table:table-cell>
          <table:table-cell table:formula="of:=[.C352]" office:value-type="float" office:value="0.485312500000001" calcext:value-type="float">
            <text:p>0,4853125</text:p>
          </table:table-cell>
          <table:table-cell table:formula="of:=[.C351]" office:value-type="float" office:value="0.401656250000001" calcext:value-type="float">
            <text:p>0,40165625</text:p>
          </table:table-cell>
          <table:table-cell/>
          <table:table-cell table:formula="of:=[.C350]" office:value-type="float" office:value="0.67175" calcext:value-type="float">
            <text:p>0,67175</text:p>
          </table:table-cell>
          <table:table-cell table:number-columns-repeated="3"/>
        </table:table-row>
        <table:table-row table:style-name="ro1">
          <table:table-cell office:value-type="float" office:value="2855.74" calcext:value-type="float">
            <text:p>2855,74</text:p>
          </table:table-cell>
          <table:table-cell table:formula="of:=[.A351]-[.A352]" office:value-type="float" office:value="-31.4699999999998" calcext:value-type="float">
            <text:p>-31,47</text:p>
          </table:table-cell>
          <table:table-cell table:formula="of:=([.B351]+128)/256*0.8+0.1" office:value-type="float" office:value="0.401656250000001" calcext:value-type="float">
            <text:p>0,40165625</text:p>
          </table:table-cell>
          <table:table-cell/>
          <table:table-cell table:formula="of:=[.C356]" office:value-type="float" office:value="0.415781250000001" calcext:value-type="float">
            <text:p>0,41578125</text:p>
          </table:table-cell>
          <table:table-cell table:formula="of:=[.C355]" office:value-type="float" office:value="0.30078125" calcext:value-type="float">
            <text:p>0,30078125</text:p>
          </table:table-cell>
          <table:table-cell table:formula="of:=[.C354]" office:value-type="float" office:value="0.32059375" calcext:value-type="float">
            <text:p>0,32059375</text:p>
          </table:table-cell>
          <table:table-cell table:formula="of:=[.C353]" office:value-type="float" office:value="0.431781249999999" calcext:value-type="float">
            <text:p>0,43178125</text:p>
          </table:table-cell>
          <table:table-cell table:formula="of:=[.C352]" office:value-type="float" office:value="0.485312500000001" calcext:value-type="float">
            <text:p>0,4853125</text:p>
          </table:table-cell>
          <table:table-cell/>
          <table:table-cell table:formula="of:=[.C351]" office:value-type="float" office:value="0.401656250000001" calcext:value-type="float">
            <text:p>0,40165625</text:p>
          </table:table-cell>
          <table:table-cell table:number-columns-repeated="3"/>
        </table:table-row>
        <table:table-row table:style-name="ro1">
          <table:table-cell office:value-type="float" office:value="2887.21" calcext:value-type="float">
            <text:p>2887,21</text:p>
          </table:table-cell>
          <table:table-cell table:formula="of:=[.A352]-[.A353]" office:value-type="float" office:value="-4.69999999999982" calcext:value-type="float">
            <text:p>-4,7</text:p>
          </table:table-cell>
          <table:table-cell table:formula="of:=([.B352]+128)/256*0.8+0.1" office:value-type="float" office:value="0.485312500000001" calcext:value-type="float">
            <text:p>0,4853125</text:p>
          </table:table-cell>
          <table:table-cell/>
          <table:table-cell table:formula="of:=[.C357]" office:value-type="float" office:value="0.4221875" calcext:value-type="float">
            <text:p>0,4221875</text:p>
          </table:table-cell>
          <table:table-cell table:formula="of:=[.C356]" office:value-type="float" office:value="0.415781250000001" calcext:value-type="float">
            <text:p>0,41578125</text:p>
          </table:table-cell>
          <table:table-cell table:formula="of:=[.C355]" office:value-type="float" office:value="0.30078125" calcext:value-type="float">
            <text:p>0,30078125</text:p>
          </table:table-cell>
          <table:table-cell table:formula="of:=[.C354]" office:value-type="float" office:value="0.32059375" calcext:value-type="float">
            <text:p>0,32059375</text:p>
          </table:table-cell>
          <table:table-cell table:formula="of:=[.C353]" office:value-type="float" office:value="0.431781249999999" calcext:value-type="float">
            <text:p>0,43178125</text:p>
          </table:table-cell>
          <table:table-cell/>
          <table:table-cell table:formula="of:=[.C352]" office:value-type="float" office:value="0.485312500000001" calcext:value-type="float">
            <text:p>0,4853125</text:p>
          </table:table-cell>
          <table:table-cell table:number-columns-repeated="3"/>
        </table:table-row>
        <table:table-row table:style-name="ro1">
          <table:table-cell office:value-type="float" office:value="2891.91" calcext:value-type="float">
            <text:p>2891,91</text:p>
          </table:table-cell>
          <table:table-cell table:formula="of:=[.A353]-[.A354]" office:value-type="float" office:value="-21.8300000000004" calcext:value-type="float">
            <text:p>-21,83</text:p>
          </table:table-cell>
          <table:table-cell table:formula="of:=([.B353]+128)/256*0.8+0.1" office:value-type="float" office:value="0.431781249999999" calcext:value-type="float">
            <text:p>0,43178125</text:p>
          </table:table-cell>
          <table:table-cell/>
          <table:table-cell table:formula="of:=[.C358]" office:value-type="float" office:value="0.39003125" calcext:value-type="float">
            <text:p>0,39003125</text:p>
          </table:table-cell>
          <table:table-cell table:formula="of:=[.C357]" office:value-type="float" office:value="0.4221875" calcext:value-type="float">
            <text:p>0,4221875</text:p>
          </table:table-cell>
          <table:table-cell table:formula="of:=[.C356]" office:value-type="float" office:value="0.415781250000001" calcext:value-type="float">
            <text:p>0,41578125</text:p>
          </table:table-cell>
          <table:table-cell table:formula="of:=[.C355]" office:value-type="float" office:value="0.30078125" calcext:value-type="float">
            <text:p>0,30078125</text:p>
          </table:table-cell>
          <table:table-cell table:formula="of:=[.C354]" office:value-type="float" office:value="0.32059375" calcext:value-type="float">
            <text:p>0,32059375</text:p>
          </table:table-cell>
          <table:table-cell/>
          <table:table-cell table:formula="of:=[.C353]" office:value-type="float" office:value="0.431781249999999" calcext:value-type="float">
            <text:p>0,43178125</text:p>
          </table:table-cell>
          <table:table-cell table:number-columns-repeated="3"/>
        </table:table-row>
        <table:table-row table:style-name="ro1">
          <table:table-cell office:value-type="float" office:value="2913.74" calcext:value-type="float">
            <text:p>2913,74</text:p>
          </table:table-cell>
          <table:table-cell table:formula="of:=[.A354]-[.A355]" office:value-type="float" office:value="-57.4099999999999" calcext:value-type="float">
            <text:p>-57,41</text:p>
          </table:table-cell>
          <table:table-cell table:formula="of:=([.B354]+128)/256*0.8+0.1" office:value-type="float" office:value="0.32059375" calcext:value-type="float">
            <text:p>0,32059375</text:p>
          </table:table-cell>
          <table:table-cell/>
          <table:table-cell table:formula="of:=[.C359]" office:value-type="float" office:value="0.578" calcext:value-type="float">
            <text:p>0,578</text:p>
          </table:table-cell>
          <table:table-cell table:formula="of:=[.C358]" office:value-type="float" office:value="0.39003125" calcext:value-type="float">
            <text:p>0,39003125</text:p>
          </table:table-cell>
          <table:table-cell table:formula="of:=[.C357]" office:value-type="float" office:value="0.4221875" calcext:value-type="float">
            <text:p>0,4221875</text:p>
          </table:table-cell>
          <table:table-cell table:formula="of:=[.C356]" office:value-type="float" office:value="0.415781250000001" calcext:value-type="float">
            <text:p>0,41578125</text:p>
          </table:table-cell>
          <table:table-cell table:formula="of:=[.C355]" office:value-type="float" office:value="0.30078125" calcext:value-type="float">
            <text:p>0,30078125</text:p>
          </table:table-cell>
          <table:table-cell/>
          <table:table-cell table:formula="of:=[.C354]" office:value-type="float" office:value="0.32059375" calcext:value-type="float">
            <text:p>0,32059375</text:p>
          </table:table-cell>
          <table:table-cell table:number-columns-repeated="3"/>
        </table:table-row>
        <table:table-row table:style-name="ro1">
          <table:table-cell office:value-type="float" office:value="2971.15" calcext:value-type="float">
            <text:p>2971,15</text:p>
          </table:table-cell>
          <table:table-cell table:formula="of:=[.A355]-[.A356]" office:value-type="float" office:value="-63.75" calcext:value-type="float">
            <text:p>-63,75</text:p>
          </table:table-cell>
          <table:table-cell table:formula="of:=([.B355]+128)/256*0.8+0.1" office:value-type="float" office:value="0.30078125" calcext:value-type="float">
            <text:p>0,30078125</text:p>
          </table:table-cell>
          <table:table-cell/>
          <table:table-cell table:formula="of:=[.C360]" office:value-type="float" office:value="0.5516875" calcext:value-type="float">
            <text:p>0,5516875</text:p>
          </table:table-cell>
          <table:table-cell table:formula="of:=[.C359]" office:value-type="float" office:value="0.578" calcext:value-type="float">
            <text:p>0,578</text:p>
          </table:table-cell>
          <table:table-cell table:formula="of:=[.C358]" office:value-type="float" office:value="0.39003125" calcext:value-type="float">
            <text:p>0,39003125</text:p>
          </table:table-cell>
          <table:table-cell table:formula="of:=[.C357]" office:value-type="float" office:value="0.4221875" calcext:value-type="float">
            <text:p>0,4221875</text:p>
          </table:table-cell>
          <table:table-cell table:formula="of:=[.C356]" office:value-type="float" office:value="0.415781250000001" calcext:value-type="float">
            <text:p>0,41578125</text:p>
          </table:table-cell>
          <table:table-cell/>
          <table:table-cell table:formula="of:=[.C355]" office:value-type="float" office:value="0.30078125" calcext:value-type="float">
            <text:p>0,30078125</text:p>
          </table:table-cell>
          <table:table-cell table:number-columns-repeated="3"/>
        </table:table-row>
        <table:table-row table:style-name="ro1">
          <table:table-cell office:value-type="float" office:value="3034.9" calcext:value-type="float">
            <text:p>3034,9</text:p>
          </table:table-cell>
          <table:table-cell table:formula="of:=[.A356]-[.A357]" office:value-type="float" office:value="-26.9499999999998" calcext:value-type="float">
            <text:p>-26,95</text:p>
          </table:table-cell>
          <table:table-cell table:formula="of:=([.B356]+128)/256*0.8+0.1" office:value-type="float" office:value="0.415781250000001" calcext:value-type="float">
            <text:p>0,41578125</text:p>
          </table:table-cell>
          <table:table-cell/>
          <table:table-cell table:formula="of:=[.C361]" office:value-type="float" office:value="0.32896875" calcext:value-type="float">
            <text:p>0,32896875</text:p>
          </table:table-cell>
          <table:table-cell table:formula="of:=[.C360]" office:value-type="float" office:value="0.5516875" calcext:value-type="float">
            <text:p>0,5516875</text:p>
          </table:table-cell>
          <table:table-cell table:formula="of:=[.C359]" office:value-type="float" office:value="0.578" calcext:value-type="float">
            <text:p>0,578</text:p>
          </table:table-cell>
          <table:table-cell table:formula="of:=[.C358]" office:value-type="float" office:value="0.39003125" calcext:value-type="float">
            <text:p>0,39003125</text:p>
          </table:table-cell>
          <table:table-cell table:formula="of:=[.C357]" office:value-type="float" office:value="0.4221875" calcext:value-type="float">
            <text:p>0,4221875</text:p>
          </table:table-cell>
          <table:table-cell/>
          <table:table-cell table:formula="of:=[.C356]" office:value-type="float" office:value="0.415781250000001" calcext:value-type="float">
            <text:p>0,41578125</text:p>
          </table:table-cell>
          <table:table-cell table:number-columns-repeated="3"/>
        </table:table-row>
        <table:table-row table:style-name="ro1">
          <table:table-cell office:value-type="float" office:value="3061.85" calcext:value-type="float">
            <text:p>3061,85</text:p>
          </table:table-cell>
          <table:table-cell table:formula="of:=[.A357]-[.A358]" office:value-type="float" office:value="-24.9000000000001" calcext:value-type="float">
            <text:p>-24,9</text:p>
          </table:table-cell>
          <table:table-cell table:formula="of:=([.B357]+128)/256*0.8+0.1" office:value-type="float" office:value="0.4221875" calcext:value-type="float">
            <text:p>0,4221875</text:p>
          </table:table-cell>
          <table:table-cell/>
          <table:table-cell table:formula="of:=[.C362]" office:value-type="float" office:value="0.61215625" calcext:value-type="float">
            <text:p>0,61215625</text:p>
          </table:table-cell>
          <table:table-cell table:formula="of:=[.C361]" office:value-type="float" office:value="0.32896875" calcext:value-type="float">
            <text:p>0,32896875</text:p>
          </table:table-cell>
          <table:table-cell table:formula="of:=[.C360]" office:value-type="float" office:value="0.5516875" calcext:value-type="float">
            <text:p>0,5516875</text:p>
          </table:table-cell>
          <table:table-cell table:formula="of:=[.C359]" office:value-type="float" office:value="0.578" calcext:value-type="float">
            <text:p>0,578</text:p>
          </table:table-cell>
          <table:table-cell table:formula="of:=[.C358]" office:value-type="float" office:value="0.39003125" calcext:value-type="float">
            <text:p>0,39003125</text:p>
          </table:table-cell>
          <table:table-cell/>
          <table:table-cell table:formula="of:=[.C357]" office:value-type="float" office:value="0.4221875" calcext:value-type="float">
            <text:p>0,4221875</text:p>
          </table:table-cell>
          <table:table-cell table:number-columns-repeated="3"/>
        </table:table-row>
        <table:table-row table:style-name="ro1">
          <table:table-cell office:value-type="float" office:value="3086.75" calcext:value-type="float">
            <text:p>3086,75</text:p>
          </table:table-cell>
          <table:table-cell table:formula="of:=[.A358]-[.A359]" office:value-type="float" office:value="-35.1900000000001" calcext:value-type="float">
            <text:p>-35,19</text:p>
          </table:table-cell>
          <table:table-cell table:formula="of:=([.B358]+128)/256*0.8+0.1" office:value-type="float" office:value="0.39003125" calcext:value-type="float">
            <text:p>0,39003125</text:p>
          </table:table-cell>
          <table:table-cell/>
          <table:table-cell table:formula="of:=[.C363]" office:value-type="float" office:value="0.6048125" calcext:value-type="float">
            <text:p>0,6048125</text:p>
          </table:table-cell>
          <table:table-cell table:formula="of:=[.C362]" office:value-type="float" office:value="0.61215625" calcext:value-type="float">
            <text:p>0,61215625</text:p>
          </table:table-cell>
          <table:table-cell table:formula="of:=[.C361]" office:value-type="float" office:value="0.32896875" calcext:value-type="float">
            <text:p>0,32896875</text:p>
          </table:table-cell>
          <table:table-cell table:formula="of:=[.C360]" office:value-type="float" office:value="0.5516875" calcext:value-type="float">
            <text:p>0,5516875</text:p>
          </table:table-cell>
          <table:table-cell table:formula="of:=[.C359]" office:value-type="float" office:value="0.578" calcext:value-type="float">
            <text:p>0,578</text:p>
          </table:table-cell>
          <table:table-cell/>
          <table:table-cell table:formula="of:=[.C358]" office:value-type="float" office:value="0.39003125" calcext:value-type="float">
            <text:p>0,39003125</text:p>
          </table:table-cell>
          <table:table-cell table:number-columns-repeated="3"/>
        </table:table-row>
        <table:table-row table:style-name="ro1">
          <table:table-cell office:value-type="float" office:value="3121.94" calcext:value-type="float">
            <text:p>3121,94</text:p>
          </table:table-cell>
          <table:table-cell table:formula="of:=[.A359]-[.A360]" office:value-type="float" office:value="24.96" calcext:value-type="float">
            <text:p>24,96</text:p>
          </table:table-cell>
          <table:table-cell table:formula="of:=([.B359]+128)/256*0.8+0.1" office:value-type="float" office:value="0.578" calcext:value-type="float">
            <text:p>0,578</text:p>
          </table:table-cell>
          <table:table-cell/>
          <table:table-cell table:formula="of:=[.C364]" office:value-type="float" office:value="0.700187500000001" calcext:value-type="float">
            <text:p>0,7001875</text:p>
          </table:table-cell>
          <table:table-cell table:formula="of:=[.C363]" office:value-type="float" office:value="0.6048125" calcext:value-type="float">
            <text:p>0,6048125</text:p>
          </table:table-cell>
          <table:table-cell table:formula="of:=[.C362]" office:value-type="float" office:value="0.61215625" calcext:value-type="float">
            <text:p>0,61215625</text:p>
          </table:table-cell>
          <table:table-cell table:formula="of:=[.C361]" office:value-type="float" office:value="0.32896875" calcext:value-type="float">
            <text:p>0,32896875</text:p>
          </table:table-cell>
          <table:table-cell table:formula="of:=[.C360]" office:value-type="float" office:value="0.5516875" calcext:value-type="float">
            <text:p>0,5516875</text:p>
          </table:table-cell>
          <table:table-cell/>
          <table:table-cell table:formula="of:=[.C359]" office:value-type="float" office:value="0.578" calcext:value-type="float">
            <text:p>0,578</text:p>
          </table:table-cell>
          <table:table-cell table:number-columns-repeated="3"/>
        </table:table-row>
        <table:table-row table:style-name="ro1">
          <table:table-cell office:value-type="float" office:value="3096.98" calcext:value-type="float">
            <text:p>3096,98</text:p>
          </table:table-cell>
          <table:table-cell table:formula="of:=[.A360]-[.A361]" office:value-type="float" office:value="16.54" calcext:value-type="float">
            <text:p>16,54</text:p>
          </table:table-cell>
          <table:table-cell table:formula="of:=([.B360]+128)/256*0.8+0.1" office:value-type="float" office:value="0.5516875" calcext:value-type="float">
            <text:p>0,5516875</text:p>
          </table:table-cell>
          <table:table-cell/>
          <table:table-cell table:formula="of:=[.C365]" office:value-type="float" office:value="0.552437499999999" calcext:value-type="float">
            <text:p>0,5524375</text:p>
          </table:table-cell>
          <table:table-cell table:formula="of:=[.C364]" office:value-type="float" office:value="0.700187500000001" calcext:value-type="float">
            <text:p>0,7001875</text:p>
          </table:table-cell>
          <table:table-cell table:formula="of:=[.C363]" office:value-type="float" office:value="0.6048125" calcext:value-type="float">
            <text:p>0,6048125</text:p>
          </table:table-cell>
          <table:table-cell table:formula="of:=[.C362]" office:value-type="float" office:value="0.61215625" calcext:value-type="float">
            <text:p>0,61215625</text:p>
          </table:table-cell>
          <table:table-cell table:formula="of:=[.C361]" office:value-type="float" office:value="0.32896875" calcext:value-type="float">
            <text:p>0,32896875</text:p>
          </table:table-cell>
          <table:table-cell/>
          <table:table-cell table:formula="of:=[.C360]" office:value-type="float" office:value="0.5516875" calcext:value-type="float">
            <text:p>0,5516875</text:p>
          </table:table-cell>
          <table:table-cell table:number-columns-repeated="3"/>
        </table:table-row>
        <table:table-row table:style-name="ro1">
          <table:table-cell office:value-type="float" office:value="3080.44" calcext:value-type="float">
            <text:p>3080,44</text:p>
          </table:table-cell>
          <table:table-cell table:formula="of:=[.A361]-[.A362]" office:value-type="float" office:value="-54.73" calcext:value-type="float">
            <text:p>-54,73</text:p>
          </table:table-cell>
          <table:table-cell table:formula="of:=([.B361]+128)/256*0.8+0.1" office:value-type="float" office:value="0.32896875" calcext:value-type="float">
            <text:p>0,32896875</text:p>
          </table:table-cell>
          <table:table-cell/>
          <table:table-cell table:formula="of:=[.C366]" office:value-type="float" office:value="0.53053125" calcext:value-type="float">
            <text:p>0,53053125</text:p>
          </table:table-cell>
          <table:table-cell table:formula="of:=[.C365]" office:value-type="float" office:value="0.552437499999999" calcext:value-type="float">
            <text:p>0,5524375</text:p>
          </table:table-cell>
          <table:table-cell table:formula="of:=[.C364]" office:value-type="float" office:value="0.700187500000001" calcext:value-type="float">
            <text:p>0,7001875</text:p>
          </table:table-cell>
          <table:table-cell table:formula="of:=[.C363]" office:value-type="float" office:value="0.6048125" calcext:value-type="float">
            <text:p>0,6048125</text:p>
          </table:table-cell>
          <table:table-cell table:formula="of:=[.C362]" office:value-type="float" office:value="0.61215625" calcext:value-type="float">
            <text:p>0,61215625</text:p>
          </table:table-cell>
          <table:table-cell/>
          <table:table-cell table:formula="of:=[.C361]" office:value-type="float" office:value="0.32896875" calcext:value-type="float">
            <text:p>0,32896875</text:p>
          </table:table-cell>
          <table:table-cell table:number-columns-repeated="3"/>
        </table:table-row>
        <table:table-row table:style-name="ro1">
          <table:table-cell office:value-type="float" office:value="3135.17" calcext:value-type="float">
            <text:p>3135,17</text:p>
          </table:table-cell>
          <table:table-cell table:formula="of:=[.A362]-[.A363]" office:value-type="float" office:value="35.8899999999999" calcext:value-type="float">
            <text:p>35,89</text:p>
          </table:table-cell>
          <table:table-cell table:formula="of:=([.B362]+128)/256*0.8+0.1" office:value-type="float" office:value="0.61215625" calcext:value-type="float">
            <text:p>0,61215625</text:p>
          </table:table-cell>
          <table:table-cell/>
          <table:table-cell table:formula="of:=[.C367]" office:value-type="float" office:value="0.45653125" calcext:value-type="float">
            <text:p>0,45653125</text:p>
          </table:table-cell>
          <table:table-cell table:formula="of:=[.C366]" office:value-type="float" office:value="0.53053125" calcext:value-type="float">
            <text:p>0,53053125</text:p>
          </table:table-cell>
          <table:table-cell table:formula="of:=[.C365]" office:value-type="float" office:value="0.552437499999999" calcext:value-type="float">
            <text:p>0,5524375</text:p>
          </table:table-cell>
          <table:table-cell table:formula="of:=[.C364]" office:value-type="float" office:value="0.700187500000001" calcext:value-type="float">
            <text:p>0,7001875</text:p>
          </table:table-cell>
          <table:table-cell table:formula="of:=[.C363]" office:value-type="float" office:value="0.6048125" calcext:value-type="float">
            <text:p>0,6048125</text:p>
          </table:table-cell>
          <table:table-cell/>
          <table:table-cell table:formula="of:=[.C362]" office:value-type="float" office:value="0.61215625" calcext:value-type="float">
            <text:p>0,61215625</text:p>
          </table:table-cell>
          <table:table-cell table:number-columns-repeated="3"/>
        </table:table-row>
        <table:table-row table:style-name="ro1">
          <table:table-cell office:value-type="float" office:value="3099.28" calcext:value-type="float">
            <text:p>3099,28</text:p>
          </table:table-cell>
          <table:table-cell table:formula="of:=[.A363]-[.A364]" office:value-type="float" office:value="33.54" calcext:value-type="float">
            <text:p>33,54</text:p>
          </table:table-cell>
          <table:table-cell table:formula="of:=([.B363]+128)/256*0.8+0.1" office:value-type="float" office:value="0.6048125" calcext:value-type="float">
            <text:p>0,6048125</text:p>
          </table:table-cell>
          <table:table-cell/>
          <table:table-cell table:formula="of:=[.C368]" office:value-type="float" office:value="0.386749999999999" calcext:value-type="float">
            <text:p>0,38675</text:p>
          </table:table-cell>
          <table:table-cell table:formula="of:=[.C367]" office:value-type="float" office:value="0.45653125" calcext:value-type="float">
            <text:p>0,45653125</text:p>
          </table:table-cell>
          <table:table-cell table:formula="of:=[.C366]" office:value-type="float" office:value="0.53053125" calcext:value-type="float">
            <text:p>0,53053125</text:p>
          </table:table-cell>
          <table:table-cell table:formula="of:=[.C365]" office:value-type="float" office:value="0.552437499999999" calcext:value-type="float">
            <text:p>0,5524375</text:p>
          </table:table-cell>
          <table:table-cell table:formula="of:=[.C364]" office:value-type="float" office:value="0.700187500000001" calcext:value-type="float">
            <text:p>0,7001875</text:p>
          </table:table-cell>
          <table:table-cell/>
          <table:table-cell table:formula="of:=[.C363]" office:value-type="float" office:value="0.6048125" calcext:value-type="float">
            <text:p>0,6048125</text:p>
          </table:table-cell>
          <table:table-cell table:number-columns-repeated="3"/>
        </table:table-row>
        <table:table-row table:style-name="ro1">
          <table:table-cell office:value-type="float" office:value="3065.74" calcext:value-type="float">
            <text:p>3065,74</text:p>
          </table:table-cell>
          <table:table-cell table:formula="of:=[.A364]-[.A365]" office:value-type="float" office:value="64.0600000000004" calcext:value-type="float">
            <text:p>64,06</text:p>
          </table:table-cell>
          <table:table-cell table:formula="of:=([.B364]+128)/256*0.8+0.1" office:value-type="float" office:value="0.700187500000001" calcext:value-type="float">
            <text:p>0,7001875</text:p>
          </table:table-cell>
          <table:table-cell/>
          <table:table-cell table:formula="of:=[.C369]" office:value-type="float" office:value="0.47715625" calcext:value-type="float">
            <text:p>0,47715625</text:p>
          </table:table-cell>
          <table:table-cell table:formula="of:=[.C368]" office:value-type="float" office:value="0.386749999999999" calcext:value-type="float">
            <text:p>0,38675</text:p>
          </table:table-cell>
          <table:table-cell table:formula="of:=[.C367]" office:value-type="float" office:value="0.45653125" calcext:value-type="float">
            <text:p>0,45653125</text:p>
          </table:table-cell>
          <table:table-cell table:formula="of:=[.C366]" office:value-type="float" office:value="0.53053125" calcext:value-type="float">
            <text:p>0,53053125</text:p>
          </table:table-cell>
          <table:table-cell table:formula="of:=[.C365]" office:value-type="float" office:value="0.552437499999999" calcext:value-type="float">
            <text:p>0,5524375</text:p>
          </table:table-cell>
          <table:table-cell/>
          <table:table-cell table:formula="of:=[.C364]" office:value-type="float" office:value="0.700187500000001" calcext:value-type="float">
            <text:p>0,7001875</text:p>
          </table:table-cell>
          <table:table-cell table:number-columns-repeated="3"/>
        </table:table-row>
        <table:table-row table:style-name="ro1">
          <table:table-cell office:value-type="float" office:value="3001.68" calcext:value-type="float">
            <text:p>3001,68</text:p>
          </table:table-cell>
          <table:table-cell table:formula="of:=[.A365]-[.A366]" office:value-type="float" office:value="16.7799999999997" calcext:value-type="float">
            <text:p>16,78</text:p>
          </table:table-cell>
          <table:table-cell table:formula="of:=([.B365]+128)/256*0.8+0.1" office:value-type="float" office:value="0.552437499999999" calcext:value-type="float">
            <text:p>0,5524375</text:p>
          </table:table-cell>
          <table:table-cell/>
          <table:table-cell table:formula="of:=[.C370]" office:value-type="float" office:value="0.56134375" calcext:value-type="float">
            <text:p>0,56134375</text:p>
          </table:table-cell>
          <table:table-cell table:formula="of:=[.C369]" office:value-type="float" office:value="0.47715625" calcext:value-type="float">
            <text:p>0,47715625</text:p>
          </table:table-cell>
          <table:table-cell table:formula="of:=[.C368]" office:value-type="float" office:value="0.386749999999999" calcext:value-type="float">
            <text:p>0,38675</text:p>
          </table:table-cell>
          <table:table-cell table:formula="of:=[.C367]" office:value-type="float" office:value="0.45653125" calcext:value-type="float">
            <text:p>0,45653125</text:p>
          </table:table-cell>
          <table:table-cell table:formula="of:=[.C366]" office:value-type="float" office:value="0.53053125" calcext:value-type="float">
            <text:p>0,53053125</text:p>
          </table:table-cell>
          <table:table-cell/>
          <table:table-cell table:formula="of:=[.C365]" office:value-type="float" office:value="0.552437499999999" calcext:value-type="float">
            <text:p>0,5524375</text:p>
          </table:table-cell>
          <table:table-cell table:number-columns-repeated="3"/>
        </table:table-row>
        <table:table-row table:style-name="ro1">
          <table:table-cell office:value-type="float" office:value="2984.9" calcext:value-type="float">
            <text:p>2984,9</text:p>
          </table:table-cell>
          <table:table-cell table:formula="of:=[.A366]-[.A367]" office:value-type="float" office:value="9.76999999999998" calcext:value-type="float">
            <text:p>9,77</text:p>
          </table:table-cell>
          <table:table-cell table:formula="of:=([.B366]+128)/256*0.8+0.1" office:value-type="float" office:value="0.53053125" calcext:value-type="float">
            <text:p>0,53053125</text:p>
          </table:table-cell>
          <table:table-cell/>
          <table:table-cell table:formula="of:=[.C371]" office:value-type="float" office:value="0.28871875" calcext:value-type="float">
            <text:p>0,28871875</text:p>
          </table:table-cell>
          <table:table-cell table:formula="of:=[.C370]" office:value-type="float" office:value="0.56134375" calcext:value-type="float">
            <text:p>0,56134375</text:p>
          </table:table-cell>
          <table:table-cell table:formula="of:=[.C369]" office:value-type="float" office:value="0.47715625" calcext:value-type="float">
            <text:p>0,47715625</text:p>
          </table:table-cell>
          <table:table-cell table:formula="of:=[.C368]" office:value-type="float" office:value="0.386749999999999" calcext:value-type="float">
            <text:p>0,38675</text:p>
          </table:table-cell>
          <table:table-cell table:formula="of:=[.C367]" office:value-type="float" office:value="0.45653125" calcext:value-type="float">
            <text:p>0,45653125</text:p>
          </table:table-cell>
          <table:table-cell/>
          <table:table-cell table:formula="of:=[.C366]" office:value-type="float" office:value="0.53053125" calcext:value-type="float">
            <text:p>0,53053125</text:p>
          </table:table-cell>
          <table:table-cell table:number-columns-repeated="3"/>
        </table:table-row>
        <table:table-row table:style-name="ro1">
          <table:table-cell office:value-type="float" office:value="2975.13" calcext:value-type="float">
            <text:p>2975,13</text:p>
          </table:table-cell>
          <table:table-cell table:formula="of:=[.A367]-[.A368]" office:value-type="float" office:value="-13.9099999999999" calcext:value-type="float">
            <text:p>-13,91</text:p>
          </table:table-cell>
          <table:table-cell table:formula="of:=([.B367]+128)/256*0.8+0.1" office:value-type="float" office:value="0.45653125" calcext:value-type="float">
            <text:p>0,45653125</text:p>
          </table:table-cell>
          <table:table-cell/>
          <table:table-cell table:formula="of:=[.C372]" office:value-type="float" office:value="0.42240625" calcext:value-type="float">
            <text:p>0,42240625</text:p>
          </table:table-cell>
          <table:table-cell table:formula="of:=[.C371]" office:value-type="float" office:value="0.28871875" calcext:value-type="float">
            <text:p>0,28871875</text:p>
          </table:table-cell>
          <table:table-cell table:formula="of:=[.C370]" office:value-type="float" office:value="0.56134375" calcext:value-type="float">
            <text:p>0,56134375</text:p>
          </table:table-cell>
          <table:table-cell table:formula="of:=[.C369]" office:value-type="float" office:value="0.47715625" calcext:value-type="float">
            <text:p>0,47715625</text:p>
          </table:table-cell>
          <table:table-cell table:formula="of:=[.C368]" office:value-type="float" office:value="0.386749999999999" calcext:value-type="float">
            <text:p>0,38675</text:p>
          </table:table-cell>
          <table:table-cell/>
          <table:table-cell table:formula="of:=[.C367]" office:value-type="float" office:value="0.45653125" calcext:value-type="float">
            <text:p>0,45653125</text:p>
          </table:table-cell>
          <table:table-cell table:number-columns-repeated="3"/>
        </table:table-row>
        <table:table-row table:style-name="ro1">
          <table:table-cell office:value-type="float" office:value="2989.04" calcext:value-type="float">
            <text:p>2989,04</text:p>
          </table:table-cell>
          <table:table-cell table:formula="of:=[.A368]-[.A369]" office:value-type="float" office:value="-36.2400000000002" calcext:value-type="float">
            <text:p>-36,24</text:p>
          </table:table-cell>
          <table:table-cell table:formula="of:=([.B368]+128)/256*0.8+0.1" office:value-type="float" office:value="0.386749999999999" calcext:value-type="float">
            <text:p>0,38675</text:p>
          </table:table-cell>
          <table:table-cell/>
          <table:table-cell table:formula="of:=[.C373]" office:value-type="float" office:value="0.3966875" calcext:value-type="float">
            <text:p>0,3966875</text:p>
          </table:table-cell>
          <table:table-cell table:formula="of:=[.C372]" office:value-type="float" office:value="0.42240625" calcext:value-type="float">
            <text:p>0,42240625</text:p>
          </table:table-cell>
          <table:table-cell table:formula="of:=[.C371]" office:value-type="float" office:value="0.28871875" calcext:value-type="float">
            <text:p>0,28871875</text:p>
          </table:table-cell>
          <table:table-cell table:formula="of:=[.C370]" office:value-type="float" office:value="0.56134375" calcext:value-type="float">
            <text:p>0,56134375</text:p>
          </table:table-cell>
          <table:table-cell table:formula="of:=[.C369]" office:value-type="float" office:value="0.47715625" calcext:value-type="float">
            <text:p>0,47715625</text:p>
          </table:table-cell>
          <table:table-cell/>
          <table:table-cell table:formula="of:=[.C368]" office:value-type="float" office:value="0.386749999999999" calcext:value-type="float">
            <text:p>0,38675</text:p>
          </table:table-cell>
          <table:table-cell table:number-columns-repeated="3"/>
        </table:table-row>
        <table:table-row table:style-name="ro1">
          <table:table-cell office:value-type="float" office:value="3025.28" calcext:value-type="float">
            <text:p>3025,28</text:p>
          </table:table-cell>
          <table:table-cell table:formula="of:=[.A369]-[.A370]" office:value-type="float" office:value="-7.30999999999995" calcext:value-type="float">
            <text:p>-7,31</text:p>
          </table:table-cell>
          <table:table-cell table:formula="of:=([.B369]+128)/256*0.8+0.1" office:value-type="float" office:value="0.47715625" calcext:value-type="float">
            <text:p>0,47715625</text:p>
          </table:table-cell>
          <table:table-cell/>
          <table:table-cell table:formula="of:=[.C374]" office:value-type="float" office:value="0.57784375" calcext:value-type="float">
            <text:p>0,57784375</text:p>
          </table:table-cell>
          <table:table-cell table:formula="of:=[.C373]" office:value-type="float" office:value="0.3966875" calcext:value-type="float">
            <text:p>0,3966875</text:p>
          </table:table-cell>
          <table:table-cell table:formula="of:=[.C372]" office:value-type="float" office:value="0.42240625" calcext:value-type="float">
            <text:p>0,42240625</text:p>
          </table:table-cell>
          <table:table-cell table:formula="of:=[.C371]" office:value-type="float" office:value="0.28871875" calcext:value-type="float">
            <text:p>0,28871875</text:p>
          </table:table-cell>
          <table:table-cell table:formula="of:=[.C370]" office:value-type="float" office:value="0.56134375" calcext:value-type="float">
            <text:p>0,56134375</text:p>
          </table:table-cell>
          <table:table-cell/>
          <table:table-cell table:formula="of:=[.C369]" office:value-type="float" office:value="0.47715625" calcext:value-type="float">
            <text:p>0,47715625</text:p>
          </table:table-cell>
          <table:table-cell table:number-columns-repeated="3"/>
        </table:table-row>
        <table:table-row table:style-name="ro1">
          <table:table-cell office:value-type="float" office:value="3032.59" calcext:value-type="float">
            <text:p>3032,59</text:p>
          </table:table-cell>
          <table:table-cell table:formula="of:=[.A370]-[.A371]" office:value-type="float" office:value="19.6300000000001" calcext:value-type="float">
            <text:p>19,63</text:p>
          </table:table-cell>
          <table:table-cell table:formula="of:=([.B370]+128)/256*0.8+0.1" office:value-type="float" office:value="0.56134375" calcext:value-type="float">
            <text:p>0,56134375</text:p>
          </table:table-cell>
          <table:table-cell/>
          <table:table-cell table:formula="of:=[.C375]" office:value-type="float" office:value="0.4800625" calcext:value-type="float">
            <text:p>0,4800625</text:p>
          </table:table-cell>
          <table:table-cell table:formula="of:=[.C374]" office:value-type="float" office:value="0.57784375" calcext:value-type="float">
            <text:p>0,57784375</text:p>
          </table:table-cell>
          <table:table-cell table:formula="of:=[.C373]" office:value-type="float" office:value="0.3966875" calcext:value-type="float">
            <text:p>0,3966875</text:p>
          </table:table-cell>
          <table:table-cell table:formula="of:=[.C372]" office:value-type="float" office:value="0.42240625" calcext:value-type="float">
            <text:p>0,42240625</text:p>
          </table:table-cell>
          <table:table-cell table:formula="of:=[.C371]" office:value-type="float" office:value="0.28871875" calcext:value-type="float">
            <text:p>0,28871875</text:p>
          </table:table-cell>
          <table:table-cell/>
          <table:table-cell table:formula="of:=[.C370]" office:value-type="float" office:value="0.56134375" calcext:value-type="float">
            <text:p>0,56134375</text:p>
          </table:table-cell>
          <table:table-cell table:number-columns-repeated="3"/>
        </table:table-row>
        <table:table-row table:style-name="ro1">
          <table:table-cell office:value-type="float" office:value="3012.96" calcext:value-type="float">
            <text:p>3012,96</text:p>
          </table:table-cell>
          <table:table-cell table:formula="of:=[.A371]-[.A372]" office:value-type="float" office:value="-67.6100000000001" calcext:value-type="float">
            <text:p>-67,61</text:p>
          </table:table-cell>
          <table:table-cell table:formula="of:=([.B371]+128)/256*0.8+0.1" office:value-type="float" office:value="0.28871875" calcext:value-type="float">
            <text:p>0,28871875</text:p>
          </table:table-cell>
          <table:table-cell/>
          <table:table-cell table:formula="of:=[.C376]" office:value-type="float" office:value="0.42996875" calcext:value-type="float">
            <text:p>0,42996875</text:p>
          </table:table-cell>
          <table:table-cell table:formula="of:=[.C375]" office:value-type="float" office:value="0.4800625" calcext:value-type="float">
            <text:p>0,4800625</text:p>
          </table:table-cell>
          <table:table-cell table:formula="of:=[.C374]" office:value-type="float" office:value="0.57784375" calcext:value-type="float">
            <text:p>0,57784375</text:p>
          </table:table-cell>
          <table:table-cell table:formula="of:=[.C373]" office:value-type="float" office:value="0.3966875" calcext:value-type="float">
            <text:p>0,3966875</text:p>
          </table:table-cell>
          <table:table-cell table:formula="of:=[.C372]" office:value-type="float" office:value="0.42240625" calcext:value-type="float">
            <text:p>0,42240625</text:p>
          </table:table-cell>
          <table:table-cell/>
          <table:table-cell table:formula="of:=[.C371]" office:value-type="float" office:value="0.28871875" calcext:value-type="float">
            <text:p>0,28871875</text:p>
          </table:table-cell>
          <table:table-cell table:number-columns-repeated="3"/>
        </table:table-row>
        <table:table-row table:style-name="ro1">
          <table:table-cell office:value-type="float" office:value="3080.57" calcext:value-type="float">
            <text:p>3080,57</text:p>
          </table:table-cell>
          <table:table-cell table:formula="of:=[.A372]-[.A373]" office:value-type="float" office:value="-24.8299999999999" calcext:value-type="float">
            <text:p>-24,83</text:p>
          </table:table-cell>
          <table:table-cell table:formula="of:=([.B372]+128)/256*0.8+0.1" office:value-type="float" office:value="0.42240625" calcext:value-type="float">
            <text:p>0,42240625</text:p>
          </table:table-cell>
          <table:table-cell/>
          <table:table-cell table:formula="of:=[.C377]" office:value-type="float" office:value="0.652187500000001" calcext:value-type="float">
            <text:p>0,6521875</text:p>
          </table:table-cell>
          <table:table-cell table:formula="of:=[.C376]" office:value-type="float" office:value="0.42996875" calcext:value-type="float">
            <text:p>0,42996875</text:p>
          </table:table-cell>
          <table:table-cell table:formula="of:=[.C375]" office:value-type="float" office:value="0.4800625" calcext:value-type="float">
            <text:p>0,4800625</text:p>
          </table:table-cell>
          <table:table-cell table:formula="of:=[.C374]" office:value-type="float" office:value="0.57784375" calcext:value-type="float">
            <text:p>0,57784375</text:p>
          </table:table-cell>
          <table:table-cell table:formula="of:=[.C373]" office:value-type="float" office:value="0.3966875" calcext:value-type="float">
            <text:p>0,3966875</text:p>
          </table:table-cell>
          <table:table-cell/>
          <table:table-cell table:formula="of:=[.C372]" office:value-type="float" office:value="0.42240625" calcext:value-type="float">
            <text:p>0,42240625</text:p>
          </table:table-cell>
          <table:table-cell table:number-columns-repeated="3"/>
        </table:table-row>
        <table:table-row table:style-name="ro1">
          <table:table-cell office:value-type="float" office:value="3105.4" calcext:value-type="float">
            <text:p>3105,4</text:p>
          </table:table-cell>
          <table:table-cell table:formula="of:=[.A373]-[.A374]" office:value-type="float" office:value="-33.0599999999999" calcext:value-type="float">
            <text:p>-33,06</text:p>
          </table:table-cell>
          <table:table-cell table:formula="of:=([.B373]+128)/256*0.8+0.1" office:value-type="float" office:value="0.3966875" calcext:value-type="float">
            <text:p>0,3966875</text:p>
          </table:table-cell>
          <table:table-cell/>
          <table:table-cell table:formula="of:=[.C378]" office:value-type="float" office:value="0.542718749999999" calcext:value-type="float">
            <text:p>0,54271875</text:p>
          </table:table-cell>
          <table:table-cell table:formula="of:=[.C377]" office:value-type="float" office:value="0.652187500000001" calcext:value-type="float">
            <text:p>0,6521875</text:p>
          </table:table-cell>
          <table:table-cell table:formula="of:=[.C376]" office:value-type="float" office:value="0.42996875" calcext:value-type="float">
            <text:p>0,42996875</text:p>
          </table:table-cell>
          <table:table-cell table:formula="of:=[.C375]" office:value-type="float" office:value="0.4800625" calcext:value-type="float">
            <text:p>0,4800625</text:p>
          </table:table-cell>
          <table:table-cell table:formula="of:=[.C374]" office:value-type="float" office:value="0.57784375" calcext:value-type="float">
            <text:p>0,57784375</text:p>
          </table:table-cell>
          <table:table-cell/>
          <table:table-cell table:formula="of:=[.C373]" office:value-type="float" office:value="0.3966875" calcext:value-type="float">
            <text:p>0,3966875</text:p>
          </table:table-cell>
          <table:table-cell table:number-columns-repeated="3"/>
        </table:table-row>
        <table:table-row table:style-name="ro1">
          <table:table-cell office:value-type="float" office:value="3138.46" calcext:value-type="float">
            <text:p>3138,46</text:p>
          </table:table-cell>
          <table:table-cell table:formula="of:=[.A374]-[.A375]" office:value-type="float" office:value="24.9099999999999" calcext:value-type="float">
            <text:p>24,91</text:p>
          </table:table-cell>
          <table:table-cell table:formula="of:=([.B374]+128)/256*0.8+0.1" office:value-type="float" office:value="0.57784375" calcext:value-type="float">
            <text:p>0,57784375</text:p>
          </table:table-cell>
          <table:table-cell/>
          <table:table-cell table:formula="of:=[.C379]" office:value-type="float" office:value="0.433968750000001" calcext:value-type="float">
            <text:p>0,43396875</text:p>
          </table:table-cell>
          <table:table-cell table:formula="of:=[.C378]" office:value-type="float" office:value="0.542718749999999" calcext:value-type="float">
            <text:p>0,54271875</text:p>
          </table:table-cell>
          <table:table-cell table:formula="of:=[.C377]" office:value-type="float" office:value="0.652187500000001" calcext:value-type="float">
            <text:p>0,6521875</text:p>
          </table:table-cell>
          <table:table-cell table:formula="of:=[.C376]" office:value-type="float" office:value="0.42996875" calcext:value-type="float">
            <text:p>0,42996875</text:p>
          </table:table-cell>
          <table:table-cell table:formula="of:=[.C375]" office:value-type="float" office:value="0.4800625" calcext:value-type="float">
            <text:p>0,4800625</text:p>
          </table:table-cell>
          <table:table-cell/>
          <table:table-cell table:formula="of:=[.C374]" office:value-type="float" office:value="0.57784375" calcext:value-type="float">
            <text:p>0,57784375</text:p>
          </table:table-cell>
          <table:table-cell table:number-columns-repeated="3"/>
        </table:table-row>
        <table:table-row table:style-name="ro1">
          <table:table-cell office:value-type="float" office:value="3113.55" calcext:value-type="float">
            <text:p>3113,55</text:p>
          </table:table-cell>
          <table:table-cell table:formula="of:=[.A375]-[.A376]" office:value-type="float" office:value="-6.38000000000011" calcext:value-type="float">
            <text:p>-6,38</text:p>
          </table:table-cell>
          <table:table-cell table:formula="of:=([.B375]+128)/256*0.8+0.1" office:value-type="float" office:value="0.4800625" calcext:value-type="float">
            <text:p>0,4800625</text:p>
          </table:table-cell>
          <table:table-cell/>
          <table:table-cell table:formula="of:=[.C380]" office:value-type="float" office:value="0.205093749999999" calcext:value-type="float">
            <text:p>0,20509375</text:p>
          </table:table-cell>
          <table:table-cell table:formula="of:=[.C379]" office:value-type="float" office:value="0.433968750000001" calcext:value-type="float">
            <text:p>0,43396875</text:p>
          </table:table-cell>
          <table:table-cell table:formula="of:=[.C378]" office:value-type="float" office:value="0.542718749999999" calcext:value-type="float">
            <text:p>0,54271875</text:p>
          </table:table-cell>
          <table:table-cell table:formula="of:=[.C377]" office:value-type="float" office:value="0.652187500000001" calcext:value-type="float">
            <text:p>0,6521875</text:p>
          </table:table-cell>
          <table:table-cell table:formula="of:=[.C376]" office:value-type="float" office:value="0.42996875" calcext:value-type="float">
            <text:p>0,42996875</text:p>
          </table:table-cell>
          <table:table-cell/>
          <table:table-cell table:formula="of:=[.C375]" office:value-type="float" office:value="0.4800625" calcext:value-type="float">
            <text:p>0,4800625</text:p>
          </table:table-cell>
          <table:table-cell table:number-columns-repeated="3"/>
        </table:table-row>
        <table:table-row table:style-name="ro1">
          <table:table-cell office:value-type="float" office:value="3119.93" calcext:value-type="float">
            <text:p>3119,93</text:p>
          </table:table-cell>
          <table:table-cell table:formula="of:=[.A376]-[.A377]" office:value-type="float" office:value="-22.4099999999999" calcext:value-type="float">
            <text:p>-22,41</text:p>
          </table:table-cell>
          <table:table-cell table:formula="of:=([.B376]+128)/256*0.8+0.1" office:value-type="float" office:value="0.42996875" calcext:value-type="float">
            <text:p>0,42996875</text:p>
          </table:table-cell>
          <table:table-cell/>
          <table:table-cell table:formula="of:=[.C381]" office:value-type="float" office:value="0.3655" calcext:value-type="float">
            <text:p>0,3655</text:p>
          </table:table-cell>
          <table:table-cell table:formula="of:=[.C380]" office:value-type="float" office:value="0.205093749999999" calcext:value-type="float">
            <text:p>0,20509375</text:p>
          </table:table-cell>
          <table:table-cell table:formula="of:=[.C379]" office:value-type="float" office:value="0.433968750000001" calcext:value-type="float">
            <text:p>0,43396875</text:p>
          </table:table-cell>
          <table:table-cell table:formula="of:=[.C378]" office:value-type="float" office:value="0.542718749999999" calcext:value-type="float">
            <text:p>0,54271875</text:p>
          </table:table-cell>
          <table:table-cell table:formula="of:=[.C377]" office:value-type="float" office:value="0.652187500000001" calcext:value-type="float">
            <text:p>0,6521875</text:p>
          </table:table-cell>
          <table:table-cell/>
          <table:table-cell table:formula="of:=[.C376]" office:value-type="float" office:value="0.42996875" calcext:value-type="float">
            <text:p>0,42996875</text:p>
          </table:table-cell>
          <table:table-cell table:number-columns-repeated="3"/>
        </table:table-row>
        <table:table-row table:style-name="ro1">
          <table:table-cell office:value-type="float" office:value="3142.34" calcext:value-type="float">
            <text:p>3142,34</text:p>
          </table:table-cell>
          <table:table-cell table:formula="of:=[.A377]-[.A378]" office:value-type="float" office:value="48.7000000000003" calcext:value-type="float">
            <text:p>48,7</text:p>
          </table:table-cell>
          <table:table-cell table:formula="of:=([.B377]+128)/256*0.8+0.1" office:value-type="float" office:value="0.652187500000001" calcext:value-type="float">
            <text:p>0,6521875</text:p>
          </table:table-cell>
          <table:table-cell/>
          <table:table-cell table:formula="of:=[.C382]" office:value-type="float" office:value="0.63834375" calcext:value-type="float">
            <text:p>0,63834375</text:p>
          </table:table-cell>
          <table:table-cell table:formula="of:=[.C381]" office:value-type="float" office:value="0.3655" calcext:value-type="float">
            <text:p>0,3655</text:p>
          </table:table-cell>
          <table:table-cell table:formula="of:=[.C380]" office:value-type="float" office:value="0.205093749999999" calcext:value-type="float">
            <text:p>0,20509375</text:p>
          </table:table-cell>
          <table:table-cell table:formula="of:=[.C379]" office:value-type="float" office:value="0.433968750000001" calcext:value-type="float">
            <text:p>0,43396875</text:p>
          </table:table-cell>
          <table:table-cell table:formula="of:=[.C378]" office:value-type="float" office:value="0.542718749999999" calcext:value-type="float">
            <text:p>0,54271875</text:p>
          </table:table-cell>
          <table:table-cell/>
          <table:table-cell table:formula="of:=[.C377]" office:value-type="float" office:value="0.652187500000001" calcext:value-type="float">
            <text:p>0,6521875</text:p>
          </table:table-cell>
          <table:table-cell table:number-columns-repeated="3"/>
        </table:table-row>
        <table:table-row table:style-name="ro1">
          <table:table-cell office:value-type="float" office:value="3093.64" calcext:value-type="float">
            <text:p>3093,64</text:p>
          </table:table-cell>
          <table:table-cell table:formula="of:=[.A378]-[.A379]" office:value-type="float" office:value="13.6699999999996" calcext:value-type="float">
            <text:p>13,67</text:p>
          </table:table-cell>
          <table:table-cell table:formula="of:=([.B378]+128)/256*0.8+0.1" office:value-type="float" office:value="0.542718749999999" calcext:value-type="float">
            <text:p>0,54271875</text:p>
          </table:table-cell>
          <table:table-cell/>
          <table:table-cell table:formula="of:=[.C383]" office:value-type="float" office:value="0.455843750000001" calcext:value-type="float">
            <text:p>0,45584375</text:p>
          </table:table-cell>
          <table:table-cell table:formula="of:=[.C382]" office:value-type="float" office:value="0.63834375" calcext:value-type="float">
            <text:p>0,63834375</text:p>
          </table:table-cell>
          <table:table-cell table:formula="of:=[.C381]" office:value-type="float" office:value="0.3655" calcext:value-type="float">
            <text:p>0,3655</text:p>
          </table:table-cell>
          <table:table-cell table:formula="of:=[.C380]" office:value-type="float" office:value="0.205093749999999" calcext:value-type="float">
            <text:p>0,20509375</text:p>
          </table:table-cell>
          <table:table-cell table:formula="of:=[.C379]" office:value-type="float" office:value="0.433968750000001" calcext:value-type="float">
            <text:p>0,43396875</text:p>
          </table:table-cell>
          <table:table-cell/>
          <table:table-cell table:formula="of:=[.C378]" office:value-type="float" office:value="0.542718749999999" calcext:value-type="float">
            <text:p>0,54271875</text:p>
          </table:table-cell>
          <table:table-cell table:number-columns-repeated="3"/>
        </table:table-row>
        <table:table-row table:style-name="ro1">
          <table:table-cell office:value-type="float" office:value="3079.97" calcext:value-type="float">
            <text:p>3079,97</text:p>
          </table:table-cell>
          <table:table-cell table:formula="of:=[.A379]-[.A380]" office:value-type="float" office:value="-21.1299999999997" calcext:value-type="float">
            <text:p>-21,13</text:p>
          </table:table-cell>
          <table:table-cell table:formula="of:=([.B379]+128)/256*0.8+0.1" office:value-type="float" office:value="0.433968750000001" calcext:value-type="float">
            <text:p>0,43396875</text:p>
          </table:table-cell>
          <table:table-cell/>
          <table:table-cell table:formula="of:=[.C384]" office:value-type="float" office:value="0.83053125" calcext:value-type="float">
            <text:p>0,83053125</text:p>
          </table:table-cell>
          <table:table-cell table:formula="of:=[.C383]" office:value-type="float" office:value="0.455843750000001" calcext:value-type="float">
            <text:p>0,45584375</text:p>
          </table:table-cell>
          <table:table-cell table:formula="of:=[.C382]" office:value-type="float" office:value="0.63834375" calcext:value-type="float">
            <text:p>0,63834375</text:p>
          </table:table-cell>
          <table:table-cell table:formula="of:=[.C381]" office:value-type="float" office:value="0.3655" calcext:value-type="float">
            <text:p>0,3655</text:p>
          </table:table-cell>
          <table:table-cell table:formula="of:=[.C380]" office:value-type="float" office:value="0.205093749999999" calcext:value-type="float">
            <text:p>0,20509375</text:p>
          </table:table-cell>
          <table:table-cell/>
          <table:table-cell table:formula="of:=[.C379]" office:value-type="float" office:value="0.433968750000001" calcext:value-type="float">
            <text:p>0,43396875</text:p>
          </table:table-cell>
          <table:table-cell table:number-columns-repeated="3"/>
        </table:table-row>
        <table:table-row table:style-name="ro1">
          <table:table-cell office:value-type="float" office:value="3101.1" calcext:value-type="float">
            <text:p>3101,1</text:p>
          </table:table-cell>
          <table:table-cell table:formula="of:=[.A380]-[.A381]" office:value-type="float" office:value="-94.3700000000004" calcext:value-type="float">
            <text:p>-94,37</text:p>
          </table:table-cell>
          <table:table-cell table:formula="of:=([.B380]+128)/256*0.8+0.1" office:value-type="float" office:value="0.205093749999999" calcext:value-type="float">
            <text:p>0,20509375</text:p>
          </table:table-cell>
          <table:table-cell/>
          <table:table-cell table:formula="of:=[.C385]" office:value-type="float" office:value="0.652968749999999" calcext:value-type="float">
            <text:p>0,65296875</text:p>
          </table:table-cell>
          <table:table-cell table:formula="of:=[.C384]" office:value-type="float" office:value="0.83053125" calcext:value-type="float">
            <text:p>0,83053125</text:p>
          </table:table-cell>
          <table:table-cell table:formula="of:=[.C383]" office:value-type="float" office:value="0.455843750000001" calcext:value-type="float">
            <text:p>0,45584375</text:p>
          </table:table-cell>
          <table:table-cell table:formula="of:=[.C382]" office:value-type="float" office:value="0.63834375" calcext:value-type="float">
            <text:p>0,63834375</text:p>
          </table:table-cell>
          <table:table-cell table:formula="of:=[.C381]" office:value-type="float" office:value="0.3655" calcext:value-type="float">
            <text:p>0,3655</text:p>
          </table:table-cell>
          <table:table-cell/>
          <table:table-cell table:formula="of:=[.C380]" office:value-type="float" office:value="0.205093749999999" calcext:value-type="float">
            <text:p>0,20509375</text:p>
          </table:table-cell>
          <table:table-cell table:number-columns-repeated="3"/>
        </table:table-row>
        <table:table-row table:style-name="ro1">
          <table:table-cell office:value-type="float" office:value="3195.47" calcext:value-type="float">
            <text:p>3195,47</text:p>
          </table:table-cell>
          <table:table-cell table:formula="of:=[.A381]-[.A382]" office:value-type="float" office:value="-43.04" calcext:value-type="float">
            <text:p>-43,04</text:p>
          </table:table-cell>
          <table:table-cell table:formula="of:=([.B381]+128)/256*0.8+0.1" office:value-type="float" office:value="0.3655" calcext:value-type="float">
            <text:p>0,3655</text:p>
          </table:table-cell>
          <table:table-cell/>
          <table:table-cell table:formula="of:=[.C386]" office:value-type="float" office:value="0.582656249999999" calcext:value-type="float">
            <text:p>0,58265625</text:p>
          </table:table-cell>
          <table:table-cell table:formula="of:=[.C385]" office:value-type="float" office:value="0.652968749999999" calcext:value-type="float">
            <text:p>0,65296875</text:p>
          </table:table-cell>
          <table:table-cell table:formula="of:=[.C384]" office:value-type="float" office:value="0.83053125" calcext:value-type="float">
            <text:p>0,83053125</text:p>
          </table:table-cell>
          <table:table-cell table:formula="of:=[.C383]" office:value-type="float" office:value="0.455843750000001" calcext:value-type="float">
            <text:p>0,45584375</text:p>
          </table:table-cell>
          <table:table-cell table:formula="of:=[.C382]" office:value-type="float" office:value="0.63834375" calcext:value-type="float">
            <text:p>0,63834375</text:p>
          </table:table-cell>
          <table:table-cell/>
          <table:table-cell table:formula="of:=[.C381]" office:value-type="float" office:value="0.3655" calcext:value-type="float">
            <text:p>0,3655</text:p>
          </table:table-cell>
          <table:table-cell table:number-columns-repeated="3"/>
        </table:table-row>
        <table:table-row table:style-name="ro1">
          <table:table-cell office:value-type="float" office:value="3238.51" calcext:value-type="float">
            <text:p>3238,51</text:p>
          </table:table-cell>
          <table:table-cell table:formula="of:=[.A382]-[.A383]" office:value-type="float" office:value="44.27" calcext:value-type="float">
            <text:p>44,27</text:p>
          </table:table-cell>
          <table:table-cell table:formula="of:=([.B382]+128)/256*0.8+0.1" office:value-type="float" office:value="0.63834375" calcext:value-type="float">
            <text:p>0,63834375</text:p>
          </table:table-cell>
          <table:table-cell/>
          <table:table-cell table:formula="of:=[.C387]" office:value-type="float" office:value="0.574531250000001" calcext:value-type="float">
            <text:p>0,57453125</text:p>
          </table:table-cell>
          <table:table-cell table:formula="of:=[.C386]" office:value-type="float" office:value="0.582656249999999" calcext:value-type="float">
            <text:p>0,58265625</text:p>
          </table:table-cell>
          <table:table-cell table:formula="of:=[.C385]" office:value-type="float" office:value="0.652968749999999" calcext:value-type="float">
            <text:p>0,65296875</text:p>
          </table:table-cell>
          <table:table-cell table:formula="of:=[.C384]" office:value-type="float" office:value="0.83053125" calcext:value-type="float">
            <text:p>0,83053125</text:p>
          </table:table-cell>
          <table:table-cell table:formula="of:=[.C383]" office:value-type="float" office:value="0.455843750000001" calcext:value-type="float">
            <text:p>0,45584375</text:p>
          </table:table-cell>
          <table:table-cell/>
          <table:table-cell table:formula="of:=[.C382]" office:value-type="float" office:value="0.63834375" calcext:value-type="float">
            <text:p>0,63834375</text:p>
          </table:table-cell>
          <table:table-cell table:number-columns-repeated="3"/>
        </table:table-row>
        <table:table-row table:style-name="ro1">
          <table:table-cell office:value-type="float" office:value="3194.24" calcext:value-type="float">
            <text:p>3194,24</text:p>
          </table:table-cell>
          <table:table-cell table:formula="of:=[.A383]-[.A384]" office:value-type="float" office:value="-14.1299999999997" calcext:value-type="float">
            <text:p>-14,13</text:p>
          </table:table-cell>
          <table:table-cell table:formula="of:=([.B383]+128)/256*0.8+0.1" office:value-type="float" office:value="0.455843750000001" calcext:value-type="float">
            <text:p>0,45584375</text:p>
          </table:table-cell>
          <table:table-cell/>
          <table:table-cell table:formula="of:=[.C388]" office:value-type="float" office:value="0.56321875" calcext:value-type="float">
            <text:p>0,56321875</text:p>
          </table:table-cell>
          <table:table-cell table:formula="of:=[.C387]" office:value-type="float" office:value="0.574531250000001" calcext:value-type="float">
            <text:p>0,57453125</text:p>
          </table:table-cell>
          <table:table-cell table:formula="of:=[.C386]" office:value-type="float" office:value="0.582656249999999" calcext:value-type="float">
            <text:p>0,58265625</text:p>
          </table:table-cell>
          <table:table-cell table:formula="of:=[.C385]" office:value-type="float" office:value="0.652968749999999" calcext:value-type="float">
            <text:p>0,65296875</text:p>
          </table:table-cell>
          <table:table-cell table:formula="of:=[.C384]" office:value-type="float" office:value="0.83053125" calcext:value-type="float">
            <text:p>0,83053125</text:p>
          </table:table-cell>
          <table:table-cell/>
          <table:table-cell table:formula="of:=[.C383]" office:value-type="float" office:value="0.455843750000001" calcext:value-type="float">
            <text:p>0,45584375</text:p>
          </table:table-cell>
          <table:table-cell table:number-columns-repeated="3"/>
        </table:table-row>
        <table:table-row table:style-name="ro1">
          <table:table-cell office:value-type="float" office:value="3208.37" calcext:value-type="float">
            <text:p>3208,37</text:p>
          </table:table-cell>
          <table:table-cell table:formula="of:=[.A384]-[.A385]" office:value-type="float" office:value="105.77" calcext:value-type="float">
            <text:p>105,77</text:p>
          </table:table-cell>
          <table:table-cell table:formula="of:=([.B384]+128)/256*0.8+0.1" office:value-type="float" office:value="0.83053125" calcext:value-type="float">
            <text:p>0,83053125</text:p>
          </table:table-cell>
          <table:table-cell/>
          <table:table-cell table:formula="of:=[.C389]" office:value-type="float" office:value="0.553125" calcext:value-type="float">
            <text:p>0,553125</text:p>
          </table:table-cell>
          <table:table-cell table:formula="of:=[.C388]" office:value-type="float" office:value="0.56321875" calcext:value-type="float">
            <text:p>0,56321875</text:p>
          </table:table-cell>
          <table:table-cell table:formula="of:=[.C387]" office:value-type="float" office:value="0.574531250000001" calcext:value-type="float">
            <text:p>0,57453125</text:p>
          </table:table-cell>
          <table:table-cell table:formula="of:=[.C386]" office:value-type="float" office:value="0.582656249999999" calcext:value-type="float">
            <text:p>0,58265625</text:p>
          </table:table-cell>
          <table:table-cell table:formula="of:=[.C385]" office:value-type="float" office:value="0.652968749999999" calcext:value-type="float">
            <text:p>0,65296875</text:p>
          </table:table-cell>
          <table:table-cell/>
          <table:table-cell table:formula="of:=[.C384]" office:value-type="float" office:value="0.83053125" calcext:value-type="float">
            <text:p>0,83053125</text:p>
          </table:table-cell>
          <table:table-cell table:number-columns-repeated="3"/>
        </table:table-row>
        <table:table-row table:style-name="ro1">
          <table:table-cell office:value-type="float" office:value="3102.6" calcext:value-type="float">
            <text:p>3102,6</text:p>
          </table:table-cell>
          <table:table-cell table:formula="of:=[.A385]-[.A386]" office:value-type="float" office:value="48.9499999999998" calcext:value-type="float">
            <text:p>48,95</text:p>
          </table:table-cell>
          <table:table-cell table:formula="of:=([.B385]+128)/256*0.8+0.1" office:value-type="float" office:value="0.652968749999999" calcext:value-type="float">
            <text:p>0,65296875</text:p>
          </table:table-cell>
          <table:table-cell/>
          <table:table-cell table:formula="of:=[.C390]" office:value-type="float" office:value="0.589031249999999" calcext:value-type="float">
            <text:p>0,58903125</text:p>
          </table:table-cell>
          <table:table-cell table:formula="of:=[.C389]" office:value-type="float" office:value="0.553125" calcext:value-type="float">
            <text:p>0,553125</text:p>
          </table:table-cell>
          <table:table-cell table:formula="of:=[.C388]" office:value-type="float" office:value="0.56321875" calcext:value-type="float">
            <text:p>0,56321875</text:p>
          </table:table-cell>
          <table:table-cell table:formula="of:=[.C387]" office:value-type="float" office:value="0.574531250000001" calcext:value-type="float">
            <text:p>0,57453125</text:p>
          </table:table-cell>
          <table:table-cell table:formula="of:=[.C386]" office:value-type="float" office:value="0.582656249999999" calcext:value-type="float">
            <text:p>0,58265625</text:p>
          </table:table-cell>
          <table:table-cell/>
          <table:table-cell table:formula="of:=[.C385]" office:value-type="float" office:value="0.652968749999999" calcext:value-type="float">
            <text:p>0,65296875</text:p>
          </table:table-cell>
          <table:table-cell table:number-columns-repeated="3"/>
        </table:table-row>
        <table:table-row table:style-name="ro1">
          <table:table-cell office:value-type="float" office:value="3053.65" calcext:value-type="float">
            <text:p>3053,65</text:p>
          </table:table-cell>
          <table:table-cell table:formula="of:=[.A386]-[.A387]" office:value-type="float" office:value="26.4499999999998" calcext:value-type="float">
            <text:p>26,45</text:p>
          </table:table-cell>
          <table:table-cell table:formula="of:=([.B386]+128)/256*0.8+0.1" office:value-type="float" office:value="0.582656249999999" calcext:value-type="float">
            <text:p>0,58265625</text:p>
          </table:table-cell>
          <table:table-cell/>
          <table:table-cell table:formula="of:=[.C391]" office:value-type="float" office:value="0.4801875" calcext:value-type="float">
            <text:p>0,4801875</text:p>
          </table:table-cell>
          <table:table-cell table:formula="of:=[.C390]" office:value-type="float" office:value="0.589031249999999" calcext:value-type="float">
            <text:p>0,58903125</text:p>
          </table:table-cell>
          <table:table-cell table:formula="of:=[.C389]" office:value-type="float" office:value="0.553125" calcext:value-type="float">
            <text:p>0,553125</text:p>
          </table:table-cell>
          <table:table-cell table:formula="of:=[.C388]" office:value-type="float" office:value="0.56321875" calcext:value-type="float">
            <text:p>0,56321875</text:p>
          </table:table-cell>
          <table:table-cell table:formula="of:=[.C387]" office:value-type="float" office:value="0.574531250000001" calcext:value-type="float">
            <text:p>0,57453125</text:p>
          </table:table-cell>
          <table:table-cell/>
          <table:table-cell table:formula="of:=[.C386]" office:value-type="float" office:value="0.582656249999999" calcext:value-type="float">
            <text:p>0,58265625</text:p>
          </table:table-cell>
          <table:table-cell table:number-columns-repeated="3"/>
        </table:table-row>
        <table:table-row table:style-name="ro1">
          <table:table-cell office:value-type="float" office:value="3027.2" calcext:value-type="float">
            <text:p>3027,2</text:p>
          </table:table-cell>
          <table:table-cell table:formula="of:=[.A387]-[.A388]" office:value-type="float" office:value="23.8500000000004" calcext:value-type="float">
            <text:p>23,85</text:p>
          </table:table-cell>
          <table:table-cell table:formula="of:=([.B387]+128)/256*0.8+0.1" office:value-type="float" office:value="0.574531250000001" calcext:value-type="float">
            <text:p>0,57453125</text:p>
          </table:table-cell>
          <table:table-cell/>
          <table:table-cell table:formula="of:=[.C392]" office:value-type="float" office:value="0.595375" calcext:value-type="float">
            <text:p>0,595375</text:p>
          </table:table-cell>
          <table:table-cell table:formula="of:=[.C391]" office:value-type="float" office:value="0.4801875" calcext:value-type="float">
            <text:p>0,4801875</text:p>
          </table:table-cell>
          <table:table-cell table:formula="of:=[.C390]" office:value-type="float" office:value="0.589031249999999" calcext:value-type="float">
            <text:p>0,58903125</text:p>
          </table:table-cell>
          <table:table-cell table:formula="of:=[.C389]" office:value-type="float" office:value="0.553125" calcext:value-type="float">
            <text:p>0,553125</text:p>
          </table:table-cell>
          <table:table-cell table:formula="of:=[.C388]" office:value-type="float" office:value="0.56321875" calcext:value-type="float">
            <text:p>0,56321875</text:p>
          </table:table-cell>
          <table:table-cell/>
          <table:table-cell table:formula="of:=[.C387]" office:value-type="float" office:value="0.574531250000001" calcext:value-type="float">
            <text:p>0,57453125</text:p>
          </table:table-cell>
          <table:table-cell table:number-columns-repeated="3"/>
        </table:table-row>
        <table:table-row table:style-name="ro1">
          <table:table-cell office:value-type="float" office:value="3003.35" calcext:value-type="float">
            <text:p>3003,35</text:p>
          </table:table-cell>
          <table:table-cell table:formula="of:=[.A388]-[.A389]" office:value-type="float" office:value="20.23" calcext:value-type="float">
            <text:p>20,23</text:p>
          </table:table-cell>
          <table:table-cell table:formula="of:=([.B388]+128)/256*0.8+0.1" office:value-type="float" office:value="0.56321875" calcext:value-type="float">
            <text:p>0,56321875</text:p>
          </table:table-cell>
          <table:table-cell/>
          <table:table-cell table:formula="of:=[.C393]" office:value-type="float" office:value="0.369187500000001" calcext:value-type="float">
            <text:p>0,3691875</text:p>
          </table:table-cell>
          <table:table-cell table:formula="of:=[.C392]" office:value-type="float" office:value="0.595375" calcext:value-type="float">
            <text:p>0,595375</text:p>
          </table:table-cell>
          <table:table-cell table:formula="of:=[.C391]" office:value-type="float" office:value="0.4801875" calcext:value-type="float">
            <text:p>0,4801875</text:p>
          </table:table-cell>
          <table:table-cell table:formula="of:=[.C390]" office:value-type="float" office:value="0.589031249999999" calcext:value-type="float">
            <text:p>0,58903125</text:p>
          </table:table-cell>
          <table:table-cell table:formula="of:=[.C389]" office:value-type="float" office:value="0.553125" calcext:value-type="float">
            <text:p>0,553125</text:p>
          </table:table-cell>
          <table:table-cell/>
          <table:table-cell table:formula="of:=[.C388]" office:value-type="float" office:value="0.56321875" calcext:value-type="float">
            <text:p>0,56321875</text:p>
          </table:table-cell>
          <table:table-cell table:number-columns-repeated="3"/>
        </table:table-row>
        <table:table-row table:style-name="ro1">
          <table:table-cell office:value-type="float" office:value="2983.12" calcext:value-type="float">
            <text:p>2983,12</text:p>
          </table:table-cell>
          <table:table-cell table:formula="of:=[.A389]-[.A390]" office:value-type="float" office:value="17" calcext:value-type="float">
            <text:p>17</text:p>
          </table:table-cell>
          <table:table-cell table:formula="of:=([.B389]+128)/256*0.8+0.1" office:value-type="float" office:value="0.553125" calcext:value-type="float">
            <text:p>0,553125</text:p>
          </table:table-cell>
          <table:table-cell/>
          <table:table-cell table:formula="of:=[.C394]" office:value-type="float" office:value="0.529187499999999" calcext:value-type="float">
            <text:p>0,5291875</text:p>
          </table:table-cell>
          <table:table-cell table:formula="of:=[.C393]" office:value-type="float" office:value="0.369187500000001" calcext:value-type="float">
            <text:p>0,3691875</text:p>
          </table:table-cell>
          <table:table-cell table:formula="of:=[.C392]" office:value-type="float" office:value="0.595375" calcext:value-type="float">
            <text:p>0,595375</text:p>
          </table:table-cell>
          <table:table-cell table:formula="of:=[.C391]" office:value-type="float" office:value="0.4801875" calcext:value-type="float">
            <text:p>0,4801875</text:p>
          </table:table-cell>
          <table:table-cell table:formula="of:=[.C390]" office:value-type="float" office:value="0.589031249999999" calcext:value-type="float">
            <text:p>0,58903125</text:p>
          </table:table-cell>
          <table:table-cell/>
          <table:table-cell table:formula="of:=[.C389]" office:value-type="float" office:value="0.553125" calcext:value-type="float">
            <text:p>0,553125</text:p>
          </table:table-cell>
          <table:table-cell table:number-columns-repeated="3"/>
        </table:table-row>
        <table:table-row table:style-name="ro1">
          <table:table-cell office:value-type="float" office:value="2966.12" calcext:value-type="float">
            <text:p>2966,12</text:p>
          </table:table-cell>
          <table:table-cell table:formula="of:=[.A390]-[.A391]" office:value-type="float" office:value="28.4899999999998" calcext:value-type="float">
            <text:p>28,49</text:p>
          </table:table-cell>
          <table:table-cell table:formula="of:=([.B390]+128)/256*0.8+0.1" office:value-type="float" office:value="0.589031249999999" calcext:value-type="float">
            <text:p>0,58903125</text:p>
          </table:table-cell>
          <table:table-cell/>
          <table:table-cell table:formula="of:=[.C395]" office:value-type="float" office:value="0.6219375" calcext:value-type="float">
            <text:p>0,6219375</text:p>
          </table:table-cell>
          <table:table-cell table:formula="of:=[.C394]" office:value-type="float" office:value="0.529187499999999" calcext:value-type="float">
            <text:p>0,5291875</text:p>
          </table:table-cell>
          <table:table-cell table:formula="of:=[.C393]" office:value-type="float" office:value="0.369187500000001" calcext:value-type="float">
            <text:p>0,3691875</text:p>
          </table:table-cell>
          <table:table-cell table:formula="of:=[.C392]" office:value-type="float" office:value="0.595375" calcext:value-type="float">
            <text:p>0,595375</text:p>
          </table:table-cell>
          <table:table-cell table:formula="of:=[.C391]" office:value-type="float" office:value="0.4801875" calcext:value-type="float">
            <text:p>0,4801875</text:p>
          </table:table-cell>
          <table:table-cell/>
          <table:table-cell table:formula="of:=[.C390]" office:value-type="float" office:value="0.589031249999999" calcext:value-type="float">
            <text:p>0,58903125</text:p>
          </table:table-cell>
          <table:table-cell table:number-columns-repeated="3"/>
        </table:table-row>
        <table:table-row table:style-name="ro1">
          <table:table-cell office:value-type="float" office:value="2937.63" calcext:value-type="float">
            <text:p>2937,63</text:p>
          </table:table-cell>
          <table:table-cell table:formula="of:=[.A391]-[.A392]" office:value-type="float" office:value="-6.34000000000015" calcext:value-type="float">
            <text:p>-6,34</text:p>
          </table:table-cell>
          <table:table-cell table:formula="of:=([.B391]+128)/256*0.8+0.1" office:value-type="float" office:value="0.4801875" calcext:value-type="float">
            <text:p>0,4801875</text:p>
          </table:table-cell>
          <table:table-cell/>
          <table:table-cell table:formula="of:=[.C396]" office:value-type="float" office:value="0.512406250000001" calcext:value-type="float">
            <text:p>0,51240625</text:p>
          </table:table-cell>
          <table:table-cell table:formula="of:=[.C395]" office:value-type="float" office:value="0.6219375" calcext:value-type="float">
            <text:p>0,6219375</text:p>
          </table:table-cell>
          <table:table-cell table:formula="of:=[.C394]" office:value-type="float" office:value="0.529187499999999" calcext:value-type="float">
            <text:p>0,5291875</text:p>
          </table:table-cell>
          <table:table-cell table:formula="of:=[.C393]" office:value-type="float" office:value="0.369187500000001" calcext:value-type="float">
            <text:p>0,3691875</text:p>
          </table:table-cell>
          <table:table-cell table:formula="of:=[.C392]" office:value-type="float" office:value="0.595375" calcext:value-type="float">
            <text:p>0,595375</text:p>
          </table:table-cell>
          <table:table-cell/>
          <table:table-cell table:formula="of:=[.C391]" office:value-type="float" office:value="0.4801875" calcext:value-type="float">
            <text:p>0,4801875</text:p>
          </table:table-cell>
          <table:table-cell table:number-columns-repeated="3"/>
        </table:table-row>
        <table:table-row table:style-name="ro1">
          <table:table-cell office:value-type="float" office:value="2943.97" calcext:value-type="float">
            <text:p>2943,97</text:p>
          </table:table-cell>
          <table:table-cell table:formula="of:=[.A392]-[.A393]" office:value-type="float" office:value="30.52" calcext:value-type="float">
            <text:p>30,52</text:p>
          </table:table-cell>
          <table:table-cell table:formula="of:=([.B392]+128)/256*0.8+0.1" office:value-type="float" office:value="0.595375" calcext:value-type="float">
            <text:p>0,595375</text:p>
          </table:table-cell>
          <table:table-cell/>
          <table:table-cell table:formula="of:=[.C397]" office:value-type="float" office:value="0.626468749999999" calcext:value-type="float">
            <text:p>0,62646875</text:p>
          </table:table-cell>
          <table:table-cell table:formula="of:=[.C396]" office:value-type="float" office:value="0.512406250000001" calcext:value-type="float">
            <text:p>0,51240625</text:p>
          </table:table-cell>
          <table:table-cell table:formula="of:=[.C395]" office:value-type="float" office:value="0.6219375" calcext:value-type="float">
            <text:p>0,6219375</text:p>
          </table:table-cell>
          <table:table-cell table:formula="of:=[.C394]" office:value-type="float" office:value="0.529187499999999" calcext:value-type="float">
            <text:p>0,5291875</text:p>
          </table:table-cell>
          <table:table-cell table:formula="of:=[.C393]" office:value-type="float" office:value="0.369187500000001" calcext:value-type="float">
            <text:p>0,3691875</text:p>
          </table:table-cell>
          <table:table-cell/>
          <table:table-cell table:formula="of:=[.C392]" office:value-type="float" office:value="0.595375" calcext:value-type="float">
            <text:p>0,595375</text:p>
          </table:table-cell>
          <table:table-cell table:number-columns-repeated="3"/>
        </table:table-row>
        <table:table-row table:style-name="ro1">
          <table:table-cell office:value-type="float" office:value="2913.45" calcext:value-type="float">
            <text:p>2913,45</text:p>
          </table:table-cell>
          <table:table-cell table:formula="of:=[.A393]-[.A394]" office:value-type="float" office:value="-41.8599999999997" calcext:value-type="float">
            <text:p>-41,86</text:p>
          </table:table-cell>
          <table:table-cell table:formula="of:=([.B393]+128)/256*0.8+0.1" office:value-type="float" office:value="0.369187500000001" calcext:value-type="float">
            <text:p>0,3691875</text:p>
          </table:table-cell>
          <table:table-cell/>
          <table:table-cell table:formula="of:=[.C398]" office:value-type="float" office:value="0.488968750000001" calcext:value-type="float">
            <text:p>0,48896875</text:p>
          </table:table-cell>
          <table:table-cell table:formula="of:=[.C397]" office:value-type="float" office:value="0.626468749999999" calcext:value-type="float">
            <text:p>0,62646875</text:p>
          </table:table-cell>
          <table:table-cell table:formula="of:=[.C396]" office:value-type="float" office:value="0.512406250000001" calcext:value-type="float">
            <text:p>0,51240625</text:p>
          </table:table-cell>
          <table:table-cell table:formula="of:=[.C395]" office:value-type="float" office:value="0.6219375" calcext:value-type="float">
            <text:p>0,6219375</text:p>
          </table:table-cell>
          <table:table-cell table:formula="of:=[.C394]" office:value-type="float" office:value="0.529187499999999" calcext:value-type="float">
            <text:p>0,5291875</text:p>
          </table:table-cell>
          <table:table-cell/>
          <table:table-cell table:formula="of:=[.C393]" office:value-type="float" office:value="0.369187500000001" calcext:value-type="float">
            <text:p>0,3691875</text:p>
          </table:table-cell>
          <table:table-cell table:number-columns-repeated="3"/>
        </table:table-row>
        <table:table-row table:style-name="ro1">
          <table:table-cell office:value-type="float" office:value="2955.31" calcext:value-type="float">
            <text:p>2955,31</text:p>
          </table:table-cell>
          <table:table-cell table:formula="of:=[.A394]-[.A395]" office:value-type="float" office:value="9.33999999999969" calcext:value-type="float">
            <text:p>9,34</text:p>
          </table:table-cell>
          <table:table-cell table:formula="of:=([.B394]+128)/256*0.8+0.1" office:value-type="float" office:value="0.529187499999999" calcext:value-type="float">
            <text:p>0,5291875</text:p>
          </table:table-cell>
          <table:table-cell/>
          <table:table-cell table:formula="of:=[.C399]" office:value-type="float" office:value="0.533499999999999" calcext:value-type="float">
            <text:p>0,5335</text:p>
          </table:table-cell>
          <table:table-cell table:formula="of:=[.C398]" office:value-type="float" office:value="0.488968750000001" calcext:value-type="float">
            <text:p>0,48896875</text:p>
          </table:table-cell>
          <table:table-cell table:formula="of:=[.C397]" office:value-type="float" office:value="0.626468749999999" calcext:value-type="float">
            <text:p>0,62646875</text:p>
          </table:table-cell>
          <table:table-cell table:formula="of:=[.C396]" office:value-type="float" office:value="0.512406250000001" calcext:value-type="float">
            <text:p>0,51240625</text:p>
          </table:table-cell>
          <table:table-cell table:formula="of:=[.C395]" office:value-type="float" office:value="0.6219375" calcext:value-type="float">
            <text:p>0,6219375</text:p>
          </table:table-cell>
          <table:table-cell/>
          <table:table-cell table:formula="of:=[.C394]" office:value-type="float" office:value="0.529187499999999" calcext:value-type="float">
            <text:p>0,5291875</text:p>
          </table:table-cell>
          <table:table-cell table:number-columns-repeated="3"/>
        </table:table-row>
        <table:table-row table:style-name="ro1">
          <table:table-cell office:value-type="float" office:value="2945.97" calcext:value-type="float">
            <text:p>2945,97</text:p>
          </table:table-cell>
          <table:table-cell table:formula="of:=[.A395]-[.A396]" office:value-type="float" office:value="39.02" calcext:value-type="float">
            <text:p>39,02</text:p>
          </table:table-cell>
          <table:table-cell table:formula="of:=([.B395]+128)/256*0.8+0.1" office:value-type="float" office:value="0.6219375" calcext:value-type="float">
            <text:p>0,6219375</text:p>
          </table:table-cell>
          <table:table-cell/>
          <table:table-cell table:formula="of:=[.C400]" office:value-type="float" office:value="0.499625" calcext:value-type="float">
            <text:p>0,499625</text:p>
          </table:table-cell>
          <table:table-cell table:formula="of:=[.C399]" office:value-type="float" office:value="0.533499999999999" calcext:value-type="float">
            <text:p>0,5335</text:p>
          </table:table-cell>
          <table:table-cell table:formula="of:=[.C398]" office:value-type="float" office:value="0.488968750000001" calcext:value-type="float">
            <text:p>0,48896875</text:p>
          </table:table-cell>
          <table:table-cell table:formula="of:=[.C397]" office:value-type="float" office:value="0.626468749999999" calcext:value-type="float">
            <text:p>0,62646875</text:p>
          </table:table-cell>
          <table:table-cell table:formula="of:=[.C396]" office:value-type="float" office:value="0.512406250000001" calcext:value-type="float">
            <text:p>0,51240625</text:p>
          </table:table-cell>
          <table:table-cell/>
          <table:table-cell table:formula="of:=[.C395]" office:value-type="float" office:value="0.6219375" calcext:value-type="float">
            <text:p>0,6219375</text:p>
          </table:table-cell>
          <table:table-cell table:number-columns-repeated="3"/>
        </table:table-row>
        <table:table-row table:style-name="ro1">
          <table:table-cell office:value-type="float" office:value="2906.95" calcext:value-type="float">
            <text:p>2906,95</text:p>
          </table:table-cell>
          <table:table-cell table:formula="of:=[.A396]-[.A397]" office:value-type="float" office:value="3.97000000000025" calcext:value-type="float">
            <text:p>3,97</text:p>
          </table:table-cell>
          <table:table-cell table:formula="of:=([.B396]+128)/256*0.8+0.1" office:value-type="float" office:value="0.512406250000001" calcext:value-type="float">
            <text:p>0,51240625</text:p>
          </table:table-cell>
          <table:table-cell/>
          <table:table-cell table:formula="of:=[.C401]" office:value-type="float" office:value="0.50409375" calcext:value-type="float">
            <text:p>0,50409375</text:p>
          </table:table-cell>
          <table:table-cell table:formula="of:=[.C400]" office:value-type="float" office:value="0.499625" calcext:value-type="float">
            <text:p>0,499625</text:p>
          </table:table-cell>
          <table:table-cell table:formula="of:=[.C399]" office:value-type="float" office:value="0.533499999999999" calcext:value-type="float">
            <text:p>0,5335</text:p>
          </table:table-cell>
          <table:table-cell table:formula="of:=[.C398]" office:value-type="float" office:value="0.488968750000001" calcext:value-type="float">
            <text:p>0,48896875</text:p>
          </table:table-cell>
          <table:table-cell table:formula="of:=[.C397]" office:value-type="float" office:value="0.626468749999999" calcext:value-type="float">
            <text:p>0,62646875</text:p>
          </table:table-cell>
          <table:table-cell/>
          <table:table-cell table:formula="of:=[.C396]" office:value-type="float" office:value="0.512406250000001" calcext:value-type="float">
            <text:p>0,51240625</text:p>
          </table:table-cell>
          <table:table-cell table:number-columns-repeated="3"/>
        </table:table-row>
        <table:table-row table:style-name="ro1">
          <table:table-cell office:value-type="float" office:value="2902.98" calcext:value-type="float">
            <text:p>2902,98</text:p>
          </table:table-cell>
          <table:table-cell table:formula="of:=[.A397]-[.A398]" office:value-type="float" office:value="40.4699999999998" calcext:value-type="float">
            <text:p>40,47</text:p>
          </table:table-cell>
          <table:table-cell table:formula="of:=([.B397]+128)/256*0.8+0.1" office:value-type="float" office:value="0.626468749999999" calcext:value-type="float">
            <text:p>0,62646875</text:p>
          </table:table-cell>
          <table:table-cell/>
          <table:table-cell table:formula="of:=[.C402]" office:value-type="float" office:value="0.48959375" calcext:value-type="float">
            <text:p>0,48959375</text:p>
          </table:table-cell>
          <table:table-cell table:formula="of:=[.C401]" office:value-type="float" office:value="0.50409375" calcext:value-type="float">
            <text:p>0,50409375</text:p>
          </table:table-cell>
          <table:table-cell table:formula="of:=[.C400]" office:value-type="float" office:value="0.499625" calcext:value-type="float">
            <text:p>0,499625</text:p>
          </table:table-cell>
          <table:table-cell table:formula="of:=[.C399]" office:value-type="float" office:value="0.533499999999999" calcext:value-type="float">
            <text:p>0,5335</text:p>
          </table:table-cell>
          <table:table-cell table:formula="of:=[.C398]" office:value-type="float" office:value="0.488968750000001" calcext:value-type="float">
            <text:p>0,48896875</text:p>
          </table:table-cell>
          <table:table-cell/>
          <table:table-cell table:formula="of:=[.C397]" office:value-type="float" office:value="0.626468749999999" calcext:value-type="float">
            <text:p>0,62646875</text:p>
          </table:table-cell>
          <table:table-cell table:number-columns-repeated="3"/>
        </table:table-row>
        <table:table-row table:style-name="ro1">
          <table:table-cell office:value-type="float" office:value="2862.51" calcext:value-type="float">
            <text:p>2862,51</text:p>
          </table:table-cell>
          <table:table-cell table:formula="of:=[.A398]-[.A399]" office:value-type="float" office:value="-3.52999999999975" calcext:value-type="float">
            <text:p>-3,53</text:p>
          </table:table-cell>
          <table:table-cell table:formula="of:=([.B398]+128)/256*0.8+0.1" office:value-type="float" office:value="0.488968750000001" calcext:value-type="float">
            <text:p>0,48896875</text:p>
          </table:table-cell>
          <table:table-cell/>
          <table:table-cell table:formula="of:=[.C403]" office:value-type="float" office:value="0.6565625" calcext:value-type="float">
            <text:p>0,6565625</text:p>
          </table:table-cell>
          <table:table-cell table:formula="of:=[.C402]" office:value-type="float" office:value="0.48959375" calcext:value-type="float">
            <text:p>0,48959375</text:p>
          </table:table-cell>
          <table:table-cell table:formula="of:=[.C401]" office:value-type="float" office:value="0.50409375" calcext:value-type="float">
            <text:p>0,50409375</text:p>
          </table:table-cell>
          <table:table-cell table:formula="of:=[.C400]" office:value-type="float" office:value="0.499625" calcext:value-type="float">
            <text:p>0,499625</text:p>
          </table:table-cell>
          <table:table-cell table:formula="of:=[.C399]" office:value-type="float" office:value="0.533499999999999" calcext:value-type="float">
            <text:p>0,5335</text:p>
          </table:table-cell>
          <table:table-cell/>
          <table:table-cell table:formula="of:=[.C398]" office:value-type="float" office:value="0.488968750000001" calcext:value-type="float">
            <text:p>0,48896875</text:p>
          </table:table-cell>
          <table:table-cell table:number-columns-repeated="3"/>
        </table:table-row>
        <table:table-row table:style-name="ro1">
          <table:table-cell office:value-type="float" office:value="2866.04" calcext:value-type="float">
            <text:p>2866,04</text:p>
          </table:table-cell>
          <table:table-cell table:formula="of:=[.A399]-[.A400]" office:value-type="float" office:value="10.7199999999998" calcext:value-type="float">
            <text:p>10,72</text:p>
          </table:table-cell>
          <table:table-cell table:formula="of:=([.B399]+128)/256*0.8+0.1" office:value-type="float" office:value="0.533499999999999" calcext:value-type="float">
            <text:p>0,5335</text:p>
          </table:table-cell>
          <table:table-cell/>
          <table:table-cell table:formula="of:=[.C404]" office:value-type="float" office:value="0.5534375" calcext:value-type="float">
            <text:p>0,5534375</text:p>
          </table:table-cell>
          <table:table-cell table:formula="of:=[.C403]" office:value-type="float" office:value="0.6565625" calcext:value-type="float">
            <text:p>0,6565625</text:p>
          </table:table-cell>
          <table:table-cell table:formula="of:=[.C402]" office:value-type="float" office:value="0.48959375" calcext:value-type="float">
            <text:p>0,48959375</text:p>
          </table:table-cell>
          <table:table-cell table:formula="of:=[.C401]" office:value-type="float" office:value="0.50409375" calcext:value-type="float">
            <text:p>0,50409375</text:p>
          </table:table-cell>
          <table:table-cell table:formula="of:=[.C400]" office:value-type="float" office:value="0.499625" calcext:value-type="float">
            <text:p>0,499625</text:p>
          </table:table-cell>
          <table:table-cell/>
          <table:table-cell table:formula="of:=[.C399]" office:value-type="float" office:value="0.533499999999999" calcext:value-type="float">
            <text:p>0,5335</text:p>
          </table:table-cell>
          <table:table-cell table:number-columns-repeated="3"/>
        </table:table-row>
        <table:table-row table:style-name="ro1">
          <table:table-cell office:value-type="float" office:value="2855.32" calcext:value-type="float">
            <text:p>2855,32</text:p>
          </table:table-cell>
          <table:table-cell table:formula="of:=[.A400]-[.A401]" office:value-type="float" office:value="-0.119999999999891" calcext:value-type="float">
            <text:p>-0,12</text:p>
          </table:table-cell>
          <table:table-cell table:formula="of:=([.B400]+128)/256*0.8+0.1" office:value-type="float" office:value="0.499625" calcext:value-type="float">
            <text:p>0,499625</text:p>
          </table:table-cell>
          <table:table-cell/>
          <table:table-cell table:formula="of:=[.C405]" office:value-type="float" office:value="0.578625000000001" calcext:value-type="float">
            <text:p>0,578625</text:p>
          </table:table-cell>
          <table:table-cell table:formula="of:=[.C404]" office:value-type="float" office:value="0.5534375" calcext:value-type="float">
            <text:p>0,5534375</text:p>
          </table:table-cell>
          <table:table-cell table:formula="of:=[.C403]" office:value-type="float" office:value="0.6565625" calcext:value-type="float">
            <text:p>0,6565625</text:p>
          </table:table-cell>
          <table:table-cell table:formula="of:=[.C402]" office:value-type="float" office:value="0.48959375" calcext:value-type="float">
            <text:p>0,48959375</text:p>
          </table:table-cell>
          <table:table-cell table:formula="of:=[.C401]" office:value-type="float" office:value="0.50409375" calcext:value-type="float">
            <text:p>0,50409375</text:p>
          </table:table-cell>
          <table:table-cell/>
          <table:table-cell table:formula="of:=[.C400]" office:value-type="float" office:value="0.499625" calcext:value-type="float">
            <text:p>0,499625</text:p>
          </table:table-cell>
          <table:table-cell table:number-columns-repeated="3"/>
        </table:table-row>
        <table:table-row table:style-name="ro1">
          <table:table-cell office:value-type="float" office:value="2855.44" calcext:value-type="float">
            <text:p>2855,44</text:p>
          </table:table-cell>
          <table:table-cell table:formula="of:=[.A401]-[.A402]" office:value-type="float" office:value="1.30999999999995" calcext:value-type="float">
            <text:p>1,31</text:p>
          </table:table-cell>
          <table:table-cell table:formula="of:=([.B401]+128)/256*0.8+0.1" office:value-type="float" office:value="0.50409375" calcext:value-type="float">
            <text:p>0,50409375</text:p>
          </table:table-cell>
          <table:table-cell/>
          <table:table-cell table:formula="of:=[.C406]" office:value-type="float" office:value="0.541312499999999" calcext:value-type="float">
            <text:p>0,5413125</text:p>
          </table:table-cell>
          <table:table-cell table:formula="of:=[.C405]" office:value-type="float" office:value="0.578625000000001" calcext:value-type="float">
            <text:p>0,578625</text:p>
          </table:table-cell>
          <table:table-cell table:formula="of:=[.C404]" office:value-type="float" office:value="0.5534375" calcext:value-type="float">
            <text:p>0,5534375</text:p>
          </table:table-cell>
          <table:table-cell table:formula="of:=[.C403]" office:value-type="float" office:value="0.6565625" calcext:value-type="float">
            <text:p>0,6565625</text:p>
          </table:table-cell>
          <table:table-cell table:formula="of:=[.C402]" office:value-type="float" office:value="0.48959375" calcext:value-type="float">
            <text:p>0,48959375</text:p>
          </table:table-cell>
          <table:table-cell/>
          <table:table-cell table:formula="of:=[.C401]" office:value-type="float" office:value="0.50409375" calcext:value-type="float">
            <text:p>0,50409375</text:p>
          </table:table-cell>
          <table:table-cell table:number-columns-repeated="3"/>
        </table:table-row>
        <table:table-row table:style-name="ro1">
          <table:table-cell office:value-type="float" office:value="2854.13" calcext:value-type="float">
            <text:p>2854,13</text:p>
          </table:table-cell>
          <table:table-cell table:formula="of:=[.A402]-[.A403]" office:value-type="float" office:value="-3.32999999999993" calcext:value-type="float">
            <text:p>-3,33</text:p>
          </table:table-cell>
          <table:table-cell table:formula="of:=([.B402]+128)/256*0.8+0.1" office:value-type="float" office:value="0.48959375" calcext:value-type="float">
            <text:p>0,48959375</text:p>
          </table:table-cell>
          <table:table-cell/>
          <table:table-cell table:formula="of:=[.C407]" office:value-type="float" office:value="0.57703125" calcext:value-type="float">
            <text:p>0,57703125</text:p>
          </table:table-cell>
          <table:table-cell table:formula="of:=[.C406]" office:value-type="float" office:value="0.541312499999999" calcext:value-type="float">
            <text:p>0,5413125</text:p>
          </table:table-cell>
          <table:table-cell table:formula="of:=[.C405]" office:value-type="float" office:value="0.578625000000001" calcext:value-type="float">
            <text:p>0,578625</text:p>
          </table:table-cell>
          <table:table-cell table:formula="of:=[.C404]" office:value-type="float" office:value="0.5534375" calcext:value-type="float">
            <text:p>0,5534375</text:p>
          </table:table-cell>
          <table:table-cell table:formula="of:=[.C403]" office:value-type="float" office:value="0.6565625" calcext:value-type="float">
            <text:p>0,6565625</text:p>
          </table:table-cell>
          <table:table-cell/>
          <table:table-cell table:formula="of:=[.C402]" office:value-type="float" office:value="0.48959375" calcext:value-type="float">
            <text:p>0,48959375</text:p>
          </table:table-cell>
          <table:table-cell table:number-columns-repeated="3"/>
        </table:table-row>
        <table:table-row table:style-name="ro1">
          <table:table-cell office:value-type="float" office:value="2857.46" calcext:value-type="float">
            <text:p>2857,46</text:p>
          </table:table-cell>
          <table:table-cell table:formula="of:=[.A403]-[.A404]" office:value-type="float" office:value="50.0999999999999" calcext:value-type="float">
            <text:p>50,1</text:p>
          </table:table-cell>
          <table:table-cell table:formula="of:=([.B403]+128)/256*0.8+0.1" office:value-type="float" office:value="0.6565625" calcext:value-type="float">
            <text:p>0,6565625</text:p>
          </table:table-cell>
          <table:table-cell/>
          <table:table-cell table:formula="of:=[.C408]" office:value-type="float" office:value="0.54434375" calcext:value-type="float">
            <text:p>0,54434375</text:p>
          </table:table-cell>
          <table:table-cell table:formula="of:=[.C407]" office:value-type="float" office:value="0.57703125" calcext:value-type="float">
            <text:p>0,57703125</text:p>
          </table:table-cell>
          <table:table-cell table:formula="of:=[.C406]" office:value-type="float" office:value="0.541312499999999" calcext:value-type="float">
            <text:p>0,5413125</text:p>
          </table:table-cell>
          <table:table-cell table:formula="of:=[.C405]" office:value-type="float" office:value="0.578625000000001" calcext:value-type="float">
            <text:p>0,578625</text:p>
          </table:table-cell>
          <table:table-cell table:formula="of:=[.C404]" office:value-type="float" office:value="0.5534375" calcext:value-type="float">
            <text:p>0,5534375</text:p>
          </table:table-cell>
          <table:table-cell/>
          <table:table-cell table:formula="of:=[.C403]" office:value-type="float" office:value="0.6565625" calcext:value-type="float">
            <text:p>0,6565625</text:p>
          </table:table-cell>
          <table:table-cell table:number-columns-repeated="3"/>
        </table:table-row>
        <table:table-row table:style-name="ro1">
          <table:table-cell office:value-type="float" office:value="2807.36" calcext:value-type="float">
            <text:p>2807,36</text:p>
          </table:table-cell>
          <table:table-cell table:formula="of:=[.A404]-[.A405]" office:value-type="float" office:value="17.0999999999999" calcext:value-type="float">
            <text:p>17,1</text:p>
          </table:table-cell>
          <table:table-cell table:formula="of:=([.B404]+128)/256*0.8+0.1" office:value-type="float" office:value="0.5534375" calcext:value-type="float">
            <text:p>0,5534375</text:p>
          </table:table-cell>
          <table:table-cell/>
          <table:table-cell table:formula="of:=[.C409]" office:value-type="float" office:value="0.577624999999999" calcext:value-type="float">
            <text:p>0,577625</text:p>
          </table:table-cell>
          <table:table-cell table:formula="of:=[.C408]" office:value-type="float" office:value="0.54434375" calcext:value-type="float">
            <text:p>0,54434375</text:p>
          </table:table-cell>
          <table:table-cell table:formula="of:=[.C407]" office:value-type="float" office:value="0.57703125" calcext:value-type="float">
            <text:p>0,57703125</text:p>
          </table:table-cell>
          <table:table-cell table:formula="of:=[.C406]" office:value-type="float" office:value="0.541312499999999" calcext:value-type="float">
            <text:p>0,5413125</text:p>
          </table:table-cell>
          <table:table-cell table:formula="of:=[.C405]" office:value-type="float" office:value="0.578625000000001" calcext:value-type="float">
            <text:p>0,578625</text:p>
          </table:table-cell>
          <table:table-cell/>
          <table:table-cell table:formula="of:=[.C404]" office:value-type="float" office:value="0.5534375" calcext:value-type="float">
            <text:p>0,5534375</text:p>
          </table:table-cell>
          <table:table-cell table:number-columns-repeated="3"/>
        </table:table-row>
        <table:table-row table:style-name="ro1">
          <table:table-cell office:value-type="float" office:value="2790.26" calcext:value-type="float">
            <text:p>2790,26</text:p>
          </table:table-cell>
          <table:table-cell table:formula="of:=[.A405]-[.A406]" office:value-type="float" office:value="25.1600000000003" calcext:value-type="float">
            <text:p>25,16</text:p>
          </table:table-cell>
          <table:table-cell table:formula="of:=([.B405]+128)/256*0.8+0.1" office:value-type="float" office:value="0.578625000000001" calcext:value-type="float">
            <text:p>0,578625</text:p>
          </table:table-cell>
          <table:table-cell/>
          <table:table-cell table:formula="of:=[.C410]" office:value-type="float" office:value="0.483312500000001" calcext:value-type="float">
            <text:p>0,4833125</text:p>
          </table:table-cell>
          <table:table-cell table:formula="of:=[.C409]" office:value-type="float" office:value="0.577624999999999" calcext:value-type="float">
            <text:p>0,577625</text:p>
          </table:table-cell>
          <table:table-cell table:formula="of:=[.C408]" office:value-type="float" office:value="0.54434375" calcext:value-type="float">
            <text:p>0,54434375</text:p>
          </table:table-cell>
          <table:table-cell table:formula="of:=[.C407]" office:value-type="float" office:value="0.57703125" calcext:value-type="float">
            <text:p>0,57703125</text:p>
          </table:table-cell>
          <table:table-cell table:formula="of:=[.C406]" office:value-type="float" office:value="0.541312499999999" calcext:value-type="float">
            <text:p>0,5413125</text:p>
          </table:table-cell>
          <table:table-cell/>
          <table:table-cell table:formula="of:=[.C405]" office:value-type="float" office:value="0.578625000000001" calcext:value-type="float">
            <text:p>0,578625</text:p>
          </table:table-cell>
          <table:table-cell table:number-columns-repeated="3"/>
        </table:table-row>
        <table:table-row table:style-name="ro1">
          <table:table-cell office:value-type="float" office:value="2765.1" calcext:value-type="float">
            <text:p>2765,1</text:p>
          </table:table-cell>
          <table:table-cell table:formula="of:=[.A406]-[.A407]" office:value-type="float" office:value="13.2199999999998" calcext:value-type="float">
            <text:p>13,22</text:p>
          </table:table-cell>
          <table:table-cell table:formula="of:=([.B406]+128)/256*0.8+0.1" office:value-type="float" office:value="0.541312499999999" calcext:value-type="float">
            <text:p>0,5413125</text:p>
          </table:table-cell>
          <table:table-cell/>
          <table:table-cell table:formula="of:=[.C411]" office:value-type="float" office:value="0.58178125" calcext:value-type="float">
            <text:p>0,58178125</text:p>
          </table:table-cell>
          <table:table-cell table:formula="of:=[.C410]" office:value-type="float" office:value="0.483312500000001" calcext:value-type="float">
            <text:p>0,4833125</text:p>
          </table:table-cell>
          <table:table-cell table:formula="of:=[.C409]" office:value-type="float" office:value="0.577624999999999" calcext:value-type="float">
            <text:p>0,577625</text:p>
          </table:table-cell>
          <table:table-cell table:formula="of:=[.C408]" office:value-type="float" office:value="0.54434375" calcext:value-type="float">
            <text:p>0,54434375</text:p>
          </table:table-cell>
          <table:table-cell table:formula="of:=[.C407]" office:value-type="float" office:value="0.57703125" calcext:value-type="float">
            <text:p>0,57703125</text:p>
          </table:table-cell>
          <table:table-cell/>
          <table:table-cell table:formula="of:=[.C406]" office:value-type="float" office:value="0.541312499999999" calcext:value-type="float">
            <text:p>0,5413125</text:p>
          </table:table-cell>
          <table:table-cell table:number-columns-repeated="3"/>
        </table:table-row>
        <table:table-row table:style-name="ro1">
          <table:table-cell office:value-type="float" office:value="2751.88" calcext:value-type="float">
            <text:p>2751,88</text:p>
          </table:table-cell>
          <table:table-cell table:formula="of:=[.A407]-[.A408]" office:value-type="float" office:value="24.6500000000001" calcext:value-type="float">
            <text:p>24,65</text:p>
          </table:table-cell>
          <table:table-cell table:formula="of:=([.B407]+128)/256*0.8+0.1" office:value-type="float" office:value="0.57703125" calcext:value-type="float">
            <text:p>0,57703125</text:p>
          </table:table-cell>
          <table:table-cell/>
          <table:table-cell table:formula="of:=[.C412]" office:value-type="float" office:value="0.4893125" calcext:value-type="float">
            <text:p>0,4893125</text:p>
          </table:table-cell>
          <table:table-cell table:formula="of:=[.C411]" office:value-type="float" office:value="0.58178125" calcext:value-type="float">
            <text:p>0,58178125</text:p>
          </table:table-cell>
          <table:table-cell table:formula="of:=[.C410]" office:value-type="float" office:value="0.483312500000001" calcext:value-type="float">
            <text:p>0,4833125</text:p>
          </table:table-cell>
          <table:table-cell table:formula="of:=[.C409]" office:value-type="float" office:value="0.577624999999999" calcext:value-type="float">
            <text:p>0,577625</text:p>
          </table:table-cell>
          <table:table-cell table:formula="of:=[.C408]" office:value-type="float" office:value="0.54434375" calcext:value-type="float">
            <text:p>0,54434375</text:p>
          </table:table-cell>
          <table:table-cell/>
          <table:table-cell table:formula="of:=[.C407]" office:value-type="float" office:value="0.57703125" calcext:value-type="float">
            <text:p>0,57703125</text:p>
          </table:table-cell>
          <table:table-cell table:number-columns-repeated="3"/>
        </table:table-row>
        <table:table-row table:style-name="ro1">
          <table:table-cell office:value-type="float" office:value="2727.23" calcext:value-type="float">
            <text:p>2727,23</text:p>
          </table:table-cell>
          <table:table-cell table:formula="of:=[.A408]-[.A409]" office:value-type="float" office:value="14.1900000000001" calcext:value-type="float">
            <text:p>14,19</text:p>
          </table:table-cell>
          <table:table-cell table:formula="of:=([.B408]+128)/256*0.8+0.1" office:value-type="float" office:value="0.54434375" calcext:value-type="float">
            <text:p>0,54434375</text:p>
          </table:table-cell>
          <table:table-cell/>
          <table:table-cell table:formula="of:=[.C413]" office:value-type="float" office:value="0.4375" calcext:value-type="float">
            <text:p>0,4375</text:p>
          </table:table-cell>
          <table:table-cell table:formula="of:=[.C412]" office:value-type="float" office:value="0.4893125" calcext:value-type="float">
            <text:p>0,4893125</text:p>
          </table:table-cell>
          <table:table-cell table:formula="of:=[.C411]" office:value-type="float" office:value="0.58178125" calcext:value-type="float">
            <text:p>0,58178125</text:p>
          </table:table-cell>
          <table:table-cell table:formula="of:=[.C410]" office:value-type="float" office:value="0.483312500000001" calcext:value-type="float">
            <text:p>0,4833125</text:p>
          </table:table-cell>
          <table:table-cell table:formula="of:=[.C409]" office:value-type="float" office:value="0.577624999999999" calcext:value-type="float">
            <text:p>0,577625</text:p>
          </table:table-cell>
          <table:table-cell/>
          <table:table-cell table:formula="of:=[.C408]" office:value-type="float" office:value="0.54434375" calcext:value-type="float">
            <text:p>0,54434375</text:p>
          </table:table-cell>
          <table:table-cell table:number-columns-repeated="3"/>
        </table:table-row>
        <table:table-row table:style-name="ro1">
          <table:table-cell office:value-type="float" office:value="2713.04" calcext:value-type="float">
            <text:p>2713,04</text:p>
          </table:table-cell>
          <table:table-cell table:formula="of:=[.A409]-[.A410]" office:value-type="float" office:value="24.8399999999997" calcext:value-type="float">
            <text:p>24,84</text:p>
          </table:table-cell>
          <table:table-cell table:formula="of:=([.B409]+128)/256*0.8+0.1" office:value-type="float" office:value="0.577624999999999" calcext:value-type="float">
            <text:p>0,577625</text:p>
          </table:table-cell>
          <table:table-cell/>
          <table:table-cell table:formula="of:=[.C414]" office:value-type="float" office:value="0.502" calcext:value-type="float">
            <text:p>0,502</text:p>
          </table:table-cell>
          <table:table-cell table:formula="of:=[.C413]" office:value-type="float" office:value="0.4375" calcext:value-type="float">
            <text:p>0,4375</text:p>
          </table:table-cell>
          <table:table-cell table:formula="of:=[.C412]" office:value-type="float" office:value="0.4893125" calcext:value-type="float">
            <text:p>0,4893125</text:p>
          </table:table-cell>
          <table:table-cell table:formula="of:=[.C411]" office:value-type="float" office:value="0.58178125" calcext:value-type="float">
            <text:p>0,58178125</text:p>
          </table:table-cell>
          <table:table-cell table:formula="of:=[.C410]" office:value-type="float" office:value="0.483312500000001" calcext:value-type="float">
            <text:p>0,4833125</text:p>
          </table:table-cell>
          <table:table-cell/>
          <table:table-cell table:formula="of:=[.C409]" office:value-type="float" office:value="0.577624999999999" calcext:value-type="float">
            <text:p>0,577625</text:p>
          </table:table-cell>
          <table:table-cell table:number-columns-repeated="3"/>
        </table:table-row>
        <table:table-row table:style-name="ro1">
          <table:table-cell office:value-type="float" office:value="2688.2" calcext:value-type="float">
            <text:p>2688,2</text:p>
          </table:table-cell>
          <table:table-cell table:formula="of:=[.A410]-[.A411]" office:value-type="float" office:value="-5.33999999999969" calcext:value-type="float">
            <text:p>-5,34</text:p>
          </table:table-cell>
          <table:table-cell table:formula="of:=([.B410]+128)/256*0.8+0.1" office:value-type="float" office:value="0.483312500000001" calcext:value-type="float">
            <text:p>0,4833125</text:p>
          </table:table-cell>
          <table:table-cell/>
          <table:table-cell table:formula="of:=[.C415]" office:value-type="float" office:value="0.577312500000001" calcext:value-type="float">
            <text:p>0,5773125</text:p>
          </table:table-cell>
          <table:table-cell table:formula="of:=[.C414]" office:value-type="float" office:value="0.502" calcext:value-type="float">
            <text:p>0,502</text:p>
          </table:table-cell>
          <table:table-cell table:formula="of:=[.C413]" office:value-type="float" office:value="0.4375" calcext:value-type="float">
            <text:p>0,4375</text:p>
          </table:table-cell>
          <table:table-cell table:formula="of:=[.C412]" office:value-type="float" office:value="0.4893125" calcext:value-type="float">
            <text:p>0,4893125</text:p>
          </table:table-cell>
          <table:table-cell table:formula="of:=[.C411]" office:value-type="float" office:value="0.58178125" calcext:value-type="float">
            <text:p>0,58178125</text:p>
          </table:table-cell>
          <table:table-cell/>
          <table:table-cell table:formula="of:=[.C410]" office:value-type="float" office:value="0.483312500000001" calcext:value-type="float">
            <text:p>0,4833125</text:p>
          </table:table-cell>
          <table:table-cell table:number-columns-repeated="3"/>
        </table:table-row>
        <table:table-row table:style-name="ro1">
          <table:table-cell office:value-type="float" office:value="2693.54" calcext:value-type="float">
            <text:p>2693,54</text:p>
          </table:table-cell>
          <table:table-cell table:formula="of:=[.A411]-[.A412]" office:value-type="float" office:value="26.1700000000001" calcext:value-type="float">
            <text:p>26,17</text:p>
          </table:table-cell>
          <table:table-cell table:formula="of:=([.B411]+128)/256*0.8+0.1" office:value-type="float" office:value="0.58178125" calcext:value-type="float">
            <text:p>0,58178125</text:p>
          </table:table-cell>
          <table:table-cell/>
          <table:table-cell table:formula="of:=[.C416]" office:value-type="float" office:value="0.570124999999999" calcext:value-type="float">
            <text:p>0,570125</text:p>
          </table:table-cell>
          <table:table-cell table:formula="of:=[.C415]" office:value-type="float" office:value="0.577312500000001" calcext:value-type="float">
            <text:p>0,5773125</text:p>
          </table:table-cell>
          <table:table-cell table:formula="of:=[.C414]" office:value-type="float" office:value="0.502" calcext:value-type="float">
            <text:p>0,502</text:p>
          </table:table-cell>
          <table:table-cell table:formula="of:=[.C413]" office:value-type="float" office:value="0.4375" calcext:value-type="float">
            <text:p>0,4375</text:p>
          </table:table-cell>
          <table:table-cell table:formula="of:=[.C412]" office:value-type="float" office:value="0.4893125" calcext:value-type="float">
            <text:p>0,4893125</text:p>
          </table:table-cell>
          <table:table-cell/>
          <table:table-cell table:formula="of:=[.C411]" office:value-type="float" office:value="0.58178125" calcext:value-type="float">
            <text:p>0,58178125</text:p>
          </table:table-cell>
          <table:table-cell table:number-columns-repeated="3"/>
        </table:table-row>
        <table:table-row table:style-name="ro1">
          <table:table-cell office:value-type="float" office:value="2667.37" calcext:value-type="float">
            <text:p>2667,37</text:p>
          </table:table-cell>
          <table:table-cell table:formula="of:=[.A412]-[.A413]" office:value-type="float" office:value="-3.42000000000007" calcext:value-type="float">
            <text:p>-3,42</text:p>
          </table:table-cell>
          <table:table-cell table:formula="of:=([.B412]+128)/256*0.8+0.1" office:value-type="float" office:value="0.4893125" calcext:value-type="float">
            <text:p>0,4893125</text:p>
          </table:table-cell>
          <table:table-cell/>
          <table:table-cell table:formula="of:=[.C417]" office:value-type="float" office:value="0.559562500000001" calcext:value-type="float">
            <text:p>0,5595625</text:p>
          </table:table-cell>
          <table:table-cell table:formula="of:=[.C416]" office:value-type="float" office:value="0.570124999999999" calcext:value-type="float">
            <text:p>0,570125</text:p>
          </table:table-cell>
          <table:table-cell table:formula="of:=[.C415]" office:value-type="float" office:value="0.577312500000001" calcext:value-type="float">
            <text:p>0,5773125</text:p>
          </table:table-cell>
          <table:table-cell table:formula="of:=[.C414]" office:value-type="float" office:value="0.502" calcext:value-type="float">
            <text:p>0,502</text:p>
          </table:table-cell>
          <table:table-cell table:formula="of:=[.C413]" office:value-type="float" office:value="0.4375" calcext:value-type="float">
            <text:p>0,4375</text:p>
          </table:table-cell>
          <table:table-cell/>
          <table:table-cell table:formula="of:=[.C412]" office:value-type="float" office:value="0.4893125" calcext:value-type="float">
            <text:p>0,4893125</text:p>
          </table:table-cell>
          <table:table-cell table:number-columns-repeated="3"/>
        </table:table-row>
        <table:table-row table:style-name="ro1">
          <table:table-cell office:value-type="float" office:value="2670.79" calcext:value-type="float">
            <text:p>2670,79</text:p>
          </table:table-cell>
          <table:table-cell table:formula="of:=[.A413]-[.A414]" office:value-type="float" office:value="-20" calcext:value-type="float">
            <text:p>-20</text:p>
          </table:table-cell>
          <table:table-cell table:formula="of:=([.B413]+128)/256*0.8+0.1" office:value-type="float" office:value="0.4375" calcext:value-type="float">
            <text:p>0,4375</text:p>
          </table:table-cell>
          <table:table-cell/>
          <table:table-cell table:formula="of:=[.C418]" office:value-type="float" office:value="0.490968749999999" calcext:value-type="float">
            <text:p>0,49096875</text:p>
          </table:table-cell>
          <table:table-cell table:formula="of:=[.C417]" office:value-type="float" office:value="0.559562500000001" calcext:value-type="float">
            <text:p>0,5595625</text:p>
          </table:table-cell>
          <table:table-cell table:formula="of:=[.C416]" office:value-type="float" office:value="0.570124999999999" calcext:value-type="float">
            <text:p>0,570125</text:p>
          </table:table-cell>
          <table:table-cell table:formula="of:=[.C415]" office:value-type="float" office:value="0.577312500000001" calcext:value-type="float">
            <text:p>0,5773125</text:p>
          </table:table-cell>
          <table:table-cell table:formula="of:=[.C414]" office:value-type="float" office:value="0.502" calcext:value-type="float">
            <text:p>0,502</text:p>
          </table:table-cell>
          <table:table-cell/>
          <table:table-cell table:formula="of:=[.C413]" office:value-type="float" office:value="0.4375" calcext:value-type="float">
            <text:p>0,4375</text:p>
          </table:table-cell>
          <table:table-cell table:number-columns-repeated="3"/>
        </table:table-row>
        <table:table-row table:style-name="ro1">
          <table:table-cell office:value-type="float" office:value="2690.79" calcext:value-type="float">
            <text:p>2690,79</text:p>
          </table:table-cell>
          <table:table-cell table:formula="of:=[.A414]-[.A415]" office:value-type="float" office:value="0.639999999999873" calcext:value-type="float">
            <text:p>0,64</text:p>
          </table:table-cell>
          <table:table-cell table:formula="of:=([.B414]+128)/256*0.8+0.1" office:value-type="float" office:value="0.502" calcext:value-type="float">
            <text:p>0,502</text:p>
          </table:table-cell>
          <table:table-cell/>
          <table:table-cell table:formula="of:=[.C419]" office:value-type="float" office:value="0.587875000000001" calcext:value-type="float">
            <text:p>0,587875</text:p>
          </table:table-cell>
          <table:table-cell table:formula="of:=[.C418]" office:value-type="float" office:value="0.490968749999999" calcext:value-type="float">
            <text:p>0,49096875</text:p>
          </table:table-cell>
          <table:table-cell table:formula="of:=[.C417]" office:value-type="float" office:value="0.559562500000001" calcext:value-type="float">
            <text:p>0,5595625</text:p>
          </table:table-cell>
          <table:table-cell table:formula="of:=[.C416]" office:value-type="float" office:value="0.570124999999999" calcext:value-type="float">
            <text:p>0,570125</text:p>
          </table:table-cell>
          <table:table-cell table:formula="of:=[.C415]" office:value-type="float" office:value="0.577312500000001" calcext:value-type="float">
            <text:p>0,5773125</text:p>
          </table:table-cell>
          <table:table-cell/>
          <table:table-cell table:formula="of:=[.C414]" office:value-type="float" office:value="0.502" calcext:value-type="float">
            <text:p>0,502</text:p>
          </table:table-cell>
          <table:table-cell table:number-columns-repeated="3"/>
        </table:table-row>
        <table:table-row table:style-name="ro1">
          <table:table-cell office:value-type="float" office:value="2690.15" calcext:value-type="float">
            <text:p>2690,15</text:p>
          </table:table-cell>
          <table:table-cell table:formula="of:=[.A415]-[.A416]" office:value-type="float" office:value="24.7400000000002" calcext:value-type="float">
            <text:p>24,74</text:p>
          </table:table-cell>
          <table:table-cell table:formula="of:=([.B415]+128)/256*0.8+0.1" office:value-type="float" office:value="0.577312500000001" calcext:value-type="float">
            <text:p>0,5773125</text:p>
          </table:table-cell>
          <table:table-cell/>
          <table:table-cell table:formula="of:=[.C420]" office:value-type="float" office:value="0.542406249999999" calcext:value-type="float">
            <text:p>0,54240625</text:p>
          </table:table-cell>
          <table:table-cell table:formula="of:=[.C419]" office:value-type="float" office:value="0.587875000000001" calcext:value-type="float">
            <text:p>0,587875</text:p>
          </table:table-cell>
          <table:table-cell table:formula="of:=[.C418]" office:value-type="float" office:value="0.490968749999999" calcext:value-type="float">
            <text:p>0,49096875</text:p>
          </table:table-cell>
          <table:table-cell table:formula="of:=[.C417]" office:value-type="float" office:value="0.559562500000001" calcext:value-type="float">
            <text:p>0,5595625</text:p>
          </table:table-cell>
          <table:table-cell table:formula="of:=[.C416]" office:value-type="float" office:value="0.570124999999999" calcext:value-type="float">
            <text:p>0,570125</text:p>
          </table:table-cell>
          <table:table-cell/>
          <table:table-cell table:formula="of:=[.C415]" office:value-type="float" office:value="0.577312500000001" calcext:value-type="float">
            <text:p>0,5773125</text:p>
          </table:table-cell>
          <table:table-cell table:number-columns-repeated="3"/>
        </table:table-row>
        <table:table-row table:style-name="ro1">
          <table:table-cell office:value-type="float" office:value="2665.41" calcext:value-type="float">
            <text:p>2665,41</text:p>
          </table:table-cell>
          <table:table-cell table:formula="of:=[.A416]-[.A417]" office:value-type="float" office:value="22.4399999999996" calcext:value-type="float">
            <text:p>22,44</text:p>
          </table:table-cell>
          <table:table-cell table:formula="of:=([.B416]+128)/256*0.8+0.1" office:value-type="float" office:value="0.570124999999999" calcext:value-type="float">
            <text:p>0,570125</text:p>
          </table:table-cell>
          <table:table-cell/>
          <table:table-cell table:formula="of:=[.C421]" office:value-type="float" office:value="0.5903125" calcext:value-type="float">
            <text:p>0,5903125</text:p>
          </table:table-cell>
          <table:table-cell table:formula="of:=[.C420]" office:value-type="float" office:value="0.542406249999999" calcext:value-type="float">
            <text:p>0,54240625</text:p>
          </table:table-cell>
          <table:table-cell table:formula="of:=[.C419]" office:value-type="float" office:value="0.587875000000001" calcext:value-type="float">
            <text:p>0,587875</text:p>
          </table:table-cell>
          <table:table-cell table:formula="of:=[.C418]" office:value-type="float" office:value="0.490968749999999" calcext:value-type="float">
            <text:p>0,49096875</text:p>
          </table:table-cell>
          <table:table-cell table:formula="of:=[.C417]" office:value-type="float" office:value="0.559562500000001" calcext:value-type="float">
            <text:p>0,5595625</text:p>
          </table:table-cell>
          <table:table-cell/>
          <table:table-cell table:formula="of:=[.C416]" office:value-type="float" office:value="0.570124999999999" calcext:value-type="float">
            <text:p>0,570125</text:p>
          </table:table-cell>
          <table:table-cell table:number-columns-repeated="3"/>
        </table:table-row>
        <table:table-row table:style-name="ro1">
          <table:table-cell office:value-type="float" office:value="2642.97" calcext:value-type="float">
            <text:p>2642,97</text:p>
          </table:table-cell>
          <table:table-cell table:formula="of:=[.A417]-[.A418]" office:value-type="float" office:value="19.0600000000004" calcext:value-type="float">
            <text:p>19,06</text:p>
          </table:table-cell>
          <table:table-cell table:formula="of:=([.B417]+128)/256*0.8+0.1" office:value-type="float" office:value="0.559562500000001" calcext:value-type="float">
            <text:p>0,5595625</text:p>
          </table:table-cell>
          <table:table-cell/>
          <table:table-cell table:formula="of:=[.C422]" office:value-type="float" office:value="0.467343750000001" calcext:value-type="float">
            <text:p>0,46734375</text:p>
          </table:table-cell>
          <table:table-cell table:formula="of:=[.C421]" office:value-type="float" office:value="0.5903125" calcext:value-type="float">
            <text:p>0,5903125</text:p>
          </table:table-cell>
          <table:table-cell table:formula="of:=[.C420]" office:value-type="float" office:value="0.542406249999999" calcext:value-type="float">
            <text:p>0,54240625</text:p>
          </table:table-cell>
          <table:table-cell table:formula="of:=[.C419]" office:value-type="float" office:value="0.587875000000001" calcext:value-type="float">
            <text:p>0,587875</text:p>
          </table:table-cell>
          <table:table-cell table:formula="of:=[.C418]" office:value-type="float" office:value="0.490968749999999" calcext:value-type="float">
            <text:p>0,49096875</text:p>
          </table:table-cell>
          <table:table-cell/>
          <table:table-cell table:formula="of:=[.C417]" office:value-type="float" office:value="0.559562500000001" calcext:value-type="float">
            <text:p>0,5595625</text:p>
          </table:table-cell>
          <table:table-cell table:number-columns-repeated="3"/>
        </table:table-row>
        <table:table-row table:style-name="ro1">
          <table:table-cell office:value-type="float" office:value="2623.91" calcext:value-type="float">
            <text:p>2623,91</text:p>
          </table:table-cell>
          <table:table-cell table:formula="of:=[.A418]-[.A419]" office:value-type="float" office:value="-2.89000000000033" calcext:value-type="float">
            <text:p>-2,89</text:p>
          </table:table-cell>
          <table:table-cell table:formula="of:=([.B418]+128)/256*0.8+0.1" office:value-type="float" office:value="0.490968749999999" calcext:value-type="float">
            <text:p>0,49096875</text:p>
          </table:table-cell>
          <table:table-cell/>
          <table:table-cell table:formula="of:=[.C423]" office:value-type="float" office:value="0.549749999999999" calcext:value-type="float">
            <text:p>0,54975</text:p>
          </table:table-cell>
          <table:table-cell table:formula="of:=[.C422]" office:value-type="float" office:value="0.467343750000001" calcext:value-type="float">
            <text:p>0,46734375</text:p>
          </table:table-cell>
          <table:table-cell table:formula="of:=[.C421]" office:value-type="float" office:value="0.5903125" calcext:value-type="float">
            <text:p>0,5903125</text:p>
          </table:table-cell>
          <table:table-cell table:formula="of:=[.C420]" office:value-type="float" office:value="0.542406249999999" calcext:value-type="float">
            <text:p>0,54240625</text:p>
          </table:table-cell>
          <table:table-cell table:formula="of:=[.C419]" office:value-type="float" office:value="0.587875000000001" calcext:value-type="float">
            <text:p>0,587875</text:p>
          </table:table-cell>
          <table:table-cell/>
          <table:table-cell table:formula="of:=[.C418]" office:value-type="float" office:value="0.490968749999999" calcext:value-type="float">
            <text:p>0,49096875</text:p>
          </table:table-cell>
          <table:table-cell table:number-columns-repeated="3"/>
        </table:table-row>
        <table:table-row table:style-name="ro1">
          <table:table-cell office:value-type="float" office:value="2626.8" calcext:value-type="float">
            <text:p>2626,8</text:p>
          </table:table-cell>
          <table:table-cell table:formula="of:=[.A419]-[.A420]" office:value-type="float" office:value="28.1200000000003" calcext:value-type="float">
            <text:p>28,12</text:p>
          </table:table-cell>
          <table:table-cell table:formula="of:=([.B419]+128)/256*0.8+0.1" office:value-type="float" office:value="0.587875000000001" calcext:value-type="float">
            <text:p>0,587875</text:p>
          </table:table-cell>
          <table:table-cell/>
          <table:table-cell table:formula="of:=[.C424]" office:value-type="float" office:value="0.540812500000001" calcext:value-type="float">
            <text:p>0,5408125</text:p>
          </table:table-cell>
          <table:table-cell table:formula="of:=[.C423]" office:value-type="float" office:value="0.549749999999999" calcext:value-type="float">
            <text:p>0,54975</text:p>
          </table:table-cell>
          <table:table-cell table:formula="of:=[.C422]" office:value-type="float" office:value="0.467343750000001" calcext:value-type="float">
            <text:p>0,46734375</text:p>
          </table:table-cell>
          <table:table-cell table:formula="of:=[.C421]" office:value-type="float" office:value="0.5903125" calcext:value-type="float">
            <text:p>0,5903125</text:p>
          </table:table-cell>
          <table:table-cell table:formula="of:=[.C420]" office:value-type="float" office:value="0.542406249999999" calcext:value-type="float">
            <text:p>0,54240625</text:p>
          </table:table-cell>
          <table:table-cell/>
          <table:table-cell table:formula="of:=[.C419]" office:value-type="float" office:value="0.587875000000001" calcext:value-type="float">
            <text:p>0,587875</text:p>
          </table:table-cell>
          <table:table-cell table:number-columns-repeated="3"/>
        </table:table-row>
        <table:table-row table:style-name="ro1">
          <table:table-cell office:value-type="float" office:value="2598.68" calcext:value-type="float">
            <text:p>2598,68</text:p>
          </table:table-cell>
          <table:table-cell table:formula="of:=[.A420]-[.A421]" office:value-type="float" office:value="13.5699999999997" calcext:value-type="float">
            <text:p>13,57</text:p>
          </table:table-cell>
          <table:table-cell table:formula="of:=([.B420]+128)/256*0.8+0.1" office:value-type="float" office:value="0.542406249999999" calcext:value-type="float">
            <text:p>0,54240625</text:p>
          </table:table-cell>
          <table:table-cell/>
          <table:table-cell table:formula="of:=[.C425]" office:value-type="float" office:value="0.467124999999999" calcext:value-type="float">
            <text:p>0,467125</text:p>
          </table:table-cell>
          <table:table-cell table:formula="of:=[.C424]" office:value-type="float" office:value="0.540812500000001" calcext:value-type="float">
            <text:p>0,5408125</text:p>
          </table:table-cell>
          <table:table-cell table:formula="of:=[.C423]" office:value-type="float" office:value="0.549749999999999" calcext:value-type="float">
            <text:p>0,54975</text:p>
          </table:table-cell>
          <table:table-cell table:formula="of:=[.C422]" office:value-type="float" office:value="0.467343750000001" calcext:value-type="float">
            <text:p>0,46734375</text:p>
          </table:table-cell>
          <table:table-cell table:formula="of:=[.C421]" office:value-type="float" office:value="0.5903125" calcext:value-type="float">
            <text:p>0,5903125</text:p>
          </table:table-cell>
          <table:table-cell/>
          <table:table-cell table:formula="of:=[.C420]" office:value-type="float" office:value="0.542406249999999" calcext:value-type="float">
            <text:p>0,54240625</text:p>
          </table:table-cell>
          <table:table-cell table:number-columns-repeated="3"/>
        </table:table-row>
        <table:table-row table:style-name="ro1">
          <table:table-cell office:value-type="float" office:value="2585.11" calcext:value-type="float">
            <text:p>2585,11</text:p>
          </table:table-cell>
          <table:table-cell table:formula="of:=[.A421]-[.A422]" office:value-type="float" office:value="28.9000000000001" calcext:value-type="float">
            <text:p>28,9</text:p>
          </table:table-cell>
          <table:table-cell table:formula="of:=([.B421]+128)/256*0.8+0.1" office:value-type="float" office:value="0.5903125" calcext:value-type="float">
            <text:p>0,5903125</text:p>
          </table:table-cell>
          <table:table-cell/>
          <table:table-cell table:formula="of:=[.C426]" office:value-type="float" office:value="0.560468750000001" calcext:value-type="float">
            <text:p>0,56046875</text:p>
          </table:table-cell>
          <table:table-cell table:formula="of:=[.C425]" office:value-type="float" office:value="0.467124999999999" calcext:value-type="float">
            <text:p>0,467125</text:p>
          </table:table-cell>
          <table:table-cell table:formula="of:=[.C424]" office:value-type="float" office:value="0.540812500000001" calcext:value-type="float">
            <text:p>0,5408125</text:p>
          </table:table-cell>
          <table:table-cell table:formula="of:=[.C423]" office:value-type="float" office:value="0.549749999999999" calcext:value-type="float">
            <text:p>0,54975</text:p>
          </table:table-cell>
          <table:table-cell table:formula="of:=[.C422]" office:value-type="float" office:value="0.467343750000001" calcext:value-type="float">
            <text:p>0,46734375</text:p>
          </table:table-cell>
          <table:table-cell/>
          <table:table-cell table:formula="of:=[.C421]" office:value-type="float" office:value="0.5903125" calcext:value-type="float">
            <text:p>0,5903125</text:p>
          </table:table-cell>
          <table:table-cell table:number-columns-repeated="3"/>
        </table:table-row>
        <table:table-row table:style-name="ro1">
          <table:table-cell office:value-type="float" office:value="2556.21" calcext:value-type="float">
            <text:p>2556,21</text:p>
          </table:table-cell>
          <table:table-cell table:formula="of:=[.A422]-[.A423]" office:value-type="float" office:value="-10.4499999999998" calcext:value-type="float">
            <text:p>-10,45</text:p>
          </table:table-cell>
          <table:table-cell table:formula="of:=([.B422]+128)/256*0.8+0.1" office:value-type="float" office:value="0.467343750000001" calcext:value-type="float">
            <text:p>0,46734375</text:p>
          </table:table-cell>
          <table:table-cell/>
          <table:table-cell table:formula="of:=[.C427]" office:value-type="float" office:value="0.4325625" calcext:value-type="float">
            <text:p>0,4325625</text:p>
          </table:table-cell>
          <table:table-cell table:formula="of:=[.C426]" office:value-type="float" office:value="0.560468750000001" calcext:value-type="float">
            <text:p>0,56046875</text:p>
          </table:table-cell>
          <table:table-cell table:formula="of:=[.C425]" office:value-type="float" office:value="0.467124999999999" calcext:value-type="float">
            <text:p>0,467125</text:p>
          </table:table-cell>
          <table:table-cell table:formula="of:=[.C424]" office:value-type="float" office:value="0.540812500000001" calcext:value-type="float">
            <text:p>0,5408125</text:p>
          </table:table-cell>
          <table:table-cell table:formula="of:=[.C423]" office:value-type="float" office:value="0.549749999999999" calcext:value-type="float">
            <text:p>0,54975</text:p>
          </table:table-cell>
          <table:table-cell/>
          <table:table-cell table:formula="of:=[.C422]" office:value-type="float" office:value="0.467343750000001" calcext:value-type="float">
            <text:p>0,46734375</text:p>
          </table:table-cell>
          <table:table-cell table:number-columns-repeated="3"/>
        </table:table-row>
        <table:table-row table:style-name="ro1">
          <table:table-cell office:value-type="float" office:value="2566.66" calcext:value-type="float">
            <text:p>2566,66</text:p>
          </table:table-cell>
          <table:table-cell table:formula="of:=[.A423]-[.A424]" office:value-type="float" office:value="15.9199999999996" calcext:value-type="float">
            <text:p>15,92</text:p>
          </table:table-cell>
          <table:table-cell table:formula="of:=([.B423]+128)/256*0.8+0.1" office:value-type="float" office:value="0.549749999999999" calcext:value-type="float">
            <text:p>0,54975</text:p>
          </table:table-cell>
          <table:table-cell/>
          <table:table-cell table:formula="of:=[.C428]" office:value-type="float" office:value="0.558468749999999" calcext:value-type="float">
            <text:p>0,55846875</text:p>
          </table:table-cell>
          <table:table-cell table:formula="of:=[.C427]" office:value-type="float" office:value="0.4325625" calcext:value-type="float">
            <text:p>0,4325625</text:p>
          </table:table-cell>
          <table:table-cell table:formula="of:=[.C426]" office:value-type="float" office:value="0.560468750000001" calcext:value-type="float">
            <text:p>0,56046875</text:p>
          </table:table-cell>
          <table:table-cell table:formula="of:=[.C425]" office:value-type="float" office:value="0.467124999999999" calcext:value-type="float">
            <text:p>0,467125</text:p>
          </table:table-cell>
          <table:table-cell table:formula="of:=[.C424]" office:value-type="float" office:value="0.540812500000001" calcext:value-type="float">
            <text:p>0,5408125</text:p>
          </table:table-cell>
          <table:table-cell/>
          <table:table-cell table:formula="of:=[.C423]" office:value-type="float" office:value="0.549749999999999" calcext:value-type="float">
            <text:p>0,54975</text:p>
          </table:table-cell>
          <table:table-cell table:number-columns-repeated="3"/>
        </table:table-row>
        <table:table-row table:style-name="ro1">
          <table:table-cell office:value-type="float" office:value="2550.74" calcext:value-type="float">
            <text:p>2550,74</text:p>
          </table:table-cell>
          <table:table-cell table:formula="of:=[.A424]-[.A425]" office:value-type="float" office:value="13.0600000000004" calcext:value-type="float">
            <text:p>13,06</text:p>
          </table:table-cell>
          <table:table-cell table:formula="of:=([.B424]+128)/256*0.8+0.1" office:value-type="float" office:value="0.540812500000001" calcext:value-type="float">
            <text:p>0,5408125</text:p>
          </table:table-cell>
          <table:table-cell/>
          <table:table-cell table:formula="of:=[.C429]" office:value-type="float" office:value="0.486906250000001" calcext:value-type="float">
            <text:p>0,48690625</text:p>
          </table:table-cell>
          <table:table-cell table:formula="of:=[.C428]" office:value-type="float" office:value="0.558468749999999" calcext:value-type="float">
            <text:p>0,55846875</text:p>
          </table:table-cell>
          <table:table-cell table:formula="of:=[.C427]" office:value-type="float" office:value="0.4325625" calcext:value-type="float">
            <text:p>0,4325625</text:p>
          </table:table-cell>
          <table:table-cell table:formula="of:=[.C426]" office:value-type="float" office:value="0.560468750000001" calcext:value-type="float">
            <text:p>0,56046875</text:p>
          </table:table-cell>
          <table:table-cell table:formula="of:=[.C425]" office:value-type="float" office:value="0.467124999999999" calcext:value-type="float">
            <text:p>0,467125</text:p>
          </table:table-cell>
          <table:table-cell/>
          <table:table-cell table:formula="of:=[.C424]" office:value-type="float" office:value="0.540812500000001" calcext:value-type="float">
            <text:p>0,5408125</text:p>
          </table:table-cell>
          <table:table-cell table:number-columns-repeated="3"/>
        </table:table-row>
        <table:table-row table:style-name="ro1">
          <table:table-cell office:value-type="float" office:value="2537.68" calcext:value-type="float">
            <text:p>2537,68</text:p>
          </table:table-cell>
          <table:table-cell table:formula="of:=[.A425]-[.A426]" office:value-type="float" office:value="-10.5200000000004" calcext:value-type="float">
            <text:p>-10,52</text:p>
          </table:table-cell>
          <table:table-cell table:formula="of:=([.B425]+128)/256*0.8+0.1" office:value-type="float" office:value="0.467124999999999" calcext:value-type="float">
            <text:p>0,467125</text:p>
          </table:table-cell>
          <table:table-cell/>
          <table:table-cell table:formula="of:=[.C430]" office:value-type="float" office:value="0.491749999999999" calcext:value-type="float">
            <text:p>0,49175</text:p>
          </table:table-cell>
          <table:table-cell table:formula="of:=[.C429]" office:value-type="float" office:value="0.486906250000001" calcext:value-type="float">
            <text:p>0,48690625</text:p>
          </table:table-cell>
          <table:table-cell table:formula="of:=[.C428]" office:value-type="float" office:value="0.558468749999999" calcext:value-type="float">
            <text:p>0,55846875</text:p>
          </table:table-cell>
          <table:table-cell table:formula="of:=[.C427]" office:value-type="float" office:value="0.4325625" calcext:value-type="float">
            <text:p>0,4325625</text:p>
          </table:table-cell>
          <table:table-cell table:formula="of:=[.C426]" office:value-type="float" office:value="0.560468750000001" calcext:value-type="float">
            <text:p>0,56046875</text:p>
          </table:table-cell>
          <table:table-cell/>
          <table:table-cell table:formula="of:=[.C425]" office:value-type="float" office:value="0.467124999999999" calcext:value-type="float">
            <text:p>0,467125</text:p>
          </table:table-cell>
          <table:table-cell table:number-columns-repeated="3"/>
        </table:table-row>
        <table:table-row table:style-name="ro1">
          <table:table-cell office:value-type="float" office:value="2548.2" calcext:value-type="float">
            <text:p>2548,2</text:p>
          </table:table-cell>
          <table:table-cell table:formula="of:=[.A426]-[.A427]" office:value-type="float" office:value="19.3500000000004" calcext:value-type="float">
            <text:p>19,35</text:p>
          </table:table-cell>
          <table:table-cell table:formula="of:=([.B426]+128)/256*0.8+0.1" office:value-type="float" office:value="0.560468750000001" calcext:value-type="float">
            <text:p>0,56046875</text:p>
          </table:table-cell>
          <table:table-cell/>
          <table:table-cell table:formula="of:=[.C431]" office:value-type="float" office:value="0.548593750000001" calcext:value-type="float">
            <text:p>0,54859375</text:p>
          </table:table-cell>
          <table:table-cell table:formula="of:=[.C430]" office:value-type="float" office:value="0.491749999999999" calcext:value-type="float">
            <text:p>0,49175</text:p>
          </table:table-cell>
          <table:table-cell table:formula="of:=[.C429]" office:value-type="float" office:value="0.486906250000001" calcext:value-type="float">
            <text:p>0,48690625</text:p>
          </table:table-cell>
          <table:table-cell table:formula="of:=[.C428]" office:value-type="float" office:value="0.558468749999999" calcext:value-type="float">
            <text:p>0,55846875</text:p>
          </table:table-cell>
          <table:table-cell table:formula="of:=[.C427]" office:value-type="float" office:value="0.4325625" calcext:value-type="float">
            <text:p>0,4325625</text:p>
          </table:table-cell>
          <table:table-cell/>
          <table:table-cell table:formula="of:=[.C426]" office:value-type="float" office:value="0.560468750000001" calcext:value-type="float">
            <text:p>0,56046875</text:p>
          </table:table-cell>
          <table:table-cell table:number-columns-repeated="3"/>
        </table:table-row>
        <table:table-row table:style-name="ro1">
          <table:table-cell office:value-type="float" office:value="2528.85" calcext:value-type="float">
            <text:p>2528,85</text:p>
          </table:table-cell>
          <table:table-cell table:formula="of:=[.A427]-[.A428]" office:value-type="float" office:value="-21.5799999999999" calcext:value-type="float">
            <text:p>-21,58</text:p>
          </table:table-cell>
          <table:table-cell table:formula="of:=([.B427]+128)/256*0.8+0.1" office:value-type="float" office:value="0.4325625" calcext:value-type="float">
            <text:p>0,4325625</text:p>
          </table:table-cell>
          <table:table-cell/>
          <table:table-cell table:formula="of:=[.C432]" office:value-type="float" office:value="0.35571875" calcext:value-type="float">
            <text:p>0,35571875</text:p>
          </table:table-cell>
          <table:table-cell table:formula="of:=[.C431]" office:value-type="float" office:value="0.548593750000001" calcext:value-type="float">
            <text:p>0,54859375</text:p>
          </table:table-cell>
          <table:table-cell table:formula="of:=[.C430]" office:value-type="float" office:value="0.491749999999999" calcext:value-type="float">
            <text:p>0,49175</text:p>
          </table:table-cell>
          <table:table-cell table:formula="of:=[.C429]" office:value-type="float" office:value="0.486906250000001" calcext:value-type="float">
            <text:p>0,48690625</text:p>
          </table:table-cell>
          <table:table-cell table:formula="of:=[.C428]" office:value-type="float" office:value="0.558468749999999" calcext:value-type="float">
            <text:p>0,55846875</text:p>
          </table:table-cell>
          <table:table-cell/>
          <table:table-cell table:formula="of:=[.C427]" office:value-type="float" office:value="0.4325625" calcext:value-type="float">
            <text:p>0,4325625</text:p>
          </table:table-cell>
          <table:table-cell table:number-columns-repeated="3"/>
        </table:table-row>
        <table:table-row table:style-name="ro1">
          <table:table-cell office:value-type="float" office:value="2550.43" calcext:value-type="float">
            <text:p>2550,43</text:p>
          </table:table-cell>
          <table:table-cell table:formula="of:=[.A428]-[.A429]" office:value-type="float" office:value="18.7099999999996" calcext:value-type="float">
            <text:p>18,71</text:p>
          </table:table-cell>
          <table:table-cell table:formula="of:=([.B428]+128)/256*0.8+0.1" office:value-type="float" office:value="0.558468749999999" calcext:value-type="float">
            <text:p>0,55846875</text:p>
          </table:table-cell>
          <table:table-cell/>
          <table:table-cell table:formula="of:=[.C433]" office:value-type="float" office:value="0.329718750000001" calcext:value-type="float">
            <text:p>0,32971875</text:p>
          </table:table-cell>
          <table:table-cell table:formula="of:=[.C432]" office:value-type="float" office:value="0.35571875" calcext:value-type="float">
            <text:p>0,35571875</text:p>
          </table:table-cell>
          <table:table-cell table:formula="of:=[.C431]" office:value-type="float" office:value="0.548593750000001" calcext:value-type="float">
            <text:p>0,54859375</text:p>
          </table:table-cell>
          <table:table-cell table:formula="of:=[.C430]" office:value-type="float" office:value="0.491749999999999" calcext:value-type="float">
            <text:p>0,49175</text:p>
          </table:table-cell>
          <table:table-cell table:formula="of:=[.C429]" office:value-type="float" office:value="0.486906250000001" calcext:value-type="float">
            <text:p>0,48690625</text:p>
          </table:table-cell>
          <table:table-cell/>
          <table:table-cell table:formula="of:=[.C428]" office:value-type="float" office:value="0.558468749999999" calcext:value-type="float">
            <text:p>0,55846875</text:p>
          </table:table-cell>
          <table:table-cell table:number-columns-repeated="3"/>
        </table:table-row>
        <table:table-row table:style-name="ro1">
          <table:table-cell office:value-type="float" office:value="2531.72" calcext:value-type="float">
            <text:p>2531,72</text:p>
          </table:table-cell>
          <table:table-cell table:formula="of:=[.A429]-[.A430]" office:value-type="float" office:value="-4.1899999999996" calcext:value-type="float">
            <text:p>-4,19</text:p>
          </table:table-cell>
          <table:table-cell table:formula="of:=([.B429]+128)/256*0.8+0.1" office:value-type="float" office:value="0.486906250000001" calcext:value-type="float">
            <text:p>0,48690625</text:p>
          </table:table-cell>
          <table:table-cell/>
          <table:table-cell table:formula="of:=[.C434]" office:value-type="float" office:value="0.6096875" calcext:value-type="float">
            <text:p>0,6096875</text:p>
          </table:table-cell>
          <table:table-cell table:formula="of:=[.C433]" office:value-type="float" office:value="0.329718750000001" calcext:value-type="float">
            <text:p>0,32971875</text:p>
          </table:table-cell>
          <table:table-cell table:formula="of:=[.C432]" office:value-type="float" office:value="0.35571875" calcext:value-type="float">
            <text:p>0,35571875</text:p>
          </table:table-cell>
          <table:table-cell table:formula="of:=[.C431]" office:value-type="float" office:value="0.548593750000001" calcext:value-type="float">
            <text:p>0,54859375</text:p>
          </table:table-cell>
          <table:table-cell table:formula="of:=[.C430]" office:value-type="float" office:value="0.491749999999999" calcext:value-type="float">
            <text:p>0,49175</text:p>
          </table:table-cell>
          <table:table-cell/>
          <table:table-cell table:formula="of:=[.C429]" office:value-type="float" office:value="0.486906250000001" calcext:value-type="float">
            <text:p>0,48690625</text:p>
          </table:table-cell>
          <table:table-cell table:number-columns-repeated="3"/>
        </table:table-row>
        <table:table-row table:style-name="ro1">
          <table:table-cell office:value-type="float" office:value="2535.91" calcext:value-type="float">
            <text:p>2535,91</text:p>
          </table:table-cell>
          <table:table-cell table:formula="of:=[.A430]-[.A431]" office:value-type="float" office:value="-2.64000000000033" calcext:value-type="float">
            <text:p>-2,64</text:p>
          </table:table-cell>
          <table:table-cell table:formula="of:=([.B430]+128)/256*0.8+0.1" office:value-type="float" office:value="0.491749999999999" calcext:value-type="float">
            <text:p>0,49175</text:p>
          </table:table-cell>
          <table:table-cell/>
          <table:table-cell table:formula="of:=[.C435]" office:value-type="float" office:value="0.552" calcext:value-type="float">
            <text:p>0,552</text:p>
          </table:table-cell>
          <table:table-cell table:formula="of:=[.C434]" office:value-type="float" office:value="0.6096875" calcext:value-type="float">
            <text:p>0,6096875</text:p>
          </table:table-cell>
          <table:table-cell table:formula="of:=[.C433]" office:value-type="float" office:value="0.329718750000001" calcext:value-type="float">
            <text:p>0,32971875</text:p>
          </table:table-cell>
          <table:table-cell table:formula="of:=[.C432]" office:value-type="float" office:value="0.35571875" calcext:value-type="float">
            <text:p>0,35571875</text:p>
          </table:table-cell>
          <table:table-cell table:formula="of:=[.C431]" office:value-type="float" office:value="0.548593750000001" calcext:value-type="float">
            <text:p>0,54859375</text:p>
          </table:table-cell>
          <table:table-cell/>
          <table:table-cell table:formula="of:=[.C430]" office:value-type="float" office:value="0.491749999999999" calcext:value-type="float">
            <text:p>0,49175</text:p>
          </table:table-cell>
          <table:table-cell table:number-columns-repeated="3"/>
        </table:table-row>
        <table:table-row table:style-name="ro1">
          <table:table-cell office:value-type="float" office:value="2538.55" calcext:value-type="float">
            <text:p>2538,55</text:p>
          </table:table-cell>
          <table:table-cell table:formula="of:=[.A431]-[.A432]" office:value-type="float" office:value="15.5500000000002" calcext:value-type="float">
            <text:p>15,55</text:p>
          </table:table-cell>
          <table:table-cell table:formula="of:=([.B431]+128)/256*0.8+0.1" office:value-type="float" office:value="0.548593750000001" calcext:value-type="float">
            <text:p>0,54859375</text:p>
          </table:table-cell>
          <table:table-cell/>
          <table:table-cell table:formula="of:=[.C436]" office:value-type="float" office:value="0.554625" calcext:value-type="float">
            <text:p>0,554625</text:p>
          </table:table-cell>
          <table:table-cell table:formula="of:=[.C435]" office:value-type="float" office:value="0.552" calcext:value-type="float">
            <text:p>0,552</text:p>
          </table:table-cell>
          <table:table-cell table:formula="of:=[.C434]" office:value-type="float" office:value="0.6096875" calcext:value-type="float">
            <text:p>0,6096875</text:p>
          </table:table-cell>
          <table:table-cell table:formula="of:=[.C433]" office:value-type="float" office:value="0.329718750000001" calcext:value-type="float">
            <text:p>0,32971875</text:p>
          </table:table-cell>
          <table:table-cell table:formula="of:=[.C432]" office:value-type="float" office:value="0.35571875" calcext:value-type="float">
            <text:p>0,35571875</text:p>
          </table:table-cell>
          <table:table-cell/>
          <table:table-cell table:formula="of:=[.C431]" office:value-type="float" office:value="0.548593750000001" calcext:value-type="float">
            <text:p>0,54859375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A432]-[.A433]" office:value-type="float" office:value="-46.1700000000001" calcext:value-type="float">
            <text:p>-46,17</text:p>
          </table:table-cell>
          <table:table-cell table:formula="of:=([.B432]+128)/256*0.8+0.1" office:value-type="float" office:value="0.35571875" calcext:value-type="float">
            <text:p>0,35571875</text:p>
          </table:table-cell>
          <table:table-cell/>
          <table:table-cell table:formula="of:=[.C437]" office:value-type="float" office:value="0.51609375" calcext:value-type="float">
            <text:p>0,51609375</text:p>
          </table:table-cell>
          <table:table-cell table:formula="of:=[.C436]" office:value-type="float" office:value="0.554625" calcext:value-type="float">
            <text:p>0,554625</text:p>
          </table:table-cell>
          <table:table-cell table:formula="of:=[.C435]" office:value-type="float" office:value="0.552" calcext:value-type="float">
            <text:p>0,552</text:p>
          </table:table-cell>
          <table:table-cell table:formula="of:=[.C434]" office:value-type="float" office:value="0.6096875" calcext:value-type="float">
            <text:p>0,6096875</text:p>
          </table:table-cell>
          <table:table-cell table:formula="of:=[.C433]" office:value-type="float" office:value="0.329718750000001" calcext:value-type="float">
            <text:p>0,32971875</text:p>
          </table:table-cell>
          <table:table-cell/>
          <table:table-cell table:formula="of:=[.C432]" office:value-type="float" office:value="0.35571875" calcext:value-type="float">
            <text:p>0,35571875</text:p>
          </table:table-cell>
          <table:table-cell table:number-columns-repeated="3"/>
        </table:table-row>
        <table:table-row table:style-name="ro1">
          <table:table-cell office:value-type="float" office:value="2569.17" calcext:value-type="float">
            <text:p>2569,17</text:p>
          </table:table-cell>
          <table:table-cell table:formula="of:=[.A433]-[.A434]" office:value-type="float" office:value="-54.4899999999998" calcext:value-type="float">
            <text:p>-54,49</text:p>
          </table:table-cell>
          <table:table-cell table:formula="of:=([.B433]+128)/256*0.8+0.1" office:value-type="float" office:value="0.329718750000001" calcext:value-type="float">
            <text:p>0,32971875</text:p>
          </table:table-cell>
          <table:table-cell/>
          <table:table-cell table:formula="of:=[.C438]" office:value-type="float" office:value="0.5484375" calcext:value-type="float">
            <text:p>0,5484375</text:p>
          </table:table-cell>
          <table:table-cell table:formula="of:=[.C437]" office:value-type="float" office:value="0.51609375" calcext:value-type="float">
            <text:p>0,51609375</text:p>
          </table:table-cell>
          <table:table-cell table:formula="of:=[.C436]" office:value-type="float" office:value="0.554625" calcext:value-type="float">
            <text:p>0,554625</text:p>
          </table:table-cell>
          <table:table-cell table:formula="of:=[.C435]" office:value-type="float" office:value="0.552" calcext:value-type="float">
            <text:p>0,552</text:p>
          </table:table-cell>
          <table:table-cell table:formula="of:=[.C434]" office:value-type="float" office:value="0.6096875" calcext:value-type="float">
            <text:p>0,6096875</text:p>
          </table:table-cell>
          <table:table-cell/>
          <table:table-cell table:formula="of:=[.C433]" office:value-type="float" office:value="0.329718750000001" calcext:value-type="float">
            <text:p>0,32971875</text:p>
          </table:table-cell>
          <table:table-cell table:number-columns-repeated="3"/>
        </table:table-row>
        <table:table-row table:style-name="ro1">
          <table:table-cell office:value-type="float" office:value="2623.66" calcext:value-type="float">
            <text:p>2623,66</text:p>
          </table:table-cell>
          <table:table-cell table:formula="of:=[.A434]-[.A435]" office:value-type="float" office:value="35.0999999999999" calcext:value-type="float">
            <text:p>35,1</text:p>
          </table:table-cell>
          <table:table-cell table:formula="of:=([.B434]+128)/256*0.8+0.1" office:value-type="float" office:value="0.6096875" calcext:value-type="float">
            <text:p>0,6096875</text:p>
          </table:table-cell>
          <table:table-cell/>
          <table:table-cell table:formula="of:=[.C439]" office:value-type="float" office:value="0.449437499999999" calcext:value-type="float">
            <text:p>0,4494375</text:p>
          </table:table-cell>
          <table:table-cell table:formula="of:=[.C438]" office:value-type="float" office:value="0.5484375" calcext:value-type="float">
            <text:p>0,5484375</text:p>
          </table:table-cell>
          <table:table-cell table:formula="of:=[.C437]" office:value-type="float" office:value="0.51609375" calcext:value-type="float">
            <text:p>0,51609375</text:p>
          </table:table-cell>
          <table:table-cell table:formula="of:=[.C436]" office:value-type="float" office:value="0.554625" calcext:value-type="float">
            <text:p>0,554625</text:p>
          </table:table-cell>
          <table:table-cell table:formula="of:=[.C435]" office:value-type="float" office:value="0.552" calcext:value-type="float">
            <text:p>0,552</text:p>
          </table:table-cell>
          <table:table-cell/>
          <table:table-cell table:formula="of:=[.C434]" office:value-type="float" office:value="0.6096875" calcext:value-type="float">
            <text:p>0,6096875</text:p>
          </table:table-cell>
          <table:table-cell table:number-columns-repeated="3"/>
        </table:table-row>
        <table:table-row table:style-name="ro1">
          <table:table-cell office:value-type="float" office:value="2588.56" calcext:value-type="float">
            <text:p>2588,56</text:p>
          </table:table-cell>
          <table:table-cell table:formula="of:=[.A435]-[.A436]" office:value-type="float" office:value="16.6399999999999" calcext:value-type="float">
            <text:p>16,64</text:p>
          </table:table-cell>
          <table:table-cell table:formula="of:=([.B435]+128)/256*0.8+0.1" office:value-type="float" office:value="0.552" calcext:value-type="float">
            <text:p>0,552</text:p>
          </table:table-cell>
          <table:table-cell/>
          <table:table-cell table:formula="of:=[.C440]" office:value-type="float" office:value="0.50575" calcext:value-type="float">
            <text:p>0,50575</text:p>
          </table:table-cell>
          <table:table-cell table:formula="of:=[.C439]" office:value-type="float" office:value="0.449437499999999" calcext:value-type="float">
            <text:p>0,4494375</text:p>
          </table:table-cell>
          <table:table-cell table:formula="of:=[.C438]" office:value-type="float" office:value="0.5484375" calcext:value-type="float">
            <text:p>0,5484375</text:p>
          </table:table-cell>
          <table:table-cell table:formula="of:=[.C437]" office:value-type="float" office:value="0.51609375" calcext:value-type="float">
            <text:p>0,51609375</text:p>
          </table:table-cell>
          <table:table-cell table:formula="of:=[.C436]" office:value-type="float" office:value="0.554625" calcext:value-type="float">
            <text:p>0,554625</text:p>
          </table:table-cell>
          <table:table-cell/>
          <table:table-cell table:formula="of:=[.C435]" office:value-type="float" office:value="0.552" calcext:value-type="float">
            <text:p>0,552</text:p>
          </table:table-cell>
          <table:table-cell table:number-columns-repeated="3"/>
        </table:table-row>
        <table:table-row table:style-name="ro1">
          <table:table-cell office:value-type="float" office:value="2571.92" calcext:value-type="float">
            <text:p>2571,92</text:p>
          </table:table-cell>
          <table:table-cell table:formula="of:=[.A436]-[.A437]" office:value-type="float" office:value="17.48" calcext:value-type="float">
            <text:p>17,48</text:p>
          </table:table-cell>
          <table:table-cell table:formula="of:=([.B436]+128)/256*0.8+0.1" office:value-type="float" office:value="0.554625" calcext:value-type="float">
            <text:p>0,554625</text:p>
          </table:table-cell>
          <table:table-cell/>
          <table:table-cell table:formula="of:=[.C441]" office:value-type="float" office:value="0.5175" calcext:value-type="float">
            <text:p>0,5175</text:p>
          </table:table-cell>
          <table:table-cell table:formula="of:=[.C440]" office:value-type="float" office:value="0.50575" calcext:value-type="float">
            <text:p>0,50575</text:p>
          </table:table-cell>
          <table:table-cell table:formula="of:=[.C439]" office:value-type="float" office:value="0.449437499999999" calcext:value-type="float">
            <text:p>0,4494375</text:p>
          </table:table-cell>
          <table:table-cell table:formula="of:=[.C438]" office:value-type="float" office:value="0.5484375" calcext:value-type="float">
            <text:p>0,5484375</text:p>
          </table:table-cell>
          <table:table-cell table:formula="of:=[.C437]" office:value-type="float" office:value="0.51609375" calcext:value-type="float">
            <text:p>0,51609375</text:p>
          </table:table-cell>
          <table:table-cell/>
          <table:table-cell table:formula="of:=[.C436]" office:value-type="float" office:value="0.554625" calcext:value-type="float">
            <text:p>0,554625</text:p>
          </table:table-cell>
          <table:table-cell table:number-columns-repeated="3"/>
        </table:table-row>
        <table:table-row table:style-name="ro1">
          <table:table-cell office:value-type="float" office:value="2554.44" calcext:value-type="float">
            <text:p>2554,44</text:p>
          </table:table-cell>
          <table:table-cell table:formula="of:=[.A437]-[.A438]" office:value-type="float" office:value="5.15000000000009" calcext:value-type="float">
            <text:p>5,15</text:p>
          </table:table-cell>
          <table:table-cell table:formula="of:=([.B437]+128)/256*0.8+0.1" office:value-type="float" office:value="0.51609375" calcext:value-type="float">
            <text:p>0,51609375</text:p>
          </table:table-cell>
          <table:table-cell/>
          <table:table-cell table:formula="of:=[.C442]" office:value-type="float" office:value="0.63221875" calcext:value-type="float">
            <text:p>0,63221875</text:p>
          </table:table-cell>
          <table:table-cell table:formula="of:=[.C441]" office:value-type="float" office:value="0.5175" calcext:value-type="float">
            <text:p>0,5175</text:p>
          </table:table-cell>
          <table:table-cell table:formula="of:=[.C440]" office:value-type="float" office:value="0.50575" calcext:value-type="float">
            <text:p>0,50575</text:p>
          </table:table-cell>
          <table:table-cell table:formula="of:=[.C439]" office:value-type="float" office:value="0.449437499999999" calcext:value-type="float">
            <text:p>0,4494375</text:p>
          </table:table-cell>
          <table:table-cell table:formula="of:=[.C438]" office:value-type="float" office:value="0.5484375" calcext:value-type="float">
            <text:p>0,5484375</text:p>
          </table:table-cell>
          <table:table-cell/>
          <table:table-cell table:formula="of:=[.C437]" office:value-type="float" office:value="0.51609375" calcext:value-type="float">
            <text:p>0,51609375</text:p>
          </table:table-cell>
          <table:table-cell table:number-columns-repeated="3"/>
        </table:table-row>
        <table:table-row table:style-name="ro1">
          <table:table-cell office:value-type="float" office:value="2549.29" calcext:value-type="float">
            <text:p>2549,29</text:p>
          </table:table-cell>
          <table:table-cell table:formula="of:=[.A438]-[.A439]" office:value-type="float" office:value="15.5" calcext:value-type="float">
            <text:p>15,5</text:p>
          </table:table-cell>
          <table:table-cell table:formula="of:=([.B438]+128)/256*0.8+0.1" office:value-type="float" office:value="0.5484375" calcext:value-type="float">
            <text:p>0,5484375</text:p>
          </table:table-cell>
          <table:table-cell/>
          <table:table-cell table:formula="of:=[.C443]" office:value-type="float" office:value="0.533843750000001" calcext:value-type="float">
            <text:p>0,53384375</text:p>
          </table:table-cell>
          <table:table-cell table:formula="of:=[.C442]" office:value-type="float" office:value="0.63221875" calcext:value-type="float">
            <text:p>0,63221875</text:p>
          </table:table-cell>
          <table:table-cell table:formula="of:=[.C441]" office:value-type="float" office:value="0.5175" calcext:value-type="float">
            <text:p>0,5175</text:p>
          </table:table-cell>
          <table:table-cell table:formula="of:=[.C440]" office:value-type="float" office:value="0.50575" calcext:value-type="float">
            <text:p>0,50575</text:p>
          </table:table-cell>
          <table:table-cell table:formula="of:=[.C439]" office:value-type="float" office:value="0.449437499999999" calcext:value-type="float">
            <text:p>0,4494375</text:p>
          </table:table-cell>
          <table:table-cell/>
          <table:table-cell table:formula="of:=[.C438]" office:value-type="float" office:value="0.5484375" calcext:value-type="float">
            <text:p>0,5484375</text:p>
          </table:table-cell>
          <table:table-cell table:number-columns-repeated="3"/>
        </table:table-row>
        <table:table-row table:style-name="ro1">
          <table:table-cell office:value-type="float" office:value="2533.79" calcext:value-type="float">
            <text:p>2533,79</text:p>
          </table:table-cell>
          <table:table-cell table:formula="of:=[.A439]-[.A440]" office:value-type="float" office:value="-16.1800000000003" calcext:value-type="float">
            <text:p>-16,18</text:p>
          </table:table-cell>
          <table:table-cell table:formula="of:=([.B439]+128)/256*0.8+0.1" office:value-type="float" office:value="0.449437499999999" calcext:value-type="float">
            <text:p>0,4494375</text:p>
          </table:table-cell>
          <table:table-cell/>
          <table:table-cell table:formula="of:=[.C444]" office:value-type="float" office:value="0.4563125" calcext:value-type="float">
            <text:p>0,4563125</text:p>
          </table:table-cell>
          <table:table-cell table:formula="of:=[.C443]" office:value-type="float" office:value="0.533843750000001" calcext:value-type="float">
            <text:p>0,53384375</text:p>
          </table:table-cell>
          <table:table-cell table:formula="of:=[.C442]" office:value-type="float" office:value="0.63221875" calcext:value-type="float">
            <text:p>0,63221875</text:p>
          </table:table-cell>
          <table:table-cell table:formula="of:=[.C441]" office:value-type="float" office:value="0.5175" calcext:value-type="float">
            <text:p>0,5175</text:p>
          </table:table-cell>
          <table:table-cell table:formula="of:=[.C440]" office:value-type="float" office:value="0.50575" calcext:value-type="float">
            <text:p>0,50575</text:p>
          </table:table-cell>
          <table:table-cell/>
          <table:table-cell table:formula="of:=[.C439]" office:value-type="float" office:value="0.449437499999999" calcext:value-type="float">
            <text:p>0,4494375</text:p>
          </table:table-cell>
          <table:table-cell table:number-columns-repeated="3"/>
        </table:table-row>
        <table:table-row table:style-name="ro1">
          <table:table-cell office:value-type="float" office:value="2549.97" calcext:value-type="float">
            <text:p>2549,97</text:p>
          </table:table-cell>
          <table:table-cell table:formula="of:=[.A440]-[.A441]" office:value-type="float" office:value="1.84000000000015" calcext:value-type="float">
            <text:p>1,84</text:p>
          </table:table-cell>
          <table:table-cell table:formula="of:=([.B440]+128)/256*0.8+0.1" office:value-type="float" office:value="0.50575" calcext:value-type="float">
            <text:p>0,50575</text:p>
          </table:table-cell>
          <table:table-cell/>
          <table:table-cell table:formula="of:=[.C445]" office:value-type="float" office:value="0.587249999999999" calcext:value-type="float">
            <text:p>0,58725</text:p>
          </table:table-cell>
          <table:table-cell table:formula="of:=[.C444]" office:value-type="float" office:value="0.4563125" calcext:value-type="float">
            <text:p>0,4563125</text:p>
          </table:table-cell>
          <table:table-cell table:formula="of:=[.C443]" office:value-type="float" office:value="0.533843750000001" calcext:value-type="float">
            <text:p>0,53384375</text:p>
          </table:table-cell>
          <table:table-cell table:formula="of:=[.C442]" office:value-type="float" office:value="0.63221875" calcext:value-type="float">
            <text:p>0,63221875</text:p>
          </table:table-cell>
          <table:table-cell table:formula="of:=[.C441]" office:value-type="float" office:value="0.5175" calcext:value-type="float">
            <text:p>0,5175</text:p>
          </table:table-cell>
          <table:table-cell/>
          <table:table-cell table:formula="of:=[.C440]" office:value-type="float" office:value="0.50575" calcext:value-type="float">
            <text:p>0,50575</text:p>
          </table:table-cell>
          <table:table-cell table:number-columns-repeated="3"/>
        </table:table-row>
        <table:table-row table:style-name="ro1">
          <table:table-cell office:value-type="float" office:value="2548.13" calcext:value-type="float">
            <text:p>2548,13</text:p>
          </table:table-cell>
          <table:table-cell table:formula="of:=[.A441]-[.A442]" office:value-type="float" office:value="5.59999999999991" calcext:value-type="float">
            <text:p>5,6</text:p>
          </table:table-cell>
          <table:table-cell table:formula="of:=([.B441]+128)/256*0.8+0.1" office:value-type="float" office:value="0.5175" calcext:value-type="float">
            <text:p>0,5175</text:p>
          </table:table-cell>
          <table:table-cell/>
          <table:table-cell table:formula="of:=[.C446]" office:value-type="float" office:value="0.682625" calcext:value-type="float">
            <text:p>0,682625</text:p>
          </table:table-cell>
          <table:table-cell table:formula="of:=[.C445]" office:value-type="float" office:value="0.587249999999999" calcext:value-type="float">
            <text:p>0,58725</text:p>
          </table:table-cell>
          <table:table-cell table:formula="of:=[.C444]" office:value-type="float" office:value="0.4563125" calcext:value-type="float">
            <text:p>0,4563125</text:p>
          </table:table-cell>
          <table:table-cell table:formula="of:=[.C443]" office:value-type="float" office:value="0.533843750000001" calcext:value-type="float">
            <text:p>0,53384375</text:p>
          </table:table-cell>
          <table:table-cell table:formula="of:=[.C442]" office:value-type="float" office:value="0.63221875" calcext:value-type="float">
            <text:p>0,63221875</text:p>
          </table:table-cell>
          <table:table-cell/>
          <table:table-cell table:formula="of:=[.C441]" office:value-type="float" office:value="0.5175" calcext:value-type="float">
            <text:p>0,5175</text:p>
          </table:table-cell>
          <table:table-cell table:number-columns-repeated="3"/>
        </table:table-row>
        <table:table-row table:style-name="ro1">
          <table:table-cell office:value-type="float" office:value="2542.53" calcext:value-type="float">
            <text:p>2542,53</text:p>
          </table:table-cell>
          <table:table-cell table:formula="of:=[.A442]-[.A443]" office:value-type="float" office:value="42.3099999999999" calcext:value-type="float">
            <text:p>42,31</text:p>
          </table:table-cell>
          <table:table-cell table:formula="of:=([.B442]+128)/256*0.8+0.1" office:value-type="float" office:value="0.63221875" calcext:value-type="float">
            <text:p>0,63221875</text:p>
          </table:table-cell>
          <table:table-cell/>
          <table:table-cell table:formula="of:=[.C447]" office:value-type="float" office:value="0.586" calcext:value-type="float">
            <text:p>0,586</text:p>
          </table:table-cell>
          <table:table-cell table:formula="of:=[.C446]" office:value-type="float" office:value="0.682625" calcext:value-type="float">
            <text:p>0,682625</text:p>
          </table:table-cell>
          <table:table-cell table:formula="of:=[.C445]" office:value-type="float" office:value="0.587249999999999" calcext:value-type="float">
            <text:p>0,58725</text:p>
          </table:table-cell>
          <table:table-cell table:formula="of:=[.C444]" office:value-type="float" office:value="0.4563125" calcext:value-type="float">
            <text:p>0,4563125</text:p>
          </table:table-cell>
          <table:table-cell table:formula="of:=[.C443]" office:value-type="float" office:value="0.533843750000001" calcext:value-type="float">
            <text:p>0,53384375</text:p>
          </table:table-cell>
          <table:table-cell/>
          <table:table-cell table:formula="of:=[.C442]" office:value-type="float" office:value="0.63221875" calcext:value-type="float">
            <text:p>0,63221875</text:p>
          </table:table-cell>
          <table:table-cell table:number-columns-repeated="3"/>
        </table:table-row>
        <table:table-row table:style-name="ro1">
          <table:table-cell office:value-type="float" office:value="2500.22" calcext:value-type="float">
            <text:p>2500,22</text:p>
          </table:table-cell>
          <table:table-cell table:formula="of:=[.A443]-[.A444]" office:value-type="float" office:value="10.8300000000004" calcext:value-type="float">
            <text:p>10,83</text:p>
          </table:table-cell>
          <table:table-cell table:formula="of:=([.B443]+128)/256*0.8+0.1" office:value-type="float" office:value="0.533843750000001" calcext:value-type="float">
            <text:p>0,53384375</text:p>
          </table:table-cell>
          <table:table-cell/>
          <table:table-cell table:formula="of:=[.C448]" office:value-type="float" office:value="0.536312500000001" calcext:value-type="float">
            <text:p>0,5363125</text:p>
          </table:table-cell>
          <table:table-cell table:formula="of:=[.C447]" office:value-type="float" office:value="0.586" calcext:value-type="float">
            <text:p>0,586</text:p>
          </table:table-cell>
          <table:table-cell table:formula="of:=[.C446]" office:value-type="float" office:value="0.682625" calcext:value-type="float">
            <text:p>0,682625</text:p>
          </table:table-cell>
          <table:table-cell table:formula="of:=[.C445]" office:value-type="float" office:value="0.587249999999999" calcext:value-type="float">
            <text:p>0,58725</text:p>
          </table:table-cell>
          <table:table-cell table:formula="of:=[.C444]" office:value-type="float" office:value="0.4563125" calcext:value-type="float">
            <text:p>0,4563125</text:p>
          </table:table-cell>
          <table:table-cell/>
          <table:table-cell table:formula="of:=[.C443]" office:value-type="float" office:value="0.533843750000001" calcext:value-type="float">
            <text:p>0,53384375</text:p>
          </table:table-cell>
          <table:table-cell table:number-columns-repeated="3"/>
        </table:table-row>
        <table:table-row table:style-name="ro1">
          <table:table-cell office:value-type="float" office:value="2489.39" calcext:value-type="float">
            <text:p>2489,39</text:p>
          </table:table-cell>
          <table:table-cell table:formula="of:=[.A444]-[.A445]" office:value-type="float" office:value="-13.98" calcext:value-type="float">
            <text:p>-13,98</text:p>
          </table:table-cell>
          <table:table-cell table:formula="of:=([.B444]+128)/256*0.8+0.1" office:value-type="float" office:value="0.4563125" calcext:value-type="float">
            <text:p>0,4563125</text:p>
          </table:table-cell>
          <table:table-cell/>
          <table:table-cell table:formula="of:=[.C449]" office:value-type="float" office:value="0.4721875" calcext:value-type="float">
            <text:p>0,4721875</text:p>
          </table:table-cell>
          <table:table-cell table:formula="of:=[.C448]" office:value-type="float" office:value="0.536312500000001" calcext:value-type="float">
            <text:p>0,5363125</text:p>
          </table:table-cell>
          <table:table-cell table:formula="of:=[.C447]" office:value-type="float" office:value="0.586" calcext:value-type="float">
            <text:p>0,586</text:p>
          </table:table-cell>
          <table:table-cell table:formula="of:=[.C446]" office:value-type="float" office:value="0.682625" calcext:value-type="float">
            <text:p>0,682625</text:p>
          </table:table-cell>
          <table:table-cell table:formula="of:=[.C445]" office:value-type="float" office:value="0.587249999999999" calcext:value-type="float">
            <text:p>0,58725</text:p>
          </table:table-cell>
          <table:table-cell/>
          <table:table-cell table:formula="of:=[.C444]" office:value-type="float" office:value="0.4563125" calcext:value-type="float">
            <text:p>0,4563125</text:p>
          </table:table-cell>
          <table:table-cell table:number-columns-repeated="3"/>
        </table:table-row>
        <table:table-row table:style-name="ro1">
          <table:table-cell office:value-type="float" office:value="2503.37" calcext:value-type="float">
            <text:p>2503,37</text:p>
          </table:table-cell>
          <table:table-cell table:formula="of:=[.A445]-[.A446]" office:value-type="float" office:value="27.9199999999996" calcext:value-type="float">
            <text:p>27,92</text:p>
          </table:table-cell>
          <table:table-cell table:formula="of:=([.B445]+128)/256*0.8+0.1" office:value-type="float" office:value="0.587249999999999" calcext:value-type="float">
            <text:p>0,58725</text:p>
          </table:table-cell>
          <table:table-cell/>
          <table:table-cell table:formula="of:=[.C450]" office:value-type="float" office:value="0.516374999999999" calcext:value-type="float">
            <text:p>0,516375</text:p>
          </table:table-cell>
          <table:table-cell table:formula="of:=[.C449]" office:value-type="float" office:value="0.4721875" calcext:value-type="float">
            <text:p>0,4721875</text:p>
          </table:table-cell>
          <table:table-cell table:formula="of:=[.C448]" office:value-type="float" office:value="0.536312500000001" calcext:value-type="float">
            <text:p>0,5363125</text:p>
          </table:table-cell>
          <table:table-cell table:formula="of:=[.C447]" office:value-type="float" office:value="0.586" calcext:value-type="float">
            <text:p>0,586</text:p>
          </table:table-cell>
          <table:table-cell table:formula="of:=[.C446]" office:value-type="float" office:value="0.682625" calcext:value-type="float">
            <text:p>0,682625</text:p>
          </table:table-cell>
          <table:table-cell/>
          <table:table-cell table:formula="of:=[.C445]" office:value-type="float" office:value="0.587249999999999" calcext:value-type="float">
            <text:p>0,58725</text:p>
          </table:table-cell>
          <table:table-cell table:number-columns-repeated="3"/>
        </table:table-row>
        <table:table-row table:style-name="ro1">
          <table:table-cell office:value-type="float" office:value="2475.45" calcext:value-type="float">
            <text:p>2475,45</text:p>
          </table:table-cell>
          <table:table-cell table:formula="of:=[.A446]-[.A447]" office:value-type="float" office:value="58.4400000000001" calcext:value-type="float">
            <text:p>58,44</text:p>
          </table:table-cell>
          <table:table-cell table:formula="of:=([.B446]+128)/256*0.8+0.1" office:value-type="float" office:value="0.682625" calcext:value-type="float">
            <text:p>0,682625</text:p>
          </table:table-cell>
          <table:table-cell/>
          <table:table-cell table:formula="of:=[.C451]" office:value-type="float" office:value="0.565468750000001" calcext:value-type="float">
            <text:p>0,56546875</text:p>
          </table:table-cell>
          <table:table-cell table:formula="of:=[.C450]" office:value-type="float" office:value="0.516374999999999" calcext:value-type="float">
            <text:p>0,516375</text:p>
          </table:table-cell>
          <table:table-cell table:formula="of:=[.C449]" office:value-type="float" office:value="0.4721875" calcext:value-type="float">
            <text:p>0,4721875</text:p>
          </table:table-cell>
          <table:table-cell table:formula="of:=[.C448]" office:value-type="float" office:value="0.536312500000001" calcext:value-type="float">
            <text:p>0,5363125</text:p>
          </table:table-cell>
          <table:table-cell table:formula="of:=[.C447]" office:value-type="float" office:value="0.586" calcext:value-type="float">
            <text:p>0,586</text:p>
          </table:table-cell>
          <table:table-cell/>
          <table:table-cell table:formula="of:=[.C446]" office:value-type="float" office:value="0.682625" calcext:value-type="float">
            <text:p>0,682625</text:p>
          </table:table-cell>
          <table:table-cell table:number-columns-repeated="3"/>
        </table:table-row>
        <table:table-row table:style-name="ro1">
          <table:table-cell office:value-type="float" office:value="2417.01" calcext:value-type="float">
            <text:p>2417,01</text:p>
          </table:table-cell>
          <table:table-cell table:formula="of:=[.A447]-[.A448]" office:value-type="float" office:value="27.52" calcext:value-type="float">
            <text:p>27,52</text:p>
          </table:table-cell>
          <table:table-cell table:formula="of:=([.B447]+128)/256*0.8+0.1" office:value-type="float" office:value="0.586" calcext:value-type="float">
            <text:p>0,586</text:p>
          </table:table-cell>
          <table:table-cell/>
          <table:table-cell table:formula="of:=[.C452]" office:value-type="float" office:value="0.47296875" calcext:value-type="float">
            <text:p>0,47296875</text:p>
          </table:table-cell>
          <table:table-cell table:formula="of:=[.C451]" office:value-type="float" office:value="0.565468750000001" calcext:value-type="float">
            <text:p>0,56546875</text:p>
          </table:table-cell>
          <table:table-cell table:formula="of:=[.C450]" office:value-type="float" office:value="0.516374999999999" calcext:value-type="float">
            <text:p>0,516375</text:p>
          </table:table-cell>
          <table:table-cell table:formula="of:=[.C449]" office:value-type="float" office:value="0.4721875" calcext:value-type="float">
            <text:p>0,4721875</text:p>
          </table:table-cell>
          <table:table-cell table:formula="of:=[.C448]" office:value-type="float" office:value="0.536312500000001" calcext:value-type="float">
            <text:p>0,5363125</text:p>
          </table:table-cell>
          <table:table-cell/>
          <table:table-cell table:formula="of:=[.C447]" office:value-type="float" office:value="0.586" calcext:value-type="float">
            <text:p>0,586</text:p>
          </table:table-cell>
          <table:table-cell table:number-columns-repeated="3"/>
        </table:table-row>
        <table:table-row table:style-name="ro1">
          <table:table-cell office:value-type="float" office:value="2389.49" calcext:value-type="float">
            <text:p>2389,49</text:p>
          </table:table-cell>
          <table:table-cell table:formula="of:=[.A448]-[.A449]" office:value-type="float" office:value="11.6200000000003" calcext:value-type="float">
            <text:p>11,62</text:p>
          </table:table-cell>
          <table:table-cell table:formula="of:=([.B448]+128)/256*0.8+0.1" office:value-type="float" office:value="0.536312500000001" calcext:value-type="float">
            <text:p>0,5363125</text:p>
          </table:table-cell>
          <table:table-cell/>
          <table:table-cell table:formula="of:=[.C453]" office:value-type="float" office:value="0.521312500000001" calcext:value-type="float">
            <text:p>0,5213125</text:p>
          </table:table-cell>
          <table:table-cell table:formula="of:=[.C452]" office:value-type="float" office:value="0.47296875" calcext:value-type="float">
            <text:p>0,47296875</text:p>
          </table:table-cell>
          <table:table-cell table:formula="of:=[.C451]" office:value-type="float" office:value="0.565468750000001" calcext:value-type="float">
            <text:p>0,56546875</text:p>
          </table:table-cell>
          <table:table-cell table:formula="of:=[.C450]" office:value-type="float" office:value="0.516374999999999" calcext:value-type="float">
            <text:p>0,516375</text:p>
          </table:table-cell>
          <table:table-cell table:formula="of:=[.C449]" office:value-type="float" office:value="0.4721875" calcext:value-type="float">
            <text:p>0,4721875</text:p>
          </table:table-cell>
          <table:table-cell/>
          <table:table-cell table:formula="of:=[.C448]" office:value-type="float" office:value="0.536312500000001" calcext:value-type="float">
            <text:p>0,5363125</text:p>
          </table:table-cell>
          <table:table-cell table:number-columns-repeated="3"/>
        </table:table-row>
        <table:table-row table:style-name="ro1">
          <table:table-cell office:value-type="float" office:value="2377.87" calcext:value-type="float">
            <text:p>2377,87</text:p>
          </table:table-cell>
          <table:table-cell table:formula="of:=[.A449]-[.A450]" office:value-type="float" office:value="-8.90000000000009" calcext:value-type="float">
            <text:p>-8,9</text:p>
          </table:table-cell>
          <table:table-cell table:formula="of:=([.B449]+128)/256*0.8+0.1" office:value-type="float" office:value="0.4721875" calcext:value-type="float">
            <text:p>0,4721875</text:p>
          </table:table-cell>
          <table:table-cell/>
          <table:table-cell table:formula="of:=[.C454]" office:value-type="float" office:value="0.424031249999999" calcext:value-type="float">
            <text:p>0,42403125</text:p>
          </table:table-cell>
          <table:table-cell table:formula="of:=[.C453]" office:value-type="float" office:value="0.521312500000001" calcext:value-type="float">
            <text:p>0,5213125</text:p>
          </table:table-cell>
          <table:table-cell table:formula="of:=[.C452]" office:value-type="float" office:value="0.47296875" calcext:value-type="float">
            <text:p>0,47296875</text:p>
          </table:table-cell>
          <table:table-cell table:formula="of:=[.C451]" office:value-type="float" office:value="0.565468750000001" calcext:value-type="float">
            <text:p>0,56546875</text:p>
          </table:table-cell>
          <table:table-cell table:formula="of:=[.C450]" office:value-type="float" office:value="0.516374999999999" calcext:value-type="float">
            <text:p>0,516375</text:p>
          </table:table-cell>
          <table:table-cell/>
          <table:table-cell table:formula="of:=[.C449]" office:value-type="float" office:value="0.4721875" calcext:value-type="float">
            <text:p>0,4721875</text:p>
          </table:table-cell>
          <table:table-cell table:number-columns-repeated="3"/>
        </table:table-row>
        <table:table-row table:style-name="ro1">
          <table:table-cell office:value-type="float" office:value="2386.77" calcext:value-type="float">
            <text:p>2386,77</text:p>
          </table:table-cell>
          <table:table-cell table:formula="of:=[.A450]-[.A451]" office:value-type="float" office:value="5.23999999999978" calcext:value-type="float">
            <text:p>5,24</text:p>
          </table:table-cell>
          <table:table-cell table:formula="of:=([.B450]+128)/256*0.8+0.1" office:value-type="float" office:value="0.516374999999999" calcext:value-type="float">
            <text:p>0,516375</text:p>
          </table:table-cell>
          <table:table-cell/>
          <table:table-cell table:formula="of:=[.C455]" office:value-type="float" office:value="0.432968750000001" calcext:value-type="float">
            <text:p>0,43296875</text:p>
          </table:table-cell>
          <table:table-cell table:formula="of:=[.C454]" office:value-type="float" office:value="0.424031249999999" calcext:value-type="float">
            <text:p>0,42403125</text:p>
          </table:table-cell>
          <table:table-cell table:formula="of:=[.C453]" office:value-type="float" office:value="0.521312500000001" calcext:value-type="float">
            <text:p>0,5213125</text:p>
          </table:table-cell>
          <table:table-cell table:formula="of:=[.C452]" office:value-type="float" office:value="0.47296875" calcext:value-type="float">
            <text:p>0,47296875</text:p>
          </table:table-cell>
          <table:table-cell table:formula="of:=[.C451]" office:value-type="float" office:value="0.565468750000001" calcext:value-type="float">
            <text:p>0,56546875</text:p>
          </table:table-cell>
          <table:table-cell/>
          <table:table-cell table:formula="of:=[.C450]" office:value-type="float" office:value="0.516374999999999" calcext:value-type="float">
            <text:p>0,516375</text:p>
          </table:table-cell>
          <table:table-cell table:number-columns-repeated="3"/>
        </table:table-row>
        <table:table-row table:style-name="ro1">
          <table:table-cell office:value-type="float" office:value="2381.53" calcext:value-type="float">
            <text:p>2381,53</text:p>
          </table:table-cell>
          <table:table-cell table:formula="of:=[.A451]-[.A452]" office:value-type="float" office:value="20.9500000000003" calcext:value-type="float">
            <text:p>20,95</text:p>
          </table:table-cell>
          <table:table-cell table:formula="of:=([.B451]+128)/256*0.8+0.1" office:value-type="float" office:value="0.565468750000001" calcext:value-type="float">
            <text:p>0,56546875</text:p>
          </table:table-cell>
          <table:table-cell/>
          <table:table-cell table:formula="of:=[.C456]" office:value-type="float" office:value="0.54559375" calcext:value-type="float">
            <text:p>0,54559375</text:p>
          </table:table-cell>
          <table:table-cell table:formula="of:=[.C455]" office:value-type="float" office:value="0.432968750000001" calcext:value-type="float">
            <text:p>0,43296875</text:p>
          </table:table-cell>
          <table:table-cell table:formula="of:=[.C454]" office:value-type="float" office:value="0.424031249999999" calcext:value-type="float">
            <text:p>0,42403125</text:p>
          </table:table-cell>
          <table:table-cell table:formula="of:=[.C453]" office:value-type="float" office:value="0.521312500000001" calcext:value-type="float">
            <text:p>0,5213125</text:p>
          </table:table-cell>
          <table:table-cell table:formula="of:=[.C452]" office:value-type="float" office:value="0.47296875" calcext:value-type="float">
            <text:p>0,47296875</text:p>
          </table:table-cell>
          <table:table-cell/>
          <table:table-cell table:formula="of:=[.C451]" office:value-type="float" office:value="0.565468750000001" calcext:value-type="float">
            <text:p>0,56546875</text:p>
          </table:table-cell>
          <table:table-cell table:number-columns-repeated="3"/>
        </table:table-row>
        <table:table-row table:style-name="ro1">
          <table:table-cell office:value-type="float" office:value="2360.58" calcext:value-type="float">
            <text:p>2360,58</text:p>
          </table:table-cell>
          <table:table-cell table:formula="of:=[.A452]-[.A453]" office:value-type="float" office:value="-8.65000000000009" calcext:value-type="float">
            <text:p>-8,65</text:p>
          </table:table-cell>
          <table:table-cell table:formula="of:=([.B452]+128)/256*0.8+0.1" office:value-type="float" office:value="0.47296875" calcext:value-type="float">
            <text:p>0,47296875</text:p>
          </table:table-cell>
          <table:table-cell/>
          <table:table-cell table:formula="of:=[.C457]" office:value-type="float" office:value="0.51725" calcext:value-type="float">
            <text:p>0,51725</text:p>
          </table:table-cell>
          <table:table-cell table:formula="of:=[.C456]" office:value-type="float" office:value="0.54559375" calcext:value-type="float">
            <text:p>0,54559375</text:p>
          </table:table-cell>
          <table:table-cell table:formula="of:=[.C455]" office:value-type="float" office:value="0.432968750000001" calcext:value-type="float">
            <text:p>0,43296875</text:p>
          </table:table-cell>
          <table:table-cell table:formula="of:=[.C454]" office:value-type="float" office:value="0.424031249999999" calcext:value-type="float">
            <text:p>0,42403125</text:p>
          </table:table-cell>
          <table:table-cell table:formula="of:=[.C453]" office:value-type="float" office:value="0.521312500000001" calcext:value-type="float">
            <text:p>0,5213125</text:p>
          </table:table-cell>
          <table:table-cell/>
          <table:table-cell table:formula="of:=[.C452]" office:value-type="float" office:value="0.47296875" calcext:value-type="float">
            <text:p>0,47296875</text:p>
          </table:table-cell>
          <table:table-cell table:number-columns-repeated="3"/>
        </table:table-row>
        <table:table-row table:style-name="ro1">
          <table:table-cell office:value-type="float" office:value="2369.23" calcext:value-type="float">
            <text:p>2369,23</text:p>
          </table:table-cell>
          <table:table-cell table:formula="of:=[.A453]-[.A454]" office:value-type="float" office:value="6.82000000000016" calcext:value-type="float">
            <text:p>6,82</text:p>
          </table:table-cell>
          <table:table-cell table:formula="of:=([.B453]+128)/256*0.8+0.1" office:value-type="float" office:value="0.521312500000001" calcext:value-type="float">
            <text:p>0,5213125</text:p>
          </table:table-cell>
          <table:table-cell/>
          <table:table-cell table:formula="of:=[.C458]" office:value-type="float" office:value="0.48325" calcext:value-type="float">
            <text:p>0,48325</text:p>
          </table:table-cell>
          <table:table-cell table:formula="of:=[.C457]" office:value-type="float" office:value="0.51725" calcext:value-type="float">
            <text:p>0,51725</text:p>
          </table:table-cell>
          <table:table-cell table:formula="of:=[.C456]" office:value-type="float" office:value="0.54559375" calcext:value-type="float">
            <text:p>0,54559375</text:p>
          </table:table-cell>
          <table:table-cell table:formula="of:=[.C455]" office:value-type="float" office:value="0.432968750000001" calcext:value-type="float">
            <text:p>0,43296875</text:p>
          </table:table-cell>
          <table:table-cell table:formula="of:=[.C454]" office:value-type="float" office:value="0.424031249999999" calcext:value-type="float">
            <text:p>0,42403125</text:p>
          </table:table-cell>
          <table:table-cell/>
          <table:table-cell table:formula="of:=[.C453]" office:value-type="float" office:value="0.521312500000001" calcext:value-type="float">
            <text:p>0,5213125</text:p>
          </table:table-cell>
          <table:table-cell table:number-columns-repeated="3"/>
        </table:table-row>
        <table:table-row table:style-name="ro1">
          <table:table-cell office:value-type="float" office:value="2362.41" calcext:value-type="float">
            <text:p>2362,41</text:p>
          </table:table-cell>
          <table:table-cell table:formula="of:=[.A454]-[.A455]" office:value-type="float" office:value="-24.3100000000004" calcext:value-type="float">
            <text:p>-24,31</text:p>
          </table:table-cell>
          <table:table-cell table:formula="of:=([.B454]+128)/256*0.8+0.1" office:value-type="float" office:value="0.424031249999999" calcext:value-type="float">
            <text:p>0,42403125</text:p>
          </table:table-cell>
          <table:table-cell/>
          <table:table-cell table:formula="of:=[.C459]" office:value-type="float" office:value="0.41753125" calcext:value-type="float">
            <text:p>0,41753125</text:p>
          </table:table-cell>
          <table:table-cell table:formula="of:=[.C458]" office:value-type="float" office:value="0.48325" calcext:value-type="float">
            <text:p>0,48325</text:p>
          </table:table-cell>
          <table:table-cell table:formula="of:=[.C457]" office:value-type="float" office:value="0.51725" calcext:value-type="float">
            <text:p>0,51725</text:p>
          </table:table-cell>
          <table:table-cell table:formula="of:=[.C456]" office:value-type="float" office:value="0.54559375" calcext:value-type="float">
            <text:p>0,54559375</text:p>
          </table:table-cell>
          <table:table-cell table:formula="of:=[.C455]" office:value-type="float" office:value="0.432968750000001" calcext:value-type="float">
            <text:p>0,43296875</text:p>
          </table:table-cell>
          <table:table-cell/>
          <table:table-cell table:formula="of:=[.C454]" office:value-type="float" office:value="0.424031249999999" calcext:value-type="float">
            <text:p>0,42403125</text:p>
          </table:table-cell>
          <table:table-cell table:number-columns-repeated="3"/>
        </table:table-row>
        <table:table-row table:style-name="ro1">
          <table:table-cell office:value-type="float" office:value="2386.72" calcext:value-type="float">
            <text:p>2386,72</text:p>
          </table:table-cell>
          <table:table-cell table:formula="of:=[.A455]-[.A456]" office:value-type="float" office:value="-21.4499999999998" calcext:value-type="float">
            <text:p>-21,45</text:p>
          </table:table-cell>
          <table:table-cell table:formula="of:=([.B455]+128)/256*0.8+0.1" office:value-type="float" office:value="0.432968750000001" calcext:value-type="float">
            <text:p>0,43296875</text:p>
          </table:table-cell>
          <table:table-cell/>
          <table:table-cell table:formula="of:=[.C460]" office:value-type="float" office:value="0.37075" calcext:value-type="float">
            <text:p>0,37075</text:p>
          </table:table-cell>
          <table:table-cell table:formula="of:=[.C459]" office:value-type="float" office:value="0.41753125" calcext:value-type="float">
            <text:p>0,41753125</text:p>
          </table:table-cell>
          <table:table-cell table:formula="of:=[.C458]" office:value-type="float" office:value="0.48325" calcext:value-type="float">
            <text:p>0,48325</text:p>
          </table:table-cell>
          <table:table-cell table:formula="of:=[.C457]" office:value-type="float" office:value="0.51725" calcext:value-type="float">
            <text:p>0,51725</text:p>
          </table:table-cell>
          <table:table-cell table:formula="of:=[.C456]" office:value-type="float" office:value="0.54559375" calcext:value-type="float">
            <text:p>0,54559375</text:p>
          </table:table-cell>
          <table:table-cell/>
          <table:table-cell table:formula="of:=[.C455]" office:value-type="float" office:value="0.432968750000001" calcext:value-type="float">
            <text:p>0,43296875</text:p>
          </table:table-cell>
          <table:table-cell table:number-columns-repeated="3"/>
        </table:table-row>
        <table:table-row table:style-name="ro1">
          <table:table-cell office:value-type="float" office:value="2408.17" calcext:value-type="float">
            <text:p>2408,17</text:p>
          </table:table-cell>
          <table:table-cell table:formula="of:=[.A456]-[.A457]" office:value-type="float" office:value="14.5900000000001" calcext:value-type="float">
            <text:p>14,59</text:p>
          </table:table-cell>
          <table:table-cell table:formula="of:=([.B456]+128)/256*0.8+0.1" office:value-type="float" office:value="0.54559375" calcext:value-type="float">
            <text:p>0,54559375</text:p>
          </table:table-cell>
          <table:table-cell/>
          <table:table-cell table:formula="of:=[.C461]" office:value-type="float" office:value="0.468625" calcext:value-type="float">
            <text:p>0,468625</text:p>
          </table:table-cell>
          <table:table-cell table:formula="of:=[.C460]" office:value-type="float" office:value="0.37075" calcext:value-type="float">
            <text:p>0,37075</text:p>
          </table:table-cell>
          <table:table-cell table:formula="of:=[.C459]" office:value-type="float" office:value="0.41753125" calcext:value-type="float">
            <text:p>0,41753125</text:p>
          </table:table-cell>
          <table:table-cell table:formula="of:=[.C458]" office:value-type="float" office:value="0.48325" calcext:value-type="float">
            <text:p>0,48325</text:p>
          </table:table-cell>
          <table:table-cell table:formula="of:=[.C457]" office:value-type="float" office:value="0.51725" calcext:value-type="float">
            <text:p>0,51725</text:p>
          </table:table-cell>
          <table:table-cell/>
          <table:table-cell table:formula="of:=[.C456]" office:value-type="float" office:value="0.54559375" calcext:value-type="float">
            <text:p>0,54559375</text:p>
          </table:table-cell>
          <table:table-cell table:number-columns-repeated="3"/>
        </table:table-row>
        <table:table-row table:style-name="ro1">
          <table:table-cell office:value-type="float" office:value="2393.58" calcext:value-type="float">
            <text:p>2393,58</text:p>
          </table:table-cell>
          <table:table-cell table:formula="of:=[.A457]-[.A458]" office:value-type="float" office:value="5.51999999999998" calcext:value-type="float">
            <text:p>5,52</text:p>
          </table:table-cell>
          <table:table-cell table:formula="of:=([.B457]+128)/256*0.8+0.1" office:value-type="float" office:value="0.51725" calcext:value-type="float">
            <text:p>0,51725</text:p>
          </table:table-cell>
          <table:table-cell/>
          <table:table-cell table:formula="of:=[.C462]" office:value-type="float" office:value="0.44596875" calcext:value-type="float">
            <text:p>0,44596875</text:p>
          </table:table-cell>
          <table:table-cell table:formula="of:=[.C461]" office:value-type="float" office:value="0.468625" calcext:value-type="float">
            <text:p>0,468625</text:p>
          </table:table-cell>
          <table:table-cell table:formula="of:=[.C460]" office:value-type="float" office:value="0.37075" calcext:value-type="float">
            <text:p>0,37075</text:p>
          </table:table-cell>
          <table:table-cell table:formula="of:=[.C459]" office:value-type="float" office:value="0.41753125" calcext:value-type="float">
            <text:p>0,41753125</text:p>
          </table:table-cell>
          <table:table-cell table:formula="of:=[.C458]" office:value-type="float" office:value="0.48325" calcext:value-type="float">
            <text:p>0,48325</text:p>
          </table:table-cell>
          <table:table-cell/>
          <table:table-cell table:formula="of:=[.C457]" office:value-type="float" office:value="0.51725" calcext:value-type="float">
            <text:p>0,51725</text:p>
          </table:table-cell>
          <table:table-cell table:number-columns-repeated="3"/>
        </table:table-row>
        <table:table-row table:style-name="ro1">
          <table:table-cell office:value-type="float" office:value="2388.06" calcext:value-type="float">
            <text:p>2388,06</text:p>
          </table:table-cell>
          <table:table-cell table:formula="of:=[.A458]-[.A459]" office:value-type="float" office:value="-5.36000000000013" calcext:value-type="float">
            <text:p>-5,36</text:p>
          </table:table-cell>
          <table:table-cell table:formula="of:=([.B458]+128)/256*0.8+0.1" office:value-type="float" office:value="0.48325" calcext:value-type="float">
            <text:p>0,48325</text:p>
          </table:table-cell>
          <table:table-cell/>
          <table:table-cell table:formula="of:=[.C463]" office:value-type="float" office:value="0.560843749999999" calcext:value-type="float">
            <text:p>0,56084375</text:p>
          </table:table-cell>
          <table:table-cell table:formula="of:=[.C462]" office:value-type="float" office:value="0.44596875" calcext:value-type="float">
            <text:p>0,44596875</text:p>
          </table:table-cell>
          <table:table-cell table:formula="of:=[.C461]" office:value-type="float" office:value="0.468625" calcext:value-type="float">
            <text:p>0,468625</text:p>
          </table:table-cell>
          <table:table-cell table:formula="of:=[.C460]" office:value-type="float" office:value="0.37075" calcext:value-type="float">
            <text:p>0,37075</text:p>
          </table:table-cell>
          <table:table-cell table:formula="of:=[.C459]" office:value-type="float" office:value="0.41753125" calcext:value-type="float">
            <text:p>0,41753125</text:p>
          </table:table-cell>
          <table:table-cell/>
          <table:table-cell table:formula="of:=[.C458]" office:value-type="float" office:value="0.48325" calcext:value-type="float">
            <text:p>0,48325</text:p>
          </table:table-cell>
          <table:table-cell table:number-columns-repeated="3"/>
        </table:table-row>
        <table:table-row table:style-name="ro1">
          <table:table-cell office:value-type="float" office:value="2393.42" calcext:value-type="float">
            <text:p>2393,42</text:p>
          </table:table-cell>
          <table:table-cell table:formula="of:=[.A459]-[.A460]" office:value-type="float" office:value="-26.3899999999999" calcext:value-type="float">
            <text:p>-26,39</text:p>
          </table:table-cell>
          <table:table-cell table:formula="of:=([.B459]+128)/256*0.8+0.1" office:value-type="float" office:value="0.41753125" calcext:value-type="float">
            <text:p>0,41753125</text:p>
          </table:table-cell>
          <table:table-cell/>
          <table:table-cell table:formula="of:=[.C464]" office:value-type="float" office:value="0.443625" calcext:value-type="float">
            <text:p>0,443625</text:p>
          </table:table-cell>
          <table:table-cell table:formula="of:=[.C463]" office:value-type="float" office:value="0.560843749999999" calcext:value-type="float">
            <text:p>0,56084375</text:p>
          </table:table-cell>
          <table:table-cell table:formula="of:=[.C462]" office:value-type="float" office:value="0.44596875" calcext:value-type="float">
            <text:p>0,44596875</text:p>
          </table:table-cell>
          <table:table-cell table:formula="of:=[.C461]" office:value-type="float" office:value="0.468625" calcext:value-type="float">
            <text:p>0,468625</text:p>
          </table:table-cell>
          <table:table-cell table:formula="of:=[.C460]" office:value-type="float" office:value="0.37075" calcext:value-type="float">
            <text:p>0,37075</text:p>
          </table:table-cell>
          <table:table-cell/>
          <table:table-cell table:formula="of:=[.C459]" office:value-type="float" office:value="0.41753125" calcext:value-type="float">
            <text:p>0,41753125</text:p>
          </table:table-cell>
          <table:table-cell table:number-columns-repeated="3"/>
        </table:table-row>
        <table:table-row table:style-name="ro1">
          <table:table-cell office:value-type="float" office:value="2419.81" calcext:value-type="float">
            <text:p>2419,81</text:p>
          </table:table-cell>
          <table:table-cell table:formula="of:=[.A460]-[.A461]" office:value-type="float" office:value="-41.3600000000001" calcext:value-type="float">
            <text:p>-41,36</text:p>
          </table:table-cell>
          <table:table-cell table:formula="of:=([.B460]+128)/256*0.8+0.1" office:value-type="float" office:value="0.37075" calcext:value-type="float">
            <text:p>0,37075</text:p>
          </table:table-cell>
          <table:table-cell/>
          <table:table-cell table:formula="of:=[.C465]" office:value-type="float" office:value="0.4751875" calcext:value-type="float">
            <text:p>0,4751875</text:p>
          </table:table-cell>
          <table:table-cell table:formula="of:=[.C464]" office:value-type="float" office:value="0.443625" calcext:value-type="float">
            <text:p>0,443625</text:p>
          </table:table-cell>
          <table:table-cell table:formula="of:=[.C463]" office:value-type="float" office:value="0.560843749999999" calcext:value-type="float">
            <text:p>0,56084375</text:p>
          </table:table-cell>
          <table:table-cell table:formula="of:=[.C462]" office:value-type="float" office:value="0.44596875" calcext:value-type="float">
            <text:p>0,44596875</text:p>
          </table:table-cell>
          <table:table-cell table:formula="of:=[.C461]" office:value-type="float" office:value="0.468625" calcext:value-type="float">
            <text:p>0,468625</text:p>
          </table:table-cell>
          <table:table-cell/>
          <table:table-cell table:formula="of:=[.C460]" office:value-type="float" office:value="0.37075" calcext:value-type="float">
            <text:p>0,37075</text:p>
          </table:table-cell>
          <table:table-cell table:number-columns-repeated="3"/>
        </table:table-row>
        <table:table-row table:style-name="ro1">
          <table:table-cell office:value-type="float" office:value="2461.17" calcext:value-type="float">
            <text:p>2461,17</text:p>
          </table:table-cell>
          <table:table-cell table:formula="of:=[.A461]-[.A462]" office:value-type="float" office:value="-10.04" calcext:value-type="float">
            <text:p>-10,04</text:p>
          </table:table-cell>
          <table:table-cell table:formula="of:=([.B461]+128)/256*0.8+0.1" office:value-type="float" office:value="0.468625" calcext:value-type="float">
            <text:p>0,468625</text:p>
          </table:table-cell>
          <table:table-cell/>
          <table:table-cell table:formula="of:=[.C466]" office:value-type="float" office:value="0.503375000000001" calcext:value-type="float">
            <text:p>0,503375</text:p>
          </table:table-cell>
          <table:table-cell table:formula="of:=[.C465]" office:value-type="float" office:value="0.4751875" calcext:value-type="float">
            <text:p>0,4751875</text:p>
          </table:table-cell>
          <table:table-cell table:formula="of:=[.C464]" office:value-type="float" office:value="0.443625" calcext:value-type="float">
            <text:p>0,443625</text:p>
          </table:table-cell>
          <table:table-cell table:formula="of:=[.C463]" office:value-type="float" office:value="0.560843749999999" calcext:value-type="float">
            <text:p>0,56084375</text:p>
          </table:table-cell>
          <table:table-cell table:formula="of:=[.C462]" office:value-type="float" office:value="0.44596875" calcext:value-type="float">
            <text:p>0,44596875</text:p>
          </table:table-cell>
          <table:table-cell/>
          <table:table-cell table:formula="of:=[.C461]" office:value-type="float" office:value="0.468625" calcext:value-type="float">
            <text:p>0,468625</text:p>
          </table:table-cell>
          <table:table-cell table:number-columns-repeated="3"/>
        </table:table-row>
        <table:table-row table:style-name="ro1">
          <table:table-cell office:value-type="float" office:value="2471.21" calcext:value-type="float">
            <text:p>2471,21</text:p>
          </table:table-cell>
          <table:table-cell table:formula="of:=[.A462]-[.A463]" office:value-type="float" office:value="-17.29" calcext:value-type="float">
            <text:p>-17,29</text:p>
          </table:table-cell>
          <table:table-cell table:formula="of:=([.B462]+128)/256*0.8+0.1" office:value-type="float" office:value="0.44596875" calcext:value-type="float">
            <text:p>0,44596875</text:p>
          </table:table-cell>
          <table:table-cell/>
          <table:table-cell table:formula="of:=[.C467]" office:value-type="float" office:value="0.372812499999999" calcext:value-type="float">
            <text:p>0,3728125</text:p>
          </table:table-cell>
          <table:table-cell table:formula="of:=[.C466]" office:value-type="float" office:value="0.503375000000001" calcext:value-type="float">
            <text:p>0,503375</text:p>
          </table:table-cell>
          <table:table-cell table:formula="of:=[.C465]" office:value-type="float" office:value="0.4751875" calcext:value-type="float">
            <text:p>0,4751875</text:p>
          </table:table-cell>
          <table:table-cell table:formula="of:=[.C464]" office:value-type="float" office:value="0.443625" calcext:value-type="float">
            <text:p>0,443625</text:p>
          </table:table-cell>
          <table:table-cell table:formula="of:=[.C463]" office:value-type="float" office:value="0.560843749999999" calcext:value-type="float">
            <text:p>0,56084375</text:p>
          </table:table-cell>
          <table:table-cell/>
          <table:table-cell table:formula="of:=[.C462]" office:value-type="float" office:value="0.44596875" calcext:value-type="float">
            <text:p>0,44596875</text:p>
          </table:table-cell>
          <table:table-cell table:number-columns-repeated="3"/>
        </table:table-row>
        <table:table-row table:style-name="ro1">
          <table:table-cell office:value-type="float" office:value="2488.5" calcext:value-type="float">
            <text:p>2488,5</text:p>
          </table:table-cell>
          <table:table-cell table:formula="of:=[.A463]-[.A464]" office:value-type="float" office:value="19.4699999999998" calcext:value-type="float">
            <text:p>19,47</text:p>
          </table:table-cell>
          <table:table-cell table:formula="of:=([.B463]+128)/256*0.8+0.1" office:value-type="float" office:value="0.560843749999999" calcext:value-type="float">
            <text:p>0,56084375</text:p>
          </table:table-cell>
          <table:table-cell/>
          <table:table-cell table:formula="of:=[.C468]" office:value-type="float" office:value="0.449375000000001" calcext:value-type="float">
            <text:p>0,449375</text:p>
          </table:table-cell>
          <table:table-cell table:formula="of:=[.C467]" office:value-type="float" office:value="0.372812499999999" calcext:value-type="float">
            <text:p>0,3728125</text:p>
          </table:table-cell>
          <table:table-cell table:formula="of:=[.C466]" office:value-type="float" office:value="0.503375000000001" calcext:value-type="float">
            <text:p>0,503375</text:p>
          </table:table-cell>
          <table:table-cell table:formula="of:=[.C465]" office:value-type="float" office:value="0.4751875" calcext:value-type="float">
            <text:p>0,4751875</text:p>
          </table:table-cell>
          <table:table-cell table:formula="of:=[.C464]" office:value-type="float" office:value="0.443625" calcext:value-type="float">
            <text:p>0,443625</text:p>
          </table:table-cell>
          <table:table-cell/>
          <table:table-cell table:formula="of:=[.C463]" office:value-type="float" office:value="0.560843749999999" calcext:value-type="float">
            <text:p>0,56084375</text:p>
          </table:table-cell>
          <table:table-cell table:number-columns-repeated="3"/>
        </table:table-row>
        <table:table-row table:style-name="ro1">
          <table:table-cell office:value-type="float" office:value="2469.03" calcext:value-type="float">
            <text:p>2469,03</text:p>
          </table:table-cell>
          <table:table-cell table:formula="of:=[.A464]-[.A465]" office:value-type="float" office:value="-18.04" calcext:value-type="float">
            <text:p>-18,04</text:p>
          </table:table-cell>
          <table:table-cell table:formula="of:=([.B464]+128)/256*0.8+0.1" office:value-type="float" office:value="0.443625" calcext:value-type="float">
            <text:p>0,443625</text:p>
          </table:table-cell>
          <table:table-cell/>
          <table:table-cell table:formula="of:=[.C469]" office:value-type="float" office:value="0.5421875" calcext:value-type="float">
            <text:p>0,5421875</text:p>
          </table:table-cell>
          <table:table-cell table:formula="of:=[.C468]" office:value-type="float" office:value="0.449375000000001" calcext:value-type="float">
            <text:p>0,449375</text:p>
          </table:table-cell>
          <table:table-cell table:formula="of:=[.C467]" office:value-type="float" office:value="0.372812499999999" calcext:value-type="float">
            <text:p>0,3728125</text:p>
          </table:table-cell>
          <table:table-cell table:formula="of:=[.C466]" office:value-type="float" office:value="0.503375000000001" calcext:value-type="float">
            <text:p>0,503375</text:p>
          </table:table-cell>
          <table:table-cell table:formula="of:=[.C465]" office:value-type="float" office:value="0.4751875" calcext:value-type="float">
            <text:p>0,4751875</text:p>
          </table:table-cell>
          <table:table-cell/>
          <table:table-cell table:formula="of:=[.C464]" office:value-type="float" office:value="0.443625" calcext:value-type="float">
            <text:p>0,443625</text:p>
          </table:table-cell>
          <table:table-cell table:number-columns-repeated="3"/>
        </table:table-row>
        <table:table-row table:style-name="ro1">
          <table:table-cell office:value-type="float" office:value="2487.07" calcext:value-type="float">
            <text:p>2487,07</text:p>
          </table:table-cell>
          <table:table-cell table:formula="of:=[.A465]-[.A466]" office:value-type="float" office:value="-7.94000000000005" calcext:value-type="float">
            <text:p>-7,94</text:p>
          </table:table-cell>
          <table:table-cell table:formula="of:=([.B465]+128)/256*0.8+0.1" office:value-type="float" office:value="0.4751875" calcext:value-type="float">
            <text:p>0,4751875</text:p>
          </table:table-cell>
          <table:table-cell/>
          <table:table-cell table:formula="of:=[.C470]" office:value-type="float" office:value="0.56640625" calcext:value-type="float">
            <text:p>0,56640625</text:p>
          </table:table-cell>
          <table:table-cell table:formula="of:=[.C469]" office:value-type="float" office:value="0.5421875" calcext:value-type="float">
            <text:p>0,5421875</text:p>
          </table:table-cell>
          <table:table-cell table:formula="of:=[.C468]" office:value-type="float" office:value="0.449375000000001" calcext:value-type="float">
            <text:p>0,449375</text:p>
          </table:table-cell>
          <table:table-cell table:formula="of:=[.C467]" office:value-type="float" office:value="0.372812499999999" calcext:value-type="float">
            <text:p>0,3728125</text:p>
          </table:table-cell>
          <table:table-cell table:formula="of:=[.C466]" office:value-type="float" office:value="0.503375000000001" calcext:value-type="float">
            <text:p>0,503375</text:p>
          </table:table-cell>
          <table:table-cell/>
          <table:table-cell table:formula="of:=[.C465]" office:value-type="float" office:value="0.4751875" calcext:value-type="float">
            <text:p>0,4751875</text:p>
          </table:table-cell>
          <table:table-cell table:number-columns-repeated="3"/>
        </table:table-row>
        <table:table-row table:style-name="ro1">
          <table:table-cell office:value-type="float" office:value="2495.01" calcext:value-type="float">
            <text:p>2495,01</text:p>
          </table:table-cell>
          <table:table-cell table:formula="of:=[.A466]-[.A467]" office:value-type="float" office:value="1.08000000000038" calcext:value-type="float">
            <text:p>1,08</text:p>
          </table:table-cell>
          <table:table-cell table:formula="of:=([.B466]+128)/256*0.8+0.1" office:value-type="float" office:value="0.503375000000001" calcext:value-type="float">
            <text:p>0,503375</text:p>
          </table:table-cell>
          <table:table-cell/>
          <table:table-cell table:formula="of:=[.C471]" office:value-type="float" office:value="0.56659375" calcext:value-type="float">
            <text:p>0,56659375</text:p>
          </table:table-cell>
          <table:table-cell table:formula="of:=[.C470]" office:value-type="float" office:value="0.56640625" calcext:value-type="float">
            <text:p>0,56640625</text:p>
          </table:table-cell>
          <table:table-cell table:formula="of:=[.C469]" office:value-type="float" office:value="0.5421875" calcext:value-type="float">
            <text:p>0,5421875</text:p>
          </table:table-cell>
          <table:table-cell table:formula="of:=[.C468]" office:value-type="float" office:value="0.449375000000001" calcext:value-type="float">
            <text:p>0,449375</text:p>
          </table:table-cell>
          <table:table-cell table:formula="of:=[.C467]" office:value-type="float" office:value="0.372812499999999" calcext:value-type="float">
            <text:p>0,3728125</text:p>
          </table:table-cell>
          <table:table-cell/>
          <table:table-cell table:formula="of:=[.C466]" office:value-type="float" office:value="0.503375000000001" calcext:value-type="float">
            <text:p>0,503375</text:p>
          </table:table-cell>
          <table:table-cell table:number-columns-repeated="3"/>
        </table:table-row>
        <table:table-row table:style-name="ro1">
          <table:table-cell office:value-type="float" office:value="2493.93" calcext:value-type="float">
            <text:p>2493,93</text:p>
          </table:table-cell>
          <table:table-cell table:formula="of:=[.A467]-[.A468]" office:value-type="float" office:value="-40.7000000000003" calcext:value-type="float">
            <text:p>-40,7</text:p>
          </table:table-cell>
          <table:table-cell table:formula="of:=([.B467]+128)/256*0.8+0.1" office:value-type="float" office:value="0.372812499999999" calcext:value-type="float">
            <text:p>0,3728125</text:p>
          </table:table-cell>
          <table:table-cell/>
          <table:table-cell table:formula="of:=[.C472]" office:value-type="float" office:value="0.51209375" calcext:value-type="float">
            <text:p>0,51209375</text:p>
          </table:table-cell>
          <table:table-cell table:formula="of:=[.C471]" office:value-type="float" office:value="0.56659375" calcext:value-type="float">
            <text:p>0,56659375</text:p>
          </table:table-cell>
          <table:table-cell table:formula="of:=[.C470]" office:value-type="float" office:value="0.56640625" calcext:value-type="float">
            <text:p>0,56640625</text:p>
          </table:table-cell>
          <table:table-cell table:formula="of:=[.C469]" office:value-type="float" office:value="0.5421875" calcext:value-type="float">
            <text:p>0,5421875</text:p>
          </table:table-cell>
          <table:table-cell table:formula="of:=[.C468]" office:value-type="float" office:value="0.449375000000001" calcext:value-type="float">
            <text:p>0,449375</text:p>
          </table:table-cell>
          <table:table-cell/>
          <table:table-cell table:formula="of:=[.C467]" office:value-type="float" office:value="0.372812499999999" calcext:value-type="float">
            <text:p>0,3728125</text:p>
          </table:table-cell>
          <table:table-cell table:number-columns-repeated="3"/>
        </table:table-row>
        <table:table-row table:style-name="ro1">
          <table:table-cell office:value-type="float" office:value="2534.63" calcext:value-type="float">
            <text:p>2534,63</text:p>
          </table:table-cell>
          <table:table-cell table:formula="of:=[.A468]-[.A469]" office:value-type="float" office:value="-16.1999999999998" calcext:value-type="float">
            <text:p>-16,2</text:p>
          </table:table-cell>
          <table:table-cell table:formula="of:=([.B468]+128)/256*0.8+0.1" office:value-type="float" office:value="0.449375000000001" calcext:value-type="float">
            <text:p>0,449375</text:p>
          </table:table-cell>
          <table:table-cell/>
          <table:table-cell table:formula="of:=[.C473]" office:value-type="float" office:value="0.41515625" calcext:value-type="float">
            <text:p>0,41515625</text:p>
          </table:table-cell>
          <table:table-cell table:formula="of:=[.C472]" office:value-type="float" office:value="0.51209375" calcext:value-type="float">
            <text:p>0,51209375</text:p>
          </table:table-cell>
          <table:table-cell table:formula="of:=[.C471]" office:value-type="float" office:value="0.56659375" calcext:value-type="float">
            <text:p>0,56659375</text:p>
          </table:table-cell>
          <table:table-cell table:formula="of:=[.C470]" office:value-type="float" office:value="0.56640625" calcext:value-type="float">
            <text:p>0,56640625</text:p>
          </table:table-cell>
          <table:table-cell table:formula="of:=[.C469]" office:value-type="float" office:value="0.5421875" calcext:value-type="float">
            <text:p>0,5421875</text:p>
          </table:table-cell>
          <table:table-cell/>
          <table:table-cell table:formula="of:=[.C468]" office:value-type="float" office:value="0.449375000000001" calcext:value-type="float">
            <text:p>0,449375</text:p>
          </table:table-cell>
          <table:table-cell table:number-columns-repeated="3"/>
        </table:table-row>
        <table:table-row table:style-name="ro1">
          <table:table-cell office:value-type="float" office:value="2550.83" calcext:value-type="float">
            <text:p>2550,83</text:p>
          </table:table-cell>
          <table:table-cell table:formula="of:=[.A469]-[.A470]" office:value-type="float" office:value="13.5" calcext:value-type="float">
            <text:p>13,5</text:p>
          </table:table-cell>
          <table:table-cell table:formula="of:=([.B469]+128)/256*0.8+0.1" office:value-type="float" office:value="0.5421875" calcext:value-type="float">
            <text:p>0,5421875</text:p>
          </table:table-cell>
          <table:table-cell/>
          <table:table-cell table:formula="of:=[.C474]" office:value-type="float" office:value="0.4854375" calcext:value-type="float">
            <text:p>0,4854375</text:p>
          </table:table-cell>
          <table:table-cell table:formula="of:=[.C473]" office:value-type="float" office:value="0.41515625" calcext:value-type="float">
            <text:p>0,41515625</text:p>
          </table:table-cell>
          <table:table-cell table:formula="of:=[.C472]" office:value-type="float" office:value="0.51209375" calcext:value-type="float">
            <text:p>0,51209375</text:p>
          </table:table-cell>
          <table:table-cell table:formula="of:=[.C471]" office:value-type="float" office:value="0.56659375" calcext:value-type="float">
            <text:p>0,56659375</text:p>
          </table:table-cell>
          <table:table-cell table:formula="of:=[.C470]" office:value-type="float" office:value="0.56640625" calcext:value-type="float">
            <text:p>0,56640625</text:p>
          </table:table-cell>
          <table:table-cell/>
          <table:table-cell table:formula="of:=[.C469]" office:value-type="float" office:value="0.5421875" calcext:value-type="float">
            <text:p>0,5421875</text:p>
          </table:table-cell>
          <table:table-cell table:number-columns-repeated="3"/>
        </table:table-row>
        <table:table-row table:style-name="ro1">
          <table:table-cell office:value-type="float" office:value="2537.33" calcext:value-type="float">
            <text:p>2537,33</text:p>
          </table:table-cell>
          <table:table-cell table:formula="of:=[.A470]-[.A471]" office:value-type="float" office:value="21.25" calcext:value-type="float">
            <text:p>21,25</text:p>
          </table:table-cell>
          <table:table-cell table:formula="of:=([.B470]+128)/256*0.8+0.1" office:value-type="float" office:value="0.56640625" calcext:value-type="float">
            <text:p>0,56640625</text:p>
          </table:table-cell>
          <table:table-cell/>
          <table:table-cell table:formula="of:=[.C475]" office:value-type="float" office:value="0.332187500000001" calcext:value-type="float">
            <text:p>0,3321875</text:p>
          </table:table-cell>
          <table:table-cell table:formula="of:=[.C474]" office:value-type="float" office:value="0.4854375" calcext:value-type="float">
            <text:p>0,4854375</text:p>
          </table:table-cell>
          <table:table-cell table:formula="of:=[.C473]" office:value-type="float" office:value="0.41515625" calcext:value-type="float">
            <text:p>0,41515625</text:p>
          </table:table-cell>
          <table:table-cell table:formula="of:=[.C472]" office:value-type="float" office:value="0.51209375" calcext:value-type="float">
            <text:p>0,51209375</text:p>
          </table:table-cell>
          <table:table-cell table:formula="of:=[.C471]" office:value-type="float" office:value="0.56659375" calcext:value-type="float">
            <text:p>0,56659375</text:p>
          </table:table-cell>
          <table:table-cell/>
          <table:table-cell table:formula="of:=[.C470]" office:value-type="float" office:value="0.56640625" calcext:value-type="float">
            <text:p>0,56640625</text:p>
          </table:table-cell>
          <table:table-cell table:number-columns-repeated="3"/>
        </table:table-row>
        <table:table-row table:style-name="ro1">
          <table:table-cell office:value-type="float" office:value="2516.08" calcext:value-type="float">
            <text:p>2516,08</text:p>
          </table:table-cell>
          <table:table-cell table:formula="of:=[.A471]-[.A472]" office:value-type="float" office:value="21.3099999999999" calcext:value-type="float">
            <text:p>21,31</text:p>
          </table:table-cell>
          <table:table-cell table:formula="of:=([.B471]+128)/256*0.8+0.1" office:value-type="float" office:value="0.56659375" calcext:value-type="float">
            <text:p>0,56659375</text:p>
          </table:table-cell>
          <table:table-cell/>
          <table:table-cell table:formula="of:=[.C476]" office:value-type="float" office:value="0.431406249999999" calcext:value-type="float">
            <text:p>0,43140625</text:p>
          </table:table-cell>
          <table:table-cell table:formula="of:=[.C475]" office:value-type="float" office:value="0.332187500000001" calcext:value-type="float">
            <text:p>0,3321875</text:p>
          </table:table-cell>
          <table:table-cell table:formula="of:=[.C474]" office:value-type="float" office:value="0.4854375" calcext:value-type="float">
            <text:p>0,4854375</text:p>
          </table:table-cell>
          <table:table-cell table:formula="of:=[.C473]" office:value-type="float" office:value="0.41515625" calcext:value-type="float">
            <text:p>0,41515625</text:p>
          </table:table-cell>
          <table:table-cell table:formula="of:=[.C472]" office:value-type="float" office:value="0.51209375" calcext:value-type="float">
            <text:p>0,51209375</text:p>
          </table:table-cell>
          <table:table-cell/>
          <table:table-cell table:formula="of:=[.C471]" office:value-type="float" office:value="0.56659375" calcext:value-type="float">
            <text:p>0,56659375</text:p>
          </table:table-cell>
          <table:table-cell table:number-columns-repeated="3"/>
        </table:table-row>
        <table:table-row table:style-name="ro1">
          <table:table-cell office:value-type="float" office:value="2494.77" calcext:value-type="float">
            <text:p>2494,77</text:p>
          </table:table-cell>
          <table:table-cell table:formula="of:=[.A472]-[.A473]" office:value-type="float" office:value="3.86999999999989" calcext:value-type="float">
            <text:p>3,87</text:p>
          </table:table-cell>
          <table:table-cell table:formula="of:=([.B472]+128)/256*0.8+0.1" office:value-type="float" office:value="0.51209375" calcext:value-type="float">
            <text:p>0,51209375</text:p>
          </table:table-cell>
          <table:table-cell/>
          <table:table-cell table:formula="of:=[.C477]" office:value-type="float" office:value="0.56971875" calcext:value-type="float">
            <text:p>0,56971875</text:p>
          </table:table-cell>
          <table:table-cell table:formula="of:=[.C476]" office:value-type="float" office:value="0.431406249999999" calcext:value-type="float">
            <text:p>0,43140625</text:p>
          </table:table-cell>
          <table:table-cell table:formula="of:=[.C475]" office:value-type="float" office:value="0.332187500000001" calcext:value-type="float">
            <text:p>0,3321875</text:p>
          </table:table-cell>
          <table:table-cell table:formula="of:=[.C474]" office:value-type="float" office:value="0.4854375" calcext:value-type="float">
            <text:p>0,4854375</text:p>
          </table:table-cell>
          <table:table-cell table:formula="of:=[.C473]" office:value-type="float" office:value="0.41515625" calcext:value-type="float">
            <text:p>0,41515625</text:p>
          </table:table-cell>
          <table:table-cell/>
          <table:table-cell table:formula="of:=[.C472]" office:value-type="float" office:value="0.51209375" calcext:value-type="float">
            <text:p>0,51209375</text:p>
          </table:table-cell>
          <table:table-cell table:number-columns-repeated="3"/>
        </table:table-row>
        <table:table-row table:style-name="ro1">
          <table:table-cell office:value-type="float" office:value="2490.9" calcext:value-type="float">
            <text:p>2490,9</text:p>
          </table:table-cell>
          <table:table-cell table:formula="of:=[.A473]-[.A474]" office:value-type="float" office:value="-27.1500000000001" calcext:value-type="float">
            <text:p>-27,15</text:p>
          </table:table-cell>
          <table:table-cell table:formula="of:=([.B473]+128)/256*0.8+0.1" office:value-type="float" office:value="0.41515625" calcext:value-type="float">
            <text:p>0,41515625</text:p>
          </table:table-cell>
          <table:table-cell/>
          <table:table-cell table:formula="of:=[.C478]" office:value-type="float" office:value="0.560000000000001" calcext:value-type="float">
            <text:p>0,56</text:p>
          </table:table-cell>
          <table:table-cell table:formula="of:=[.C477]" office:value-type="float" office:value="0.56971875" calcext:value-type="float">
            <text:p>0,56971875</text:p>
          </table:table-cell>
          <table:table-cell table:formula="of:=[.C476]" office:value-type="float" office:value="0.431406249999999" calcext:value-type="float">
            <text:p>0,43140625</text:p>
          </table:table-cell>
          <table:table-cell table:formula="of:=[.C475]" office:value-type="float" office:value="0.332187500000001" calcext:value-type="float">
            <text:p>0,3321875</text:p>
          </table:table-cell>
          <table:table-cell table:formula="of:=[.C474]" office:value-type="float" office:value="0.4854375" calcext:value-type="float">
            <text:p>0,4854375</text:p>
          </table:table-cell>
          <table:table-cell/>
          <table:table-cell table:formula="of:=[.C473]" office:value-type="float" office:value="0.41515625" calcext:value-type="float">
            <text:p>0,41515625</text:p>
          </table:table-cell>
          <table:table-cell table:number-columns-repeated="3"/>
        </table:table-row>
        <table:table-row table:style-name="ro1">
          <table:table-cell office:value-type="float" office:value="2518.05" calcext:value-type="float">
            <text:p>2518,05</text:p>
          </table:table-cell>
          <table:table-cell table:formula="of:=[.A474]-[.A475]" office:value-type="float" office:value="-4.65999999999985" calcext:value-type="float">
            <text:p>-4,66</text:p>
          </table:table-cell>
          <table:table-cell table:formula="of:=([.B474]+128)/256*0.8+0.1" office:value-type="float" office:value="0.4854375" calcext:value-type="float">
            <text:p>0,4854375</text:p>
          </table:table-cell>
          <table:table-cell/>
          <table:table-cell table:formula="of:=[.C479]" office:value-type="float" office:value="0.517343749999999" calcext:value-type="float">
            <text:p>0,51734375</text:p>
          </table:table-cell>
          <table:table-cell table:formula="of:=[.C478]" office:value-type="float" office:value="0.560000000000001" calcext:value-type="float">
            <text:p>0,56</text:p>
          </table:table-cell>
          <table:table-cell table:formula="of:=[.C477]" office:value-type="float" office:value="0.56971875" calcext:value-type="float">
            <text:p>0,56971875</text:p>
          </table:table-cell>
          <table:table-cell table:formula="of:=[.C476]" office:value-type="float" office:value="0.431406249999999" calcext:value-type="float">
            <text:p>0,43140625</text:p>
          </table:table-cell>
          <table:table-cell table:formula="of:=[.C475]" office:value-type="float" office:value="0.332187500000001" calcext:value-type="float">
            <text:p>0,3321875</text:p>
          </table:table-cell>
          <table:table-cell/>
          <table:table-cell table:formula="of:=[.C474]" office:value-type="float" office:value="0.4854375" calcext:value-type="float">
            <text:p>0,4854375</text:p>
          </table:table-cell>
          <table:table-cell table:number-columns-repeated="3"/>
        </table:table-row>
        <table:table-row table:style-name="ro1">
          <table:table-cell office:value-type="float" office:value="2522.71" calcext:value-type="float">
            <text:p>2522,71</text:p>
          </table:table-cell>
          <table:table-cell table:formula="of:=[.A475]-[.A476]" office:value-type="float" office:value="-53.6999999999998" calcext:value-type="float">
            <text:p>-53,7</text:p>
          </table:table-cell>
          <table:table-cell table:formula="of:=([.B475]+128)/256*0.8+0.1" office:value-type="float" office:value="0.332187500000001" calcext:value-type="float">
            <text:p>0,3321875</text:p>
          </table:table-cell>
          <table:table-cell/>
          <table:table-cell table:formula="of:=[.C480]" office:value-type="float" office:value="0.54921875" calcext:value-type="float">
            <text:p>0,54921875</text:p>
          </table:table-cell>
          <table:table-cell table:formula="of:=[.C479]" office:value-type="float" office:value="0.517343749999999" calcext:value-type="float">
            <text:p>0,51734375</text:p>
          </table:table-cell>
          <table:table-cell table:formula="of:=[.C478]" office:value-type="float" office:value="0.560000000000001" calcext:value-type="float">
            <text:p>0,56</text:p>
          </table:table-cell>
          <table:table-cell table:formula="of:=[.C477]" office:value-type="float" office:value="0.56971875" calcext:value-type="float">
            <text:p>0,56971875</text:p>
          </table:table-cell>
          <table:table-cell table:formula="of:=[.C476]" office:value-type="float" office:value="0.431406249999999" calcext:value-type="float">
            <text:p>0,43140625</text:p>
          </table:table-cell>
          <table:table-cell/>
          <table:table-cell table:formula="of:=[.C475]" office:value-type="float" office:value="0.332187500000001" calcext:value-type="float">
            <text:p>0,3321875</text:p>
          </table:table-cell>
          <table:table-cell table:number-columns-repeated="3"/>
        </table:table-row>
        <table:table-row table:style-name="ro1">
          <table:table-cell office:value-type="float" office:value="2576.41" calcext:value-type="float">
            <text:p>2576,41</text:p>
          </table:table-cell>
          <table:table-cell table:formula="of:=[.A476]-[.A477]" office:value-type="float" office:value="-21.9500000000003" calcext:value-type="float">
            <text:p>-21,95</text:p>
          </table:table-cell>
          <table:table-cell table:formula="of:=([.B476]+128)/256*0.8+0.1" office:value-type="float" office:value="0.431406249999999" calcext:value-type="float">
            <text:p>0,43140625</text:p>
          </table:table-cell>
          <table:table-cell/>
          <table:table-cell table:formula="of:=[.C481]" office:value-type="float" office:value="0.527375000000001" calcext:value-type="float">
            <text:p>0,527375</text:p>
          </table:table-cell>
          <table:table-cell table:formula="of:=[.C480]" office:value-type="float" office:value="0.54921875" calcext:value-type="float">
            <text:p>0,54921875</text:p>
          </table:table-cell>
          <table:table-cell table:formula="of:=[.C479]" office:value-type="float" office:value="0.517343749999999" calcext:value-type="float">
            <text:p>0,51734375</text:p>
          </table:table-cell>
          <table:table-cell table:formula="of:=[.C478]" office:value-type="float" office:value="0.560000000000001" calcext:value-type="float">
            <text:p>0,56</text:p>
          </table:table-cell>
          <table:table-cell table:formula="of:=[.C477]" office:value-type="float" office:value="0.56971875" calcext:value-type="float">
            <text:p>0,56971875</text:p>
          </table:table-cell>
          <table:table-cell/>
          <table:table-cell table:formula="of:=[.C476]" office:value-type="float" office:value="0.431406249999999" calcext:value-type="float">
            <text:p>0,43140625</text:p>
          </table:table-cell>
          <table:table-cell table:number-columns-repeated="3"/>
        </table:table-row>
        <table:table-row table:style-name="ro1">
          <table:table-cell office:value-type="float" office:value="2598.36" calcext:value-type="float">
            <text:p>2598,36</text:p>
          </table:table-cell>
          <table:table-cell table:formula="of:=[.A477]-[.A478]" office:value-type="float" office:value="22.3099999999999" calcext:value-type="float">
            <text:p>22,31</text:p>
          </table:table-cell>
          <table:table-cell table:formula="of:=([.B477]+128)/256*0.8+0.1" office:value-type="float" office:value="0.56971875" calcext:value-type="float">
            <text:p>0,56971875</text:p>
          </table:table-cell>
          <table:table-cell/>
          <table:table-cell table:formula="of:=[.C482]" office:value-type="float" office:value="0.309625" calcext:value-type="float">
            <text:p>0,309625</text:p>
          </table:table-cell>
          <table:table-cell table:formula="of:=[.C481]" office:value-type="float" office:value="0.527375000000001" calcext:value-type="float">
            <text:p>0,527375</text:p>
          </table:table-cell>
          <table:table-cell table:formula="of:=[.C480]" office:value-type="float" office:value="0.54921875" calcext:value-type="float">
            <text:p>0,54921875</text:p>
          </table:table-cell>
          <table:table-cell table:formula="of:=[.C479]" office:value-type="float" office:value="0.517343749999999" calcext:value-type="float">
            <text:p>0,51734375</text:p>
          </table:table-cell>
          <table:table-cell table:formula="of:=[.C478]" office:value-type="float" office:value="0.560000000000001" calcext:value-type="float">
            <text:p>0,56</text:p>
          </table:table-cell>
          <table:table-cell/>
          <table:table-cell table:formula="of:=[.C477]" office:value-type="float" office:value="0.56971875" calcext:value-type="float">
            <text:p>0,56971875</text:p>
          </table:table-cell>
          <table:table-cell table:number-columns-repeated="3"/>
        </table:table-row>
        <table:table-row table:style-name="ro1">
          <table:table-cell office:value-type="float" office:value="2576.05" calcext:value-type="float">
            <text:p>2576,05</text:p>
          </table:table-cell>
          <table:table-cell table:formula="of:=[.A478]-[.A479]" office:value-type="float" office:value="19.2000000000003" calcext:value-type="float">
            <text:p>19,2</text:p>
          </table:table-cell>
          <table:table-cell table:formula="of:=([.B478]+128)/256*0.8+0.1" office:value-type="float" office:value="0.560000000000001" calcext:value-type="float">
            <text:p>0,56</text:p>
          </table:table-cell>
          <table:table-cell/>
          <table:table-cell table:formula="of:=[.C483]" office:value-type="float" office:value="0.41978125" calcext:value-type="float">
            <text:p>0,41978125</text:p>
          </table:table-cell>
          <table:table-cell table:formula="of:=[.C482]" office:value-type="float" office:value="0.309625" calcext:value-type="float">
            <text:p>0,309625</text:p>
          </table:table-cell>
          <table:table-cell table:formula="of:=[.C481]" office:value-type="float" office:value="0.527375000000001" calcext:value-type="float">
            <text:p>0,527375</text:p>
          </table:table-cell>
          <table:table-cell table:formula="of:=[.C480]" office:value-type="float" office:value="0.54921875" calcext:value-type="float">
            <text:p>0,54921875</text:p>
          </table:table-cell>
          <table:table-cell table:formula="of:=[.C479]" office:value-type="float" office:value="0.517343749999999" calcext:value-type="float">
            <text:p>0,51734375</text:p>
          </table:table-cell>
          <table:table-cell/>
          <table:table-cell table:formula="of:=[.C478]" office:value-type="float" office:value="0.560000000000001" calcext:value-type="float">
            <text:p>0,56</text:p>
          </table:table-cell>
          <table:table-cell table:number-columns-repeated="3"/>
        </table:table-row>
        <table:table-row table:style-name="ro1">
          <table:table-cell office:value-type="float" office:value="2556.85" calcext:value-type="float">
            <text:p>2556,85</text:p>
          </table:table-cell>
          <table:table-cell table:formula="of:=[.A479]-[.A480]" office:value-type="float" office:value="5.54999999999973" calcext:value-type="float">
            <text:p>5,55</text:p>
          </table:table-cell>
          <table:table-cell table:formula="of:=([.B479]+128)/256*0.8+0.1" office:value-type="float" office:value="0.517343749999999" calcext:value-type="float">
            <text:p>0,51734375</text:p>
          </table:table-cell>
          <table:table-cell/>
          <table:table-cell table:formula="of:=[.C484]" office:value-type="float" office:value="0.38090625" calcext:value-type="float">
            <text:p>0,38090625</text:p>
          </table:table-cell>
          <table:table-cell table:formula="of:=[.C483]" office:value-type="float" office:value="0.41978125" calcext:value-type="float">
            <text:p>0,41978125</text:p>
          </table:table-cell>
          <table:table-cell table:formula="of:=[.C482]" office:value-type="float" office:value="0.309625" calcext:value-type="float">
            <text:p>0,309625</text:p>
          </table:table-cell>
          <table:table-cell table:formula="of:=[.C481]" office:value-type="float" office:value="0.527375000000001" calcext:value-type="float">
            <text:p>0,527375</text:p>
          </table:table-cell>
          <table:table-cell table:formula="of:=[.C480]" office:value-type="float" office:value="0.54921875" calcext:value-type="float">
            <text:p>0,54921875</text:p>
          </table:table-cell>
          <table:table-cell/>
          <table:table-cell table:formula="of:=[.C479]" office:value-type="float" office:value="0.517343749999999" calcext:value-type="float">
            <text:p>0,51734375</text:p>
          </table:table-cell>
          <table:table-cell table:number-columns-repeated="3"/>
        </table:table-row>
        <table:table-row table:style-name="ro1">
          <table:table-cell office:value-type="float" office:value="2551.3" calcext:value-type="float">
            <text:p>2551,3</text:p>
          </table:table-cell>
          <table:table-cell table:formula="of:=[.A480]-[.A481]" office:value-type="float" office:value="15.75" calcext:value-type="float">
            <text:p>15,75</text:p>
          </table:table-cell>
          <table:table-cell table:formula="of:=([.B480]+128)/256*0.8+0.1" office:value-type="float" office:value="0.54921875" calcext:value-type="float">
            <text:p>0,54921875</text:p>
          </table:table-cell>
          <table:table-cell/>
          <table:table-cell table:formula="of:=[.C485]" office:value-type="float" office:value="0.41725" calcext:value-type="float">
            <text:p>0,41725</text:p>
          </table:table-cell>
          <table:table-cell table:formula="of:=[.C484]" office:value-type="float" office:value="0.38090625" calcext:value-type="float">
            <text:p>0,38090625</text:p>
          </table:table-cell>
          <table:table-cell table:formula="of:=[.C483]" office:value-type="float" office:value="0.41978125" calcext:value-type="float">
            <text:p>0,41978125</text:p>
          </table:table-cell>
          <table:table-cell table:formula="of:=[.C482]" office:value-type="float" office:value="0.309625" calcext:value-type="float">
            <text:p>0,309625</text:p>
          </table:table-cell>
          <table:table-cell table:formula="of:=[.C481]" office:value-type="float" office:value="0.527375000000001" calcext:value-type="float">
            <text:p>0,527375</text:p>
          </table:table-cell>
          <table:table-cell/>
          <table:table-cell table:formula="of:=[.C480]" office:value-type="float" office:value="0.54921875" calcext:value-type="float">
            <text:p>0,54921875</text:p>
          </table:table-cell>
          <table:table-cell table:number-columns-repeated="3"/>
        </table:table-row>
        <table:table-row table:style-name="ro1">
          <table:table-cell office:value-type="float" office:value="2535.55" calcext:value-type="float">
            <text:p>2535,55</text:p>
          </table:table-cell>
          <table:table-cell table:formula="of:=[.A481]-[.A482]" office:value-type="float" office:value="8.76000000000022" calcext:value-type="float">
            <text:p>8,76</text:p>
          </table:table-cell>
          <table:table-cell table:formula="of:=([.B481]+128)/256*0.8+0.1" office:value-type="float" office:value="0.527375000000001" calcext:value-type="float">
            <text:p>0,527375</text:p>
          </table:table-cell>
          <table:table-cell/>
          <table:table-cell table:formula="of:=[.C486]" office:value-type="float" office:value="0.509031250000001" calcext:value-type="float">
            <text:p>0,50903125</text:p>
          </table:table-cell>
          <table:table-cell table:formula="of:=[.C485]" office:value-type="float" office:value="0.41725" calcext:value-type="float">
            <text:p>0,41725</text:p>
          </table:table-cell>
          <table:table-cell table:formula="of:=[.C484]" office:value-type="float" office:value="0.38090625" calcext:value-type="float">
            <text:p>0,38090625</text:p>
          </table:table-cell>
          <table:table-cell table:formula="of:=[.C483]" office:value-type="float" office:value="0.41978125" calcext:value-type="float">
            <text:p>0,41978125</text:p>
          </table:table-cell>
          <table:table-cell table:formula="of:=[.C482]" office:value-type="float" office:value="0.309625" calcext:value-type="float">
            <text:p>0,309625</text:p>
          </table:table-cell>
          <table:table-cell/>
          <table:table-cell table:formula="of:=[.C481]" office:value-type="float" office:value="0.527375000000001" calcext:value-type="float">
            <text:p>0,527375</text:p>
          </table:table-cell>
          <table:table-cell table:number-columns-repeated="3"/>
        </table:table-row>
        <table:table-row table:style-name="ro1">
          <table:table-cell office:value-type="float" office:value="2526.79" calcext:value-type="float">
            <text:p>2526,79</text:p>
          </table:table-cell>
          <table:table-cell table:formula="of:=[.A482]-[.A483]" office:value-type="float" office:value="-60.9200000000001" calcext:value-type="float">
            <text:p>-60,92</text:p>
          </table:table-cell>
          <table:table-cell table:formula="of:=([.B482]+128)/256*0.8+0.1" office:value-type="float" office:value="0.309625" calcext:value-type="float">
            <text:p>0,309625</text:p>
          </table:table-cell>
          <table:table-cell/>
          <table:table-cell table:formula="of:=[.C487]" office:value-type="float" office:value="0.542375" calcext:value-type="float">
            <text:p>0,542375</text:p>
          </table:table-cell>
          <table:table-cell table:formula="of:=[.C486]" office:value-type="float" office:value="0.509031250000001" calcext:value-type="float">
            <text:p>0,50903125</text:p>
          </table:table-cell>
          <table:table-cell table:formula="of:=[.C485]" office:value-type="float" office:value="0.41725" calcext:value-type="float">
            <text:p>0,41725</text:p>
          </table:table-cell>
          <table:table-cell table:formula="of:=[.C484]" office:value-type="float" office:value="0.38090625" calcext:value-type="float">
            <text:p>0,38090625</text:p>
          </table:table-cell>
          <table:table-cell table:formula="of:=[.C483]" office:value-type="float" office:value="0.41978125" calcext:value-type="float">
            <text:p>0,41978125</text:p>
          </table:table-cell>
          <table:table-cell/>
          <table:table-cell table:formula="of:=[.C482]" office:value-type="float" office:value="0.309625" calcext:value-type="float">
            <text:p>0,309625</text:p>
          </table:table-cell>
          <table:table-cell table:number-columns-repeated="3"/>
        </table:table-row>
        <table:table-row table:style-name="ro1">
          <table:table-cell office:value-type="float" office:value="2587.71" calcext:value-type="float">
            <text:p>2587,71</text:p>
          </table:table-cell>
          <table:table-cell table:formula="of:=[.A483]-[.A484]" office:value-type="float" office:value="-25.6700000000001" calcext:value-type="float">
            <text:p>-25,67</text:p>
          </table:table-cell>
          <table:table-cell table:formula="of:=([.B483]+128)/256*0.8+0.1" office:value-type="float" office:value="0.41978125" calcext:value-type="float">
            <text:p>0,41978125</text:p>
          </table:table-cell>
          <table:table-cell/>
          <table:table-cell table:formula="of:=[.C488]" office:value-type="float" office:value="0.66075" calcext:value-type="float">
            <text:p>0,66075</text:p>
          </table:table-cell>
          <table:table-cell table:formula="of:=[.C487]" office:value-type="float" office:value="0.542375" calcext:value-type="float">
            <text:p>0,542375</text:p>
          </table:table-cell>
          <table:table-cell table:formula="of:=[.C486]" office:value-type="float" office:value="0.509031250000001" calcext:value-type="float">
            <text:p>0,50903125</text:p>
          </table:table-cell>
          <table:table-cell table:formula="of:=[.C485]" office:value-type="float" office:value="0.41725" calcext:value-type="float">
            <text:p>0,41725</text:p>
          </table:table-cell>
          <table:table-cell table:formula="of:=[.C484]" office:value-type="float" office:value="0.38090625" calcext:value-type="float">
            <text:p>0,38090625</text:p>
          </table:table-cell>
          <table:table-cell/>
          <table:table-cell table:formula="of:=[.C483]" office:value-type="float" office:value="0.41978125" calcext:value-type="float">
            <text:p>0,41978125</text:p>
          </table:table-cell>
          <table:table-cell table:number-columns-repeated="3"/>
        </table:table-row>
        <table:table-row table:style-name="ro1">
          <table:table-cell office:value-type="float" office:value="2613.38" calcext:value-type="float">
            <text:p>2613,38</text:p>
          </table:table-cell>
          <table:table-cell table:formula="of:=[.A484]-[.A485]" office:value-type="float" office:value="-38.1100000000001" calcext:value-type="float">
            <text:p>-38,11</text:p>
          </table:table-cell>
          <table:table-cell table:formula="of:=([.B484]+128)/256*0.8+0.1" office:value-type="float" office:value="0.38090625" calcext:value-type="float">
            <text:p>0,38090625</text:p>
          </table:table-cell>
          <table:table-cell/>
          <table:table-cell table:formula="of:=[.C489]" office:value-type="float" office:value="0.426343749999999" calcext:value-type="float">
            <text:p>0,42634375</text:p>
          </table:table-cell>
          <table:table-cell table:formula="of:=[.C488]" office:value-type="float" office:value="0.66075" calcext:value-type="float">
            <text:p>0,66075</text:p>
          </table:table-cell>
          <table:table-cell table:formula="of:=[.C487]" office:value-type="float" office:value="0.542375" calcext:value-type="float">
            <text:p>0,542375</text:p>
          </table:table-cell>
          <table:table-cell table:formula="of:=[.C486]" office:value-type="float" office:value="0.509031250000001" calcext:value-type="float">
            <text:p>0,50903125</text:p>
          </table:table-cell>
          <table:table-cell table:formula="of:=[.C485]" office:value-type="float" office:value="0.41725" calcext:value-type="float">
            <text:p>0,41725</text:p>
          </table:table-cell>
          <table:table-cell/>
          <table:table-cell table:formula="of:=[.C484]" office:value-type="float" office:value="0.38090625" calcext:value-type="float">
            <text:p>0,38090625</text:p>
          </table:table-cell>
          <table:table-cell table:number-columns-repeated="3"/>
        </table:table-row>
        <table:table-row table:style-name="ro1">
          <table:table-cell office:value-type="float" office:value="2651.49" calcext:value-type="float">
            <text:p>2651,49</text:p>
          </table:table-cell>
          <table:table-cell table:formula="of:=[.A485]-[.A486]" office:value-type="float" office:value="-26.48" calcext:value-type="float">
            <text:p>-26,48</text:p>
          </table:table-cell>
          <table:table-cell table:formula="of:=([.B485]+128)/256*0.8+0.1" office:value-type="float" office:value="0.41725" calcext:value-type="float">
            <text:p>0,41725</text:p>
          </table:table-cell>
          <table:table-cell/>
          <table:table-cell table:formula="of:=[.C490]" office:value-type="float" office:value="0.5464375" calcext:value-type="float">
            <text:p>0,5464375</text:p>
          </table:table-cell>
          <table:table-cell table:formula="of:=[.C489]" office:value-type="float" office:value="0.426343749999999" calcext:value-type="float">
            <text:p>0,42634375</text:p>
          </table:table-cell>
          <table:table-cell table:formula="of:=[.C488]" office:value-type="float" office:value="0.66075" calcext:value-type="float">
            <text:p>0,66075</text:p>
          </table:table-cell>
          <table:table-cell table:formula="of:=[.C487]" office:value-type="float" office:value="0.542375" calcext:value-type="float">
            <text:p>0,542375</text:p>
          </table:table-cell>
          <table:table-cell table:formula="of:=[.C486]" office:value-type="float" office:value="0.509031250000001" calcext:value-type="float">
            <text:p>0,50903125</text:p>
          </table:table-cell>
          <table:table-cell/>
          <table:table-cell table:formula="of:=[.C485]" office:value-type="float" office:value="0.41725" calcext:value-type="float">
            <text:p>0,41725</text:p>
          </table:table-cell>
          <table:table-cell table:number-columns-repeated="3"/>
        </table:table-row>
        <table:table-row table:style-name="ro1">
          <table:table-cell office:value-type="float" office:value="2677.97" calcext:value-type="float">
            <text:p>2677,97</text:p>
          </table:table-cell>
          <table:table-cell table:formula="of:=[.A486]-[.A487]" office:value-type="float" office:value="2.89000000000033" calcext:value-type="float">
            <text:p>2,89</text:p>
          </table:table-cell>
          <table:table-cell table:formula="of:=([.B486]+128)/256*0.8+0.1" office:value-type="float" office:value="0.509031250000001" calcext:value-type="float">
            <text:p>0,50903125</text:p>
          </table:table-cell>
          <table:table-cell/>
          <table:table-cell table:formula="of:=[.C491]" office:value-type="float" office:value="0.58103125" calcext:value-type="float">
            <text:p>0,58103125</text:p>
          </table:table-cell>
          <table:table-cell table:formula="of:=[.C490]" office:value-type="float" office:value="0.5464375" calcext:value-type="float">
            <text:p>0,5464375</text:p>
          </table:table-cell>
          <table:table-cell table:formula="of:=[.C489]" office:value-type="float" office:value="0.426343749999999" calcext:value-type="float">
            <text:p>0,42634375</text:p>
          </table:table-cell>
          <table:table-cell table:formula="of:=[.C488]" office:value-type="float" office:value="0.66075" calcext:value-type="float">
            <text:p>0,66075</text:p>
          </table:table-cell>
          <table:table-cell table:formula="of:=[.C487]" office:value-type="float" office:value="0.542375" calcext:value-type="float">
            <text:p>0,542375</text:p>
          </table:table-cell>
          <table:table-cell/>
          <table:table-cell table:formula="of:=[.C486]" office:value-type="float" office:value="0.509031250000001" calcext:value-type="float">
            <text:p>0,50903125</text:p>
          </table:table-cell>
          <table:table-cell table:number-columns-repeated="3"/>
        </table:table-row>
        <table:table-row table:style-name="ro1">
          <table:table-cell office:value-type="float" office:value="2675.08" calcext:value-type="float">
            <text:p>2675,08</text:p>
          </table:table-cell>
          <table:table-cell table:formula="of:=[.A487]-[.A488]" office:value-type="float" office:value="13.5599999999999" calcext:value-type="float">
            <text:p>13,56</text:p>
          </table:table-cell>
          <table:table-cell table:formula="of:=([.B487]+128)/256*0.8+0.1" office:value-type="float" office:value="0.542375" calcext:value-type="float">
            <text:p>0,542375</text:p>
          </table:table-cell>
          <table:table-cell/>
          <table:table-cell table:formula="of:=[.C492]" office:value-type="float" office:value="0.58515625" calcext:value-type="float">
            <text:p>0,58515625</text:p>
          </table:table-cell>
          <table:table-cell table:formula="of:=[.C491]" office:value-type="float" office:value="0.58103125" calcext:value-type="float">
            <text:p>0,58103125</text:p>
          </table:table-cell>
          <table:table-cell table:formula="of:=[.C490]" office:value-type="float" office:value="0.5464375" calcext:value-type="float">
            <text:p>0,5464375</text:p>
          </table:table-cell>
          <table:table-cell table:formula="of:=[.C489]" office:value-type="float" office:value="0.426343749999999" calcext:value-type="float">
            <text:p>0,42634375</text:p>
          </table:table-cell>
          <table:table-cell table:formula="of:=[.C488]" office:value-type="float" office:value="0.66075" calcext:value-type="float">
            <text:p>0,66075</text:p>
          </table:table-cell>
          <table:table-cell/>
          <table:table-cell table:formula="of:=[.C487]" office:value-type="float" office:value="0.542375" calcext:value-type="float">
            <text:p>0,542375</text:p>
          </table:table-cell>
          <table:table-cell table:number-columns-repeated="3"/>
        </table:table-row>
        <table:table-row table:style-name="ro1">
          <table:table-cell office:value-type="float" office:value="2661.52" calcext:value-type="float">
            <text:p>2661,52</text:p>
          </table:table-cell>
          <table:table-cell table:formula="of:=[.A488]-[.A489]" office:value-type="float" office:value="51.4400000000001" calcext:value-type="float">
            <text:p>51,44</text:p>
          </table:table-cell>
          <table:table-cell table:formula="of:=([.B488]+128)/256*0.8+0.1" office:value-type="float" office:value="0.66075" calcext:value-type="float">
            <text:p>0,66075</text:p>
          </table:table-cell>
          <table:table-cell/>
          <table:table-cell table:formula="of:=[.C493]" office:value-type="float" office:value="0.5691875" calcext:value-type="float">
            <text:p>0,5691875</text:p>
          </table:table-cell>
          <table:table-cell table:formula="of:=[.C492]" office:value-type="float" office:value="0.58515625" calcext:value-type="float">
            <text:p>0,58515625</text:p>
          </table:table-cell>
          <table:table-cell table:formula="of:=[.C491]" office:value-type="float" office:value="0.58103125" calcext:value-type="float">
            <text:p>0,58103125</text:p>
          </table:table-cell>
          <table:table-cell table:formula="of:=[.C490]" office:value-type="float" office:value="0.5464375" calcext:value-type="float">
            <text:p>0,5464375</text:p>
          </table:table-cell>
          <table:table-cell table:formula="of:=[.C489]" office:value-type="float" office:value="0.426343749999999" calcext:value-type="float">
            <text:p>0,42634375</text:p>
          </table:table-cell>
          <table:table-cell/>
          <table:table-cell table:formula="of:=[.C488]" office:value-type="float" office:value="0.66075" calcext:value-type="float">
            <text:p>0,66075</text:p>
          </table:table-cell>
          <table:table-cell table:number-columns-repeated="3"/>
        </table:table-row>
        <table:table-row table:style-name="ro1">
          <table:table-cell office:value-type="float" office:value="2610.08" calcext:value-type="float">
            <text:p>2610,08</text:p>
          </table:table-cell>
          <table:table-cell table:formula="of:=[.A489]-[.A490]" office:value-type="float" office:value="-23.5700000000002" calcext:value-type="float">
            <text:p>-23,57</text:p>
          </table:table-cell>
          <table:table-cell table:formula="of:=([.B489]+128)/256*0.8+0.1" office:value-type="float" office:value="0.426343749999999" calcext:value-type="float">
            <text:p>0,42634375</text:p>
          </table:table-cell>
          <table:table-cell/>
          <table:table-cell table:formula="of:=[.C494]" office:value-type="float" office:value="0.42990625" calcext:value-type="float">
            <text:p>0,42990625</text:p>
          </table:table-cell>
          <table:table-cell table:formula="of:=[.C493]" office:value-type="float" office:value="0.5691875" calcext:value-type="float">
            <text:p>0,5691875</text:p>
          </table:table-cell>
          <table:table-cell table:formula="of:=[.C492]" office:value-type="float" office:value="0.58515625" calcext:value-type="float">
            <text:p>0,58515625</text:p>
          </table:table-cell>
          <table:table-cell table:formula="of:=[.C491]" office:value-type="float" office:value="0.58103125" calcext:value-type="float">
            <text:p>0,58103125</text:p>
          </table:table-cell>
          <table:table-cell table:formula="of:=[.C490]" office:value-type="float" office:value="0.5464375" calcext:value-type="float">
            <text:p>0,5464375</text:p>
          </table:table-cell>
          <table:table-cell/>
          <table:table-cell table:formula="of:=[.C489]" office:value-type="float" office:value="0.426343749999999" calcext:value-type="float">
            <text:p>0,42634375</text:p>
          </table:table-cell>
          <table:table-cell table:number-columns-repeated="3"/>
        </table:table-row>
        <table:table-row table:style-name="ro1">
          <table:table-cell office:value-type="float" office:value="2633.65" calcext:value-type="float">
            <text:p>2633,65</text:p>
          </table:table-cell>
          <table:table-cell table:formula="of:=[.A490]-[.A491]" office:value-type="float" office:value="14.8600000000001" calcext:value-type="float">
            <text:p>14,86</text:p>
          </table:table-cell>
          <table:table-cell table:formula="of:=([.B490]+128)/256*0.8+0.1" office:value-type="float" office:value="0.5464375" calcext:value-type="float">
            <text:p>0,5464375</text:p>
          </table:table-cell>
          <table:table-cell/>
          <table:table-cell table:formula="of:=[.C495]" office:value-type="float" office:value="0.533812500000001" calcext:value-type="float">
            <text:p>0,5338125</text:p>
          </table:table-cell>
          <table:table-cell table:formula="of:=[.C494]" office:value-type="float" office:value="0.42990625" calcext:value-type="float">
            <text:p>0,42990625</text:p>
          </table:table-cell>
          <table:table-cell table:formula="of:=[.C493]" office:value-type="float" office:value="0.5691875" calcext:value-type="float">
            <text:p>0,5691875</text:p>
          </table:table-cell>
          <table:table-cell table:formula="of:=[.C492]" office:value-type="float" office:value="0.58515625" calcext:value-type="float">
            <text:p>0,58515625</text:p>
          </table:table-cell>
          <table:table-cell table:formula="of:=[.C491]" office:value-type="float" office:value="0.58103125" calcext:value-type="float">
            <text:p>0,58103125</text:p>
          </table:table-cell>
          <table:table-cell/>
          <table:table-cell table:formula="of:=[.C490]" office:value-type="float" office:value="0.5464375" calcext:value-type="float">
            <text:p>0,5464375</text:p>
          </table:table-cell>
          <table:table-cell table:number-columns-repeated="3"/>
        </table:table-row>
        <table:table-row table:style-name="ro1">
          <table:table-cell office:value-type="float" office:value="2618.79" calcext:value-type="float">
            <text:p>2618,79</text:p>
          </table:table-cell>
          <table:table-cell table:formula="of:=[.A491]-[.A492]" office:value-type="float" office:value="25.9299999999998" calcext:value-type="float">
            <text:p>25,93</text:p>
          </table:table-cell>
          <table:table-cell table:formula="of:=([.B491]+128)/256*0.8+0.1" office:value-type="float" office:value="0.58103125" calcext:value-type="float">
            <text:p>0,58103125</text:p>
          </table:table-cell>
          <table:table-cell/>
          <table:table-cell table:formula="of:=[.C496]" office:value-type="float" office:value="0.603281249999999" calcext:value-type="float">
            <text:p>0,60328125</text:p>
          </table:table-cell>
          <table:table-cell table:formula="of:=[.C495]" office:value-type="float" office:value="0.533812500000001" calcext:value-type="float">
            <text:p>0,5338125</text:p>
          </table:table-cell>
          <table:table-cell table:formula="of:=[.C494]" office:value-type="float" office:value="0.42990625" calcext:value-type="float">
            <text:p>0,42990625</text:p>
          </table:table-cell>
          <table:table-cell table:formula="of:=[.C493]" office:value-type="float" office:value="0.5691875" calcext:value-type="float">
            <text:p>0,5691875</text:p>
          </table:table-cell>
          <table:table-cell table:formula="of:=[.C492]" office:value-type="float" office:value="0.58515625" calcext:value-type="float">
            <text:p>0,58515625</text:p>
          </table:table-cell>
          <table:table-cell/>
          <table:table-cell table:formula="of:=[.C491]" office:value-type="float" office:value="0.58103125" calcext:value-type="float">
            <text:p>0,58103125</text:p>
          </table:table-cell>
          <table:table-cell table:number-columns-repeated="3"/>
        </table:table-row>
        <table:table-row table:style-name="ro1">
          <table:table-cell office:value-type="float" office:value="2592.86" calcext:value-type="float">
            <text:p>2592,86</text:p>
          </table:table-cell>
          <table:table-cell table:formula="of:=[.A492]-[.A493]" office:value-type="float" office:value="27.25" calcext:value-type="float">
            <text:p>27,25</text:p>
          </table:table-cell>
          <table:table-cell table:formula="of:=([.B492]+128)/256*0.8+0.1" office:value-type="float" office:value="0.58515625" calcext:value-type="float">
            <text:p>0,58515625</text:p>
          </table:table-cell>
          <table:table-cell/>
          <table:table-cell table:formula="of:=[.C497]" office:value-type="float" office:value="0.57825" calcext:value-type="float">
            <text:p>0,57825</text:p>
          </table:table-cell>
          <table:table-cell table:formula="of:=[.C496]" office:value-type="float" office:value="0.603281249999999" calcext:value-type="float">
            <text:p>0,60328125</text:p>
          </table:table-cell>
          <table:table-cell table:formula="of:=[.C495]" office:value-type="float" office:value="0.533812500000001" calcext:value-type="float">
            <text:p>0,5338125</text:p>
          </table:table-cell>
          <table:table-cell table:formula="of:=[.C494]" office:value-type="float" office:value="0.42990625" calcext:value-type="float">
            <text:p>0,42990625</text:p>
          </table:table-cell>
          <table:table-cell table:formula="of:=[.C493]" office:value-type="float" office:value="0.5691875" calcext:value-type="float">
            <text:p>0,5691875</text:p>
          </table:table-cell>
          <table:table-cell/>
          <table:table-cell table:formula="of:=[.C492]" office:value-type="float" office:value="0.58515625" calcext:value-type="float">
            <text:p>0,58515625</text:p>
          </table:table-cell>
          <table:table-cell table:number-columns-repeated="3"/>
        </table:table-row>
        <table:table-row table:style-name="ro1">
          <table:table-cell office:value-type="float" office:value="2565.61" calcext:value-type="float">
            <text:p>2565,61</text:p>
          </table:table-cell>
          <table:table-cell table:formula="of:=[.A493]-[.A494]" office:value-type="float" office:value="22.1399999999999" calcext:value-type="float">
            <text:p>22,14</text:p>
          </table:table-cell>
          <table:table-cell table:formula="of:=([.B493]+128)/256*0.8+0.1" office:value-type="float" office:value="0.5691875" calcext:value-type="float">
            <text:p>0,5691875</text:p>
          </table:table-cell>
          <table:table-cell/>
          <table:table-cell table:formula="of:=[.C498]" office:value-type="float" office:value="0.538781250000001" calcext:value-type="float">
            <text:p>0,53878125</text:p>
          </table:table-cell>
          <table:table-cell table:formula="of:=[.C497]" office:value-type="float" office:value="0.57825" calcext:value-type="float">
            <text:p>0,57825</text:p>
          </table:table-cell>
          <table:table-cell table:formula="of:=[.C496]" office:value-type="float" office:value="0.603281249999999" calcext:value-type="float">
            <text:p>0,60328125</text:p>
          </table:table-cell>
          <table:table-cell table:formula="of:=[.C495]" office:value-type="float" office:value="0.533812500000001" calcext:value-type="float">
            <text:p>0,5338125</text:p>
          </table:table-cell>
          <table:table-cell table:formula="of:=[.C494]" office:value-type="float" office:value="0.42990625" calcext:value-type="float">
            <text:p>0,42990625</text:p>
          </table:table-cell>
          <table:table-cell/>
          <table:table-cell table:formula="of:=[.C493]" office:value-type="float" office:value="0.5691875" calcext:value-type="float">
            <text:p>0,5691875</text:p>
          </table:table-cell>
          <table:table-cell table:number-columns-repeated="3"/>
        </table:table-row>
        <table:table-row table:style-name="ro1">
          <table:table-cell office:value-type="float" office:value="2543.47" calcext:value-type="float">
            <text:p>2543,47</text:p>
          </table:table-cell>
          <table:table-cell table:formula="of:=[.A494]-[.A495]" office:value-type="float" office:value="-22.4299999999998" calcext:value-type="float">
            <text:p>-22,43</text:p>
          </table:table-cell>
          <table:table-cell table:formula="of:=([.B494]+128)/256*0.8+0.1" office:value-type="float" office:value="0.42990625" calcext:value-type="float">
            <text:p>0,42990625</text:p>
          </table:table-cell>
          <table:table-cell/>
          <table:table-cell table:formula="of:=[.C499]" office:value-type="float" office:value="0.48490625" calcext:value-type="float">
            <text:p>0,48490625</text:p>
          </table:table-cell>
          <table:table-cell table:formula="of:=[.C498]" office:value-type="float" office:value="0.538781250000001" calcext:value-type="float">
            <text:p>0,53878125</text:p>
          </table:table-cell>
          <table:table-cell table:formula="of:=[.C497]" office:value-type="float" office:value="0.57825" calcext:value-type="float">
            <text:p>0,57825</text:p>
          </table:table-cell>
          <table:table-cell table:formula="of:=[.C496]" office:value-type="float" office:value="0.603281249999999" calcext:value-type="float">
            <text:p>0,60328125</text:p>
          </table:table-cell>
          <table:table-cell table:formula="of:=[.C495]" office:value-type="float" office:value="0.533812500000001" calcext:value-type="float">
            <text:p>0,5338125</text:p>
          </table:table-cell>
          <table:table-cell/>
          <table:table-cell table:formula="of:=[.C494]" office:value-type="float" office:value="0.42990625" calcext:value-type="float">
            <text:p>0,42990625</text:p>
          </table:table-cell>
          <table:table-cell table:number-columns-repeated="3"/>
        </table:table-row>
        <table:table-row table:style-name="ro1">
          <table:table-cell office:value-type="float" office:value="2565.9" calcext:value-type="float">
            <text:p>2565,9</text:p>
          </table:table-cell>
          <table:table-cell table:formula="of:=[.A495]-[.A496]" office:value-type="float" office:value="10.8200000000002" calcext:value-type="float">
            <text:p>10,82</text:p>
          </table:table-cell>
          <table:table-cell table:formula="of:=([.B495]+128)/256*0.8+0.1" office:value-type="float" office:value="0.533812500000001" calcext:value-type="float">
            <text:p>0,5338125</text:p>
          </table:table-cell>
          <table:table-cell/>
          <table:table-cell table:formula="of:=[.C500]" office:value-type="float" office:value="0.465062499999999" calcext:value-type="float">
            <text:p>0,4650625</text:p>
          </table:table-cell>
          <table:table-cell table:formula="of:=[.C499]" office:value-type="float" office:value="0.48490625" calcext:value-type="float">
            <text:p>0,48490625</text:p>
          </table:table-cell>
          <table:table-cell table:formula="of:=[.C498]" office:value-type="float" office:value="0.538781250000001" calcext:value-type="float">
            <text:p>0,53878125</text:p>
          </table:table-cell>
          <table:table-cell table:formula="of:=[.C497]" office:value-type="float" office:value="0.57825" calcext:value-type="float">
            <text:p>0,57825</text:p>
          </table:table-cell>
          <table:table-cell table:formula="of:=[.C496]" office:value-type="float" office:value="0.603281249999999" calcext:value-type="float">
            <text:p>0,60328125</text:p>
          </table:table-cell>
          <table:table-cell/>
          <table:table-cell table:formula="of:=[.C495]" office:value-type="float" office:value="0.533812500000001" calcext:value-type="float">
            <text:p>0,5338125</text:p>
          </table:table-cell>
          <table:table-cell table:number-columns-repeated="3"/>
        </table:table-row>
        <table:table-row table:style-name="ro1">
          <table:table-cell office:value-type="float" office:value="2555.08" calcext:value-type="float">
            <text:p>2555,08</text:p>
          </table:table-cell>
          <table:table-cell table:formula="of:=[.A496]-[.A497]" office:value-type="float" office:value="33.0499999999997" calcext:value-type="float">
            <text:p>33,05</text:p>
          </table:table-cell>
          <table:table-cell table:formula="of:=([.B496]+128)/256*0.8+0.1" office:value-type="float" office:value="0.603281249999999" calcext:value-type="float">
            <text:p>0,60328125</text:p>
          </table:table-cell>
          <table:table-cell/>
          <table:table-cell table:formula="of:=[.C501]" office:value-type="float" office:value="0.533687500000001" calcext:value-type="float">
            <text:p>0,5336875</text:p>
          </table:table-cell>
          <table:table-cell table:formula="of:=[.C500]" office:value-type="float" office:value="0.465062499999999" calcext:value-type="float">
            <text:p>0,4650625</text:p>
          </table:table-cell>
          <table:table-cell table:formula="of:=[.C499]" office:value-type="float" office:value="0.48490625" calcext:value-type="float">
            <text:p>0,48490625</text:p>
          </table:table-cell>
          <table:table-cell table:formula="of:=[.C498]" office:value-type="float" office:value="0.538781250000001" calcext:value-type="float">
            <text:p>0,53878125</text:p>
          </table:table-cell>
          <table:table-cell table:formula="of:=[.C497]" office:value-type="float" office:value="0.57825" calcext:value-type="float">
            <text:p>0,57825</text:p>
          </table:table-cell>
          <table:table-cell/>
          <table:table-cell table:formula="of:=[.C496]" office:value-type="float" office:value="0.603281249999999" calcext:value-type="float">
            <text:p>0,60328125</text:p>
          </table:table-cell>
          <table:table-cell table:number-columns-repeated="3"/>
        </table:table-row>
        <table:table-row table:style-name="ro1">
          <table:table-cell office:value-type="float" office:value="2522.03" calcext:value-type="float">
            <text:p>2522,03</text:p>
          </table:table-cell>
          <table:table-cell table:formula="of:=[.A497]-[.A498]" office:value-type="float" office:value="25.04" calcext:value-type="float">
            <text:p>25,04</text:p>
          </table:table-cell>
          <table:table-cell table:formula="of:=([.B497]+128)/256*0.8+0.1" office:value-type="float" office:value="0.57825" calcext:value-type="float">
            <text:p>0,57825</text:p>
          </table:table-cell>
          <table:table-cell/>
          <table:table-cell table:formula="of:=[.C502]" office:value-type="float" office:value="0.60709375" calcext:value-type="float">
            <text:p>0,60709375</text:p>
          </table:table-cell>
          <table:table-cell table:formula="of:=[.C501]" office:value-type="float" office:value="0.533687500000001" calcext:value-type="float">
            <text:p>0,5336875</text:p>
          </table:table-cell>
          <table:table-cell table:formula="of:=[.C500]" office:value-type="float" office:value="0.465062499999999" calcext:value-type="float">
            <text:p>0,4650625</text:p>
          </table:table-cell>
          <table:table-cell table:formula="of:=[.C499]" office:value-type="float" office:value="0.48490625" calcext:value-type="float">
            <text:p>0,48490625</text:p>
          </table:table-cell>
          <table:table-cell table:formula="of:=[.C498]" office:value-type="float" office:value="0.538781250000001" calcext:value-type="float">
            <text:p>0,53878125</text:p>
          </table:table-cell>
          <table:table-cell/>
          <table:table-cell table:formula="of:=[.C497]" office:value-type="float" office:value="0.57825" calcext:value-type="float">
            <text:p>0,57825</text:p>
          </table:table-cell>
          <table:table-cell table:number-columns-repeated="3"/>
        </table:table-row>
        <table:table-row table:style-name="ro1">
          <table:table-cell office:value-type="float" office:value="2496.99" calcext:value-type="float">
            <text:p>2496,99</text:p>
          </table:table-cell>
          <table:table-cell table:formula="of:=[.A498]-[.A499]" office:value-type="float" office:value="12.4100000000003" calcext:value-type="float">
            <text:p>12,41</text:p>
          </table:table-cell>
          <table:table-cell table:formula="of:=([.B498]+128)/256*0.8+0.1" office:value-type="float" office:value="0.538781250000001" calcext:value-type="float">
            <text:p>0,53878125</text:p>
          </table:table-cell>
          <table:table-cell/>
          <table:table-cell table:formula="of:=[.C503]" office:value-type="float" office:value="0.5324375" calcext:value-type="float">
            <text:p>0,5324375</text:p>
          </table:table-cell>
          <table:table-cell table:formula="of:=[.C502]" office:value-type="float" office:value="0.60709375" calcext:value-type="float">
            <text:p>0,60709375</text:p>
          </table:table-cell>
          <table:table-cell table:formula="of:=[.C501]" office:value-type="float" office:value="0.533687500000001" calcext:value-type="float">
            <text:p>0,5336875</text:p>
          </table:table-cell>
          <table:table-cell table:formula="of:=[.C500]" office:value-type="float" office:value="0.465062499999999" calcext:value-type="float">
            <text:p>0,4650625</text:p>
          </table:table-cell>
          <table:table-cell table:formula="of:=[.C499]" office:value-type="float" office:value="0.48490625" calcext:value-type="float">
            <text:p>0,48490625</text:p>
          </table:table-cell>
          <table:table-cell/>
          <table:table-cell table:formula="of:=[.C498]" office:value-type="float" office:value="0.538781250000001" calcext:value-type="float">
            <text:p>0,53878125</text:p>
          </table:table-cell>
          <table:table-cell table:number-columns-repeated="3"/>
        </table:table-row>
        <table:table-row table:style-name="ro1">
          <table:table-cell office:value-type="float" office:value="2484.58" calcext:value-type="float">
            <text:p>2484,58</text:p>
          </table:table-cell>
          <table:table-cell table:formula="of:=[.A499]-[.A500]" office:value-type="float" office:value="-4.82999999999993" calcext:value-type="float">
            <text:p>-4,83</text:p>
          </table:table-cell>
          <table:table-cell table:formula="of:=([.B499]+128)/256*0.8+0.1" office:value-type="float" office:value="0.48490625" calcext:value-type="float">
            <text:p>0,48490625</text:p>
          </table:table-cell>
          <table:table-cell/>
          <table:table-cell table:formula="of:=[.C504]" office:value-type="float" office:value="0.548281249999999" calcext:value-type="float">
            <text:p>0,54828125</text:p>
          </table:table-cell>
          <table:table-cell table:formula="of:=[.C503]" office:value-type="float" office:value="0.5324375" calcext:value-type="float">
            <text:p>0,5324375</text:p>
          </table:table-cell>
          <table:table-cell table:formula="of:=[.C502]" office:value-type="float" office:value="0.60709375" calcext:value-type="float">
            <text:p>0,60709375</text:p>
          </table:table-cell>
          <table:table-cell table:formula="of:=[.C501]" office:value-type="float" office:value="0.533687500000001" calcext:value-type="float">
            <text:p>0,5336875</text:p>
          </table:table-cell>
          <table:table-cell table:formula="of:=[.C500]" office:value-type="float" office:value="0.465062499999999" calcext:value-type="float">
            <text:p>0,4650625</text:p>
          </table:table-cell>
          <table:table-cell/>
          <table:table-cell table:formula="of:=[.C499]" office:value-type="float" office:value="0.48490625" calcext:value-type="float">
            <text:p>0,48490625</text:p>
          </table:table-cell>
          <table:table-cell table:number-columns-repeated="3"/>
        </table:table-row>
        <table:table-row table:style-name="ro1">
          <table:table-cell office:value-type="float" office:value="2489.41" calcext:value-type="float">
            <text:p>2489,41</text:p>
          </table:table-cell>
          <table:table-cell table:formula="of:=[.A500]-[.A501]" office:value-type="float" office:value="-11.1800000000003" calcext:value-type="float">
            <text:p>-11,18</text:p>
          </table:table-cell>
          <table:table-cell table:formula="of:=([.B500]+128)/256*0.8+0.1" office:value-type="float" office:value="0.465062499999999" calcext:value-type="float">
            <text:p>0,4650625</text:p>
          </table:table-cell>
          <table:table-cell/>
          <table:table-cell table:formula="of:=[.C505]" office:value-type="float" office:value="0.5416875" calcext:value-type="float">
            <text:p>0,5416875</text:p>
          </table:table-cell>
          <table:table-cell table:formula="of:=[.C504]" office:value-type="float" office:value="0.548281249999999" calcext:value-type="float">
            <text:p>0,54828125</text:p>
          </table:table-cell>
          <table:table-cell table:formula="of:=[.C503]" office:value-type="float" office:value="0.5324375" calcext:value-type="float">
            <text:p>0,5324375</text:p>
          </table:table-cell>
          <table:table-cell table:formula="of:=[.C502]" office:value-type="float" office:value="0.60709375" calcext:value-type="float">
            <text:p>0,60709375</text:p>
          </table:table-cell>
          <table:table-cell table:formula="of:=[.C501]" office:value-type="float" office:value="0.533687500000001" calcext:value-type="float">
            <text:p>0,5336875</text:p>
          </table:table-cell>
          <table:table-cell/>
          <table:table-cell table:formula="of:=[.C500]" office:value-type="float" office:value="0.465062499999999" calcext:value-type="float">
            <text:p>0,4650625</text:p>
          </table:table-cell>
          <table:table-cell table:number-columns-repeated="3"/>
        </table:table-row>
        <table:table-row table:style-name="ro1">
          <table:table-cell office:value-type="float" office:value="2500.59" calcext:value-type="float">
            <text:p>2500,59</text:p>
          </table:table-cell>
          <table:table-cell table:formula="of:=[.A501]-[.A502]" office:value-type="float" office:value="10.7800000000002" calcext:value-type="float">
            <text:p>10,78</text:p>
          </table:table-cell>
          <table:table-cell table:formula="of:=([.B501]+128)/256*0.8+0.1" office:value-type="float" office:value="0.533687500000001" calcext:value-type="float">
            <text:p>0,5336875</text:p>
          </table:table-cell>
          <table:table-cell/>
          <table:table-cell table:formula="of:=[.C506]" office:value-type="float" office:value="0.6254375" calcext:value-type="float">
            <text:p>0,6254375</text:p>
          </table:table-cell>
          <table:table-cell table:formula="of:=[.C505]" office:value-type="float" office:value="0.5416875" calcext:value-type="float">
            <text:p>0,5416875</text:p>
          </table:table-cell>
          <table:table-cell table:formula="of:=[.C504]" office:value-type="float" office:value="0.548281249999999" calcext:value-type="float">
            <text:p>0,54828125</text:p>
          </table:table-cell>
          <table:table-cell table:formula="of:=[.C503]" office:value-type="float" office:value="0.5324375" calcext:value-type="float">
            <text:p>0,5324375</text:p>
          </table:table-cell>
          <table:table-cell table:formula="of:=[.C502]" office:value-type="float" office:value="0.60709375" calcext:value-type="float">
            <text:p>0,60709375</text:p>
          </table:table-cell>
          <table:table-cell/>
          <table:table-cell table:formula="of:=[.C501]" office:value-type="float" office:value="0.533687500000001" calcext:value-type="float">
            <text:p>0,5336875</text:p>
          </table:table-cell>
          <table:table-cell table:number-columns-repeated="3"/>
        </table:table-row>
        <table:table-row table:style-name="ro1">
          <table:table-cell office:value-type="float" office:value="2489.81" calcext:value-type="float">
            <text:p>2489,81</text:p>
          </table:table-cell>
          <table:table-cell table:formula="of:=[.A502]-[.A503]" office:value-type="float" office:value="34.27" calcext:value-type="float">
            <text:p>34,27</text:p>
          </table:table-cell>
          <table:table-cell table:formula="of:=([.B502]+128)/256*0.8+0.1" office:value-type="float" office:value="0.60709375" calcext:value-type="float">
            <text:p>0,60709375</text:p>
          </table:table-cell>
          <table:table-cell/>
          <table:table-cell table:formula="of:=[.C507]" office:value-type="float" office:value="0.422499999999999" calcext:value-type="float">
            <text:p>0,4225</text:p>
          </table:table-cell>
          <table:table-cell table:formula="of:=[.C506]" office:value-type="float" office:value="0.6254375" calcext:value-type="float">
            <text:p>0,6254375</text:p>
          </table:table-cell>
          <table:table-cell table:formula="of:=[.C505]" office:value-type="float" office:value="0.5416875" calcext:value-type="float">
            <text:p>0,5416875</text:p>
          </table:table-cell>
          <table:table-cell table:formula="of:=[.C504]" office:value-type="float" office:value="0.548281249999999" calcext:value-type="float">
            <text:p>0,54828125</text:p>
          </table:table-cell>
          <table:table-cell table:formula="of:=[.C503]" office:value-type="float" office:value="0.5324375" calcext:value-type="float">
            <text:p>0,5324375</text:p>
          </table:table-cell>
          <table:table-cell/>
          <table:table-cell table:formula="of:=[.C502]" office:value-type="float" office:value="0.60709375" calcext:value-type="float">
            <text:p>0,60709375</text:p>
          </table:table-cell>
          <table:table-cell table:number-columns-repeated="3"/>
        </table:table-row>
        <table:table-row table:style-name="ro1">
          <table:table-cell office:value-type="float" office:value="2455.54" calcext:value-type="float">
            <text:p>2455,54</text:p>
          </table:table-cell>
          <table:table-cell table:formula="of:=[.A503]-[.A504]" office:value-type="float" office:value="10.3800000000001" calcext:value-type="float">
            <text:p>10,38</text:p>
          </table:table-cell>
          <table:table-cell table:formula="of:=([.B503]+128)/256*0.8+0.1" office:value-type="float" office:value="0.5324375" calcext:value-type="float">
            <text:p>0,5324375</text:p>
          </table:table-cell>
          <table:table-cell/>
          <table:table-cell table:formula="of:=[.C508]" office:value-type="float" office:value="0.4513125" calcext:value-type="float">
            <text:p>0,4513125</text:p>
          </table:table-cell>
          <table:table-cell table:formula="of:=[.C507]" office:value-type="float" office:value="0.422499999999999" calcext:value-type="float">
            <text:p>0,4225</text:p>
          </table:table-cell>
          <table:table-cell table:formula="of:=[.C506]" office:value-type="float" office:value="0.6254375" calcext:value-type="float">
            <text:p>0,6254375</text:p>
          </table:table-cell>
          <table:table-cell table:formula="of:=[.C505]" office:value-type="float" office:value="0.5416875" calcext:value-type="float">
            <text:p>0,5416875</text:p>
          </table:table-cell>
          <table:table-cell table:formula="of:=[.C504]" office:value-type="float" office:value="0.548281249999999" calcext:value-type="float">
            <text:p>0,54828125</text:p>
          </table:table-cell>
          <table:table-cell/>
          <table:table-cell table:formula="of:=[.C503]" office:value-type="float" office:value="0.5324375" calcext:value-type="float">
            <text:p>0,5324375</text:p>
          </table:table-cell>
          <table:table-cell table:number-columns-repeated="3"/>
        </table:table-row>
        <table:table-row table:style-name="ro1">
          <table:table-cell office:value-type="float" office:value="2445.16" calcext:value-type="float">
            <text:p>2445,16</text:p>
          </table:table-cell>
          <table:table-cell table:formula="of:=[.A504]-[.A505]" office:value-type="float" office:value="15.4499999999998" calcext:value-type="float">
            <text:p>15,45</text:p>
          </table:table-cell>
          <table:table-cell table:formula="of:=([.B504]+128)/256*0.8+0.1" office:value-type="float" office:value="0.548281249999999" calcext:value-type="float">
            <text:p>0,54828125</text:p>
          </table:table-cell>
          <table:table-cell/>
          <table:table-cell table:formula="of:=[.C509]" office:value-type="float" office:value="0.6119375" calcext:value-type="float">
            <text:p>0,6119375</text:p>
          </table:table-cell>
          <table:table-cell table:formula="of:=[.C508]" office:value-type="float" office:value="0.4513125" calcext:value-type="float">
            <text:p>0,4513125</text:p>
          </table:table-cell>
          <table:table-cell table:formula="of:=[.C507]" office:value-type="float" office:value="0.422499999999999" calcext:value-type="float">
            <text:p>0,4225</text:p>
          </table:table-cell>
          <table:table-cell table:formula="of:=[.C506]" office:value-type="float" office:value="0.6254375" calcext:value-type="float">
            <text:p>0,6254375</text:p>
          </table:table-cell>
          <table:table-cell table:formula="of:=[.C505]" office:value-type="float" office:value="0.5416875" calcext:value-type="float">
            <text:p>0,5416875</text:p>
          </table:table-cell>
          <table:table-cell/>
          <table:table-cell table:formula="of:=[.C504]" office:value-type="float" office:value="0.548281249999999" calcext:value-type="float">
            <text:p>0,54828125</text:p>
          </table:table-cell>
          <table:table-cell table:number-columns-repeated="3"/>
        </table:table-row>
        <table:table-row table:style-name="ro1">
          <table:table-cell office:value-type="float" office:value="2429.71" calcext:value-type="float">
            <text:p>2429,71</text:p>
          </table:table-cell>
          <table:table-cell table:formula="of:=[.A505]-[.A506]" office:value-type="float" office:value="13.3400000000001" calcext:value-type="float">
            <text:p>13,34</text:p>
          </table:table-cell>
          <table:table-cell table:formula="of:=([.B505]+128)/256*0.8+0.1" office:value-type="float" office:value="0.5416875" calcext:value-type="float">
            <text:p>0,5416875</text:p>
          </table:table-cell>
          <table:table-cell/>
          <table:table-cell table:formula="of:=[.C510]" office:value-type="float" office:value="0.529625" calcext:value-type="float">
            <text:p>0,529625</text:p>
          </table:table-cell>
          <table:table-cell table:formula="of:=[.C509]" office:value-type="float" office:value="0.6119375" calcext:value-type="float">
            <text:p>0,6119375</text:p>
          </table:table-cell>
          <table:table-cell table:formula="of:=[.C508]" office:value-type="float" office:value="0.4513125" calcext:value-type="float">
            <text:p>0,4513125</text:p>
          </table:table-cell>
          <table:table-cell table:formula="of:=[.C507]" office:value-type="float" office:value="0.422499999999999" calcext:value-type="float">
            <text:p>0,4225</text:p>
          </table:table-cell>
          <table:table-cell table:formula="of:=[.C506]" office:value-type="float" office:value="0.6254375" calcext:value-type="float">
            <text:p>0,6254375</text:p>
          </table:table-cell>
          <table:table-cell/>
          <table:table-cell table:formula="of:=[.C505]" office:value-type="float" office:value="0.5416875" calcext:value-type="float">
            <text:p>0,5416875</text:p>
          </table:table-cell>
          <table:table-cell table:number-columns-repeated="3"/>
        </table:table-row>
        <table:table-row table:style-name="ro1">
          <table:table-cell office:value-type="float" office:value="2416.37" calcext:value-type="float">
            <text:p>2416,37</text:p>
          </table:table-cell>
          <table:table-cell table:formula="of:=[.A506]-[.A507]" office:value-type="float" office:value="40.1399999999999" calcext:value-type="float">
            <text:p>40,14</text:p>
          </table:table-cell>
          <table:table-cell table:formula="of:=([.B506]+128)/256*0.8+0.1" office:value-type="float" office:value="0.6254375" calcext:value-type="float">
            <text:p>0,6254375</text:p>
          </table:table-cell>
          <table:table-cell/>
          <table:table-cell table:formula="of:=[.C511]" office:value-type="float" office:value="0.457968749999999" calcext:value-type="float">
            <text:p>0,45796875</text:p>
          </table:table-cell>
          <table:table-cell table:formula="of:=[.C510]" office:value-type="float" office:value="0.529625" calcext:value-type="float">
            <text:p>0,529625</text:p>
          </table:table-cell>
          <table:table-cell table:formula="of:=[.C509]" office:value-type="float" office:value="0.6119375" calcext:value-type="float">
            <text:p>0,6119375</text:p>
          </table:table-cell>
          <table:table-cell table:formula="of:=[.C508]" office:value-type="float" office:value="0.4513125" calcext:value-type="float">
            <text:p>0,4513125</text:p>
          </table:table-cell>
          <table:table-cell table:formula="of:=[.C507]" office:value-type="float" office:value="0.422499999999999" calcext:value-type="float">
            <text:p>0,4225</text:p>
          </table:table-cell>
          <table:table-cell/>
          <table:table-cell table:formula="of:=[.C506]" office:value-type="float" office:value="0.6254375" calcext:value-type="float">
            <text:p>0,6254375</text:p>
          </table:table-cell>
          <table:table-cell table:number-columns-repeated="3"/>
        </table:table-row>
        <table:table-row table:style-name="ro1">
          <table:table-cell office:value-type="float" office:value="2376.23" calcext:value-type="float">
            <text:p>2376,23</text:p>
          </table:table-cell>
          <table:table-cell table:formula="of:=[.A507]-[.A508]" office:value-type="float" office:value="-24.8000000000002" calcext:value-type="float">
            <text:p>-24,8</text:p>
          </table:table-cell>
          <table:table-cell table:formula="of:=([.B507]+128)/256*0.8+0.1" office:value-type="float" office:value="0.422499999999999" calcext:value-type="float">
            <text:p>0,4225</text:p>
          </table:table-cell>
          <table:table-cell/>
          <table:table-cell table:formula="of:=[.C512]" office:value-type="float" office:value="0.50071875" calcext:value-type="float">
            <text:p>0,50071875</text:p>
          </table:table-cell>
          <table:table-cell table:formula="of:=[.C511]" office:value-type="float" office:value="0.457968749999999" calcext:value-type="float">
            <text:p>0,45796875</text:p>
          </table:table-cell>
          <table:table-cell table:formula="of:=[.C510]" office:value-type="float" office:value="0.529625" calcext:value-type="float">
            <text:p>0,529625</text:p>
          </table:table-cell>
          <table:table-cell table:formula="of:=[.C509]" office:value-type="float" office:value="0.6119375" calcext:value-type="float">
            <text:p>0,6119375</text:p>
          </table:table-cell>
          <table:table-cell table:formula="of:=[.C508]" office:value-type="float" office:value="0.4513125" calcext:value-type="float">
            <text:p>0,4513125</text:p>
          </table:table-cell>
          <table:table-cell/>
          <table:table-cell table:formula="of:=[.C507]" office:value-type="float" office:value="0.422499999999999" calcext:value-type="float">
            <text:p>0,4225</text:p>
          </table:table-cell>
          <table:table-cell table:number-columns-repeated="3"/>
        </table:table-row>
        <table:table-row table:style-name="ro1">
          <table:table-cell office:value-type="float" office:value="2401.03" calcext:value-type="float">
            <text:p>2401,03</text:p>
          </table:table-cell>
          <table:table-cell table:formula="of:=[.A508]-[.A509]" office:value-type="float" office:value="-15.5799999999999" calcext:value-type="float">
            <text:p>-15,58</text:p>
          </table:table-cell>
          <table:table-cell table:formula="of:=([.B508]+128)/256*0.8+0.1" office:value-type="float" office:value="0.4513125" calcext:value-type="float">
            <text:p>0,4513125</text:p>
          </table:table-cell>
          <table:table-cell/>
          <table:table-cell table:formula="of:=[.C513]" office:value-type="float" office:value="0.508187500000001" calcext:value-type="float">
            <text:p>0,5081875</text:p>
          </table:table-cell>
          <table:table-cell table:formula="of:=[.C512]" office:value-type="float" office:value="0.50071875" calcext:value-type="float">
            <text:p>0,50071875</text:p>
          </table:table-cell>
          <table:table-cell table:formula="of:=[.C511]" office:value-type="float" office:value="0.457968749999999" calcext:value-type="float">
            <text:p>0,45796875</text:p>
          </table:table-cell>
          <table:table-cell table:formula="of:=[.C510]" office:value-type="float" office:value="0.529625" calcext:value-type="float">
            <text:p>0,529625</text:p>
          </table:table-cell>
          <table:table-cell table:formula="of:=[.C509]" office:value-type="float" office:value="0.6119375" calcext:value-type="float">
            <text:p>0,6119375</text:p>
          </table:table-cell>
          <table:table-cell/>
          <table:table-cell table:formula="of:=[.C508]" office:value-type="float" office:value="0.4513125" calcext:value-type="float">
            <text:p>0,4513125</text:p>
          </table:table-cell>
          <table:table-cell table:number-columns-repeated="3"/>
        </table:table-row>
        <table:table-row table:style-name="ro1">
          <table:table-cell office:value-type="float" office:value="2416.61" calcext:value-type="float">
            <text:p>2416,61</text:p>
          </table:table-cell>
          <table:table-cell table:formula="of:=[.A509]-[.A510]" office:value-type="float" office:value="35.8200000000002" calcext:value-type="float">
            <text:p>35,82</text:p>
          </table:table-cell>
          <table:table-cell table:formula="of:=([.B509]+128)/256*0.8+0.1" office:value-type="float" office:value="0.6119375" calcext:value-type="float">
            <text:p>0,6119375</text:p>
          </table:table-cell>
          <table:table-cell/>
          <table:table-cell table:formula="of:=[.C514]" office:value-type="float" office:value="0.522468749999999" calcext:value-type="float">
            <text:p>0,52246875</text:p>
          </table:table-cell>
          <table:table-cell table:formula="of:=[.C513]" office:value-type="float" office:value="0.508187500000001" calcext:value-type="float">
            <text:p>0,5081875</text:p>
          </table:table-cell>
          <table:table-cell table:formula="of:=[.C512]" office:value-type="float" office:value="0.50071875" calcext:value-type="float">
            <text:p>0,50071875</text:p>
          </table:table-cell>
          <table:table-cell table:formula="of:=[.C511]" office:value-type="float" office:value="0.457968749999999" calcext:value-type="float">
            <text:p>0,45796875</text:p>
          </table:table-cell>
          <table:table-cell table:formula="of:=[.C510]" office:value-type="float" office:value="0.529625" calcext:value-type="float">
            <text:p>0,529625</text:p>
          </table:table-cell>
          <table:table-cell/>
          <table:table-cell table:formula="of:=[.C509]" office:value-type="float" office:value="0.6119375" calcext:value-type="float">
            <text:p>0,6119375</text:p>
          </table:table-cell>
          <table:table-cell table:number-columns-repeated="3"/>
        </table:table-row>
        <table:table-row table:style-name="ro1">
          <table:table-cell office:value-type="float" office:value="2380.79" calcext:value-type="float">
            <text:p>2380,79</text:p>
          </table:table-cell>
          <table:table-cell table:formula="of:=[.A510]-[.A511]" office:value-type="float" office:value="9.48000000000002" calcext:value-type="float">
            <text:p>9,48</text:p>
          </table:table-cell>
          <table:table-cell table:formula="of:=([.B510]+128)/256*0.8+0.1" office:value-type="float" office:value="0.529625" calcext:value-type="float">
            <text:p>0,529625</text:p>
          </table:table-cell>
          <table:table-cell/>
          <table:table-cell table:formula="of:=[.C515]" office:value-type="float" office:value="0.398218750000001" calcext:value-type="float">
            <text:p>0,39821875</text:p>
          </table:table-cell>
          <table:table-cell table:formula="of:=[.C514]" office:value-type="float" office:value="0.522468749999999" calcext:value-type="float">
            <text:p>0,52246875</text:p>
          </table:table-cell>
          <table:table-cell table:formula="of:=[.C513]" office:value-type="float" office:value="0.508187500000001" calcext:value-type="float">
            <text:p>0,5081875</text:p>
          </table:table-cell>
          <table:table-cell table:formula="of:=[.C512]" office:value-type="float" office:value="0.50071875" calcext:value-type="float">
            <text:p>0,50071875</text:p>
          </table:table-cell>
          <table:table-cell table:formula="of:=[.C511]" office:value-type="float" office:value="0.457968749999999" calcext:value-type="float">
            <text:p>0,45796875</text:p>
          </table:table-cell>
          <table:table-cell/>
          <table:table-cell table:formula="of:=[.C510]" office:value-type="float" office:value="0.529625" calcext:value-type="float">
            <text:p>0,529625</text:p>
          </table:table-cell>
          <table:table-cell table:number-columns-repeated="3"/>
        </table:table-row>
        <table:table-row table:style-name="ro1">
          <table:table-cell office:value-type="float" office:value="2371.31" calcext:value-type="float">
            <text:p>2371,31</text:p>
          </table:table-cell>
          <table:table-cell table:formula="of:=[.A511]-[.A512]" office:value-type="float" office:value="-13.4500000000003" calcext:value-type="float">
            <text:p>-13,45</text:p>
          </table:table-cell>
          <table:table-cell table:formula="of:=([.B511]+128)/256*0.8+0.1" office:value-type="float" office:value="0.457968749999999" calcext:value-type="float">
            <text:p>0,45796875</text:p>
          </table:table-cell>
          <table:table-cell/>
          <table:table-cell table:formula="of:=[.C516]" office:value-type="float" office:value="0.39434375" calcext:value-type="float">
            <text:p>0,39434375</text:p>
          </table:table-cell>
          <table:table-cell table:formula="of:=[.C515]" office:value-type="float" office:value="0.398218750000001" calcext:value-type="float">
            <text:p>0,39821875</text:p>
          </table:table-cell>
          <table:table-cell table:formula="of:=[.C514]" office:value-type="float" office:value="0.522468749999999" calcext:value-type="float">
            <text:p>0,52246875</text:p>
          </table:table-cell>
          <table:table-cell table:formula="of:=[.C513]" office:value-type="float" office:value="0.508187500000001" calcext:value-type="float">
            <text:p>0,5081875</text:p>
          </table:table-cell>
          <table:table-cell table:formula="of:=[.C512]" office:value-type="float" office:value="0.50071875" calcext:value-type="float">
            <text:p>0,50071875</text:p>
          </table:table-cell>
          <table:table-cell/>
          <table:table-cell table:formula="of:=[.C511]" office:value-type="float" office:value="0.457968749999999" calcext:value-type="float">
            <text:p>0,45796875</text:p>
          </table:table-cell>
          <table:table-cell table:number-columns-repeated="3"/>
        </table:table-row>
        <table:table-row table:style-name="ro1">
          <table:table-cell office:value-type="float" office:value="2384.76" calcext:value-type="float">
            <text:p>2384,76</text:p>
          </table:table-cell>
          <table:table-cell table:formula="of:=[.A512]-[.A513]" office:value-type="float" office:value="0.230000000000018" calcext:value-type="float">
            <text:p>0,23</text:p>
          </table:table-cell>
          <table:table-cell table:formula="of:=([.B512]+128)/256*0.8+0.1" office:value-type="float" office:value="0.50071875" calcext:value-type="float">
            <text:p>0,50071875</text:p>
          </table:table-cell>
          <table:table-cell/>
          <table:table-cell table:formula="of:=[.C517]" office:value-type="float" office:value="0.63671875" calcext:value-type="float">
            <text:p>0,63671875</text:p>
          </table:table-cell>
          <table:table-cell table:formula="of:=[.C516]" office:value-type="float" office:value="0.39434375" calcext:value-type="float">
            <text:p>0,39434375</text:p>
          </table:table-cell>
          <table:table-cell table:formula="of:=[.C515]" office:value-type="float" office:value="0.398218750000001" calcext:value-type="float">
            <text:p>0,39821875</text:p>
          </table:table-cell>
          <table:table-cell table:formula="of:=[.C514]" office:value-type="float" office:value="0.522468749999999" calcext:value-type="float">
            <text:p>0,52246875</text:p>
          </table:table-cell>
          <table:table-cell table:formula="of:=[.C513]" office:value-type="float" office:value="0.508187500000001" calcext:value-type="float">
            <text:p>0,5081875</text:p>
          </table:table-cell>
          <table:table-cell/>
          <table:table-cell table:formula="of:=[.C512]" office:value-type="float" office:value="0.50071875" calcext:value-type="float">
            <text:p>0,50071875</text:p>
          </table:table-cell>
          <table:table-cell table:number-columns-repeated="3"/>
        </table:table-row>
        <table:table-row table:style-name="ro1">
          <table:table-cell office:value-type="float" office:value="2384.53" calcext:value-type="float">
            <text:p>2384,53</text:p>
          </table:table-cell>
          <table:table-cell table:formula="of:=[.A513]-[.A514]" office:value-type="float" office:value="2.62000000000035" calcext:value-type="float">
            <text:p>2,62</text:p>
          </table:table-cell>
          <table:table-cell table:formula="of:=([.B513]+128)/256*0.8+0.1" office:value-type="float" office:value="0.508187500000001" calcext:value-type="float">
            <text:p>0,5081875</text:p>
          </table:table-cell>
          <table:table-cell/>
          <table:table-cell table:formula="of:=[.C518]" office:value-type="float" office:value="0.60915625" calcext:value-type="float">
            <text:p>0,60915625</text:p>
          </table:table-cell>
          <table:table-cell table:formula="of:=[.C517]" office:value-type="float" office:value="0.63671875" calcext:value-type="float">
            <text:p>0,63671875</text:p>
          </table:table-cell>
          <table:table-cell table:formula="of:=[.C516]" office:value-type="float" office:value="0.39434375" calcext:value-type="float">
            <text:p>0,39434375</text:p>
          </table:table-cell>
          <table:table-cell table:formula="of:=[.C515]" office:value-type="float" office:value="0.398218750000001" calcext:value-type="float">
            <text:p>0,39821875</text:p>
          </table:table-cell>
          <table:table-cell table:formula="of:=[.C514]" office:value-type="float" office:value="0.522468749999999" calcext:value-type="float">
            <text:p>0,52246875</text:p>
          </table:table-cell>
          <table:table-cell/>
          <table:table-cell table:formula="of:=[.C513]" office:value-type="float" office:value="0.508187500000001" calcext:value-type="float">
            <text:p>0,5081875</text:p>
          </table:table-cell>
          <table:table-cell table:number-columns-repeated="3"/>
        </table:table-row>
        <table:table-row table:style-name="ro1">
          <table:table-cell office:value-type="float" office:value="2381.91" calcext:value-type="float">
            <text:p>2381,91</text:p>
          </table:table-cell>
          <table:table-cell table:formula="of:=[.A514]-[.A515]" office:value-type="float" office:value="7.1899999999996" calcext:value-type="float">
            <text:p>7,19</text:p>
          </table:table-cell>
          <table:table-cell table:formula="of:=([.B514]+128)/256*0.8+0.1" office:value-type="float" office:value="0.522468749999999" calcext:value-type="float">
            <text:p>0,52246875</text:p>
          </table:table-cell>
          <table:table-cell/>
          <table:table-cell table:formula="of:=[.C519]" office:value-type="float" office:value="0.44159375" calcext:value-type="float">
            <text:p>0,44159375</text:p>
          </table:table-cell>
          <table:table-cell table:formula="of:=[.C518]" office:value-type="float" office:value="0.60915625" calcext:value-type="float">
            <text:p>0,60915625</text:p>
          </table:table-cell>
          <table:table-cell table:formula="of:=[.C517]" office:value-type="float" office:value="0.63671875" calcext:value-type="float">
            <text:p>0,63671875</text:p>
          </table:table-cell>
          <table:table-cell table:formula="of:=[.C516]" office:value-type="float" office:value="0.39434375" calcext:value-type="float">
            <text:p>0,39434375</text:p>
          </table:table-cell>
          <table:table-cell table:formula="of:=[.C515]" office:value-type="float" office:value="0.398218750000001" calcext:value-type="float">
            <text:p>0,39821875</text:p>
          </table:table-cell>
          <table:table-cell/>
          <table:table-cell table:formula="of:=[.C514]" office:value-type="float" office:value="0.522468749999999" calcext:value-type="float">
            <text:p>0,52246875</text:p>
          </table:table-cell>
          <table:table-cell table:number-columns-repeated="3"/>
        </table:table-row>
        <table:table-row table:style-name="ro1">
          <table:table-cell office:value-type="float" office:value="2374.72" calcext:value-type="float">
            <text:p>2374,72</text:p>
          </table:table-cell>
          <table:table-cell table:formula="of:=[.A515]-[.A516]" office:value-type="float" office:value="-32.5699999999997" calcext:value-type="float">
            <text:p>-32,57</text:p>
          </table:table-cell>
          <table:table-cell table:formula="of:=([.B515]+128)/256*0.8+0.1" office:value-type="float" office:value="0.398218750000001" calcext:value-type="float">
            <text:p>0,39821875</text:p>
          </table:table-cell>
          <table:table-cell/>
          <table:table-cell table:formula="of:=[.C520]" office:value-type="float" office:value="0.48384375" calcext:value-type="float">
            <text:p>0,48384375</text:p>
          </table:table-cell>
          <table:table-cell table:formula="of:=[.C519]" office:value-type="float" office:value="0.44159375" calcext:value-type="float">
            <text:p>0,44159375</text:p>
          </table:table-cell>
          <table:table-cell table:formula="of:=[.C518]" office:value-type="float" office:value="0.60915625" calcext:value-type="float">
            <text:p>0,60915625</text:p>
          </table:table-cell>
          <table:table-cell table:formula="of:=[.C517]" office:value-type="float" office:value="0.63671875" calcext:value-type="float">
            <text:p>0,63671875</text:p>
          </table:table-cell>
          <table:table-cell table:formula="of:=[.C516]" office:value-type="float" office:value="0.39434375" calcext:value-type="float">
            <text:p>0,39434375</text:p>
          </table:table-cell>
          <table:table-cell/>
          <table:table-cell table:formula="of:=[.C515]" office:value-type="float" office:value="0.398218750000001" calcext:value-type="float">
            <text:p>0,39821875</text:p>
          </table:table-cell>
          <table:table-cell table:number-columns-repeated="3"/>
        </table:table-row>
        <table:table-row table:style-name="ro1">
          <table:table-cell office:value-type="float" office:value="2407.29" calcext:value-type="float">
            <text:p>2407,29</text:p>
          </table:table-cell>
          <table:table-cell table:formula="of:=[.A516]-[.A517]" office:value-type="float" office:value="-33.8099999999999" calcext:value-type="float">
            <text:p>-33,81</text:p>
          </table:table-cell>
          <table:table-cell table:formula="of:=([.B516]+128)/256*0.8+0.1" office:value-type="float" office:value="0.39434375" calcext:value-type="float">
            <text:p>0,39434375</text:p>
          </table:table-cell>
          <table:table-cell/>
          <table:table-cell table:formula="of:=[.C521]" office:value-type="float" office:value="0.499312500000001" calcext:value-type="float">
            <text:p>0,4993125</text:p>
          </table:table-cell>
          <table:table-cell table:formula="of:=[.C520]" office:value-type="float" office:value="0.48384375" calcext:value-type="float">
            <text:p>0,48384375</text:p>
          </table:table-cell>
          <table:table-cell table:formula="of:=[.C519]" office:value-type="float" office:value="0.44159375" calcext:value-type="float">
            <text:p>0,44159375</text:p>
          </table:table-cell>
          <table:table-cell table:formula="of:=[.C518]" office:value-type="float" office:value="0.60915625" calcext:value-type="float">
            <text:p>0,60915625</text:p>
          </table:table-cell>
          <table:table-cell table:formula="of:=[.C517]" office:value-type="float" office:value="0.63671875" calcext:value-type="float">
            <text:p>0,63671875</text:p>
          </table:table-cell>
          <table:table-cell/>
          <table:table-cell table:formula="of:=[.C516]" office:value-type="float" office:value="0.39434375" calcext:value-type="float">
            <text:p>0,39434375</text:p>
          </table:table-cell>
          <table:table-cell table:number-columns-repeated="3"/>
        </table:table-row>
        <table:table-row table:style-name="ro1">
          <table:table-cell office:value-type="float" office:value="2441.1" calcext:value-type="float">
            <text:p>2441,1</text:p>
          </table:table-cell>
          <table:table-cell table:formula="of:=[.A517]-[.A518]" office:value-type="float" office:value="43.75" calcext:value-type="float">
            <text:p>43,75</text:p>
          </table:table-cell>
          <table:table-cell table:formula="of:=([.B517]+128)/256*0.8+0.1" office:value-type="float" office:value="0.63671875" calcext:value-type="float">
            <text:p>0,63671875</text:p>
          </table:table-cell>
          <table:table-cell/>
          <table:table-cell table:formula="of:=[.C522]" office:value-type="float" office:value="0.54921875" calcext:value-type="float">
            <text:p>0,54921875</text:p>
          </table:table-cell>
          <table:table-cell table:formula="of:=[.C521]" office:value-type="float" office:value="0.499312500000001" calcext:value-type="float">
            <text:p>0,4993125</text:p>
          </table:table-cell>
          <table:table-cell table:formula="of:=[.C520]" office:value-type="float" office:value="0.48384375" calcext:value-type="float">
            <text:p>0,48384375</text:p>
          </table:table-cell>
          <table:table-cell table:formula="of:=[.C519]" office:value-type="float" office:value="0.44159375" calcext:value-type="float">
            <text:p>0,44159375</text:p>
          </table:table-cell>
          <table:table-cell table:formula="of:=[.C518]" office:value-type="float" office:value="0.60915625" calcext:value-type="float">
            <text:p>0,60915625</text:p>
          </table:table-cell>
          <table:table-cell/>
          <table:table-cell table:formula="of:=[.C517]" office:value-type="float" office:value="0.63671875" calcext:value-type="float">
            <text:p>0,63671875</text:p>
          </table:table-cell>
          <table:table-cell table:number-columns-repeated="3"/>
        </table:table-row>
        <table:table-row table:style-name="ro1">
          <table:table-cell office:value-type="float" office:value="2397.35" calcext:value-type="float">
            <text:p>2397,35</text:p>
          </table:table-cell>
          <table:table-cell table:formula="of:=[.A518]-[.A519]" office:value-type="float" office:value="34.9299999999998" calcext:value-type="float">
            <text:p>34,93</text:p>
          </table:table-cell>
          <table:table-cell table:formula="of:=([.B518]+128)/256*0.8+0.1" office:value-type="float" office:value="0.60915625" calcext:value-type="float">
            <text:p>0,60915625</text:p>
          </table:table-cell>
          <table:table-cell/>
          <table:table-cell table:formula="of:=[.C523]" office:value-type="float" office:value="0.52878125" calcext:value-type="float">
            <text:p>0,52878125</text:p>
          </table:table-cell>
          <table:table-cell table:formula="of:=[.C522]" office:value-type="float" office:value="0.54921875" calcext:value-type="float">
            <text:p>0,54921875</text:p>
          </table:table-cell>
          <table:table-cell table:formula="of:=[.C521]" office:value-type="float" office:value="0.499312500000001" calcext:value-type="float">
            <text:p>0,4993125</text:p>
          </table:table-cell>
          <table:table-cell table:formula="of:=[.C520]" office:value-type="float" office:value="0.48384375" calcext:value-type="float">
            <text:p>0,48384375</text:p>
          </table:table-cell>
          <table:table-cell table:formula="of:=[.C519]" office:value-type="float" office:value="0.44159375" calcext:value-type="float">
            <text:p>0,44159375</text:p>
          </table:table-cell>
          <table:table-cell/>
          <table:table-cell table:formula="of:=[.C518]" office:value-type="float" office:value="0.60915625" calcext:value-type="float">
            <text:p>0,60915625</text:p>
          </table:table-cell>
          <table:table-cell table:number-columns-repeated="3"/>
        </table:table-row>
        <table:table-row table:style-name="ro1">
          <table:table-cell office:value-type="float" office:value="2362.42" calcext:value-type="float">
            <text:p>2362,42</text:p>
          </table:table-cell>
          <table:table-cell table:formula="of:=[.A519]-[.A520]" office:value-type="float" office:value="-18.6900000000001" calcext:value-type="float">
            <text:p>-18,69</text:p>
          </table:table-cell>
          <table:table-cell table:formula="of:=([.B519]+128)/256*0.8+0.1" office:value-type="float" office:value="0.44159375" calcext:value-type="float">
            <text:p>0,44159375</text:p>
          </table:table-cell>
          <table:table-cell/>
          <table:table-cell table:formula="of:=[.C524]" office:value-type="float" office:value="0.4628125" calcext:value-type="float">
            <text:p>0,4628125</text:p>
          </table:table-cell>
          <table:table-cell table:formula="of:=[.C523]" office:value-type="float" office:value="0.52878125" calcext:value-type="float">
            <text:p>0,52878125</text:p>
          </table:table-cell>
          <table:table-cell table:formula="of:=[.C522]" office:value-type="float" office:value="0.54921875" calcext:value-type="float">
            <text:p>0,54921875</text:p>
          </table:table-cell>
          <table:table-cell table:formula="of:=[.C521]" office:value-type="float" office:value="0.499312500000001" calcext:value-type="float">
            <text:p>0,4993125</text:p>
          </table:table-cell>
          <table:table-cell table:formula="of:=[.C520]" office:value-type="float" office:value="0.48384375" calcext:value-type="float">
            <text:p>0,48384375</text:p>
          </table:table-cell>
          <table:table-cell/>
          <table:table-cell table:formula="of:=[.C519]" office:value-type="float" office:value="0.44159375" calcext:value-type="float">
            <text:p>0,44159375</text:p>
          </table:table-cell>
          <table:table-cell table:number-columns-repeated="3"/>
        </table:table-row>
        <table:table-row table:style-name="ro1">
          <table:table-cell office:value-type="float" office:value="2381.11" calcext:value-type="float">
            <text:p>2381,11</text:p>
          </table:table-cell>
          <table:table-cell table:formula="of:=[.A520]-[.A521]" office:value-type="float" office:value="-5.17000000000007" calcext:value-type="float">
            <text:p>-5,17</text:p>
          </table:table-cell>
          <table:table-cell table:formula="of:=([.B520]+128)/256*0.8+0.1" office:value-type="float" office:value="0.48384375" calcext:value-type="float">
            <text:p>0,48384375</text:p>
          </table:table-cell>
          <table:table-cell/>
          <table:table-cell table:formula="of:=[.C525]" office:value-type="float" office:value="0.467281250000001" calcext:value-type="float">
            <text:p>0,46728125</text:p>
          </table:table-cell>
          <table:table-cell table:formula="of:=[.C524]" office:value-type="float" office:value="0.4628125" calcext:value-type="float">
            <text:p>0,4628125</text:p>
          </table:table-cell>
          <table:table-cell table:formula="of:=[.C523]" office:value-type="float" office:value="0.52878125" calcext:value-type="float">
            <text:p>0,52878125</text:p>
          </table:table-cell>
          <table:table-cell table:formula="of:=[.C522]" office:value-type="float" office:value="0.54921875" calcext:value-type="float">
            <text:p>0,54921875</text:p>
          </table:table-cell>
          <table:table-cell table:formula="of:=[.C521]" office:value-type="float" office:value="0.499312500000001" calcext:value-type="float">
            <text:p>0,4993125</text:p>
          </table:table-cell>
          <table:table-cell/>
          <table:table-cell table:formula="of:=[.C520]" office:value-type="float" office:value="0.48384375" calcext:value-type="float">
            <text:p>0,48384375</text:p>
          </table:table-cell>
          <table:table-cell table:number-columns-repeated="3"/>
        </table:table-row>
        <table:table-row table:style-name="ro1">
          <table:table-cell office:value-type="float" office:value="2386.28" calcext:value-type="float">
            <text:p>2386,28</text:p>
          </table:table-cell>
          <table:table-cell table:formula="of:=[.A521]-[.A522]" office:value-type="float" office:value="-0.2199999999998" calcext:value-type="float">
            <text:p>-0,22</text:p>
          </table:table-cell>
          <table:table-cell table:formula="of:=([.B521]+128)/256*0.8+0.1" office:value-type="float" office:value="0.499312500000001" calcext:value-type="float">
            <text:p>0,4993125</text:p>
          </table:table-cell>
          <table:table-cell/>
          <table:table-cell table:formula="of:=[.C526]" office:value-type="float" office:value="0.453125" calcext:value-type="float">
            <text:p>0,453125</text:p>
          </table:table-cell>
          <table:table-cell table:formula="of:=[.C525]" office:value-type="float" office:value="0.467281250000001" calcext:value-type="float">
            <text:p>0,46728125</text:p>
          </table:table-cell>
          <table:table-cell table:formula="of:=[.C524]" office:value-type="float" office:value="0.4628125" calcext:value-type="float">
            <text:p>0,4628125</text:p>
          </table:table-cell>
          <table:table-cell table:formula="of:=[.C523]" office:value-type="float" office:value="0.52878125" calcext:value-type="float">
            <text:p>0,52878125</text:p>
          </table:table-cell>
          <table:table-cell table:formula="of:=[.C522]" office:value-type="float" office:value="0.54921875" calcext:value-type="float">
            <text:p>0,54921875</text:p>
          </table:table-cell>
          <table:table-cell/>
          <table:table-cell table:formula="of:=[.C521]" office:value-type="float" office:value="0.499312500000001" calcext:value-type="float">
            <text:p>0,4993125</text:p>
          </table:table-cell>
          <table:table-cell table:number-columns-repeated="3"/>
        </table:table-row>
        <table:table-row table:style-name="ro1">
          <table:table-cell office:value-type="float" office:value="2386.5" calcext:value-type="float">
            <text:p>2386,5</text:p>
          </table:table-cell>
          <table:table-cell table:formula="of:=[.A522]-[.A523]" office:value-type="float" office:value="15.75" calcext:value-type="float">
            <text:p>15,75</text:p>
          </table:table-cell>
          <table:table-cell table:formula="of:=([.B522]+128)/256*0.8+0.1" office:value-type="float" office:value="0.54921875" calcext:value-type="float">
            <text:p>0,54921875</text:p>
          </table:table-cell>
          <table:table-cell/>
          <table:table-cell table:formula="of:=[.C527]" office:value-type="float" office:value="0.375375" calcext:value-type="float">
            <text:p>0,375375</text:p>
          </table:table-cell>
          <table:table-cell table:formula="of:=[.C526]" office:value-type="float" office:value="0.453125" calcext:value-type="float">
            <text:p>0,453125</text:p>
          </table:table-cell>
          <table:table-cell table:formula="of:=[.C525]" office:value-type="float" office:value="0.467281250000001" calcext:value-type="float">
            <text:p>0,46728125</text:p>
          </table:table-cell>
          <table:table-cell table:formula="of:=[.C524]" office:value-type="float" office:value="0.4628125" calcext:value-type="float">
            <text:p>0,4628125</text:p>
          </table:table-cell>
          <table:table-cell table:formula="of:=[.C523]" office:value-type="float" office:value="0.52878125" calcext:value-type="float">
            <text:p>0,52878125</text:p>
          </table:table-cell>
          <table:table-cell/>
          <table:table-cell table:formula="of:=[.C522]" office:value-type="float" office:value="0.54921875" calcext:value-type="float">
            <text:p>0,54921875</text:p>
          </table:table-cell>
          <table:table-cell table:number-columns-repeated="3"/>
        </table:table-row>
        <table:table-row table:style-name="ro1">
          <table:table-cell office:value-type="float" office:value="2370.75" calcext:value-type="float">
            <text:p>2370,75</text:p>
          </table:table-cell>
          <table:table-cell table:formula="of:=[.A523]-[.A524]" office:value-type="float" office:value="9.21000000000004" calcext:value-type="float">
            <text:p>9,21</text:p>
          </table:table-cell>
          <table:table-cell table:formula="of:=([.B523]+128)/256*0.8+0.1" office:value-type="float" office:value="0.52878125" calcext:value-type="float">
            <text:p>0,52878125</text:p>
          </table:table-cell>
          <table:table-cell/>
          <table:table-cell table:formula="of:=[.C528]" office:value-type="float" office:value="0.489874999999999" calcext:value-type="float">
            <text:p>0,489875</text:p>
          </table:table-cell>
          <table:table-cell table:formula="of:=[.C527]" office:value-type="float" office:value="0.375375" calcext:value-type="float">
            <text:p>0,375375</text:p>
          </table:table-cell>
          <table:table-cell table:formula="of:=[.C526]" office:value-type="float" office:value="0.453125" calcext:value-type="float">
            <text:p>0,453125</text:p>
          </table:table-cell>
          <table:table-cell table:formula="of:=[.C525]" office:value-type="float" office:value="0.467281250000001" calcext:value-type="float">
            <text:p>0,46728125</text:p>
          </table:table-cell>
          <table:table-cell table:formula="of:=[.C524]" office:value-type="float" office:value="0.4628125" calcext:value-type="float">
            <text:p>0,4628125</text:p>
          </table:table-cell>
          <table:table-cell/>
          <table:table-cell table:formula="of:=[.C523]" office:value-type="float" office:value="0.52878125" calcext:value-type="float">
            <text:p>0,52878125</text:p>
          </table:table-cell>
          <table:table-cell table:number-columns-repeated="3"/>
        </table:table-row>
        <table:table-row table:style-name="ro1">
          <table:table-cell office:value-type="float" office:value="2361.54" calcext:value-type="float">
            <text:p>2361,54</text:p>
          </table:table-cell>
          <table:table-cell table:formula="of:=[.A524]-[.A525]" office:value-type="float" office:value="-11.9000000000001" calcext:value-type="float">
            <text:p>-11,9</text:p>
          </table:table-cell>
          <table:table-cell table:formula="of:=([.B524]+128)/256*0.8+0.1" office:value-type="float" office:value="0.4628125" calcext:value-type="float">
            <text:p>0,4628125</text:p>
          </table:table-cell>
          <table:table-cell table:number-columns-repeated="11"/>
        </table:table-row>
        <table:table-row table:style-name="ro1">
          <table:table-cell office:value-type="float" office:value="2373.44" calcext:value-type="float">
            <text:p>2373,44</text:p>
          </table:table-cell>
          <table:table-cell table:formula="of:=[.A525]-[.A526]" office:value-type="float" office:value="-10.4699999999998" calcext:value-type="float">
            <text:p>-10,47</text:p>
          </table:table-cell>
          <table:table-cell table:formula="of:=([.B525]+128)/256*0.8+0.1" office:value-type="float" office:value="0.467281250000001" calcext:value-type="float">
            <text:p>0,46728125</text:p>
          </table:table-cell>
          <table:table-cell table:number-columns-repeated="11"/>
        </table:table-row>
        <table:table-row table:style-name="ro1">
          <table:table-cell office:value-type="float" office:value="2383.91" calcext:value-type="float">
            <text:p>2383,91</text:p>
          </table:table-cell>
          <table:table-cell table:formula="of:=[.A526]-[.A527]" office:value-type="float" office:value="-15" calcext:value-type="float">
            <text:p>-15</text:p>
          </table:table-cell>
          <table:table-cell table:formula="of:=([.B526]+128)/256*0.8+0.1" office:value-type="float" office:value="0.453125" calcext:value-type="float">
            <text:p>0,453125</text:p>
          </table:table-cell>
          <table:table-cell table:number-columns-repeated="11"/>
        </table:table-row>
        <table:table-row table:style-name="ro1">
          <table:table-cell office:value-type="float" office:value="2398.91" calcext:value-type="float">
            <text:p>2398,91</text:p>
          </table:table-cell>
          <table:table-cell table:formula="of:=[.A527]-[.A528]" office:value-type="float" office:value="-39.8800000000001" calcext:value-type="float">
            <text:p>-39,88</text:p>
          </table:table-cell>
          <table:table-cell table:formula="of:=([.B527]+128)/256*0.8+0.1" office:value-type="float" office:value="0.375375" calcext:value-type="float">
            <text:p>0,375375</text:p>
          </table:table-cell>
          <table:table-cell table:number-columns-repeated="11"/>
        </table:table-row>
        <table:table-row table:style-name="ro1">
          <table:table-cell office:value-type="float" office:value="2438.79" calcext:value-type="float">
            <text:p>2438,79</text:p>
          </table:table-cell>
          <table:table-cell table:formula="of:=[.A528]-[.A529]" office:value-type="float" office:value="-3.24000000000024" calcext:value-type="float">
            <text:p>-3,24</text:p>
          </table:table-cell>
          <table:table-cell table:formula="of:=([.B528]+128)/256*0.8+0.1" office:value-type="float" office:value="0.489874999999999" calcext:value-type="float">
            <text:p>0,489875</text:p>
          </table:table-cell>
          <table:table-cell table:number-columns-repeated="11"/>
        </table:table-row>
        <table:table-row table:style-name="ro1">
          <table:table-cell office:value-type="float" office:value="2442.03" calcext:value-type="float">
            <text:p>2442,03</text:p>
          </table:table-cell>
          <table:table-cell table:number-columns-repeated="13"/>
        </table:table-row>
      </table:table>
      <table:table table:name="Hoja2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3468750000001" calcext:value-type="float">
            <text:p>0,62346875</text:p>
          </table:table-cell>
          <table:table-cell office:value-type="float" office:value="0.461031249999999" calcext:value-type="float">
            <text:p>0,46103125</text:p>
          </table:table-cell>
          <table:table-cell office:value-type="float" office:value="0.579375" calcext:value-type="float">
            <text:p>0,579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146875" calcext:value-type="float">
            <text:p>0,391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3468750000001" calcext:value-type="float">
            <text:p>0,62346875</text:p>
          </table:table-cell>
          <table:table-cell office:value-type="float" office:value="0.461031249999999" calcext:value-type="float">
            <text:p>0,46103125</text:p>
          </table:table-cell>
          <table:table-cell office:value-type="float" office:value="0.579375" calcext:value-type="float">
            <text:p>0,57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3468750000001" calcext:value-type="float">
            <text:p>0,62346875</text:p>
          </table:table-cell>
          <table:table-cell office:value-type="float" office:value="0.461031249999999" calcext:value-type="float">
            <text:p>0,461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3468750000001" calcext:value-type="float">
            <text:p>0,623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959375" calcext:value-type="float">
            <text:p>0,69959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87531250000001" calcext:value-type="float">
            <text:p>0,487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5" calcext:value-type="float">
            <text:p>0,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5" calcext:value-type="float">
            <text:p>0,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5" calcext:value-type="float">
            <text:p>0,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5" calcext:value-type="float">
            <text:p>0,5</text:p>
          </table:table-cell>
          <table:table-cell office:value-type="float" office:value="0.7296875" calcext:value-type="float">
            <text:p>0,7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396875" calcext:value-type="float">
            <text:p>0,633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" calcext:value-type="float">
            <text:p>0,57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6593749999999" calcext:value-type="float">
            <text:p>0,42659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731875" calcext:value-type="float">
            <text:p>0,273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8499999999999" calcext:value-type="float">
            <text:p>0,458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1915625" calcext:value-type="float">
            <text:p>0,519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94375" calcext:value-type="float">
            <text:p>0,40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3437500000001" calcext:value-type="float">
            <text:p>0,60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1656250000001" calcext:value-type="float">
            <text:p>0,401656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7175" calcext:value-type="float">
            <text:p>0,671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5781250000001" calcext:value-type="float">
            <text:p>0,415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0078125" calcext:value-type="float">
            <text:p>0,300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896875" calcext:value-type="float">
            <text:p>0,32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16875" calcext:value-type="float">
            <text:p>0,551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053125" calcext:value-type="float">
            <text:p>0,5305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52437499999999" calcext:value-type="float">
            <text:p>0,552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71875" calcext:value-type="float">
            <text:p>0,288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134375" calcext:value-type="float">
            <text:p>0,561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00625" calcext:value-type="float">
            <text:p>0,48006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7784375" calcext:value-type="float">
            <text:p>0,577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5093749999999" calcext:value-type="float">
            <text:p>0,2050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33968750000001" calcext:value-type="float">
            <text:p>0,433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968749999999" calcext:value-type="float">
            <text:p>0,65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3053125" calcext:value-type="float">
            <text:p>0,830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3125" calcext:value-type="float">
            <text:p>0,55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6321875" calcext:value-type="float">
            <text:p>0,563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9187499999999" calcext:value-type="float">
            <text:p>0,52918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69187500000001" calcext:value-type="float">
            <text:p>0,369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8968750000001" calcext:value-type="float">
            <text:p>0,48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6468749999999" calcext:value-type="float">
            <text:p>0,626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65625" calcext:value-type="float">
            <text:p>0,656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8959375" calcext:value-type="float">
            <text:p>0,489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03125" calcext:value-type="float">
            <text:p>0,5770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1312499999999" calcext:value-type="float">
            <text:p>0,541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93125" calcext:value-type="float">
            <text:p>0,489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178125" calcext:value-type="float">
            <text:p>0,581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9562500000001" calcext:value-type="float">
            <text:p>0,559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0124999999999" calcext:value-type="float">
            <text:p>0,570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03125" calcext:value-type="float">
            <text:p>0,590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2406249999999" calcext:value-type="float">
            <text:p>0,542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468750000001" calcext:value-type="float">
            <text:p>0,560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67124999999999" calcext:value-type="float">
            <text:p>0,467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1749999999999" calcext:value-type="float">
            <text:p>0,491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86906250000001" calcext:value-type="float">
            <text:p>0,486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6875" calcext:value-type="float">
            <text:p>0,60968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29718750000001" calcext:value-type="float">
            <text:p>0,329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9437499999999" calcext:value-type="float">
            <text:p>0,44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84375" calcext:value-type="float">
            <text:p>0,54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843750000001" calcext:value-type="float">
            <text:p>0,53384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3221875" calcext:value-type="float">
            <text:p>0,632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6" calcext:value-type="float">
            <text:p>0,586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82625" calcext:value-type="float">
            <text:p>0,682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296875" calcext:value-type="float">
            <text:p>0,47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5468750000001" calcext:value-type="float">
            <text:p>0,565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725" calcext:value-type="float">
            <text:p>0,517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4559375" calcext:value-type="float">
            <text:p>0,545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8625" calcext:value-type="float">
            <text:p>0,468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7075" calcext:value-type="float">
            <text:p>0,370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3375000000001" calcext:value-type="float">
            <text:p>0,503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751875" calcext:value-type="float">
            <text:p>0,475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659375" calcext:value-type="float">
            <text:p>0,5665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640625" calcext:value-type="float">
            <text:p>0,566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1406249999999" calcext:value-type="float">
            <text:p>0,43140625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float" office:value="0.332187500000001" calcext:value-type="float">
            <text:p>0,33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7343749999999" calcext:value-type="float">
            <text:p>0,5173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60000000000001" calcext:value-type="float">
            <text:p>0,5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978125" calcext:value-type="float">
            <text:p>0,41978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09625" calcext:value-type="float">
            <text:p>0,309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075" calcext:value-type="float">
            <text:p>0,660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2375" calcext:value-type="float">
            <text:p>0,542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91875" calcext:value-type="float">
            <text:p>0,569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8515625" calcext:value-type="float">
            <text:p>0,585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8781250000001" calcext:value-type="float">
            <text:p>0,538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7825" calcext:value-type="float">
            <text:p>0,578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24375" calcext:value-type="float">
            <text:p>0,532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0709375" calcext:value-type="float">
            <text:p>0,607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2499999999999" calcext:value-type="float">
            <text:p>0,42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254375" calcext:value-type="float">
            <text:p>0,625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071875" calcext:value-type="float">
            <text:p>0,500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57968749999999" calcext:value-type="float">
            <text:p>0,457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671875" calcext:value-type="float">
            <text:p>0,636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9434375" calcext:value-type="float">
            <text:p>0,394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21875" calcext:value-type="float">
            <text:p>0,5492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9312500000001" calcext:value-type="float">
            <text:p>0,499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,5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3125" calcext:value-type="float">
            <text:p>0,45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5375" calcext:value-type="float">
            <text:p>0,375375</text:p>
          </table:table-cell>
          <table:table-cell office:value-type="float" office:value="0.453125" calcext:value-type="float">
            <text:p>0,45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467281250000001" calcext:value-type="float">
            <text:p>0,467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9874999999999" calcext:value-type="float">
            <text:p>0,489875</text:p>
          </table:table-cell>
          <table:table-cell office:value-type="float" office:value="0.375375" calcext:value-type="float">
            <text:p>0,375375</text:p>
          </table:table-cell>
          <table:table-cell office:value-type="float" office:value="0.453125" calcext:value-type="float">
            <text:p>0,45312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string" calcext:value-type="string">
            <text:p>)</text:p>
          </table:table-cell>
        </table:table-row>
      </table:table>
      <table:table table:name="Hoja3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(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office:value-type="float" office:value="0.623468750000001" calcext:value-type="float">
            <text:p>0,62346875</text:p>
          </table:table-cell>
          <table:table-cell office:value-type="float" office:value="0.461031249999999" calcext:value-type="float">
            <text:p>0,46103125</text:p>
          </table:table-cell>
          <table:table-cell office:value-type="float" office:value="0.579375" calcext:value-type="float">
            <text:p>0,57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office:value-type="float" office:value="0.623468750000001" calcext:value-type="float">
            <text:p>0,62346875</text:p>
          </table:table-cell>
          <table:table-cell office:value-type="float" office:value="0.461031249999999" calcext:value-type="float">
            <text:p>0,461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959375" calcext:value-type="float">
            <text:p>0,6995937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office:value-type="float" office:value="0.623468750000001" calcext:value-type="float">
            <text:p>0,623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float" office:value="0.39146875" calcext:value-type="float">
            <text:p>0,391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float" office:value="0.416687499999999" calcext:value-type="float">
            <text:p>0,416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office:value-type="float" office:value="0.487531250000001" calcext:value-type="float">
            <text:p>0,48753125</text:p>
          </table:table-cell>
          <table:table-cell office:value-type="float" office:value="0.6233125" calcext:value-type="float">
            <text:p>0,623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396875" calcext:value-type="float">
            <text:p>0,6339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office:value-type="float" office:value="0.487531250000001" calcext:value-type="float">
            <text:p>0,487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7296875" calcext:value-type="float">
            <text:p>0,7296875</text:p>
          </table:table-cell>
          <table:table-cell office:value-type="float" office:value="0.69959375" calcext:value-type="float">
            <text:p>0,699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float" office:value="0.7296875" calcext:value-type="float">
            <text:p>0,7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54596875" calcext:value-type="float">
            <text:p>0,545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6593749999999" calcext:value-type="float">
            <text:p>0,4265937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office:value-type="float" office:value="0.578" calcext:value-type="float">
            <text:p>0,57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float" office:value="0.63396875" calcext:value-type="float">
            <text:p>0,633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float" office:value="0.60528125" calcext:value-type="float">
            <text:p>0,605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office:value-type="float" office:value="0.2731875" calcext:value-type="float">
            <text:p>0,2731875</text:p>
          </table:table-cell>
          <table:table-cell office:value-type="float" office:value="0.4824375" calcext:value-type="float">
            <text:p>0,482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office:value-type="float" office:value="0.2731875" calcext:value-type="float">
            <text:p>0,273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8499999999999" calcext:value-type="float">
            <text:p>0,458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float" office:value="0.426593749999999" calcext:value-type="float">
            <text:p>0,426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float" office:value="0.483031250000001" calcext:value-type="float">
            <text:p>0,483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float" office:value="0.424625" calcext:value-type="float">
            <text:p>0,424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office:value-type="float" office:value="0.51915625" calcext:value-type="float">
            <text:p>0,51915625</text:p>
          </table:table-cell>
          <table:table-cell office:value-type="float" office:value="0.602062499999999" calcext:value-type="float">
            <text:p>0,602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office:value-type="float" office:value="0.51915625" calcext:value-type="float">
            <text:p>0,519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94375" calcext:value-type="float">
            <text:p>0,409437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float" office:value="0.458499999999999" calcext:value-type="float">
            <text:p>0,458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float" office:value="0.370875000000001" calcext:value-type="float">
            <text:p>0,370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float" office:value="0.617156249999999" calcext:value-type="float">
            <text:p>0,617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office:value-type="float" office:value="0.603437500000001" calcext:value-type="float">
            <text:p>0,6034375</text:p>
          </table:table-cell>
          <table:table-cell office:value-type="float" office:value="0.550624999999999" calcext:value-type="float">
            <text:p>0,55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1656250000001" calcext:value-type="float">
            <text:p>0,4016562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office:value-type="float" office:value="0.603437500000001" calcext:value-type="float">
            <text:p>0,60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float" office:value="0.4094375" calcext:value-type="float">
            <text:p>0,409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float" office:value="0.438062499999999" calcext:value-type="float">
            <text:p>0,438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office:value-type="float" office:value="0.67175" calcext:value-type="float">
            <text:p>0,67175</text:p>
          </table:table-cell>
          <table:table-cell office:value-type="float" office:value="0.556218749999999" calcext:value-type="float">
            <text:p>0,556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office:value-type="float" office:value="0.67175" calcext:value-type="float">
            <text:p>0,671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5781250000001" calcext:value-type="float">
            <text:p>0,4157812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float" office:value="0.401656250000001" calcext:value-type="float">
            <text:p>0,4016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float" office:value="0.485312500000001" calcext:value-type="float">
            <text:p>0,48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float" office:value="0.431781249999999" calcext:value-type="float">
            <text:p>0,431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office:value-type="float" office:value="0.30078125" calcext:value-type="float">
            <text:p>0,30078125</text:p>
          </table:table-cell>
          <table:table-cell office:value-type="float" office:value="0.32059375" calcext:value-type="float">
            <text:p>0,320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office:value-type="float" office:value="0.30078125" calcext:value-type="float">
            <text:p>0,300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896875" calcext:value-type="float">
            <text:p>0,3289687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float" office:value="0.415781250000001" calcext:value-type="float">
            <text:p>0,415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float" office:value="0.4221875" calcext:value-type="float">
            <text:p>0,42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003125" calcext:value-type="float">
            <text:p>0,390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office:value-type="float" office:value="0.5516875" calcext:value-type="float">
            <text:p>0,5516875</text:p>
          </table:table-cell>
          <table:table-cell office:value-type="float" office:value="0.578" calcext:value-type="float">
            <text:p>0,57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office:value-type="float" office:value="0.5516875" calcext:value-type="float">
            <text:p>0,551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053125" calcext:value-type="float">
            <text:p>0,5305312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float" office:value="0.32896875" calcext:value-type="float">
            <text:p>0,328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float" office:value="0.61215625" calcext:value-type="float">
            <text:p>0,612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float" office:value="0.6048125" calcext:value-type="float">
            <text:p>0,604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office:value-type="float" office:value="0.552437499999999" calcext:value-type="float">
            <text:p>0,5524375</text:p>
          </table:table-cell>
          <table:table-cell office:value-type="float" office:value="0.700187500000001" calcext:value-type="float">
            <text:p>0,700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office:value-type="float" office:value="0.552437499999999" calcext:value-type="float">
            <text:p>0,552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71875" calcext:value-type="float">
            <text:p>0,2887187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float" office:value="0.53053125" calcext:value-type="float">
            <text:p>0,530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float" office:value="0.45653125" calcext:value-type="float">
            <text:p>0,456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float" office:value="0.386749999999999" calcext:value-type="float">
            <text:p>0,386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office:value-type="float" office:value="0.56134375" calcext:value-type="float">
            <text:p>0,56134375</text:p>
          </table:table-cell>
          <table:table-cell office:value-type="float" office:value="0.47715625" calcext:value-type="float">
            <text:p>0,477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00625" calcext:value-type="float">
            <text:p>0,480062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office:value-type="float" office:value="0.56134375" calcext:value-type="float">
            <text:p>0,561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float" office:value="0.28871875" calcext:value-type="float">
            <text:p>0,288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float" office:value="0.42240625" calcext:value-type="float">
            <text:p>0,422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office:value-type="float" office:value="0.57784375" calcext:value-type="float">
            <text:p>0,57784375</text:p>
          </table:table-cell>
          <table:table-cell office:value-type="float" office:value="0.3966875" calcext:value-type="float">
            <text:p>0,396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office:value-type="float" office:value="0.57784375" calcext:value-type="float">
            <text:p>0,577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5093749999999" calcext:value-type="float">
            <text:p>0,2050937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float" office:value="0.4800625" calcext:value-type="float">
            <text:p>0,480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float" office:value="0.42996875" calcext:value-type="float">
            <text:p>0,429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float" office:value="0.652187500000001" calcext:value-type="float">
            <text:p>0,65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office:value-type="float" office:value="0.433968750000001" calcext:value-type="float">
            <text:p>0,43396875</text:p>
          </table:table-cell>
          <table:table-cell office:value-type="float" office:value="0.542718749999999" calcext:value-type="float">
            <text:p>0,542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office:value-type="float" office:value="0.433968750000001" calcext:value-type="float">
            <text:p>0,433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968749999999" calcext:value-type="float">
            <text:p>0,6529687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float" office:value="0.205093749999999" calcext:value-type="float">
            <text:p>0,205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float" office:value="0.3655" calcext:value-type="float">
            <text:p>0,365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float" office:value="0.63834375" calcext:value-type="float">
            <text:p>0,638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office:value-type="float" office:value="0.83053125" calcext:value-type="float">
            <text:p>0,83053125</text:p>
          </table:table-cell>
          <table:table-cell office:value-type="float" office:value="0.455843750000001" calcext:value-type="float">
            <text:p>0,455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3125" calcext:value-type="float">
            <text:p>0,55312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office:value-type="float" office:value="0.83053125" calcext:value-type="float">
            <text:p>0,830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float" office:value="0.652968749999999" calcext:value-type="float">
            <text:p>0,65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float" office:value="0.582656249999999" calcext:value-type="float">
            <text:p>0,5826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office:value-type="float" office:value="0.56321875" calcext:value-type="float">
            <text:p>0,56321875</text:p>
          </table:table-cell>
          <table:table-cell office:value-type="float" office:value="0.574531250000001" calcext:value-type="float">
            <text:p>0,574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office:value-type="float" office:value="0.56321875" calcext:value-type="float">
            <text:p>0,563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9187499999999" calcext:value-type="float">
            <text:p>0,529187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float" office:value="0.553125" calcext:value-type="float">
            <text:p>0,5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float" office:value="0.589031249999999" calcext:value-type="float">
            <text:p>0,589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float" office:value="0.4801875" calcext:value-type="float">
            <text:p>0,480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office:value-type="float" office:value="0.369187500000001" calcext:value-type="float">
            <text:p>0,3691875</text:p>
          </table:table-cell>
          <table:table-cell office:value-type="float" office:value="0.595375" calcext:value-type="float">
            <text:p>0,595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8968750000001" calcext:value-type="float">
            <text:p>0,4889687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office:value-type="float" office:value="0.369187500000001" calcext:value-type="float">
            <text:p>0,369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float" office:value="0.529187499999999" calcext:value-type="float">
            <text:p>0,529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float" office:value="0.6219375" calcext:value-type="float">
            <text:p>0,621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office:value-type="float" office:value="0.626468749999999" calcext:value-type="float">
            <text:p>0,62646875</text:p>
          </table:table-cell>
          <table:table-cell office:value-type="float" office:value="0.512406250000001" calcext:value-type="float">
            <text:p>0,512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office:value-type="float" office:value="0.626468749999999" calcext:value-type="float">
            <text:p>0,626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65625" calcext:value-type="float">
            <text:p>0,656562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float" office:value="0.488968750000001" calcext:value-type="float">
            <text:p>0,488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float" office:value="0.533499999999999" calcext:value-type="float">
            <text:p>0,533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float" office:value="0.499625" calcext:value-type="float">
            <text:p>0,499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office:value-type="float" office:value="0.48959375" calcext:value-type="float">
            <text:p>0,48959375</text:p>
          </table:table-cell>
          <table:table-cell office:value-type="float" office:value="0.50409375" calcext:value-type="float">
            <text:p>0,504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03125" calcext:value-type="float">
            <text:p>0,5770312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office:value-type="float" office:value="0.48959375" calcext:value-type="float">
            <text:p>0,489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float" office:value="0.6565625" calcext:value-type="float">
            <text:p>0,656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float" office:value="0.5534375" calcext:value-type="float">
            <text:p>0,55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office:value-type="float" office:value="0.541312499999999" calcext:value-type="float">
            <text:p>0,5413125</text:p>
          </table:table-cell>
          <table:table-cell office:value-type="float" office:value="0.578625000000001" calcext:value-type="float">
            <text:p>0,578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office:value-type="float" office:value="0.541312499999999" calcext:value-type="float">
            <text:p>0,541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93125" calcext:value-type="float">
            <text:p>0,489312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float" office:value="0.57703125" calcext:value-type="float">
            <text:p>0,577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float" office:value="0.54434375" calcext:value-type="float">
            <text:p>0,544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float" office:value="0.577624999999999" calcext:value-type="float">
            <text:p>0,577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office:value-type="float" office:value="0.58178125" calcext:value-type="float">
            <text:p>0,58178125</text:p>
          </table:table-cell>
          <table:table-cell office:value-type="float" office:value="0.483312500000001" calcext:value-type="float">
            <text:p>0,483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office:value-type="float" office:value="0.58178125" calcext:value-type="float">
            <text:p>0,581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9562500000001" calcext:value-type="float">
            <text:p>0,559562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893125" calcext:value-type="float">
            <text:p>0,489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float" office:value="0.4375" calcext:value-type="float">
            <text:p>0,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float" office:value="0.502" calcext:value-type="float">
            <text:p>0,50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office:value-type="float" office:value="0.570124999999999" calcext:value-type="float">
            <text:p>0,570125</text:p>
          </table:table-cell>
          <table:table-cell office:value-type="float" office:value="0.577312500000001" calcext:value-type="float">
            <text:p>0,577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03125" calcext:value-type="float">
            <text:p>0,590312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office:value-type="float" office:value="0.570124999999999" calcext:value-type="float">
            <text:p>0,570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float" office:value="0.559562500000001" calcext:value-type="float">
            <text:p>0,559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float" office:value="0.490968749999999" calcext:value-type="float">
            <text:p>0,490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office:value-type="float" office:value="0.542406249999999" calcext:value-type="float">
            <text:p>0,54240625</text:p>
          </table:table-cell>
          <table:table-cell office:value-type="float" office:value="0.587875000000001" calcext:value-type="float">
            <text:p>0,587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office:value-type="float" office:value="0.542406249999999" calcext:value-type="float">
            <text:p>0,542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468750000001" calcext:value-type="float">
            <text:p>0,5604687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float" office:value="0.5903125" calcext:value-type="float">
            <text:p>0,59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float" office:value="0.467343750000001" calcext:value-type="float">
            <text:p>0,467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float" office:value="0.549749999999999" calcext:value-type="float">
            <text:p>0,549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office:value-type="float" office:value="0.467124999999999" calcext:value-type="float">
            <text:p>0,467125</text:p>
          </table:table-cell>
          <table:table-cell office:value-type="float" office:value="0.540812500000001" calcext:value-type="float">
            <text:p>0,540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1749999999999" calcext:value-type="float">
            <text:p>0,4917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office:value-type="float" office:value="0.467124999999999" calcext:value-type="float">
            <text:p>0,467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float" office:value="0.560468750000001" calcext:value-type="float">
            <text:p>0,560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float" office:value="0.4325625" calcext:value-type="float">
            <text:p>0,432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office:value-type="float" office:value="0.486906250000001" calcext:value-type="float">
            <text:p>0,48690625</text:p>
          </table:table-cell>
          <table:table-cell office:value-type="float" office:value="0.558468749999999" calcext:value-type="float">
            <text:p>0,558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6875" calcext:value-type="float">
            <text:p>0,609687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office:value-type="float" office:value="0.486906250000001" calcext:value-type="float">
            <text:p>0,486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float" office:value="0.491749999999999" calcext:value-type="float">
            <text:p>0,491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float" office:value="0.548593750000001" calcext:value-type="float">
            <text:p>0,548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office:value-type="float" office:value="0.329718750000001" calcext:value-type="float">
            <text:p>0,32971875</text:p>
          </table:table-cell>
          <table:table-cell office:value-type="float" office:value="0.35571875" calcext:value-type="float">
            <text:p>0,355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office:value-type="float" office:value="0.329718750000001" calcext:value-type="float">
            <text:p>0,329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9437499999999" calcext:value-type="float">
            <text:p>0,449437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096875" calcext:value-type="float">
            <text:p>0,60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float" office:value="0.552" calcext:value-type="float">
            <text:p>0,55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float" office:value="0.554625" calcext:value-type="float">
            <text:p>0,554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office:value-type="float" office:value="0.5484375" calcext:value-type="float">
            <text:p>0,5484375</text:p>
          </table:table-cell>
          <table:table-cell office:value-type="float" office:value="0.51609375" calcext:value-type="float">
            <text:p>0,516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843750000001" calcext:value-type="float">
            <text:p>0,5338437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office:value-type="float" office:value="0.5484375" calcext:value-type="float">
            <text:p>0,54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float" office:value="0.449437499999999" calcext:value-type="float">
            <text:p>0,449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float" office:value="0.50575" calcext:value-type="float">
            <text:p>0,505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office:value-type="float" office:value="0.63221875" calcext:value-type="float">
            <text:p>0,63221875</text:p>
          </table:table-cell>
          <table:table-cell office:value-type="float" office:value="0.5175" calcext:value-type="float">
            <text:p>0,51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6" calcext:value-type="float">
            <text:p>0,586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office:value-type="float" office:value="0.63221875" calcext:value-type="float">
            <text:p>0,632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float" office:value="0.533843750000001" calcext:value-type="float">
            <text:p>0,533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float" office:value="0.4563125" calcext:value-type="float">
            <text:p>0,456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office:value-type="float" office:value="0.682625" calcext:value-type="float">
            <text:p>0,682625</text:p>
          </table:table-cell>
          <table:table-cell office:value-type="float" office:value="0.587249999999999" calcext:value-type="float">
            <text:p>0,587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office:value-type="float" office:value="0.682625" calcext:value-type="float">
            <text:p>0,682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296875" calcext:value-type="float">
            <text:p>0,4729687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float" office:value="0.586" calcext:value-type="float">
            <text:p>0,58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float" office:value="0.536312500000001" calcext:value-type="float">
            <text:p>0,536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float" office:value="0.4721875" calcext:value-type="float">
            <text:p>0,47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office:value-type="float" office:value="0.565468750000001" calcext:value-type="float">
            <text:p>0,56546875</text:p>
          </table:table-cell>
          <table:table-cell office:value-type="float" office:value="0.516374999999999" calcext:value-type="float">
            <text:p>0,516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office:value-type="float" office:value="0.565468750000001" calcext:value-type="float">
            <text:p>0,565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725" calcext:value-type="float">
            <text:p>0,5172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float" office:value="0.47296875" calcext:value-type="float">
            <text:p>0,47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float" office:value="0.521312500000001" calcext:value-type="float">
            <text:p>0,521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float" office:value="0.424031249999999" calcext:value-type="float">
            <text:p>0,424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office:value-type="float" office:value="0.54559375" calcext:value-type="float">
            <text:p>0,54559375</text:p>
          </table:table-cell>
          <table:table-cell office:value-type="float" office:value="0.432968750000001" calcext:value-type="float">
            <text:p>0,432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8625" calcext:value-type="float">
            <text:p>0,46862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office:value-type="float" office:value="0.54559375" calcext:value-type="float">
            <text:p>0,545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.51725" calcext:value-type="float">
            <text:p>0,517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float" office:value="0.48325" calcext:value-type="float">
            <text:p>0,483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office:value-type="float" office:value="0.37075" calcext:value-type="float">
            <text:p>0,37075</text:p>
          </table:table-cell>
          <table:table-cell office:value-type="float" office:value="0.41753125" calcext:value-type="float">
            <text:p>0,4175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office:value-type="float" office:value="0.37075" calcext:value-type="float">
            <text:p>0,370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3375000000001" calcext:value-type="float">
            <text:p>0,50337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float" office:value="0.468625" calcext:value-type="float">
            <text:p>0,468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float" office:value="0.44596875" calcext:value-type="float">
            <text:p>0,445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float" office:value="0.560843749999999" calcext:value-type="float">
            <text:p>0,560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office:value-type="float" office:value="0.4751875" calcext:value-type="float">
            <text:p>0,4751875</text:p>
          </table:table-cell>
          <table:table-cell office:value-type="float" office:value="0.443625" calcext:value-type="float">
            <text:p>0,443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office:value-type="float" office:value="0.4751875" calcext:value-type="float">
            <text:p>0,475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659375" calcext:value-type="float">
            <text:p>0,5665937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float" office:value="0.503375000000001" calcext:value-type="float">
            <text:p>0,503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float" office:value="0.372812499999999" calcext:value-type="float">
            <text:p>0,37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float" office:value="0.449375000000001" calcext:value-type="float">
            <text:p>0,44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office:value-type="float" office:value="0.56640625" calcext:value-type="float">
            <text:p>0,56640625</text:p>
          </table:table-cell>
          <table:table-cell office:value-type="float" office:value="0.5421875" calcext:value-type="float">
            <text:p>0,54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office:value-type="float" office:value="0.56640625" calcext:value-type="float">
            <text:p>0,566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1406249999999" calcext:value-type="float">
            <text:p>0,4314062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float" office:value="0.56659375" calcext:value-type="float">
            <text:p>0,566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float" office:value="0.51209375" calcext:value-type="float">
            <text:p>0,512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float" office:value="0.41515625" calcext:value-type="float">
            <text:p>0,415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7343749999999" calcext:value-type="float">
            <text:p>0,5173437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office:value-type="float" office:value="0.332187500000001" calcext:value-type="float">
            <text:p>0,3321875</text:p>
          </table:table-cell>
          <table:table-cell office:value-type="float" office:value="0.4854375" calcext:value-type="float">
            <text:p>0,485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office:value-type="float" office:value="0.332187500000001" calcext:value-type="float">
            <text:p>0,33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float" office:value="0.431406249999999" calcext:value-type="float">
            <text:p>0,4314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0.56971875" calcext:value-type="float">
            <text:p>0,569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978125" calcext:value-type="float">
            <text:p>0,4197812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office:value-type="float" office:value="0.560000000000001" calcext:value-type="float">
            <text:p>0,5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517343749999999" calcext:value-type="float">
            <text:p>0,517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float" office:value="0.54921875" calcext:value-type="float">
            <text:p>0,549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office:value-type="float" office:value="0.309625" calcext:value-type="float">
            <text:p>0,309625</text:p>
          </table:table-cell>
          <table:table-cell office:value-type="float" office:value="0.527375000000001" calcext:value-type="float">
            <text:p>0,527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office:value-type="float" office:value="0.309625" calcext:value-type="float">
            <text:p>0,309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075" calcext:value-type="float">
            <text:p>0,6607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float" office:value="0.41978125" calcext:value-type="float">
            <text:p>0,419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float" office:value="0.38090625" calcext:value-type="float">
            <text:p>0,380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float" office:value="0.41725" calcext:value-type="float">
            <text:p>0,417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office:value-type="float" office:value="0.542375" calcext:value-type="float">
            <text:p>0,542375</text:p>
          </table:table-cell>
          <table:table-cell office:value-type="float" office:value="0.509031250000001" calcext:value-type="float">
            <text:p>0,509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office:value-type="float" office:value="0.542375" calcext:value-type="float">
            <text:p>0,542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91875" calcext:value-type="float">
            <text:p>0,569187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float" office:value="0.66075" calcext:value-type="float">
            <text:p>0,660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float" office:value="0.426343749999999" calcext:value-type="float">
            <text:p>0,426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float" office:value="0.5464375" calcext:value-type="float">
            <text:p>0,546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office:value-type="float" office:value="0.58515625" calcext:value-type="float">
            <text:p>0,58515625</text:p>
          </table:table-cell>
          <table:table-cell office:value-type="float" office:value="0.58103125" calcext:value-type="float">
            <text:p>0,5810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office:value-type="float" office:value="0.58515625" calcext:value-type="float">
            <text:p>0,585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8781250000001" calcext:value-type="float">
            <text:p>0,5387812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float" office:value="0.5691875" calcext:value-type="float">
            <text:p>0,569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float" office:value="0.42990625" calcext:value-type="float">
            <text:p>0,429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float" office:value="0.533812500000001" calcext:value-type="float">
            <text:p>0,533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office:value-type="float" office:value="0.57825" calcext:value-type="float">
            <text:p>0,57825</text:p>
          </table:table-cell>
          <table:table-cell office:value-type="float" office:value="0.603281249999999" calcext:value-type="float">
            <text:p>0,603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office:value-type="float" office:value="0.57825" calcext:value-type="float">
            <text:p>0,578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24375" calcext:value-type="float">
            <text:p>0,532437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float" office:value="0.538781250000001" calcext:value-type="float">
            <text:p>0,5387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float" office:value="0.48490625" calcext:value-type="float">
            <text:p>0,4849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float" office:value="0.465062499999999" calcext:value-type="float">
            <text:p>0,4650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office:value-type="float" office:value="0.60709375" calcext:value-type="float">
            <text:p>0,60709375</text:p>
          </table:table-cell>
          <table:table-cell office:value-type="float" office:value="0.533687500000001" calcext:value-type="float">
            <text:p>0,533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2499999999999" calcext:value-type="float">
            <text:p>0,422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office:value-type="float" office:value="0.60709375" calcext:value-type="float">
            <text:p>0,6070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float" office:value="0.5324375" calcext:value-type="float">
            <text:p>0,532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float" office:value="0.548281249999999" calcext:value-type="float">
            <text:p>0,54828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office:value-type="float" office:value="0.6254375" calcext:value-type="float">
            <text:p>0,6254375</text:p>
          </table:table-cell>
          <table:table-cell office:value-type="float" office:value="0.5416875" calcext:value-type="float">
            <text:p>0,541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office:value-type="float" office:value="0.6254375" calcext:value-type="float">
            <text:p>0,625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071875" calcext:value-type="float">
            <text:p>0,5007187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float" office:value="0.422499999999999" calcext:value-type="float">
            <text:p>0,42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float" office:value="0.4513125" calcext:value-type="float">
            <text:p>0,451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float" office:value="0.6119375" calcext:value-type="float">
            <text:p>0,611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office:value-type="float" office:value="0.457968749999999" calcext:value-type="float">
            <text:p>0,45796875</text:p>
          </table:table-cell>
          <table:table-cell office:value-type="float" office:value="0.529625" calcext:value-type="float">
            <text:p>0,529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office:value-type="float" office:value="0.457968749999999" calcext:value-type="float">
            <text:p>0,4579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671875" calcext:value-type="float">
            <text:p>0,6367187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float" office:value="0.50071875" calcext:value-type="float">
            <text:p>0,500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float" office:value="0.508187500000001" calcext:value-type="float">
            <text:p>0,508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float" office:value="0.522468749999999" calcext:value-type="float">
            <text:p>0,52246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office:value-type="float" office:value="0.39434375" calcext:value-type="float">
            <text:p>0,39434375</text:p>
          </table:table-cell>
          <table:table-cell office:value-type="float" office:value="0.398218750000001" calcext:value-type="float">
            <text:p>0,398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office:value-type="float" office:value="0.39434375" calcext:value-type="float">
            <text:p>0,3943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float" office:value="0.63671875" calcext:value-type="float">
            <text:p>0,6367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float" office:value="0.60915625" calcext:value-type="float">
            <text:p>0,60915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float" office:value="0.44159375" calcext:value-type="float">
            <text:p>0,44159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499312500000001" calcext:value-type="float">
            <text:p>0,4993125</text:p>
          </table:table-cell>
          <table:table-cell office:value-type="float" office:value="0.48384375" calcext:value-type="float">
            <text:p>0,48384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3125" calcext:value-type="float">
            <text:p>0,453125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office:value-type="float" office:value="0.499312500000001" calcext:value-type="float">
            <text:p>0,49931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5375" calcext:value-type="float">
            <text:p>0,375375</text:p>
          </table:table-cell>
          <table:table-cell office:value-type="float" office:value="0.453125" calcext:value-type="float">
            <text:p>0,453125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float" office:value="0.54921875" calcext:value-type="float">
            <text:p>0,54921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9874999999999" calcext:value-type="float">
            <text:p>0,489875</text:p>
          </table:table-cell>
          <table:table-cell office:value-type="float" office:value="0.375375" calcext:value-type="float">
            <text:p>0,375375</text:p>
          </table:table-cell>
          <table:table-cell office:value-type="float" office:value="0.453125" calcext:value-type="float">
            <text:p>0,453125</text:p>
          </table:table-cell>
          <table:table-cell office:value-type="float" office:value="0.467281250000001" calcext:value-type="float">
            <text:p>0,46728125</text:p>
          </table:table-cell>
          <table:table-cell office:value-type="float" office:value="0.4628125" calcext:value-type="float">
            <text:p>0,4628125</text:p>
          </table:table-cell>
          <table:table-cell office:value-type="float" office:value="0.52878125" calcext:value-type="float">
            <text:p>0,52878125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13:08:20.576526497</dc:date>
    <dc:creator>Camilo Cubillos</dc:creator>
    <meta:editing-duration>PT15H38M5S</meta:editing-duration>
    <meta:editing-cycles>5</meta:editing-cycles>
    <meta:generator>LibreOffice/4.4.6.3$Linux_X86_64 LibreOffice_project/40m0$Build-3</meta:generator>
    <meta:document-statistic meta:table-count="3" meta:cell-count="8774" meta:object-count="0"/>
  </office:meta>
</office:document-meta>
</file>